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8.682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3.179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52.6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weets_south_america_dengue_09-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entiment</text:p>
          </table:table-cell>
          <table:table-cell office:value-type="string" calcext:value-type="string">
            <text:p>engTex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01573058041549E+017" calcext:value-type="float">
            <text:p>801573058041549000</text:p>
          </table:table-cell>
          <table:table-cell office:value-type="string" calcext:value-type="string">
            <text:p>2016-11-24 00:48:04</text:p>
          </table:table-cell>
          <table:table-cell office:value-type="string" calcext:value-type="string">
            <text:p>Sabará, Brasil</text:p>
          </table:table-cell>
          <table:table-cell office:value-type="float" office:value="-19.8900371" calcext:value-type="float">
            <text:p>-19.8900371</text:p>
          </table:table-cell>
          <table:table-cell office:value-type="float" office:value="-43.8107915" calcext:value-type="float">
            <text:p>-43.81079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o listen to @radioitatiaia and not listen to @pequetitoglobo on the radio globe will catch dengue tomorrow !!!!!!</text:p>
          </table:table-cell>
          <table:table-cell office:value-type="string" calcext:value-type="string">
            <text:p>Quem ouvir a @radioitatiaia e não ouvir o @pequetitoglobo na rádio globo vai pegar dengue amanhã!!!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.01567751370326E+017" calcext:value-type="float">
            <text:p>801567751370326000</text:p>
          </table:table-cell>
          <table:table-cell office:value-type="string" calcext:value-type="string">
            <text:p>2016-11-24 00:26:5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tropicalalien_ That's good! Mto rather than dengue ha ha ha have a little garlic juice lemon and honey + ginger that jajá ce is good</text:p>
          </table:table-cell>
          <table:table-cell office:value-type="string" calcext:value-type="string">
            <text:p>@tropicalalien_ ai que bom! mto melhor que dengue né hahah toma um chazinho de alho limão e mel + gengibre que jajá ce fica b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01563702717772E+017" calcext:value-type="float">
            <text:p>801563702717772000</text:p>
          </table:table-cell>
          <table:table-cell office:value-type="string" calcext:value-type="string">
            <text:p>2016-11-24 00:10:5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ortant talk about Dengue in the Salon Heraldo Peragallo for students of 5th year of the ... https: // www. instagram.com/p/BNK61UCjToK/</text:p>
          </table:table-cell>
          <table:table-cell office:value-type="string" calcext:value-type="string">
            <text:p>Importante charla sobre <text:s/>Dengue <text:s/>en el Salon Heraldo Peragallo para alumnos de 5to años de las… https://www. instagram.com/p/BNK61UCjToK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01560940600848E+017" calcext:value-type="float">
            <text:p>801560940600848000</text:p>
          </table:table-cell>
          <table:table-cell office:value-type="string" calcext:value-type="string">
            <text:p>2016-11-23 23:59:55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LellysSilva suspected of dengue chronic sinusitis + crises</text:p>
          </table:table-cell>
          <table:table-cell office:value-type="string" calcext:value-type="string">
            <text:p>@LellysSilva suspeita de dengue <text:s/>sinusite crônica + cris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.01559189990625E+017" calcext:value-type="float">
            <text:p>801559189990625000</text:p>
          </table:table-cell>
          <table:table-cell office:value-type="string" calcext:value-type="string">
            <text:p>2016-11-23 23:52:57</text:p>
          </table:table-cell>
          <table:table-cell office:value-type="string" calcext:value-type="string">
            <text:p>Taboão da Serra, Brasil</text:p>
          </table:table-cell>
          <table:table-cell office:value-type="float" office:value="-23.6121911" calcext:value-type="float">
            <text:p>-23.6121911</text:p>
          </table:table-cell>
          <table:table-cell office:value-type="float" office:value="-46.7790538" calcext:value-type="float">
            <text:p>-46.77905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InacioBiel @gabscorreiaa_ @Gaby_Menndesmanoeu with the glass stopped she keeps speeding up saying q standing water attracts dengue looks the level</text:p>
          </table:table-cell>
          <table:table-cell office:value-type="string" calcext:value-type="string">
            <text:p>@InacioBiel @gabscorreiaa_ @Gaby_Menndesmanoeu to com o copo parado ela fica me acelerando dizendo q água parada atrai dengue olha o nív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.01557867635446E+017" calcext:value-type="float">
            <text:p>801557867635446000</text:p>
          </table:table-cell>
          <table:table-cell office:value-type="string" calcext:value-type="string">
            <text:p>2016-11-23 23:47:42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terday at the Murialdo Youth and Health Institute they organized a talk about dengue prevention @dievalen @carac_maria @ Municipalidad3F pic.twitter.com/5ciZTMHnCD</text:p>
          </table:table-cell>
          <table:table-cell office:value-type="string" calcext:value-type="string">
            <text:p>Ayer en el Instituto Murialdo Juventud y Salud articularon una charla sobre prevención del dengue @dievalen @carac_maria @Municipalidad3F pic.twitter.com/5ciZTMHnC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.01557546746204E+017" calcext:value-type="float">
            <text:p>801557546746204000</text:p>
          </table:table-cell>
          <table:table-cell office:value-type="string" calcext:value-type="string">
            <text:p>2016-11-23 23:46:2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c Health reports great decrease in recent weeks of Zika and Dengue http: // curiosodigital.com.do/salud/item/409 87-health-publish-reports-great-down-on-last-weeks-of-zika-y -dengue # .WDYcNNddWDU.twitter ... pic.twitter.com/L6VjKYhogT</text:p>
          </table:table-cell>
          <table:table-cell office:value-type="string" calcext:value-type="string">
            <text:p>Salud Pública reporta gran descenso en últimas semanas de Zika y Dengue http:// curiosodigital.com.do/salud/item/409 87-salud-publica-reporta-gran-descenso-en-ultimas-semanas-de-zika-y-dengue#.WDYcNNddWDU.twitter … pic.twitter.com/L6VjKYhog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.01557260845666E+017" calcext:value-type="float">
            <text:p>801557260845666000</text:p>
          </table:table-cell>
          <table:table-cell office:value-type="string" calcext:value-type="string">
            <text:p>2016-11-23 23:45:17</text:p>
          </table:table-cell>
          <table:table-cell office:value-type="string" calcext:value-type="string">
            <text:p>Alto Parana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4.8333329" calcext:value-type="float">
            <text:p>-54.8333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vaccine is already there ... And guess what !!!</text:p>
          </table:table-cell>
          <table:table-cell office:value-type="string" calcext:value-type="string">
            <text:p>Vacuna contra el dengue ya hay... Y adivinen que!!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.01530450317611E+017" calcext:value-type="float">
            <text:p>801530450317611000</text:p>
          </table:table-cell>
          <table:table-cell office:value-type="string" calcext:value-type="string">
            <text:p>2016-11-23 21:58:45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have trauma of hemorrhagic dengue fever and agglutination that I see I'm already nervous</text:p>
          </table:table-cell>
          <table:table-cell office:value-type="string" calcext:value-type="string">
            <text:p>eu tenho trauma da dengue hemorragica e agr qlqr picada que vejo ja fico nervos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.01528279576547E+017" calcext:value-type="float">
            <text:p>801528279576547000</text:p>
          </table:table-cell>
          <table:table-cell office:value-type="string" calcext:value-type="string">
            <text:p>2016-11-23 21:50:08</text:p>
          </table:table-cell>
          <table:table-cell office:value-type="string" calcext:value-type="string">
            <text:p>Palmas, Brazil</text:p>
          </table:table-cell>
          <table:table-cell office:value-type="float" office:value="-10.1835603" calcext:value-type="float">
            <text:p>-10.1835603</text:p>
          </table:table-cell>
          <table:table-cell office:value-type="float" office:value="-48.3337792" calcext:value-type="float">
            <text:p>-48.33377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aying for this terrible malaise not to be dengue.</text:p>
          </table:table-cell>
          <table:table-cell office:value-type="string" calcext:value-type="string">
            <text:p>Orando pra esse mal-estar terrível não ser dengue 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.01513695180456E+017" calcext:value-type="float">
            <text:p>801513695180456000</text:p>
          </table:table-cell>
          <table:table-cell office:value-type="string" calcext:value-type="string">
            <text:p>2016-11-23 20:52:10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at I catch the dengue nomas .. https: // twitter.com/caceres106/sta tus / 801513147702116355 ...</text:p>
          </table:table-cell>
          <table:table-cell office:value-type="string" calcext:value-type="string">
            <text:p>Que me agarre nomas el dengue .. https:// twitter.com/caceres106/sta tus/801513147702116355 …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.01508501327647E+017" calcext:value-type="float">
            <text:p>801508501327647000</text:p>
          </table:table-cell>
          <table:table-cell office:value-type="string" calcext:value-type="string">
            <text:p>2016-11-23 20:31:32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UltimaHoracom those 1.100 million for 541 vaccinations of 3 docis against dengue or for about 2,200,000 breakfasts for children</text:p>
          </table:table-cell>
          <table:table-cell office:value-type="string" calcext:value-type="string">
            <text:p>@UltimaHoracom esos 1.100 millones alcansan para 541 vacunas de 3 docis c/u contra el dengue o para unos 2.200.000 desayunos para niño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.01500726228722E+017" calcext:value-type="float">
            <text:p>801500726228722000</text:p>
          </table:table-cell>
          <table:table-cell office:value-type="string" calcext:value-type="string">
            <text:p>2016-11-23 20:00:38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fever kills 20 in Burkina Faso http: // www. Bbc.co.uk/news/world-afr ica-38078754 ...</text:p>
          </table:table-cell>
          <table:table-cell office:value-type="string" calcext:value-type="string">
            <text:p>Dengue fever kills 20 in Burkina Faso http://www. bbc.co.uk/news/world-afr ica-38078754 …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.01486192633999E+017" calcext:value-type="float">
            <text:p>801486192633999000</text:p>
          </table:table-cell>
          <table:table-cell office:value-type="string" calcext:value-type="string">
            <text:p>2016-11-23 19:02:53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http: // www. drbrun.xpg.uol.com.br/dengue.htm</text:p>
          </table:table-cell>
          <table:table-cell office:value-type="string" calcext:value-type="string">
            <text:p>DENGUE http://www. drbrun.xpg.uol.com.br/dengue.ht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.01482511721304E+017" calcext:value-type="float">
            <text:p>801482511721304000</text:p>
          </table:table-cell>
          <table:table-cell office:value-type="string" calcext:value-type="string">
            <text:p>2016-11-23 18:48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ngue here</text:p>
          </table:table-cell>
          <table:table-cell office:value-type="string" calcext:value-type="string">
            <text:p>Dengue aqu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.01480023391748E+017" calcext:value-type="float">
            <text:p>801480023391748000</text:p>
          </table:table-cell>
          <table:table-cell office:value-type="string" calcext:value-type="string">
            <text:p>2016-11-23 18:38:23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arreseCesar @lanusmunicipio @Nestorgrindetti Within the #Dengue prevention plan they can lift the trash of Lacarra 750 and the roads</text:p>
          </table:table-cell>
          <table:table-cell office:value-type="string" calcext:value-type="string">
            <text:p>@BarreseCesar @lanusmunicipio @Nestorgrindetti Dentro del plan de prevencion del #Dengue puedan levantar la basura de Lacarra 750 y las via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.01467485744669E+017" calcext:value-type="float">
            <text:p>801467485744669000</text:p>
          </table:table-cell>
          <table:table-cell office:value-type="string" calcext:value-type="string">
            <text:p>2016-11-23 17:48:3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dengue suspicion of legal</text:p>
          </table:table-cell>
          <table:table-cell office:value-type="string" calcext:value-type="string">
            <text:p>Suspeita de dengue de novoque leg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.01464243623264E+017" calcext:value-type="float">
            <text:p>801464243623264000</text:p>
          </table:table-cell>
          <table:table-cell office:value-type="string" calcext:value-type="string">
            <text:p>2016-11-23 17:35:4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ferm @ s prob + conf #dengue / 16 a 12 nov Huil 3,730 Neiv 1,551 LPlat 550 Pitalit 404 Garz 341 @secresaludHuila Huila in bud @AsambleaHuila</text:p>
          </table:table-cell>
          <table:table-cell office:value-type="string" calcext:value-type="string">
            <text:p>Enferm@s prob+conf #dengue /16 a 12 nov Huil 3.730 Neiv 1.551 LPlat 550 Pitalit 404 Garz 341 @secresaludHuila Huila en brote @AsambleaHuil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.01461833265713E+017" calcext:value-type="float">
            <text:p>801461833265713000</text:p>
          </table:table-cell>
          <table:table-cell office:value-type="string" calcext:value-type="string">
            <text:p>2016-11-23 17:26:06</text:p>
          </table:table-cell>
          <table:table-cell office:value-type="string" calcext:value-type="string">
            <text:p>Lucas do Rio Verde, Brasil</text:p>
          </table:table-cell>
          <table:table-cell office:value-type="float" office:value="-13.0654549" calcext:value-type="float">
            <text:p>-13.0654549</text:p>
          </table:table-cell>
          <table:table-cell office:value-type="float" office:value="-55.9200769" calcext:value-type="float">
            <text:p>-55.9200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izzagambin gripe / virose / dengue sla oq is this</text:p>
          </table:table-cell>
          <table:table-cell office:value-type="string" calcext:value-type="string">
            <text:p>@izzagambin gripe/virose/ dengue sla oq é is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.0145971234048E+017" calcext:value-type="float">
            <text:p>801459712340480000</text:p>
          </table:table-cell>
          <table:table-cell office:value-type="string" calcext:value-type="string">
            <text:p>2016-11-23 17:17:40</text:p>
          </table:table-cell>
          <table:table-cell office:value-type="string" calcext:value-type="string">
            <text:p>El Salvador</text:p>
          </table:table-cell>
          <table:table-cell office:value-type="float" office:value="13.8000382" calcext:value-type="float">
            <text:p>13.8000382</text:p>
          </table:table-cell>
          <table:table-cell office:value-type="float" office:value="-88.9140682" calcext:value-type="float">
            <text:p>-88.91406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have been successful in managing Zika dengue and Chik we have the lowest mortality from these diseases in the Americas. Via @_RoxanaRuiz pic.twitter.com/uqn4zhDkxH</text:p>
          </table:table-cell>
          <table:table-cell office:value-type="string" calcext:value-type="string">
            <text:p>Hemos tenido éxito en el manejo de Zika dengue y Chik tenemos la menor mortalidad por estas enfermedades en las Américas. Vía @_RoxanaRuiz pic.twitter.com/uqn4zhDkx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.01458425607717E+017" calcext:value-type="float">
            <text:p>801458425607717000</text:p>
          </table:table-cell>
          <table:table-cell office:value-type="string" calcext:value-type="string">
            <text:p>2016-11-23 17:12:33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Paraguay the Dengue vaccines are already sold in pharmacies http: // azulradiodigital.com.ar/actualidad/en- paraguay-the-vaccines-against-dengue-and-is-sold-in-pharmacies ... pic.twitter.com / irJWnMWGqL</text:p>
          </table:table-cell>
          <table:table-cell office:value-type="string" calcext:value-type="string">
            <text:p>En Paraguay las vacunas contra Dengue ya se venden en farmacias http:// azulradiodigital.com.ar/actualidad/en- paraguay-las-vacunas-contra-dengue-ya-se-venden-en-farmacias … pic.twitter.com/irJWnMWGq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.0145571452697E+017" calcext:value-type="float">
            <text:p>801455714526970000</text:p>
          </table:table-cell>
          <table:table-cell office:value-type="string" calcext:value-type="string">
            <text:p>2016-11-23 17:01:47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have been in Luque Regional for 6 years without ever having caught Dengue. I touch wood for this year https: // twitter.com/jota_brizuela/ status / 801453763978559488 ...</text:p>
          </table:table-cell>
          <table:table-cell office:value-type="string" calcext:value-type="string">
            <text:p>Yo llevo 6 años en el Regional de Luque sin que ni una vez me haya agarrado Dengue . Toco madera para éste año https:// twitter.com/jota_brizuela/ status/801453763978559488 …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.01449137711567E+017" calcext:value-type="float">
            <text:p>801449137711567000</text:p>
          </table:table-cell>
          <table:table-cell office:value-type="string" calcext:value-type="string">
            <text:p>2016-11-23 16:35:39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killed a dengue lord by this means declare a state of emergency close doors and windows cut off the water supply we are IN WAR</text:p>
          </table:table-cell>
          <table:table-cell office:value-type="string" calcext:value-type="string">
            <text:p>maté un señor dengue por este medio declaro estado de emergencia cierren puertas y ventanas corten el suministro de agua estamos EN GUERR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.01449076776538E+017" calcext:value-type="float">
            <text:p>801449076776538000</text:p>
          </table:table-cell>
          <table:table-cell office:value-type="string" calcext:value-type="string">
            <text:p>2016-11-23 16:35:24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 polytechnical system against Dengue https: // goo.gl/mmS34Z pic.twitter.com/AlcZWG4oln</text:p>
          </table:table-cell>
          <table:table-cell office:value-type="string" calcext:value-type="string">
            <text:p>Crean politécnicos sistema contra el Dengue https:// goo.gl/mmS34Z pic.twitter.com/AlcZWG4ol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.01436674861376E+017" calcext:value-type="float">
            <text:p>801436674861376000</text:p>
          </table:table-cell>
          <table:table-cell office:value-type="string" calcext:value-type="string">
            <text:p>2016-11-23 15:46:07</text:p>
          </table:table-cell>
          <table:table-cell office:value-type="string" calcext:value-type="string">
            <text:p>San Miguel, Peru</text:p>
          </table:table-cell>
          <table:table-cell office:value-type="float" office:value="-12.07865555" calcext:value-type="float">
            <text:p>-12.07865555</text:p>
          </table:table-cell>
          <table:table-cell office:value-type="float" office:value="-77.095283027988" calcext:value-type="float">
            <text:p>-77.0952830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t dengue is unpredictable</text:p>
          </table:table-cell>
          <table:table-cell office:value-type="string" calcext:value-type="string">
            <text:p>ese dengue es impredecib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.01427452090352E+017" calcext:value-type="float">
            <text:p>801427452090352000</text:p>
          </table:table-cell>
          <table:table-cell office:value-type="string" calcext:value-type="string">
            <text:p>2016-11-23 15:09:29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migations continue against the mosquito transmitting dengue. Http: // prensa.lacosta.gob.ar/continuan-las- fumigaciones-contra-el-mosquito-transmisor-del-dengue / ... pic.twitter.com/hpRBO4PdcH</text:p>
          </table:table-cell>
          <table:table-cell office:value-type="string" calcext:value-type="string">
            <text:p>Continúan las fumigaciones contra el mosquito transmisor del dengue . http:// prensa.lacosta.gob.ar/continuan-las- fumigaciones-contra-el-mosquito-transmisor-del-dengue/ … pic.twitter.com/hpRBO4Pd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8.01425700129542E+017" calcext:value-type="float">
            <text:p>801425700129542000</text:p>
          </table:table-cell>
          <table:table-cell office:value-type="string" calcext:value-type="string">
            <text:p>2016-11-23 15:02:31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ColonioaCaroya begins campaign against Dengue https: // goo.gl/m3ogLX pic.twitter.com/9oRspfJwSa</text:p>
          </table:table-cell>
          <table:table-cell office:value-type="string" calcext:value-type="string">
            <text:p>#ColonioaCaroya comienza la campaña contra el Dengue https:// goo.gl/m3ogLX pic.twitter.com/9oRspfJwS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8.01423554969383E+017" calcext:value-type="float">
            <text:p>801423554969383000</text:p>
          </table:table-cell>
          <table:table-cell office:value-type="string" calcext:value-type="string">
            <text:p>2016-11-23 14:53:59</text:p>
          </table:table-cell>
          <table:table-cell office:value-type="string" calcext:value-type="string">
            <text:p>Tarímbaro, Michoacán de Ocampo</text:p>
          </table:table-cell>
          <table:table-cell office:value-type="float" office:value="19.81627885" calcext:value-type="float">
            <text:p>19.81627885</text:p>
          </table:table-cell>
          <table:table-cell office:value-type="float" office:value="-101.163731028413" calcext:value-type="float">
            <text:p>-101.16373102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# EEAS2016 did not give me dengue or zika or any of that ... but I have a good flu to give everything for the changes of weather!</text:p>
          </table:table-cell>
          <table:table-cell office:value-type="string" calcext:value-type="string">
            <text:p>En el #EEAS2016 no me dio dengue <text:s/>ni zika ni nada de eso... pero tengo una gripa bien a todo dar por los cambios de clima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01407866175365E+017" calcext:value-type="float">
            <text:p>801407866175365000</text:p>
          </table:table-cell>
          <table:table-cell office:value-type="string" calcext:value-type="string">
            <text:p>2016-11-23 13:51:39</text:p>
          </table:table-cell>
          <table:table-cell office:value-type="string" calcext:value-type="string">
            <text:p>São Mateus, Brasil</text:p>
          </table:table-cell>
          <table:table-cell office:value-type="float" office:value="-18.7152926" calcext:value-type="float">
            <text:p>-18.7152926</text:p>
          </table:table-cell>
          <table:table-cell office:value-type="float" office:value="-39.8487194" calcext:value-type="float">
            <text:p>-39.84871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passed on the radio that there is an epidemic of dengue in the ES .. mercy Lord</text:p>
          </table:table-cell>
          <table:table-cell office:value-type="string" calcext:value-type="string">
            <text:p>acabou de passar no rádio que está uma epidemia de dengue no ES .. misericórdia Senh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8.01398626845159E+017" calcext:value-type="float">
            <text:p>801398626845159000</text:p>
          </table:table-cell>
          <table:table-cell office:value-type="string" calcext:value-type="string">
            <text:p>2016-11-23 13:14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n Colombia What are we doing? Inscriptions here http: // bit.ly/2g2NGfK @cruzrojacol @gobcund pic.twitter.com/eIyULXkaqG</text:p>
          </table:table-cell>
          <table:table-cell office:value-type="string" calcext:value-type="string">
            <text:p>@ForosSemana <text:s/>Dengue en Colombia ¿En qué estamos? Inscripciones aquí http:// bit.ly/2g2NGfK @cruzrojacol @gobcund pic.twitter.com/eIyULXkaq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8.01393128372576E+017" calcext:value-type="float">
            <text:p>801393128372576000</text:p>
          </table:table-cell>
          <table:table-cell office:value-type="string" calcext:value-type="string">
            <text:p>2016-11-23 12:53:0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thanks to the dengue vaccine we will know that when you have dengue fever it was dry</text:p>
          </table:table-cell>
          <table:table-cell office:value-type="string" calcext:value-type="string">
            <text:p>Ahora gracias a la vacuna del dengue sabremos que cuando tengas dengue fue por sec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.01390599387615E+017" calcext:value-type="float">
            <text:p>801390599387615000</text:p>
          </table:table-cell>
          <table:table-cell office:value-type="string" calcext:value-type="string">
            <text:p>2016-11-23 12:43:02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lat job of fucking ... I full of dengue want to keep exploring me</text:p>
          </table:table-cell>
          <table:table-cell office:value-type="string" calcext:value-type="string">
            <text:p>Trabalho chato da porra... Eu cheio de dengue querem ficar me explorand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8.01367457432797E+017" calcext:value-type="float">
            <text:p>801367457432797000</text:p>
          </table:table-cell>
          <table:table-cell office:value-type="string" calcext:value-type="string">
            <text:p>2016-11-23 11:11:05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#Dengue vaccine is very expensive. Around 700 thousand Guarani. We do not have a reference cost Dr. Sonia Arza # 730AM</text:p>
          </table:table-cell>
          <table:table-cell office:value-type="string" calcext:value-type="string">
            <text:p>La vacuna contra el #Dengue es muy costosa. Ronda los 700 mil guaraníes. No tenemos un costo de referencia Dra. Sonia Arza #730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.01367317347242E+017" calcext:value-type="float">
            <text:p>801367317347242000</text:p>
          </table:table-cell>
          <table:table-cell office:value-type="string" calcext:value-type="string">
            <text:p>2016-11-23 11:10:31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communication with Dr. Sonia ArzaDirector of the Expanded Program of Immunizations of @msaludpy on #Dengue # 730AM vaccine</text:p>
          </table:table-cell>
          <table:table-cell office:value-type="string" calcext:value-type="string">
            <text:p>En comunicación con la Dra. Sonia ArzaDirectora del Programa Ampliado de Inmunizaciones del @msaludpy sobre vacuna contra el #Dengue #730A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8.01365313774293E+017" calcext:value-type="float">
            <text:p>801365313774293000</text:p>
          </table:table-cell>
          <table:table-cell office:value-type="string" calcext:value-type="string">
            <text:p>2016-11-23 11:02:34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vaccine to cost around 670,000 guaraníes according to Sanofi Pasteur company pic.twitter.com/DPJSLA82S8</text:p>
          </table:table-cell>
          <table:table-cell office:value-type="string" calcext:value-type="string">
            <text:p>Vacuna contra el dengue costaría cerca de 670mil guaraníes según la empresa Sanofi Pasteur pic.twitter.com/DPJSLA82S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.01307119903506E+017" calcext:value-type="float">
            <text:p>801307119903506000</text:p>
          </table:table-cell>
          <table:table-cell office:value-type="string" calcext:value-type="string">
            <text:p>2016-11-23 07:11:19</text:p>
          </table:table-cell>
          <table:table-cell office:value-type="string" calcext:value-type="string">
            <text:p>Piura, Peru</text:p>
          </table:table-cell>
          <table:table-cell office:value-type="float" office:value="-5.1949017" calcext:value-type="float">
            <text:p>-5.1949017</text:p>
          </table:table-cell>
          <table:table-cell office:value-type="float" office:value="-80.6322999" calcext:value-type="float">
            <text:p>-80.6322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#Vacuna against #Dengue #dengvaxia #vaccines @Country Club De Piura https: // www. instagram.com/p/BNJGJi3loRb/</text:p>
          </table:table-cell>
          <table:table-cell office:value-type="string" calcext:value-type="string">
            <text:p>Lanzamiento #Vacuna contra el #Dengue #dengvaxia #vaccines @Country Club De Piura https://www. instagram.com/p/BNJGJi3loRb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.01290731168088E+017" calcext:value-type="float">
            <text:p>801290731168088000</text:p>
          </table:table-cell>
          <table:table-cell office:value-type="string" calcext:value-type="string">
            <text:p>2016-11-23 06:06:12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Fabostalker what bro bro if all well in what it fits: / but I hit the dengue and I'm fucking life lol</text:p>
          </table:table-cell>
          <table:table-cell office:value-type="string" calcext:value-type="string">
            <text:p>@Fabostalker qué onda bro si todo bien en lo que cabe :/ pero me pego el dengue y me está jodiendo la vida jajaj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8.01288769059992E+017" calcext:value-type="float">
            <text:p>801288769059992000</text:p>
          </table:table-cell>
          <table:table-cell office:value-type="string" calcext:value-type="string">
            <text:p>2016-11-23 05:58:24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SiMueroEsPor dengue thanks to @GAP #AirportGuadalajara pic.twitter.com/2Zbw6uKAxv</text:p>
          </table:table-cell>
          <table:table-cell office:value-type="string" calcext:value-type="string">
            <text:p>#SiMueroEsPor dengue gracias a @aeropuertosGAP #AeropuertoGuadalajara pic.twitter.com/2Zbw6uKAx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8.01269044368339E+017" calcext:value-type="float">
            <text:p>801269044368339000</text:p>
          </table:table-cell>
          <table:table-cell office:value-type="string" calcext:value-type="string">
            <text:p>2016-11-23 04:40:01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cheaper not to be pigs than to complain about the price of the Dengue vaccine.</text:p>
          </table:table-cell>
          <table:table-cell office:value-type="string" calcext:value-type="string">
            <text:p>Es más barato no ser puercos que quejarse por el precio de la vacuna contra el Dengue 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8.01267698613309E+017" calcext:value-type="float">
            <text:p>801267698613309000</text:p>
          </table:table-cell>
          <table:table-cell office:value-type="string" calcext:value-type="string">
            <text:p>2016-11-23 04:34:40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thomasbiasioli Make sure you do not have Dengue in Paraguay costs Gs. 2,010,000.</text:p>
          </table:table-cell>
          <table:table-cell office:value-type="string" calcext:value-type="string">
            <text:p>@thomasbiasioli Asegurarte de no tener Dengue en Paraguay cuesta Gs. 2.010.000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.01261221911503E+017" calcext:value-type="float">
            <text:p>801261221911503000</text:p>
          </table:table-cell>
          <table:table-cell office:value-type="string" calcext:value-type="string">
            <text:p>2016-11-23 04:08:56</text:p>
          </table:table-cell>
          <table:table-cell office:value-type="string" calcext:value-type="string">
            <text:p>Durazno, Uruguay</text:p>
          </table:table-cell>
          <table:table-cell office:value-type="float" office:value="-33.3804516" calcext:value-type="float">
            <text:p>-33.3804516</text:p>
          </table:table-cell>
          <table:table-cell office:value-type="float" office:value="-56.5224395" calcext:value-type="float">
            <text:p>-56.5224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ta Bernardina: Dengue Prevention Campaign begins http: // www. Dengue-dengue-prevention-bell-start / ... pic.twitter.com/M1riB5U1T0</text:p>
          </table:table-cell>
          <table:table-cell office:value-type="string" calcext:value-type="string">
            <text:p>Santa Bernardina: comienza Campaña de Prevención del Dengue http://www. duraznodigital.uy/2016/11/santa- bernardina-comienza-campana-de-prevencion-del-dengue/ … pic.twitter.com/M1riB5U1T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.01255443121181E+017" calcext:value-type="float">
            <text:p>801255443121181000</text:p>
          </table:table-cell>
          <table:table-cell office:value-type="string" calcext:value-type="string">
            <text:p>2016-11-23 03:45:58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em is passing the virus and the dengue mosquito itself is connected personal #supermax</text:p>
          </table:table-cell>
          <table:table-cell office:value-type="string" calcext:value-type="string">
            <text:p>Qem tá passando o Virus er o próprio mosquito da dengue fiquem ligados pessoal #superma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8.01251244878811E+017" calcext:value-type="float">
            <text:p>801251244878811000</text:p>
          </table:table-cell>
          <table:table-cell office:value-type="string" calcext:value-type="string">
            <text:p>2016-11-23 03:29:17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lease Dengvaxia! The first dengue vaccine .. La ... https: // www. Instagram.com/p/BNIsvmijcgVK sFM5cDLkhDoRmNQDMaPaWLATos0 / ...</text:p>
          </table:table-cell>
          <table:table-cell office:value-type="string" calcext:value-type="string">
            <text:p>Lanzamiento Dengvaxia! La primera vacuna contra el dengue .. La… https://www. instagram.com/p/BNIsvmijcgVK sFM5cDLkhDoRmNQDMaPaWLATos0/ …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.01237103120151E+017" calcext:value-type="float">
            <text:p>801237103120151000</text:p>
          </table:table-cell>
          <table:table-cell office:value-type="string" calcext:value-type="string">
            <text:p>2016-11-23 02:33:0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reased cases of leptospirosis and dengue authorities recommend taking precautions. More at 10pm in #NewsNO</text:p>
          </table:table-cell>
          <table:table-cell office:value-type="string" calcext:value-type="string">
            <text:p>Aumentan los casos de leptospirosis y dengue <text:s/>autoridades recomiendan tomar precauciones. Más a las 10pm en #NoticiasS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.0123175585654E+017" calcext:value-type="float">
            <text:p>801231755856540000</text:p>
          </table:table-cell>
          <table:table-cell office:value-type="string" calcext:value-type="string">
            <text:p>2016-11-23 02:11:5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andressagrint was on the floor with me sleeping last night the only part of the body discovered! I can not have dengue on vacation eh mta macumba</text:p>
          </table:table-cell>
          <table:table-cell office:value-type="string" calcext:value-type="string">
            <text:p>@andressagrint foi na sola con eu dormindo na noite passada a única parte do corpo descoberta! N posso ter dengue nas férias eh mta macumb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8.01231620439085E+017" calcext:value-type="float">
            <text:p>801231620439085000</text:p>
          </table:table-cell>
          <table:table-cell office:value-type="string" calcext:value-type="string">
            <text:p>2016-11-23 02:11:19</text:p>
          </table:table-cell>
          <table:table-cell office:value-type="string" calcext:value-type="string">
            <text:p>Tambaú, Brasil</text:p>
          </table:table-cell>
          <table:table-cell office:value-type="float" office:value="-21.7029199" calcext:value-type="float">
            <text:p>-21.7029199</text:p>
          </table:table-cell>
          <table:table-cell office:value-type="float" office:value="-47.2703439" calcext:value-type="float">
            <text:p>-47.27034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 cell phone in the dark room appears until dengue on the screen</text:p>
          </table:table-cell>
          <table:table-cell office:value-type="string" calcext:value-type="string">
            <text:p>Usar celular no quarto escuro aparece ate dengue na tel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8.01228187963363E+017" calcext:value-type="float">
            <text:p>801228187963363000</text:p>
          </table:table-cell>
          <table:table-cell office:value-type="string" calcext:value-type="string">
            <text:p>2016-11-23 01:57:40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flawmer got sick and in theory was on leave pq tava with dengue I had had a yield far short of expected. He fired me.</text:p>
          </table:table-cell>
          <table:table-cell office:value-type="string" calcext:value-type="string">
            <text:p>@flawmer ficado doente e em teoria estava de licença pq tava com dengue <text:s/>eu tinha tido um rendimento muito aquém do esperado. Me demitiu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.01222509089538E+017" calcext:value-type="float">
            <text:p>801222509089538000</text:p>
          </table:table-cell>
          <table:table-cell office:value-type="string" calcext:value-type="string">
            <text:p>2016-11-23 01:35:06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mother thinks I have dengue fever</text:p>
          </table:table-cell>
          <table:table-cell office:value-type="string" calcext:value-type="string">
            <text:p>Minha mãe tá achando que estou com dengue mr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.01212372417479E+017" calcext:value-type="float">
            <text:p>801212372417479000</text:p>
          </table:table-cell>
          <table:table-cell office:value-type="string" calcext:value-type="string">
            <text:p>2016-11-23 00:54:50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orry for being so deng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.01194028305891E+017" calcext:value-type="float">
            <text:p>801194028305891000</text:p>
          </table:table-cell>
          <table:table-cell office:value-type="string" calcext:value-type="string">
            <text:p>2016-11-22 23:41:56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carlotabear miga will be q is dengue?</text:p>
          </table:table-cell>
          <table:table-cell office:value-type="string" calcext:value-type="string">
            <text:p>@carlotabear miga será q é dengue ?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8.01192642868548E+017" calcext:value-type="float">
            <text:p>801192642868548000</text:p>
          </table:table-cell>
          <table:table-cell office:value-type="string" calcext:value-type="string">
            <text:p>2016-11-22 23:36:26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ompany Sanofi Pasteur presented today in our country the 1st vaccine against dengue. Its effectiveness was proven in all ages. pic.twitter.com/sDCWmEyGs4</text:p>
          </table:table-cell>
          <table:table-cell office:value-type="string" calcext:value-type="string">
            <text:p>La empresa Sanofi Pasteur presentó hoy en nuestro pais la 1ra vacuna contra el dengue . Su eficacia fue comprobada en todas las edades. pic.twitter.com/sDCWmEyGs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8.01185007800844E+017" calcext:value-type="float">
            <text:p>801185007800844000</text:p>
          </table:table-cell>
          <table:table-cell office:value-type="string" calcext:value-type="string">
            <text:p>2016-11-22 23:06:0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in #broteDengue today distributes viruses to municipalities of Huila through visiting population. @Rodrigo_LaraS @CarlosJulioGV</text:p>
          </table:table-cell>
          <table:table-cell office:value-type="string" calcext:value-type="string">
            <text:p>Neiva en #broteDengue hoy distribuye virus a municipios del Huila por medio de población visitante. @Rodrigo_LaraS @CarlosJulioGV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.01183668983235E+017" calcext:value-type="float">
            <text:p>801183668983235000</text:p>
          </table:table-cell>
          <table:table-cell office:value-type="string" calcext:value-type="string">
            <text:p>2016-11-22 23:00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Sumideros WaterLluvia in streets of Neiva breeding mosquito without control of @Secresaludneiva</text:p>
          </table:table-cell>
          <table:table-cell office:value-type="string" calcext:value-type="string">
            <text:p>#SumiderosAguaLluvia en calles de Neiva criando zancudo sin control de @Secresaludneiva ; Neiva y Huila en brote dengue <text:s/>ayer hoy y mañana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.01182744646533E+017" calcext:value-type="float">
            <text:p>801182744646533000</text:p>
          </table:table-cell>
          <table:table-cell office:value-type="string" calcext:value-type="string">
            <text:p>2016-11-22 22:57:06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only thing I got this year was dengue fever.</text:p>
          </table:table-cell>
          <table:table-cell office:value-type="string" calcext:value-type="string">
            <text:p>única coisa que peguei esse ano foi deng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.01179460401857E+017" calcext:value-type="float">
            <text:p>801179460401857000</text:p>
          </table:table-cell>
          <table:table-cell office:value-type="string" calcext:value-type="string">
            <text:p>2016-11-22 22:44:03</text:p>
          </table:table-cell>
          <table:table-cell office:value-type="string" calcext:value-type="string">
            <text:p>Castelo, Brasil</text:p>
          </table:table-cell>
          <table:table-cell office:value-type="float" office:value="-20.6034475" calcext:value-type="float">
            <text:p>-20.6034475</text:p>
          </table:table-cell>
          <table:table-cell office:value-type="float" office:value="-41.2033504" calcext:value-type="float">
            <text:p>-41.2033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ople but my wpp will give dengue in</text:p>
          </table:table-cell>
          <table:table-cell office:value-type="string" calcext:value-type="string">
            <text:p>Gente mas meu wpp vai dar dengue e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.01158903455171E+017" calcext:value-type="float">
            <text:p>801158903455171000</text:p>
          </table:table-cell>
          <table:table-cell office:value-type="string" calcext:value-type="string">
            <text:p>2016-11-22 21:22:22</text:p>
          </table:table-cell>
          <table:table-cell office:value-type="string" calcext:value-type="string">
            <text:p>Camerino Z. Mendoza, Veracruz de Ignacio de la Llave</text:p>
          </table:table-cell>
          <table:table-cell office:value-type="float" office:value="18.7896308" calcext:value-type="float">
            <text:p>18.7896308</text:p>
          </table:table-cell>
          <table:table-cell office:value-type="float" office:value="-97.1599320403411" calcext:value-type="float">
            <text:p>-97.159932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migation work is carried out in a home colony to prevent the proliferation of mosquitoes transmitting dengue zika and Chikungunya. pic.twitter.com/CzhSEMHKzT</text:p>
          </table:table-cell>
          <table:table-cell office:value-type="string" calcext:value-type="string">
            <text:p>Se realizan trabajos de fumigación en colonia Hogar para prevenir la proliferación del mosquito trasmisor del dengue <text:s/>zika y Chikungunya. pic.twitter.com/CzhSEMHKz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8.01123858363335E+017" calcext:value-type="float">
            <text:p>801123858363335000</text:p>
          </table:table-cell>
          <table:table-cell office:value-type="string" calcext:value-type="string">
            <text:p>2016-11-22 19:03:06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ngue is horrible pain vomiting diarrhea fever and etc.</text:p>
          </table:table-cell>
          <table:table-cell office:value-type="string" calcext:value-type="string">
            <text:p>Dengue é horrível dor febre vômito diarréia e et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.01117823242305E+017" calcext:value-type="float">
            <text:p>801117823242305000</text:p>
          </table:table-cell>
          <table:table-cell office:value-type="string" calcext:value-type="string">
            <text:p>2016-11-22 18:39:07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 Movil970 @marianolopezpy on vaccines against dengue #asinosva</text:p>
          </table:table-cell>
          <table:table-cell office:value-type="string" calcext:value-type="string">
            <text:p>#Movil970 @marianolopezpy sobre las vacunas contra el dengue #asinosv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.01115286879359E+017" calcext:value-type="float">
            <text:p>801115286879359000</text:p>
          </table:table-cell>
          <table:table-cell office:value-type="string" calcext:value-type="string">
            <text:p>2016-11-22 18:29:03</text:p>
          </table:table-cell>
          <table:table-cell office:value-type="string" calcext:value-type="string">
            <text:p>Saint Kitts and Nevis</text:p>
          </table:table-cell>
          <table:table-cell office:value-type="float" office:value="17.3462278" calcext:value-type="float">
            <text:p>17.3462278</text:p>
          </table:table-cell>
          <table:table-cell office:value-type="float" office:value="-62.7687276" calcext:value-type="float">
            <text:p>-62.76872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these ridiculous want to learn to say dengue in English. Dingui. Watch VPC.</text:p>
          </table:table-cell>
          <table:table-cell office:value-type="string" calcext:value-type="string">
            <text:p>Ahora estos ridículos quieren aprender a decir dengue en inglés. Dingui. Mira VPC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8.01112197078417E+017" calcext:value-type="float">
            <text:p>801112197078417000</text:p>
          </table:table-cell>
          <table:table-cell office:value-type="string" calcext:value-type="string">
            <text:p>2016-11-22 18:16:46</text:p>
          </table:table-cell>
          <table:table-cell office:value-type="string" calcext:value-type="string">
            <text:p>Cosmópolis, Brasil</text:p>
          </table:table-cell>
          <table:table-cell office:value-type="float" office:value="-22.6437397" calcext:value-type="float">
            <text:p>-22.6437397</text:p>
          </table:table-cell>
          <table:table-cell office:value-type="float" office:value="-47.1972085" calcext:value-type="float">
            <text:p>-47.197208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n, I think I have dengue fever.</text:p>
          </table:table-cell>
          <table:table-cell office:value-type="string" calcext:value-type="string">
            <text:p>Droga acho que estou com deng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8.0110979443413E+017" calcext:value-type="float">
            <text:p>801109794434130000</text:p>
          </table:table-cell>
          <table:table-cell office:value-type="string" calcext:value-type="string">
            <text:p>2016-11-22 18:07:13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medicine is contraindicated in cases of suspected dengue. Https: // twitter.com/ultralaurenzo/ status / 801099520318771200 ...</text:p>
          </table:table-cell>
          <table:table-cell office:value-type="string" calcext:value-type="string">
            <text:p>Este medicamento é contra indicado em caso de suspeita de dengue https:// twitter.com/ultralaurenzo/ status/801099520318771200 …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8.01105496723849E+017" calcext:value-type="float">
            <text:p>801105496723849000</text:p>
          </table:table-cell>
          <table:table-cell office:value-type="string" calcext:value-type="string">
            <text:p>2016-11-22 17:50:08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ila is today again in dengue outbreak with Neiva Pitalito Gigante Baraya and Guadalupe. Up Neiva goes up Huila. @Hamila Assembly</text:p>
          </table:table-cell>
          <table:table-cell office:value-type="string" calcext:value-type="string">
            <text:p>Huila está hoy nuevamente en brote dengue <text:s/>con Neiva Pitalito Gigante Baraya y Guadalupe. Sube Neiva sube Huila. @AsambleaHuil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.01093365651665E+017" calcext:value-type="float">
            <text:p>801093365651665000</text:p>
          </table:table-cell>
          <table:table-cell office:value-type="string" calcext:value-type="string">
            <text:p>2016-11-22 17:01:56</text:p>
          </table:table-cell>
          <table:table-cell office:value-type="string" calcext:value-type="string">
            <text:p>Caguas, Puerto Rico</text:p>
          </table:table-cell>
          <table:table-cell office:value-type="float" office:value="18.2345399" calcext:value-type="float">
            <text:p>18.2345399</text:p>
          </table:table-cell>
          <table:table-cell office:value-type="float" office:value="-66.0351315" calcext:value-type="float">
            <text:p>-66.03513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e recent information on #Zika Dengue and Chikungunya cases in #PuertoRico</text:p>
          </table:table-cell>
          <table:table-cell office:value-type="string" calcext:value-type="string">
            <text:p>Información más reciente sobre los casos de #Zika <text:s/>Dengue y Chikungunya en #PuertoRic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8.01087024572854E+017" calcext:value-type="float">
            <text:p>801087024572854000</text:p>
          </table:table-cell>
          <table:table-cell office:value-type="string" calcext:value-type="string">
            <text:p>2016-11-22 16:36:44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dengue vaccine was tested in 40,000 people in 25 countries around the world pic.twitter.com/XpKmzloirD</text:p>
          </table:table-cell>
          <table:table-cell office:value-type="string" calcext:value-type="string">
            <text:p>La vacuna contra el dengue fue probada en 40 mil personas de 25 países de todo el mundo pic.twitter.com/XpKmzloir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8.01086501144695E+017" calcext:value-type="float">
            <text:p>801086501144695000</text:p>
          </table:table-cell>
          <table:table-cell office:value-type="string" calcext:value-type="string">
            <text:p>2016-11-22 16:34:39</text:p>
          </table:table-cell>
          <table:table-cell office:value-type="string" calcext:value-type="string">
            <text:p>Santa Teresa, Brasil</text:p>
          </table:table-cell>
          <table:table-cell office:value-type="float" office:value="-19.9363389" calcext:value-type="float">
            <text:p>-19.9363389</text:p>
          </table:table-cell>
          <table:table-cell office:value-type="float" office:value="-40.5979449" calcext:value-type="float">
            <text:p>-40.59794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w diarrhea too. Is saporra dengue and the diagnosis wrong?</text:p>
          </table:table-cell>
          <table:table-cell office:value-type="string" calcext:value-type="string">
            <text:p>Agora diarréia também. Será que saporra é dengue e o diagnóstico tá errado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8.01085761210548E+017" calcext:value-type="float">
            <text:p>801085761210548000</text:p>
          </table:table-cell>
          <table:table-cell office:value-type="string" calcext:value-type="string">
            <text:p>2016-11-22 16:31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4 countries have tested the vaccine against Sanofi Pasteur's DENGUE 13 countries have granted registries for their use</text:p>
          </table:table-cell>
          <table:table-cell office:value-type="string" calcext:value-type="string">
            <text:p>24 países han probado la vacuna contra el DENGUE de Sanofi Pasteur 13 países han otorgado registros para su utilizació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8.01084964494115E+017" calcext:value-type="float">
            <text:p>801084964494115000</text:p>
          </table:table-cell>
          <table:table-cell office:value-type="string" calcext:value-type="string">
            <text:p>2016-11-22 16:28:3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ofi Pasteur is the company that developed the vaccine against Dengue disease pic.twitter.com/Nw6VNSDVU4</text:p>
          </table:table-cell>
          <table:table-cell office:value-type="string" calcext:value-type="string">
            <text:p>Sanofi Pasteur es la empresa que desarrollo la vacuna contra la enfermedad del Dengue pic.twitter.com/Nw6VNSDVU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.01081853033742E+017" calcext:value-type="float">
            <text:p>801081853033742000</text:p>
          </table:table-cell>
          <table:table-cell office:value-type="string" calcext:value-type="string">
            <text:p>2016-11-22 16:16:11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guay already has a vaccine against DENGUE !!! Now missing against Zika Chikunguña and the Mayaro Virus</text:p>
          </table:table-cell>
          <table:table-cell office:value-type="string" calcext:value-type="string">
            <text:p>Paraguay ya cuenta con vacuna contra el DENGUE !!! Ahora falta contra el Zika Chikunguña y el Virus Mayar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8.01067925004284E+017" calcext:value-type="float">
            <text:p>801067925004284000</text:p>
          </table:table-cell>
          <table:table-cell office:value-type="string" calcext:value-type="string">
            <text:p>2016-11-22 15:20:51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sigarangel @lifejornalismo Now it's 9 tjs because one girl from Ribeirão's time is pregnant and the other one got dengue fever</text:p>
          </table:table-cell>
          <table:table-cell office:value-type="string" calcext:value-type="string">
            <text:p>@sigarangel @lifejornalismo Agora é 9 tjs porque uma garota do tempo de Ribeirão tá grávida e a outra pegou dengue e tá de moi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8.01067384924762E+017" calcext:value-type="float">
            <text:p>801067384924762000</text:p>
          </table:table-cell>
          <table:table-cell office:value-type="string" calcext:value-type="string">
            <text:p>2016-11-22 15:18:4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Livini is alive with dengue fever?</text:p>
          </table:table-cell>
          <table:table-cell office:value-type="string" calcext:value-type="string">
            <text:p>@lifejornalismo Brunão Luchini tá com dengue acredita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8.01044823889351E+017" calcext:value-type="float">
            <text:p>801044823889351000</text:p>
          </table:table-cell>
          <table:table-cell office:value-type="string" calcext:value-type="string">
            <text:p>2016-11-22 13:49:0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 SaludPública every 06 months proclaims control #dengue in Neiva Huila and Colombia for 35 years. @CarlosJulioGV @JuanManSantos @opsoms</text:p>
          </table:table-cell>
          <table:table-cell office:value-type="string" calcext:value-type="string">
            <text:p>#SaludPública cada 06 meses proclama control #dengue en Neiva Huila y Colombia desde hace 35 años. @CarlosJulioGV @JuanManSantos @opsom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.01040925313159E+017" calcext:value-type="float">
            <text:p>801040925313159000</text:p>
          </table:table-cell>
          <table:table-cell office:value-type="string" calcext:value-type="string">
            <text:p>2016-11-22 13:33:33</text:p>
          </table:table-cell>
          <table:table-cell office:value-type="string" calcext:value-type="string">
            <text:p>Las Piedras, USA</text:p>
          </table:table-cell>
          <table:table-cell office:value-type="float" office:value="18.19645225" calcext:value-type="float">
            <text:p>18.19645225</text:p>
          </table:table-cell>
          <table:table-cell office:value-type="float" office:value="-65.8621791924519" calcext:value-type="float">
            <text:p>-65.86217919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ori_Teacher that is not the dengue mosquito?</text:p>
          </table:table-cell>
          <table:table-cell office:value-type="string" calcext:value-type="string">
            <text:p>@Bori_Teacher ese no es el mosquito del dengue ?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8.01024501635027E+017" calcext:value-type="float">
            <text:p>801024501635027000</text:p>
          </table:table-cell>
          <table:table-cell office:value-type="string" calcext:value-type="string">
            <text:p>2016-11-22 12:28:1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vent the mosquito from having places to reproduce. If you have any symptoms consult your doctor. #Zika #Dengue #Chikungunya pic.twitter.com/jPpyj4Cv5m</text:p>
          </table:table-cell>
          <table:table-cell office:value-type="string" calcext:value-type="string">
            <text:p>Evitá que el mosquito tenga lugares donde reproducirse. Ante cualquier síntoma consultá a tu médico. #Zika #Dengue #Chikungunya pic.twitter.com/jPpyj4Cv5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8.01024491983958E+017" calcext:value-type="float">
            <text:p>801024491983958000</text:p>
          </table:table-cell>
          <table:table-cell office:value-type="string" calcext:value-type="string">
            <text:p>2016-11-22 12:28:15</text:p>
          </table:table-cell>
          <table:table-cell office:value-type="string" calcext:value-type="string">
            <text:p>Bauru, Brasil</text:p>
          </table:table-cell>
          <table:table-cell office:value-type="float" office:value="-22.3218101" calcext:value-type="float">
            <text:p>-22.3218101</text:p>
          </table:table-cell>
          <table:table-cell office:value-type="float" office:value="-49.0705862" calcext:value-type="float">
            <text:p>-49.07058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must have gone outside with a look of who was going to kill this dengue woman.</text:p>
          </table:table-cell>
          <table:table-cell office:value-type="string" calcext:value-type="string">
            <text:p>Devo ter saído la fora com um olhar de quem ia matar essa mulher da deng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8.01021486660096E+017" calcext:value-type="float">
            <text:p>801021486660096000</text:p>
          </table:table-cell>
          <table:table-cell office:value-type="string" calcext:value-type="string">
            <text:p>2016-11-22 12:16:19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ONS AGAINST DENGUE Intense operations of discharging in different neighborhoods http: // www. Http://en.wikipedia.org/w/index.php/</text:p>
          </table:table-cell>
          <table:table-cell office:value-type="string" calcext:value-type="string">
            <text:p>ACCIONES CONTRA EL DENGUE Intensos operativos de descacharrado en diferentes barrios http://www. radiosudamericana.com/notix/nota/163 408_intensos_operativos_de_descacharrado_en_diferentes_barrios.htm … pic.twitter.com/4JMnD7doy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8.00979952812327E+017" calcext:value-type="float">
            <text:p>800979952812327000</text:p>
          </table:table-cell>
          <table:table-cell office:value-type="string" calcext:value-type="string">
            <text:p>2016-11-22 09:31:16</text:p>
          </table:table-cell>
          <table:table-cell office:value-type="string" calcext:value-type="string">
            <text:p>Araraquara, Brasil</text:p>
          </table:table-cell>
          <table:table-cell office:value-type="float" office:value="-21.7886712" calcext:value-type="float">
            <text:p>-21.7886712</text:p>
          </table:table-cell>
          <table:table-cell office:value-type="float" office:value="-48.1773095" calcext:value-type="float">
            <text:p>-48.17730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'm dengue</text:p>
          </table:table-cell>
          <table:table-cell office:value-type="string" calcext:value-type="string">
            <text:p>Acho que tô c deng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8.0091890907136E+017" calcext:value-type="float">
            <text:p>800918909071360000</text:p>
          </table:table-cell>
          <table:table-cell office:value-type="string" calcext:value-type="string">
            <text:p>2016-11-22 05:28:4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#dengue / 16 a 12 nov Huil 3,730 Neiv 1,551 LPlat 550 Pitalit 404 Garz 341 Algec 272 Guad 132 @secresaludHuila @HuilaGob</text:p>
          </table:table-cell>
          <table:table-cell office:value-type="string" calcext:value-type="string">
            <text:p>Enferm@s prob+conf #dengue /16 a 12 nov Huil 3.730 Neiv 1.551 LPlat 550 Pitalit 404 Garz 341 Algec 272 Guad 132 @secresaludHuila @HuilaGo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8.00916610374463E+017" calcext:value-type="float">
            <text:p>800916610374463000</text:p>
          </table:table-cell>
          <table:table-cell office:value-type="string" calcext:value-type="string">
            <text:p>2016-11-22 05:19:3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0 finad @ s reported #dengueColombia / 16 to 12 nov: 39 confirm 137 in studio 84 descart @INSColombia Chuzo and bula @infopresidencia</text:p>
          </table:table-cell>
          <table:table-cell office:value-type="string" calcext:value-type="string">
            <text:p>260 finad@s notificados #dengueColombia /16 a 12 nov: 39 confirm 137 en estudio 84 descart @INSColombia Chuzo y bala @infopresidenc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8.00905846850982E+017" calcext:value-type="float">
            <text:p>800905846850982000</text:p>
          </table:table-cell>
          <table:table-cell office:value-type="string" calcext:value-type="string">
            <text:p>2016-11-22 04:36:48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y is paper called paper? Could be called dengue or bleeding</text:p>
          </table:table-cell>
          <table:table-cell office:value-type="string" calcext:value-type="string">
            <text:p>pq papel se chama papel? podia se chamar dengue ou hemorrag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8.00900393689444E+017" calcext:value-type="float">
            <text:p>800900393689444000</text:p>
          </table:table-cell>
          <table:table-cell office:value-type="string" calcext:value-type="string">
            <text:p>2016-11-22 04:15:08</text:p>
          </table:table-cell>
          <table:table-cell office:value-type="string" calcext:value-type="string">
            <text:p>Valencia, Venezuela</text:p>
          </table:table-cell>
          <table:table-cell office:value-type="float" office:value="10.1828036" calcext:value-type="float">
            <text:p>10.1828036</text:p>
          </table:table-cell>
          <table:table-cell office:value-type="float" office:value="-68.0035529" calcext:value-type="float">
            <text:p>-68.00355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 the Fedora girl hospitalized in La Viña for hemorrhagic dengue pic.twitter.com/UFG086c8IZ</text:p>
          </table:table-cell>
          <table:table-cell office:value-type="string" calcext:value-type="string">
            <text:p>Para la niña Fedora hospitalizada en La Viña por dengue hemorrágico pic.twitter.com/UFG086c8I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8.0089668332021E+017" calcext:value-type="float">
            <text:p>800896683320210000</text:p>
          </table:table-cell>
          <table:table-cell office:value-type="string" calcext:value-type="string">
            <text:p>2016-11-22 04:00:23</text:p>
          </table:table-cell>
          <table:table-cell office:value-type="string" calcext:value-type="string">
            <text:p>Dr. Manuel Belgrano, Argentina</text:p>
          </table:table-cell>
          <table:table-cell office:value-type="float" office:value="-31.370617" calcext:value-type="float">
            <text:p>-31.370617</text:p>
          </table:table-cell>
          <table:table-cell office:value-type="float" office:value="-63.5322987" calcext:value-type="float">
            <text:p>-63.53229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lth intensifies annual dengue prevention campaign chikungunya and zika #Jujuy #Salud https: // goo.gl/LS33mA</text:p>
          </table:table-cell>
          <table:table-cell office:value-type="string" calcext:value-type="string">
            <text:p>Salud intensifica la campaña anual de prevención contra el dengue <text:s/>chikungunya y zika #Jujuy #Salud https:// goo.gl/LS33m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8.00880840553042E+017" calcext:value-type="float">
            <text:p>800880840553042000</text:p>
          </table:table-cell>
          <table:table-cell office:value-type="string" calcext:value-type="string">
            <text:p>2016-11-22 02:57:26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'm c dengue.</text:p>
          </table:table-cell>
          <table:table-cell office:value-type="string" calcext:value-type="string">
            <text:p>acho q estou c deng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8.00878881871896E+017" calcext:value-type="float">
            <text:p>800878881871896000</text:p>
          </table:table-cell>
          <table:table-cell office:value-type="string" calcext:value-type="string">
            <text:p>2016-11-22 02:49:3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MondoFolk # 4 (Dengue Fever Cambodia): http: // youtu.be/Di07hj-ypec</text:p>
          </table:table-cell>
          <table:table-cell office:value-type="string" calcext:value-type="string">
            <text:p>NuevoMondoFolk #4 ( Dengue Fever Camboja) : http:// youtu.be/Di07hj-ype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8.00869703975661E+017" calcext:value-type="float">
            <text:p>800869703975661000</text:p>
          </table:table-cell>
          <table:table-cell office:value-type="string" calcext:value-type="string">
            <text:p>2016-11-22 02:13:11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really do! Ex is worse than dengue https: // twitter.com/tiozao_rfl/sta tus / 800868865697841152 ...</text:p>
          </table:table-cell>
          <table:table-cell office:value-type="string" calcext:value-type="string">
            <text:p>Tenso mesmo! Ex é pior que dengue https:// twitter.com/tiozao_rfl/sta tus/800868865697841152 …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8.00864951527211E+017" calcext:value-type="float">
            <text:p>800864951527211000</text:p>
          </table:table-cell>
          <table:table-cell office:value-type="string" calcext:value-type="string">
            <text:p>2016-11-22 01:54:18</text:p>
          </table:table-cell>
          <table:table-cell office:value-type="string" calcext:value-type="string">
            <text:p>Quirinópolis, Brasil</text:p>
          </table:table-cell>
          <table:table-cell office:value-type="float" office:value="-18.4471858" calcext:value-type="float">
            <text:p>-18.4471858</text:p>
          </table:table-cell>
          <table:table-cell office:value-type="float" office:value="-50.454698" calcext:value-type="float">
            <text:p>-50.4546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can not believe I'm dengue.</text:p>
          </table:table-cell>
          <table:table-cell office:value-type="string" calcext:value-type="string">
            <text:p>Não acredito será que eu tô com dengue ?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float" office:value="8.00864464367157E+017" calcext:value-type="float">
            <text:p>800864464367157000</text:p>
          </table:table-cell>
          <table:table-cell office:value-type="string" calcext:value-type="string">
            <text:p>2016-11-22 01:52:22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izzy or dengue.</text:p>
          </table:table-cell>
          <table:table-cell office:value-type="string" calcext:value-type="string">
            <text:p>Tô zikado ou com dengue .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8.00861555227128E+017" calcext:value-type="float">
            <text:p>800861555227128000</text:p>
          </table:table-cell>
          <table:table-cell office:value-type="string" calcext:value-type="string">
            <text:p>2016-11-22 01:40:48</text:p>
          </table:table-cell>
          <table:table-cell office:value-type="string" calcext:value-type="string">
            <text:p>Quirinópolis, Brasil</text:p>
          </table:table-cell>
          <table:table-cell office:value-type="float" office:value="-18.4471858" calcext:value-type="float">
            <text:p>-18.4471858</text:p>
          </table:table-cell>
          <table:table-cell office:value-type="float" office:value="-50.454698" calcext:value-type="float">
            <text:p>-50.4546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o bad I have this face of dengue</text:p>
          </table:table-cell>
          <table:table-cell office:value-type="string" calcext:value-type="string">
            <text:p>Pena que to com essa cara de deng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  <table:table-cell office:value-type="float" office:value="8.00860934570799E+017" calcext:value-type="float">
            <text:p>800860934570799000</text:p>
          </table:table-cell>
          <table:table-cell office:value-type="string" calcext:value-type="string">
            <text:p>2016-11-22 01:38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Jukeslol alo dengosas women the dengue mosquito arrived</text:p>
          </table:table-cell>
          <table:table-cell office:value-type="string" calcext:value-type="string">
            <text:p>@Jukeslol alo mulheres dengosas o mosquito da dengue chego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float" office:value="8.00852257201865E+017" calcext:value-type="float">
            <text:p>800852257201865000</text:p>
          </table:table-cell>
          <table:table-cell office:value-type="string" calcext:value-type="string">
            <text:p>2016-11-22 01:03:5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am already predicting the dengue mosquito hovering in my social networks of such stops that are</text:p>
          </table:table-cell>
          <table:table-cell office:value-type="string" calcext:value-type="string">
            <text:p>Já estou prevendo o mosquito da dengue pairando nas minhas redes sociais de tão paradas que estã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float" office:value="8.00849026933395E+017" calcext:value-type="float">
            <text:p>800849026933395000</text:p>
          </table:table-cell>
          <table:table-cell office:value-type="string" calcext:value-type="string">
            <text:p>2016-11-22 00:51:01</text:p>
          </table:table-cell>
          <table:table-cell office:value-type="string" calcext:value-type="string">
            <text:p>Três Barras, Brasil</text:p>
          </table:table-cell>
          <table:table-cell office:value-type="float" office:value="-24.3092959" calcext:value-type="float">
            <text:p>-24.3092959</text:p>
          </table:table-cell>
          <table:table-cell office:value-type="float" office:value="-47.2620829" calcext:value-type="float">
            <text:p>-47.26208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 dengue mosquito water</text:p>
          </table:table-cell>
          <table:table-cell office:value-type="string" calcext:value-type="string">
            <text:p>Do que água de mosquitos da deng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8.0084885906072E+017" calcext:value-type="float">
            <text:p>800848859060720000</text:p>
          </table:table-cell>
          <table:table-cell office:value-type="string" calcext:value-type="string">
            <text:p>2016-11-22 00:50:21</text:p>
          </table:table-cell>
          <table:table-cell office:value-type="string" calcext:value-type="string">
            <text:p>Temapache, Veracruz de Ignacio de la Llave</text:p>
          </table:table-cell>
          <table:table-cell office:value-type="float" office:value="21.065278" calcext:value-type="float">
            <text:p>21.065278</text:p>
          </table:table-cell>
          <table:table-cell office:value-type="float" office:value="-97.6388889" calcext:value-type="float">
            <text:p>-97.63888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 how many days are the symptoms of chinkonkuya dengue and that</text:p>
          </table:table-cell>
          <table:table-cell office:value-type="string" calcext:value-type="string">
            <text:p>En cuantos días salen los síntomas de chinkonkuya dengue y e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8.00844407628919E+017" calcext:value-type="float">
            <text:p>800844407628919000</text:p>
          </table:table-cell>
          <table:table-cell office:value-type="string" calcext:value-type="string">
            <text:p>2016-11-22 00:32:4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#dengue / 16 to 12 Nov Col 97,527 Ant 26,460 Vall 25,011 Sant 6696 Tol 5,341 Cund 4,387 Huil 3,557 @INSColombia @HuilaGob</text:p>
          </table:table-cell>
          <table:table-cell office:value-type="string" calcext:value-type="string">
            <text:p>Enferm@s prob+conf #dengue /16 a 12 nov Col 97.527 Ant 26.460 Vall 25.011 Sant 6696 Tol 5.341 Cund 4.387 Huil 3.557 @INSColombia @HuilaGo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8.00836919403823E+017" calcext:value-type="float">
            <text:p>800836919403823000</text:p>
          </table:table-cell>
          <table:table-cell office:value-type="string" calcext:value-type="string">
            <text:p>2016-11-22 00:02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a gecko does not do any harm and still eats the dengue mosquito. Https: // twitter.com/Assis_Thaisa/s tatus / 800822468357353472 ...</text:p>
          </table:table-cell>
          <table:table-cell office:value-type="string" calcext:value-type="string">
            <text:p>Cara lagartixa não faz mal nenhum e ainda come o mosquito da dengue . https:// twitter.com/Assis_Thaisa/s tatus/800822468357353472 …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8.00836060292989E+017" calcext:value-type="float">
            <text:p>800836060292989000</text:p>
          </table:table-cell>
          <table:table-cell office:value-type="string" calcext:value-type="string">
            <text:p>2016-11-21 23:59:30</text:p>
          </table:table-cell>
          <table:table-cell office:value-type="string" calcext:value-type="string">
            <text:p>San Juan de Lurigancho, Peru</text:p>
          </table:table-cell>
          <table:table-cell office:value-type="float" office:value="-12.0017251" calcext:value-type="float">
            <text:p>-12.0017251</text:p>
          </table:table-cell>
          <table:table-cell office:value-type="float" office:value="-77.0084105" calcext:value-type="float">
            <text:p>-77.0084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MicasaSinZancudos against dengue #Ucayali eliminated 64 TN from breeding farms of #AedesAegypti in districts of Callería Yarinacocha and Manantay pic.twitter.com/5eJT3z4Zgi</text:p>
          </table:table-cell>
          <table:table-cell office:value-type="string" calcext:value-type="string">
            <text:p>#MicasaSinZancudos contra el dengue #Ucayali eliminó 64 TN de criaderos del #AedesAegypti en distritos de Callería Yarinacocha y Manantay pic.twitter.com/5eJT3z4Zg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8.00833279184097E+017" calcext:value-type="float">
            <text:p>800833279184097000</text:p>
          </table:table-cell>
          <table:table-cell office:value-type="string" calcext:value-type="string">
            <text:p>2016-11-21 23:48:27</text:p>
          </table:table-cell>
          <table:table-cell office:value-type="string" calcext:value-type="string">
            <text:p>Bady Bassitt, Brasil</text:p>
          </table:table-cell>
          <table:table-cell office:value-type="float" office:value="-20.9294999" calcext:value-type="float">
            <text:p>-20.9294999</text:p>
          </table:table-cell>
          <table:table-cell office:value-type="float" office:value="-49.4258471222222" calcext:value-type="float">
            <text:p>-49.42584712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t's dengue</text:p>
          </table:table-cell>
          <table:table-cell office:value-type="string" calcext:value-type="string">
            <text:p>Tô achando que é deng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8.00828927430316E+017" calcext:value-type="float">
            <text:p>800828927430316000</text:p>
          </table:table-cell>
          <table:table-cell office:value-type="string" calcext:value-type="string">
            <text:p>2016-11-21 23:31:09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 dengue mosquito is stinging me</text:p>
          </table:table-cell>
          <table:table-cell office:value-type="string" calcext:value-type="string">
            <text:p>o mosquito da dengue ta me picando ml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8.00828047377269E+017" calcext:value-type="float">
            <text:p>800828047377269000</text:p>
          </table:table-cell>
          <table:table-cell office:value-type="string" calcext:value-type="string">
            <text:p>2016-11-21 23:27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is now in dengue outbreak: there is availability of virus for visitors from Huila municipalities. Upload Neiva uploads Huila @CarlosJulioGV</text:p>
          </table:table-cell>
          <table:table-cell office:value-type="string" calcext:value-type="string">
            <text:p>Neiva está hoy en brote dengue : hay disponibilidad de virus para visitantes de municipios Huila. Sube Neiva sube Huila @CarlosJulioGV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8.00816965497581E+017" calcext:value-type="float">
            <text:p>800816965497581000</text:p>
          </table:table-cell>
          <table:table-cell office:value-type="string" calcext:value-type="string">
            <text:p>2016-11-21 22:43:37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m all worried about a person weighing already that was dengue there the person speaks q spent the night with air on knowing that he has low immunity</text:p>
          </table:table-cell>
          <table:table-cell office:value-type="string" calcext:value-type="string">
            <text:p>Eu toda preocupada com pessoa pesando já q era dengue <text:s/>aí a pessoa fala q passou a noite com ar ligado sabendo q tem imunidade baix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8.00799063239078E+017" calcext:value-type="float">
            <text:p>800799063239078000</text:p>
          </table:table-cell>
          <table:table-cell office:value-type="string" calcext:value-type="string">
            <text:p>2016-11-21 21:32:29 </text:p>
          </table:table-cell>
          <table:table-cell office:value-type="string" calcext:value-type="string">
            <text:p>Mesquita, Brasil 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dengue cure pic.twitter.com/ZPXorQb44D</text:p>
          </table:table-cell>
          <table:table-cell office:value-type="string" calcext:value-type="string">
            <text:p>Meu cura dengue pic.twitter.com/ZPXorQb44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 office:value-type="float" office:value="8.00796174731149E+017" calcext:value-type="float">
            <text:p>800796174731149000</text:p>
          </table:table-cell>
          <table:table-cell office:value-type="string" calcext:value-type="string">
            <text:p>2016-11-21 21:21:00 </text:p>
          </table:table-cell>
          <table:table-cell office:value-type="string" calcext:value-type="string">
            <text:p>Brasília, 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Every time they call a libertarian anarcho-apologist a raccoon dies drowned in a water box full of dengue </text:p>
          </table:table-cell>
          <table:table-cell office:value-type="string" calcext:value-type="string">
            <text:p>toda vez que chamam um anarcocapilista de libertário um guaxinim morre afogado em uma caixa d'água cheia de deng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8.00781993655095E+017" calcext:value-type="float">
            <text:p>800781993655095000</text:p>
          </table:table-cell>
          <table:table-cell office:value-type="string" calcext:value-type="string">
            <text:p>2016-11-21 20:24:39 </text:p>
          </table:table-cell>
          <table:table-cell office:value-type="string" calcext:value-type="string">
            <text:p>Curitiba, Brazil 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viniciusabram And Engenhão and Maracanã creating dengue mosquito ... </text:p>
          </table:table-cell>
          <table:table-cell office:value-type="string" calcext:value-type="string">
            <text:p>@viniciusabram E o Engenhão e Maracanã criando mosquito da dengue ..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office:value-type="float" office:value="8.00774001400287E+017" calcext:value-type="float">
            <text:p>800774001400287000</text:p>
          </table:table-cell>
          <table:table-cell office:value-type="string" calcext:value-type="string">
            <text:p>2016-11-21 19:52:54 </text:p>
          </table:table-cell>
          <table:table-cell office:value-type="string" calcext:value-type="string">
            <text:p>Colima, México 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 Rockaa23 poe'que chilly poe'que dengue ... poe'que any disease of those tropical. pic.twitter.com/dAmcALb62Q </text:p>
          </table:table-cell>
          <table:table-cell office:value-type="string" calcext:value-type="string">
            <text:p>@Rockaa23 poe'que resfrio poe'que dengue ... poe'que cualquier enfermedad de esas tropicales. pic.twitter.com/dAmcALb62Q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  <table:table-cell office:value-type="float" office:value="8.00771832962056E+017" calcext:value-type="float">
            <text:p>800771832962056000</text:p>
          </table:table-cell>
          <table:table-cell office:value-type="string" calcext:value-type="string">
            <text:p>2016-11-21 19:44:17 </text:p>
          </table:table-cell>
          <table:table-cell office:value-type="string" calcext:value-type="string">
            <text:p>La Plata, Argentina 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LaPlata | @LaPlataMLP intensifies campaign against #Dengue throughout the city pic.twitter.com/99v9q2JoKf </text:p>
          </table:table-cell>
          <table:table-cell office:value-type="string" calcext:value-type="string">
            <text:p>#LaPlata | @LaPlataMLP intensifica la campaña contra el #Dengue en toda de la ciudad pic.twitter.com/99v9q2JoKf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8.00771524559049E+017" calcext:value-type="float">
            <text:p>800771524559049000</text:p>
          </table:table-cell>
          <table:table-cell office:value-type="string" calcext:value-type="string">
            <text:p>2016-11-21 19:43:03 </text:p>
          </table:table-cell>
          <table:table-cell office:value-type="string" calcext:value-type="string">
            <text:p>Niterói, Brasil 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seconser @ marcao1959 @O_Fluminense @NikyMentz Reminds me of the mosquito story. So they discussed whether it was Fed Est or the world's dengue fever. </text:p>
          </table:table-cell>
          <table:table-cell office:value-type="string" calcext:value-type="string">
            <text:p>@seconser @marcao1959 @O_Fluminense @NikyMentz Me lembra a história do mosquito. Enqto discutiam se era Fed Est ou mun a dengue avançava.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9" calcext:value-type="float">
            <text:p>179</text:p>
          </table:table-cell>
          <table:table-cell office:value-type="float" office:value="8.00746702743356E+017" calcext:value-type="float">
            <text:p>800746702743356000</text:p>
          </table:table-cell>
          <table:table-cell office:value-type="string" calcext:value-type="string">
            <text:p>2016-11-21 18:04:25 </text:p>
          </table:table-cell>
          <table:table-cell office:value-type="string" calcext:value-type="string">
            <text:p>Asuncion, Paraguay 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t is estimated that at least 72,000 people have a confirmed or probable diagnosis of dengue the vast majority between 20 and 39 years. pic.twitter.com/m6dnOFAU3S </text:p>
          </table:table-cell>
          <table:table-cell office:value-type="string" calcext:value-type="string">
            <text:p>Se estima que al menos 72.000 personas tienen un diagnóstico confirmado o probable de dengue la gran mayoría entre 20 a 39 años. pic.twitter.com/m6dnOFAU3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8.00745428908175E+017" calcext:value-type="float">
            <text:p>800745428908175000</text:p>
          </table:table-cell>
          <table:table-cell office:value-type="string" calcext:value-type="string">
            <text:p>2016-11-21 17:59:22 </text:p>
          </table:table-cell>
          <table:table-cell office:value-type="string" calcext:value-type="string">
            <text:p>Córdoba, Argentina 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soria_agostina 6 months ago that was similarly less defeated than the plenary dengue </text:p>
          </table:table-cell>
          <table:table-cell office:value-type="string" calcext:value-type="string">
            <text:p>@soria_agostina hace 6 meses que era vencido igual menos efecto que el plenario del deng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1" calcext:value-type="float">
            <text:p>181</text:p>
          </table:table-cell>
          <table:table-cell office:value-type="float" office:value="8.00743871495844E+017" calcext:value-type="float">
            <text:p>800743871495844000</text:p>
          </table:table-cell>
          <table:table-cell office:value-type="string" calcext:value-type="string">
            <text:p>2016-11-21 17:53:10 </text:p>
          </table:table-cell>
          <table:table-cell office:value-type="string" calcext:value-type="string">
            <text:p>Brasília, 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And the little princess here thinking that it was dengue only it was RENAL INFECTION? I'm going to have to stay </text:p>
          </table:table-cell>
          <table:table-cell office:value-type="string" calcext:value-type="string">
            <text:p>E s princesinha aqui achando que era dengue só que era INFECÇÃO RENAL? Vou ter que ficar internad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office:value-type="float" office:value="8.00731693569241E+017" calcext:value-type="float">
            <text:p>800731693569241000</text:p>
          </table:table-cell>
          <table:table-cell office:value-type="string" calcext:value-type="string">
            <text:p>2016-11-21 17:04:47 </text:p>
          </table:table-cell>
          <table:table-cell office:value-type="string" calcext:value-type="string">
            <text:p>Tietê, Brasil </text:p>
          </table:table-cell>
          <table:table-cell office:value-type="float" office:value="-23.1100979" calcext:value-type="float">
            <text:p>-23.1100979</text:p>
          </table:table-cell>
          <table:table-cell office:value-type="float" office:value="-47.7163779" calcext:value-type="float">
            <text:p>-47.716377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 lot of dengue cases and others have no garbage collection in this city because of the absurdities that the mayor did !! Nonsense saw. </text:p>
          </table:table-cell>
          <table:table-cell office:value-type="string" calcext:value-type="string">
            <text:p>Um monte de caso de dengue e outros não tem coleta de lixo nessa cidade por causa dos absurdos que o prefeito fez!! Absurdo viu.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4" calcext:value-type="float">
            <text:p>184</text:p>
          </table:table-cell>
          <table:table-cell office:value-type="float" office:value="8.00728467197268E+017" calcext:value-type="float">
            <text:p>800728467197268000</text:p>
          </table:table-cell>
          <table:table-cell office:value-type="string" calcext:value-type="string">
            <text:p>2016-11-21 16:51:58 </text:p>
          </table:table-cell>
          <table:table-cell office:value-type="string" calcext:value-type="string">
            <text:p>Ciudad Autónoma de Buenos Aires, Argentina 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faacuuw sounds like dengue </text:p>
          </table:table-cell>
          <table:table-cell office:value-type="string" calcext:value-type="string">
            <text:p>@faacuuw me suena a deng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office:value-type="float" office:value="8.00722328049119E+017" calcext:value-type="float">
            <text:p>800722328049119000</text:p>
          </table:table-cell>
          <table:table-cell office:value-type="string" calcext:value-type="string">
            <text:p>2016-11-21 16:27:34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f @Secresaludneiva does not control #SumiderosWaterWatch on streets Neiva Huila will suffer #dengue #ZancuderaUrbana @Rodrigo_LaraS @CarlosJulioGV </text:p>
          </table:table-cell>
          <table:table-cell office:value-type="string" calcext:value-type="string">
            <text:p>Si @Secresaludneiva no controla #SumiderosAguaLluvia en calles Neiva Huila sufrirá #dengue #ZancuderaUrbana @Rodrigo_LaraS @CarlosJulioGV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8.00720812932117E+017" calcext:value-type="float">
            <text:p>800720812932117000</text:p>
          </table:table-cell>
          <table:table-cell office:value-type="string" calcext:value-type="string">
            <text:p>2016-11-21 16:21:33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Of 88 sick prob + conf #dengue in Huila 52 are from Neiva in without 29oct to 05nov / 16 Up Neiva goes up Huila @Rodrigo_LaraS @CarlosJulioGV </text:p>
          </table:table-cell>
          <table:table-cell office:value-type="string" calcext:value-type="string">
            <text:p>De 88 enferm@s prob+conf #dengue en Huila 52 son de Neiva en sem 29oct a 05nov /16 Sube Neiva sube Huila @Rodrigo_LaraS @CarlosJulioGV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8.00717809911235E+017" calcext:value-type="float">
            <text:p>800717809911235000</text:p>
          </table:table-cell>
          <table:table-cell office:value-type="string" calcext:value-type="string">
            <text:p>2016-11-21 16:09:37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iva Baraya Gigante Guadalupe Pitalito and Huila are in #broteDengue today. Up Neiva goes up Huila. @Rodrigo_LaraS @CarlosJulioGV </text:p>
          </table:table-cell>
          <table:table-cell office:value-type="string" calcext:value-type="string">
            <text:p>Neiva Baraya Gigante Guadalupe Pitalito y Huila están hoy en #broteDengue . Sube Neiva sube Huila. @Rodrigo_LaraS @CarlosJulioGV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8" calcext:value-type="float">
            <text:p>188</text:p>
          </table:table-cell>
          <table:table-cell office:value-type="float" office:value="8.00712438123561E+017" calcext:value-type="float">
            <text:p>800712438123561000</text:p>
          </table:table-cell>
          <table:table-cell office:value-type="string" calcext:value-type="string">
            <text:p>2016-11-21 15:48:16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Disaster #DengueZika current in Neiva Huila and Colombia: cost 35 years institutional inefficiency against #ZancuderaUrbana @INSColombia @opsoms </text:p>
          </table:table-cell>
          <table:table-cell office:value-type="string" calcext:value-type="string">
            <text:p>Desastre #DengueZika actual en Neiva Huila y Colombia: costo 35 años ineficacia institucional contra #ZancuderaUrbana @INSColombia @opsom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9" calcext:value-type="float">
            <text:p>189</text:p>
          </table:table-cell>
          <table:table-cell office:value-type="float" office:value="8.0071032128335E+017" calcext:value-type="float">
            <text:p>800710321283350000</text:p>
          </table:table-cell>
          <table:table-cell office:value-type="string" calcext:value-type="string">
            <text:p>2016-11-21 15:39:51 </text:p>
          </table:table-cell>
          <table:table-cell office:value-type="string" calcext:value-type="string">
            <text:p>Nova Iguaçu, Brasil 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Vulgolenitta suspected dengue fever </text:p>
          </table:table-cell>
          <table:table-cell office:value-type="string" calcext:value-type="string">
            <text:p>@Vulgolenitta suspeita de deng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8.00709653826933E+017" calcext:value-type="float">
            <text:p>800709653826933000</text:p>
          </table:table-cell>
          <table:table-cell office:value-type="string" calcext:value-type="string">
            <text:p>2016-11-21 15:37:12 </text:p>
          </table:table-cell>
          <table:table-cell office:value-type="string" calcext:value-type="string">
            <text:p>Nova Iguaçu, Brasil 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_deboraahh I'm suspicious of dengue bb </text:p>
          </table:table-cell>
          <table:table-cell office:value-type="string" calcext:value-type="string">
            <text:p>@_deboraahh tô com suspeita de dengue bb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office:value-type="float" office:value="8.00703034682544E+017" calcext:value-type="float">
            <text:p>800703034682544000</text:p>
          </table:table-cell>
          <table:table-cell office:value-type="string" calcext:value-type="string">
            <text:p>2016-11-21 15:10:54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97,257 proab + confirmed patients and 260 finad @ s notif #dengueColombia / November 16 to 12 @INSColombia 927 and 03 últ / sem @agaviriau @JuanManSantos </text:p>
          </table:table-cell>
          <table:table-cell office:value-type="string" calcext:value-type="string">
            <text:p>97.257 enferm@s proab+confirm y 260 finad@s notif #dengueColombia /16 a 12 nov @INSColombia 927 y 03 últ/sem @agaviriau @JuanManSanto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8.00692654342337E+017" calcext:value-type="float">
            <text:p>800692654342337000</text:p>
          </table:table-cell>
          <table:table-cell office:value-type="string" calcext:value-type="string">
            <text:p>2016-11-21 14:29:39 </text:p>
          </table:table-cell>
          <table:table-cell office:value-type="string" calcext:value-type="string">
            <text:p>Brasília, 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uess who's the little princess who's in the hospital with suspected dengue fever? </text:p>
          </table:table-cell>
          <table:table-cell office:value-type="string" calcext:value-type="string">
            <text:p>Adivinha quem é a princesinha que tá no hospital com suspeita de dengue ?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8.00691759420318E+017" calcext:value-type="float">
            <text:p>800691759420318000</text:p>
          </table:table-cell>
          <table:table-cell office:value-type="string" calcext:value-type="string">
            <text:p>2016-11-21 14:26:06 </text:p>
          </table:table-cell>
          <table:table-cell office:value-type="string" calcext:value-type="string">
            <text:p>Zárate, Argentina 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We started # Lira # Prevencion against Zika Dengue and Chikungunya @zulmaortizok @ REGIONV5 # Management @CaffaroOsvaldoR pic.twitter.com/Cr6yZGPnqU </text:p>
          </table:table-cell>
          <table:table-cell office:value-type="string" calcext:value-type="string">
            <text:p>Comenzamos #Lira#Prevencion contra Zika Dengue y Chikungunya @zulmaortizok @REGIONV5 #Gestión @CaffaroOsvaldoR pic.twitter.com/Cr6yZGPnqU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8.0067955046418E+017" calcext:value-type="float">
            <text:p>800679550464180000</text:p>
          </table:table-cell>
          <table:table-cell office:value-type="string" calcext:value-type="string">
            <text:p>2016-11-21 13:37:35 </text:p>
          </table:table-cell>
          <table:table-cell office:value-type="string" calcext:value-type="string">
            <text:p>Zárate, Argentina 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Dengue prevention operation of the municipality's health secretariat pic.twitter.com/eK0wRcpd0i </text:p>
          </table:table-cell>
          <table:table-cell office:value-type="string" calcext:value-type="string">
            <text:p>Operativo de prevención de dengue de la secretaría de salud del municipio pic.twitter.com/eK0wRcpd0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8.00675173410177E+017" calcext:value-type="float">
            <text:p>800675173410177000</text:p>
          </table:table-cell>
          <table:table-cell office:value-type="string" calcext:value-type="string">
            <text:p>2016-11-21 13:20:11 </text:p>
          </table:table-cell>
          <table:table-cell office:value-type="string" calcext:value-type="string">
            <text:p>Corumbá, Brasil </text:p>
          </table:table-cell>
          <table:table-cell office:value-type="float" office:value="-19.0064041" calcext:value-type="float">
            <text:p>-19.0064041</text:p>
          </table:table-cell>
          <table:table-cell office:value-type="float" office:value="-57.6494887" calcext:value-type="float">
            <text:p>-57.649488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ranslate from: Portuguese Health reinforces actions to combat Aedes aegypti - Diário Corumbaense http: // www. Diarionline.com.br/index.php?s=no ticia &amp; id = 89822 # .WDLmaR0L7vg.twitter ... #Dengue </text:p>
          </table:table-cell>
          <table:table-cell office:value-type="string" calcext:value-type="string">
            <text:p>Saúde reforça ações de combate ao Aedes aegypti - Diário Corumbaense http://www. diarionline.com.br/index.php?s=no ticia&amp;id=89822#.WDLmaR0L7vg.twitter … #Deng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8.00666240666784E+017" calcext:value-type="float">
            <text:p>800666240666784000</text:p>
          </table:table-cell>
          <table:table-cell office:value-type="string" calcext:value-type="string">
            <text:p>2016-11-21 12:44:42 </text:p>
          </table:table-cell>
          <table:table-cell office:value-type="string" calcext:value-type="string">
            <text:p>Panama 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Garzas of #Pacora and Veracruz are the areas where more cases of Dengue occur according to regional director of health of # Panama Center. </text:p>
          </table:table-cell>
          <table:table-cell office:value-type="string" calcext:value-type="string">
            <text:p>Las Garzas de #Pacora y Veracruz son las áreas donde se presentan más casos de Dengue según director regional de salud de #Panamá Centro.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8.0066118448769E+017" calcext:value-type="float">
            <text:p>800661184487690000</text:p>
          </table:table-cell>
          <table:table-cell office:value-type="string" calcext:value-type="string">
            <text:p>2016-11-21 12:24:36 </text:p>
          </table:table-cell>
          <table:table-cell office:value-type="string" calcext:value-type="string">
            <text:p>Venezuela 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 Mariasan8 there is a well in the 5th av causing dengue zika chicunguya government entity please even when they are told and do nothing </text:p>
          </table:table-cell>
          <table:table-cell office:value-type="string" calcext:value-type="string">
            <text:p>@mariasan8 hay un pozo en la 5ta av causante de dengue zika chicunguya ente gubernamental por favor hasta cuando se les dice y no hacen nad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8.00656559080518E+017" calcext:value-type="float">
            <text:p>800656559080518000</text:p>
          </table:table-cell>
          <table:table-cell office:value-type="string" calcext:value-type="string">
            <text:p>2016-11-21 12:06:13 </text:p>
          </table:table-cell>
          <table:table-cell office:value-type="string" calcext:value-type="string">
            <text:p>Nueva Esparta, Venezuela </text:p>
          </table:table-cell>
          <table:table-cell office:value-type="float" office:value="11" calcext:value-type="float">
            <text:p>11</text:p>
          </table:table-cell>
          <table:table-cell office:value-type="float" office:value="-63.9999999" calcext:value-type="float">
            <text:p>-63.9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nd We Are Already Protected # Bracelets # Colors # Dengue #NonToxic. What are you waiting for to protect ... https: // www. instagram.com/p/BNEeUCzAHpi/ </text:p>
          </table:table-cell>
          <table:table-cell office:value-type="string" calcext:value-type="string">
            <text:p>Y Nosotros Ya estamos Protegidos #Brazaletes#Colores#Dengue #NonToxic. Que esperas para proteger… https://www. instagram.com/p/BNEeUCzAHpi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 office:value-type="float" office:value="8.00545437291807E+017" calcext:value-type="float">
            <text:p>800545437291807000</text:p>
          </table:table-cell>
          <table:table-cell office:value-type="string" calcext:value-type="string">
            <text:p>2016-11-21 04:44:40 </text:p>
          </table:table-cell>
          <table:table-cell office:value-type="string" calcext:value-type="string">
            <text:p>Maringá, Brasil 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ake your kids to get dengue </text:p>
          </table:table-cell>
          <table:table-cell office:value-type="string" calcext:value-type="string">
            <text:p>tomara que seus filhos peguem deng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  <table:table-cell office:value-type="float" office:value="8.00530449038803E+017" calcext:value-type="float">
            <text:p>800530449038803000</text:p>
          </table:table-cell>
          <table:table-cell office:value-type="string" calcext:value-type="string">
            <text:p>2016-11-21 03:45:06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iva in dengue outbreak on November 05, 16; Since this date @secresaludHuila does not publish data mcpios Huila situation. Up Neiva goes up Huila. </text:p>
          </table:table-cell>
          <table:table-cell office:value-type="string" calcext:value-type="string">
            <text:p>Neiva en brote dengue a 05 nov /16; desde esta fecha @secresaludHuila no publica datos situación mcpios Huila. Sube Neiva sube Huila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8.00516080984736E+017" calcext:value-type="float">
            <text:p>800516080984736000</text:p>
          </table:table-cell>
          <table:table-cell office:value-type="string" calcext:value-type="string">
            <text:p>2016-11-21 02:48:01 </text:p>
          </table:table-cell>
          <table:table-cell office:value-type="string" calcext:value-type="string">
            <text:p>Tigre, Argentina 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 ClaudiaCCC5 larvae in standing water on the street! Mosquito / dengue breeding </text:p>
          </table:table-cell>
          <table:table-cell office:value-type="string" calcext:value-type="string">
            <text:p>@ClaudiaCCC5 larvas en agua estancada en la calle! Criadero de mosquitos/ deng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office:value-type="float" office:value="8.00507081954656E+017" calcext:value-type="float">
            <text:p>800507081954656000</text:p>
          </table:table-cell>
          <table:table-cell office:value-type="string" calcext:value-type="string">
            <text:p>2016-11-21 02:12:15 </text:p>
          </table:table-cell>
          <table:table-cell office:value-type="string" calcext:value-type="string">
            <text:p>Espumoso, Brasil </text:p>
          </table:table-cell>
          <table:table-cell office:value-type="float" office:value="-28.7256961" calcext:value-type="float">
            <text:p>-28.7256961</text:p>
          </table:table-cell>
          <table:table-cell office:value-type="float" office:value="-52.845375" calcext:value-type="float">
            <text:p>-52.84537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This is dengue fever. </text:p>
          </table:table-cell>
          <table:table-cell office:value-type="string" calcext:value-type="string">
            <text:p>Isso é deng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8.00505965325885E+017" calcext:value-type="float">
            <text:p>800505965325885000</text:p>
          </table:table-cell>
          <table:table-cell office:value-type="string" calcext:value-type="string">
            <text:p>2016-11-21 02:07:49 </text:p>
          </table:table-cell>
          <table:table-cell office:value-type="string" calcext:value-type="string">
            <text:p>Manaus, Brazil 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dengue mosquito has come https: // twitter.com/forumpandlr/st atus / 800485824425037825 ... </text:p>
          </table:table-cell>
          <table:table-cell office:value-type="string" calcext:value-type="string">
            <text:p>o mosquito da dengue chegou https:// twitter.com/forumpandlr/st atus/800485824425037825 …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4" calcext:value-type="float">
            <text:p>214</text:p>
          </table:table-cell>
          <table:table-cell office:value-type="float" office:value="8.00505638203912E+017" calcext:value-type="float">
            <text:p>800505638203912000</text:p>
          </table:table-cell>
          <table:table-cell office:value-type="string" calcext:value-type="string">
            <text:p>2016-11-21 02:06:31 </text:p>
          </table:table-cell>
          <table:table-cell office:value-type="string" calcext:value-type="string">
            <text:p>Belo Horizonte, Brazil 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stefaniakaty is dengue fever </text:p>
          </table:table-cell>
          <table:table-cell office:value-type="string" calcext:value-type="string">
            <text:p>@stefaniakaty é dengu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office:value-type="float" office:value="8.00485743298806E+017" calcext:value-type="float">
            <text:p>800485743298806000</text:p>
          </table:table-cell>
          <table:table-cell office:value-type="string" calcext:value-type="string">
            <text:p>2016-11-21 00:47:28 </text:p>
          </table:table-cell>
          <table:table-cell office:value-type="string" calcext:value-type="string">
            <text:p>Erechim, Brasil 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Dengue fever kills </text:p>
          </table:table-cell>
          <table:table-cell office:value-type="string" calcext:value-type="string">
            <text:p>Cuidado dengue mat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1" calcext:value-type="float">
            <text:p>221</text:p>
          </table:table-cell>
          <table:table-cell office:value-type="float" office:value="8.00472688544321E+017" calcext:value-type="float">
            <text:p>800472688544321000</text:p>
          </table:table-cell>
          <table:table-cell office:value-type="string" calcext:value-type="string">
            <text:p>2016-11-20 23:55:35 </text:p>
          </table:table-cell>
          <table:table-cell office:value-type="string" calcext:value-type="string">
            <text:p>Chaco, Argentina </text:p>
          </table:table-cell>
          <table:table-cell office:value-type="float" office:value="-26.3829646" calcext:value-type="float">
            <text:p>-26.3829646</text:p>
          </table:table-cell>
          <table:table-cell office:value-type="float" office:value="-60.8816091" calcext:value-type="float">
            <text:p>-60.881609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oo bad for love affairs. And you blame dengue fever </text:p>
          </table:table-cell>
          <table:table-cell office:value-type="string" calcext:value-type="string">
            <text:p>@matipabon mal de amores seguro. Y le culpas al dengu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2" calcext:value-type="float">
            <text:p>222</text:p>
          </table:table-cell>
          <table:table-cell office:value-type="float" office:value="8.00460737810498E+017" calcext:value-type="float">
            <text:p>800460737810498000</text:p>
          </table:table-cell>
          <table:table-cell office:value-type="string" calcext:value-type="string">
            <text:p>2016-11-20 23:08:06 </text:p>
          </table:table-cell>
          <table:table-cell office:value-type="string" calcext:value-type="string">
            <text:p>Nova Lima, Brasil </text:p>
          </table:table-cell>
          <table:table-cell office:value-type="float" office:value="-19.9854088" calcext:value-type="float">
            <text:p>-19.9854088</text:p>
          </table:table-cell>
          <table:table-cell office:value-type="float" office:value="-43.847069" calcext:value-type="float">
            <text:p>-43.84706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From the series: If you stop dengue @Niagara Events Center https: // www. instagram.com/p/BNDFQtFDtap/ </text:p>
          </table:table-cell>
          <table:table-cell office:value-type="string" calcext:value-type="string">
            <text:p>Da série: Se parar da dengue @Niagara Centro de Eventos https://www. instagram.com/p/BNDFQtFDtap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3" calcext:value-type="float">
            <text:p>223</text:p>
          </table:table-cell>
          <table:table-cell office:value-type="float" office:value="8.00459639649423E+017" calcext:value-type="float">
            <text:p>800459639649423000</text:p>
          </table:table-cell>
          <table:table-cell office:value-type="string" calcext:value-type="string">
            <text:p>2016-11-20 23:03:44 </text:p>
          </table:table-cell>
          <table:table-cell office:value-type="string" calcext:value-type="string">
            <text:p>Araxá, Brasil </text:p>
          </table:table-cell>
          <table:table-cell office:value-type="float" office:value="-19.5928484" calcext:value-type="float">
            <text:p>-19.5928484</text:p>
          </table:table-cell>
          <table:table-cell office:value-type="float" office:value="-46.940324" calcext:value-type="float">
            <text:p>-46.94032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My wpp will give dengue </text:p>
          </table:table-cell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" calcext:value-type="float">
            <text:p>225</text:p>
          </table:table-cell>
          <table:table-cell office:value-type="float" office:value="8.00453640892727E+017" calcext:value-type="float">
            <text:p>800453640892727000</text:p>
          </table:table-cell>
          <table:table-cell office:value-type="string" calcext:value-type="string">
            <text:p>2016-11-20 22:39:54 </text:p>
          </table:table-cell>
          <table:table-cell office:value-type="string" calcext:value-type="string">
            <text:p>Salvador, Brazil 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aedes ta ai passing dengue chikungunya and zika in a bite and the people finding a bonus to be versatile because the e e does not do more than the obligation https: // twitter.com/emhjr/status/8 00452862669189120 ... </text:p>
          </table:table-cell>
          <table:table-cell office:value-type="string" calcext:value-type="string">
            <text:p>O aedes ta ai passando dengue chikungunya e zika numa picada e o povo achando bonus ser versatil pq da e come nao faz mais que a obrigaçao https:// twitter.com/emhjr/status/8 00452862669189120 …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8.00437512804123E+017" calcext:value-type="float">
            <text:p>800437512804123000</text:p>
          </table:table-cell>
          <table:table-cell office:value-type="string" calcext:value-type="string">
            <text:p>2016-11-20 21:35:49 </text:p>
          </table:table-cell>
          <table:table-cell office:value-type="string" calcext:value-type="string">
            <text:p>Brasília, 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My fds was quieter than dengue water </text:p>
          </table:table-cell>
          <table:table-cell office:value-type="string" calcext:value-type="string">
            <text:p>Meu fds foi mais parado que água com deng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1" calcext:value-type="float">
            <text:p>231</text:p>
          </table:table-cell>
          <table:table-cell office:value-type="float" office:value="8.00431334753784E+017" calcext:value-type="float">
            <text:p>800431334753784000</text:p>
          </table:table-cell>
          <table:table-cell office:value-type="string" calcext:value-type="string">
            <text:p>2016-11-20 21:11:16 </text:p>
          </table:table-cell>
          <table:table-cell office:value-type="string" calcext:value-type="string">
            <text:p>Goiânia, Brazil 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 092PCYEOL vixi have to be careful not to be dengue </text:p>
          </table:table-cell>
          <table:table-cell office:value-type="string" calcext:value-type="string">
            <text:p>@092PCYEOL vixi tem que tomar cuidado para nao ser dengu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office:value-type="float" office:value="8.00423015993328E+017" calcext:value-type="float">
            <text:p>800423015993328000</text:p>
          </table:table-cell>
          <table:table-cell office:value-type="string" calcext:value-type="string">
            <text:p>2016-11-20 20:38:12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Urgente Required for Fedora Castellano d 8años #TerapiaIntensiva #Dengue # PoliclinicoLaViña #ColegioSantaCruz #Valencia @LuisChataing pic.twitter.com/3TtgaZ09eZ </text:p>
          </table:table-cell>
          <table:table-cell office:value-type="string" calcext:value-type="string">
            <text:p>#Urgente Se requiere para Fedora Castellano d 8años #TerapiaIntensiva #Dengue #PoliclinicoLaViña #ColegioSantaCruz #Valencia @LuisChataing pic.twitter.com/3TtgaZ09eZ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" calcext:value-type="float">
            <text:p>233</text:p>
          </table:table-cell>
          <table:table-cell office:value-type="float" office:value="8.00409042392732E+017" calcext:value-type="float">
            <text:p>800409042392732000</text:p>
          </table:table-cell>
          <table:table-cell office:value-type="string" calcext:value-type="string">
            <text:p>2016-11-20 19:42:41 </text:p>
          </table:table-cell>
          <table:table-cell office:value-type="string" calcext:value-type="string">
            <text:p>Asuncion, Paraguay 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Exactly and then you have vacations where no one has and can accompany you anywhere thanks to the contingencies by Dengue https: // twitter.com/cabaio_de_troi a / status / 800408669301178368 ... </text:p>
          </table:table-cell>
          <table:table-cell office:value-type="string" calcext:value-type="string">
            <text:p>Exactamente y después tenés vacaciones donde nadie tiene y puede acompañarte a ningún lado gracias a las contingencias por Dengue https:// twitter.com/cabaio_de_troi a/status/800408669301178368 …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float" office:value="8.00401264194552E+017" calcext:value-type="float">
            <text:p>800401264194552000</text:p>
          </table:table-cell>
          <table:table-cell office:value-type="string" calcext:value-type="string">
            <text:p>2016-11-20 19:11:46 </text:p>
          </table:table-cell>
          <table:table-cell office:value-type="string" calcext:value-type="string">
            <text:p>Tigre, Argentina 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MalenaMassa clean Torcuato! Around the school Estrada. The filthy culverts of larvae! Without mosquitoes there is no dengue? pic.twitter.com/UY9gT8lALa </text:p>
          </table:table-cell>
          <table:table-cell office:value-type="string" calcext:value-type="string">
            <text:p>@MalenaMassa limpien Torcuato! A la vuelta del colegio Estrada. Las alcantarillas inmundas de larvas! Sin mosquitos no hay dengue ? pic.twitter.com/UY9gT8lAL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8.00400704519041E+017" calcext:value-type="float">
            <text:p>800400704519041000</text:p>
          </table:table-cell>
          <table:table-cell office:value-type="string" calcext:value-type="string">
            <text:p>2016-11-20 19:09:33 </text:p>
          </table:table-cell>
          <table:table-cell office:value-type="string" calcext:value-type="string">
            <text:p>Maricá, Brasil 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8" calcext:value-type="float">
            <text:p>-42.8179477878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luiza_lalu iiiih ... tá c dengue? </text:p>
          </table:table-cell>
          <table:table-cell office:value-type="string" calcext:value-type="string">
            <text:p>@luiza_lalu iiiih ... tá c dengue ?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7" calcext:value-type="float">
            <text:p>237</text:p>
          </table:table-cell>
          <table:table-cell office:value-type="float" office:value="8.00399592634413E+017" calcext:value-type="float">
            <text:p>800399592634413000</text:p>
          </table:table-cell>
          <table:table-cell office:value-type="string" calcext:value-type="string">
            <text:p>2016-11-20 19:05:08 </text:p>
          </table:table-cell>
          <table:table-cell office:value-type="string" calcext:value-type="string">
            <text:p>Tigre, Argentina 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SergioMassa please clean Torcuato! We want to be the first locality of the conurbano with cases of dengue? Let's go that way. pic.twitter.com/iOYpVbgU5z </text:p>
          </table:table-cell>
          <table:table-cell office:value-type="string" calcext:value-type="string">
            <text:p>@SergioMassa por favor limpien Torcuato! Queremos ser la primera localidad del conurbano con casos de dengue ? Vamos en ese camino. pic.twitter.com/iOYpVbgU5z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1" calcext:value-type="float">
            <text:p>241</text:p>
          </table:table-cell>
          <table:table-cell office:value-type="float" office:value="8.00360381474607E+017" calcext:value-type="float">
            <text:p>800360381474607000</text:p>
          </table:table-cell>
          <table:table-cell office:value-type="string" calcext:value-type="string">
            <text:p>2016-11-20 16:29:19 </text:p>
          </table:table-cell>
          <table:table-cell office:value-type="string" calcext:value-type="string">
            <text:p>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 want to get dengue </text:p>
          </table:table-cell>
          <table:table-cell office:value-type="string" calcext:value-type="string">
            <text:p>quero pegar dengu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8.00340066392363E+017" calcext:value-type="float">
            <text:p>800340066392363000</text:p>
          </table:table-cell>
          <table:table-cell office:value-type="string" calcext:value-type="string">
            <text:p>2016-11-20 15:08:36 </text:p>
          </table:table-cell>
          <table:table-cell office:value-type="string" calcext:value-type="string">
            <text:p>São Luís, Brazil 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gustavovcm is giving dengue </text:p>
          </table:table-cell>
          <table:table-cell office:value-type="string" calcext:value-type="string">
            <text:p>@gustavovcm tá dando deng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7" calcext:value-type="float">
            <text:p>247</text:p>
          </table:table-cell>
          <table:table-cell office:value-type="float" office:value="8.00328164907942E+017" calcext:value-type="float">
            <text:p>800328164907942000</text:p>
          </table:table-cell>
          <table:table-cell office:value-type="string" calcext:value-type="string">
            <text:p>2016-11-20 14:21:18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ummer usually aggravates #dengue in Neiva Huila and Colombia according to official statistics. Does winter favor us? @MinSaludCol @opsoms </text:p>
          </table:table-cell>
          <table:table-cell office:value-type="string" calcext:value-type="string">
            <text:p>Verano suele agravar #dengue en Neiva Huila y Colombia según estadística oficial. ¿Invierno nos favorece? @MinSaludCol @opsom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8" calcext:value-type="float">
            <text:p>248</text:p>
          </table:table-cell>
          <table:table-cell office:value-type="float" office:value="8.00325015359095E+017" calcext:value-type="float">
            <text:p>800325015359095000</text:p>
          </table:table-cell>
          <table:table-cell office:value-type="string" calcext:value-type="string">
            <text:p>2016-11-20 14:08:47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ick people prob + conf Colombia on Nov 12: #dengue / 16 97,527 # chikún / 16 19,329 #zika / 15/16 105,372 @INSColombia @agaviriau @JuanManSantos </text:p>
          </table:table-cell>
          <table:table-cell office:value-type="string" calcext:value-type="string">
            <text:p>Enferm@s prob+conf Colombia a 12 nov: #dengue /16 97.527 #chikún /16 19.329 #zika /15/16 105.372 @INSColombia @agaviriau @JuanManSanto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9" calcext:value-type="float">
            <text:p>249</text:p>
          </table:table-cell>
          <table:table-cell office:value-type="float" office:value="8.00322913085903E+017" calcext:value-type="float">
            <text:p>800322913085903000</text:p>
          </table:table-cell>
          <table:table-cell office:value-type="string" calcext:value-type="string">
            <text:p>2016-11-20 14:00:26 </text:p>
          </table:table-cell>
          <table:table-cell office:value-type="string" calcext:value-type="string">
            <text:p>Birigui, Brasil 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My life my life is so still that it will give even dengue ta complicated saw. </text:p>
          </table:table-cell>
          <table:table-cell office:value-type="string" calcext:value-type="string">
            <text:p>Cara minha vida ta tão parada que vai dar até dengue ta complicado viu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3" calcext:value-type="float">
            <text:p>263</text:p>
          </table:table-cell>
          <table:table-cell office:value-type="float" office:value="8.00187452728246E+017" calcext:value-type="float">
            <text:p>800187452728246000</text:p>
          </table:table-cell>
          <table:table-cell office:value-type="string" calcext:value-type="string">
            <text:p>2016-11-20 05:02:10 </text:p>
          </table:table-cell>
          <table:table-cell office:value-type="string" calcext:value-type="string">
            <text:p>Neuquén, Argentina </text:p>
          </table:table-cell>
          <table:table-cell office:value-type="float" office:value="-38.9549295" calcext:value-type="float">
            <text:p>-38.9549295</text:p>
          </table:table-cell>
          <table:table-cell office:value-type="float" office:value="-68.0592567" calcext:value-type="float">
            <text:p>-68.059256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I am the dengue that vacunaaaaaa </text:p>
          </table:table-cell>
          <table:table-cell office:value-type="string" calcext:value-type="string">
            <text:p>Yo soy el dengue que la vacunaaaa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7" calcext:value-type="float">
            <text:p>267</text:p>
          </table:table-cell>
          <table:table-cell office:value-type="float" office:value="8.00168645557035E+017" calcext:value-type="float">
            <text:p>800168645557035000</text:p>
          </table:table-cell>
          <table:table-cell office:value-type="string" calcext:value-type="string">
            <text:p>2016-11-20 03:47:26 </text:p>
          </table:table-cell>
          <table:table-cell office:value-type="string" calcext:value-type="string">
            <text:p>São Bernardo do Campo, Brasil 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My whats already gives dengue parsa kkk </text:p>
          </table:table-cell>
          <table:table-cell office:value-type="string" calcext:value-type="string">
            <text:p>meu whats já já dá dengue parsa kkk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9" calcext:value-type="float">
            <text:p>269</text:p>
          </table:table-cell>
          <table:table-cell office:value-type="float" office:value="8.0016119177966E+017" calcext:value-type="float">
            <text:p>800161191779660000</text:p>
          </table:table-cell>
          <table:table-cell office:value-type="string" calcext:value-type="string">
            <text:p>2016-11-20 03:17:49 </text:p>
          </table:table-cell>
          <table:table-cell office:value-type="string" calcext:value-type="string">
            <text:p>Rio de Janeiro, Brazil 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o very discouraged my life is more stopped than dengue water </text:p>
          </table:table-cell>
          <table:table-cell office:value-type="string" calcext:value-type="string">
            <text:p>to very desanimada minha vida tá mais parada que água de deng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8.00150841839747E+017" calcext:value-type="float">
            <text:p>800150841839747000</text:p>
          </table:table-cell>
          <table:table-cell office:value-type="string" calcext:value-type="string">
            <text:p>2016-11-20 02:36:41 </text:p>
          </table:table-cell>
          <table:table-cell office:value-type="string" calcext:value-type="string">
            <text:p>Monte Carmelo, Brasil </text:p>
          </table:table-cell>
          <table:table-cell office:value-type="float" office:value="-18.7260938" calcext:value-type="float">
            <text:p>-18.7260938</text:p>
          </table:table-cell>
          <table:table-cell office:value-type="float" office:value="-47.4958858" calcext:value-type="float">
            <text:p>-47.4958858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My wpp is more stationary than the focus of dengue </text:p>
          </table:table-cell>
          <table:table-cell office:value-type="string" calcext:value-type="string">
            <text:p>Meu wpp ta mais parado que foco de dengu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6" calcext:value-type="float">
            <text:p>276</text:p>
          </table:table-cell>
          <table:table-cell office:value-type="float" office:value="8.00147456658932E+017" calcext:value-type="float">
            <text:p>800147456658932000</text:p>
          </table:table-cell>
          <table:table-cell office:value-type="string" calcext:value-type="string">
            <text:p>2016-11-20 02:23:14 </text:p>
          </table:table-cell>
          <table:table-cell office:value-type="string" calcext:value-type="string">
            <text:p>Hecelchakán, Campeche </text:p>
          </table:table-cell>
          <table:table-cell office:value-type="float" office:value="20.09066865" calcext:value-type="float">
            <text:p>20.09066865</text:p>
          </table:table-cell>
          <table:table-cell office:value-type="float" office:value="-90.0727478524" calcext:value-type="float">
            <text:p>-90.072747852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Every time I come to my village I have a constant fear of getting sick with Dengue zika or so real that there is a good mosquito or just to follow me </text:p>
          </table:table-cell>
          <table:table-cell office:value-type="string" calcext:value-type="string">
            <text:p>Cada que vengo a mi puebli tengo un miedo constante a enfermarme con Dengue zika o así real que hay un buen de mosco o sólo a mi me sigu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8.00143464692404E+017" calcext:value-type="float">
            <text:p>800143464692404000</text:p>
          </table:table-cell>
          <table:table-cell office:value-type="string" calcext:value-type="string">
            <text:p>2016-11-20 02:07:22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s of Nov 05, 16 @secresaludHuila does not publish statistics #dengue in Huila municipalities. Neiva in outbreak rises risk. @CarlosJulioGV </text:p>
          </table:table-cell>
          <table:table-cell office:value-type="string" calcext:value-type="string">
            <text:p>Desde el 05 nov/16 @secresaludHuila no publica estadística #dengue en municipios del Huila. Neiva en brote sube riesgo. @CarlosJulioGV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0" calcext:value-type="float">
            <text:p>280</text:p>
          </table:table-cell>
          <table:table-cell office:value-type="float" office:value="8.00136774768988E+017" calcext:value-type="float">
            <text:p>800136774768988000</text:p>
          </table:table-cell>
          <table:table-cell office:value-type="string" calcext:value-type="string">
            <text:p>2016-11-20 01:40:47 </text:p>
          </table:table-cell>
          <table:table-cell office:value-type="string" calcext:value-type="string">
            <text:p>Panama 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n patients with dengue or other conditions that are at risk of bleeding, vitamin E supplements should be avoided .prof.NC Laura Baha Al Deen </text:p>
          </table:table-cell>
          <table:table-cell office:value-type="string" calcext:value-type="string">
            <text:p>En pacientes con dengue u otra condición que de riesgo a sangrado hay que evitar suplementos Vitamina E .prof.NC Laura Baha Al De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  <table:table-cell office:value-type="float" office:value="8.00135494285791E+017" calcext:value-type="float">
            <text:p>800135494285791000</text:p>
          </table:table-cell>
          <table:table-cell office:value-type="string" calcext:value-type="string">
            <text:p>2016-11-20 01:35:42 </text:p>
          </table:table-cell>
          <table:table-cell office:value-type="string" calcext:value-type="string">
            <text:p>Panama 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n patients with dengue or other conditions that risk of bleeding, omega 3 supplements should be avoided .prof.NC Laura Baha Al Deen </text:p>
          </table:table-cell>
          <table:table-cell office:value-type="string" calcext:value-type="string">
            <text:p>En pacientes con dengue u otra condición que de riesgo a sangrado hay que evitar suplementos omega 3 .prof.NC Laura Baha Al De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2" calcext:value-type="float">
            <text:p>282</text:p>
          </table:table-cell>
          <table:table-cell office:value-type="float" office:value="8.00115024220013E+017" calcext:value-type="float">
            <text:p>800115024220013000</text:p>
          </table:table-cell>
          <table:table-cell office:value-type="string" calcext:value-type="string">
            <text:p>2016-11-20 00:14:21 </text:p>
          </table:table-cell>
          <table:table-cell office:value-type="string" calcext:value-type="string">
            <text:p>Santa Isabel, Brasil </text:p>
          </table:table-cell>
          <table:table-cell office:value-type="float" office:value="-23.2947399" calcext:value-type="float">
            <text:p>-23.2947399</text:p>
          </table:table-cell>
          <table:table-cell office:value-type="float" office:value="-46.2353899455" calcext:value-type="float">
            <text:p>-46.235389945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I think I have dengue fever </text:p>
          </table:table-cell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3" calcext:value-type="float">
            <text:p>283</text:p>
          </table:table-cell>
          <table:table-cell office:value-type="float" office:value="8.00114554252435E+017" calcext:value-type="float">
            <text:p>800114554252435000</text:p>
          </table:table-cell>
          <table:table-cell office:value-type="string" calcext:value-type="string">
            <text:p>2016-11-20 00:12:29 </text:p>
          </table:table-cell>
          <table:table-cell office:value-type="string" calcext:value-type="string">
            <text:p>Salvador, Brazil 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1 LITER OF BURNED CAR OIL IN THE FOSSA EXTERMINES OF TIME WITH THE LARGEST CREATOR OF DENGUE ZICA GIRL AND ETC BY GENTILEZA SHARING. </text:p>
          </table:table-cell>
          <table:table-cell office:value-type="string" calcext:value-type="string">
            <text:p>1 LITRO DE ÓLEO DE CARRO QUEIMADO NA FOSSA EXTERMINA DE VEZ COM O MAIOR CRIADOURO DA DENGUE ZICA CHICA E ETC POR GENTILEZA COMPARTILHEM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4" calcext:value-type="float">
            <text:p>284</text:p>
          </table:table-cell>
          <table:table-cell office:value-type="float" office:value="8.00109984747057E+017" calcext:value-type="float">
            <text:p>800109984747057000</text:p>
          </table:table-cell>
          <table:table-cell office:value-type="string" calcext:value-type="string">
            <text:p>2016-11-19 23:54:20 </text:p>
          </table:table-cell>
          <table:table-cell office:value-type="string" calcext:value-type="string">
            <text:p>Rio de Janeiro, Brazil 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babzau pleasure mosquito dengue </text:p>
          </table:table-cell>
          <table:table-cell office:value-type="string" calcext:value-type="string">
            <text:p>@babzau prazer mosquito da dengu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5" calcext:value-type="float">
            <text:p>285</text:p>
          </table:table-cell>
          <table:table-cell office:value-type="float" office:value="8.00109904916808E+017" calcext:value-type="float">
            <text:p>800109904916808000</text:p>
          </table:table-cell>
          <table:table-cell office:value-type="string" calcext:value-type="string">
            <text:p>2016-11-19 23:54:01 </text:p>
          </table:table-cell>
          <table:table-cell office:value-type="string" calcext:value-type="string">
            <text:p>Venezuela 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I have 8 dengue mosquito bites is coming. </text:p>
          </table:table-cell>
          <table:table-cell office:value-type="string" calcext:value-type="string">
            <text:p>Tengo 8 picaduras de zancudo dengue is coming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8.00103162921226E+017" calcext:value-type="float">
            <text:p>800103162921226000</text:p>
          </table:table-cell>
          <table:table-cell office:value-type="string" calcext:value-type="string">
            <text:p>2016-11-19 23:27:13 </text:p>
          </table:table-cell>
          <table:table-cell office:value-type="string" calcext:value-type="string">
            <text:p>Montevideo, Uruguay 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When the heat returns and rains will be perfumara Mdeo with lack of fulfillment of IMM payment x all the rats and the dengue of parabienes </text:p>
          </table:table-cell>
          <table:table-cell office:value-type="string" calcext:value-type="string">
            <text:p>Cuando vuelva el calor y lluvias se perfumara Mdeo con falta de cumplimiento de IMM pago x todos las ratas y el dengue de parabiene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8.00086364465328E+017" calcext:value-type="float">
            <text:p>800086364465328000</text:p>
          </table:table-cell>
          <table:table-cell office:value-type="string" calcext:value-type="string">
            <text:p>2016-11-19 22:20:28 </text:p>
          </table:table-cell>
          <table:table-cell office:value-type="string" calcext:value-type="string">
            <text:p>Madre de Dios, Peru </text:p>
          </table:table-cell>
          <table:table-cell office:value-type="float" office:value="-11.9999999" calcext:value-type="float">
            <text:p>-11.9999999</text:p>
          </table:table-cell>
          <table:table-cell office:value-type="float" office:value="-70.2499999" calcext:value-type="float">
            <text:p>-70.24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MadredeDios Children learn the prevention measures against diseases such as dengue chikungunya and zika. #MiCasaSinZancudos pic.twitter.com/IhfymUrGny </text:p>
          </table:table-cell>
          <table:table-cell office:value-type="string" calcext:value-type="string">
            <text:p>#MadredeDios Niños aprenden las medidas de prevención contra enfermedades como el dengue chikungunya y zika. #MiCasaSinZancudos pic.twitter.com/IhfymUrGn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0" calcext:value-type="float">
            <text:p>290</text:p>
          </table:table-cell>
          <table:table-cell office:value-type="float" office:value="8.00070865262154E+017" calcext:value-type="float">
            <text:p>800070865262154000</text:p>
          </table:table-cell>
          <table:table-cell office:value-type="string" calcext:value-type="string">
            <text:p>2016-11-19 21:18:53 </text:p>
          </table:table-cell>
          <table:table-cell office:value-type="string" calcext:value-type="string">
            <text:p>Brasília, Brazil 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Let's be aware! Fighting dengue is a My and Everyone's duty. pic.twitter.com/6TRiYEkw3u </text:p>
          </table:table-cell>
          <table:table-cell office:value-type="string" calcext:value-type="string">
            <text:p>Vamos nos conscientizar! Combater a dengue é um dever Meu Seu e de Todos. pic.twitter.com/6TRiYEkw3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8.00061667388387E+017" calcext:value-type="float">
            <text:p>800061667388387000</text:p>
          </table:table-cell>
          <table:table-cell office:value-type="string" calcext:value-type="string">
            <text:p>2016-11-19 20:42:20 </text:p>
          </table:table-cell>
          <table:table-cell office:value-type="string" calcext:value-type="string">
            <text:p>Lagoa Santa, Brasil </text:p>
          </table:table-cell>
          <table:table-cell office:value-type="float" office:value="-19.6357375" calcext:value-type="float">
            <text:p>-19.6357375</text:p>
          </table:table-cell>
          <table:table-cell office:value-type="float" office:value="-43.8966131" calcext:value-type="float">
            <text:p>-43.896613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aturday more stopped than the dengue mosquito water </text:p>
          </table:table-cell>
          <table:table-cell office:value-type="string" calcext:value-type="string">
            <text:p>Sábado mais parado do q agua do mosquito da deng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2" calcext:value-type="float">
            <text:p>292</text:p>
          </table:table-cell>
          <table:table-cell office:value-type="float" office:value="8.00061578192138E+017" calcext:value-type="float">
            <text:p>800061578192138000</text:p>
          </table:table-cell>
          <table:table-cell office:value-type="string" calcext:value-type="string">
            <text:p>2016-11-19 20:41:59 </text:p>
          </table:table-cell>
          <table:table-cell office:value-type="string" calcext:value-type="string">
            <text:p>Morelia, Michoacán de Ocampo </text:p>
          </table:table-cell>
          <table:table-cell office:value-type="float" office:value="19.7027684" calcext:value-type="float">
            <text:p>19.7027684</text:p>
          </table:table-cell>
          <table:table-cell office:value-type="float" office:value="-101.1923187" calcext:value-type="float">
            <text:p>-101.192318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Monday 21 November begins the last cycle of fumigation against #Dengue #Zika #Chikungunya. Open doors and windows. Http: // bit.ly/2gqCgWD pic.twitter.com/SodyNkgnT5 </text:p>
          </table:table-cell>
          <table:table-cell office:value-type="string" calcext:value-type="string">
            <text:p>Lunes 21 de noviembre inicia último ciclo de fumigación contra #Dengue #Zika #Chikungunya . Abre puertas y ventanas. http:// bit.ly/2gqCgWD pic.twitter.com/SodyNkgnT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4" calcext:value-type="float">
            <text:p>294</text:p>
          </table:table-cell>
          <table:table-cell office:value-type="float" office:value="8.00036841336533E+017" calcext:value-type="float">
            <text:p>800036841336533000</text:p>
          </table:table-cell>
          <table:table-cell office:value-type="string" calcext:value-type="string">
            <text:p>2016-11-19 19:03:41 </text:p>
          </table:table-cell>
          <table:table-cell office:value-type="string" calcext:value-type="string">
            <text:p>Dominican Republic 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PuertoPlata: 9-year-old child with symptoms of dengue http: // www. Santiagoinforma.com.do/noticias/provi nciales / item / 6606-death-child-of-9-years-with-symptoms-of-dengue ... via #santiagoinforma pic.twitter.com/d5SaSn8WMn </text:p>
          </table:table-cell>
          <table:table-cell office:value-type="string" calcext:value-type="string">
            <text:p>#PuertoPlata : Muerte niño de 9 años con síntomas de dengue http://www. santiagoinforma.com.do/noticias/provi nciales/item/6606-muerte-niño-de-9-años-con-síntomas-de-dengue … vía #santiagoinforma pic.twitter.com/d5SaSn8WM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5" calcext:value-type="float">
            <text:p>295</text:p>
          </table:table-cell>
          <table:table-cell office:value-type="float" office:value="8.00029975810281E+017" calcext:value-type="float">
            <text:p>800029975810281000</text:p>
          </table:table-cell>
          <table:table-cell office:value-type="string" calcext:value-type="string">
            <text:p>2016-11-19 18:36:24 </text:p>
          </table:table-cell>
          <table:table-cell office:value-type="string" calcext:value-type="string">
            <text:p>Colombo, Brasil </text:p>
          </table:table-cell>
          <table:table-cell office:value-type="float" office:value="-25.2925438" calcext:value-type="float">
            <text:p>-25.2925438</text:p>
          </table:table-cell>
          <table:table-cell office:value-type="float" office:value="-49.2243471" calcext:value-type="float">
            <text:p>-49.224347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[19/11 15:32] Best: It's not dengue, right [19/11 15:32] Best: My God </text:p>
          </table:table-cell>
          <table:table-cell office:value-type="string" calcext:value-type="string">
            <text:p>[19/11 14:18] : To doente [19/11 15:32] Best : Olha [19/11 15:32] Best : Não é dengue né [19/11 15:32] Best : Meu Deu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6" calcext:value-type="float">
            <text:p>296</text:p>
          </table:table-cell>
          <table:table-cell office:value-type="float" office:value="8.00017822512386E+017" calcext:value-type="float">
            <text:p>800017822512386000</text:p>
          </table:table-cell>
          <table:table-cell office:value-type="string" calcext:value-type="string">
            <text:p>2016-11-19 17:48:07 </text:p>
          </table:table-cell>
          <table:table-cell office:value-type="string" calcext:value-type="string">
            <text:p>Sao Paulo, Brazil 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 hate taking our vaccine when I got dengue the woman gave me 2 vaccines in the butt I almost die </text:p>
          </table:table-cell>
          <table:table-cell office:value-type="string" calcext:value-type="string">
            <text:p>eu odeio tomar vacina nossa qdo eu peguei dengue a mulher me deu 2 vacinas na bunda quase q eu morr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  <table:table-cell office:value-type="float" office:value="8.00007839561421E+017" calcext:value-type="float">
            <text:p>800007839561421000</text:p>
          </table:table-cell>
          <table:table-cell office:value-type="string" calcext:value-type="string">
            <text:p>2016-11-19 17:08:27 </text:p>
          </table:table-cell>
          <table:table-cell office:value-type="string" calcext:value-type="string">
            <text:p>Almirante Brown, Argentina 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7" calcext:value-type="float">
            <text:p>-63.005179243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FPVCiudad @marianorecalde if you want to prevent dengue diganle q do not vote to you q are more harmful ql ebola virus </text:p>
          </table:table-cell>
          <table:table-cell office:value-type="string" calcext:value-type="string">
            <text:p>@FPVCiudad @marianorecalde si quieren prevenir el dengue diganle q no los voten a uds q son mas dañinos ql virus del ebol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.00001071649345E+017" calcext:value-type="float">
            <text:p>800001071649345000</text:p>
          </table:table-cell>
          <table:table-cell office:value-type="string" calcext:value-type="string">
            <text:p>2016-11-19 16:41:33 </text:p>
          </table:table-cell>
          <table:table-cell office:value-type="string" calcext:value-type="string">
            <text:p>São Gonçalo, Brasil 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TaputoReborn I do not know yet Dudu but the symptoms are of high fever dengue does not come out of the 38 </text:p>
          </table:table-cell>
          <table:table-cell office:value-type="string" calcext:value-type="string">
            <text:p>@TaputoReborn Não sei ainda Dudu mas os sintomas são de dengue febre alta não sai do 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7.99995630433305E+017" calcext:value-type="float">
            <text:p>799995630433305000</text:p>
          </table:table-cell>
          <table:table-cell office:value-type="string" calcext:value-type="string">
            <text:p>2016-11-19 16:19:56 </text:p>
          </table:table-cell>
          <table:table-cell office:value-type="string" calcext:value-type="string">
            <text:p>Venezuela 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TTENTION! Helping to minimize spread of dengue transmitting mosquito in Maracaibo - http: // bit.ly/2fomx6h </text:p>
          </table:table-cell>
          <table:table-cell office:value-type="string" calcext:value-type="string">
            <text:p>¡ATENCIÓN! Ayudan a minimizar propagación del mosquito transmisor del dengue en Maracaibo - http:// bit.ly/2fomx6h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office:value-type="float" office:value="7.99986508232991E+017" calcext:value-type="float">
            <text:p>799986508232991000</text:p>
          </table:table-cell>
          <table:table-cell office:value-type="string" calcext:value-type="string">
            <text:p>2016-11-19 15:43:41 </text:p>
          </table:table-cell>
          <table:table-cell office:value-type="string" calcext:value-type="string">
            <text:p>Itajaí, Brasil 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My life is more stopped than dengue mosquito water </text:p>
          </table:table-cell>
          <table:table-cell office:value-type="string" calcext:value-type="string">
            <text:p>minha vida tá mais parada que água de mosquito da dengu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6" calcext:value-type="float">
            <text:p>306</text:p>
          </table:table-cell>
          <table:table-cell office:value-type="float" office:value="7.99969608111423E+017" calcext:value-type="float">
            <text:p>799969608111423000</text:p>
          </table:table-cell>
          <table:table-cell office:value-type="string" calcext:value-type="string">
            <text:p>2016-11-19 14:36:31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Dwarf dengue in clean water said @MinSaludCol; Children do not wash pools, said the Profe in the School. @agaviriau @YanethGiha </text:p>
          </table:table-cell>
          <table:table-cell office:value-type="string" calcext:value-type="string">
            <text:p>Zancudo dengue en agua limpia dijo @MinSaludCol ; Niños no laven albercas replicó la Profe en la Escuela. @agaviriau @YanethGih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8" calcext:value-type="float">
            <text:p>308</text:p>
          </table:table-cell>
          <table:table-cell office:value-type="float" office:value="7.99967063322173E+017" calcext:value-type="float">
            <text:p>799967063322173000</text:p>
          </table:table-cell>
          <table:table-cell office:value-type="string" calcext:value-type="string">
            <text:p>2016-11-19 14:26:25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SumideroAguaLluvia powerful hatchery of #ZancuderaUrbana in streets pueblos d Colombia without control d @MinSaludCol #DengueZika @agaviriau </text:p>
          </table:table-cell>
          <table:table-cell office:value-type="string" calcext:value-type="string">
            <text:p>#SumideroAguaLluvia poderoso criadero de #ZancuderaUrbana en calles pueblos d Colombia sin control d @MinSaludCol #DengueZika @agaviri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1" calcext:value-type="float">
            <text:p>311</text:p>
          </table:table-cell>
          <table:table-cell office:value-type="float" office:value="7.99958075125994E+017" calcext:value-type="float">
            <text:p>799958075125994000</text:p>
          </table:table-cell>
          <table:table-cell office:value-type="string" calcext:value-type="string">
            <text:p>2016-11-19 13:50:42 </text:p>
          </table:table-cell>
          <table:table-cell office:value-type="string" calcext:value-type="string">
            <text:p>Sao Paulo, Brazil 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ny corner of your house can be a focus for dengue even a simple bottle cap? #barriercontradengue. pic.twitter.com/hI6tK2R8yn </text:p>
          </table:table-cell>
          <table:table-cell office:value-type="string" calcext:value-type="string">
            <text:p>Qualquer canto da sua casa pode ser um foco para dengue até mesmo uma simples tampinha de garrafa? #barreiracontradengue . pic.twitter.com/hI6tK2R8y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7.99943884541493E+017" calcext:value-type="float">
            <text:p>799943884541493000</text:p>
          </table:table-cell>
          <table:table-cell office:value-type="string" calcext:value-type="string">
            <text:p>2016-11-19 12:54:18 </text:p>
          </table:table-cell>
          <table:table-cell office:value-type="string" calcext:value-type="string">
            <text:p>Contagem, Brasil 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You have worse disease but this dengue is not easy </text:p>
          </table:table-cell>
          <table:table-cell office:value-type="string" calcext:value-type="string">
            <text:p>Tem doença pior mas essa tal de dengue não é faci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9" calcext:value-type="float">
            <text:p>329</text:p>
          </table:table-cell>
          <table:table-cell office:value-type="float" office:value="7.99821376425173E+017" calcext:value-type="float">
            <text:p>799821376425173000</text:p>
          </table:table-cell>
          <table:table-cell office:value-type="string" calcext:value-type="string">
            <text:p>2016-11-19 04:47:30 </text:p>
          </table:table-cell>
          <table:table-cell office:value-type="string" calcext:value-type="string">
            <text:p>Cabo de Santo Agostinho, Brasil </text:p>
          </table:table-cell>
          <table:table-cell office:value-type="float" office:value="-8.2838944" calcext:value-type="float">
            <text:p>-8.2838944</text:p>
          </table:table-cell>
          <table:table-cell office:value-type="float" office:value="-35.0320983" calcext:value-type="float">
            <text:p>-35.032098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Votii .. I hope you do not sj the dengue mosquito </text:p>
          </table:table-cell>
          <table:table-cell office:value-type="string" calcext:value-type="string">
            <text:p>Votii.. espero que não sj o mosquito da dengu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1" calcext:value-type="float">
            <text:p>331</text:p>
          </table:table-cell>
          <table:table-cell office:value-type="float" office:value="7.99797829711622E+017" calcext:value-type="float">
            <text:p>799797829711622000</text:p>
          </table:table-cell>
          <table:table-cell office:value-type="string" calcext:value-type="string">
            <text:p>2016-11-19 03:13:56 </text:p>
          </table:table-cell>
          <table:table-cell office:value-type="string" calcext:value-type="string">
            <text:p>Sao Paulo, Brazil 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Dengue said knocked on my door and I a-bri pic.twitter.com/u0vzOshyg2 </text:p>
          </table:table-cell>
          <table:table-cell office:value-type="string" calcext:value-type="string">
            <text:p>a dengue disse bateu na minha porta e eu a-bri pic.twitter.com/u0vzOshyg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2" calcext:value-type="float">
            <text:p>332</text:p>
          </table:table-cell>
          <table:table-cell office:value-type="float" office:value="7.9979592582477E+017" calcext:value-type="float">
            <text:p>799795925824770000</text:p>
          </table:table-cell>
          <table:table-cell office:value-type="string" calcext:value-type="string">
            <text:p>2016-11-19 03:06:22 </text:p>
          </table:table-cell>
          <table:table-cell office:value-type="string" calcext:value-type="string">
            <text:p>Recife, Brazil 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 Julysouzaa06 @falanielsen I'm with dengue will not have any right naite tomorrow. </text:p>
          </table:table-cell>
          <table:table-cell office:value-type="string" calcext:value-type="string">
            <text:p>@julysouzaa06 @falanielsen estou com dengue não vai ter brega naite certo amanhã.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3" calcext:value-type="float">
            <text:p>333</text:p>
          </table:table-cell>
          <table:table-cell office:value-type="float" office:value="7.99794812304196E+017" calcext:value-type="float">
            <text:p>799794812304196000</text:p>
          </table:table-cell>
          <table:table-cell office:value-type="string" calcext:value-type="string">
            <text:p>2016-11-19 03:01:57 </text:p>
          </table:table-cell>
          <table:table-cell office:value-type="string" calcext:value-type="string">
            <text:p>Belo Horizonte, Brazil 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My curious gave dengue certainty </text:p>
          </table:table-cell>
          <table:table-cell office:value-type="string" calcext:value-type="string">
            <text:p>Meu curious deu dengue certez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34" calcext:value-type="float">
            <text:p>334</text:p>
          </table:table-cell>
          <table:table-cell office:value-type="float" office:value="7.99791457771078E+017" calcext:value-type="float">
            <text:p>799791457771078000</text:p>
          </table:table-cell>
          <table:table-cell office:value-type="string" calcext:value-type="string">
            <text:p>2016-11-19 02:48:37 </text:p>
          </table:table-cell>
          <table:table-cell office:value-type="string" calcext:value-type="string">
            <text:p>Honduras 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government received 20 cars to be used by the Ministry of Health to strengthen the national campaign against dengue #Zika and chikungunya. pic.twitter.com/PrkgzjHSIB </text:p>
          </table:table-cell>
          <table:table-cell office:value-type="string" calcext:value-type="string">
            <text:p>El Gobierno recibió 20 autos que utilizará la Secretaría de Salud para reforzar la campaña nacional contra el dengue #Zika y chikungunya. pic.twitter.com/PrkgzjHSI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5" calcext:value-type="float">
            <text:p>335</text:p>
          </table:table-cell>
          <table:table-cell office:value-type="float" office:value="7.9978168419133E+017" calcext:value-type="float">
            <text:p>799781684191330000</text:p>
          </table:table-cell>
          <table:table-cell office:value-type="string" calcext:value-type="string">
            <text:p>2016-11-19 02:09:47 </text:p>
          </table:table-cell>
          <table:table-cell office:value-type="string" calcext:value-type="string">
            <text:p>Sao Paulo, Brazil 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Translate from: Portuguese Do not leave, I'm going to bathe this not so slim body and wipe the spots of dengue with the tires. I'll be right back. </text:p>
          </table:table-cell>
          <table:table-cell office:value-type="string" calcext:value-type="string">
            <text:p>Não saiam vou banhar esse não tão esbelto corpinho e enxugar bem os focos de dengue vulgo pneus. Volto já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6" calcext:value-type="float">
            <text:p>336</text:p>
          </table:table-cell>
          <table:table-cell office:value-type="float" office:value="7.99778813429383E+017" calcext:value-type="float">
            <text:p>799778813429383000</text:p>
          </table:table-cell>
          <table:table-cell office:value-type="string" calcext:value-type="string">
            <text:p>2016-11-19 01:58:22 </text:p>
          </table:table-cell>
          <table:table-cell office:value-type="string" calcext:value-type="string">
            <text:p>Ciudad Autónoma de Buenos Aires, Argentina 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infanciaendeuda Thank you very much x share our videos and campaign against the mosquito that produces Dengue Zika Chikungunya and Fever Amarrilla </text:p>
          </table:table-cell>
          <table:table-cell office:value-type="string" calcext:value-type="string">
            <text:p>@infanciaendeuda Muchas gracias x compartir nuestros videos y campaña contra el mosquito q produce Dengue Zika Chikungunya yFiebre Amarrill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37" calcext:value-type="float">
            <text:p>337</text:p>
          </table:table-cell>
          <table:table-cell office:value-type="float" office:value="7.99773085134189E+017" calcext:value-type="float">
            <text:p>799773085134189000</text:p>
          </table:table-cell>
          <table:table-cell office:value-type="string" calcext:value-type="string">
            <text:p>2016-11-19 01:35:37 </text:p>
          </table:table-cell>
          <table:table-cell office:value-type="string" calcext:value-type="string">
            <text:p>Centro, Tabasco 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3" calcext:value-type="float">
            <text:p>-92.774784005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'm going to get dengue if I stay in the lagoon. </text:p>
          </table:table-cell>
          <table:table-cell office:value-type="string" calcext:value-type="string">
            <text:p>Me va a dar dengue si sigo en la laguna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 office:value-type="float" office:value="7.99742055937352E+017" calcext:value-type="float">
            <text:p>799742055937352000</text:p>
          </table:table-cell>
          <table:table-cell office:value-type="string" calcext:value-type="string">
            <text:p>2016-11-18 23:32:19 </text:p>
          </table:table-cell>
          <table:table-cell office:value-type="string" calcext:value-type="string">
            <text:p>Rio Pomba, Brasil </text:p>
          </table:table-cell>
          <table:table-cell office:value-type="float" office:value="-21.2749999" calcext:value-type="float">
            <text:p>-21.2749999</text:p>
          </table:table-cell>
          <table:table-cell office:value-type="float" office:value="-43.1788889" calcext:value-type="float">
            <text:p>-43.1788889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warning is there general people are unconcerned with the dengue fever. I see a lot of trash and a mess in the streets. Time to redouble my attention! </text:p>
          </table:table-cell>
          <table:table-cell office:value-type="string" calcext:value-type="string">
            <text:p>Fica o alerta aí gente geral tá despreocupada com o lance da dengue . Tô vendo muito lixo e bagunça pelas ruas. Hora de redobrar a atenção!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39" calcext:value-type="float">
            <text:p>339</text:p>
          </table:table-cell>
          <table:table-cell office:value-type="float" office:value="7.99739237625053E+017" calcext:value-type="float">
            <text:p>799739237625053000</text:p>
          </table:table-cell>
          <table:table-cell office:value-type="string" calcext:value-type="string">
            <text:p>2016-11-18 23:21:07 </text:p>
          </table:table-cell>
          <table:table-cell office:value-type="string" calcext:value-type="string">
            <text:p>Ciudad Autónoma de Buenos Aires, Argentina 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somoslaplata Cleaning already of Lake of the Forest that this Free of: zika dengue and chikungunya pic.twitter.com/ZXOnASgZz9 </text:p>
          </table:table-cell>
          <table:table-cell office:value-type="string" calcext:value-type="string">
            <text:p>@somoslaplata Limpieza ya del Lago del Bosque que este Libre de: zika dengue y chikungunya pic.twitter.com/ZXOnASgZz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7.99738556742824E+017" calcext:value-type="float">
            <text:p>799738556742824000</text:p>
          </table:table-cell>
          <table:table-cell office:value-type="string" calcext:value-type="string">
            <text:p>2016-11-18 23:18:25 </text:p>
          </table:table-cell>
          <table:table-cell office:value-type="string" calcext:value-type="string">
            <text:p>Resistencia, Argentina 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# CampañaDeConcientizaciónVial @Esccapvial Working alongside the @SUBVIALCH. We also continue Preventing Dengue pic.twitter.com/BSJtqC3tZm </text:p>
          </table:table-cell>
          <table:table-cell office:value-type="string" calcext:value-type="string">
            <text:p>#CampañaDeConcientizaciónVial @Esccapvial Trabajando junto a la @SUBVIALCH . También seguimos Previniendo contra el Dengue pic.twitter.com/BSJtqC3tZ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1" calcext:value-type="float">
            <text:p>341</text:p>
          </table:table-cell>
          <table:table-cell office:value-type="float" office:value="7.99737137998533E+017" calcext:value-type="float">
            <text:p>799737137998533000</text:p>
          </table:table-cell>
          <table:table-cell office:value-type="string" calcext:value-type="string">
            <text:p>2016-11-18 23:12:46 </text:p>
          </table:table-cell>
          <table:table-cell office:value-type="string" calcext:value-type="string">
            <text:p>Ciudad Autónoma de Buenos Aires, Argentina 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@Belisario_M that the Lake of the Forest this free of Zica Dengue and Chikungunya Cleaning YA pic.twitter.com/MWgONXyuoy </text:p>
          </table:table-cell>
          <table:table-cell office:value-type="string" calcext:value-type="string">
            <text:p>@Belisario_M que el Lago del Bosque este libre de Zica Dengue y Chikungunya Limpieza YA pic.twitter.com/MWgONXyuo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  <table:table-cell office:value-type="float" office:value="7.9973408725878E+017" calcext:value-type="float">
            <text:p>799734087258780000</text:p>
          </table:table-cell>
          <table:table-cell office:value-type="string" calcext:value-type="string">
            <text:p>2016-11-18 23:00:39 </text:p>
          </table:table-cell>
          <table:table-cell office:value-type="string" calcext:value-type="string">
            <text:p>Betim, Brasil </text:p>
          </table:table-cell>
          <table:table-cell office:value-type="float" office:value="-19.9680559" calcext:value-type="float">
            <text:p>-19.9680559</text:p>
          </table:table-cell>
          <table:table-cell office:value-type="float" office:value="-44.1983329" calcext:value-type="float">
            <text:p>-44.1983329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The good thing my wpp is giving Dengue! </text:p>
          </table:table-cell>
          <table:table-cell office:value-type="string" calcext:value-type="string">
            <text:p>O bom que meu wpp tá dando Dengue !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3" calcext:value-type="float">
            <text:p>343</text:p>
          </table:table-cell>
          <table:table-cell office:value-type="float" office:value="7.99733651340751E+017" calcext:value-type="float">
            <text:p>799733651340751000</text:p>
          </table:table-cell>
          <table:table-cell office:value-type="string" calcext:value-type="string">
            <text:p>2016-11-18 22:58:55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nstitutional version Responsible dengue community: it is revictimización de pueblo. @INSColombia @MinSaludCol @opsoms @WHO </text:p>
          </table:table-cell>
          <table:table-cell office:value-type="string" calcext:value-type="string">
            <text:p>Versión institucional Comunidad responsable dengue : es revictimización de pueblo. @INSColombia @MinSaludCol @opsoms @WH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4" calcext:value-type="float">
            <text:p>344</text:p>
          </table:table-cell>
          <table:table-cell office:value-type="float" office:value="7.99731714130113E+017" calcext:value-type="float">
            <text:p>799731714130113000</text:p>
          </table:table-cell>
          <table:table-cell office:value-type="string" calcext:value-type="string">
            <text:p>2016-11-18 22:51:13 </text:p>
          </table:table-cell>
          <table:table-cell office:value-type="string" calcext:value-type="string">
            <text:p>Bogotá, D.C., Colombia 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" calcext:value-type="float">
            <text:p>-74.0852376575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How many confirmed finados #dengueColombia in 2,014 and in 2,015? @MinSaludCol @opsoms @ProMED_mail </text:p>
          </table:table-cell>
          <table:table-cell office:value-type="string" calcext:value-type="string">
            <text:p>¿Cuantos finad@s confirmados #dengueColombia en 2.014 y en 2.015? @MinSaludCol @opsoms @ProMED_mai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5" calcext:value-type="float">
            <text:p>345</text:p>
          </table:table-cell>
          <table:table-cell office:value-type="float" office:value="7.99727572485571E+017" calcext:value-type="float">
            <text:p>799727572485571000</text:p>
          </table:table-cell>
          <table:table-cell office:value-type="string" calcext:value-type="string">
            <text:p>2016-11-18 22:34:46 </text:p>
          </table:table-cell>
          <table:table-cell office:value-type="string" calcext:value-type="string">
            <text:p>Rio de Janeiro, Brazil 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Dengue in the river </text:p>
          </table:table-cell>
          <table:table-cell office:value-type="string" calcext:value-type="string">
            <text:p>Dengue no ri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8" calcext:value-type="float">
            <text:p>348</text:p>
          </table:table-cell>
          <table:table-cell office:value-type="float" office:value="7.9971517490731E+017" calcext:value-type="float">
            <text:p>799715174907310000</text:p>
          </table:table-cell>
          <table:table-cell office:value-type="string" calcext:value-type="string">
            <text:p>2016-11-18 21:45:30 </text:p>
          </table:table-cell>
          <table:table-cell office:value-type="string" calcext:value-type="string">
            <text:p>Sao Paulo, Brazil 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If I had water in my wpp I sure would create dengue mosquito from so still </text:p>
          </table:table-cell>
          <table:table-cell office:value-type="string" calcext:value-type="string">
            <text:p>Se tivesse água no meu wpp certeza que criava mosquito da dengue de tão parad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9" calcext:value-type="float">
            <text:p>349</text:p>
          </table:table-cell>
          <table:table-cell office:value-type="float" office:value="7.99707926407459E+017" calcext:value-type="float">
            <text:p>799707926407459000</text:p>
          </table:table-cell>
          <table:table-cell office:value-type="string" calcext:value-type="string">
            <text:p>2016-11-18 21:16:42 </text:p>
          </table:table-cell>
          <table:table-cell office:value-type="string" calcext:value-type="string">
            <text:p>Mococa, Brasil </text:p>
          </table:table-cell>
          <table:table-cell office:value-type="float" office:value="-21.4647309" calcext:value-type="float">
            <text:p>-21.4647309</text:p>
          </table:table-cell>
          <table:table-cell office:value-type="float" office:value="-47.0024049" calcext:value-type="float">
            <text:p>-47.0024049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Or is dengue looks like a truck passed over me </text:p>
          </table:table-cell>
          <table:table-cell office:value-type="string" calcext:value-type="string">
            <text:p>ou é dengue parece que um caminhão passou em cima de mi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  <table:table-cell office:value-type="float" office:value="7.99693681217286E+017" calcext:value-type="float">
            <text:p>799693681217286000</text:p>
          </table:table-cell>
          <table:table-cell office:value-type="string" calcext:value-type="string">
            <text:p>2016-11-18 20:20:05 </text:p>
          </table:table-cell>
          <table:table-cell office:value-type="string" calcext:value-type="string">
            <text:p>Tlalnepantla de Baz, México </text:p>
          </table:table-cell>
          <table:table-cell office:value-type="float" office:value="19.5464752" calcext:value-type="float">
            <text:p>19.5464752</text:p>
          </table:table-cell>
          <table:table-cell office:value-type="float" office:value="-99.189914093" calcext:value-type="float">
            <text:p>-99.189914093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re is a pandemic in Morelos of dengue and Zika but @ gracoramirez is occupying promoting throughout Mexico. With morelenses money https: // twitter.com/linea_caliente / status / 799688042915078145 ... </text:p>
          </table:table-cell>
          <table:table-cell office:value-type="string" calcext:value-type="string">
            <text:p>Hay una pandemia en Morelos de dengue y Zika pero @gracoramirez esta ocupando promocionandose por todo México. Con dinero de morelenses https:// twitter.com/linea_caliente /status/799688042915078145 …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3" calcext:value-type="float">
            <text:p>353</text:p>
          </table:table-cell>
          <table:table-cell office:value-type="float" office:value="7.99685618716447E+017" calcext:value-type="float">
            <text:p>799685618716447000</text:p>
          </table:table-cell>
          <table:table-cell office:value-type="string" calcext:value-type="string">
            <text:p>2016-11-18 19:48:03 </text:p>
          </table:table-cell>
          <table:table-cell office:value-type="string" calcext:value-type="string">
            <text:p>Vitória, Brazil 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I'm afraid of being dengue </text:p>
          </table:table-cell>
          <table:table-cell office:value-type="string" calcext:value-type="string">
            <text:p>To com medo de estar com dengu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4" calcext:value-type="float">
            <text:p>354</text:p>
          </table:table-cell>
          <table:table-cell office:value-type="float" office:value="7.99682952426848E+017" calcext:value-type="float">
            <text:p>799682952426848000</text:p>
          </table:table-cell>
          <table:table-cell office:value-type="string" calcext:value-type="string">
            <text:p>2016-11-18 19:37:27 </text:p>
          </table:table-cell>
          <table:table-cell office:value-type="string" calcext:value-type="string">
            <text:p>Niterói, Brasil 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I'm going to dengue from here so soon that I'm </text:p>
          </table:table-cell>
          <table:table-cell office:value-type="string" calcext:value-type="string">
            <text:p>Daqui a pouco eu vou da dengue de tão parado que t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5" calcext:value-type="float">
            <text:p>355</text:p>
          </table:table-cell>
          <table:table-cell office:value-type="float" office:value="7.99682507646075E+017" calcext:value-type="float">
            <text:p>799682507646075000</text:p>
          </table:table-cell>
          <table:table-cell office:value-type="string" calcext:value-type="string">
            <text:p>2016-11-18 19:35:41 </text:p>
          </table:table-cell>
          <table:table-cell office:value-type="string" calcext:value-type="string">
            <text:p>UNIGRAN </text:p>
          </table:table-cell>
          <table:table-cell office:value-type="float" office:value="-22.21330965" calcext:value-type="float">
            <text:p>-22.21330965</text:p>
          </table:table-cell>
          <table:table-cell office:value-type="float" office:value="-54.8272850937" calcext:value-type="float">
            <text:p>-54.827285093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Afternoon of Course on Zica Dengue and Chikungunha .... </text:p>
          </table:table-cell>
          <table:table-cell office:value-type="string" calcext:value-type="string">
            <text:p>Tarde de Curso sobre Zica Dengue e Chikungunha....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7" calcext:value-type="float">
            <text:p>357</text:p>
          </table:table-cell>
          <table:table-cell office:value-type="float" office:value="7.99674055712535E+017" calcext:value-type="float">
            <text:p>799674055712535000</text:p>
          </table:table-cell>
          <table:table-cell office:value-type="string" calcext:value-type="string">
            <text:p>2016-11-18 19:02:06 </text:p>
          </table:table-cell>
          <table:table-cell office:value-type="string" calcext:value-type="string">
            <text:p>Nicaragua 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The map with more dangerous destinations for 2017. Central America average risk. Nicaragua health risk from dengue malaria water and food. Https: // twitter.com/intlsos/status/798516565524316161 ... </text:p>
          </table:table-cell>
          <table:table-cell office:value-type="string" calcext:value-type="string">
            <text:p>El mapa con destinos más peligrosos para 2017. Centroamérica riesgo medio. Nicaragua riesgo de salud por malaria dengue agua y comida. https:// twitter.com/intlsos/status /798516565524316161 …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8" calcext:value-type="float">
            <text:p>358</text:p>
          </table:table-cell>
          <table:table-cell office:value-type="float" office:value="7.99660415688921E+017" calcext:value-type="float">
            <text:p>799660415688921000</text:p>
          </table:table-cell>
          <table:table-cell office:value-type="string" calcext:value-type="string">
            <text:p>2016-11-18 18:07:54 </text:p>
          </table:table-cell>
          <table:table-cell office:value-type="string" calcext:value-type="string">
            <text:p>Campo Grande, Brazil 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@_pwlkr @pdrosn I'm more stopped q focus of dengue is crazy </text:p>
          </table:table-cell>
          <table:table-cell office:value-type="string" calcext:value-type="string">
            <text:p>@_pwlkr @pdrosn eu to mais parada q foco de dengue tá doid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9" calcext:value-type="float">
            <text:p>359</text:p>
          </table:table-cell>
          <table:table-cell office:value-type="float" office:value="7.99642184039498E+017" calcext:value-type="float">
            <text:p>799642184039498000</text:p>
          </table:table-cell>
          <table:table-cell office:value-type="string" calcext:value-type="string">
            <text:p>2016-11-18 16:55:27 </text:p>
          </table:table-cell>
          <table:table-cell office:value-type="string" calcext:value-type="string">
            <text:p>La Plata, Argentina 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People camouflaged with scapers and with equipment of fumigation to the shout of Dengue dengue dengue! Which are the 3 stooges </text:p>
          </table:table-cell>
          <table:table-cell office:value-type="string" calcext:value-type="string">
            <text:p>Gente camuflada con escafandras y con equipos de fumigacion al grito de Dengue dengue dengue ! cual Los 3 Chiflados..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0" calcext:value-type="float">
            <text:p>360</text:p>
          </table:table-cell>
          <table:table-cell office:value-type="float" office:value="7.99627640856519E+017" calcext:value-type="float">
            <text:p>799627640856519000</text:p>
          </table:table-cell>
          <table:table-cell office:value-type="string" calcext:value-type="string">
            <text:p>2016-11-18 15:57:40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f I was not dying of the flu and he with dengue https: // twitter.com/fad0ulbru/stat us / 799587832398483456 ...</text:p>
          </table:table-cell>
          <table:table-cell office:value-type="string" calcext:value-type="string">
            <text:p>Se eu não estivesse morrendo de gripe e ele com dengue https:// twitter.com/fad0ulbru/stat us/799587832398483456 …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2" calcext:value-type="float">
            <text:p>362</text:p>
          </table:table-cell>
          <table:table-cell office:value-type="float" office:value="7.99618630069535E+017" calcext:value-type="float">
            <text:p>799618630069535000</text:p>
          </table:table-cell>
          <table:table-cell office:value-type="string" calcext:value-type="string">
            <text:p>2016-11-18 15:21:52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world is ending and so speaking of fog plmds ja finished gnt ja ta hot again speaks under Dengue</text:p>
          </table:table-cell>
          <table:table-cell office:value-type="string" calcext:value-type="string">
            <text:p>O mundo se acabando e tao falando de Neblina plmds ja acabou gnt ja ta quente de novo fala sob A Dengu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64" calcext:value-type="float">
            <text:p>364</text:p>
          </table:table-cell>
          <table:table-cell office:value-type="float" office:value="7.99606746033492E+017" calcext:value-type="float">
            <text:p>799606746033492000</text:p>
          </table:table-cell>
          <table:table-cell office:value-type="string" calcext:value-type="string">
            <text:p>2016-11-18 14:34:38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in #BroteDengue today: Huila municipalities are often harmed by availability of viruses for the visiting population. @CarlosJulioGV</text:p>
          </table:table-cell>
          <table:table-cell office:value-type="string" calcext:value-type="string">
            <text:p>Neiva en #BroteDengue hoy: municipios Huila suelen ser perjudicados por disponibilidad virus para población visitante. @CarlosJulioGV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65" calcext:value-type="float">
            <text:p>365</text:p>
          </table:table-cell>
          <table:table-cell office:value-type="float" office:value="7.99604534150472E+017" calcext:value-type="float">
            <text:p>799604534150472000</text:p>
          </table:table-cell>
          <table:table-cell office:value-type="string" calcext:value-type="string">
            <text:p>2016-11-18 14:25:51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 Morning! Today from 9:30 we will be at the UAGRM performing Minga against the #Dengue #Chikungunya and #Zika mosquito</text:p>
          </table:table-cell>
          <table:table-cell office:value-type="string" calcext:value-type="string">
            <text:p>Buenos días! Hoy a partir de las 9:30 estaremos en la UAGRM realizando Minga contra el mosquito transmisor de #Dengue #Chikungunya y #Zik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7.99602532314128E+017" calcext:value-type="float">
            <text:p>799602532314128000</text:p>
          </table:table-cell>
          <table:table-cell office:value-type="string" calcext:value-type="string">
            <text:p>2016-11-18 14:17:54</text:p>
          </table:table-cell>
          <table:table-cell office:value-type="string" calcext:value-type="string">
            <text:p>Toay, Argentina</text:p>
          </table:table-cell>
          <table:table-cell office:value-type="float" office:value="-36.6738393" calcext:value-type="float">
            <text:p>-36.6738393</text:p>
          </table:table-cell>
          <table:table-cell office:value-type="float" office:value="-64.3796773" calcext:value-type="float">
            <text:p>-64.37967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my opinion we have regressed in several health topics like the dengue epidemic Mario Rover with @MonteiroMauroo in @radiokermes</text:p>
          </table:table-cell>
          <table:table-cell office:value-type="string" calcext:value-type="string">
            <text:p>En mi opinión hemos retrocedido en varios temas de salud como la epidemia del dengue <text:s/>Mario Rover con @MonteiroMauroo en @radiokerme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9" calcext:value-type="float">
            <text:p>369</text:p>
          </table:table-cell>
          <table:table-cell office:value-type="float" office:value="7.9959310952072E+017" calcext:value-type="float">
            <text:p>799593109520720000</text:p>
          </table:table-cell>
          <table:table-cell office:value-type="string" calcext:value-type="string">
            <text:p>2016-11-18 13:40:27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ichelTemer MICHEL THE PROBLEM OF ZIKA DENGUE AND OTHERS IS RESUME TO BASIC SANITATION. IS NOBODY SEEING THE OBVIOUS?</text:p>
          </table:table-cell>
          <table:table-cell office:value-type="string" calcext:value-type="string">
            <text:p>@MichelTemer MICHEL O PROBLEMA DA ZIKA DENGUE E OUTROS SE RESUME AO SANEAMENTO BÁSICO. SERÁ QUE NINGUÉM VÊ O ÓBVIO ?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0" calcext:value-type="float">
            <text:p>370</text:p>
          </table:table-cell>
          <table:table-cell office:value-type="float" office:value="7.99589961007776E+017" calcext:value-type="float">
            <text:p>799589961007776000</text:p>
          </table:table-cell>
          <table:table-cell office:value-type="string" calcext:value-type="string">
            <text:p>2016-11-18 13:27:57</text:p>
          </table:table-cell>
          <table:table-cell office:value-type="string" calcext:value-type="string">
            <text:p>Três Pontas, Brasil</text:p>
          </table:table-cell>
          <table:table-cell office:value-type="float" office:value="-21.3705705" calcext:value-type="float">
            <text:p>-21.3705705</text:p>
          </table:table-cell>
          <table:table-cell office:value-type="float" office:value="-45.5121254" calcext:value-type="float">
            <text:p>-45.51212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 you dengue</text:p>
          </table:table-cell>
          <table:table-cell office:value-type="string" calcext:value-type="string">
            <text:p>obrigado dengu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office:value-type="float" office:value="7.99572446705697E+017" calcext:value-type="float">
            <text:p>799572446705697000</text:p>
          </table:table-cell>
          <table:table-cell office:value-type="string" calcext:value-type="string">
            <text:p>2016-11-18 12:18:2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st by calling msm! Adilsinho Peterson Ball Di Brass 2K Special Shortinho Escobar Maxão Mendigão Piu Dengue Ailton Cbl de Mulher!</text:p>
          </table:table-cell>
          <table:table-cell office:value-type="string" calcext:value-type="string">
            <text:p>Só chamando msm! Adilsinho Peterson Bola Di Latão 2K Especial Shortinho Escobar Maxão Mendigão Piu Dengue <text:s/>Ailton Cbl de Mulher!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6" calcext:value-type="float">
            <text:p>376</text:p>
          </table:table-cell>
          <table:table-cell office:value-type="float" office:value="7.99561322107117E+017" calcext:value-type="float">
            <text:p>799561322107117000</text:p>
          </table:table-cell>
          <table:table-cell office:value-type="string" calcext:value-type="string">
            <text:p>2016-11-18 11:34:0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Dengue https: // twitter.com/ebcnarede/stat us / 799552735221682176 ...</text:p>
          </table:table-cell>
          <table:table-cell office:value-type="string" calcext:value-type="string">
            <text:p>#Dengue https:// twitter.com/ebcnarede/stat us/799552735221682176 …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7" calcext:value-type="float">
            <text:p>377</text:p>
          </table:table-cell>
          <table:table-cell office:value-type="float" office:value="7.99558426288329E+017" calcext:value-type="float">
            <text:p>799558426288329000</text:p>
          </table:table-cell>
          <table:table-cell office:value-type="string" calcext:value-type="string">
            <text:p>2016-11-18 11:22:38</text:p>
          </table:table-cell>
          <table:table-cell office:value-type="string" calcext:value-type="string">
            <text:p>Saint Barthélemy</text:p>
          </table:table-cell>
          <table:table-cell office:value-type="float" office:value="17.8962582" calcext:value-type="float">
            <text:p>17.8962582</text:p>
          </table:table-cell>
          <table:table-cell office:value-type="float" office:value="-62.8299255" calcext:value-type="float">
            <text:p>-62.8299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- Americas: BIOMEDICAL (ADVISORY) http: // dlvr.it/MhR2q8</text:p>
          </table:table-cell>
          <table:table-cell office:value-type="string" calcext:value-type="string">
            <text:p>Dengue - Americas: BIOMEDICAL (ADVISORY) http:// dlvr.it/MhR2q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3" calcext:value-type="float">
            <text:p>383</text:p>
          </table:table-cell>
          <table:table-cell office:value-type="float" office:value="7.99474212419289E+017" calcext:value-type="float">
            <text:p>799474212419289000</text:p>
          </table:table-cell>
          <table:table-cell office:value-type="string" calcext:value-type="string">
            <text:p>2016-11-18 05:48:0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re are so many mosquitos aq at home that I will end up getting dengue in this shit</text:p>
          </table:table-cell>
          <table:table-cell office:value-type="string" calcext:value-type="string">
            <text:p>Tem tantos mosquitos aq em casa que eu vou acabar pegando dengue nessa merd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88" calcext:value-type="float">
            <text:p>388</text:p>
          </table:table-cell>
          <table:table-cell office:value-type="float" office:value="7.99457691986969E+017" calcext:value-type="float">
            <text:p>799457691986969000</text:p>
          </table:table-cell>
          <table:table-cell office:value-type="string" calcext:value-type="string">
            <text:p>2016-11-18 04:42:21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only needed this dengue symptom well in the test and work week</text:p>
          </table:table-cell>
          <table:table-cell office:value-type="string" calcext:value-type="string">
            <text:p>Só me faltava essa eu com sintoma de dengue bem na semana de prova e trabalh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1" calcext:value-type="float">
            <text:p>401</text:p>
          </table:table-cell>
          <table:table-cell office:value-type="float" office:value="7.99434299548336E+017" calcext:value-type="float">
            <text:p>799434299548336000</text:p>
          </table:table-cell>
          <table:table-cell office:value-type="string" calcext:value-type="string">
            <text:p>2016-11-18 03:09:24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 my whats the dengue</text:p>
          </table:table-cell>
          <table:table-cell office:value-type="string" calcext:value-type="string">
            <text:p>Véi meu whats deu dengu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2" calcext:value-type="float">
            <text:p>402</text:p>
          </table:table-cell>
          <table:table-cell office:value-type="float" office:value="7.99434044060668E+017" calcext:value-type="float">
            <text:p>799434044060668000</text:p>
          </table:table-cell>
          <table:table-cell office:value-type="string" calcext:value-type="string">
            <text:p>2016-11-18 03:08:2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medicine is contraindicated in cases of suspected dengue.</text:p>
          </table:table-cell>
          <table:table-cell office:value-type="string" calcext:value-type="string">
            <text:p>Esse medicamento é contra indicado em caso de suspeita de dengue #FicaCristophe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3" calcext:value-type="float">
            <text:p>403</text:p>
          </table:table-cell>
          <table:table-cell office:value-type="float" office:value="7.99433914892845E+017" calcext:value-type="float">
            <text:p>799433914892845000</text:p>
          </table:table-cell>
          <table:table-cell office:value-type="string" calcext:value-type="string">
            <text:p>2016-11-18 03:07:52</text:p>
          </table:table-cell>
          <table:table-cell office:value-type="string" calcext:value-type="string">
            <text:p>Catanduvas, Brasil</text:p>
          </table:table-cell>
          <table:table-cell office:value-type="float" office:value="-21.5631241" calcext:value-type="float">
            <text:p>-21.5631241</text:p>
          </table:table-cell>
          <table:table-cell office:value-type="float" office:value="-45.440683" calcext:value-type="float">
            <text:p>-45.44068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l in shock to know that my cousin is with dengue</text:p>
          </table:table-cell>
          <table:table-cell office:value-type="string" calcext:value-type="string">
            <text:p>Bem em choque de saber que minha priminha está com dengu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6" calcext:value-type="float">
            <text:p>406</text:p>
          </table:table-cell>
          <table:table-cell office:value-type="float" office:value="7.994209414533E+017" calcext:value-type="float">
            <text:p>799420941453300000</text:p>
          </table:table-cell>
          <table:table-cell office:value-type="string" calcext:value-type="string">
            <text:p>2016-11-18 02:16:19</text:p>
          </table:table-cell>
          <table:table-cell office:value-type="string" calcext:value-type="string">
            <text:p>Lavras, Brasil</text:p>
          </table:table-cell>
          <table:table-cell office:value-type="float" office:value="-21.2425068" calcext:value-type="float">
            <text:p>-21.2425068</text:p>
          </table:table-cell>
          <table:table-cell office:value-type="float" office:value="-44.9991894" calcext:value-type="float">
            <text:p>-44.99918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have a fever and a headache, and nothing gets rid of the head that I have with dengue</text:p>
          </table:table-cell>
          <table:table-cell office:value-type="string" calcext:value-type="string">
            <text:p>Tô com febre e dor de cabeça e nada né tira da cabeça que tô com deng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7" calcext:value-type="float">
            <text:p>407</text:p>
          </table:table-cell>
          <table:table-cell office:value-type="float" office:value="7.99414336741458E+017" calcext:value-type="float">
            <text:p>799414336741458000</text:p>
          </table:table-cell>
          <table:table-cell office:value-type="string" calcext:value-type="string">
            <text:p>2016-11-18 01:50:04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 the alternatives to overcome are reggaetonero and dengue really believed that Junior was going to win.</text:p>
          </table:table-cell>
          <table:table-cell office:value-type="string" calcext:value-type="string">
            <text:p>Y las alternativas para remontar son el reggaetonero y el del dengue <text:s/>en serio creían que Junior iba a ganar.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8" calcext:value-type="float">
            <text:p>408</text:p>
          </table:table-cell>
          <table:table-cell office:value-type="float" office:value="7.99411840497267E+017" calcext:value-type="float">
            <text:p>799411840497267000</text:p>
          </table:table-cell>
          <table:table-cell office:value-type="string" calcext:value-type="string">
            <text:p>2016-11-18 01:40:09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at's up with dengue?</text:p>
          </table:table-cell>
          <table:table-cell office:value-type="string" calcext:value-type="string">
            <text:p>meu whats ta com deng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9" calcext:value-type="float">
            <text:p>409</text:p>
          </table:table-cell>
          <table:table-cell office:value-type="float" office:value="7.9940820375477E+017" calcext:value-type="float">
            <text:p>799408203754770000</text:p>
          </table:table-cell>
          <table:table-cell office:value-type="string" calcext:value-type="string">
            <text:p>2016-11-18 01:25:4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SANTIAGODELMORO Ask the useless of @horaciorlarreta about this. Dengue and zica party with the trash. Https: // twitter.com/KarinaSatori/s tatus / 799407063873028096 ...</text:p>
          </table:table-cell>
          <table:table-cell office:value-type="string" calcext:value-type="string">
            <text:p>@SANTIAGODELMORO Preguntale al inútil de @horaciorlarreta acerca de esto . Dengue y zica de fiesta con la basura. https:// twitter.com/KarinaSatori/s tatus/799407063873028096 …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office:value-type="float" office:value="7.99406322194219E+017" calcext:value-type="float">
            <text:p>799406322194219000</text:p>
          </table:table-cell>
          <table:table-cell office:value-type="string" calcext:value-type="string">
            <text:p>2016-11-18 01:18:14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e Inter playing in the interior of Mato Grosso against Luverdense there players return everything with dengue from there kkkkkk 2017 will be top</text:p>
          </table:table-cell>
          <table:table-cell office:value-type="string" calcext:value-type="string">
            <text:p>Imagina o Inter jogando no interior do Mato Grosso contra a Luverdense aí os jogadores voltam tudo com dengue de lá kkkkkk 2017 vai ser top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11" calcext:value-type="float">
            <text:p>411</text:p>
          </table:table-cell>
          <table:table-cell office:value-type="float" office:value="7.99406112097309E+017" calcext:value-type="float">
            <text:p>799406112097309000</text:p>
          </table:table-cell>
          <table:table-cell office:value-type="string" calcext:value-type="string">
            <text:p>2016-11-18 01:17:24</text:p>
          </table:table-cell>
          <table:table-cell office:value-type="string" calcext:value-type="string">
            <text:p>Guaraciaba, Brasil</text:p>
          </table:table-cell>
          <table:table-cell office:value-type="float" office:value="-26.6001418" calcext:value-type="float">
            <text:p>-26.6001418</text:p>
          </table:table-cell>
          <table:table-cell office:value-type="float" office:value="-53.5186286" calcext:value-type="float">
            <text:p>-53.51862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 have dengue fever.</text:p>
          </table:table-cell>
          <table:table-cell office:value-type="string" calcext:value-type="string">
            <text:p>Acho que tô com deng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7.99392011828785E+017" calcext:value-type="float">
            <text:p>799392011828785000</text:p>
          </table:table-cell>
          <table:table-cell office:value-type="string" calcext:value-type="string">
            <text:p>2016-11-18 00:21:22</text:p>
          </table:table-cell>
          <table:table-cell office:value-type="string" calcext:value-type="string">
            <text:p>Mogi Guaçu, Brasil</text:p>
          </table:table-cell>
          <table:table-cell office:value-type="float" office:value="-22.3722219" calcext:value-type="float">
            <text:p>-22.3722219</text:p>
          </table:table-cell>
          <table:table-cell office:value-type="float" office:value="-46.9424999" calcext:value-type="float">
            <text:p>-46.9424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 for who has tendinitis and suspected good dengue</text:p>
          </table:table-cell>
          <table:table-cell office:value-type="string" calcext:value-type="string">
            <text:p>Boa pra quem tá com tendinite e suspeita de dengue bo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13" calcext:value-type="float">
            <text:p>413</text:p>
          </table:table-cell>
          <table:table-cell office:value-type="float" office:value="7.99388304303161E+017" calcext:value-type="float">
            <text:p>799388304303161000</text:p>
          </table:table-cell>
          <table:table-cell office:value-type="string" calcext:value-type="string">
            <text:p>2016-11-18 00:06:38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est diet: dengue</text:p>
          </table:table-cell>
          <table:table-cell office:value-type="string" calcext:value-type="string">
            <text:p>Melhor dieta: dengu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14" calcext:value-type="float">
            <text:p>414</text:p>
          </table:table-cell>
          <table:table-cell office:value-type="float" office:value="7.99383915203035E+017" calcext:value-type="float">
            <text:p>799383915203035000</text:p>
          </table:table-cell>
          <table:table-cell office:value-type="string" calcext:value-type="string">
            <text:p>2016-11-17 23:49:11</text:p>
          </table:table-cell>
          <table:table-cell office:value-type="string" calcext:value-type="string">
            <text:p>Nova Friburgo, Brasil</text:p>
          </table:table-cell>
          <table:table-cell office:value-type="float" office:value="-22.2800003" calcext:value-type="float">
            <text:p>-22.2800003</text:p>
          </table:table-cell>
          <table:table-cell office:value-type="float" office:value="-42.5325302" calcext:value-type="float">
            <text:p>-42.53253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pp giving up even dengue</text:p>
          </table:table-cell>
          <table:table-cell office:value-type="string" calcext:value-type="string">
            <text:p>me wpp tá dando até dengu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5" calcext:value-type="float">
            <text:p>415</text:p>
          </table:table-cell>
          <table:table-cell office:value-type="float" office:value="7.99374559073813E+017" calcext:value-type="float">
            <text:p>799374559073813000</text:p>
          </table:table-cell>
          <table:table-cell office:value-type="string" calcext:value-type="string">
            <text:p>2016-11-17 23:12:0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curious cat gave dengue I already gave up</text:p>
          </table:table-cell>
          <table:table-cell office:value-type="string" calcext:value-type="string">
            <text:p>Meu gato curioso deu dengue <text:s/>já desist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7" calcext:value-type="float">
            <text:p>417</text:p>
          </table:table-cell>
          <table:table-cell office:value-type="float" office:value="7.99370041624068E+017" calcext:value-type="float">
            <text:p>799370041624068000</text:p>
          </table:table-cell>
          <table:table-cell office:value-type="string" calcext:value-type="string">
            <text:p>2016-11-17 22:54:04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tpp is quieter than dengue water. I stayed all day outside I thought I would have 100 msgs and only had one kkkk of my friend</text:p>
          </table:table-cell>
          <table:table-cell office:value-type="string" calcext:value-type="string">
            <text:p>Meu wtpp é mais parado q água de dengue . Fiquei o dia todo fora achei q ia ter 100 msgs e só tinha um kkkk da minha amig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8" calcext:value-type="float">
            <text:p>418</text:p>
          </table:table-cell>
          <table:table-cell office:value-type="float" office:value="7.99363022946902E+017" calcext:value-type="float">
            <text:p>799363022946902000</text:p>
          </table:table-cell>
          <table:table-cell office:value-type="string" calcext:value-type="string">
            <text:p>2016-11-17 22:26:10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e to lack of payment and supplies of the mosquito transmitter dengue zika and chinkungunya has increased said Rafael Flores Camarero pic.twitter.com/RwxbSN5nrr</text:p>
          </table:table-cell>
          <table:table-cell office:value-type="string" calcext:value-type="string">
            <text:p>Por falta de pago y dotacion de insumos el mosco trasmisor de dengue zika y chinkungunya se ha incrementado dijo Rafael Flores Camarero pic.twitter.com/RwxbSN5nr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9" calcext:value-type="float">
            <text:p>419</text:p>
          </table:table-cell>
          <table:table-cell office:value-type="float" office:value="7.99353102361104E+017" calcext:value-type="float">
            <text:p>799353102361104000</text:p>
          </table:table-cell>
          <table:table-cell office:value-type="string" calcext:value-type="string">
            <text:p>2016-11-17 21:46:4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or without vaccines #DengueZika Huila and Colombia we require effectiveness @MinSaludCol against #ZancuderaUrbana. #ControlCriaderos @opsoms @WHO</text:p>
          </table:table-cell>
          <table:table-cell office:value-type="string" calcext:value-type="string">
            <text:p>Con o sin vacunas #DengueZika <text:s/>Huila y Colombia requerimos eficacia @MinSaludCol contra #ZancuderaUrbana . #ControlCriaderos @opsoms @WH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0" calcext:value-type="float">
            <text:p>420</text:p>
          </table:table-cell>
          <table:table-cell office:value-type="float" office:value="7.99347575484797E+017" calcext:value-type="float">
            <text:p>799347575484797000</text:p>
          </table:table-cell>
          <table:table-cell office:value-type="string" calcext:value-type="string">
            <text:p>2016-11-17 21:24:4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lth and Environment coordinate the dengue prevention campaign - http: // eepurl.com/co1XU5</text:p>
          </table:table-cell>
          <table:table-cell office:value-type="string" calcext:value-type="string">
            <text:p>Salud y Ambiente coordinan la campaña de prevención de dengue - http:// eepurl.com/co1XU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1" calcext:value-type="float">
            <text:p>421</text:p>
          </table:table-cell>
          <table:table-cell office:value-type="float" office:value="7.99340127738851E+017" calcext:value-type="float">
            <text:p>799340127738851000</text:p>
          </table:table-cell>
          <table:table-cell office:value-type="string" calcext:value-type="string">
            <text:p>2016-11-17 20:55:12</text:p>
          </table:table-cell>
          <table:table-cell office:value-type="string" calcext:value-type="string">
            <text:p>Avellaneda, Argentina</text:p>
          </table:table-cell>
          <table:table-cell office:value-type="float" office:value="-30.5950932" calcext:value-type="float">
            <text:p>-30.5950932</text:p>
          </table:table-cell>
          <table:table-cell office:value-type="float" office:value="-64.2086788" calcext:value-type="float">
            <text:p>-64.20867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got dengue or something like that</text:p>
          </table:table-cell>
          <table:table-cell office:value-type="string" calcext:value-type="string">
            <text:p>a mi se me hace que me pico el dengue o algo as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3" calcext:value-type="float">
            <text:p>423</text:p>
          </table:table-cell>
          <table:table-cell office:value-type="float" office:value="7.99337241092952E+017" calcext:value-type="float">
            <text:p>799337241092952000</text:p>
          </table:table-cell>
          <table:table-cell office:value-type="string" calcext:value-type="string">
            <text:p>2016-11-17 20:43:4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date on Dengue #CazaMosquitos #Juvenales #MedLife @HISMA https: // www. instagram.com/p/BM7GWsKD5ug/</text:p>
          </table:table-cell>
          <table:table-cell office:value-type="string" calcext:value-type="string">
            <text:p>Actualizacion sobre el Dengue #CazaMosquitos #Juvenales #MedLife @HISMA https://www. instagram.com/p/BM7GWsKD5ug/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6" calcext:value-type="float">
            <text:p>426</text:p>
          </table:table-cell>
          <table:table-cell office:value-type="float" office:value="7.99314938946667E+017" calcext:value-type="float">
            <text:p>799314938946667000</text:p>
          </table:table-cell>
          <table:table-cell office:value-type="string" calcext:value-type="string">
            <text:p>2016-11-17 19:15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oiding supplementation of vitamin E and omega-3 in dengue helps prevent the patient from being at increased risk of bleeding.</text:p>
          </table:table-cell>
          <table:table-cell office:value-type="string" calcext:value-type="string">
            <text:p>Evitar suplementar vitamina E y omega 3 en dengue ayuda a evitar que el paciente tenga mayor riesgo a sangrar http:// nutriciontotal.co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7" calcext:value-type="float">
            <text:p>427</text:p>
          </table:table-cell>
          <table:table-cell office:value-type="float" office:value="7.99300323286417E+017" calcext:value-type="float">
            <text:p>799300323286417000</text:p>
          </table:table-cell>
          <table:table-cell office:value-type="string" calcext:value-type="string">
            <text:p>2016-11-17 18:17:0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ctors from the San Miguelito Health Region were trained this Thursday for the care of patients with dengue. pic.twitter.com/X4DlMa4lSL</text:p>
          </table:table-cell>
          <table:table-cell office:value-type="string" calcext:value-type="string">
            <text:p>Médicos de la Región de Salud de San Miguelito se capacitaron este jueves para la atención de pacientes con dengue . pic.twitter.com/X4DlMa4lS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8" calcext:value-type="float">
            <text:p>428</text:p>
          </table:table-cell>
          <table:table-cell office:value-type="float" office:value="7.9929878018091E+017" calcext:value-type="float">
            <text:p>799298780180910000</text:p>
          </table:table-cell>
          <table:table-cell office:value-type="string" calcext:value-type="string">
            <text:p>2016-11-17 18:10:5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is train of mine will give dengue in a little while https: // curiouscat.me/Natison/post/4 4985137 ...</text:p>
          </table:table-cell>
          <table:table-cell office:value-type="string" calcext:value-type="string">
            <text:p>Esse trem meu vai dar dengue daqui a pouco https:// curiouscat.me/Natison/post/4 4985137 …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9" calcext:value-type="float">
            <text:p>429</text:p>
          </table:table-cell>
          <table:table-cell office:value-type="float" office:value="7.9929036166758E+017" calcext:value-type="float">
            <text:p>799290361667580000</text:p>
          </table:table-cell>
          <table:table-cell office:value-type="string" calcext:value-type="string">
            <text:p>2016-11-17 17:37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#Aedes #Dengue pic.twitter.com/VFstsDodO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0" calcext:value-type="float">
            <text:p>430</text:p>
          </table:table-cell>
          <table:table-cell office:value-type="float" office:value="7.99283571663872E+017" calcext:value-type="float">
            <text:p>799283571663872000</text:p>
          </table:table-cell>
          <table:table-cell office:value-type="string" calcext:value-type="string">
            <text:p>2016-11-17 17:10:2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ld the Dengue vaccine be part of the basic immunization schedule</text:p>
          </table:table-cell>
          <table:table-cell office:value-type="string" calcext:value-type="string">
            <text:p>Podría la vacuna del Dengue formar parte del cuadro básico de vacunación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1" calcext:value-type="float">
            <text:p>431</text:p>
          </table:table-cell>
          <table:table-cell office:value-type="float" office:value="7.99280374379594E+017" calcext:value-type="float">
            <text:p>799280374379594000</text:p>
          </table:table-cell>
          <table:table-cell office:value-type="string" calcext:value-type="string">
            <text:p>2016-11-17 16:57:45</text:p>
          </table:table-cell>
          <table:table-cell office:value-type="string" calcext:value-type="string">
            <text:p>Cañuelas, Argentina</text:p>
          </table:table-cell>
          <table:table-cell office:value-type="float" office:value="-35.0540247" calcext:value-type="float">
            <text:p>-35.0540247</text:p>
          </table:table-cell>
          <table:table-cell office:value-type="float" office:value="-58.7617378" calcext:value-type="float">
            <text:p>-58.76173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rieta presented a standard to combat dengue and another one on bovine cattle http://www.xn--cauelasfmnacpop-zqb.com.ar/index.php/component/k2/item/9211-arrieta-presento-una-norma -para-combat-dengue-and-other-over-cattle-cattle cañuelasfmnacpop.com.ar / index.php / comp ... @GustavoHArrieta</text:p>
          </table:table-cell>
          <table:table-cell office:value-type="string" calcext:value-type="string">
            <text:p>Arrieta presentó una norma para combatir el dengue y otra sobre el ganado bovino http://www.xn--cauelasfmnacpop-zqb.com.ar/index.php/component/k2/item/9211-arrieta-presento-una-norma-para-combatir-el-dengue-y-otra-sobre-el-ganado-bovino cañuelasfmnacpop.com.ar/index.php/comp … @GustavoHArriet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3" calcext:value-type="float">
            <text:p>433</text:p>
          </table:table-cell>
          <table:table-cell office:value-type="float" office:value="7.99268498077688E+017" calcext:value-type="float">
            <text:p>799268498077688000</text:p>
          </table:table-cell>
          <table:table-cell office:value-type="string" calcext:value-type="string">
            <text:p>2016-11-17 16:10:34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 against Dengue: The Intendance of Montevideo will hold informative talks about dengue and the various ... http: // dlvr.it/Mh6r2z</text:p>
          </table:table-cell>
          <table:table-cell office:value-type="string" calcext:value-type="string">
            <text:p>Todos contra el Dengue : La Intendencia de Montevideo realizará charlas informativas sobre el dengue y las distintas… http:// dlvr.it/Mh6r2z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35" calcext:value-type="float">
            <text:p>435</text:p>
          </table:table-cell>
          <table:table-cell office:value-type="float" office:value="7.99265419458675E+017" calcext:value-type="float">
            <text:p>799265419458675000</text:p>
          </table:table-cell>
          <table:table-cell office:value-type="string" calcext:value-type="string">
            <text:p>2016-11-17 15:58:20</text:p>
          </table:table-cell>
          <table:table-cell office:value-type="string" calcext:value-type="string">
            <text:p>Cruzeiro, Brasil</text:p>
          </table:table-cell>
          <table:table-cell office:value-type="float" office:value="-4.3188404" calcext:value-type="float">
            <text:p>-4.3188404</text:p>
          </table:table-cell>
          <table:table-cell office:value-type="float" office:value="-38.8914021" calcext:value-type="float">
            <text:p>-38.89140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s it dengue ????</text:p>
          </table:table-cell>
          <table:table-cell office:value-type="string" calcext:value-type="string">
            <text:p>será que é dengue ????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36" calcext:value-type="float">
            <text:p>436</text:p>
          </table:table-cell>
          <table:table-cell office:value-type="float" office:value="7.99262627541225E+017" calcext:value-type="float">
            <text:p>799262627541225000</text:p>
          </table:table-cell>
          <table:table-cell office:value-type="string" calcext:value-type="string">
            <text:p>2016-11-17 15:47:14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's a fun one: #Zika # CHIKV and # dengue all in one bite! Http: // www. Pctonline.com/article/mosqui toes-zika-other-viruses / ...</text:p>
          </table:table-cell>
          <table:table-cell office:value-type="string" calcext:value-type="string">
            <text:p>Here's a fun one: #Zika <text:s/>#CHIKV <text:s/>and #dengue all in one bite! http://www. pctonline.com/article/mosqui toes-zika-other-viruses/ …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37" calcext:value-type="float">
            <text:p>437</text:p>
          </table:table-cell>
          <table:table-cell office:value-type="float" office:value="7.99257031156888E+017" calcext:value-type="float">
            <text:p>799257031156888000</text:p>
          </table:table-cell>
          <table:table-cell office:value-type="string" calcext:value-type="string">
            <text:p>2016-11-17 15:25:0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3fubZM8gd1</text:p>
          </table:table-cell>
          <table:table-cell office:value-type="string" calcext:value-type="string">
            <text:p>Continuamos con acciones preventivas contra el #Zika #Dengue y #Chikungunya en #Paraiso pic.twitter.com/3fubZM8gd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8" calcext:value-type="float">
            <text:p>438</text:p>
          </table:table-cell>
          <table:table-cell office:value-type="float" office:value="7.99256404351664E+017" calcext:value-type="float">
            <text:p>799256404351664000</text:p>
          </table:table-cell>
          <table:table-cell office:value-type="string" calcext:value-type="string">
            <text:p>2016-11-17 15:22:3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UqtrvwDqpR</text:p>
          </table:table-cell>
          <table:table-cell office:value-type="string" calcext:value-type="string">
            <text:p>Continuamos con acciones preventivas contra el #Zika #Dengue y #Chikungunya en #Paraiso pic.twitter.com/UqtrvwDqp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9" calcext:value-type="float">
            <text:p>439</text:p>
          </table:table-cell>
          <table:table-cell office:value-type="float" office:value="7.9925604213146E+017" calcext:value-type="float">
            <text:p>799256042131460000</text:p>
          </table:table-cell>
          <table:table-cell office:value-type="string" calcext:value-type="string">
            <text:p>2016-11-17 15:21:04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continue with preventive actions against #Zika #Dengue and #Chikungunya in #Paraiso pic.twitter.com/UyRCFcbmsz</text:p>
          </table:table-cell>
          <table:table-cell office:value-type="string" calcext:value-type="string">
            <text:p>Continuamos con acciones preventivas contra el #Zika #Dengue y #Chikungunya en #Paraiso pic.twitter.com/UyRCFcbmsz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40" calcext:value-type="float">
            <text:p>440</text:p>
          </table:table-cell>
          <table:table-cell office:value-type="float" office:value="7.99255724169642E+017" calcext:value-type="float">
            <text:p>799255724169642000</text:p>
          </table:table-cell>
          <table:table-cell office:value-type="string" calcext:value-type="string">
            <text:p>2016-11-17 15:19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last week effective last week of classes me ... https: // www. Instagram.com/p/BM6hSVOgN-ZU Kh2if07RPtRu0Y-eHjouJB7cfE0 / ...</text:p>
          </table:table-cell>
          <table:table-cell office:value-type="string" calcext:value-type="string">
            <text:p>A dengue de semana passada última semana efetiva de aulas me… https://www. instagram.com/p/BM6hSVOgN-ZU Kh2if07RPtRu0Y-eHjouJB7cfE0/ …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2" calcext:value-type="float">
            <text:p>442</text:p>
          </table:table-cell>
          <table:table-cell office:value-type="float" office:value="7.99254385658184E+017" calcext:value-type="float">
            <text:p>799254385658184000</text:p>
          </table:table-cell>
          <table:table-cell office:value-type="string" calcext:value-type="string">
            <text:p>2016-11-17 15:14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Colombia a 05 nov: #dengue / 16 96.600 # chikún / 16 19.278 #zika / 15/16 105.247 @INSColombia Competitive? @agaviriau</text:p>
          </table:table-cell>
          <table:table-cell office:value-type="string" calcext:value-type="string">
            <text:p>Enferm@s prob+conf Colombia a 05 nov: #dengue /16 96.600 #chikún /16 19.278 #zika /15/16 105.247 @INSColombia ¿Competitivos? @agaviriau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3" calcext:value-type="float">
            <text:p>443</text:p>
          </table:table-cell>
          <table:table-cell office:value-type="float" office:value="7.99253608571306E+017" calcext:value-type="float">
            <text:p>799253608571306000</text:p>
          </table:table-cell>
          <table:table-cell office:value-type="string" calcext:value-type="string">
            <text:p>2016-11-17 15:11:24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training seminar on Dengue will be held at San Miguel Arcángel Hospital organized by @MINSA_Panama pic.twitter.com/EetZ75cvl6</text:p>
          </table:table-cell>
          <table:table-cell office:value-type="string" calcext:value-type="string">
            <text:p>Se realizará el seminario de capacitación sobre El Dengue en el Hospital San Miguel Arcángel organizado por @MINSA_Panama pic.twitter.com/EetZ75cvl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44" calcext:value-type="float">
            <text:p>444</text:p>
          </table:table-cell>
          <table:table-cell office:value-type="float" office:value="7.99249374194835E+017" calcext:value-type="float">
            <text:p>799249374194835000</text:p>
          </table:table-cell>
          <table:table-cell office:value-type="string" calcext:value-type="string">
            <text:p>2016-11-17 14:54:3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used this tactic even to improve dengue only with the small difference that I also had to drink 713 liters of water a day.</text:p>
          </table:table-cell>
          <table:table-cell office:value-type="string" calcext:value-type="string">
            <text:p>Eu usei essa tática até pra melhorar da dengue <text:s/>só com a pequena diferença que eu também tive que beber 713 litros d'água por dia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6" calcext:value-type="float">
            <text:p>446</text:p>
          </table:table-cell>
          <table:table-cell office:value-type="float" office:value="7.99244466850775E+017" calcext:value-type="float">
            <text:p>799244466850775000</text:p>
          </table:table-cell>
          <table:table-cell office:value-type="string" calcext:value-type="string">
            <text:p>2016-11-17 14:35:04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pa registered more than six thousand cases of dengue in Pará</text:p>
          </table:table-cell>
          <table:table-cell office:value-type="string" calcext:value-type="string">
            <text:p>Sespa registrou mais de seis mil casos de dengue <text:s/>no Pará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7" calcext:value-type="float">
            <text:p>447</text:p>
          </table:table-cell>
          <table:table-cell office:value-type="float" office:value="7.99240859099087E+017" calcext:value-type="float">
            <text:p>799240859099087000</text:p>
          </table:table-cell>
          <table:table-cell office:value-type="string" calcext:value-type="string">
            <text:p>2016-11-17 14:20:4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 see: there are 4 types of dengue so there are 4 chances to catch you caught by the mosquito and ... https: // www. instagram.com/p/BM6XH_2grin/</text:p>
          </table:table-cell>
          <table:table-cell office:value-type="string" calcext:value-type="string">
            <text:p>Vai vendo: existe 4 tipos de dengue <text:s/>então são 4 chances de pegar você pega pelo mosquito e… https://www. instagram.com/p/BM6XH_2grin/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8" calcext:value-type="float">
            <text:p>448</text:p>
          </table:table-cell>
          <table:table-cell office:value-type="float" office:value="7.99236342962065E+017" calcext:value-type="float">
            <text:p>799236342962065000</text:p>
          </table:table-cell>
          <table:table-cell office:value-type="string" calcext:value-type="string">
            <text:p>2016-11-17 14:02:4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aign Launch #barreiracontradengue now #manioca! #saude #brasil #brazil #dengue ... https: // www. instagram.com/p/BM6WDExgfWv/</text:p>
          </table:table-cell>
          <table:table-cell office:value-type="string" calcext:value-type="string">
            <text:p>lancamento da campanha #barreiracontradengue agora no #manioca ! #saude #brasil #brazil #dengue … https://www. instagram.com/p/BM6WDExgfWv/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2" calcext:value-type="float">
            <text:p>452</text:p>
          </table:table-cell>
          <table:table-cell office:value-type="float" office:value="7.99018206870589E+017" calcext:value-type="float">
            <text:p>799018206870589000</text:p>
          </table:table-cell>
          <table:table-cell office:value-type="string" calcext:value-type="string">
            <text:p>2016-11-16 23:36:00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on dengue</text:p>
          </table:table-cell>
          <table:table-cell office:value-type="string" calcext:value-type="string">
            <text:p>Daqui a pouco da deng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3" calcext:value-type="float">
            <text:p>453</text:p>
          </table:table-cell>
          <table:table-cell office:value-type="float" office:value="7.9901514209683E+017" calcext:value-type="float">
            <text:p>799015142096830000</text:p>
          </table:table-cell>
          <table:table-cell office:value-type="string" calcext:value-type="string">
            <text:p>2016-11-16 23:23:49</text:p>
          </table:table-cell>
          <table:table-cell office:value-type="string" calcext:value-type="string">
            <text:p>Maracanaú, Brasil</text:p>
          </table:table-cell>
          <table:table-cell office:value-type="float" office:value="-3.8779437" calcext:value-type="float">
            <text:p>-3.8779437</text:p>
          </table:table-cell>
          <table:table-cell office:value-type="float" office:value="-38.6247696" calcext:value-type="float">
            <text:p>-38.6247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orrow will have a joint effort against dengue</text:p>
          </table:table-cell>
          <table:table-cell office:value-type="string" calcext:value-type="string">
            <text:p>Amanhã terá uma mutirão contra a dengu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4" calcext:value-type="float">
            <text:p>454</text:p>
          </table:table-cell>
          <table:table-cell office:value-type="float" office:value="7.990145085766E+017" calcext:value-type="float">
            <text:p>799014508576600000</text:p>
          </table:table-cell>
          <table:table-cell office:value-type="string" calcext:value-type="string">
            <text:p>2016-11-16 23:21:1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 far there have been no cases of dengue zika or chikungunya in Salta http: // www. Quepasasalta.com.ar/noticias/salta _26 / until-the-moment-no-if-registered-cases-of-dengue-zika-o-chikungunya-en-salta_162757 ... pic.twitter.com/g9CQgWc3yQ</text:p>
          </table:table-cell>
          <table:table-cell office:value-type="string" calcext:value-type="string">
            <text:p>Hasta el momento no se registraron casos de dengue <text:s/>zika o chikungunya en Salta http://www. quepasasalta.com.ar/noticias/salta _26/hasta-el-momento-no-se-registraron-casos-de-dengue-zika-o-chikungunya-en-salta_162757 … pic.twitter.com/g9CQgWc3yQ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55" calcext:value-type="float">
            <text:p>455</text:p>
          </table:table-cell>
          <table:table-cell office:value-type="float" office:value="7.99010865013989E+017" calcext:value-type="float">
            <text:p>799010865013989000</text:p>
          </table:table-cell>
          <table:table-cell office:value-type="string" calcext:value-type="string">
            <text:p>2016-11-16 23:06:49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carmen_favero dengu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56" calcext:value-type="float">
            <text:p>456</text:p>
          </table:table-cell>
          <table:table-cell office:value-type="float" office:value="7.9900851697136E+017" calcext:value-type="float">
            <text:p>799008516971360000</text:p>
          </table:table-cell>
          <table:table-cell office:value-type="string" calcext:value-type="string">
            <text:p>2016-11-16 22:57:29</text:p>
          </table:table-cell>
          <table:table-cell office:value-type="string" calcext:value-type="string">
            <text:p>Buri, Brasil</text:p>
          </table:table-cell>
          <table:table-cell office:value-type="float" office:value="-23.7984899" calcext:value-type="float">
            <text:p>-23.7984899</text:p>
          </table:table-cell>
          <table:table-cell office:value-type="float" office:value="-48.5989239" calcext:value-type="float">
            <text:p>-48.59892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have a headache with pain in the body and I am anxious to think that it is dengue KKKKKKKKKK</text:p>
          </table:table-cell>
          <table:table-cell office:value-type="string" calcext:value-type="string">
            <text:p>Eu to com dor de cabeça dor no corpo e ânsia to achando que é dengue KKKKKKKKK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7" calcext:value-type="float">
            <text:p>457</text:p>
          </table:table-cell>
          <table:table-cell office:value-type="float" office:value="7.99006693795516E+017" calcext:value-type="float">
            <text:p>799006693795516000</text:p>
          </table:table-cell>
          <table:table-cell office:value-type="string" calcext:value-type="string">
            <text:p>2016-11-16 22:50:15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 Luannonato5 is the face of dengue</text:p>
          </table:table-cell>
          <table:table-cell office:value-type="string" calcext:value-type="string">
            <text:p>@Luannonato5 ta a cara da dengu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8" calcext:value-type="float">
            <text:p>458</text:p>
          </table:table-cell>
          <table:table-cell office:value-type="float" office:value="7.98994647892763E+017" calcext:value-type="float">
            <text:p>798994647892763000</text:p>
          </table:table-cell>
          <table:table-cell office:value-type="string" calcext:value-type="string">
            <text:p>2016-11-16 22:02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ill you kiss other people? Blzzzzzzz will take it to catch dengue</text:p>
          </table:table-cell>
          <table:table-cell office:value-type="string" calcext:value-type="string">
            <text:p>Vai beija outras pessoas? blzzzzzzz tomara que pegue deng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9" calcext:value-type="float">
            <text:p>459</text:p>
          </table:table-cell>
          <table:table-cell office:value-type="float" office:value="7.98990330825581E+017" calcext:value-type="float">
            <text:p>798990330825581000</text:p>
          </table:table-cell>
          <table:table-cell office:value-type="string" calcext:value-type="string">
            <text:p>2016-11-16 21:45:14</text:p>
          </table:table-cell>
          <table:table-cell office:value-type="string" calcext:value-type="string">
            <text:p>Ponta Porã, Brasil</text:p>
          </table:table-cell>
          <table:table-cell office:value-type="float" office:value="-22.5236896" calcext:value-type="float">
            <text:p>-22.5236896</text:p>
          </table:table-cell>
          <table:table-cell office:value-type="float" office:value="-55.727467" calcext:value-type="float">
            <text:p>-55.7274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ct creates dengue specialization map ... https: // www. instagram.com/p/BM4omCMFuI7/</text:p>
          </table:table-cell>
          <table:table-cell office:value-type="string" calcext:value-type="string">
            <text:p>Projeto cria mapa de especialização de dengue … https://www. instagram.com/p/BM4omCMFuI7/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60" calcext:value-type="float">
            <text:p>460</text:p>
          </table:table-cell>
          <table:table-cell office:value-type="float" office:value="7.98981448078197E+017" calcext:value-type="float">
            <text:p>798981448078197000</text:p>
          </table:table-cell>
          <table:table-cell office:value-type="string" calcext:value-type="string">
            <text:p>2016-11-16 21:09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my company runs a campaign against dengue zika and chikungunya rare not to mention a bug like you.</text:p>
          </table:table-cell>
          <table:table-cell office:value-type="string" calcext:value-type="string">
            <text:p>En mi empresa corre una campaña contra el dengue <text:s/>zika y chikungunya raro que no mencione a un bicho como vos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7.98968503646753E+017" calcext:value-type="float">
            <text:p>798968503646753000</text:p>
          </table:table-cell>
          <table:table-cell office:value-type="string" calcext:value-type="string">
            <text:p>2016-11-16 20:18:30</text:p>
          </table:table-cell>
          <table:table-cell office:value-type="string" calcext:value-type="string">
            <text:p>Zamora Chinchipe, Ecuador</text:p>
          </table:table-cell>
          <table:table-cell office:value-type="float" office:value="-4.0620182" calcext:value-type="float">
            <text:p>-4.0620182</text:p>
          </table:table-cell>
          <table:table-cell office:value-type="float" office:value="-78.7751587" calcext:value-type="float">
            <text:p>-78.77515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ases such as malaria, dengue and respiratory infections have increased because of the #Canmatic Change # COP22EC pic.twitter.com/Vm3MfeqVZB</text:p>
          </table:table-cell>
          <table:table-cell office:value-type="string" calcext:value-type="string">
            <text:p>Enfermedades como la malaria el dengue e infecciones respiratorias se han incrementado a causa del #CambioClimático #COP22EC pic.twitter.com/Vm3MfeqVZB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62" calcext:value-type="float">
            <text:p>462</text:p>
          </table:table-cell>
          <table:table-cell office:value-type="float" office:value="7.98965411773452E+017" calcext:value-type="float">
            <text:p>798965411773452000</text:p>
          </table:table-cell>
          <table:table-cell office:value-type="string" calcext:value-type="string">
            <text:p>2016-11-16 20:06:1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neither epoc nor influenza nor avian nor dengue. It's bronchitis. pic.twitter.com/v5qyqtjhEA</text:p>
          </table:table-cell>
          <table:table-cell office:value-type="string" calcext:value-type="string">
            <text:p>No es epoc ni gripe a ni aviar ni dengue . Es bronquitis. pic.twitter.com/v5qyqtjhE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3" calcext:value-type="float">
            <text:p>463</text:p>
          </table:table-cell>
          <table:table-cell office:value-type="float" office:value="7.9896121207561E+017" calcext:value-type="float">
            <text:p>798961212075610000</text:p>
          </table:table-cell>
          <table:table-cell office:value-type="string" calcext:value-type="string">
            <text:p>2016-11-16 19:49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as going super bad the same thing when I had dengue</text:p>
          </table:table-cell>
          <table:table-cell office:value-type="string" calcext:value-type="string">
            <text:p>to passando super mal af mesma coisa de quando eu tava com dengu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4" calcext:value-type="float">
            <text:p>464</text:p>
          </table:table-cell>
          <table:table-cell office:value-type="float" office:value="7.98936508640199E+017" calcext:value-type="float">
            <text:p>798936508640199000</text:p>
          </table:table-cell>
          <table:table-cell office:value-type="string" calcext:value-type="string">
            <text:p>2016-11-16 18:11:21</text:p>
          </table:table-cell>
          <table:table-cell office:value-type="string" calcext:value-type="string">
            <text:p>Guaymallén, Argentina</text:p>
          </table:table-cell>
          <table:table-cell office:value-type="float" office:value="-32.8950718" calcext:value-type="float">
            <text:p>-32.8950718</text:p>
          </table:table-cell>
          <table:table-cell office:value-type="float" office:value="-68.745546" calcext:value-type="float">
            <text:p>-68.745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Zika and Chikungunya. Prevention measures in this note @SaludMza pic.twitter.com/KjJCqJ5Wok</text:p>
          </table:table-cell>
          <table:table-cell office:value-type="string" calcext:value-type="string">
            <text:p>Dengue <text:s/>Zika y Chikungunya. Las medidas de prevención en esta nota @SaludMza pic.twitter.com/KjJCqJ5Wok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65" calcext:value-type="float">
            <text:p>465</text:p>
          </table:table-cell>
          <table:table-cell office:value-type="float" office:value="7.98930561523806E+017" calcext:value-type="float">
            <text:p>798930561523806000</text:p>
          </table:table-cell>
          <table:table-cell office:value-type="string" calcext:value-type="string">
            <text:p>2016-11-16 17:47:43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DanniSantoro I would not be so happy to see you sick of dengue or something else for those mosquitoes that sting you ... !!</text:p>
          </table:table-cell>
          <table:table-cell office:value-type="string" calcext:value-type="string">
            <text:p>@DanniSantoro No me haría tan feliz verte enfermo de dengue u otra cosa por esos zancudos que te pican...!!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66" calcext:value-type="float">
            <text:p>466</text:p>
          </table:table-cell>
          <table:table-cell office:value-type="float" office:value="7.98929284341506E+017" calcext:value-type="float">
            <text:p>798929284341506000</text:p>
          </table:table-cell>
          <table:table-cell office:value-type="string" calcext:value-type="string">
            <text:p>2016-11-16 17:42:39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runodobacanal whenever penislongo the mosquito transmitting dengue enters the discord I smile</text:p>
          </table:table-cell>
          <table:table-cell office:value-type="string" calcext:value-type="string">
            <text:p>@brunodobacanal sempre que penislongo o mosquito transmissor da dengue entra no discord eu sorri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7" calcext:value-type="float">
            <text:p>467</text:p>
          </table:table-cell>
          <table:table-cell office:value-type="float" office:value="7.98928874209952E+017" calcext:value-type="float">
            <text:p>798928874209952000</text:p>
          </table:table-cell>
          <table:table-cell office:value-type="string" calcext:value-type="string">
            <text:p>2016-11-16 17:41:01</text:p>
          </table:table-cell>
          <table:table-cell office:value-type="string" calcext:value-type="string">
            <text:p>Frutal, Brasil</text:p>
          </table:table-cell>
          <table:table-cell office:value-type="float" office:value="-20.0218259" calcext:value-type="float">
            <text:p>-20.0218259</text:p>
          </table:table-cell>
          <table:table-cell office:value-type="float" office:value="-48.9280079" calcext:value-type="float">
            <text:p>-48.928007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boss: Elivelton how are things? Me: They are more still than dengue water</text:p>
          </table:table-cell>
          <table:table-cell office:value-type="string" calcext:value-type="string">
            <text:p>Meu chefe : <text:s/>Elivelton como estão as coisas ? Eu : <text:s/>Estão mais paradas que água de dengue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69" calcext:value-type="float">
            <text:p>469</text:p>
          </table:table-cell>
          <table:table-cell office:value-type="float" office:value="7.98925153195455E+017" calcext:value-type="float">
            <text:p>798925153195455000</text:p>
          </table:table-cell>
          <table:table-cell office:value-type="string" calcext:value-type="string">
            <text:p>2016-11-16 17:26:14</text:p>
          </table:table-cell>
          <table:table-cell office:value-type="string" calcext:value-type="string">
            <text:p>Victoria, Guanajuato</text:p>
          </table:table-cell>
          <table:table-cell office:value-type="float" office:value="21.3863845" calcext:value-type="float">
            <text:p>21.3863845</text:p>
          </table:table-cell>
          <table:table-cell office:value-type="float" office:value="-100.238895195087" calcext:value-type="float">
            <text:p>-100.23889519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Guadalajara Campaign "Ambassadors for Vaccination" seeks to prevent dengue - LEE ➢ http: // hoyt.am/269870 pic.twitter.com/q9Aeqdk0wq</text:p>
          </table:table-cell>
          <table:table-cell office:value-type="string" calcext:value-type="string">
            <text:p>#Guadalajara Campaña “Embajadores por la Vacunación” busca prevenir el dengue - LEE ➢ http:// hoyt.am/269870 pic.twitter.com/q9Aeqdk0wq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71" calcext:value-type="float">
            <text:p>471</text:p>
          </table:table-cell>
          <table:table-cell office:value-type="float" office:value="7.98911735394513E+017" calcext:value-type="float">
            <text:p>798911735394513000</text:p>
          </table:table-cell>
          <table:table-cell office:value-type="string" calcext:value-type="string">
            <text:p>2016-11-16 16:32:55</text:p>
          </table:table-cell>
          <table:table-cell office:value-type="string" calcext:value-type="string">
            <text:p>Viedma, Argentina</text:p>
          </table:table-cell>
          <table:table-cell office:value-type="float" office:value="-40.8085637" calcext:value-type="float">
            <text:p>-40.8085637</text:p>
          </table:table-cell>
          <table:table-cell office:value-type="float" office:value="-62.9946591" calcext:value-type="float">
            <text:p>-62.99465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fumigation operation against Dengue in the Patagonian party begins http: // patagoniambiental.com.ar/comienza-el-op etive-de-fumigacion-contra-el-dengue-en-el-partido-de-patagones / pic.twitter.com/TnztVoeWcE</text:p>
          </table:table-cell>
          <table:table-cell office:value-type="string" calcext:value-type="string">
            <text:p>Comienza el operativo de fumigación contra el Dengue en el partido de Patagones http:// patagoniambiental.com.ar/comienza-el-op erativo-de-fumigacion-contra-el-dengue-en-el-partido-de-patagones/ … pic.twitter.com/TnztVoeWc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72" calcext:value-type="float">
            <text:p>472</text:p>
          </table:table-cell>
          <table:table-cell office:value-type="float" office:value="7.98908661938659E+017" calcext:value-type="float">
            <text:p>798908661938659000</text:p>
          </table:table-cell>
          <table:table-cell office:value-type="string" calcext:value-type="string">
            <text:p>2016-11-16 16:20:4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you do not want me to give you #Dengue turns the pot ..</text:p>
          </table:table-cell>
          <table:table-cell office:value-type="string" calcext:value-type="string">
            <text:p>Si no queres que te de #Dengue da vuelta el cacharro..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73" calcext:value-type="float">
            <text:p>473</text:p>
          </table:table-cell>
          <table:table-cell office:value-type="float" office:value="7.98906815253774E+017" calcext:value-type="float">
            <text:p>798906815253774000</text:p>
          </table:table-cell>
          <table:table-cell office:value-type="string" calcext:value-type="string">
            <text:p>2016-11-16 16:13:22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the mosquito is not born the disease does not pass Horrible phrase of the campaign against Dengue! Dugia poorly made!</text:p>
          </table:table-cell>
          <table:table-cell office:value-type="string" calcext:value-type="string">
            <text:p>Se o mosquito não nasce a doença não passa Frase horrível da campanha contra Dengue ! Dúbia mal elaborada!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74" calcext:value-type="float">
            <text:p>474</text:p>
          </table:table-cell>
          <table:table-cell office:value-type="float" office:value="7.9890645841911E+017" calcext:value-type="float">
            <text:p>798906458419110000</text:p>
          </table:table-cell>
          <table:table-cell office:value-type="string" calcext:value-type="string">
            <text:p>2016-11-16 16:11:57</text:p>
          </table:table-cell>
          <table:table-cell office:value-type="string" calcext:value-type="string">
            <text:p>Penha, Brasil</text:p>
          </table:table-cell>
          <table:table-cell office:value-type="float" office:value="-26.7754179" calcext:value-type="float">
            <text:p>-26.7754179</text:p>
          </table:table-cell>
          <table:table-cell office:value-type="float" office:value="-48.646525" calcext:value-type="float">
            <text:p>-48.646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Tiagobcc_ cares not ugly goes dengue carai kkkkkkkk</text:p>
          </table:table-cell>
          <table:table-cell office:value-type="string" calcext:value-type="string">
            <text:p>@Tiagobcc_ cuida não feio vai da dengue carai kkkkkkkk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6" calcext:value-type="float">
            <text:p>476</text:p>
          </table:table-cell>
          <table:table-cell office:value-type="float" office:value="7.98904561230631E+017" calcext:value-type="float">
            <text:p>798904561230631000</text:p>
          </table:table-cell>
          <table:table-cell office:value-type="string" calcext:value-type="string">
            <text:p>2016-11-16 16:04:2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uniposadas there is a private wasteland next to my building in downtown area. I gave the address to intimidate the owner to clean? (Dengue)</text:p>
          </table:table-cell>
          <table:table-cell office:value-type="string" calcext:value-type="string">
            <text:p>@muniposadas hay un baldío privado al lado de mi edificio en zona centro. Le paso la dirección para que intimen al dueño a limpiar? ( dengue 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77" calcext:value-type="float">
            <text:p>477</text:p>
          </table:table-cell>
          <table:table-cell office:value-type="float" office:value="7.98903008956449E+017" calcext:value-type="float">
            <text:p>798903008956449000</text:p>
          </table:table-cell>
          <table:table-cell office:value-type="string" calcext:value-type="string">
            <text:p>2016-11-16 15:58:14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Ben Wednesday Hospital Borda TODAY full of pots with water those are the policies of Larreta against dengue pic.twitter.com/yh9hlKRBK1</text:p>
          </table:table-cell>
          <table:table-cell office:value-type="string" calcext:value-type="string">
            <text:p>#BuenMiercoles Hospital Borda HOY lleno de tachos con agua esas son las politicas de Larreta contra el dengue pic.twitter.com/yh9hlKRBK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78" calcext:value-type="float">
            <text:p>478</text:p>
          </table:table-cell>
          <table:table-cell office:value-type="float" office:value="7.98901862024049E+017" calcext:value-type="float">
            <text:p>798901862024049000</text:p>
          </table:table-cell>
          <table:table-cell office:value-type="string" calcext:value-type="string">
            <text:p>2016-11-16 15:53:41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PeriodistaPeron today I went. It is the house of Dengue now the Hospital has no supplies dismissed to the secretaries nobody attends the tel</text:p>
          </table:table-cell>
          <table:table-cell office:value-type="string" calcext:value-type="string">
            <text:p>@PeriodistaPeron hoy fui. Es la casa del Dengue ahora el Hospital no tiene insumos despidieron a las secretarias nadie atiende los te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9" calcext:value-type="float">
            <text:p>479</text:p>
          </table:table-cell>
          <table:table-cell office:value-type="float" office:value="7.98901830231163E+017" calcext:value-type="float">
            <text:p>798901830231163000</text:p>
          </table:table-cell>
          <table:table-cell office:value-type="string" calcext:value-type="string">
            <text:p>2016-11-16 15:53:3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really hope this is not dengue or anything.</text:p>
          </table:table-cell>
          <table:table-cell office:value-type="string" calcext:value-type="string">
            <text:p>Espero muito que isso nao seja dengue nem.nada do tip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3" calcext:value-type="float">
            <text:p>483</text:p>
          </table:table-cell>
          <table:table-cell office:value-type="float" office:value="7.98894028833993E+017" calcext:value-type="float">
            <text:p>798894028833993000</text:p>
          </table:table-cell>
          <table:table-cell office:value-type="string" calcext:value-type="string">
            <text:p>2016-11-16 15:22:3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water with dengue today</text:p>
          </table:table-cell>
          <table:table-cell office:value-type="string" calcext:value-type="string">
            <text:p>Meu wpp tá mais parado que água com dengue hoj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84" calcext:value-type="float">
            <text:p>484</text:p>
          </table:table-cell>
          <table:table-cell office:value-type="float" office:value="7.9889360805734E+017" calcext:value-type="float">
            <text:p>798893608057340000</text:p>
          </table:table-cell>
          <table:table-cell office:value-type="string" calcext:value-type="string">
            <text:p>2016-11-16 15:20:53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engue Zika chikunguya</text:p>
          </table:table-cell>
          <table:table-cell office:value-type="string" calcext:value-type="string">
            <text:p>Tô com dengue <text:s/>Zika chikunguy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85" calcext:value-type="float">
            <text:p>485</text:p>
          </table:table-cell>
          <table:table-cell office:value-type="float" office:value="7.98886143676863E+017" calcext:value-type="float">
            <text:p>798886143676863000</text:p>
          </table:table-cell>
          <table:table-cell office:value-type="string" calcext:value-type="string">
            <text:p>2016-11-16 14:51:1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joined #broteDengue in Nov / 16 (again): rises risk for Huila municipalities. Up Neiva goes up Huila. @alcaldiadeneiva @HuilaGob</text:p>
          </table:table-cell>
          <table:table-cell office:value-type="string" calcext:value-type="string">
            <text:p>Neiva entró en #broteDengue en nov/16 (nuevamente): sube riesgo para municipios Huila. Sube Neiva sube Huila. @alcaldiadeneiva @HuilaGob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88" calcext:value-type="float">
            <text:p>488</text:p>
          </table:table-cell>
          <table:table-cell office:value-type="float" office:value="7.98878773332627E+017" calcext:value-type="float">
            <text:p>798878773332627000</text:p>
          </table:table-cell>
          <table:table-cell office:value-type="string" calcext:value-type="string">
            <text:p>2016-11-16 14:21:56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PREVENTION] Tips for preventing dengue zika and chikungunya http: // www. Elmiradordiario.com.ar/nota/actualida d / 84556 / tips-to-prevent-dengue-zika-chikungunya.html ... pic.twitter.com/2SkL3geqfR</text:p>
          </table:table-cell>
          <table:table-cell office:value-type="string" calcext:value-type="string">
            <text:p>[PREVENCION] Consejos para prevenir el dengue <text:s/>zika y chikungunya http://www. elmiradordiario.com.ar/nota/actualida d/84556/consejos-para-prevenir-dengue-zika-chikungunya.html … pic.twitter.com/2SkL3geqf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0" calcext:value-type="float">
            <text:p>490</text:p>
          </table:table-cell>
          <table:table-cell office:value-type="float" office:value="7.98860675087028E+017" calcext:value-type="float">
            <text:p>798860675087028000</text:p>
          </table:table-cell>
          <table:table-cell office:value-type="string" calcext:value-type="string">
            <text:p>2016-11-16 13:10:01</text:p>
          </table:table-cell>
          <table:table-cell office:value-type="string" calcext:value-type="string">
            <text:p>Recreio, Brasil</text:p>
          </table:table-cell>
          <table:table-cell office:value-type="float" office:value="-21.5248204" calcext:value-type="float">
            <text:p>-21.5248204</text:p>
          </table:table-cell>
          <table:table-cell office:value-type="float" office:value="-42.4689255" calcext:value-type="float">
            <text:p>-42.4689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KKKKKKKKKKKKKKKKK the dengue guy came here to ask if the jamylle that was c dengue</text:p>
          </table:table-cell>
          <table:table-cell office:value-type="string" calcext:value-type="string">
            <text:p>KKKKKKKKKKKKKKKKK o cara da dengue veio aqui perguntar se a jamylle que tava c dengu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91" calcext:value-type="float">
            <text:p>491</text:p>
          </table:table-cell>
          <table:table-cell office:value-type="float" office:value="7.98856660408148E+017" calcext:value-type="float">
            <text:p>798856660408148000</text:p>
          </table:table-cell>
          <table:table-cell office:value-type="string" calcext:value-type="string">
            <text:p>2016-11-16 12:54:04</text:p>
          </table:table-cell>
          <table:table-cell office:value-type="string" calcext:value-type="string">
            <text:p>São Valentim do Sul, Brasil</text:p>
          </table:table-cell>
          <table:table-cell office:value-type="float" office:value="-29.0503351" calcext:value-type="float">
            <text:p>-29.0503351</text:p>
          </table:table-cell>
          <table:table-cell office:value-type="float" office:value="-51.767503" calcext:value-type="float">
            <text:p>-51.76750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cho que era da dengue hahhahah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98" calcext:value-type="float">
            <text:p>498</text:p>
          </table:table-cell>
          <table:table-cell office:value-type="float" office:value="7.98791644342456E+017" calcext:value-type="float">
            <text:p>798791644342456000</text:p>
          </table:table-cell>
          <table:table-cell office:value-type="string" calcext:value-type="string">
            <text:p>2016-11-16 08:35:43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reat it seems like I've fallen sick and the symptoms are alike to dengue /chikungunya :))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0" calcext:value-type="float">
            <text:p>500</text:p>
          </table:table-cell>
          <table:table-cell office:value-type="float" office:value="7.98762478008046E+017" calcext:value-type="float">
            <text:p>798762478008046000</text:p>
          </table:table-cell>
          <table:table-cell office:value-type="string" calcext:value-type="string">
            <text:p>2016-11-16 06:39:49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Jajajaja re dengu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office:value-type="float" office:value="7.98755433905209E+017" calcext:value-type="float">
            <text:p>798755433905209000</text:p>
          </table:table-cell>
          <table:table-cell office:value-type="string" calcext:value-type="string">
            <text:p>2016-11-16 06:11:50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Daqui a pouco meu wpp tá dando dengue namoral kkk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02" calcext:value-type="float">
            <text:p>502</text:p>
          </table:table-cell>
          <table:table-cell office:value-type="float" office:value="7.98738457669595E+017" calcext:value-type="float">
            <text:p>798738457669595000</text:p>
          </table:table-cell>
          <table:table-cell office:value-type="string" calcext:value-type="string">
            <text:p>2016-11-16 05:04:2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martins_dayara @SraKardozo157 @Juuhtinoco heey malandra mosquito da dengu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06" calcext:value-type="float">
            <text:p>506</text:p>
          </table:table-cell>
          <table:table-cell office:value-type="float" office:value="7.98723998234382E+017" calcext:value-type="float">
            <text:p>798723998234382000</text:p>
          </table:table-cell>
          <table:table-cell office:value-type="string" calcext:value-type="string">
            <text:p>2016-11-16 04:06:55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Falsidade tá pior do q epidemia da Dengue ..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7" calcext:value-type="float">
            <text:p>507</text:p>
          </table:table-cell>
          <table:table-cell office:value-type="float" office:value="7.98722464402522E+017" calcext:value-type="float">
            <text:p>798722464402522000</text:p>
          </table:table-cell>
          <table:table-cell office:value-type="string" calcext:value-type="string">
            <text:p>2016-11-16 04:00:4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https:// curiouscat.me/infernal esse trem é tão parado q da dengue HAIUDSHAISUDHASIUD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8" calcext:value-type="float">
            <text:p>508</text:p>
          </table:table-cell>
          <table:table-cell office:value-type="float" office:value="7.98722264854393E+017" calcext:value-type="float">
            <text:p>798722264854393000</text:p>
          </table:table-cell>
          <table:table-cell office:value-type="string" calcext:value-type="string">
            <text:p>2016-11-16 04:00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cho que to com. dengu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4" calcext:value-type="float">
            <text:p>514</text:p>
          </table:table-cell>
          <table:table-cell office:value-type="float" office:value="7.98701643026072E+017" calcext:value-type="float">
            <text:p>798701643026072000</text:p>
          </table:table-cell>
          <table:table-cell office:value-type="string" calcext:value-type="string">
            <text:p>2016-11-16 02:38:05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 dengue me picou fiquei dengos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office:value-type="float" office:value="7.98700934591345E+017" calcext:value-type="float">
            <text:p>798700934591345000</text:p>
          </table:table-cell>
          <table:table-cell office:value-type="string" calcext:value-type="string">
            <text:p>2016-11-16 02:35:16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gustavobonzon pocola difusion de dengue y zika q no hay campaña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6" calcext:value-type="float">
            <text:p>516</text:p>
          </table:table-cell>
          <table:table-cell office:value-type="float" office:value="7.98692899793883E+017" calcext:value-type="float">
            <text:p>798692899793883000</text:p>
          </table:table-cell>
          <table:table-cell office:value-type="string" calcext:value-type="string">
            <text:p>2016-11-16 02:03:2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! @gustavobonzon @unacuervatesalu @AleRissoVazquez nothing !! Curate !!!!!! we want to start campaign dengue and zika nobody gives us ball</text:p>
          </table:table-cell>
          <table:table-cell office:value-type="string" calcext:value-type="string">
            <text:p>!@gustavobonzon @unacuervatesalu @AleRissoVazquez nada!! curate!!!!!!queremos empezar campaña dengue y zika q nadie nos da bol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7" calcext:value-type="float">
            <text:p>517</text:p>
          </table:table-cell>
          <table:table-cell office:value-type="float" office:value="7.98692619555586E+017" calcext:value-type="float">
            <text:p>798692619555586000</text:p>
          </table:table-cell>
          <table:table-cell office:value-type="string" calcext:value-type="string">
            <text:p>2016-11-16 02:02:14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was in CUBA just after his first epidemic of Dengue just received is nice!</text:p>
          </table:table-cell>
          <table:table-cell office:value-type="string" calcext:value-type="string">
            <text:p>Estuve en CUBA apenas pasada su primer epidemia de Dengue recien recibidano es nice!!!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8" calcext:value-type="float">
            <text:p>518</text:p>
          </table:table-cell>
          <table:table-cell office:value-type="float" office:value="7.98683204618252E+017" calcext:value-type="float">
            <text:p>798683204618252000</text:p>
          </table:table-cell>
          <table:table-cell office:value-type="string" calcext:value-type="string">
            <text:p>2016-11-16 01:24:49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ationary than water with a focus of dengue kk</text:p>
          </table:table-cell>
          <table:table-cell office:value-type="string" calcext:value-type="string">
            <text:p>meu wpp ta mais parado que água com foco de dengue kk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9" calcext:value-type="float">
            <text:p>519</text:p>
          </table:table-cell>
          <table:table-cell office:value-type="float" office:value="7.98682913583886E+017" calcext:value-type="float">
            <text:p>798682913583886000</text:p>
          </table:table-cell>
          <table:table-cell office:value-type="string" calcext:value-type="string">
            <text:p>2016-11-16 01:23:4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 among others for Dengue and Zika to Dr. @AleRissoVazquez very committed !!! Follow him !!!</text:p>
          </table:table-cell>
          <table:table-cell office:value-type="string" calcext:value-type="string">
            <text:p>Cuenten entre otros para Dengue y Zika al Dr @AleRissoVazquez muy comprometido!!! siganlo!!!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20" calcext:value-type="float">
            <text:p>520</text:p>
          </table:table-cell>
          <table:table-cell office:value-type="float" office:value="7.98681844711617E+017" calcext:value-type="float">
            <text:p>798681844711617000</text:p>
          </table:table-cell>
          <table:table-cell office:value-type="string" calcext:value-type="string">
            <text:p>2016-11-16 01:19:25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 now I'm going through the campaigns Dengue and Zikaalguien saw ???? Ojo q is serious @AleRissoVazquez</text:p>
          </table:table-cell>
          <table:table-cell office:value-type="string" calcext:value-type="string">
            <text:p>Y ahora voy por las campañas Dengue y Zikaalguien vio???? Ojo q es grave @AleRissoVazquez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21" calcext:value-type="float">
            <text:p>521</text:p>
          </table:table-cell>
          <table:table-cell office:value-type="float" office:value="7.98665278527836E+017" calcext:value-type="float">
            <text:p>798665278527836000</text:p>
          </table:table-cell>
          <table:table-cell office:value-type="string" calcext:value-type="string">
            <text:p>2016-11-16 00:13:35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Sietecase ... Informed baby dengue died and my sister and many moms are worried. Thank you x this.And thank you for every morning.</text:p>
          </table:table-cell>
          <table:table-cell office:value-type="string" calcext:value-type="string">
            <text:p>@Sietecase ... Informaron bebé murió por dengue <text:s/>y mi hermana y muchas mamás están preocupadas. Gracias x esto.Y gracias por cada mañana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22" calcext:value-type="float">
            <text:p>522</text:p>
          </table:table-cell>
          <table:table-cell office:value-type="float" office:value="7.9866158559819E+017" calcext:value-type="float">
            <text:p>798661585598190000</text:p>
          </table:table-cell>
          <table:table-cell office:value-type="string" calcext:value-type="string">
            <text:p>2016-11-15 23:58:55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 mnno of my group decides to be suspicious of dengue the day before the presentation</text:p>
          </table:table-cell>
          <table:table-cell office:value-type="string" calcext:value-type="string">
            <text:p>o mnno do meu grupo decide ficar com suspeita de dengue logo um dia antes da apresentaçã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6" calcext:value-type="float">
            <text:p>526</text:p>
          </table:table-cell>
          <table:table-cell office:value-type="float" office:value="7.98643332478017E+017" calcext:value-type="float">
            <text:p>798643332478017000</text:p>
          </table:table-cell>
          <table:table-cell office:value-type="string" calcext:value-type="string">
            <text:p>2016-11-15 22:46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#recruitant Huila will suffer #dengue. #Benefits again in outbreak. @Rodrigo_LaraS @CarlosJulioGV @Hamila Assembly</text:p>
          </table:table-cell>
          <table:table-cell office:value-type="string" calcext:value-type="string">
            <text:p>Con Neiva en #brote recurrente Huila sufrirá #dengue . #Neiva nuevamente en brote. @Rodrigo_LaraS @CarlosJulioGV @AsambleaHuil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29" calcext:value-type="float">
            <text:p>529</text:p>
          </table:table-cell>
          <table:table-cell office:value-type="float" office:value="7.98629659445461E+017" calcext:value-type="float">
            <text:p>798629659445461000</text:p>
          </table:table-cell>
          <table:table-cell office:value-type="string" calcext:value-type="string">
            <text:p>2016-11-15 21:52:03</text:p>
          </table:table-cell>
          <table:table-cell office:value-type="string" calcext:value-type="string">
            <text:p>Quissamã, Brasil</text:p>
          </table:table-cell>
          <table:table-cell office:value-type="float" office:value="-22.1072049" calcext:value-type="float">
            <text:p>-22.1072049</text:p>
          </table:table-cell>
          <table:table-cell office:value-type="float" office:value="-41.472341" calcext:value-type="float">
            <text:p>-41.4723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 Siqueira86 https: // youtu.be/9tX-4ofUcpc Then if it's dengue do not take!</text:p>
          </table:table-cell>
          <table:table-cell office:value-type="string" calcext:value-type="string">
            <text:p>@siqueira86 https:// youtu.be/9tX-4ofUcpc Aí po se for dengue <text:s/>não tome!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30" calcext:value-type="float">
            <text:p>530</text:p>
          </table:table-cell>
          <table:table-cell office:value-type="float" office:value="7.98629641649029E+017" calcext:value-type="float">
            <text:p>798629641649029000</text:p>
          </table:table-cell>
          <table:table-cell office:value-type="string" calcext:value-type="string">
            <text:p>2016-11-15 21:51:59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 Ruta6 | A control of vectors (Chagas and Dengue) is carried out on a ranch in Chihuahua and family houses pic.twitter.com/UJRY6F6m15</text:p>
          </table:table-cell>
          <table:table-cell office:value-type="string" calcext:value-type="string">
            <text:p>#Ruta6 |A través de la Dir. de Control de Vectores (Chagas y Dengue ) se lleva a cabo una fumigación en ranchos chiqueros y casas de familias pic.twitter.com/UJRY6F6m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32" calcext:value-type="float">
            <text:p>532</text:p>
          </table:table-cell>
          <table:table-cell office:value-type="float" office:value="7.98623807791628E+017" calcext:value-type="float">
            <text:p>798623807791628000</text:p>
          </table:table-cell>
          <table:table-cell office:value-type="string" calcext:value-type="string">
            <text:p>2016-11-15 21:28:4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DEPENDENT OF STILL NOT TO BE IMPROVED FROM DENGUE TODAY I WILL HAVE TO GIVE A ROLE IF I WILL NOT FINISH KILLING A PARENT</text:p>
          </table:table-cell>
          <table:table-cell office:value-type="string" calcext:value-type="string">
            <text:p>INDEPENDENTE DE AINDA NÃO TER MELHORADO DA DENGUE HOJE VOU TER QUE DAR UM ROLÉ SE NÃO VOU ACABAR MATANDO UM PARENT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33" calcext:value-type="float">
            <text:p>533</text:p>
          </table:table-cell>
          <table:table-cell office:value-type="float" office:value="7.98615327349363E+017" calcext:value-type="float">
            <text:p>798615327349363000</text:p>
          </table:table-cell>
          <table:table-cell office:value-type="string" calcext:value-type="string">
            <text:p>2016-11-15 20:55:06</text:p>
          </table:table-cell>
          <table:table-cell office:value-type="string" calcext:value-type="string">
            <text:p>Santiago de Tolú, Colombia</text:p>
          </table:table-cell>
          <table:table-cell office:value-type="float" office:value="9.5206221" calcext:value-type="float">
            <text:p>9.5206221</text:p>
          </table:table-cell>
          <table:table-cell office:value-type="float" office:value="-75.5796732" calcext:value-type="float">
            <text:p>-75.57967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 we cites aid so that children do not get sick with dengue and chicungunña ect tolu sucre neighborhood my refuge pic.twitter.com/Bl8cHp4rOg</text:p>
          </table:table-cell>
          <table:table-cell office:value-type="string" calcext:value-type="string">
            <text:p>Ne se citamos ayudas para que los niños no se enfermen con dengue y el chicungunña ect tolu sucre barrio mi refugio pic.twitter.com/Bl8cHp4rO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35" calcext:value-type="float">
            <text:p>535</text:p>
          </table:table-cell>
          <table:table-cell office:value-type="float" office:value="7.98612591371288E+017" calcext:value-type="float">
            <text:p>798612591371288000</text:p>
          </table:table-cell>
          <table:table-cell office:value-type="string" calcext:value-type="string">
            <text:p>2016-11-15 20:44:1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Corotenho focus of dengue KKKKKKKKKKKKKKKKKKKKKKKK I LOVE COROTE</text:p>
          </table:table-cell>
          <table:table-cell office:value-type="string" calcext:value-type="string">
            <text:p>@Corotenho foco de dengue KKKKKKKKKKKKKKKKKKKKKKKK EU AMO O COROT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36" calcext:value-type="float">
            <text:p>536</text:p>
          </table:table-cell>
          <table:table-cell office:value-type="float" office:value="7.986104747955E+017" calcext:value-type="float">
            <text:p>798610474795500000</text:p>
          </table:table-cell>
          <table:table-cell office:value-type="string" calcext:value-type="string">
            <text:p>2016-11-15 20:35:49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Dean of Sciences Juan Cristina informs the Congress of Intendants about the mapping done by scientists on dengue and zika pic.twitter.com/ZIMhV2fCaS</text:p>
          </table:table-cell>
          <table:table-cell office:value-type="string" calcext:value-type="string">
            <text:p>Ahora el Decano de Ciencias Juan Cristina informa al Congreso de Intendentes sobre el mapeo realizado por científicos sobre dengue y zika pic.twitter.com/ZIMhV2fCa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7" calcext:value-type="float">
            <text:p>537</text:p>
          </table:table-cell>
          <table:table-cell office:value-type="float" office:value="7.9861036196012E+017" calcext:value-type="float">
            <text:p>798610361960120000</text:p>
          </table:table-cell>
          <table:table-cell office:value-type="string" calcext:value-type="string">
            <text:p>2016-11-15 20:35:2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 the Dean of Sciences Juan Cristina informs the Congress of Intendants about the mapping done by scientists on dengue and zika pic.twitter.com/1mIr2HW5Ke</text:p>
          </table:table-cell>
          <table:table-cell office:value-type="string" calcext:value-type="string">
            <text:p>Ahora el Decano de Ciencias Juan Cristina informa al Congreso de Intendentes sobre el mapeo realizado por científicos sobre dengue y zika pic.twitter.com/1mIr2HW5K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39" calcext:value-type="float">
            <text:p>539</text:p>
          </table:table-cell>
          <table:table-cell office:value-type="float" office:value="7.98595970305028E+017" calcext:value-type="float">
            <text:p>798595970305028000</text:p>
          </table:table-cell>
          <table:table-cell office:value-type="string" calcext:value-type="string">
            <text:p>2016-11-15 19:38:11</text:p>
          </table:table-cell>
          <table:table-cell office:value-type="string" calcext:value-type="string">
            <text:p>Centro de Canoas</text:p>
          </table:table-cell>
          <table:table-cell office:value-type="float" office:value="-12.2723928" calcext:value-type="float">
            <text:p>-12.2723928</text:p>
          </table:table-cell>
          <table:table-cell office:value-type="float" office:value="-59.3353193" calcext:value-type="float">
            <text:p>-59.335319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bg_rs in times of struggle against dengue look what I have in front of my window abandoned! Does not have mosquito there ??? pic.twitter.com/djynHu0wUY</text:p>
          </table:table-cell>
          <table:table-cell office:value-type="string" calcext:value-type="string">
            <text:p>@bg_rs em épocas de luta contra a dengue olhem o que tenho na frente da minha janela abandonados!será que não tem mosquito ali??? pic.twitter.com/djynHu0wUY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40" calcext:value-type="float">
            <text:p>540</text:p>
          </table:table-cell>
          <table:table-cell office:value-type="float" office:value="7.98591822033551E+017" calcext:value-type="float">
            <text:p>798591822033551000</text:p>
          </table:table-cell>
          <table:table-cell office:value-type="string" calcext:value-type="string">
            <text:p>2016-11-15 19:21:42</text:p>
          </table:table-cell>
          <table:table-cell office:value-type="string" calcext:value-type="string">
            <text:p>São Gabriel, Brasil</text:p>
          </table:table-cell>
          <table:table-cell office:value-type="float" office:value="-30.3342139" calcext:value-type="float">
            <text:p>-30.3342139</text:p>
          </table:table-cell>
          <table:table-cell office:value-type="float" office:value="-54.3227148" calcext:value-type="float">
            <text:p>-54.32271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4; 20 hours d kills someone and places the blame on the dengue mosquito</text:p>
          </table:table-cell>
          <table:table-cell office:value-type="string" calcext:value-type="string">
            <text:p>4;20 hora d mata alguém e coloca a culpa no mosquito da dengu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1" calcext:value-type="float">
            <text:p>541</text:p>
          </table:table-cell>
          <table:table-cell office:value-type="float" office:value="7.9859156440678E+017" calcext:value-type="float">
            <text:p>798591564406780000</text:p>
          </table:table-cell>
          <table:table-cell office:value-type="string" calcext:value-type="string">
            <text:p>2016-11-15 19:20:40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ases such as malaria, dengue and respiratory infections have increased because of the #Columbian Change # COP22EC pic.twitter.com/0NWZkBmbcG</text:p>
          </table:table-cell>
          <table:table-cell office:value-type="string" calcext:value-type="string">
            <text:p>Enfermedades como la malaria el dengue e infecciones respiratorias se han incrementado a causa del #CambioClimático #COP22EC pic.twitter.com/0NWZkBmbc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2" calcext:value-type="float">
            <text:p>542</text:p>
          </table:table-cell>
          <table:table-cell office:value-type="float" office:value="7.98581961153389E+017" calcext:value-type="float">
            <text:p>798581961153389000</text:p>
          </table:table-cell>
          <table:table-cell office:value-type="string" calcext:value-type="string">
            <text:p>2016-11-15 18:42:3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50 million pesos have been invested in dengue control and care. @NTRGuadalajara @Sanofimx @Vacunologia</text:p>
          </table:table-cell>
          <table:table-cell office:value-type="string" calcext:value-type="string">
            <text:p>Se han invertido 850 millones de pesos en control y atención del dengue . @NTRGuadalajara @Sanofimx @Vacunologi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4" calcext:value-type="float">
            <text:p>544</text:p>
          </table:table-cell>
          <table:table-cell office:value-type="float" office:value="7.9857892502689E+017" calcext:value-type="float">
            <text:p>798578925026890000</text:p>
          </table:table-cell>
          <table:table-cell office:value-type="string" calcext:value-type="string">
            <text:p>2016-11-15 18:30:27</text:p>
          </table:table-cell>
          <table:table-cell office:value-type="string" calcext:value-type="string">
            <text:p>Novo Gama, Brasil</text:p>
          </table:table-cell>
          <table:table-cell office:value-type="float" office:value="-16.0504415" calcext:value-type="float">
            <text:p>-16.0504415</text:p>
          </table:table-cell>
          <table:table-cell office:value-type="float" office:value="-48.0311963" calcext:value-type="float">
            <text:p>-48.031196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just saw a dengue</text:p>
          </table:table-cell>
          <table:table-cell office:value-type="string" calcext:value-type="string">
            <text:p>Acabei de ver uma deng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45" calcext:value-type="float">
            <text:p>545</text:p>
          </table:table-cell>
          <table:table-cell office:value-type="float" office:value="7.98577391660454E+017" calcext:value-type="float">
            <text:p>798577391660454000</text:p>
          </table:table-cell>
          <table:table-cell office:value-type="string" calcext:value-type="string">
            <text:p>2016-11-15 18:24:2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cussion table Myths and realities about dengue # EnbajadoresXLaVacunación pic.twitter.com/dhSre62w5w</text:p>
          </table:table-cell>
          <table:table-cell office:value-type="string" calcext:value-type="string">
            <text:p>Mesa de diálogo Mitos y realidades sobre el dengue <text:s/>#EnbajadoresXLaVacunación pic.twitter.com/dhSre62w5w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6" calcext:value-type="float">
            <text:p>546</text:p>
          </table:table-cell>
          <table:table-cell office:value-type="float" office:value="7.98577275297997E+017" calcext:value-type="float">
            <text:p>798577275297997000</text:p>
          </table:table-cell>
          <table:table-cell office:value-type="string" calcext:value-type="string">
            <text:p>2016-11-15 18:23:5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fight against dengue chikungunya and zika is intensified http: // www. Programinfosalud.com/Noticia.aspx?i d = 705974 &amp; sec = Polices &amp; idsec = 16 ... pic.twitter.com/doJZC4gkyi</text:p>
          </table:table-cell>
          <table:table-cell office:value-type="string" calcext:value-type="string">
            <text:p>Se intensifica la lucha contra el dengue <text:s/>chikungunya y zika http://www. programainfosalud.com/Noticia.aspx?i d=705974&amp;sec=Pol%C3%ADticas&amp;idsec=16 … pic.twitter.com/doJZC4gkyi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7" calcext:value-type="float">
            <text:p>547</text:p>
          </table:table-cell>
          <table:table-cell office:value-type="float" office:value="7.98574948092641E+017" calcext:value-type="float">
            <text:p>798574948092641000</text:p>
          </table:table-cell>
          <table:table-cell office:value-type="string" calcext:value-type="string">
            <text:p>2016-11-15 18:14:3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bennyibarra present in #EmbajadoresXLaVacunacion to talk about dengue. @Sanofimx @Vacunologia @NTRGuadalajara pic.twitter.com/RqUog3nHfY</text:p>
          </table:table-cell>
          <table:table-cell office:value-type="string" calcext:value-type="string">
            <text:p>@bennyibarra presente en #EmbajadoresXLaVacunacion para hablar de dengue . @Sanofimx <text:s/>@Vacunologia @NTRGuadalajara pic.twitter.com/RqUog3nHfY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8" calcext:value-type="float">
            <text:p>548</text:p>
          </table:table-cell>
          <table:table-cell office:value-type="float" office:value="7.98572075430584E+017" calcext:value-type="float">
            <text:p>798572075430584000</text:p>
          </table:table-cell>
          <table:table-cell office:value-type="string" calcext:value-type="string">
            <text:p>2016-11-15 18:03:14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complaining about dengue here but nothing hurts more than the thanks :) that I received after I declared myself pro @</text:p>
          </table:table-cell>
          <table:table-cell office:value-type="string" calcext:value-type="string">
            <text:p>To reclamando da dengue aqui mas nada dói mais que o obrigado :) que eu recebi depois de ter me declarado pro @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9" calcext:value-type="float">
            <text:p>549</text:p>
          </table:table-cell>
          <table:table-cell office:value-type="float" office:value="7.98570260312064E+017" calcext:value-type="float">
            <text:p>798570260312064000</text:p>
          </table:table-cell>
          <table:table-cell office:value-type="string" calcext:value-type="string">
            <text:p>2016-11-15 17:56:0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leoguime I have all the symptoms of dengue pro guy come with me I guess ????</text:p>
          </table:table-cell>
          <table:table-cell office:value-type="string" calcext:value-type="string">
            <text:p>@leoguime eu tô com todos os sintomas de dengue pro cara me vir com eu acho ????¿¿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0" calcext:value-type="float">
            <text:p>550</text:p>
          </table:table-cell>
          <table:table-cell office:value-type="float" office:value="7.98569461666038E+017" calcext:value-type="float">
            <text:p>798569461666038000</text:p>
          </table:table-cell>
          <table:table-cell office:value-type="string" calcext:value-type="string">
            <text:p>2016-11-15 17:52:5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stayed 4 hours in the hospital for the exams to be ready and the doctor me talk look I think it is dengue even now it is rest and dipirone MEUAMIGO</text:p>
          </table:table-cell>
          <table:table-cell office:value-type="string" calcext:value-type="string">
            <text:p>Fiquei 4hora no hospital prós exames ficarem prontos e o médico me falar olha eu acho q é dengue mesmo agora é repouso e dipirona MEUAMIG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51" calcext:value-type="float">
            <text:p>551</text:p>
          </table:table-cell>
          <table:table-cell office:value-type="float" office:value="7.98559126221681E+017" calcext:value-type="float">
            <text:p>798559126221681000</text:p>
          </table:table-cell>
          <table:table-cell office:value-type="string" calcext:value-type="string">
            <text:p>2016-11-15 17:11:46</text:p>
          </table:table-cell>
          <table:table-cell office:value-type="string" calcext:value-type="string">
            <text:p>São Bento do Sul, Brasil</text:p>
          </table:table-cell>
          <table:table-cell office:value-type="float" office:value="-26.2483668" calcext:value-type="float">
            <text:p>-26.2483668</text:p>
          </table:table-cell>
          <table:table-cell office:value-type="float" office:value="-49.3820671" calcext:value-type="float">
            <text:p>-49.38206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ine is so parched that if it was water it was going to be a mosquito's dengue focus</text:p>
          </table:table-cell>
          <table:table-cell office:value-type="string" calcext:value-type="string">
            <text:p>a mina é tão parada que se fosse agua ia ser foco de mosquito da dengu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4" calcext:value-type="float">
            <text:p>554</text:p>
          </table:table-cell>
          <table:table-cell office:value-type="float" office:value="7.9854740723986E+017" calcext:value-type="float">
            <text:p>798547407239860000</text:p>
          </table:table-cell>
          <table:table-cell office:value-type="string" calcext:value-type="string">
            <text:p>2016-11-15 16:25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s MT funny to laugh at krl with the stories aq kkkkk</text:p>
          </table:table-cell>
          <table:table-cell office:value-type="string" calcext:value-type="string">
            <text:p>Dengue é MT engraçado to rindo pra krl com as histórias aq kkkkk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55" calcext:value-type="float">
            <text:p>555</text:p>
          </table:table-cell>
          <table:table-cell office:value-type="float" office:value="7.98544226392932E+017" calcext:value-type="float">
            <text:p>798544226392932000</text:p>
          </table:table-cell>
          <table:table-cell office:value-type="string" calcext:value-type="string">
            <text:p>2016-11-15 16:12:3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crvgbiia because it is soon I become the super hero dengue -man</text:p>
          </table:table-cell>
          <table:table-cell office:value-type="string" calcext:value-type="string">
            <text:p>@crvgbiia pois é daqui a pouco eu viro o super herói dengue -m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56" calcext:value-type="float">
            <text:p>556</text:p>
          </table:table-cell>
          <table:table-cell office:value-type="float" office:value="7.98535133787734E+017" calcext:value-type="float">
            <text:p>798535133787734000</text:p>
          </table:table-cell>
          <table:table-cell office:value-type="string" calcext:value-type="string">
            <text:p>2016-11-15 15:36:26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ve taken serum now so at home ... at least it's not dengue</text:p>
          </table:table-cell>
          <table:table-cell office:value-type="string" calcext:value-type="string">
            <text:p>Já tomei soro agora to em casa... pelo menos não é dengu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57" calcext:value-type="float">
            <text:p>557</text:p>
          </table:table-cell>
          <table:table-cell office:value-type="float" office:value="7.98534714315391E+017" calcext:value-type="float">
            <text:p>798534714315391000</text:p>
          </table:table-cell>
          <table:table-cell office:value-type="string" calcext:value-type="string">
            <text:p>2016-11-15 15:34:4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can only ta with dengue is IMPOSSIBLE that the whole body of a person donates</text:p>
          </table:table-cell>
          <table:table-cell office:value-type="string" calcext:value-type="string">
            <text:p>eu só posso ta com dengue <text:s/>é IMPOSSIVEL que o corpo INTEIRO de uma pessoa do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3" calcext:value-type="float">
            <text:p>563</text:p>
          </table:table-cell>
          <table:table-cell office:value-type="float" office:value="7.98514546822418E+017" calcext:value-type="float">
            <text:p>798514546822418000</text:p>
          </table:table-cell>
          <table:table-cell office:value-type="string" calcext:value-type="string">
            <text:p>2016-11-15 14:14:3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habitants dl neighborhood Puerto LibrePto Ordaz edo Bolivar blocked via Caracas x d dengue fever and malaria gob @rangelgomez does not act.</text:p>
          </table:table-cell>
          <table:table-cell office:value-type="string" calcext:value-type="string">
            <text:p>Habitantes dl barrio Puerto LibrePto Ordaz edo Bolívar bloquearon vía Caracas x brote d dengue y paludismo el gob @rangelgomez no actúa.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65" calcext:value-type="float">
            <text:p>565</text:p>
          </table:table-cell>
          <table:table-cell office:value-type="float" office:value="7.98511003646431E+017" calcext:value-type="float">
            <text:p>798511003646431000</text:p>
          </table:table-cell>
          <table:table-cell office:value-type="string" calcext:value-type="string">
            <text:p>2016-11-15 14:00:33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onder how I got dengue being that here at home no insects come in and I do not leave the house almost</text:p>
          </table:table-cell>
          <table:table-cell office:value-type="string" calcext:value-type="string">
            <text:p>Eu me pergunto como que peguei dengue sendo que aqui em casa não entra nenhum inseto e eu não saio de casa quas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66" calcext:value-type="float">
            <text:p>566</text:p>
          </table:table-cell>
          <table:table-cell office:value-type="float" office:value="7.98510290375733E+017" calcext:value-type="float">
            <text:p>798510290375733000</text:p>
          </table:table-cell>
          <table:table-cell office:value-type="string" calcext:value-type="string">
            <text:p>2016-11-15 13:57:43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ought it was stone in the kidney but in fact it is dengue ??????</text:p>
          </table:table-cell>
          <table:table-cell office:value-type="string" calcext:value-type="string">
            <text:p>Achei que era pedra no rim mas na verdade é dengue ??????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69" calcext:value-type="float">
            <text:p>569</text:p>
          </table:table-cell>
          <table:table-cell office:value-type="float" office:value="7.98496367035421E+017" calcext:value-type="float">
            <text:p>798496367035421000</text:p>
          </table:table-cell>
          <table:table-cell office:value-type="string" calcext:value-type="string">
            <text:p>2016-11-15 13:02:2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itch is a brat looks like he was bitten by Dengue ... ta mto dengoso pro my taste makes tantrum and is still spoiled</text:p>
          </table:table-cell>
          <table:table-cell office:value-type="string" calcext:value-type="string">
            <text:p>fedelho é fedelho parece q foi picado por Dengue ... ta mto dengoso pro meu gosto faz birra e ainda é mimad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71" calcext:value-type="float">
            <text:p>571</text:p>
          </table:table-cell>
          <table:table-cell office:value-type="float" office:value="7.98465605678547E+017" calcext:value-type="float">
            <text:p>798465605678547000</text:p>
          </table:table-cell>
          <table:table-cell office:value-type="string" calcext:value-type="string">
            <text:p>2016-11-15 11:00:09</text:p>
          </table:table-cell>
          <table:table-cell office:value-type="string" calcext:value-type="string">
            <text:p>Viña del Mar, Chile</text:p>
          </table:table-cell>
          <table:table-cell office:value-type="float" office:value="-33.0245029" calcext:value-type="float">
            <text:p>-33.0245029</text:p>
          </table:table-cell>
          <table:table-cell office:value-type="float" office:value="-71.5518118" calcext:value-type="float">
            <text:p>-71.5518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 of #CambioClimatico of the government alerts rise of psychological disorders dengue and cholera. pic.twitter.com/BZgQzZHtIG</text:p>
          </table:table-cell>
          <table:table-cell office:value-type="string" calcext:value-type="string">
            <text:p>Plan de #CambioClimatico del gobierno alerta alza de trastornos psicológicos dengue y cólera. pic.twitter.com/bZgQzZHtI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79" calcext:value-type="float">
            <text:p>579</text:p>
          </table:table-cell>
          <table:table-cell office:value-type="float" office:value="7.98378451468223E+017" calcext:value-type="float">
            <text:p>798378451468223000</text:p>
          </table:table-cell>
          <table:table-cell office:value-type="string" calcext:value-type="string">
            <text:p>2016-11-15 05:13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personal account should be giving dengue</text:p>
          </table:table-cell>
          <table:table-cell office:value-type="string" calcext:value-type="string">
            <text:p>minha conta pessoal deve estar dando dengu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81" calcext:value-type="float">
            <text:p>581</text:p>
          </table:table-cell>
          <table:table-cell office:value-type="float" office:value="7.98374717170205E+017" calcext:value-type="float">
            <text:p>798374717170205000</text:p>
          </table:table-cell>
          <table:table-cell office:value-type="string" calcext:value-type="string">
            <text:p>2016-11-15 04:59:00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there is no mosquito there is no dengue</text:p>
          </table:table-cell>
          <table:table-cell office:value-type="string" calcext:value-type="string">
            <text:p>Si no hay mosquito no hay dengu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82" calcext:value-type="float">
            <text:p>582</text:p>
          </table:table-cell>
          <table:table-cell office:value-type="float" office:value="7.9837453822867E+017" calcext:value-type="float">
            <text:p>798374538228670000</text:p>
          </table:table-cell>
          <table:table-cell office:value-type="string" calcext:value-type="string">
            <text:p>2016-11-15 04:58:17</text:p>
          </table:table-cell>
          <table:table-cell office:value-type="string" calcext:value-type="string">
            <text:p>Cabo de Santo Agostinho, Brasil</text:p>
          </table:table-cell>
          <table:table-cell office:value-type="float" office:value="-8.2838944" calcext:value-type="float">
            <text:p>-8.2838944</text:p>
          </table:table-cell>
          <table:table-cell office:value-type="float" office:value="-35.0320983" calcext:value-type="float">
            <text:p>-35.03209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in reminds dengue dengue reminds dengo dengo reminds you.</text:p>
          </table:table-cell>
          <table:table-cell office:value-type="string" calcext:value-type="string">
            <text:p>Chuva lembra dengue <text:s/>dengue lembra dengo dengo lembra você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83" calcext:value-type="float">
            <text:p>583</text:p>
          </table:table-cell>
          <table:table-cell office:value-type="float" office:value="7.9835389537441E+017" calcext:value-type="float">
            <text:p>798353895374410000</text:p>
          </table:table-cell>
          <table:table-cell office:value-type="string" calcext:value-type="string">
            <text:p>2016-11-15 03:36:1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wpp will give dengue in a little while</text:p>
          </table:table-cell>
          <table:table-cell office:value-type="string" calcext:value-type="string">
            <text:p>Meu wpp vai dar dengue daqui a pouc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85" calcext:value-type="float">
            <text:p>585</text:p>
          </table:table-cell>
          <table:table-cell office:value-type="float" office:value="7.98340569181192E+017" calcext:value-type="float">
            <text:p>798340569181192000</text:p>
          </table:table-cell>
          <table:table-cell office:value-type="string" calcext:value-type="string">
            <text:p>2016-11-15 02:43:18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water on the tire to give dengue</text:p>
          </table:table-cell>
          <table:table-cell office:value-type="string" calcext:value-type="string">
            <text:p>Meu wpp tá mais parado que água no pneu pra dar dengu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86" calcext:value-type="float">
            <text:p>586</text:p>
          </table:table-cell>
          <table:table-cell office:value-type="float" office:value="7.98320667087151E+017" calcext:value-type="float">
            <text:p>798320667087151000</text:p>
          </table:table-cell>
          <table:table-cell office:value-type="string" calcext:value-type="string">
            <text:p>2016-11-15 01:24:13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IRISH TO BE WITH DENGUE IN THE TIME OF ROCIO</text:p>
          </table:table-cell>
          <table:table-cell office:value-type="string" calcext:value-type="string">
            <text:p>TO IRADO POR ESTAR COM DENGUE NA ÉPOCA DO ROCI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8" calcext:value-type="float">
            <text:p>588</text:p>
          </table:table-cell>
          <table:table-cell office:value-type="float" office:value="7.98310042885706E+017" calcext:value-type="float">
            <text:p>798310042885706000</text:p>
          </table:table-cell>
          <table:table-cell office:value-type="string" calcext:value-type="string">
            <text:p>2016-11-15 00:42:00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mariianasmendes do not even talk to me about this water box water that I already know that I had dengue mosquito kkkkkkk</text:p>
          </table:table-cell>
          <table:table-cell office:value-type="string" calcext:value-type="string">
            <text:p>@mariianasmendes nem me fala dessa agua de caixa dagua q eu ja to sabendo q tinha ate mosquito da dengue kkkkkkk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9" calcext:value-type="float">
            <text:p>589</text:p>
          </table:table-cell>
          <table:table-cell office:value-type="float" office:value="7.98306229928034E+017" calcext:value-type="float">
            <text:p>798306229928034000</text:p>
          </table:table-cell>
          <table:table-cell office:value-type="string" calcext:value-type="string">
            <text:p>2016-11-15 00:26:51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ME GOOD SOUL BRINGS ME A BASED TO WITH DENGUE</text:p>
          </table:table-cell>
          <table:table-cell office:value-type="string" calcext:value-type="string">
            <text:p>ALGUMA BOA ALMA ME TRAZ UM BASEADO TO COM DENGU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90" calcext:value-type="float">
            <text:p>590</text:p>
          </table:table-cell>
          <table:table-cell office:value-type="float" office:value="7.98303088394334E+017" calcext:value-type="float">
            <text:p>798303088394334000</text:p>
          </table:table-cell>
          <table:table-cell office:value-type="string" calcext:value-type="string">
            <text:p>2016-11-15 00:14:2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engue for the second time of the year just because I got a job I hate my life</text:p>
          </table:table-cell>
          <table:table-cell office:value-type="string" calcext:value-type="string">
            <text:p>To com dengue pela segunda vez do ano só pq arrumei emprego Odeio minha vid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91" calcext:value-type="float">
            <text:p>591</text:p>
          </table:table-cell>
          <table:table-cell office:value-type="float" office:value="7.98300061465739E+017" calcext:value-type="float">
            <text:p>798300061465739000</text:p>
          </table:table-cell>
          <table:table-cell office:value-type="string" calcext:value-type="string">
            <text:p>2016-11-15 00:02:21</text:p>
          </table:table-cell>
          <table:table-cell office:value-type="string" calcext:value-type="string">
            <text:p>Valparaíso de Goiás, Brasil</text:p>
          </table:table-cell>
          <table:table-cell office:value-type="float" office:value="-16.0686393" calcext:value-type="float">
            <text:p>-16.0686393</text:p>
          </table:table-cell>
          <table:table-cell office:value-type="float" office:value="-47.9764906" calcext:value-type="float">
            <text:p>-47.9764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more stopped than standing water with dengue</text:p>
          </table:table-cell>
          <table:table-cell office:value-type="string" calcext:value-type="string">
            <text:p>meu wpp tá mais parado que água parada com deng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92" calcext:value-type="float">
            <text:p>592</text:p>
          </table:table-cell>
          <table:table-cell office:value-type="float" office:value="7.98299558417695E+017" calcext:value-type="float">
            <text:p>798299558417695000</text:p>
          </table:table-cell>
          <table:table-cell office:value-type="string" calcext:value-type="string">
            <text:p>2016-11-15 00:00:2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fever is the most common disease in the United States.</text:p>
          </table:table-cell>
          <table:table-cell office:value-type="string" calcext:value-type="string">
            <text:p>Essemedicamendofbfmdixxmpeitade dengue https:// twitter.com/terezaobandida /status/798298969474482176 …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3" calcext:value-type="float">
            <text:p>593</text:p>
          </table:table-cell>
          <table:table-cell office:value-type="float" office:value="7.98277493363004E+017" calcext:value-type="float">
            <text:p>798277493363004000</text:p>
          </table:table-cell>
          <table:table-cell office:value-type="string" calcext:value-type="string">
            <text:p>2016-11-14 22:32:40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ck Figueroa was infected q have to isolate them quarantined! The distension of the soleo is worse q Dengue https: // twitter.com/cabrerahercap/ status / 798267300528922624 ...</text:p>
          </table:table-cell>
          <table:table-cell office:value-type="string" calcext:value-type="string">
            <text:p>Se contagió del Negro Figueroa hay q aislarlos ponerlos en cuarentena! La distensión del soleo es peor q el Dengue https:// twitter.com/cabrerahercap/ status/798267300528922624 …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94" calcext:value-type="float">
            <text:p>594</text:p>
          </table:table-cell>
          <table:table-cell office:value-type="float" office:value="7.98267607493255E+017" calcext:value-type="float">
            <text:p>798267607493255000</text:p>
          </table:table-cell>
          <table:table-cell office:value-type="string" calcext:value-type="string">
            <text:p>2016-11-14 21:53:23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p more stationary than dengue water</text:p>
          </table:table-cell>
          <table:table-cell office:value-type="string" calcext:value-type="string">
            <text:p>Wpp mais parado que água de dengu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95" calcext:value-type="float">
            <text:p>595</text:p>
          </table:table-cell>
          <table:table-cell office:value-type="float" office:value="7.98260357441655E+017" calcext:value-type="float">
            <text:p>798260357441655000</text:p>
          </table:table-cell>
          <table:table-cell office:value-type="string" calcext:value-type="string">
            <text:p>2016-11-14 21:24:3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s everyone's job. Have you put the jar down?</text:p>
          </table:table-cell>
          <table:table-cell office:value-type="string" calcext:value-type="string">
            <text:p>El dengue es tarea de todos. ¿Ya pusiste boca abajo el tarro?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96" calcext:value-type="float">
            <text:p>596</text:p>
          </table:table-cell>
          <table:table-cell office:value-type="float" office:value="7.98252636067811E+017" calcext:value-type="float">
            <text:p>798252636067811000</text:p>
          </table:table-cell>
          <table:table-cell office:value-type="string" calcext:value-type="string">
            <text:p>2016-11-14 20:53:5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lAire we talk to @dr_rdebbag in @sociosalatarde with @LalarCecilia and @juarezdamian on # prevention #dengue #zika pic.twitter.com/RTPsLo85Hc</text:p>
          </table:table-cell>
          <table:table-cell office:value-type="string" calcext:value-type="string">
            <text:p>#AlAire hablamos con @dr_rdebbag en @sociosalatarde con @LalarCecilia y @juarezdamian sobre #prevención #dengue #zika pic.twitter.com/RTPsLo85Hc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7" calcext:value-type="float">
            <text:p>597</text:p>
          </table:table-cell>
          <table:table-cell office:value-type="float" office:value="7.98252104943104E+017" calcext:value-type="float">
            <text:p>798252104943104000</text:p>
          </table:table-cell>
          <table:table-cell office:value-type="string" calcext:value-type="string">
            <text:p>2016-11-14 20:51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just need to give dengue so still that it is</text:p>
          </table:table-cell>
          <table:table-cell office:value-type="string" calcext:value-type="string">
            <text:p>Meu wpp só falta dar dengue de tão parado que tá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01" calcext:value-type="float">
            <text:p>601</text:p>
          </table:table-cell>
          <table:table-cell office:value-type="float" office:value="7.98225052751774E+017" calcext:value-type="float">
            <text:p>798225052751774000</text:p>
          </table:table-cell>
          <table:table-cell office:value-type="string" calcext:value-type="string">
            <text:p>2016-11-14 19:04:1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out mosquito there is no #Dengue // Participation and social mobilization are the best strategies to prevent and control it pic.twitter.com/FJImpqac0z</text:p>
          </table:table-cell>
          <table:table-cell office:value-type="string" calcext:value-type="string">
            <text:p>Sin mosquito no hay #Dengue // La participación y la movilización social son las mejores estrategias para prevenirlo y controlarlo pic.twitter.com/FJImpqac0z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08" calcext:value-type="float">
            <text:p>608</text:p>
          </table:table-cell>
          <table:table-cell office:value-type="float" office:value="7.98172224230396E+017" calcext:value-type="float">
            <text:p>798172224230396000</text:p>
          </table:table-cell>
          <table:table-cell office:value-type="string" calcext:value-type="string">
            <text:p>2016-11-14 15:34:22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oid getting very strong diseases like dengue flu ... https: // www. Instagram.com/p/BMy0kQeDXEM9 0auhcWN8k82K7EscAKfokVY37M0 / ...</text:p>
          </table:table-cell>
          <table:table-cell office:value-type="string" calcext:value-type="string">
            <text:p>Evita que te den muy fuerte enfermedades como la gripe dengue … https://www. instagram.com/p/BMy0kQeDXEM9 0auhcWN8k82K7EscAKfokVY37M0/ …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09" calcext:value-type="float">
            <text:p>609</text:p>
          </table:table-cell>
          <table:table-cell office:value-type="float" office:value="7.98167409353957E+017" calcext:value-type="float">
            <text:p>798167409353957000</text:p>
          </table:table-cell>
          <table:table-cell office:value-type="string" calcext:value-type="string">
            <text:p>2016-11-14 15:15:1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e a place more stationary than dengue mosquito water so it's my trap kkkk</text:p>
          </table:table-cell>
          <table:table-cell office:value-type="string" calcext:value-type="string">
            <text:p>Imagina um lugar mais parado do que água de mosquito da dengue então é o meu trampo kkkk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16" calcext:value-type="float">
            <text:p>616</text:p>
          </table:table-cell>
          <table:table-cell office:value-type="float" office:value="7.9813073267789E+017" calcext:value-type="float">
            <text:p>798130732677890000</text:p>
          </table:table-cell>
          <table:table-cell office:value-type="string" calcext:value-type="string">
            <text:p>2016-11-14 12:49:29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day the discharging operation centralized by neighborhoods continues. #MunicipalitySegui #Travel #Dengue #BuenLunes pic.twitter.com/FvhYRcm51x</text:p>
          </table:table-cell>
          <table:table-cell office:value-type="string" calcext:value-type="string">
            <text:p>Hoy continúa el operativo de descacharrización centralizado por barrios. #MunicipiodeSegui #Seguinos #Dengue #BuenLunes pic.twitter.com/FvhYRcm51x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7" calcext:value-type="float">
            <text:p>617</text:p>
          </table:table-cell>
          <table:table-cell office:value-type="float" office:value="7.98127657430958E+017" calcext:value-type="float">
            <text:p>798127657430958000</text:p>
          </table:table-cell>
          <table:table-cell office:value-type="string" calcext:value-type="string">
            <text:p>2016-11-14 12:37:16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lajeantonio @SoledadLarghi is lying q there is campaign for dengue for months q in lanus reclamation d garbage and grassland jbj juncal juncal</text:p>
          </table:table-cell>
          <table:table-cell office:value-type="string" calcext:value-type="string">
            <text:p>@lajeantonio @SoledadLarghi es mentira q hay campaña para dengue hace meses q en lanus reclamo limpieza d basural y pastizal jbj y junca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0" calcext:value-type="float">
            <text:p>620</text:p>
          </table:table-cell>
          <table:table-cell office:value-type="float" office:value="7.98110490190901E+017" calcext:value-type="float">
            <text:p>798110490190901000</text:p>
          </table:table-cell>
          <table:table-cell office:value-type="string" calcext:value-type="string">
            <text:p>2016-11-14 11:29:03</text:p>
          </table:table-cell>
          <table:table-cell office:value-type="string" calcext:value-type="string">
            <text:p>San Miguel de Tucumán, Argentina</text:p>
          </table:table-cell>
          <table:table-cell office:value-type="float" office:value="-26.8474393" calcext:value-type="float">
            <text:p>-26.8474393</text:p>
          </table:table-cell>
          <table:table-cell office:value-type="float" office:value="-65.2259153938646" calcext:value-type="float">
            <text:p>-65.22591539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 Rogelio Calli (Siprosa) Zica is a mosquito q tbn transmits several viruses the clinical picture of dengue is more intense the Zica can</text:p>
          </table:table-cell>
          <table:table-cell office:value-type="string" calcext:value-type="string">
            <text:p>Dr Rogelio Calli (Siprosa) el Zica es un mosquito q tbn transmite varios virus el cuadro clínico del dengue es mas intenso el Zica pued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21" calcext:value-type="float">
            <text:p>621</text:p>
          </table:table-cell>
          <table:table-cell office:value-type="float" office:value="7.98104967219442E+017" calcext:value-type="float">
            <text:p>798104967219442000</text:p>
          </table:table-cell>
          <table:table-cell office:value-type="string" calcext:value-type="string">
            <text:p>2016-11-14 11:07:0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LaMiradaDespierta | San Juan: There is no viral circulation at this time of zika or chikungunya if isolated cases of dengue</text:p>
          </table:table-cell>
          <table:table-cell office:value-type="string" calcext:value-type="string">
            <text:p>#LaMiradaDespierta | San Juan: No hay circulación viral en estos momentos de zika ni de chikungunya sí casos aislados de dengue 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27" calcext:value-type="float">
            <text:p>627</text:p>
          </table:table-cell>
          <table:table-cell office:value-type="float" office:value="7.98009309330371E+017" calcext:value-type="float">
            <text:p>798009309330371000</text:p>
          </table:table-cell>
          <table:table-cell office:value-type="string" calcext:value-type="string">
            <text:p>2016-11-14 04:47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counted 9 mosquitoes that bit me this weekend. I hope some are with dengue.</text:p>
          </table:table-cell>
          <table:table-cell office:value-type="string" calcext:value-type="string">
            <text:p>Conté 9 mosquitos que me picaron este finde. Ojalá alguno sea con dengue .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0" calcext:value-type="float">
            <text:p>630</text:p>
          </table:table-cell>
          <table:table-cell office:value-type="float" office:value="7.98006673193452E+017" calcext:value-type="float">
            <text:p>798006673193452000</text:p>
          </table:table-cell>
          <table:table-cell office:value-type="string" calcext:value-type="string">
            <text:p>2016-11-14 04:36:31</text:p>
          </table:table-cell>
          <table:table-cell office:value-type="string" calcext:value-type="string">
            <text:p>Ciudad Valles, San Luis Potosí</text:p>
          </table:table-cell>
          <table:table-cell office:value-type="float" office:value="22.0757924" calcext:value-type="float">
            <text:p>22.0757924</text:p>
          </table:table-cell>
          <table:table-cell office:value-type="float" office:value="-99.0733756727894" calcext:value-type="float">
            <text:p>-99.07337567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 re not fit you re that I am the most Gavilán and your girl to dance to her she likes the sting I am the dengue that the vaccine (88)</text:p>
          </table:table-cell>
          <table:table-cell office:value-type="string" calcext:value-type="string">
            <text:p>Te re cabio te re cabio que yo sea el mas Gavilán y a tu chica saque a bailar a ella le gusta la picadura yo soy el dengue que la vacuna(88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31" calcext:value-type="float">
            <text:p>631</text:p>
          </table:table-cell>
          <table:table-cell office:value-type="float" office:value="7.97991332023325E+017" calcext:value-type="float">
            <text:p>797991332023325000</text:p>
          </table:table-cell>
          <table:table-cell office:value-type="string" calcext:value-type="string">
            <text:p>2016-11-14 03:35:3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dafnemussi dengue everywhere after</text:p>
          </table:table-cell>
          <table:table-cell office:value-type="string" calcext:value-type="string">
            <text:p>@dafnemussi dengue por todos lados despué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33" calcext:value-type="float">
            <text:p>633</text:p>
          </table:table-cell>
          <table:table-cell office:value-type="float" office:value="7.97970171528958E+017" calcext:value-type="float">
            <text:p>797970171528958000</text:p>
          </table:table-cell>
          <table:table-cell office:value-type="string" calcext:value-type="string">
            <text:p>2016-11-14 02:11:2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arianaLestelle ... medicine and health:) And more now with dengue.</text:p>
          </table:table-cell>
          <table:table-cell office:value-type="string" calcext:value-type="string">
            <text:p>@MarianaLestelle ... medicina y salud : ) Y más ahora con el dengue 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4" calcext:value-type="float">
            <text:p>634</text:p>
          </table:table-cell>
          <table:table-cell office:value-type="float" office:value="7.97968221487989E+017" calcext:value-type="float">
            <text:p>797968221487989000</text:p>
          </table:table-cell>
          <table:table-cell office:value-type="string" calcext:value-type="string">
            <text:p>2016-11-14 02:03:44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already feeling the dengue in my bloodstream.</text:p>
          </table:table-cell>
          <table:table-cell office:value-type="string" calcext:value-type="string">
            <text:p>já estou sentindo a dengue na minha corrente sanguíne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35" calcext:value-type="float">
            <text:p>635</text:p>
          </table:table-cell>
          <table:table-cell office:value-type="float" office:value="7.97966472001663E+017" calcext:value-type="float">
            <text:p>797966472001663000</text:p>
          </table:table-cell>
          <table:table-cell office:value-type="string" calcext:value-type="string">
            <text:p>2016-11-14 01:56:47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think I'll get hemorrhagic dengue because the mosquito was very big</text:p>
          </table:table-cell>
          <table:table-cell office:value-type="string" calcext:value-type="string">
            <text:p>acho q vou pegar dengue hemorrágica pq o mosquito era bem grand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36" calcext:value-type="float">
            <text:p>636</text:p>
          </table:table-cell>
          <table:table-cell office:value-type="float" office:value="7.97964738978165E+017" calcext:value-type="float">
            <text:p>797964738978165000</text:p>
          </table:table-cell>
          <table:table-cell office:value-type="string" calcext:value-type="string">
            <text:p>2016-11-14 01:49:5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elp me, I'm going to suck on dengue.</text:p>
          </table:table-cell>
          <table:table-cell office:value-type="string" calcext:value-type="string">
            <text:p>ai socorro ta ardendo vou pegar dengu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37" calcext:value-type="float">
            <text:p>637</text:p>
          </table:table-cell>
          <table:table-cell office:value-type="float" office:value="7.97963814180442E+017" calcext:value-type="float">
            <text:p>797963814180442000</text:p>
          </table:table-cell>
          <table:table-cell office:value-type="string" calcext:value-type="string">
            <text:p>2016-11-14 01:46:13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ck a dengue mosquito landed on my arm and stung agr this shit is burning</text:p>
          </table:table-cell>
          <table:table-cell office:value-type="string" calcext:value-type="string">
            <text:p>caralho um mosquito da dengue pousou no meu braço e picou agr essa merda ta arder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39" calcext:value-type="float">
            <text:p>639</text:p>
          </table:table-cell>
          <table:table-cell office:value-type="float" office:value="7.97951849101935E+017" calcext:value-type="float">
            <text:p>797951849101935000</text:p>
          </table:table-cell>
          <table:table-cell office:value-type="string" calcext:value-type="string">
            <text:p>2016-11-14 00:58:4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DM goes from dengue Jesus</text:p>
          </table:table-cell>
          <table:table-cell office:value-type="string" calcext:value-type="string">
            <text:p>meu DM vai da dengue Jesu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40" calcext:value-type="float">
            <text:p>640</text:p>
          </table:table-cell>
          <table:table-cell office:value-type="float" office:value="7.97946093879239E+017" calcext:value-type="float">
            <text:p>797946093879239000</text:p>
          </table:table-cell>
          <table:table-cell office:value-type="string" calcext:value-type="string">
            <text:p>2016-11-14 00:35:4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LP experts say there will be more cases of dengue fever and warn that it has arrived to stay http: // infoblancosobrenegro.com/noticias/14714 -english-university-specialists-say-that-there-will-have-cases-of-dengue -and-warn-you-get-to-stay ... @infoblancosobre pic.twitter.com/43or917t7W</text:p>
          </table:table-cell>
          <table:table-cell office:value-type="string" calcext:value-type="string">
            <text:p>Especialistas de la UNLP dicen que habrá más casos de dengue y advierten que llegó para quedarse http:// infoblancosobrenegro.com/noticias/14714 -especialistas-de-la-universidad-dicen-que-habra-mas-casos-de-dengue-y-advierten-que-llego-para-quedarse … @infoblancosobre pic.twitter.com/43or917t7W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41" calcext:value-type="float">
            <text:p>641</text:p>
          </table:table-cell>
          <table:table-cell office:value-type="float" office:value="7.97935557946901E+017" calcext:value-type="float">
            <text:p>797935557946901000</text:p>
          </table:table-cell>
          <table:table-cell office:value-type="string" calcext:value-type="string">
            <text:p>2016-11-13 23:53:56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alyta is with the glass in her hand for a long time already gave dengue !!!!</text:p>
          </table:table-cell>
          <table:table-cell office:value-type="string" calcext:value-type="string">
            <text:p>Thalyta ta com o copo na mão um tempão já deu dengue !!!!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43" calcext:value-type="float">
            <text:p>643</text:p>
          </table:table-cell>
          <table:table-cell office:value-type="float" office:value="7.97913758844629E+017" calcext:value-type="float">
            <text:p>797913758844629000</text:p>
          </table:table-cell>
          <table:table-cell office:value-type="string" calcext:value-type="string">
            <text:p>2016-11-13 22:27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vivssoares I to with dengue chikungunya chicken pox</text:p>
          </table:table-cell>
          <table:table-cell office:value-type="string" calcext:value-type="string">
            <text:p>@vivssoares eu to com dengue <text:s/>chikungunya catapor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4" calcext:value-type="float">
            <text:p>644</text:p>
          </table:table-cell>
          <table:table-cell office:value-type="float" office:value="7.97913374851932E+017" calcext:value-type="float">
            <text:p>797913374851932000</text:p>
          </table:table-cell>
          <table:table-cell office:value-type="string" calcext:value-type="string">
            <text:p>2016-11-13 22:25:47</text:p>
          </table:table-cell>
          <table:table-cell office:value-type="string" calcext:value-type="string">
            <text:p>Alfenas, Brasil</text:p>
          </table:table-cell>
          <table:table-cell office:value-type="float" office:value="-21.4297404" calcext:value-type="float">
            <text:p>-21.4297404</text:p>
          </table:table-cell>
          <table:table-cell office:value-type="float" office:value="-45.9479418" calcext:value-type="float">
            <text:p>-45.94794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going to the doctor tomorrow if I do not have dengue. Amen.</text:p>
          </table:table-cell>
          <table:table-cell office:value-type="string" calcext:value-type="string">
            <text:p>Vou no médico amanhã que eu não esteja com dengue . Amém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47" calcext:value-type="float">
            <text:p>647</text:p>
          </table:table-cell>
          <table:table-cell office:value-type="float" office:value="7.97853804742017E+017" calcext:value-type="float">
            <text:p>797853804742017000</text:p>
          </table:table-cell>
          <table:table-cell office:value-type="string" calcext:value-type="string">
            <text:p>2016-11-13 18:29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catra after dengue kkkkk https: // twitter.com/_iambrubru/sta tus / 797852853071126528 ...</text:p>
          </table:table-cell>
          <table:table-cell office:value-type="string" calcext:value-type="string">
            <text:p>O Catra depois da dengue kkkkk https:// twitter.com/_iambrubru/sta tus/797852853071126528 …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49" calcext:value-type="float">
            <text:p>649</text:p>
          </table:table-cell>
          <table:table-cell office:value-type="float" office:value="7.97836701410284E+017" calcext:value-type="float">
            <text:p>797836701410284000</text:p>
          </table:table-cell>
          <table:table-cell office:value-type="string" calcext:value-type="string">
            <text:p>2016-11-13 17:21:07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 diversions of Duarte grows zika and dengue - https: // goo.gl/X0zsm5 #NEWSELDICTAMEN pic.twitter.com/SjTipB9u0m</text:p>
          </table:table-cell>
          <table:table-cell office:value-type="string" calcext:value-type="string">
            <text:p>Por desvíos de Duarte crece zika y dengue - https:// goo.gl/X0zsm5 #NoticiasELDICTAMEN pic.twitter.com/SjTipB9u0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53" calcext:value-type="float">
            <text:p>653</text:p>
          </table:table-cell>
          <table:table-cell office:value-type="float" office:value="7.97809591404941E+017" calcext:value-type="float">
            <text:p>797809591404941000</text:p>
          </table:table-cell>
          <table:table-cell office:value-type="string" calcext:value-type="string">
            <text:p>2016-11-13 15:33:23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m sitting on the bench in a square which is surrounded by grass and 100th dengue</text:p>
          </table:table-cell>
          <table:table-cell office:value-type="string" calcext:value-type="string">
            <text:p>Estoy sentada en el banco de una plaza el cual está rodeado de pasto ya te 100to dengu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4" calcext:value-type="float">
            <text:p>654</text:p>
          </table:table-cell>
          <table:table-cell office:value-type="float" office:value="7.97809405559456E+017" calcext:value-type="float">
            <text:p>797809405559456000</text:p>
          </table:table-cell>
          <table:table-cell office:value-type="string" calcext:value-type="string">
            <text:p>2016-11-13 15:32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c Health does not control #SumiderosAguaLluvia raising mosquitoes on streets of Colombian villages. Reason? #dengue @MinSaludCol @opsoms @WHO</text:p>
          </table:table-cell>
          <table:table-cell office:value-type="string" calcext:value-type="string">
            <text:p>Salud Pública no controla #SumiderosAguaLluvia criando zancudo en calles de pueblos de Colombia. ¿Razón? #dengue @MinSaludCol @opsoms @WH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.97808527611925E+017" calcext:value-type="float">
            <text:p>797808527611925000</text:p>
          </table:table-cell>
          <table:table-cell office:value-type="string" calcext:value-type="string">
            <text:p>2016-11-13 15:29:1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BuenDomingo and think that Kirchnerism we deprive of having Dengue and Zica in December.</text:p>
          </table:table-cell>
          <table:table-cell office:value-type="string" calcext:value-type="string">
            <text:p>#BuenDomingo y pensar que el Kirchnerismo nos privo de tener Dengue y Zica en Diciembre.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6" calcext:value-type="float">
            <text:p>656</text:p>
          </table:table-cell>
          <table:table-cell office:value-type="float" office:value="7.97806706512265E+017" calcext:value-type="float">
            <text:p>797806706512265000</text:p>
          </table:table-cell>
          <table:table-cell office:value-type="string" calcext:value-type="string">
            <text:p>2016-11-13 15:21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Colombia a 05 nov: #dengue / 16 96.600 # chikún / 16 19.278 #zika / 15/16 105.247 @INSColombia @agaviriau @JuanManSantos</text:p>
          </table:table-cell>
          <table:table-cell office:value-type="string" calcext:value-type="string">
            <text:p>Enferm@s prob+conf Colombia a 05 nov: #dengue /16 96.600 #chikún /16 19.278 #zika /15/16 105.247 @INSColombia @agaviriau @JuanManSanto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7" calcext:value-type="float">
            <text:p>657</text:p>
          </table:table-cell>
          <table:table-cell office:value-type="float" office:value="7.97787020596838E+017" calcext:value-type="float">
            <text:p>797787020596838000</text:p>
          </table:table-cell>
          <table:table-cell office:value-type="string" calcext:value-type="string">
            <text:p>2016-11-13 14:03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mariana_godoy is because you never had dengue</text:p>
          </table:table-cell>
          <table:table-cell office:value-type="string" calcext:value-type="string">
            <text:p>@mariana_godoy é pq nunca teve dengu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58" calcext:value-type="float">
            <text:p>658</text:p>
          </table:table-cell>
          <table:table-cell office:value-type="float" office:value="7.97785578817417E+017" calcext:value-type="float">
            <text:p>797785578817417000</text:p>
          </table:table-cell>
          <table:table-cell office:value-type="string" calcext:value-type="string">
            <text:p>2016-11-13 13:57:5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got dengue to last until the new year in that Ferreira</text:p>
          </table:table-cell>
          <table:table-cell office:value-type="string" calcext:value-type="string">
            <text:p>peguei dengue pra durar até o o ano novo naquele Ferreir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0" calcext:value-type="float">
            <text:p>660</text:p>
          </table:table-cell>
          <table:table-cell office:value-type="float" office:value="7.97783964857627E+017" calcext:value-type="float">
            <text:p>797783964857627000</text:p>
          </table:table-cell>
          <table:table-cell office:value-type="string" calcext:value-type="string">
            <text:p>2016-11-13 13:51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recurrent outbreak Huila is condemned to suffer permanent #dengue. Up Neiva goes up Huila. @CarlosJulioGV @rovillalba</text:p>
          </table:table-cell>
          <table:table-cell office:value-type="string" calcext:value-type="string">
            <text:p>Con Neiva en brote recurrente Huila está condenado a sufrir #dengue permanente. Sube Neiva sube Huila. @CarlosJulioGV @rovillalb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63" calcext:value-type="float">
            <text:p>663</text:p>
          </table:table-cell>
          <table:table-cell office:value-type="float" office:value="7.97762860281688E+017" calcext:value-type="float">
            <text:p>797762860281688000</text:p>
          </table:table-cell>
          <table:table-cell office:value-type="string" calcext:value-type="string">
            <text:p>2016-11-13 12:27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e stopped than water with dengue https: // twitter.com/drwoif/status/ 782293818376851456 ...</text:p>
          </table:table-cell>
          <table:table-cell office:value-type="string" calcext:value-type="string">
            <text:p>Mais parado que água com dengue https:// twitter.com/drwoif/status/ 782293818376851456 …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64" calcext:value-type="float">
            <text:p>664</text:p>
          </table:table-cell>
          <table:table-cell office:value-type="float" office:value="7.9775772967066E+017" calcext:value-type="float">
            <text:p>797757729670660000</text:p>
          </table:table-cell>
          <table:table-cell office:value-type="string" calcext:value-type="string">
            <text:p>2016-11-13 12:07:1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other interconnection between Arg-Paraguay-Brazil is dengue ... none of the neighbors is occupied https: // twitter.com/luissniperlv/s tatus / 797757087765893120 ...</text:p>
          </table:table-cell>
          <table:table-cell office:value-type="string" calcext:value-type="string">
            <text:p>Otra interconexión entre Arg-Paraguay-Brasil es el dengue ... ninguno de los vecinos se ocupa https:// twitter.com/luissniperlv/s tatus/797757087765893120 …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68" calcext:value-type="float">
            <text:p>668</text:p>
          </table:table-cell>
          <table:table-cell office:value-type="float" office:value="7.97647223823749E+017" calcext:value-type="float">
            <text:p>797647223823749000</text:p>
          </table:table-cell>
          <table:table-cell office:value-type="string" calcext:value-type="string">
            <text:p>2016-11-13 04:48:1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did not have a fever even when I had a fever and I have a fever now (that apparently I have nothing) ........</text:p>
          </table:table-cell>
          <table:table-cell office:value-type="string" calcext:value-type="string">
            <text:p>eu não tive febre nem quando eu tava com dengue e tô com febre agora (que aparentemente não tenho nada).......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70" calcext:value-type="float">
            <text:p>670</text:p>
          </table:table-cell>
          <table:table-cell office:value-type="float" office:value="7.97625835775807E+017" calcext:value-type="float">
            <text:p>797625835775807000</text:p>
          </table:table-cell>
          <table:table-cell office:value-type="string" calcext:value-type="string">
            <text:p>2016-11-13 03:23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o a Gabi has the album of figurines of diseases of the mosquito already had degue zica chicuhsjewj Sl and now ta coming out of a dengue dnv pica</text:p>
          </table:table-cell>
          <table:table-cell office:value-type="string" calcext:value-type="string">
            <text:p>Mano a Gabi tem o álbum de figurinhas das doenças do mosquito ja teve degue zica chicuhsjewj Sl e agora ta saindo de uma dengue dnv pic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71" calcext:value-type="float">
            <text:p>671</text:p>
          </table:table-cell>
          <table:table-cell office:value-type="float" office:value="7.9761842761993E+017" calcext:value-type="float">
            <text:p>797618427619930000</text:p>
          </table:table-cell>
          <table:table-cell office:value-type="string" calcext:value-type="string">
            <text:p>2016-11-13 02:53:46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ly these two to animate my tt pq looks more stationary than water dengue</text:p>
          </table:table-cell>
          <table:table-cell office:value-type="string" calcext:value-type="string">
            <text:p>Só esses dois pra animarem meu tt pq olha ta mais parado que aguá da dengu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74" calcext:value-type="float">
            <text:p>674</text:p>
          </table:table-cell>
          <table:table-cell office:value-type="float" office:value="7.97586354129478E+017" calcext:value-type="float">
            <text:p>797586354129478000</text:p>
          </table:table-cell>
          <table:table-cell office:value-type="string" calcext:value-type="string">
            <text:p>2016-11-13 00:46:19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emgieuhlr Remembering that if you catch dengue is in the hospital and there probably has no mosquitoes</text:p>
          </table:table-cell>
          <table:table-cell office:value-type="string" calcext:value-type="string">
            <text:p>@emgieuhlr Lembrando que se você pega dengue <text:s/>fica no hospital e lá provavelmente não tem mosquito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76" calcext:value-type="float">
            <text:p>676</text:p>
          </table:table-cell>
          <table:table-cell office:value-type="float" office:value="7.97548844720472E+017" calcext:value-type="float">
            <text:p>797548844720472000</text:p>
          </table:table-cell>
          <table:table-cell office:value-type="string" calcext:value-type="string">
            <text:p>2016-11-12 22:17:1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recurrent outbreak Huila is condemned to suffer #dengue permanent Suba Neiva goes up Huila @HectorJavierOso @CarlosJulioGV</text:p>
          </table:table-cell>
          <table:table-cell office:value-type="string" calcext:value-type="string">
            <text:p>Con Neiva en brote recurrente Huila está condenado a sufrir #dengue permanente Sube Neiva sube Huila @HectorJavierOso @CarlosJulioGV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77" calcext:value-type="float">
            <text:p>677</text:p>
          </table:table-cell>
          <table:table-cell office:value-type="float" office:value="7.97547858966745E+017" calcext:value-type="float">
            <text:p>797547858966745000</text:p>
          </table:table-cell>
          <table:table-cell office:value-type="string" calcext:value-type="string">
            <text:p>2016-11-12 22:13:21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cousin today dropped out that I'm more stopped than dengue water he calls me to several stops and I never get up to go</text:p>
          </table:table-cell>
          <table:table-cell office:value-type="string" calcext:value-type="string">
            <text:p>Meu primo hoje do nada largou que eu tô mais parado que água de dengue <text:s/>ele me chama pra varias paradas e eu nunca me animo de ir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78" calcext:value-type="float">
            <text:p>678</text:p>
          </table:table-cell>
          <table:table-cell office:value-type="float" office:value="7.97546123040879E+017" calcext:value-type="float">
            <text:p>797546123040879000</text:p>
          </table:table-cell>
          <table:table-cell office:value-type="string" calcext:value-type="string">
            <text:p>2016-11-12 22:06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is brother discovered him the day he was dengue HahaHa Proverbs: 17. 17. The friend loves in ... https: // www. instagram.com/p/BMuX2bXA0Ae/</text:p>
          </table:table-cell>
          <table:table-cell office:value-type="string" calcext:value-type="string">
            <text:p>Esse irmão descobri ele no dia que tava com dengue HahaHa Provérbios: 17. 17. O amigo ama em… https://www. instagram.com/p/BMuX2bXA0Ae/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86" calcext:value-type="float">
            <text:p>686</text:p>
          </table:table-cell>
          <table:table-cell office:value-type="float" office:value="7.97472968607756E+017" calcext:value-type="float">
            <text:p>797472968607756000</text:p>
          </table:table-cell>
          <table:table-cell office:value-type="string" calcext:value-type="string">
            <text:p>2016-11-12 17:15:46</text:p>
          </table:table-cell>
          <table:table-cell office:value-type="string" calcext:value-type="string">
            <text:p>Dr. Manuel Belgrano, Argentina</text:p>
          </table:table-cell>
          <table:table-cell office:value-type="float" office:value="-31.370617" calcext:value-type="float">
            <text:p>-31.370617</text:p>
          </table:table-cell>
          <table:table-cell office:value-type="float" office:value="-63.5322987" calcext:value-type="float">
            <text:p>-63.53229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GustavoSaenzOK This is how the Intendant talks A Salta Clean without flooding without dengue Barrio San Martín supports you</text:p>
          </table:table-cell>
          <table:table-cell office:value-type="string" calcext:value-type="string">
            <text:p>@GustavoSaenzOK Así se habla intendente Una Salta Limpia sin inundados sin dengue <text:s/>el Barrio San Martín te apoy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7.97456393813066E+017" calcext:value-type="float">
            <text:p>797456393813066000</text:p>
          </table:table-cell>
          <table:table-cell office:value-type="string" calcext:value-type="string">
            <text:p>2016-11-12 16:09:54</text:p>
          </table:table-cell>
          <table:table-cell office:value-type="string" calcext:value-type="string">
            <text:p>Tramandaí, Brasil</text:p>
          </table:table-cell>
          <table:table-cell office:value-type="float" office:value="-29.9857731" calcext:value-type="float">
            <text:p>-29.9857731</text:p>
          </table:table-cell>
          <table:table-cell office:value-type="float" office:value="-50.1313661" calcext:value-type="float">
            <text:p>-50.13136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gnatalini ... Beware of dengue.</text:p>
          </table:table-cell>
          <table:table-cell office:value-type="string" calcext:value-type="string">
            <text:p>@gnatalini ... Cuidado com a dengue .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91" calcext:value-type="float">
            <text:p>691</text:p>
          </table:table-cell>
          <table:table-cell office:value-type="float" office:value="7.97449086232301E+017" calcext:value-type="float">
            <text:p>797449086232301000</text:p>
          </table:table-cell>
          <table:table-cell office:value-type="string" calcext:value-type="string">
            <text:p>2016-11-12 15:40:52</text:p>
          </table:table-cell>
          <table:table-cell office:value-type="string" calcext:value-type="string">
            <text:p>San Nicolás de los Arroyos, Argentina</text:p>
          </table:table-cell>
          <table:table-cell office:value-type="float" office:value="-33.337377" calcext:value-type="float">
            <text:p>-33.337377</text:p>
          </table:table-cell>
          <table:table-cell office:value-type="float" office:value="-60.2193221" calcext:value-type="float">
            <text:p>-60.21932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EMBER: THE DENGUE IS BROKEN IN CLEAN WATER http: // www. Reality24.com/recorda-el-den gue-se-cria-en-agua-limpia-2 / # sthash.LKxYLrut.dpbs ...</text:p>
          </table:table-cell>
          <table:table-cell office:value-type="string" calcext:value-type="string">
            <text:p>RECORDÁ: EL DENGUE SE CRÍA EN AGUA LIMPIA http://www. realidad24.com/recorda-el-den gue-se-cria-en-agua-limpia-2/#sthash.LKxYLrut.dpbs …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94" calcext:value-type="float">
            <text:p>694</text:p>
          </table:table-cell>
          <table:table-cell office:value-type="float" office:value="7.97445320972128E+017" calcext:value-type="float">
            <text:p>797445320972128000</text:p>
          </table:table-cell>
          <table:table-cell office:value-type="string" calcext:value-type="string">
            <text:p>2016-11-12 15:25:5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d you know that in 2015 the number of people contaminated by dengue fever alone was a record: 16 million cases reported. #sadstats</text:p>
          </table:table-cell>
          <table:table-cell office:value-type="string" calcext:value-type="string">
            <text:p>Você sabia que em 2015 o número de pessoas contaminadas apenas pela dengue foi recorde: 16 milhões de casos notificados. #sadstat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95" calcext:value-type="float">
            <text:p>695</text:p>
          </table:table-cell>
          <table:table-cell office:value-type="float" office:value="7.97437298325553E+017" calcext:value-type="float">
            <text:p>797437298325553000</text:p>
          </table:table-cell>
          <table:table-cell office:value-type="string" calcext:value-type="string">
            <text:p>2016-11-12 14:54:02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oke up with dengue! KKKKKKKKKK</text:p>
          </table:table-cell>
          <table:table-cell office:value-type="string" calcext:value-type="string">
            <text:p>Acordei com dengue ! KKKKKKKKKK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96" calcext:value-type="float">
            <text:p>696</text:p>
          </table:table-cell>
          <table:table-cell office:value-type="float" office:value="7.97431843138261E+017" calcext:value-type="float">
            <text:p>797431843138261000</text:p>
          </table:table-cell>
          <table:table-cell office:value-type="string" calcext:value-type="string">
            <text:p>2016-11-12 14:32:21</text:p>
          </table:table-cell>
          <table:table-cell office:value-type="string" calcext:value-type="string">
            <text:p>Querétaro, Querétaro Arteaga</text:p>
          </table:table-cell>
          <table:table-cell office:value-type="float" office:value="20.72589685" calcext:value-type="float">
            <text:p>20.72589685</text:p>
          </table:table-cell>
          <table:table-cell office:value-type="float" office:value="-100.485684060919" calcext:value-type="float">
            <text:p>-100.48568406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Nacional Hereda Duarte zika and dengue http: // rrnoticias.mx/2016/11/12/her eda-duarte-zika-dengue / ... pic.twitter.com/7ejdRODkTn</text:p>
          </table:table-cell>
          <table:table-cell office:value-type="string" calcext:value-type="string">
            <text:p>#Nacionales Hereda Duarte zika y dengue http:// rrnoticias.mx/2016/11/12/her eda-duarte-zika-dengue/ … pic.twitter.com/7ejdRODkT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97" calcext:value-type="float">
            <text:p>697</text:p>
          </table:table-cell>
          <table:table-cell office:value-type="float" office:value="7.97406763217814E+017" calcext:value-type="float">
            <text:p>797406763217814000</text:p>
          </table:table-cell>
          <table:table-cell office:value-type="string" calcext:value-type="string">
            <text:p>2016-11-12 12:52:4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MAKE REPELLENT FOR MOSQUITOS. THE DENGUE AND THE ZIKA HERE TO STAY ... because no one is going to fight it more than ourselves.</text:p>
          </table:table-cell>
          <table:table-cell office:value-type="string" calcext:value-type="string">
            <text:p>A PONERSE REPELENTE PARA LOS MOSQUITOS. EL DENGUE Y EL ZIKA AQUÍ PARA QUEDARSE...porque nadie lo va a pelear más que nosotros mismos.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98" calcext:value-type="float">
            <text:p>698</text:p>
          </table:table-cell>
          <table:table-cell office:value-type="float" office:value="7.97404244785721E+017" calcext:value-type="float">
            <text:p>797404244785721000</text:p>
          </table:table-cell>
          <table:table-cell office:value-type="string" calcext:value-type="string">
            <text:p>2016-11-12 12:42:4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va went into dengue outbreak with 1,449 ailments of 3,614 from Huila to 05 Nov / 16. @secresaludHuila Upload Neiva uploads Huila @alcaldiadeneiva</text:p>
          </table:table-cell>
          <table:table-cell office:value-type="string" calcext:value-type="string">
            <text:p>Neiva entró en brote dengue con 1.449 enferm@s de 3.614 de Huila a 05 nov/16. @secresaludHuila Sube Neiva sube Huila @alcaldiadeneiv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99" calcext:value-type="float">
            <text:p>699</text:p>
          </table:table-cell>
          <table:table-cell office:value-type="float" office:value="7.97387070486487E+017" calcext:value-type="float">
            <text:p>797387070486487000</text:p>
          </table:table-cell>
          <table:table-cell office:value-type="string" calcext:value-type="string">
            <text:p>2016-11-12 11:34:2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cases increase more than 80% in a year in Paraíba that already registers more than 35 thousand cases in 2016: https: // goo.gl/hyOEI2 pic.twitter.com/GLJ5YMPk5F</text:p>
          </table:table-cell>
          <table:table-cell office:value-type="string" calcext:value-type="string">
            <text:p>Casos de Dengue aumentam mais de 80% em um ano na Paraíba que já registra mais de 35 mil casos em 2016: https:// goo.gl/hyOEI2 pic.twitter.com/GLJ5YMPk5F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01" calcext:value-type="float">
            <text:p>701</text:p>
          </table:table-cell>
          <table:table-cell office:value-type="float" office:value="7.97305476035842E+017" calcext:value-type="float">
            <text:p>797305476035842000</text:p>
          </table:table-cell>
          <table:table-cell office:value-type="string" calcext:value-type="string">
            <text:p>2016-11-12 06:10:13</text:p>
          </table:table-cell>
          <table:table-cell office:value-type="string" calcext:value-type="string">
            <text:p>Dorado, Puerto Rico</text:p>
          </table:table-cell>
          <table:table-cell office:value-type="float" office:value="18.4317317" calcext:value-type="float">
            <text:p>18.4317317</text:p>
          </table:table-cell>
          <table:table-cell office:value-type="float" office:value="-66.2796682787122" calcext:value-type="float">
            <text:p>-66.279668278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tb a when I got dengue and my mom did not believe me what a virus was and it took me to do a blood pregnancy test to a lab</text:p>
          </table:table-cell>
          <table:table-cell office:value-type="string" calcext:value-type="string">
            <text:p>#tb a cuando me dio dengue y mí mamá no me creía qué era un virus y me llevó a hacerme un blood pregnancy test a un laboratori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03" calcext:value-type="float">
            <text:p>703</text:p>
          </table:table-cell>
          <table:table-cell office:value-type="float" office:value="7.97286274101035E+017" calcext:value-type="float">
            <text:p>797286274101035000</text:p>
          </table:table-cell>
          <table:table-cell office:value-type="string" calcext:value-type="string">
            <text:p>2016-11-12 04:53:5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faridchaco I told you I was done shit and use dengue to give you humor</text:p>
          </table:table-cell>
          <table:table-cell office:value-type="string" calcext:value-type="string">
            <text:p>@faridchaco te dije que estaba hecho mierda y use <text:s/>dengue <text:s/>para darle humor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07" calcext:value-type="float">
            <text:p>707</text:p>
          </table:table-cell>
          <table:table-cell office:value-type="float" office:value="7.97269938675319E+017" calcext:value-type="float">
            <text:p>797269938675319000</text:p>
          </table:table-cell>
          <table:table-cell office:value-type="string" calcext:value-type="string">
            <text:p>2016-11-12 03:49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 the northeast you find water hunting dengue https: // twitter.com/ruvinhoc/statu s / 797269814079320064 ...</text:p>
          </table:table-cell>
          <table:table-cell office:value-type="string" calcext:value-type="string">
            <text:p>No nordeste se acha água caçando dengue https:// twitter.com/ruvinhoc/statu s/797269814079320064 …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08" calcext:value-type="float">
            <text:p>708</text:p>
          </table:table-cell>
          <table:table-cell office:value-type="float" office:value="7.97256834730119E+017" calcext:value-type="float">
            <text:p>797256834730119000</text:p>
          </table:table-cell>
          <table:table-cell office:value-type="string" calcext:value-type="string">
            <text:p>2016-11-12 02:56:56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pp is quieter than dengue mosquito water</text:p>
          </table:table-cell>
          <table:table-cell office:value-type="string" calcext:value-type="string">
            <text:p>meu wpp tá mais parado que água de mosquito da dengu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11" calcext:value-type="float">
            <text:p>711</text:p>
          </table:table-cell>
          <table:table-cell office:value-type="float" office:value="7.9723331076635E+017" calcext:value-type="float">
            <text:p>797233310766350000</text:p>
          </table:table-cell>
          <table:table-cell office:value-type="string" calcext:value-type="string">
            <text:p>2016-11-12 01:23:2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@ Dengue Residency -Aquino in Barrio San Francisco Paraguay) https: // www. swarmapp.com/c/5uwoAO70Wuo</text:p>
          </table:table-cell>
          <table:table-cell office:value-type="string" calcext:value-type="string">
            <text:p>(@Residencia Dengue -Aquino in Barrio San Francisco Paraguay) https://www. swarmapp.com/c/5uwoAO70Wu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3" calcext:value-type="float">
            <text:p>713</text:p>
          </table:table-cell>
          <table:table-cell office:value-type="float" office:value="7.97231335144301E+017" calcext:value-type="float">
            <text:p>797231335144301000</text:p>
          </table:table-cell>
          <table:table-cell office:value-type="string" calcext:value-type="string">
            <text:p>2016-11-12 01:15:36</text:p>
          </table:table-cell>
          <table:table-cell office:value-type="string" calcext:value-type="string">
            <text:p>Guaymallén, Argentina</text:p>
          </table:table-cell>
          <table:table-cell office:value-type="float" office:value="-32.8950718" calcext:value-type="float">
            <text:p>-32.8950718</text:p>
          </table:table-cell>
          <table:table-cell office:value-type="float" office:value="-68.745546" calcext:value-type="float">
            <text:p>-68.745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PRO government of Mendoza has already started with the campaign to combat Dengue kills mosquitoes transmitters with indifference .Macri pure cat</text:p>
          </table:table-cell>
          <table:table-cell office:value-type="string" calcext:value-type="string">
            <text:p>El gobierno PRO de Mendoza ya comenzó con la campaña para combatir el Dengue mata mosquitos trasmisores con la indiferencia .Macri gato pur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4" calcext:value-type="float">
            <text:p>714</text:p>
          </table:table-cell>
          <table:table-cell office:value-type="float" office:value="7.97230198173421E+017" calcext:value-type="float">
            <text:p>797230198173421000</text:p>
          </table:table-cell>
          <table:table-cell office:value-type="string" calcext:value-type="string">
            <text:p>2016-11-12 01:11:05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PuertoMaldonado Without hatchlings #AedesAegypti we reduce the risk of transmission of dengue chikungunya and zika. @pcmperu pic.twitter.com/ceAc7RD6Mw</text:p>
          </table:table-cell>
          <table:table-cell office:value-type="string" calcext:value-type="string">
            <text:p>#PuertoMaldonado Sin criaderos del zancudo #AedesAegypti reducimos el riesgo de transmisión del dengue <text:s/>chikungunya y zika. @pcmperu pic.twitter.com/ceAc7RD6Mw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15" calcext:value-type="float">
            <text:p>715</text:p>
          </table:table-cell>
          <table:table-cell office:value-type="float" office:value="7.97210665782051E+017" calcext:value-type="float">
            <text:p>797210665782051000</text:p>
          </table:table-cell>
          <table:table-cell office:value-type="string" calcext:value-type="string">
            <text:p>2016-11-11 23:53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ngue? Swears</text:p>
          </table:table-cell>
          <table:table-cell office:value-type="string" calcext:value-type="string">
            <text:p>Dengue ? Jura 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16" calcext:value-type="float">
            <text:p>716</text:p>
          </table:table-cell>
          <table:table-cell office:value-type="float" office:value="7.97207392320651E+017" calcext:value-type="float">
            <text:p>797207392320651000</text:p>
          </table:table-cell>
          <table:table-cell office:value-type="string" calcext:value-type="string">
            <text:p>2016-11-11 23:40:2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tching snow makes me dengue</text:p>
          </table:table-cell>
          <table:table-cell office:value-type="string" calcext:value-type="string">
            <text:p>Ver nieve me pone dengu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18" calcext:value-type="float">
            <text:p>718</text:p>
          </table:table-cell>
          <table:table-cell office:value-type="float" office:value="7.97176386939159E+017" calcext:value-type="float">
            <text:p>797176386939159000</text:p>
          </table:table-cell>
          <table:table-cell office:value-type="string" calcext:value-type="string">
            <text:p>2016-11-11 21:37:16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lanusmunicipio @Nestorgrindetti we continue in the waiting d juncal juncal cleaning jq fair dengue rats and what they like thanks</text:p>
          </table:table-cell>
          <table:table-cell office:value-type="string" calcext:value-type="string">
            <text:p>@lanusmunicipio @Nestorgrindetti seguimos en la espera d limpieza basural juncal esq jb justo dengue <text:s/>ratas y lo q gusten gracia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19" calcext:value-type="float">
            <text:p>719</text:p>
          </table:table-cell>
          <table:table-cell office:value-type="float" office:value="7.97176014304641E+017" calcext:value-type="float">
            <text:p>797176014304641000</text:p>
          </table:table-cell>
          <table:table-cell office:value-type="string" calcext:value-type="string">
            <text:p>2016-11-11 21:35:47</text:p>
          </table:table-cell>
          <table:table-cell office:value-type="string" calcext:value-type="string">
            <text:p>Mendoza, Argentina</text:p>
          </table:table-cell>
          <table:table-cell office:value-type="float" office:value="-32.8897293" calcext:value-type="float">
            <text:p>-32.8897293</text:p>
          </table:table-cell>
          <table:table-cell office:value-type="float" office:value="-68.8442955" calcext:value-type="float">
            <text:p>-68.84429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n to Hernan El Dengue Rivero captain of #S_PedaClub We have not linked we are calm because we know that we have left everything # FM102_5</text:p>
          </table:table-cell>
          <table:table-cell office:value-type="string" calcext:value-type="string">
            <text:p>Escucha a Hernan El Dengue Rivero capitán de #S_PedaClub <text:s/>No hemos ligado estamos tranquilos por sabemos que hemos dejado todo #FM102_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20" calcext:value-type="float">
            <text:p>720</text:p>
          </table:table-cell>
          <table:table-cell office:value-type="float" office:value="7.9716978331367E+017" calcext:value-type="float">
            <text:p>797169783313670000</text:p>
          </table:table-cell>
          <table:table-cell office:value-type="string" calcext:value-type="string">
            <text:p>2016-11-11 21:11:01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he election of Trump Brazil revealed its political scientist side in each Brazilian! Think Global Act Local fighting dengue outbreaks!</text:p>
          </table:table-cell>
          <table:table-cell office:value-type="string" calcext:value-type="string">
            <text:p>Com a eleição de Trump o Brasil revelou seu lado cientista político em cada Brasileiro! Pense Global aja Local combatendo focos da Dengue !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21" calcext:value-type="float">
            <text:p>721</text:p>
          </table:table-cell>
          <table:table-cell office:value-type="float" office:value="7.97166139088503E+017" calcext:value-type="float">
            <text:p>797166139088503000</text:p>
          </table:table-cell>
          <table:table-cell office:value-type="string" calcext:value-type="string">
            <text:p>2016-11-11 20:56:32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EME CARE I followed these tips to prevent #Dengue #Zika and #Chikungunya: pic.twitter.com/Oe6hmbU6W9</text:p>
          </table:table-cell>
          <table:table-cell office:value-type="string" calcext:value-type="string">
            <text:p>EXTREMEMOS CUIDADOS Seguí estos consejos para prevenir el #Dengue #Zika y #Chikungunya : pic.twitter.com/Oe6hmbU6W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23" calcext:value-type="float">
            <text:p>723</text:p>
          </table:table-cell>
          <table:table-cell office:value-type="float" office:value="7.9715463815594E+017" calcext:value-type="float">
            <text:p>797154638155940000</text:p>
          </table:table-cell>
          <table:table-cell office:value-type="string" calcext:value-type="string">
            <text:p>2016-11-11 20:10:5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miga vehicular as priority in Neiva mitigates outbreak and eterniza #dengue. Neiva in bud (again) @Rodrigo_LaraS @CarlosJulioGV</text:p>
          </table:table-cell>
          <table:table-cell office:value-type="string" calcext:value-type="string">
            <text:p>Fumiga vehicular como prioridad en Neiva mitiga brote y eterniza #dengue . Neiva en brote (otra vez) @Rodrigo_LaraS @CarlosJulioGV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24" calcext:value-type="float">
            <text:p>724</text:p>
          </table:table-cell>
          <table:table-cell office:value-type="float" office:value="7.97134957068095E+017" calcext:value-type="float">
            <text:p>797134957068095000</text:p>
          </table:table-cell>
          <table:table-cell office:value-type="string" calcext:value-type="string">
            <text:p>2016-11-11 18:52:38</text:p>
          </table:table-cell>
          <table:table-cell office:value-type="string" calcext:value-type="string">
            <text:p>Tampico, Tamaulipas</text:p>
          </table:table-cell>
          <table:table-cell office:value-type="float" office:value="22.2170473" calcext:value-type="float">
            <text:p>22.2170473</text:p>
          </table:table-cell>
          <table:table-cell office:value-type="float" office:value="-97.8463661" calcext:value-type="float">
            <text:p>-97.846366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n flies. I got dengue</text:p>
          </table:table-cell>
          <table:table-cell office:value-type="string" calcext:value-type="string">
            <text:p>Malditos moscos. Me dio dengu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25" calcext:value-type="float">
            <text:p>725</text:p>
          </table:table-cell>
          <table:table-cell office:value-type="float" office:value="7.97130723157221E+017" calcext:value-type="float">
            <text:p>797130723157221000</text:p>
          </table:table-cell>
          <table:table-cell office:value-type="string" calcext:value-type="string">
            <text:p>2016-11-11 18:35:49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goes to specific issues: to fight the Dengue mosquito no one better than @Mr_Bugman</text:p>
          </table:table-cell>
          <table:table-cell office:value-type="string" calcext:value-type="string">
            <text:p>Esta va a temas puntuales: para combatir al mosquito del Dengue <text:s/>nadie mejor que @Mr_Bugman 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26" calcext:value-type="float">
            <text:p>726</text:p>
          </table:table-cell>
          <table:table-cell office:value-type="float" office:value="7.9712346268278E+017" calcext:value-type="float">
            <text:p>797123462682780000</text:p>
          </table:table-cell>
          <table:table-cell office:value-type="string" calcext:value-type="string">
            <text:p>2016-11-11 18:06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Juan_Parodi @horaciorlarreta how not? For my house is the scourge of the FPV REPARTIENDO VOLANTES on dengue and yyyyy militancy</text:p>
          </table:table-cell>
          <table:table-cell office:value-type="string" calcext:value-type="string">
            <text:p>@Juan_Parodi @horaciorlarreta como no? por mi casa està la lacra del FPV REPARTIENDO VOLANTES sobre dengue yyyyy militancia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28" calcext:value-type="float">
            <text:p>728</text:p>
          </table:table-cell>
          <table:table-cell office:value-type="float" office:value="7.97106850307183E+017" calcext:value-type="float">
            <text:p>797106850307183000</text:p>
          </table:table-cell>
          <table:table-cell office:value-type="string" calcext:value-type="string">
            <text:p>2016-11-11 17:00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players of the #Argentina Selection would not have contracted Dengue Zika or Chukunguya in Brazil. The mosquitoes did not find any blood</text:p>
          </table:table-cell>
          <table:table-cell office:value-type="string" calcext:value-type="string">
            <text:p>Los jugadores de la #SelecciónArgentina no habrían contraído Dengue <text:s/>Zika ni Chukunguya en Brasil..Ya q los mosquitos no encontraron sangr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29" calcext:value-type="float">
            <text:p>729</text:p>
          </table:table-cell>
          <table:table-cell office:value-type="float" office:value="7.97092383267635E+017" calcext:value-type="float">
            <text:p>797092383267635000</text:p>
          </table:table-cell>
          <table:table-cell office:value-type="string" calcext:value-type="string">
            <text:p>2016-11-11 16:03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co received funds to fight dengue http: // diariotermal.com.ar/2015-02-27-02- 11-04 / salud / 5502-chaco-received-funds-to-combat-dengue.html ... pic .twitter.com/hfiuipIb8x</text:p>
          </table:table-cell>
          <table:table-cell office:value-type="string" calcext:value-type="string">
            <text:p>Chaco recibió fondos para combatir el dengue http:// diariotermal.com.ar/2015-02-27-02- 11-04/salud/5502-chaco-recibio-fondos-para-combatir-el-dengue.html … pic.twitter.com/hfiuipIb8x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30" calcext:value-type="float">
            <text:p>730</text:p>
          </table:table-cell>
          <table:table-cell office:value-type="float" office:value="7.97081145838096E+017" calcext:value-type="float">
            <text:p>797081145838096000</text:p>
          </table:table-cell>
          <table:table-cell office:value-type="string" calcext:value-type="string">
            <text:p>2016-11-11 15:18:48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 FREE of dengue</text:p>
          </table:table-cell>
          <table:table-cell office:value-type="string" calcext:value-type="string">
            <text:p>VERANO LIBRE de dengu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32" calcext:value-type="float">
            <text:p>732</text:p>
          </table:table-cell>
          <table:table-cell office:value-type="float" office:value="7.97075848348266E+017" calcext:value-type="float">
            <text:p>797075848348266000</text:p>
          </table:table-cell>
          <table:table-cell office:value-type="string" calcext:value-type="string">
            <text:p>2016-11-11 14:57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D REMELA FACE OF PERCATA SAUDI ARABIA FINADO ABRAAO AND DENGUE.</text:p>
          </table:table-cell>
          <table:table-cell office:value-type="string" calcext:value-type="string">
            <text:p>MANO REMELA CARA DE PERCATA ARABIA SAUDITO FINADO ABRAAO E DENGUE .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33" calcext:value-type="float">
            <text:p>733</text:p>
          </table:table-cell>
          <table:table-cell office:value-type="float" office:value="7.97068827477606E+017" calcext:value-type="float">
            <text:p>797068827477606000</text:p>
          </table:table-cell>
          <table:table-cell office:value-type="string" calcext:value-type="string">
            <text:p>2016-11-11 14:29:5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only way to combat Dengue is to eliminate the mosquito avoiding standing water explained from @cepave_conicet # CodeBaires</text:p>
          </table:table-cell>
          <table:table-cell office:value-type="string" calcext:value-type="string">
            <text:p>La única forma de combatir el Dengue es eliminar el mosquito evitando el agua estancada explicaron desde @cepave_conicet #CódigoBaire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34" calcext:value-type="float">
            <text:p>734</text:p>
          </table:table-cell>
          <table:table-cell office:value-type="float" office:value="7.97067613591523E+017" calcext:value-type="float">
            <text:p>797067613591523000</text:p>
          </table:table-cell>
          <table:table-cell office:value-type="string" calcext:value-type="string">
            <text:p>2016-11-11 14:25:0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ialist warns that the dengue mosquito problem is not solved by fumigating #Barbons x @LaPlataRadio</text:p>
          </table:table-cell>
          <table:table-cell office:value-type="string" calcext:value-type="string">
            <text:p>Especialista advierte que el problema del mosquito del dengue no se resuelve fumigando #CódigoBaires x @LaPlataRadi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35" calcext:value-type="float">
            <text:p>735</text:p>
          </table:table-cell>
          <table:table-cell office:value-type="float" office:value="7.97067026321801E+017" calcext:value-type="float">
            <text:p>797067026321801000</text:p>
          </table:table-cell>
          <table:table-cell office:value-type="string" calcext:value-type="string">
            <text:p>2016-11-11 14:22:4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 Monday, the 14th fight against dengue in Bella Unión http: // bit.ly/2fHizsx pic.twitter.com/gQTwwydeVH</text:p>
          </table:table-cell>
          <table:table-cell office:value-type="string" calcext:value-type="string">
            <text:p>El lunes 14 dura lucha contra el dengue en Bella Unión http:// bit.ly/2fHizsx pic.twitter.com/gQTwwydeVH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36" calcext:value-type="float">
            <text:p>736</text:p>
          </table:table-cell>
          <table:table-cell office:value-type="float" office:value="7.97066853713645E+017" calcext:value-type="float">
            <text:p>797066853713645000</text:p>
          </table:table-cell>
          <table:table-cell office:value-type="string" calcext:value-type="string">
            <text:p>2016-11-11 14:22:0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26 cases of dengue in #Tabasco @SSalud_Tab @migue_vargas @Mar_Escandon @ carreraruiz70 @aloalvarado</text:p>
          </table:table-cell>
          <table:table-cell office:value-type="string" calcext:value-type="string">
            <text:p>526 casos de dengue en #Tabasco @SSalud_Tab @migue_vargas @Mar_Escandon @carreraruiz70 @aloalvarad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37" calcext:value-type="float">
            <text:p>737</text:p>
          </table:table-cell>
          <table:table-cell office:value-type="float" office:value="7.97057156642128E+017" calcext:value-type="float">
            <text:p>797057156642128000</text:p>
          </table:table-cell>
          <table:table-cell office:value-type="string" calcext:value-type="string">
            <text:p>2016-11-11 13:43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 comes the people of the post wakes me up to see if my house is in order against dengue</text:p>
          </table:table-cell>
          <table:table-cell office:value-type="string" calcext:value-type="string">
            <text:p>Aí vem aquele povo do posto me acorda pra vê se minha casa tá em ordem contra a dengu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38" calcext:value-type="float">
            <text:p>738</text:p>
          </table:table-cell>
          <table:table-cell office:value-type="float" office:value="7.97056072230044E+017" calcext:value-type="float">
            <text:p>797056072230044000</text:p>
          </table:table-cell>
          <table:table-cell office:value-type="string" calcext:value-type="string">
            <text:p>2016-11-11 13:39:1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p quieter than dengue mosquito breeding</text:p>
          </table:table-cell>
          <table:table-cell office:value-type="string" calcext:value-type="string">
            <text:p>Wpp mais parado do que criadouro de mosquito da dengu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9" calcext:value-type="float">
            <text:p>739</text:p>
          </table:table-cell>
          <table:table-cell office:value-type="float" office:value="7.97054948496331E+017" calcext:value-type="float">
            <text:p>797054948496331000</text:p>
          </table:table-cell>
          <table:table-cell office:value-type="string" calcext:value-type="string">
            <text:p>2016-11-11 13:34:42</text:p>
          </table:table-cell>
          <table:table-cell office:value-type="string" calcext:value-type="string">
            <text:p>San Miguel de Tucumán, Argentina</text:p>
          </table:table-cell>
          <table:table-cell office:value-type="float" office:value="-26.8474393" calcext:value-type="float">
            <text:p>-26.8474393</text:p>
          </table:table-cell>
          <table:table-cell office:value-type="float" office:value="-65.2259153938646" calcext:value-type="float">
            <text:p>-65.22591539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 year ago I was at the Cologne carnival. Today I'm shitting myself with heat in the cradle of dengue and the jungle suptropical-Tucuman.</text:p>
          </table:table-cell>
          <table:table-cell office:value-type="string" calcext:value-type="string">
            <text:p>Hace un año estaba en el carnaval de Colonia. Hoy estoy cagándome de calor en la cuna del dengue y la selva suptropical-Tucumán.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40" calcext:value-type="float">
            <text:p>740</text:p>
          </table:table-cell>
          <table:table-cell office:value-type="float" office:value="7.97051048305238E+017" calcext:value-type="float">
            <text:p>797051048305238000</text:p>
          </table:table-cell>
          <table:table-cell office:value-type="string" calcext:value-type="string">
            <text:p>2016-11-11 13:19:1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 dengue. Https: // twitter.com/LicLuc/status/ 797049219886546944 ...</text:p>
          </table:table-cell>
          <table:table-cell office:value-type="string" calcext:value-type="string">
            <text:p>Anti dengue . https:// twitter.com/LicLuc/status/ 797049219886546944 …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41" calcext:value-type="float">
            <text:p>741</text:p>
          </table:table-cell>
          <table:table-cell office:value-type="float" office:value="7.97045745375445E+017" calcext:value-type="float">
            <text:p>797045745375445000</text:p>
          </table:table-cell>
          <table:table-cell office:value-type="string" calcext:value-type="string">
            <text:p>2016-11-11 12:58:0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nly I miss my father with dengue pqp</text:p>
          </table:table-cell>
          <table:table-cell office:value-type="string" calcext:value-type="string">
            <text:p>Só que me falta meu pai com dengue <text:s/>pqp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46" calcext:value-type="float">
            <text:p>746</text:p>
          </table:table-cell>
          <table:table-cell office:value-type="float" office:value="7.97023462829289E+017" calcext:value-type="float">
            <text:p>797023462829289000</text:p>
          </table:table-cell>
          <table:table-cell office:value-type="string" calcext:value-type="string">
            <text:p>2016-11-11 11:29:3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NOTICIAS in #MLC | They warn that the cases of dengue have returned and the Ministry of Health is worried about the epidemic threat. pic.twitter.com/rGR1jxJYrF</text:p>
          </table:table-cell>
          <table:table-cell office:value-type="string" calcext:value-type="string">
            <text:p>#NOTICIAS en #MLC | Advierten que volvieron los casos de dengue y al Ministerio de Salud le preocupa la amenaza de epidemia. pic.twitter.com/rGR1jxJYrF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47" calcext:value-type="float">
            <text:p>747</text:p>
          </table:table-cell>
          <table:table-cell office:value-type="float" office:value="7.97016086873076E+017" calcext:value-type="float">
            <text:p>797016086873076000</text:p>
          </table:table-cell>
          <table:table-cell office:value-type="string" calcext:value-type="string">
            <text:p>2016-11-11 11:00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ort of the UNLP and Conicet points out that the high temperatures together with the anticipated rainfall will lead to a greater presence of dengue</text:p>
          </table:table-cell>
          <table:table-cell office:value-type="string" calcext:value-type="string">
            <text:p>Informe de la UNLP y Conicet señala q las altas temperaturas junto con las lluvias q se anticipan derivarán en 1 mayor presencia del dengu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49" calcext:value-type="float">
            <text:p>749</text:p>
          </table:table-cell>
          <table:table-cell office:value-type="float" office:value="7.97002351261401E+017" calcext:value-type="float">
            <text:p>797002351261401000</text:p>
          </table:table-cell>
          <table:table-cell office:value-type="string" calcext:value-type="string">
            <text:p>2016-11-11 10:05:42</text:p>
          </table:table-cell>
          <table:table-cell office:value-type="string" calcext:value-type="string">
            <text:p>Itaguaí, Brasil</text:p>
          </table:table-cell>
          <table:table-cell office:value-type="float" office:value="-22.8629596" calcext:value-type="float">
            <text:p>-22.8629596</text:p>
          </table:table-cell>
          <table:table-cell office:value-type="float" office:value="-43.7753219" calcext:value-type="float">
            <text:p>-43.7753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pretty apprehensive I think a dengue mosquito bit me I'm with the deceased aq near me. I'll search the internet one ft of it</text:p>
          </table:table-cell>
          <table:table-cell office:value-type="string" calcext:value-type="string">
            <text:p>Estou bem apreensiva acho que um mosquito da dengue me mordeu estou com o falecido aq perto de mim. Vou pesquisar na internet uma ft del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53" calcext:value-type="float">
            <text:p>753</text:p>
          </table:table-cell>
          <table:table-cell office:value-type="float" office:value="7.96923531279893E+017" calcext:value-type="float">
            <text:p>796923531279893000</text:p>
          </table:table-cell>
          <table:table-cell office:value-type="string" calcext:value-type="string">
            <text:p>2016-11-11 04:52:30</text:p>
          </table:table-cell>
          <table:table-cell office:value-type="string" calcext:value-type="string">
            <text:p>Neiva, Colombia</text:p>
          </table:table-cell>
          <table:table-cell office:value-type="float" office:value="3.0332673" calcext:value-type="float">
            <text:p>3.0332673</text:p>
          </table:table-cell>
          <table:table-cell office:value-type="float" office:value="-75.2794422959783" calcext:value-type="float">
            <text:p>-75.2794422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only thing I did today was to upload videos to snap for or take I could for dengue</text:p>
          </table:table-cell>
          <table:table-cell office:value-type="string" calcext:value-type="string">
            <text:p>Lo unico que hice hoy fue subir vídeos a snap por ni tomar pude por el dengu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54" calcext:value-type="float">
            <text:p>754</text:p>
          </table:table-cell>
          <table:table-cell office:value-type="float" office:value="7.96916008120451E+017" calcext:value-type="float">
            <text:p>796916008120451000</text:p>
          </table:table-cell>
          <table:table-cell office:value-type="string" calcext:value-type="string">
            <text:p>2016-11-11 04:22:3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Neiva in the outbreak of dengue diseases in the Huila increase risk. Up Neiva goes up Huila. @Rodrigo_LaraS @CarlosJulioGV</text:p>
          </table:table-cell>
          <table:table-cell office:value-type="string" calcext:value-type="string">
            <text:p>Con Neiva en brote dengue <text:s/>mcpios del Huila aumentan riesgo. Sube Neiva sube Huila. @Rodrigo_LaraS @CarlosJulioGV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7.9691129701519E+017" calcext:value-type="float">
            <text:p>796911297015190000</text:p>
          </table:table-cell>
          <table:table-cell office:value-type="string" calcext:value-type="string">
            <text:p>2016-11-11 04:03:5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medicine is very indicated in cases of suspected dengue</text:p>
          </table:table-cell>
          <table:table-cell office:value-type="string" calcext:value-type="string">
            <text:p>este medicamento é super indicado em casos de suspeita de dengu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56" calcext:value-type="float">
            <text:p>756</text:p>
          </table:table-cell>
          <table:table-cell office:value-type="float" office:value="7.96910533924491E+017" calcext:value-type="float">
            <text:p>796910533924491000</text:p>
          </table:table-cell>
          <table:table-cell office:value-type="string" calcext:value-type="string">
            <text:p>2016-11-11 04:00:5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ck people prob + conf Colombia on Oct 29 #dengue / 16 95.711 # chikún / 16 19.215 #zika / 15/16 105.085 @INSColombia Unprotected @JuanManSantos</text:p>
          </table:table-cell>
          <table:table-cell office:value-type="string" calcext:value-type="string">
            <text:p>Enferm@s prob+conf Colombia a 29 oct #dengue /16 95.711 #chikún /16 19.215 #zika /15/16 105.085 @INSColombia Desprotegid@s @JuanManSanto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57" calcext:value-type="float">
            <text:p>757</text:p>
          </table:table-cell>
          <table:table-cell office:value-type="float" office:value="7.9690630290362E+017" calcext:value-type="float">
            <text:p>796906302903620000</text:p>
          </table:table-cell>
          <table:table-cell office:value-type="string" calcext:value-type="string">
            <text:p>2016-11-11 03:44:03</text:p>
          </table:table-cell>
          <table:table-cell office:value-type="string" calcext:value-type="string">
            <text:p>Bezerros, Brasil</text:p>
          </table:table-cell>
          <table:table-cell office:value-type="float" office:value="-8.2372131" calcext:value-type="float">
            <text:p>-8.2372131</text:p>
          </table:table-cell>
          <table:table-cell office:value-type="float" office:value="-35.7558261" calcext:value-type="float">
            <text:p>-35.75582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d you know about the Mayaro virus? It was all that was missing right. I'll also get pq the zyka chikungunya and dengue I had. Fuck you.</text:p>
          </table:table-cell>
          <table:table-cell office:value-type="string" calcext:value-type="string">
            <text:p>Vocês souberam do vírus Mayaro? Era só o que faltava né. Vou pegar também pq a zyka chikungunya e dengue eu tive. Pra se fuder.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58" calcext:value-type="float">
            <text:p>758</text:p>
          </table:table-cell>
          <table:table-cell office:value-type="float" office:value="7.96903304160748E+017" calcext:value-type="float">
            <text:p>796903304160748000</text:p>
          </table:table-cell>
          <table:table-cell office:value-type="string" calcext:value-type="string">
            <text:p>2016-11-11 03:32:08</text:p>
          </table:table-cell>
          <table:table-cell office:value-type="string" calcext:value-type="string">
            <text:p>Palmas, Brazil</text:p>
          </table:table-cell>
          <table:table-cell office:value-type="float" office:value="-10.1835603" calcext:value-type="float">
            <text:p>-10.1835603</text:p>
          </table:table-cell>
          <table:table-cell office:value-type="float" office:value="-48.3337792" calcext:value-type="float">
            <text:p>-48.33377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rocsrodrigo beware of dengue on these tires ...</text:p>
          </table:table-cell>
          <table:table-cell office:value-type="string" calcext:value-type="string">
            <text:p>@rocsrodrigo cuidado com a dengue nesses pneus...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61" calcext:value-type="float">
            <text:p>761</text:p>
          </table:table-cell>
          <table:table-cell office:value-type="float" office:value="7.96890528038142E+017" calcext:value-type="float">
            <text:p>796890528038142000</text:p>
          </table:table-cell>
          <table:table-cell office:value-type="string" calcext:value-type="string">
            <text:p>2016-11-11 02:41:22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ask the deputy @DistefanoDaniel to threaten to take dengue to the locker room if Patón Bauza is not leaving</text:p>
          </table:table-cell>
          <table:table-cell office:value-type="string" calcext:value-type="string">
            <text:p>Le pido al diputado @DistefanoDaniel que amenace con llevar dengue al vestuario si no se va el Patón Bauz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64" calcext:value-type="float">
            <text:p>764</text:p>
          </table:table-cell>
          <table:table-cell office:value-type="float" office:value="7.96887338945282E+017" calcext:value-type="float">
            <text:p>796887338945282000</text:p>
          </table:table-cell>
          <table:table-cell office:value-type="string" calcext:value-type="string">
            <text:p>2016-11-11 02:28:41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remember one December 31 that Valeria had dengue and by the way went the light jajaajajajajajaa naguebonada that rich</text:p>
          </table:table-cell>
          <table:table-cell office:value-type="string" calcext:value-type="string">
            <text:p>Me acuerdo un 31 de diciembre que Valeria tenía dengue <text:s/>y de paso se fue la luz jajaajajajajajaa naguebonada que ric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65" calcext:value-type="float">
            <text:p>765</text:p>
          </table:table-cell>
          <table:table-cell office:value-type="float" office:value="7.96885986202493E+017" calcext:value-type="float">
            <text:p>796885986202493000</text:p>
          </table:table-cell>
          <table:table-cell office:value-type="string" calcext:value-type="string">
            <text:p>2016-11-11 02:23:19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hats so stuck that I should already have the dengue mosquito.</text:p>
          </table:table-cell>
          <table:table-cell office:value-type="string" calcext:value-type="string">
            <text:p>Meu whats tá tão parado que já deve tá com o mosquito da dengu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67" calcext:value-type="float">
            <text:p>767</text:p>
          </table:table-cell>
          <table:table-cell office:value-type="float" office:value="7.96882708345606E+017" calcext:value-type="float">
            <text:p>796882708345606000</text:p>
          </table:table-cell>
          <table:table-cell office:value-type="string" calcext:value-type="string">
            <text:p>2016-11-11 02:10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was asked in the clinic why I wanted to do analysis and I was embarrassed to say that because I am afraid that I have bitten dengue</text:p>
          </table:table-cell>
          <table:table-cell office:value-type="string" calcext:value-type="string">
            <text:p>me preguntaron en la clinica por qué me queria hacer analisis y me dio verguenza decir que porque tengo miedo que me haya picado el dengu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68" calcext:value-type="float">
            <text:p>768</text:p>
          </table:table-cell>
          <table:table-cell office:value-type="float" office:value="7.96872867250078E+017" calcext:value-type="float">
            <text:p>796872867250078000</text:p>
          </table:table-cell>
          <table:table-cell office:value-type="string" calcext:value-type="string">
            <text:p>2016-11-11 01:31:11</text:p>
          </table:table-cell>
          <table:table-cell office:value-type="string" calcext:value-type="string">
            <text:p>Santo André, Brasil</text:p>
          </table:table-cell>
          <table:table-cell office:value-type="float" office:value="-23.6573394" calcext:value-type="float">
            <text:p>-23.6573394</text:p>
          </table:table-cell>
          <table:table-cell office:value-type="float" office:value="-46.5322503" calcext:value-type="float">
            <text:p>-46.532250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ddy went to pick me up at the hospital and took me to the hospital, I did some tests and I took a serum with medication. Tomorrow I see the result if pa is dengue :(</text:p>
          </table:table-cell>
          <table:table-cell office:value-type="string" calcext:value-type="string">
            <text:p>Papai foi me buscar na facul e me levou pro hospital fiz exames e tomei soro com medicação aí amanhã vejo o resultado se pa é dengue :(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69" calcext:value-type="float">
            <text:p>769</text:p>
          </table:table-cell>
          <table:table-cell office:value-type="float" office:value="7.96871326363517E+017" calcext:value-type="float">
            <text:p>796871326363517000</text:p>
          </table:table-cell>
          <table:table-cell office:value-type="string" calcext:value-type="string">
            <text:p>2016-11-11 01:25:04</text:p>
          </table:table-cell>
          <table:table-cell office:value-type="string" calcext:value-type="string">
            <text:p>Itararé, Brasil</text:p>
          </table:table-cell>
          <table:table-cell office:value-type="float" office:value="-24.1145367" calcext:value-type="float">
            <text:p>-24.1145367</text:p>
          </table:table-cell>
          <table:table-cell office:value-type="float" office:value="-49.3352463" calcext:value-type="float">
            <text:p>-49.335246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ulinho is with dengue</text:p>
          </table:table-cell>
          <table:table-cell office:value-type="string" calcext:value-type="string">
            <text:p>paulinho tá com dengue é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70" calcext:value-type="float">
            <text:p>770</text:p>
          </table:table-cell>
          <table:table-cell office:value-type="float" office:value="7.96867538936275E+017" calcext:value-type="float">
            <text:p>796867538936275000</text:p>
          </table:table-cell>
          <table:table-cell office:value-type="string" calcext:value-type="string">
            <text:p>2016-11-11 01:10:01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think Mr. Ali's pool is full of dengue mosquito! I could see the larvae moving! #Sila @katsbelli @joeleneal</text:p>
          </table:table-cell>
          <table:table-cell office:value-type="string" calcext:value-type="string">
            <text:p>Acho que a piscina da cs do Sr. Ali está cheia de mosquito da dengue ! Deu pra ver as larvas se mexendo! #Sila @katsbelli @joeleneal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71" calcext:value-type="float">
            <text:p>771</text:p>
          </table:table-cell>
          <table:table-cell office:value-type="float" office:value="7.96864450066338E+017" calcext:value-type="float">
            <text:p>796864450066338000</text:p>
          </table:table-cell>
          <table:table-cell office:value-type="string" calcext:value-type="string">
            <text:p>2016-11-11 00:57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ll take q n be dengue pq blood and take serum n is my beach</text:p>
          </table:table-cell>
          <table:table-cell office:value-type="string" calcext:value-type="string">
            <text:p>tomara q n seja dengue <text:s/>pq tirar sangue e tomar soro n é minha prai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7.96851185156321E+017" calcext:value-type="float">
            <text:p>796851185156321000</text:p>
          </table:table-cell>
          <table:table-cell office:value-type="string" calcext:value-type="string">
            <text:p>2016-11-11 00:05:01</text:p>
          </table:table-cell>
          <table:table-cell office:value-type="string" calcext:value-type="string">
            <text:p>Uberaba, Brasil</text:p>
          </table:table-cell>
          <table:table-cell office:value-type="float" office:value="-19.7508329" calcext:value-type="float">
            <text:p>-19.7508329</text:p>
          </table:table-cell>
          <table:table-cell office:value-type="float" office:value="-47.9366659" calcext:value-type="float">
            <text:p>-47.93666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engue hand not possible</text:p>
          </table:table-cell>
          <table:table-cell office:value-type="string" calcext:value-type="string">
            <text:p>Mano tô com dengue né possível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73" calcext:value-type="float">
            <text:p>773</text:p>
          </table:table-cell>
          <table:table-cell office:value-type="float" office:value="7.96850946831774E+017" calcext:value-type="float">
            <text:p>796850946831774000</text:p>
          </table:table-cell>
          <table:table-cell office:value-type="string" calcext:value-type="string">
            <text:p>2016-11-11 00:04:05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y examination did not give dengue gave inflammation in the throat kkkkkkkkkk</text:p>
          </table:table-cell>
          <table:table-cell office:value-type="string" calcext:value-type="string">
            <text:p>Meu exame nao deu dengue <text:s/>deu inflamação na garganta kkkkkkkkkk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74" calcext:value-type="float">
            <text:p>774</text:p>
          </table:table-cell>
          <table:table-cell office:value-type="float" office:value="7.9684735347499E+017" calcext:value-type="float">
            <text:p>796847353474990000</text:p>
          </table:table-cell>
          <table:table-cell office:value-type="string" calcext:value-type="string">
            <text:p>2016-11-10 23:49:48</text:p>
          </table:table-cell>
          <table:table-cell office:value-type="string" calcext:value-type="string">
            <text:p>Ilhéus, Brasil</text:p>
          </table:table-cell>
          <table:table-cell office:value-type="float" office:value="-14.7930449" calcext:value-type="float">
            <text:p>-14.7930449</text:p>
          </table:table-cell>
          <table:table-cell office:value-type="float" office:value="-39.0460199" calcext:value-type="float">
            <text:p>-39.04601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Chikungunha is worse than dengue .. mistreats #JornalNacional</text:p>
          </table:table-cell>
          <table:table-cell office:value-type="string" calcext:value-type="string">
            <text:p>#Chikungunha é pior que dengue .. maltrata #JornalNacional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75" calcext:value-type="float">
            <text:p>775</text:p>
          </table:table-cell>
          <table:table-cell office:value-type="float" office:value="7.96815915052663E+017" calcext:value-type="float">
            <text:p>796815915052663000</text:p>
          </table:table-cell>
          <table:table-cell office:value-type="string" calcext:value-type="string">
            <text:p>2016-11-10 21:44:5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SALUD | @zulmaortizok called on municipalities to strengthen measures to prevent dengue http: // bit.ly/2emKvSN</text:p>
          </table:table-cell>
          <table:table-cell office:value-type="string" calcext:value-type="string">
            <text:p>#SALUD | @zulmaortizok llamó a los municipios a reforzar medidas de prevención contra el dengue http:// bit.ly/2emKvS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76" calcext:value-type="float">
            <text:p>776</text:p>
          </table:table-cell>
          <table:table-cell office:value-type="float" office:value="7.96806305759502E+017" calcext:value-type="float">
            <text:p>796806305759502000</text:p>
          </table:table-cell>
          <table:table-cell office:value-type="string" calcext:value-type="string">
            <text:p>2016-11-10 21:06:4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 delusional to be suspicious of dengue fever</text:p>
          </table:table-cell>
          <table:table-cell office:value-type="string" calcext:value-type="string">
            <text:p>Tão delícia estar com suspeita de dengu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77" calcext:value-type="float">
            <text:p>777</text:p>
          </table:table-cell>
          <table:table-cell office:value-type="float" office:value="7.96799562979693E+017" calcext:value-type="float">
            <text:p>796799562979693000</text:p>
          </table:table-cell>
          <table:table-cell office:value-type="string" calcext:value-type="string">
            <text:p>2016-11-10 20:39:54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cell phone got dengue from so stopped</text:p>
          </table:table-cell>
          <table:table-cell office:value-type="string" calcext:value-type="string">
            <text:p>meu celular pego dengue <text:s/>de tão parado r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78" calcext:value-type="float">
            <text:p>778</text:p>
          </table:table-cell>
          <table:table-cell office:value-type="float" office:value="7.96798786580468E+017" calcext:value-type="float">
            <text:p>796798786580468000</text:p>
          </table:table-cell>
          <table:table-cell office:value-type="string" calcext:value-type="string">
            <text:p>2016-11-10 20:36:49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JYP of La Calera repellent delivery and talk about Dengue Prevention ZiKa and Chukundunya Agency La Calera - UGLIII @PAMI_org_ar pic.twitter.com/A9CMOTIKDh</text:p>
          </table:table-cell>
          <table:table-cell office:value-type="string" calcext:value-type="string">
            <text:p>CJYP de La Calera entrega de repelentes y charla sobre Prevención de Dengue <text:s/>ZiKa y Chukundunya Agencia La Calera - UGLIII @PAMI_org_ar pic.twitter.com/A9CMOTIKDh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80" calcext:value-type="float">
            <text:p>780</text:p>
          </table:table-cell>
          <table:table-cell office:value-type="float" office:value="7.96767494488867E+017" calcext:value-type="float">
            <text:p>796767494488867000</text:p>
          </table:table-cell>
          <table:table-cell office:value-type="string" calcext:value-type="string">
            <text:p>2016-11-10 18:32:28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do not know if I have the dengue flu or that I'm going to pat</text:p>
          </table:table-cell>
          <table:table-cell office:value-type="string" calcext:value-type="string">
            <text:p>No se si tengo gripe dengue o que pero la voy a palmar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82" calcext:value-type="float">
            <text:p>782</text:p>
          </table:table-cell>
          <table:table-cell office:value-type="float" office:value="7.96757127578735E+017" calcext:value-type="float">
            <text:p>796757127578735000</text:p>
          </table:table-cell>
          <table:table-cell office:value-type="string" calcext:value-type="string">
            <text:p>2016-11-10 17:51:16</text:p>
          </table:table-cell>
          <table:table-cell office:value-type="string" calcext:value-type="string">
            <text:p>Apucarana, Brasil</text:p>
          </table:table-cell>
          <table:table-cell office:value-type="float" office:value="-23.5525326" calcext:value-type="float">
            <text:p>-23.5525326</text:p>
          </table:table-cell>
          <table:table-cell office:value-type="float" office:value="-51.4610763" calcext:value-type="float">
            <text:p>-51.46107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called the health defense to see what I know is giving dengue.</text:p>
          </table:table-cell>
          <table:table-cell office:value-type="string" calcext:value-type="string">
            <text:p>Chamei a defesa sanitária pra olhar meu Whats sepa tá dando dengu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83" calcext:value-type="float">
            <text:p>783</text:p>
          </table:table-cell>
          <table:table-cell office:value-type="float" office:value="7.96754523712844E+017" calcext:value-type="float">
            <text:p>796754523712844000</text:p>
          </table:table-cell>
          <table:table-cell office:value-type="string" calcext:value-type="string">
            <text:p>2016-11-10 17:40:5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dying of suspected dengue fever.</text:p>
          </table:table-cell>
          <table:table-cell office:value-type="string" calcext:value-type="string">
            <text:p>to com suspeita de dengue que beleeez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84" calcext:value-type="float">
            <text:p>784</text:p>
          </table:table-cell>
          <table:table-cell office:value-type="float" office:value="7.96752755763409E+017" calcext:value-type="float">
            <text:p>796752755763409000</text:p>
          </table:table-cell>
          <table:table-cell office:value-type="string" calcext:value-type="string">
            <text:p>2016-11-10 17:33:54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 have dengue jjjj</text:p>
          </table:table-cell>
          <table:table-cell office:value-type="string" calcext:value-type="string">
            <text:p>creo que tengo dengue jjjj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85" calcext:value-type="float">
            <text:p>785</text:p>
          </table:table-cell>
          <table:table-cell office:value-type="float" office:value="7.96744679492555E+017" calcext:value-type="float">
            <text:p>796744679492555000</text:p>
          </table:table-cell>
          <table:table-cell office:value-type="string" calcext:value-type="string">
            <text:p>2016-11-10 17:01:49</text:p>
          </table:table-cell>
          <table:table-cell office:value-type="string" calcext:value-type="string">
            <text:p>La Calera, Argentina</text:p>
          </table:table-cell>
          <table:table-cell office:value-type="float" office:value="-31.3488934" calcext:value-type="float">
            <text:p>-31.3488934</text:p>
          </table:table-cell>
          <table:table-cell office:value-type="float" office:value="-64.3383163" calcext:value-type="float">
            <text:p>-64.33831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 Calera PAMI informs our grandparents of the New Methods of Medical Care and Preventive Chat about Dengue Thanks @CanaleSilvina pic.twitter.com/Fmk33Y9YH3</text:p>
          </table:table-cell>
          <table:table-cell office:value-type="string" calcext:value-type="string">
            <text:p>La Calera PAMI informa a nuestros abuelos los Nuevos Métodos de Atención Médica y Charla preventiva sobre Dengue Gracias @CanaleSilvina pic.twitter.com/Fmk33Y9YH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86" calcext:value-type="float">
            <text:p>786</text:p>
          </table:table-cell>
          <table:table-cell office:value-type="float" office:value="7.96741621551403E+017" calcext:value-type="float">
            <text:p>796741621551403000</text:p>
          </table:table-cell>
          <table:table-cell office:value-type="string" calcext:value-type="string">
            <text:p>2016-11-10 16:49:39</text:p>
          </table:table-cell>
          <table:table-cell office:value-type="string" calcext:value-type="string">
            <text:p>Magé, Brasil</text:p>
          </table:table-cell>
          <table:table-cell office:value-type="float" office:value="-22.660422" calcext:value-type="float">
            <text:p>-22.660422</text:p>
          </table:table-cell>
          <table:table-cell office:value-type="float" office:value="-43.0426161" calcext:value-type="float">
            <text:p>-43.04261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aking that I have dengue fever does not even say that Saturday has a party</text:p>
          </table:table-cell>
          <table:table-cell office:value-type="string" calcext:value-type="string">
            <text:p>Falando que eu tô com dengue <text:s/>nem fala isso que sábado tem festa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90" calcext:value-type="float">
            <text:p>790</text:p>
          </table:table-cell>
          <table:table-cell office:value-type="float" office:value="7.96715030792339E+017" calcext:value-type="float">
            <text:p>796715030792339000</text:p>
          </table:table-cell>
          <table:table-cell office:value-type="string" calcext:value-type="string">
            <text:p>2016-11-10 15:04:00</text:p>
          </table:table-cell>
          <table:table-cell office:value-type="string" calcext:value-type="string">
            <text:p>Jacarezinho, Brasil</text:p>
          </table:table-cell>
          <table:table-cell office:value-type="float" office:value="-23.1591149" calcext:value-type="float">
            <text:p>-23.1591149</text:p>
          </table:table-cell>
          <table:table-cell office:value-type="float" office:value="-49.9738889" calcext:value-type="float">
            <text:p>-49.97388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hatsApp is quieter than dengue breeding water</text:p>
          </table:table-cell>
          <table:table-cell office:value-type="string" calcext:value-type="string">
            <text:p>Meu WhatsApp tá mais parado do que água de criadouro de dengu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91" calcext:value-type="float">
            <text:p>791</text:p>
          </table:table-cell>
          <table:table-cell office:value-type="float" office:value="7.96713758542401E+017" calcext:value-type="float">
            <text:p>796713758542401000</text:p>
          </table:table-cell>
          <table:table-cell office:value-type="string" calcext:value-type="string">
            <text:p>2016-11-10 14:58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ila will have #dengue while @Secresaludneiva does not control mosquito breeding in #SumiderosLaviar Water in streets of #NeivaEnBrote @CarlosJulioGV</text:p>
          </table:table-cell>
          <table:table-cell office:value-type="string" calcext:value-type="string">
            <text:p>Huila tendrá #dengue mientras @Secresaludneiva no controle cría zancudo en #SumiderosAguaLluvia en calles de #NeivaEnBrote @CarlosJulioGV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2" calcext:value-type="float">
            <text:p>792</text:p>
          </table:table-cell>
          <table:table-cell office:value-type="float" office:value="7.96707947766313E+017" calcext:value-type="float">
            <text:p>796707947766313000</text:p>
          </table:table-cell>
          <table:table-cell office:value-type="string" calcext:value-type="string">
            <text:p>2016-11-10 14:35:51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dm ta uó paradona from the outbreak of dengue fever</text:p>
          </table:table-cell>
          <table:table-cell office:value-type="string" calcext:value-type="string">
            <text:p>Minha dm ta uó paradona daqui a pouco da focos da deng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93" calcext:value-type="float">
            <text:p>793</text:p>
          </table:table-cell>
          <table:table-cell office:value-type="float" office:value="7.96693735237153E+017" calcext:value-type="float">
            <text:p>796693735237153000</text:p>
          </table:table-cell>
          <table:table-cell office:value-type="string" calcext:value-type="string">
            <text:p>2016-11-10 13:39:22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Ministry of Health started with campaigns against dengue http: // goo.gl/s68Q9t pic.twitter.com/jn6VlgCXu6</text:p>
          </table:table-cell>
          <table:table-cell office:value-type="string" calcext:value-type="string">
            <text:p>El Ministerio de Salud comenzó con las campañas contra el dengue http:// goo.gl/s68Q9t pic.twitter.com/jn6VlgCXu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94" calcext:value-type="float">
            <text:p>794</text:p>
          </table:table-cell>
          <table:table-cell office:value-type="float" office:value="7.96691392479236E+017" calcext:value-type="float">
            <text:p>796691392479236000</text:p>
          </table:table-cell>
          <table:table-cell office:value-type="string" calcext:value-type="string">
            <text:p>2016-11-10 13:30:0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'm in the audience listening to talk about dengue</text:p>
          </table:table-cell>
          <table:table-cell office:value-type="string" calcext:value-type="string">
            <text:p>To no auditório ouvindo palestra sobre dengu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96" calcext:value-type="float">
            <text:p>796</text:p>
          </table:table-cell>
          <table:table-cell office:value-type="float" office:value="7.96678765225067E+017" calcext:value-type="float">
            <text:p>796678765225067000</text:p>
          </table:table-cell>
          <table:table-cell office:value-type="string" calcext:value-type="string">
            <text:p>2016-11-10 12:39:5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annoying project of dengue widow q shit</text:p>
          </table:table-cell>
          <table:table-cell office:value-type="string" calcext:value-type="string">
            <text:p>esse projeto chato da dengue viuu q merda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02" calcext:value-type="float">
            <text:p>802</text:p>
          </table:table-cell>
          <table:table-cell office:value-type="float" office:value="7.96592349212279E+017" calcext:value-type="float">
            <text:p>796592349212279000</text:p>
          </table:table-cell>
          <table:table-cell office:value-type="string" calcext:value-type="string">
            <text:p>2016-11-10 06:56:3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nival parades will happen in December Carnival 2016 that did not occur in February due to the epidemic of dengue in the city</text:p>
          </table:table-cell>
          <table:table-cell office:value-type="string" calcext:value-type="string">
            <text:p>Desfiles de Carnaval vão acontecer em dezembro O Carnaval 2016 que não ocorreu no mês de fevereiro em razão da epidemia de dengue na cidad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03" calcext:value-type="float">
            <text:p>803</text:p>
          </table:table-cell>
          <table:table-cell office:value-type="float" office:value="7.9658555272013E+017" calcext:value-type="float">
            <text:p>796585552720130000</text:p>
          </table:table-cell>
          <table:table-cell office:value-type="string" calcext:value-type="string">
            <text:p>2016-11-10 06:29:30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 dengue trauma: sleeping with repellent</text:p>
          </table:table-cell>
          <table:table-cell office:value-type="string" calcext:value-type="string">
            <text:p>Trauma post dengue : dormir con repelent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04" calcext:value-type="float">
            <text:p>804</text:p>
          </table:table-cell>
          <table:table-cell office:value-type="float" office:value="7.96580142466433E+017" calcext:value-type="float">
            <text:p>796580142466433000</text:p>
          </table:table-cell>
          <table:table-cell office:value-type="string" calcext:value-type="string">
            <text:p>2016-11-10 06:08:00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RegionMetroDC Health delivers recognition to Municipal Intersectoral Bureau for its support in the prevention of dengue Chik Zika pic.twitter.com/3bAljV5xAG</text:p>
          </table:table-cell>
          <table:table-cell office:value-type="string" calcext:value-type="string">
            <text:p>@RegionMetroDC Salud entrega reconocimiento a institución Mesa Intersectorial Municipal por su apoyo en la prevencion del dengue Chik Zika pic.twitter.com/3bAljV5xA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06" calcext:value-type="float">
            <text:p>806</text:p>
          </table:table-cell>
          <table:table-cell office:value-type="float" office:value="7.96570984673329E+017" calcext:value-type="float">
            <text:p>796570984673329000</text:p>
          </table:table-cell>
          <table:table-cell office:value-type="string" calcext:value-type="string">
            <text:p>2016-11-10 05:31:3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vicbaguncera takes care of dengue because people to ZIKAR this occupation is already teno</text:p>
          </table:table-cell>
          <table:table-cell office:value-type="string" calcext:value-type="string">
            <text:p>@vicbaguncera te cuida com a dengue <text:s/>pq gente pra ZIKAR essa ocupação já tá ten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08" calcext:value-type="float">
            <text:p>808</text:p>
          </table:table-cell>
          <table:table-cell office:value-type="float" office:value="7.96556459576349E+017" calcext:value-type="float">
            <text:p>796556459576349000</text:p>
          </table:table-cell>
          <table:table-cell office:value-type="string" calcext:value-type="string">
            <text:p>2016-11-10 04:33:53</text:p>
          </table:table-cell>
          <table:table-cell office:value-type="string" calcext:value-type="string">
            <text:p>Viamão, Brasil</text:p>
          </table:table-cell>
          <table:table-cell office:value-type="float" office:value="-30.0819337" calcext:value-type="float">
            <text:p>-30.0819337</text:p>
          </table:table-cell>
          <table:table-cell office:value-type="float" office:value="-51.0261926" calcext:value-type="float">
            <text:p>-51.02619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you stay put dengue klllk dies with this</text:p>
          </table:table-cell>
          <table:table-cell office:value-type="string" calcext:value-type="string">
            <text:p>Se ficar parado cria dengue klllk morri com iss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09" calcext:value-type="float">
            <text:p>809</text:p>
          </table:table-cell>
          <table:table-cell office:value-type="float" office:value="7.96543744556364E+017" calcext:value-type="float">
            <text:p>796543744556364000</text:p>
          </table:table-cell>
          <table:table-cell office:value-type="string" calcext:value-type="string">
            <text:p>2016-11-10 03:43:2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ar Águas Claras abandoned car may become breeding place for mosquito transmitting dengue | | TV Brasil: http: // tvbrasil.ebc.com.br/reporter-df/ep isodio / near-water-clear-car-abandoned-can-turn-breeding-for-mosquito # .WCPd1YJlwNY.twitter ...</text:p>
          </table:table-cell>
          <table:table-cell office:value-type="string" calcext:value-type="string">
            <text:p>Perto de Águas Claras carro abandonado pode virar criadouro para mosquito transmissor da dengue | | TV Brasil: http:// tvbrasil.ebc.com.br/reporter-df/ep isodio/perto-de-aguas-claras-carro-abandonado-pode-virar-criadouro-para-mosquito#.WCPd1YJlwNY.twitter …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10" calcext:value-type="float">
            <text:p>810</text:p>
          </table:table-cell>
          <table:table-cell office:value-type="float" office:value="7.9653171240253E+017" calcext:value-type="float">
            <text:p>796531712402530000</text:p>
          </table:table-cell>
          <table:table-cell office:value-type="string" calcext:value-type="string">
            <text:p>2016-11-10 02:55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half cold but I'm better than Julia with suspected dengue fever.</text:p>
          </table:table-cell>
          <table:table-cell office:value-type="string" calcext:value-type="string">
            <text:p>tô semi gripada mas estou melhor que a Júlia com suspeita de dengu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11" calcext:value-type="float">
            <text:p>811</text:p>
          </table:table-cell>
          <table:table-cell office:value-type="float" office:value="7.96531516255928E+017" calcext:value-type="float">
            <text:p>796531516255928000</text:p>
          </table:table-cell>
          <table:table-cell office:value-type="string" calcext:value-type="string">
            <text:p>2016-11-10 02:54:46</text:p>
          </table:table-cell>
          <table:table-cell office:value-type="string" calcext:value-type="string">
            <text:p>Candelaria, Colombia</text:p>
          </table:table-cell>
          <table:table-cell office:value-type="float" office:value="4.5965152" calcext:value-type="float">
            <text:p>4.5965152</text:p>
          </table:table-cell>
          <table:table-cell office:value-type="float" office:value="-74.0734806185961" calcext:value-type="float">
            <text:p>-74.07348061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calipaz I sister! Hemorrhagic Dengue</text:p>
          </table:table-cell>
          <table:table-cell office:value-type="string" calcext:value-type="string">
            <text:p>@calipaz Yo hermana! Dengue Hemorrágic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13" calcext:value-type="float">
            <text:p>813</text:p>
          </table:table-cell>
          <table:table-cell office:value-type="float" office:value="7.96523775785402E+017" calcext:value-type="float">
            <text:p>796523775785402000</text:p>
          </table:table-cell>
          <table:table-cell office:value-type="string" calcext:value-type="string">
            <text:p>2016-11-10 02:24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çosa notified 3,357 cases of Dengue from January to October 2016, with 3,206 confirmed cases and 1 death. Http: // firstasaber.com/archives/4145 pic.twitter.com/lInCTaJQgb</text:p>
          </table:table-cell>
          <table:table-cell office:value-type="string" calcext:value-type="string">
            <text:p>Viçosa notificou 3.357 casos de Dengue de janeiro a outubro de 2016 sendo 3.206 casos confirmados e 1 óbito. http:// primeiroasaber.com.br/arquivos/4145 pic.twitter.com/lInCTaJQgb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14" calcext:value-type="float">
            <text:p>814</text:p>
          </table:table-cell>
          <table:table-cell office:value-type="float" office:value="7.96522652416545E+017" calcext:value-type="float">
            <text:p>796522652416545000</text:p>
          </table:table-cell>
          <table:table-cell office:value-type="string" calcext:value-type="string">
            <text:p>2016-11-10 02:19:33</text:p>
          </table:table-cell>
          <table:table-cell office:value-type="string" calcext:value-type="string">
            <text:p>Suzano, Brasil</text:p>
          </table:table-cell>
          <table:table-cell office:value-type="float" office:value="-23.5427841" calcext:value-type="float">
            <text:p>-23.5427841</text:p>
          </table:table-cell>
          <table:table-cell office:value-type="float" office:value="-46.310839" calcext:value-type="float">
            <text:p>-46.3108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already turned focus of the dengue mosquito https: // twitter.com/jupiires_/stat us / 796193972460933121 ...</text:p>
          </table:table-cell>
          <table:table-cell office:value-type="string" calcext:value-type="string">
            <text:p>O meu já virou foco do mosquito da dengue https:// twitter.com/jupiires_/stat us/796193972460933121 …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16" calcext:value-type="float">
            <text:p>816</text:p>
          </table:table-cell>
          <table:table-cell office:value-type="float" office:value="7.96505804438471E+017" calcext:value-type="float">
            <text:p>796505804438471000</text:p>
          </table:table-cell>
          <table:table-cell office:value-type="string" calcext:value-type="string">
            <text:p>2016-11-10 01:12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dm is more stopped q dengue mosquito water # TudoComeçaNaVodka (10/12)</text:p>
          </table:table-cell>
          <table:table-cell office:value-type="string" calcext:value-type="string">
            <text:p>minha dm tá mais parada q água de mosquito da dengue #TudoComeçaNaVodka (10/12)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.96501235037864E+017" calcext:value-type="float">
            <text:p>796501235037864000</text:p>
          </table:table-cell>
          <table:table-cell office:value-type="string" calcext:value-type="string">
            <text:p>2016-11-10 00:54:2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ing for q @GugaLusto opinion on the epidemic of dengue here I found only statements about Trump retired from the policy in caba no?</text:p>
          </table:table-cell>
          <table:table-cell office:value-type="string" calcext:value-type="string">
            <text:p>buscando q opina @GugaLusto sobre la epidemia de dengue aca encontré solo declaraciones sobre Trump se retiró de la política en caba no ?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20" calcext:value-type="float">
            <text:p>820</text:p>
          </table:table-cell>
          <table:table-cell office:value-type="float" office:value="7.96487377858466E+017" calcext:value-type="float">
            <text:p>796487377858466000</text:p>
          </table:table-cell>
          <table:table-cell office:value-type="string" calcext:value-type="string">
            <text:p>2016-11-09 23:59:2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 think I have dengue well the same</text:p>
          </table:table-cell>
          <table:table-cell office:value-type="string" calcext:value-type="string">
            <text:p>Creo que tengo dengue bien igua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21" calcext:value-type="float">
            <text:p>821</text:p>
          </table:table-cell>
          <table:table-cell office:value-type="float" office:value="7.96471117875651E+017" calcext:value-type="float">
            <text:p>796471117875651000</text:p>
          </table:table-cell>
          <table:table-cell office:value-type="string" calcext:value-type="string">
            <text:p>2016-11-09 22:54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 avoid the heat dengue and light cuts are studying to move Argentina to Greenland. It would be temporary and by summer they say</text:p>
          </table:table-cell>
          <table:table-cell office:value-type="string" calcext:value-type="string">
            <text:p>Para evitar el calor el dengue y los cortes de luz estudian mudar la Argentina a Groenlandia. Sería temporal y por el verano afirma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22" calcext:value-type="float">
            <text:p>822</text:p>
          </table:table-cell>
          <table:table-cell office:value-type="float" office:value="7.96470282777199E+017" calcext:value-type="float">
            <text:p>796470282777199000</text:p>
          </table:table-cell>
          <table:table-cell office:value-type="string" calcext:value-type="string">
            <text:p>2016-11-09 22:51:27</text:p>
          </table:table-cell>
          <table:table-cell office:value-type="string" calcext:value-type="string">
            <text:p>Umuarama, Brasil</text:p>
          </table:table-cell>
          <table:table-cell office:value-type="float" office:value="-23.7617056" calcext:value-type="float">
            <text:p>-23.7617056</text:p>
          </table:table-cell>
          <table:table-cell office:value-type="float" office:value="-53.3079894" calcext:value-type="float">
            <text:p>-53.30798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mouth is more stopped than dengue mosquito water .. is it too much to ask you to come here to shake this water?</text:p>
          </table:table-cell>
          <table:table-cell office:value-type="string" calcext:value-type="string">
            <text:p>Minha boca tá mais parada que água de mosquito da dengue .. é de mais pedir que você venha aqui agitar essa água ?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23" calcext:value-type="float">
            <text:p>823</text:p>
          </table:table-cell>
          <table:table-cell office:value-type="float" office:value="7.96463184089465E+017" calcext:value-type="float">
            <text:p>796463184089465000</text:p>
          </table:table-cell>
          <table:table-cell office:value-type="string" calcext:value-type="string">
            <text:p>2016-11-09 22:23:1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JornalOGlobo our must be why we have never seen farm with dengue</text:p>
          </table:table-cell>
          <table:table-cell office:value-type="string" calcext:value-type="string">
            <text:p>@JornalOGlobo nossa deve ser por isso que nunca vi predio com deng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24" calcext:value-type="float">
            <text:p>824</text:p>
          </table:table-cell>
          <table:table-cell office:value-type="float" office:value="7.96450156791075E+017" calcext:value-type="float">
            <text:p>796450156791075000</text:p>
          </table:table-cell>
          <table:table-cell office:value-type="string" calcext:value-type="string">
            <text:p>2016-11-09 21:31:2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pidemiological part Dengue: Confirmed second case and there are in study 82 suspected by feverish symptoms http: // www. Yamisiones.com/?modulo=notici a &amp; id = 106019 ...</text:p>
          </table:table-cell>
          <table:table-cell office:value-type="string" calcext:value-type="string">
            <text:p>Parte epidemiológico dengue : Confirmaron segundo caso y hay en estudio 82 sospechosos por síntomas febriles http://www. yamisiones.com/?modulo=notici a&amp;id=106019 …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26" calcext:value-type="float">
            <text:p>826</text:p>
          </table:table-cell>
          <table:table-cell office:value-type="float" office:value="7.96427063624401E+017" calcext:value-type="float">
            <text:p>796427063624401000</text:p>
          </table:table-cell>
          <table:table-cell office:value-type="string" calcext:value-type="string">
            <text:p>2016-11-09 19:59:43</text:p>
          </table:table-cell>
          <table:table-cell office:value-type="string" calcext:value-type="string">
            <text:p>Dionísio, Brasil</text:p>
          </table:table-cell>
          <table:table-cell office:value-type="float" office:value="-19.8419439" calcext:value-type="float">
            <text:p>-19.8419439</text:p>
          </table:table-cell>
          <table:table-cell office:value-type="float" office:value="-42.7769449" calcext:value-type="float">
            <text:p>-42.77694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re arrives msg of the cruise mi my chip of Tim speaking that the cruise enters firm in the campaign against the dengue mosquito</text:p>
          </table:table-cell>
          <table:table-cell office:value-type="string" calcext:value-type="string">
            <text:p>Ai chega msg do cruzeiro mo meu chip da Tim falando que o cruzeiro entra firme na campanha contra o mosquito da dengu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30" calcext:value-type="float">
            <text:p>830</text:p>
          </table:table-cell>
          <table:table-cell office:value-type="float" office:value="7.96401265152553E+017" calcext:value-type="float">
            <text:p>796401265152553000</text:p>
          </table:table-cell>
          <table:table-cell office:value-type="string" calcext:value-type="string">
            <text:p>2016-11-09 18:17:1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 likes pikadura .. I soi dengue q la vacunaaa @Flor De Maroñas Montevideo ... https: // www. instagram.com/p/BMmPOoJjUhd/</text:p>
          </table:table-cell>
          <table:table-cell office:value-type="string" calcext:value-type="string">
            <text:p>a ella le gusta la pikadura.. yo soi el dengue q la vacunaaa @Flor De Maroñas Montevideo… https://www. instagram.com/p/BMmPOoJjUhd/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31" calcext:value-type="float">
            <text:p>831</text:p>
          </table:table-cell>
          <table:table-cell office:value-type="float" office:value="7.96396109602161E+017" calcext:value-type="float">
            <text:p>796396109602161000</text:p>
          </table:table-cell>
          <table:table-cell office:value-type="string" calcext:value-type="string">
            <text:p>2016-11-09 17:56:43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whats and dm is giving focus of dengue</text:p>
          </table:table-cell>
          <table:table-cell office:value-type="string" calcext:value-type="string">
            <text:p>Meu whats e dm tá dando foco de dengu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32" calcext:value-type="float">
            <text:p>832</text:p>
          </table:table-cell>
          <table:table-cell office:value-type="float" office:value="7.9639465644764E+017" calcext:value-type="float">
            <text:p>796394656447640000</text:p>
          </table:table-cell>
          <table:table-cell office:value-type="string" calcext:value-type="string">
            <text:p>2016-11-09 17:50:57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report q in @Mazatlan_Sin @malovamx @carlosfelton there is much dengue and chikungunya in the Center older adults what happens !!!!</text:p>
          </table:table-cell>
          <table:table-cell office:value-type="string" calcext:value-type="string">
            <text:p>Me reportan q en @Mazatlan_Sin @malovamx @carlosfelton hay mucho dengue y chikungunya en el Centro adultos mayores qué pasa!!!!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33" calcext:value-type="float">
            <text:p>833</text:p>
          </table:table-cell>
          <table:table-cell office:value-type="float" office:value="7.96393771986391E+017" calcext:value-type="float">
            <text:p>796393771986391000</text:p>
          </table:table-cell>
          <table:table-cell office:value-type="string" calcext:value-type="string">
            <text:p>2016-11-09 17:47:26</text:p>
          </table:table-cell>
          <table:table-cell office:value-type="string" calcext:value-type="string">
            <text:p>Itapetininga, Brasil</text:p>
          </table:table-cell>
          <table:table-cell office:value-type="float" office:value="-23.5886069" calcext:value-type="float">
            <text:p>-23.5886069</text:p>
          </table:table-cell>
          <table:table-cell office:value-type="float" office:value="-48.0483259" calcext:value-type="float">
            <text:p>-48.04832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boss was angry because I did not call him when the dengue prevention girl came here?</text:p>
          </table:table-cell>
          <table:table-cell office:value-type="string" calcext:value-type="string">
            <text:p>meu chefe ficou bravo pq nao o chamei quando moça da prevençao da dengue veio aqui oi?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34" calcext:value-type="float">
            <text:p>834</text:p>
          </table:table-cell>
          <table:table-cell office:value-type="float" office:value="7.9639376840865E+017" calcext:value-type="float">
            <text:p>796393768408650000</text:p>
          </table:table-cell>
          <table:table-cell office:value-type="string" calcext:value-type="string">
            <text:p>2016-11-09 17:47:25</text:p>
          </table:table-cell>
          <table:table-cell office:value-type="string" calcext:value-type="string">
            <text:p>Zamora, Michoacán de Ocampo</text:p>
          </table:table-cell>
          <table:table-cell office:value-type="float" office:value="20.0290033" calcext:value-type="float">
            <text:p>20.0290033</text:p>
          </table:table-cell>
          <table:table-cell office:value-type="float" office:value="-102.271268568769" calcext:value-type="float">
            <text:p>-102.2712685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SSG against atypical rains urges to wash cover and flip containers by Dengue Zika and Chikungunya. pic.twitter.com/PRCffHPuMS</text:p>
          </table:table-cell>
          <table:table-cell office:value-type="string" calcext:value-type="string">
            <text:p>#SSG ante lluvias atípicas exhorta a lavar tapar y voltear recipientes por Dengue <text:s/>Zika y Chikungunya. pic.twitter.com/PRCffHPuM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35" calcext:value-type="float">
            <text:p>835</text:p>
          </table:table-cell>
          <table:table-cell office:value-type="float" office:value="7.96392601750487E+017" calcext:value-type="float">
            <text:p>796392601750487000</text:p>
          </table:table-cell>
          <table:table-cell office:value-type="string" calcext:value-type="string">
            <text:p>2016-11-09 17:42:47</text:p>
          </table:table-cell>
          <table:table-cell office:value-type="string" calcext:value-type="string">
            <text:p>Mineiros, Brasil</text:p>
          </table:table-cell>
          <table:table-cell office:value-type="float" office:value="-17.5653878" calcext:value-type="float">
            <text:p>-17.5653878</text:p>
          </table:table-cell>
          <table:table-cell office:value-type="float" office:value="-52.553672" calcext:value-type="float">
            <text:p>-52.553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VitorLeoneVitor OUU! Only yesterday I killed a 3 that was just like the dengue mosquito! In our room !!!! Today Suzana killed another thousand</text:p>
          </table:table-cell>
          <table:table-cell office:value-type="string" calcext:value-type="string">
            <text:p>@VitorLeoneVitor OUU! Só ontem matei uns 3 que era igualzinho o mosquito da dengue ! Na nossa sala!!!! Hoje a Suzana matou mais uns mil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37" calcext:value-type="float">
            <text:p>837</text:p>
          </table:table-cell>
          <table:table-cell office:value-type="float" office:value="7.96376909466706E+017" calcext:value-type="float">
            <text:p>796376909466706000</text:p>
          </table:table-cell>
          <table:table-cell office:value-type="string" calcext:value-type="string">
            <text:p>2016-11-09 16:40:25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lucymaramereles Who gave Lucy lately I'm more unemployed than water gives dengue. I rest easy</text:p>
          </table:table-cell>
          <table:table-cell office:value-type="string" calcext:value-type="string">
            <text:p>@lucymaramereles quem dera Lucy ultimamente tô mais parado q água dá dengue . Eu sosseguei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38" calcext:value-type="float">
            <text:p>838</text:p>
          </table:table-cell>
          <table:table-cell office:value-type="float" office:value="7.96376898716647E+017" calcext:value-type="float">
            <text:p>796376898716647000</text:p>
          </table:table-cell>
          <table:table-cell office:value-type="string" calcext:value-type="string">
            <text:p>2016-11-09 16:40:23</text:p>
          </table:table-cell>
          <table:table-cell office:value-type="string" calcext:value-type="string">
            <text:p>Ituzaingó Centro, Argentina</text:p>
          </table:table-cell>
          <table:table-cell office:value-type="float" office:value="-31.4190509" calcext:value-type="float">
            <text:p>-31.4190509</text:p>
          </table:table-cell>
          <table:table-cell office:value-type="float" office:value="-64.1823114" calcext:value-type="float">
            <text:p>-64.1823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halconizados #dengue #friends mati_baschiera darioivan92 @noearines are terrible! I ... https: // www. instagram.com/p/BMdnNysB1ol/</text:p>
          </table:table-cell>
          <table:table-cell office:value-type="string" calcext:value-type="string">
            <text:p>#halconizados #dengue #amigos mati_baschiera darioivan92 @noearines son terribles! Yo… https://www. instagram.com/p/BMdnNysB1ol/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39" calcext:value-type="float">
            <text:p>839</text:p>
          </table:table-cell>
          <table:table-cell office:value-type="float" office:value="7.96376495140864E+017" calcext:value-type="float">
            <text:p>796376495140864000</text:p>
          </table:table-cell>
          <table:table-cell office:value-type="string" calcext:value-type="string">
            <text:p>2016-11-09 16:38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_issinha girl I'm so, so, I'm dengue?</text:p>
          </table:table-cell>
          <table:table-cell office:value-type="string" calcext:value-type="string">
            <text:p>@_issinha menina tô assim tb será que tô com dengue ?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41" calcext:value-type="float">
            <text:p>841</text:p>
          </table:table-cell>
          <table:table-cell office:value-type="float" office:value="7.96371389641007E+017" calcext:value-type="float">
            <text:p>796371389641007000</text:p>
          </table:table-cell>
          <table:table-cell office:value-type="string" calcext:value-type="string">
            <text:p>2016-11-09 16:18:29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y tell me that where I go on vacation there is a regal outbreak of dengue so I have hopes</text:p>
          </table:table-cell>
          <table:table-cell office:value-type="string" calcext:value-type="string">
            <text:p>me comunican que donde me voy de vacaciones hay un regio brote de dengue así que tengo esperanza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42" calcext:value-type="float">
            <text:p>842</text:p>
          </table:table-cell>
          <table:table-cell office:value-type="float" office:value="7.96360316355547E+017" calcext:value-type="float">
            <text:p>796360316355547000</text:p>
          </table:table-cell>
          <table:table-cell office:value-type="string" calcext:value-type="string">
            <text:p>2016-11-09 15:34:29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SinCriaderoNoHayMosquito Prevent #dengue with simple actions Have you checked your house yet? #SanMiguelPreview pic.twitter.com/7SalPSPlMh</text:p>
          </table:table-cell>
          <table:table-cell office:value-type="string" calcext:value-type="string">
            <text:p>#SinCriaderoNoHayMosquito Prevengamos el #dengue con acciones simples ¿Ya revisaste tu casa? #SanMiguelPreviene pic.twitter.com/7SalPSPlMh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43" calcext:value-type="float">
            <text:p>843</text:p>
          </table:table-cell>
          <table:table-cell office:value-type="float" office:value="7.9634926172212E+017" calcext:value-type="float">
            <text:p>796349261722120000</text:p>
          </table:table-cell>
          <table:table-cell office:value-type="string" calcext:value-type="string">
            <text:p>2016-11-09 14:50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GISTRY Day of the Dengue Advocacy Zika and Chikungunya: Responsibility of the State on Friday 18/11 https: // www. Facebook.com/events/2168671 05414189 / ... RT pic.twitter.com/6wWXGJZMXZ</text:p>
          </table:table-cell>
          <table:table-cell office:value-type="string" calcext:value-type="string">
            <text:p>INSCRIBITE Jornada de la Defensoría <text:s/>Dengue <text:s/>Zika y Chikungunya: Responsabilidad del Estado el viernes 18/11 https://www. facebook.com/events/2168671 05414189/ … RT pic.twitter.com/6wWXGJZMXZ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46" calcext:value-type="float">
            <text:p>846</text:p>
          </table:table-cell>
          <table:table-cell office:value-type="float" office:value="7.96136826276811E+017" calcext:value-type="float">
            <text:p>796136826276811000</text:p>
          </table:table-cell>
          <table:table-cell office:value-type="string" calcext:value-type="string">
            <text:p>2016-11-09 00:46:25</text:p>
          </table:table-cell>
          <table:table-cell office:value-type="string" calcext:value-type="string">
            <text:p>Canoas, Brasil</text:p>
          </table:table-cell>
          <table:table-cell office:value-type="float" office:value="-29.9216044" calcext:value-type="float">
            <text:p>-29.9216044</text:p>
          </table:table-cell>
          <table:table-cell office:value-type="float" office:value="-51.1799524" calcext:value-type="float">
            <text:p>-51.1799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's serene here in la salle this time I just got 3 dengue and 7 zika virus with these mosquito</text:p>
          </table:table-cell>
          <table:table-cell office:value-type="string" calcext:value-type="string">
            <text:p>É sereno aqui no la salle essa hora só peguei 3 dengue e 7 zika virus com esses mosquit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49" calcext:value-type="float">
            <text:p>849</text:p>
          </table:table-cell>
          <table:table-cell office:value-type="float" office:value="7.96114391548776E+017" calcext:value-type="float">
            <text:p>796114391548776000</text:p>
          </table:table-cell>
          <table:table-cell office:value-type="string" calcext:value-type="string">
            <text:p>2016-11-08 23:17:16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ith the salt that I have, I was bitten by dengue again</text:p>
          </table:table-cell>
          <table:table-cell office:value-type="string" calcext:value-type="string">
            <text:p>Con la sal que tengo seguro me picó el dengue de nuev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50" calcext:value-type="float">
            <text:p>850</text:p>
          </table:table-cell>
          <table:table-cell office:value-type="float" office:value="7.96113458370662E+017" calcext:value-type="float">
            <text:p>796113458370662000</text:p>
          </table:table-cell>
          <table:table-cell office:value-type="string" calcext:value-type="string">
            <text:p>2016-11-08 23:13:34</text:p>
          </table:table-cell>
          <table:table-cell office:value-type="string" calcext:value-type="string">
            <text:p>Montalva, USA</text:p>
          </table:table-cell>
          <table:table-cell office:value-type="float" office:value="17.963797" calcext:value-type="float">
            <text:p>17.963797</text:p>
          </table:table-cell>
          <table:table-cell office:value-type="float" office:value="-66.9556110430364" calcext:value-type="float">
            <text:p>-66.9556110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om here I go out with chikungunya dengue and zika.</text:p>
          </table:table-cell>
          <table:table-cell office:value-type="string" calcext:value-type="string">
            <text:p>De aquí salgo con chikungunya dengue y zika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51" calcext:value-type="float">
            <text:p>851</text:p>
          </table:table-cell>
          <table:table-cell office:value-type="float" office:value="7.96107024983622E+017" calcext:value-type="float">
            <text:p>796107024983622000</text:p>
          </table:table-cell>
          <table:table-cell office:value-type="string" calcext:value-type="string">
            <text:p>2016-11-08 22:48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governosp need to buy some insecticides and pass the trains pq this one on line 9 is full of mosquitoes look #dengue # L9 #CPTM</text:p>
          </table:table-cell>
          <table:table-cell office:value-type="string" calcext:value-type="string">
            <text:p>#governosp precisa comprar uns inseticidas e passar nos trens pq esse aqui na linha 9 está lotado de pernilongos olha a #dengue #L9 #CPTM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52" calcext:value-type="float">
            <text:p>852</text:p>
          </table:table-cell>
          <table:table-cell office:value-type="float" office:value="7.96099736398918E+017" calcext:value-type="float">
            <text:p>796099736398918000</text:p>
          </table:table-cell>
          <table:table-cell office:value-type="string" calcext:value-type="string">
            <text:p>2016-11-08 22:19:02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 father can not see a mosquito that speaks of dengue fever</text:p>
          </table:table-cell>
          <table:table-cell office:value-type="string" calcext:value-type="string">
            <text:p>meu pai n pode ver um mosquito que fala que é da dengu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53" calcext:value-type="float">
            <text:p>853</text:p>
          </table:table-cell>
          <table:table-cell office:value-type="float" office:value="7.9609540267203E+017" calcext:value-type="float">
            <text:p>796095402672030000</text:p>
          </table:table-cell>
          <table:table-cell office:value-type="string" calcext:value-type="string">
            <text:p>2016-11-08 22:01:49</text:p>
          </table:table-cell>
          <table:table-cell office:value-type="string" calcext:value-type="string">
            <text:p>Maricá, Brasil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7956" calcext:value-type="float">
            <text:p>-42.81794778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 afternoon who has dengue</text:p>
          </table:table-cell>
          <table:table-cell office:value-type="string" calcext:value-type="string">
            <text:p>boa tarde p quem está com dengu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54" calcext:value-type="float">
            <text:p>854</text:p>
          </table:table-cell>
          <table:table-cell office:value-type="float" office:value="7.96093072849465E+017" calcext:value-type="float">
            <text:p>796093072849465000</text:p>
          </table:table-cell>
          <table:table-cell office:value-type="string" calcext:value-type="string">
            <text:p>2016-11-08 21:52:33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CorrientesGob Awards ceremony for the winners of the contest The Schools Combat Dengue Login at: http: // www. Mec.gob.ar/497-representation-of-the-winners-of-contest-the-schools-combat-dengue ... pic.twitter.com/i1KLBkRioR</text:p>
          </table:table-cell>
          <table:table-cell office:value-type="string" calcext:value-type="string">
            <text:p>@CorrientesGob Entrega de premios a los ganadores del concurso Las Escuelas Combaten al Dengue Ingresa en: http://www. mec.gob.ar/497-entrega-de -premios-a-los-ganadores-del-concurso-las-escuelas-combaten-al-dengue … pic.twitter.com/i1KLBkRioR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55" calcext:value-type="float">
            <text:p>855</text:p>
          </table:table-cell>
          <table:table-cell office:value-type="float" office:value="7.96088166755271E+017" calcext:value-type="float">
            <text:p>796088166755271000</text:p>
          </table:table-cell>
          <table:table-cell office:value-type="string" calcext:value-type="string">
            <text:p>2016-11-08 21:33:04</text:p>
          </table:table-cell>
          <table:table-cell office:value-type="string" calcext:value-type="string">
            <text:p>Japeri, Brasil</text:p>
          </table:table-cell>
          <table:table-cell office:value-type="float" office:value="-22.6427641" calcext:value-type="float">
            <text:p>-22.6427641</text:p>
          </table:table-cell>
          <table:table-cell office:value-type="float" office:value="-43.653383" calcext:value-type="float">
            <text:p>-43.6533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p is quieter than dengue mosquito water</text:p>
          </table:table-cell>
          <table:table-cell office:value-type="string" calcext:value-type="string">
            <text:p>Wpp tá mais parado que água de mosquito da dengu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56" calcext:value-type="float">
            <text:p>856</text:p>
          </table:table-cell>
          <table:table-cell office:value-type="float" office:value="7.96086861835932E+017" calcext:value-type="float">
            <text:p>796086861835932000</text:p>
          </table:table-cell>
          <table:table-cell office:value-type="string" calcext:value-type="string">
            <text:p>2016-11-08 21:27:5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gue in Misiones: Two cases are confirmed and there are 80 suspects http: // www. Yamisiones.com/?modulo=notici a &amp; id = 105948 ... pic.twitter.com/4XfuWd9ROh</text:p>
          </table:table-cell>
          <table:table-cell office:value-type="string" calcext:value-type="string">
            <text:p>Dengue en Misiones: Dos casos están confirmados y hay 80 sospechosos http://www. yamisiones.com/?modulo=notici a&amp;id=105948 … pic.twitter.com/4XfuWd9ROh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57" calcext:value-type="float">
            <text:p>857</text:p>
          </table:table-cell>
          <table:table-cell office:value-type="float" office:value="7.96085944134865E+017" calcext:value-type="float">
            <text:p>796085944134865000</text:p>
          </table:table-cell>
          <table:table-cell office:value-type="string" calcext:value-type="string">
            <text:p>2016-11-08 21:24:14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BilateralPyArg The main theme will be the dengue epidemic zika chikungunya Mariel Crespo Minister of Health of Chaco Argentina</text:p>
          </table:table-cell>
          <table:table-cell office:value-type="string" calcext:value-type="string">
            <text:p>#BilateralPyArg El tema principal será la epidemia de dengue <text:s/>zika chikungunya Mariel Crespo ministra de Salud del Chaco Argenti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58" calcext:value-type="float">
            <text:p>858</text:p>
          </table:table-cell>
          <table:table-cell office:value-type="float" office:value="7.96082654718398E+017" calcext:value-type="float">
            <text:p>796082654718398000</text:p>
          </table:table-cell>
          <table:table-cell office:value-type="string" calcext:value-type="string">
            <text:p>2016-11-08 21:11:1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'm afraid of catching dengue.</text:p>
          </table:table-cell>
          <table:table-cell office:value-type="string" calcext:value-type="string">
            <text:p>tô com medo de ter pegado dengu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59" calcext:value-type="float">
            <text:p>859</text:p>
          </table:table-cell>
          <table:table-cell office:value-type="float" office:value="7.96079726980989E+017" calcext:value-type="float">
            <text:p>796079726980989000</text:p>
          </table:table-cell>
          <table:table-cell office:value-type="string" calcext:value-type="string">
            <text:p>2016-11-08 20:59:32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 least this dengue made me lose a few more pounds Haha</text:p>
          </table:table-cell>
          <table:table-cell office:value-type="string" calcext:value-type="string">
            <text:p>Pelo menos essa dengue me fez emagrecer mais uns quilinhos Hah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60" calcext:value-type="float">
            <text:p>860</text:p>
          </table:table-cell>
          <table:table-cell office:value-type="float" office:value="7.96074497711493E+017" calcext:value-type="float">
            <text:p>796074497711493000</text:p>
          </table:table-cell>
          <table:table-cell office:value-type="string" calcext:value-type="string">
            <text:p>2016-11-08 20:38:45</text:p>
          </table:table-cell>
          <table:table-cell office:value-type="string" calcext:value-type="string">
            <text:p>Canoas, Brasil</text:p>
          </table:table-cell>
          <table:table-cell office:value-type="float" office:value="-29.9216044" calcext:value-type="float">
            <text:p>-29.9216044</text:p>
          </table:table-cell>
          <table:table-cell office:value-type="float" office:value="-51.1799524" calcext:value-type="float">
            <text:p>-51.1799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even tested to see if it was not dengue</text:p>
          </table:table-cell>
          <table:table-cell office:value-type="string" calcext:value-type="string">
            <text:p>Fiz até exame pra saber se não era dengu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62" calcext:value-type="float">
            <text:p>862</text:p>
          </table:table-cell>
          <table:table-cell office:value-type="float" office:value="7.96061302519198E+017" calcext:value-type="float">
            <text:p>796061302519198000</text:p>
          </table:table-cell>
          <table:table-cell office:value-type="string" calcext:value-type="string">
            <text:p>2016-11-08 19:46:19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 there is no mosquito there is no dengue. Do not burn your head hahaha</text:p>
          </table:table-cell>
          <table:table-cell office:value-type="string" calcext:value-type="string">
            <text:p>Si no hay mosquito no hay dengue . No se quemen la cabeza jajaj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63" calcext:value-type="float">
            <text:p>863</text:p>
          </table:table-cell>
          <table:table-cell office:value-type="float" office:value="7.96047593155547E+017" calcext:value-type="float">
            <text:p>796047593155547000</text:p>
          </table:table-cell>
          <table:table-cell office:value-type="string" calcext:value-type="string">
            <text:p>2016-11-08 18:51:5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EntreAll can prevent the proliferation of #Dengue #Zika and #Chikungunya pic.twitter.com/YVJouJZqKi</text:p>
          </table:table-cell>
          <table:table-cell office:value-type="string" calcext:value-type="string">
            <text:p>#EntreTodos se puede prevenir la proliferación del #Dengue #Zika y #Chikungunya pic.twitter.com/YVJouJZqK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66" calcext:value-type="float">
            <text:p>866</text:p>
          </table:table-cell>
          <table:table-cell office:value-type="float" office:value="7.96030142460084E+017" calcext:value-type="float">
            <text:p>796030142460084000</text:p>
          </table:table-cell>
          <table:table-cell office:value-type="string" calcext:value-type="string">
            <text:p>2016-11-08 17:42:30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Ja sou mole imagina quem dengu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68" calcext:value-type="float">
            <text:p>868</text:p>
          </table:table-cell>
          <table:table-cell office:value-type="float" office:value="7.96027855943664E+017" calcext:value-type="float">
            <text:p>796027855943664000</text:p>
          </table:table-cell>
          <table:table-cell office:value-type="string" calcext:value-type="string">
            <text:p>2016-11-08 17:33:24</text:p>
          </table:table-cell>
          <table:table-cell office:value-type="string" calcext:value-type="string">
            <text:p>Arapoti, Brasil</text:p>
          </table:table-cell>
          <table:table-cell office:value-type="float" office:value="-24.145894" calcext:value-type="float">
            <text:p>-24.145894</text:p>
          </table:table-cell>
          <table:table-cell office:value-type="float" office:value="-49.8228116" calcext:value-type="float">
            <text:p>-49.8228116</text:p>
          </table:table-cell>
          <table:table-cell table:number-columns-repeated="2"/>
          <table:table-cell office:value-type="string" calcext:value-type="string">
            <text:p>O cara da dengue chegou aqui em casa e tava tocando uns funk pense na vergonha hahahahah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69" calcext:value-type="float">
            <text:p>869</text:p>
          </table:table-cell>
          <table:table-cell office:value-type="float" office:value="7.96022563155706E+017" calcext:value-type="float">
            <text:p>796022563155706000</text:p>
          </table:table-cell>
          <table:table-cell office:value-type="string" calcext:value-type="string">
            <text:p>2016-11-08 17:12:2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Qualquer dia a gente pega dengue e ainda vem junto um disco do U2 pic.twitter.com/uAGUMg71Q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70" calcext:value-type="float">
            <text:p>870</text:p>
          </table:table-cell>
          <table:table-cell office:value-type="float" office:value="7.9601908157712E+017" calcext:value-type="float">
            <text:p>796019081577120000</text:p>
          </table:table-cell>
          <table:table-cell office:value-type="string" calcext:value-type="string">
            <text:p>2016-11-08 16:58:33</text:p>
          </table:table-cell>
          <table:table-cell office:value-type="string" calcext:value-type="string">
            <text:p>Santa Rosa, Argentina</text:p>
          </table:table-cell>
          <table:table-cell office:value-type="float" office:value="-33.7101748" calcext:value-type="float">
            <text:p>-33.7101748</text:p>
          </table:table-cell>
          <table:table-cell office:value-type="float" office:value="-61.9816163" calcext:value-type="float">
            <text:p>-61.9816163</text:p>
          </table:table-cell>
          <table:table-cell table:number-columns-repeated="2"/>
          <table:table-cell office:value-type="string" calcext:value-type="string">
            <text:p>L. Vigliotta en @LU33_AM890 El hombre estuvo muchos días c fiebre se tomaron todas las medidas preventivas. Ya se encuentra bien #Dengu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71" calcext:value-type="float">
            <text:p>871</text:p>
          </table:table-cell>
          <table:table-cell office:value-type="float" office:value="7.96014574583579E+017" calcext:value-type="float">
            <text:p>796014574583579000</text:p>
          </table:table-cell>
          <table:table-cell office:value-type="string" calcext:value-type="string">
            <text:p>2016-11-08 16:40:3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… … 43 casos de #Zika <text:s/>1 de #Chikungunya y 245 de #Dengue reporta @SSalud_Puebla .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72" calcext:value-type="float">
            <text:p>872</text:p>
          </table:table-cell>
          <table:table-cell office:value-type="float" office:value="7.96012877312299E+017" calcext:value-type="float">
            <text:p>796012877312299000</text:p>
          </table:table-cell>
          <table:table-cell office:value-type="string" calcext:value-type="string">
            <text:p>2016-11-08 16:33:5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Prefiro pulseirinhas na balada! Vendo se tem dengue ... @Hospital Santa Helena https://www. instagram.com/p/BMjenG_ALgR/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73" calcext:value-type="float">
            <text:p>873</text:p>
          </table:table-cell>
          <table:table-cell office:value-type="float" office:value="7.96012288553734E+017" calcext:value-type="float">
            <text:p>796012288553734000</text:p>
          </table:table-cell>
          <table:table-cell office:value-type="string" calcext:value-type="string">
            <text:p>2016-11-08 16:31:33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inha mãe pede pra comprar suco pra ela mais da dengue <text:s/>ela não tom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74" calcext:value-type="float">
            <text:p>874</text:p>
          </table:table-cell>
          <table:table-cell office:value-type="float" office:value="7.96012096030917E+017" calcext:value-type="float">
            <text:p>796012096030917000</text:p>
          </table:table-cell>
          <table:table-cell office:value-type="string" calcext:value-type="string">
            <text:p>2016-11-08 16:30:47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Tomei 2l de soro e fiz exame de dengue agr é so esperar o resultad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75" calcext:value-type="float">
            <text:p>875</text:p>
          </table:table-cell>
          <table:table-cell office:value-type="float" office:value="7.96008241612411E+017" calcext:value-type="float">
            <text:p>796008241612411000</text:p>
          </table:table-cell>
          <table:table-cell office:value-type="string" calcext:value-type="string">
            <text:p>2016-11-08 16:15:28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… 43 casos de #Zika <text:s/>1 de #Chikungunya y 245 de #Dengue reporta @SSalud_Puebla .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76" calcext:value-type="float">
            <text:p>876</text:p>
          </table:table-cell>
          <table:table-cell office:value-type="float" office:value="7.96007966243701E+017" calcext:value-type="float">
            <text:p>796007966243701000</text:p>
          </table:table-cell>
          <table:table-cell office:value-type="string" calcext:value-type="string">
            <text:p>2016-11-08 16:14:22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Cruel @infopresidencia @WH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77" calcext:value-type="float">
            <text:p>877</text:p>
          </table:table-cell>
          <table:table-cell office:value-type="float" office:value="7.96006839477485E+017" calcext:value-type="float">
            <text:p>796006839477485000</text:p>
          </table:table-cell>
          <table:table-cell office:value-type="string" calcext:value-type="string">
            <text:p>2016-11-08 16:09:5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La intendenta @MonicaFein presentó una campaña contra el Dengue . Via @maccafab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78" calcext:value-type="float">
            <text:p>878</text:p>
          </table:table-cell>
          <table:table-cell office:value-type="float" office:value="7.96004995384701E+017" calcext:value-type="float">
            <text:p>796004995384701000</text:p>
          </table:table-cell>
          <table:table-cell office:value-type="string" calcext:value-type="string">
            <text:p>2016-11-08 16:02:34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@luana_kilppel dengu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79" calcext:value-type="float">
            <text:p>879</text:p>
          </table:table-cell>
          <table:table-cell office:value-type="float" office:value="7.96002507113828E+017" calcext:value-type="float">
            <text:p>796002507113828000</text:p>
          </table:table-cell>
          <table:table-cell office:value-type="string" calcext:value-type="string">
            <text:p>2016-11-08 15:52:41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43-casos-de-zi ka-uno-de-chikungunya-y-245-de-dengue-en-puebla-reporta-secretaria-de-salud/161225/ … 43 casos de #Zika <text:s/>1 de #Chikungunya y 245 de #Dengue reporta @SSalud_Puebla .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81" calcext:value-type="float">
            <text:p>881</text:p>
          </table:table-cell>
          <table:table-cell office:value-type="float" office:value="7.95999204317549E+017" calcext:value-type="float">
            <text:p>795999204317549000</text:p>
          </table:table-cell>
          <table:table-cell office:value-type="string" calcext:value-type="string">
            <text:p>2016-11-08 15:39:33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uego de un brote epidémico como el Dengue que se llevó 7 vidas en Salta el gobierno quiere hacer un museo de Folklore en la Paludic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82" calcext:value-type="float">
            <text:p>882</text:p>
          </table:table-cell>
          <table:table-cell office:value-type="float" office:value="7.95999069550367E+017" calcext:value-type="float">
            <text:p>795999069550367000</text:p>
          </table:table-cell>
          <table:table-cell office:value-type="string" calcext:value-type="string">
            <text:p>2016-11-08 15:39:0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(REITERA) #Dengue : de los 80 casos sospechosos en la provincia ya se confirmaron dos @MinistroSalud http://www. noticiasdel6.com/ampliar.php?id =172832&amp; …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83" calcext:value-type="float">
            <text:p>883</text:p>
          </table:table-cell>
          <table:table-cell office:value-type="float" office:value="7.95976312343196E+017" calcext:value-type="float">
            <text:p>795976312343196000</text:p>
          </table:table-cell>
          <table:table-cell office:value-type="string" calcext:value-type="string">
            <text:p>2016-11-08 14:08:3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inha mãe acha que estou com suspeita de dengu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84" calcext:value-type="float">
            <text:p>884</text:p>
          </table:table-cell>
          <table:table-cell office:value-type="float" office:value="7.95969159066751E+017" calcext:value-type="float">
            <text:p>795969159066751000</text:p>
          </table:table-cell>
          <table:table-cell office:value-type="string" calcext:value-type="string">
            <text:p>2016-11-08 13:40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de los 80 casos sospechosos en la provincia ya se confirmaron dos @MinistroSalud http://www. noticiasdel6.com/ampliar.php?id =172832&amp; …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85" calcext:value-type="float">
            <text:p>885</text:p>
          </table:table-cell>
          <table:table-cell office:value-type="float" office:value="7.95966542437609E+017" calcext:value-type="float">
            <text:p>795966542437609000</text:p>
          </table:table-cell>
          <table:table-cell office:value-type="string" calcext:value-type="string">
            <text:p>2016-11-08 13:29:46</text:p>
          </table:table-cell>
          <table:table-cell office:value-type="string" calcext:value-type="string">
            <text:p>São José do Rio Preto, Brasil</text:p>
          </table:table-cell>
          <table:table-cell office:value-type="float" office:value="-20.812585" calcext:value-type="float">
            <text:p>-20.812585</text:p>
          </table:table-cell>
          <table:table-cell office:value-type="float" office:value="-49.3804211" calcext:value-type="float">
            <text:p>-49.3804211</text:p>
          </table:table-cell>
          <table:table-cell table:number-columns-repeated="2"/>
          <table:table-cell office:value-type="string" calcext:value-type="string">
            <text:p>Acabei de acordar pqp queria dormir até meio dia mas a mulher da dengue me acordou pra ver a casa vsf desgraçada!!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86" calcext:value-type="float">
            <text:p>886</text:p>
          </table:table-cell>
          <table:table-cell office:value-type="float" office:value="7.95964807258186E+017" calcext:value-type="float">
            <text:p>795964807258186000</text:p>
          </table:table-cell>
          <table:table-cell office:value-type="string" calcext:value-type="string">
            <text:p>2016-11-08 13:22:53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Hoy a partir de las 15 horas se realizará el operativo de descacharrización centralizado por barrios. #Dengue #TodosSomosResponsables pic.twitter.com/9CXk4fuG9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87" calcext:value-type="float">
            <text:p>887</text:p>
          </table:table-cell>
          <table:table-cell office:value-type="float" office:value="7.95961800651055E+017" calcext:value-type="float">
            <text:p>795961800651055000</text:p>
          </table:table-cell>
          <table:table-cell office:value-type="string" calcext:value-type="string">
            <text:p>2016-11-08 13:10:56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@MinistroSalud Villalba confirmó dos casos de Dengue en la provincia. En un paciente de Dos de Mayo y otro en Eldorado. @SaludMisione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88" calcext:value-type="float">
            <text:p>888</text:p>
          </table:table-cell>
          <table:table-cell office:value-type="float" office:value="7.95956356276769E+017" calcext:value-type="float">
            <text:p>795956356276769000</text:p>
          </table:table-cell>
          <table:table-cell office:value-type="string" calcext:value-type="string">
            <text:p>2016-11-08 12:49:18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@JoniPrietobj si y los mosquitos te re cagan picando a todo esto si es un dengue te mata 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89" calcext:value-type="float">
            <text:p>889</text:p>
          </table:table-cell>
          <table:table-cell office:value-type="float" office:value="7.95946375427084E+017" calcext:value-type="float">
            <text:p>795946375427084000</text:p>
          </table:table-cell>
          <table:table-cell office:value-type="string" calcext:value-type="string">
            <text:p>2016-11-08 12:09:3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specialistas não descartam novo surto de dengue e zika com a chegada do verão https:// goo.gl/IFTrBX pic.twitter.com/jb0Z3dsVzk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90" calcext:value-type="float">
            <text:p>890</text:p>
          </table:table-cell>
          <table:table-cell office:value-type="float" office:value="7.95931151462371E+017" calcext:value-type="float">
            <text:p>795931151462371000</text:p>
          </table:table-cell>
          <table:table-cell office:value-type="string" calcext:value-type="string">
            <text:p>2016-11-08 11:09:0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ão Paulo | Chikugunya and Zika Virus Dissemination in the Americas: The Dengue route a golden triangle of the… http:// dlvr.it/McgTxP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92" calcext:value-type="float">
            <text:p>892</text:p>
          </table:table-cell>
          <table:table-cell office:value-type="float" office:value="7.9591056812947E+017" calcext:value-type="float">
            <text:p>795910568129470000</text:p>
          </table:table-cell>
          <table:table-cell office:value-type="string" calcext:value-type="string">
            <text:p>2016-11-08 09:47:21</text:p>
          </table:table-cell>
          <table:table-cell office:value-type="string" calcext:value-type="string">
            <text:p>São Vicente, Brasil</text:p>
          </table:table-cell>
          <table:table-cell office:value-type="float" office:value="-23.9603685" calcext:value-type="float">
            <text:p>-23.9603685</text:p>
          </table:table-cell>
          <table:table-cell office:value-type="float" office:value="-46.3847023" calcext:value-type="float">
            <text:p>-46.3847023</text:p>
          </table:table-cell>
          <table:table-cell table:number-columns-repeated="2"/>
          <table:table-cell office:value-type="string" calcext:value-type="string">
            <text:p>@rodrigobocardi Bom dia!! Providenciando telas nas janelas e o repelente. Se em Santos tá cheio de casos da dengue <text:s/>imagina em S. Vicente ?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94" calcext:value-type="float">
            <text:p>894</text:p>
          </table:table-cell>
          <table:table-cell office:value-type="float" office:value="7.95897872072004E+017" calcext:value-type="float">
            <text:p>795897872072004000</text:p>
          </table:table-cell>
          <table:table-cell office:value-type="string" calcext:value-type="string">
            <text:p>2016-11-08 08:56:54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Esse tuiter ta mais parado que dengue na água..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95" calcext:value-type="float">
            <text:p>895</text:p>
          </table:table-cell>
          <table:table-cell office:value-type="float" office:value="7.95893987337011E+017" calcext:value-type="float">
            <text:p>795893987337011000</text:p>
          </table:table-cell>
          <table:table-cell office:value-type="string" calcext:value-type="string">
            <text:p>2016-11-08 08:41:28</text:p>
          </table:table-cell>
          <table:table-cell office:value-type="string" calcext:value-type="string">
            <text:p>João Pessoa, Brazil</text:p>
          </table:table-cell>
          <table:table-cell office:value-type="float" office:value="-7.121598" calcext:value-type="float">
            <text:p>-7.121598</text:p>
          </table:table-cell>
          <table:table-cell office:value-type="float" office:value="-34.8820279" calcext:value-type="float">
            <text:p>-34.8820279</text:p>
          </table:table-cell>
          <table:table-cell table:number-columns-repeated="2"/>
          <table:table-cell office:value-type="string" calcext:value-type="string">
            <text:p>to muito mal... a princípio estou com dengu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98" calcext:value-type="float">
            <text:p>898</text:p>
          </table:table-cell>
          <table:table-cell office:value-type="float" office:value="7.95840025913127E+017" calcext:value-type="float">
            <text:p>795840025913127000</text:p>
          </table:table-cell>
          <table:table-cell office:value-type="string" calcext:value-type="string">
            <text:p>2016-11-08 05:07:02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Yo nose si lo que tengo es fiebre cansancio estrés gripe dengue o anda a saber que puta!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00" calcext:value-type="float">
            <text:p>900</text:p>
          </table:table-cell>
          <table:table-cell office:value-type="float" office:value="7.95826778845696E+017" calcext:value-type="float">
            <text:p>795826778845696000</text:p>
          </table:table-cell>
          <table:table-cell office:value-type="string" calcext:value-type="string">
            <text:p>2016-11-08 04:14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Tres décadas destruyendo a Colombia. : Malation/ dengue en la ciudad Glifosato/coca en el campo. #Inicuas @JERobledo @agaviriau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01" calcext:value-type="float">
            <text:p>901</text:p>
          </table:table-cell>
          <table:table-cell office:value-type="float" office:value="7.95812815332315E+017" calcext:value-type="float">
            <text:p>795812815332315000</text:p>
          </table:table-cell>
          <table:table-cell office:value-type="string" calcext:value-type="string">
            <text:p>2016-11-08 03:18:55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greniofbpa gato o Rick ama o Conrado q não canta nada ele ama aquele cara mais velho que canta parecendo o Bruce do Iron Maiden c/ dengu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04" calcext:value-type="float">
            <text:p>904</text:p>
          </table:table-cell>
          <table:table-cell office:value-type="float" office:value="7.95799153003688E+017" calcext:value-type="float">
            <text:p>795799153003688000</text:p>
          </table:table-cell>
          <table:table-cell office:value-type="string" calcext:value-type="string">
            <text:p>2016-11-08 02:24:3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inha médica me deu suspeita de dengue ??¿?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05" calcext:value-type="float">
            <text:p>905</text:p>
          </table:table-cell>
          <table:table-cell office:value-type="float" office:value="7.95787996821914E+017" calcext:value-type="float">
            <text:p>795787996821914000</text:p>
          </table:table-cell>
          <table:table-cell office:value-type="string" calcext:value-type="string">
            <text:p>2016-11-08 01:40:18</text:p>
          </table:table-cell>
          <table:table-cell office:value-type="string" calcext:value-type="string">
            <text:p>San Martín de los Andes, Argentina</text:p>
          </table:table-cell>
          <table:table-cell office:value-type="float" office:value="-40.1563571" calcext:value-type="float">
            <text:p>-40.1563571</text:p>
          </table:table-cell>
          <table:table-cell office:value-type="float" office:value="-71.3525432" calcext:value-type="float">
            <text:p>-71.3525432</text:p>
          </table:table-cell>
          <table:table-cell table:number-columns-repeated="2"/>
          <table:table-cell office:value-type="string" calcext:value-type="string">
            <text:p>Hace un año tuve DENGUE <text:s/>como tantas personas. Se la pasa muy mal. No veo campañas de ningún tipo todos estamos expuestos. @horaciorlarret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06" calcext:value-type="float">
            <text:p>906</text:p>
          </table:table-cell>
          <table:table-cell office:value-type="float" office:value="7.95786447081107E+017" calcext:value-type="float">
            <text:p>795786447081107000</text:p>
          </table:table-cell>
          <table:table-cell office:value-type="string" calcext:value-type="string">
            <text:p>2016-11-08 01:34:0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lá crianças hoje a aula é sobre quando eu tive dengue e fui andar de carro rebaixad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07" calcext:value-type="float">
            <text:p>907</text:p>
          </table:table-cell>
          <table:table-cell office:value-type="float" office:value="7.95783373558055E+017" calcext:value-type="float">
            <text:p>795783373558055000</text:p>
          </table:table-cell>
          <table:table-cell office:value-type="string" calcext:value-type="string">
            <text:p>2016-11-08 01:21:55</text:p>
          </table:table-cell>
          <table:table-cell office:value-type="string" calcext:value-type="string">
            <text:p>Punto Fijo, Venezuela</text:p>
          </table:table-cell>
          <table:table-cell office:value-type="float" office:value="11.6877018" calcext:value-type="float">
            <text:p>11.6877018</text:p>
          </table:table-cell>
          <table:table-cell office:value-type="float" office:value="-70.2090298" calcext:value-type="float">
            <text:p>-70.2090298</text:p>
          </table:table-cell>
          <table:table-cell table:number-columns-repeated="2"/>
          <table:table-cell office:value-type="string" calcext:value-type="string">
            <text:p>Que no sea dengue por favor :(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08" calcext:value-type="float">
            <text:p>908</text:p>
          </table:table-cell>
          <table:table-cell office:value-type="float" office:value="7.95780872641413E+017" calcext:value-type="float">
            <text:p>795780872641413000</text:p>
          </table:table-cell>
          <table:table-cell office:value-type="string" calcext:value-type="string">
            <text:p>2016-11-08 01:11:59</text:p>
          </table:table-cell>
          <table:table-cell office:value-type="string" calcext:value-type="string">
            <text:p>Chazuta, Peru</text:p>
          </table:table-cell>
          <table:table-cell office:value-type="float" office:value="-6.6369487" calcext:value-type="float">
            <text:p>-6.6369487</text:p>
          </table:table-cell>
          <table:table-cell office:value-type="float" office:value="-75.966903442305" calcext:value-type="float">
            <text:p>-75.9669034423</text:p>
          </table:table-cell>
          <table:table-cell table:number-columns-repeated="2"/>
          <table:table-cell office:value-type="string" calcext:value-type="string">
            <text:p>La protección evita muertes. Prevención contra el dengue hemorragico zancudito pendejito pic.twitter.com/hB80L6xBh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09" calcext:value-type="float">
            <text:p>909</text:p>
          </table:table-cell>
          <table:table-cell office:value-type="float" office:value="7.95775403952664E+017" calcext:value-type="float">
            <text:p>795775403952664000</text:p>
          </table:table-cell>
          <table:table-cell office:value-type="string" calcext:value-type="string">
            <text:p>2016-11-08 00:50:15</text:p>
          </table:table-cell>
          <table:table-cell office:value-type="string" calcext:value-type="string">
            <text:p>Calama, Chile</text:p>
          </table:table-cell>
          <table:table-cell office:value-type="float" office:value="-22.4623916" calcext:value-type="float">
            <text:p>-22.4623916</text:p>
          </table:table-cell>
          <table:table-cell office:value-type="float" office:value="-68.927218" calcext:value-type="float">
            <text:p>-68.927218</text:p>
          </table:table-cell>
          <table:table-cell table:number-columns-repeated="2"/>
          <table:table-cell office:value-type="string" calcext:value-type="string">
            <text:p>@biobiodeportes el monoi tahitiano es bueno para evitar la picadura del mosquito aedes aegiptis ( dengue )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10" calcext:value-type="float">
            <text:p>910</text:p>
          </table:table-cell>
          <table:table-cell office:value-type="float" office:value="7.95772476710068E+017" calcext:value-type="float">
            <text:p>795772476710068000</text:p>
          </table:table-cell>
          <table:table-cell office:value-type="string" calcext:value-type="string">
            <text:p>2016-11-08 00:38:3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marimaaravilha fiz ontem e deu dengue msm por isso to achando esquisit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1" calcext:value-type="float">
            <text:p>911</text:p>
          </table:table-cell>
          <table:table-cell office:value-type="float" office:value="7.95764450657784E+017" calcext:value-type="float">
            <text:p>795764450657784000</text:p>
          </table:table-cell>
          <table:table-cell office:value-type="string" calcext:value-type="string">
            <text:p>2016-11-08 00:06:44</text:p>
          </table:table-cell>
          <table:table-cell office:value-type="string" calcext:value-type="string">
            <text:p>Franca, Brasil</text:p>
          </table:table-cell>
          <table:table-cell office:value-type="float" office:value="-20.5381767" calcext:value-type="float">
            <text:p>-20.5381767</text:p>
          </table:table-cell>
          <table:table-cell office:value-type="float" office:value="-47.4009794" calcext:value-type="float">
            <text:p>-47.4009794</text:p>
          </table:table-cell>
          <table:table-cell table:number-columns-repeated="2"/>
          <table:table-cell office:value-type="string" calcext:value-type="string">
            <text:p>Gente tô c dengue seri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12" calcext:value-type="float">
            <text:p>912</text:p>
          </table:table-cell>
          <table:table-cell office:value-type="float" office:value="7.95761926986932E+017" calcext:value-type="float">
            <text:p>795761926986932000</text:p>
          </table:table-cell>
          <table:table-cell office:value-type="string" calcext:value-type="string">
            <text:p>2016-11-07 23:56:42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table:number-columns-repeated="2"/>
          <table:table-cell office:value-type="string" calcext:value-type="string">
            <text:p>se marca to com suspeita de dengu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14" calcext:value-type="float">
            <text:p>914</text:p>
          </table:table-cell>
          <table:table-cell office:value-type="float" office:value="7.95757381577835E+017" calcext:value-type="float">
            <text:p>795757381577835000</text:p>
          </table:table-cell>
          <table:table-cell office:value-type="string" calcext:value-type="string">
            <text:p>2016-11-07 23:38:3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@camie_c queria ter tido dengue em vez de ser picada por um mosquito geneticamente modificado porque as sequelas dessa bagaça duram mais.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15" calcext:value-type="float">
            <text:p>915</text:p>
          </table:table-cell>
          <table:table-cell office:value-type="float" office:value="7.95754165720982E+017" calcext:value-type="float">
            <text:p>795754165720982000</text:p>
          </table:table-cell>
          <table:table-cell office:value-type="string" calcext:value-type="string">
            <text:p>2016-11-07 23:25:5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specialistas não descartam novo surto de dengue e zika com a chegada do verão https:// goo.gl/IFTrBX pic.twitter.com/BKE10C5dxD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16" calcext:value-type="float">
            <text:p>916</text:p>
          </table:table-cell>
          <table:table-cell office:value-type="float" office:value="7.9574743059977E+017" calcext:value-type="float">
            <text:p>795747430599770000</text:p>
          </table:table-cell>
          <table:table-cell office:value-type="string" calcext:value-type="string">
            <text:p>2016-11-07 22:59:06</text:p>
          </table:table-cell>
          <table:table-cell office:value-type="string" calcext:value-type="string">
            <text:p>Tucumán, Argentina</text:p>
          </table:table-cell>
          <table:table-cell office:value-type="float" office:value="-26.5643581" calcext:value-type="float">
            <text:p>-26.5643581</text:p>
          </table:table-cell>
          <table:table-cell office:value-type="float" office:value="-64.8823969" calcext:value-type="float">
            <text:p>-64.8823969</text:p>
          </table:table-cell>
          <table:table-cell table:number-columns-repeated="2"/>
          <table:table-cell office:value-type="string" calcext:value-type="string">
            <text:p>Las 5 claves para prevenir el dengue http:// dlvr.it/McVNHk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17" calcext:value-type="float">
            <text:p>917</text:p>
          </table:table-cell>
          <table:table-cell office:value-type="float" office:value="7.95747036658303E+017" calcext:value-type="float">
            <text:p>795747036658303000</text:p>
          </table:table-cell>
          <table:table-cell office:value-type="string" calcext:value-type="string">
            <text:p>2016-11-07 22:57:32</text:p>
          </table:table-cell>
          <table:table-cell office:value-type="string" calcext:value-type="string">
            <text:p>Três Coroas, Brasil</text:p>
          </table:table-cell>
          <table:table-cell office:value-type="float" office:value="-29.5137189" calcext:value-type="float">
            <text:p>-29.5137189</text:p>
          </table:table-cell>
          <table:table-cell office:value-type="float" office:value="-50.7738689" calcext:value-type="float">
            <text:p>-50.7738689</text:p>
          </table:table-cell>
          <table:table-cell table:number-columns-repeated="2"/>
          <table:table-cell office:value-type="string" calcext:value-type="string">
            <text:p>Quando teu melhor amigo fala que tu tá com dengue <text:s/>só pra tranquilizar @iuriiaronka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18" calcext:value-type="float">
            <text:p>918</text:p>
          </table:table-cell>
          <table:table-cell office:value-type="float" office:value="7.95728105407123E+017" calcext:value-type="float">
            <text:p>795728105407123000</text:p>
          </table:table-cell>
          <table:table-cell office:value-type="string" calcext:value-type="string">
            <text:p>2016-11-07 21:42:18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<text:s/>Dengue não? Vc já é um dengo na vd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19" calcext:value-type="float">
            <text:p>919</text:p>
          </table:table-cell>
          <table:table-cell office:value-type="float" office:value="7.95718646928654E+017" calcext:value-type="float">
            <text:p>795718646928654000</text:p>
          </table:table-cell>
          <table:table-cell office:value-type="string" calcext:value-type="string">
            <text:p>2016-11-07 21:04:4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Me llamaron de la presidencia de la Nación para cuidarme del dengue zika y chikungunya... Juga Macri !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21" calcext:value-type="float">
            <text:p>921</text:p>
          </table:table-cell>
          <table:table-cell office:value-type="float" office:value="7.95717152015843E+017" calcext:value-type="float">
            <text:p>795717152015843000</text:p>
          </table:table-cell>
          <table:table-cell office:value-type="string" calcext:value-type="string">
            <text:p>2016-11-07 20:58:47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Meu zap tá mais parada que água da dengue . . Kk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22" calcext:value-type="float">
            <text:p>922</text:p>
          </table:table-cell>
          <table:table-cell office:value-type="float" office:value="7.95707893534298E+017" calcext:value-type="float">
            <text:p>795707893534298000</text:p>
          </table:table-cell>
          <table:table-cell office:value-type="string" calcext:value-type="string">
            <text:p>2016-11-07 20:22:00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Todo mundo em casa doente minha mae com dengue e se pa meus irmaos também agor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24" calcext:value-type="float">
            <text:p>924</text:p>
          </table:table-cell>
          <table:table-cell office:value-type="float" office:value="7.9569318416053E+017" calcext:value-type="float">
            <text:p>795693184160530000</text:p>
          </table:table-cell>
          <table:table-cell office:value-type="string" calcext:value-type="string">
            <text:p>2016-11-07 19:23:3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conocimiento es poder. Nos ayuda a tomar las medidas necesarias para detener a los #Arbovirus #Dengue #Zika #Chikungunya @pauherreraelias https:// twitter.com/DiarioElLitora l/status/795650772012769280 …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26" calcext:value-type="float">
            <text:p>926</text:p>
          </table:table-cell>
          <table:table-cell office:value-type="float" office:value="7.95677492069761E+017" calcext:value-type="float">
            <text:p>795677492069761000</text:p>
          </table:table-cell>
          <table:table-cell office:value-type="string" calcext:value-type="string">
            <text:p>2016-11-07 18:21:1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Le tengo más miedo al dengue que a Freddy en mi infanci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27" calcext:value-type="float">
            <text:p>927</text:p>
          </table:table-cell>
          <table:table-cell office:value-type="float" office:value="7.9567619967461E+017" calcext:value-type="float">
            <text:p>795676199674610000</text:p>
          </table:table-cell>
          <table:table-cell office:value-type="string" calcext:value-type="string">
            <text:p>2016-11-07 18:16:0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cel ta tao viciado q os 15% de bateria passa + rápido q o cara q fala esse medicamento é contra indicado em caso de suspeita de dengu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29" calcext:value-type="float">
            <text:p>929</text:p>
          </table:table-cell>
          <table:table-cell office:value-type="float" office:value="7.95670674878661E+017" calcext:value-type="float">
            <text:p>795670674878661000</text:p>
          </table:table-cell>
          <table:table-cell office:value-type="string" calcext:value-type="string">
            <text:p>2016-11-07 17:54:06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table:number-columns-repeated="2"/>
          <table:table-cell office:value-type="string" calcext:value-type="string">
            <text:p>Única coisa que tá bombando no wpp é os grupos kk poq o resto já já vi dar dengue kk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30" calcext:value-type="float">
            <text:p>930</text:p>
          </table:table-cell>
          <table:table-cell office:value-type="float" office:value="7.95668360167965E+017" calcext:value-type="float">
            <text:p>795668360167965000</text:p>
          </table:table-cell>
          <table:table-cell office:value-type="string" calcext:value-type="string">
            <text:p>2016-11-07 17:44:54</text:p>
          </table:table-cell>
          <table:table-cell office:value-type="string" calcext:value-type="string">
            <text:p>Araras, Brasil</text:p>
          </table:table-cell>
          <table:table-cell office:value-type="float" office:value="-22.3569476" calcext:value-type="float">
            <text:p>-22.3569476</text:p>
          </table:table-cell>
          <table:table-cell office:value-type="float" office:value="-47.3838888" calcext:value-type="float">
            <text:p>-47.3838888</text:p>
          </table:table-cell>
          <table:table-cell table:number-columns-repeated="2"/>
          <table:table-cell office:value-type="string" calcext:value-type="string">
            <text:p>Na melhor das hipóteses é gripe forte na pior é dengu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32" calcext:value-type="float">
            <text:p>932</text:p>
          </table:table-cell>
          <table:table-cell office:value-type="float" office:value="7.95648579054477E+017" calcext:value-type="float">
            <text:p>795648579054477000</text:p>
          </table:table-cell>
          <table:table-cell office:value-type="string" calcext:value-type="string">
            <text:p>2016-11-07 16:26:1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o falta eu estar com dengue dnv e ser a 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33" calcext:value-type="float">
            <text:p>933</text:p>
          </table:table-cell>
          <table:table-cell office:value-type="float" office:value="7.95648150266581E+017" calcext:value-type="float">
            <text:p>795648150266581000</text:p>
          </table:table-cell>
          <table:table-cell office:value-type="string" calcext:value-type="string">
            <text:p>2016-11-07 16:24:36</text:p>
          </table:table-cell>
          <table:table-cell office:value-type="string" calcext:value-type="string">
            <text:p>Maracay, Venezuela</text:p>
          </table:table-cell>
          <table:table-cell office:value-type="float" office:value="10.2513662" calcext:value-type="float">
            <text:p>10.2513662</text:p>
          </table:table-cell>
          <table:table-cell office:value-type="float" office:value="-67.6017244" calcext:value-type="float">
            <text:p>-67.6017244</text:p>
          </table:table-cell>
          <table:table-cell table:number-columns-repeated="2"/>
          <table:table-cell office:value-type="string" calcext:value-type="string">
            <text:p>Salud va a la Escuela | Sesión educativa DENGUE a estudiante de UE Priscila López Mariño @TareckPSUV @LuisLopezPSUV pic.twitter.com/EiUSiRtuIH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34" calcext:value-type="float">
            <text:p>934</text:p>
          </table:table-cell>
          <table:table-cell office:value-type="float" office:value="7.95639384192283E+017" calcext:value-type="float">
            <text:p>795639384192283000</text:p>
          </table:table-cell>
          <table:table-cell office:value-type="string" calcext:value-type="string">
            <text:p>2016-11-07 15:49:46</text:p>
          </table:table-cell>
          <table:table-cell office:value-type="string" calcext:value-type="string">
            <text:p>Ponta Porã, Brasil</text:p>
          </table:table-cell>
          <table:table-cell office:value-type="float" office:value="-22.5236896" calcext:value-type="float">
            <text:p>-22.5236896</text:p>
          </table:table-cell>
          <table:table-cell office:value-type="float" office:value="-55.727467" calcext:value-type="float">
            <text:p>-55.727467</text:p>
          </table:table-cell>
          <table:table-cell table:number-columns-repeated="2"/>
          <table:table-cell office:value-type="string" calcext:value-type="string">
            <text:p>@MeuPS4 dengue adianta estou duro loco e doido.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35" calcext:value-type="float">
            <text:p>935</text:p>
          </table:table-cell>
          <table:table-cell office:value-type="float" office:value="7.95636951084892E+017" calcext:value-type="float">
            <text:p>795636951084892000</text:p>
          </table:table-cell>
          <table:table-cell office:value-type="string" calcext:value-type="string">
            <text:p>2016-11-07 15:40:06</text:p>
          </table:table-cell>
          <table:table-cell office:value-type="string" calcext:value-type="string">
            <text:p>Montes Claros, Brasil</text:p>
          </table:table-cell>
          <table:table-cell office:value-type="float" office:value="-16.7273537" calcext:value-type="float">
            <text:p>-16.7273537</text:p>
          </table:table-cell>
          <table:table-cell office:value-type="float" office:value="-43.8717675" calcext:value-type="float">
            <text:p>-43.8717675</text:p>
          </table:table-cell>
          <table:table-cell table:number-columns-repeated="2"/>
          <table:table-cell office:value-type="string" calcext:value-type="string">
            <text:p>@GaloOMaiorDeMG @GaloNews_ cazares vagalumeerazo desqualificadocarioca de dengue clayton horrorosodonizeti e leo descendo a ladeira.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36" calcext:value-type="float">
            <text:p>936</text:p>
          </table:table-cell>
          <table:table-cell office:value-type="float" office:value="7.95630578238374E+017" calcext:value-type="float">
            <text:p>795630578238374000</text:p>
          </table:table-cell>
          <table:table-cell office:value-type="string" calcext:value-type="string">
            <text:p>2016-11-07 15:14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Incidencia + a - <text:s/>enferm@s #dengue /16 a 29 oct: Boy Guan Cund Put Vall Ant Vich Quin Guav Tol Sant Huil Ris Colombia ... @INSColombi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38" calcext:value-type="float">
            <text:p>938</text:p>
          </table:table-cell>
          <table:table-cell office:value-type="float" office:value="7.95628852928279E+017" calcext:value-type="float">
            <text:p>795628852928279000</text:p>
          </table:table-cell>
          <table:table-cell office:value-type="string" calcext:value-type="string">
            <text:p>2016-11-07 15:07:5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#dengue /16 a 29 oct: Col 95.711 Ant 25.849 Vall 24.712 Sant 6.604 Tol 5.148 Cund 4.338 Huil 3.448 @INSColombia @HuilaGob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39" calcext:value-type="float">
            <text:p>939</text:p>
          </table:table-cell>
          <table:table-cell office:value-type="float" office:value="7.95628219307356E+017" calcext:value-type="float">
            <text:p>795628219307356000</text:p>
          </table:table-cell>
          <table:table-cell office:value-type="string" calcext:value-type="string">
            <text:p>2016-11-07 15:05:24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Se o tema da redação for dengue vou arrasar.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40" calcext:value-type="float">
            <text:p>940</text:p>
          </table:table-cell>
          <table:table-cell office:value-type="float" office:value="7.95625808849228E+017" calcext:value-type="float">
            <text:p>795625808849228000</text:p>
          </table:table-cell>
          <table:table-cell office:value-type="string" calcext:value-type="string">
            <text:p>2016-11-07 14:55:49</text:p>
          </table:table-cell>
          <table:table-cell office:value-type="string" calcext:value-type="string">
            <text:p>Santo Tomé, Argentina</text:p>
          </table:table-cell>
          <table:table-cell office:value-type="float" office:value="-28.5497033" calcext:value-type="float">
            <text:p>-28.5497033</text:p>
          </table:table-cell>
          <table:table-cell office:value-type="float" office:value="-56.0351418" calcext:value-type="float">
            <text:p>-56.0351418</text:p>
          </table:table-cell>
          <table:table-cell table:number-columns-repeated="2"/>
          <table:table-cell office:value-type="string" calcext:value-type="string">
            <text:p>Lanzamiento de la Campaña de Prevención y Abordaje integral de Dengue <text:s/>Zika y Chicungunya #TodosPrevenimos pic.twitter.com/tXH57nCynh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41" calcext:value-type="float">
            <text:p>941</text:p>
          </table:table-cell>
          <table:table-cell office:value-type="float" office:value="7.95624633089356E+017" calcext:value-type="float">
            <text:p>795624633089356000</text:p>
          </table:table-cell>
          <table:table-cell office:value-type="string" calcext:value-type="string">
            <text:p>2016-11-07 14:51:09</text:p>
          </table:table-cell>
          <table:table-cell office:value-type="string" calcext:value-type="string">
            <text:p>Xaxim, Brasil</text:p>
          </table:table-cell>
          <table:table-cell office:value-type="float" office:value="-26.9606783" calcext:value-type="float">
            <text:p>-26.9606783</text:p>
          </table:table-cell>
          <table:table-cell office:value-type="float" office:value="-52.5321716" calcext:value-type="float">
            <text:p>-52.5321716</text:p>
          </table:table-cell>
          <table:table-cell table:number-columns-repeated="2"/>
          <table:table-cell office:value-type="string" calcext:value-type="string">
            <text:p>@seligueloca_ Dengue certeza hahahahhahahah brinks &lt;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42" calcext:value-type="float">
            <text:p>942</text:p>
          </table:table-cell>
          <table:table-cell office:value-type="float" office:value="7.95618752381551E+017" calcext:value-type="float">
            <text:p>795618752381551000</text:p>
          </table:table-cell>
          <table:table-cell office:value-type="string" calcext:value-type="string">
            <text:p>2016-11-07 14:27:47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CeSanz1 no sólo en Mendoza en todas las pcias pasa lo mismo. se expandió peor que el dengue ......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43" calcext:value-type="float">
            <text:p>943</text:p>
          </table:table-cell>
          <table:table-cell office:value-type="float" office:value="7.95618731921642E+017" calcext:value-type="float">
            <text:p>795618731921642000</text:p>
          </table:table-cell>
          <table:table-cell office:value-type="string" calcext:value-type="string">
            <text:p>2016-11-07 14:27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Isaacriiiis sonsa eu ? Imagina minha vida tá mais parada que a água do mosquito da dengu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44" calcext:value-type="float">
            <text:p>944</text:p>
          </table:table-cell>
          <table:table-cell office:value-type="float" office:value="7.95617067428966E+017" calcext:value-type="float">
            <text:p>795617067428966000</text:p>
          </table:table-cell>
          <table:table-cell office:value-type="string" calcext:value-type="string">
            <text:p>2016-11-07 14:21:05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Índice de infestación de dengue en las 24 de Diciembre va en aumento por lo que @MINSA_Panama piden cooperación para eliminar los criaderos pic.twitter.com/bwV3zrDPQ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45" calcext:value-type="float">
            <text:p>945</text:p>
          </table:table-cell>
          <table:table-cell office:value-type="float" office:value="7.95616821483282E+017" calcext:value-type="float">
            <text:p>795616821483282000</text:p>
          </table:table-cell>
          <table:table-cell office:value-type="string" calcext:value-type="string">
            <text:p>2016-11-07 14:20:0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MaríaContinental | Lencinas: El mosquito que nos pica en las plazas y parques es autóctono y no transmite el dengue 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46" calcext:value-type="float">
            <text:p>946</text:p>
          </table:table-cell>
          <table:table-cell office:value-type="float" office:value="7.95613819368309E+017" calcext:value-type="float">
            <text:p>795613819368309000</text:p>
          </table:table-cell>
          <table:table-cell office:value-type="string" calcext:value-type="string">
            <text:p>2016-11-07 14:08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ngue : “Si somos una zona endémica tendrá que llegar la vacuna a la provincia de forma gratuita”. @MinistroSalud http://www. noticiasdel6.com/ampliar.php?id =172776 … pic.twitter.com/F7movHST7Y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8" calcext:value-type="float">
            <text:p>948</text:p>
          </table:table-cell>
          <table:table-cell office:value-type="float" office:value="7.95600076244652E+017" calcext:value-type="float">
            <text:p>795600076244652000</text:p>
          </table:table-cell>
          <table:table-cell office:value-type="string" calcext:value-type="string">
            <text:p>2016-11-07 13:13:34</text:p>
          </table:table-cell>
          <table:table-cell office:value-type="string" calcext:value-type="string">
            <text:p>Cascavel, Brasil</text:p>
          </table:table-cell>
          <table:table-cell office:value-type="float" office:value="-24.9616761" calcext:value-type="float">
            <text:p>-24.9616761</text:p>
          </table:table-cell>
          <table:table-cell office:value-type="float" office:value="-53.4360665" calcext:value-type="float">
            <text:p>-53.4360665</text:p>
          </table:table-cell>
          <table:table-cell table:number-columns-repeated="2"/>
          <table:table-cell office:value-type="string" calcext:value-type="string">
            <text:p>Adoro quando o povo da dengue me acord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49" calcext:value-type="float">
            <text:p>949</text:p>
          </table:table-cell>
          <table:table-cell office:value-type="float" office:value="7.95593661497086E+017" calcext:value-type="float">
            <text:p>795593661497086000</text:p>
          </table:table-cell>
          <table:table-cell office:value-type="string" calcext:value-type="string">
            <text:p>2016-11-07 12:48:0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Mórbido @infopresidenci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51" calcext:value-type="float">
            <text:p>951</text:p>
          </table:table-cell>
          <table:table-cell office:value-type="float" office:value="7.95581833606025E+017" calcext:value-type="float">
            <text:p>795581833606025000</text:p>
          </table:table-cell>
          <table:table-cell office:value-type="string" calcext:value-type="string">
            <text:p>2016-11-07 12:01:0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rovas do Enem trazem questões sobre dengue <text:s/>esportes e Clarice Lispector https:// goo.gl/ohqXuv pic.twitter.com/aTdWxoiUKV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61" calcext:value-type="float">
            <text:p>961</text:p>
          </table:table-cell>
          <table:table-cell office:value-type="float" office:value="7.95462090937041E+017" calcext:value-type="float">
            <text:p>795462090937041000</text:p>
          </table:table-cell>
          <table:table-cell office:value-type="string" calcext:value-type="string">
            <text:p>2016-11-07 04:05:16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#AprendiNoEnem q os Secretários de Saúde não sabem organizar Campanha contra a Dengue <text:s/>mas a gente deve saber... #ENEM20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62" calcext:value-type="float">
            <text:p>962</text:p>
          </table:table-cell>
          <table:table-cell office:value-type="float" office:value="7.9545999644842E+017" calcext:value-type="float">
            <text:p>795459996448420000</text:p>
          </table:table-cell>
          <table:table-cell office:value-type="string" calcext:value-type="string">
            <text:p>2016-11-07 03:56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LG_RDT calor= DENGUE = MUERTE!!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63" calcext:value-type="float">
            <text:p>963</text:p>
          </table:table-cell>
          <table:table-cell office:value-type="float" office:value="7.95456640531231E+017" calcext:value-type="float">
            <text:p>795456640531231000</text:p>
          </table:table-cell>
          <table:table-cell office:value-type="string" calcext:value-type="string">
            <text:p>2016-11-07 03:43:36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um mosquito da dengue https:// twitter.com/perguntaasssss /status/795076035230527488 …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64" calcext:value-type="float">
            <text:p>964</text:p>
          </table:table-cell>
          <table:table-cell office:value-type="float" office:value="7.95456125294539E+017" calcext:value-type="float">
            <text:p>795456125294539000</text:p>
          </table:table-cell>
          <table:table-cell office:value-type="string" calcext:value-type="string">
            <text:p>2016-11-07 03:41:33</text:p>
          </table:table-cell>
          <table:table-cell office:value-type="string" calcext:value-type="string">
            <text:p>Erechim, Brasil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table:number-columns-repeated="2"/>
          <table:table-cell office:value-type="string" calcext:value-type="string">
            <text:p>Não to com dengue gente era zoeir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65" calcext:value-type="float">
            <text:p>965</text:p>
          </table:table-cell>
          <table:table-cell office:value-type="float" office:value="7.95454102314643E+017" calcext:value-type="float">
            <text:p>795454102314643000</text:p>
          </table:table-cell>
          <table:table-cell office:value-type="string" calcext:value-type="string">
            <text:p>2016-11-07 03:33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que hago mirando susana ojala me pique el deng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66" calcext:value-type="float">
            <text:p>966</text:p>
          </table:table-cell>
          <table:table-cell office:value-type="float" office:value="7.95451208639115E+017" calcext:value-type="float">
            <text:p>795451208639115000</text:p>
          </table:table-cell>
          <table:table-cell office:value-type="string" calcext:value-type="string">
            <text:p>2016-11-07 03:22:0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Dengue !!!!! pic.twitter.com/rStBOetOL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67" calcext:value-type="float">
            <text:p>967</text:p>
          </table:table-cell>
          <table:table-cell office:value-type="float" office:value="7.95448536296997E+017" calcext:value-type="float">
            <text:p>795448536296997000</text:p>
          </table:table-cell>
          <table:table-cell office:value-type="string" calcext:value-type="string">
            <text:p>2016-11-07 03:11:2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horaciorlarreta @gcba @BAsalud q medidas han tomado contra el dengue este año?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69" calcext:value-type="float">
            <text:p>969</text:p>
          </table:table-cell>
          <table:table-cell office:value-type="float" office:value="7.95443037954576E+017" calcext:value-type="float">
            <text:p>795443037954576000</text:p>
          </table:table-cell>
          <table:table-cell office:value-type="string" calcext:value-type="string">
            <text:p>2016-11-07 02:49:33</text:p>
          </table:table-cell>
          <table:table-cell office:value-type="string" calcext:value-type="string">
            <text:p>São José dos Pinhais, Brasil</text:p>
          </table:table-cell>
          <table:table-cell office:value-type="float" office:value="-25.5338159" calcext:value-type="float">
            <text:p>-25.5338159</text:p>
          </table:table-cell>
          <table:table-cell office:value-type="float" office:value="-49.2072162" calcext:value-type="float">
            <text:p>-49.2072162</text:p>
          </table:table-cell>
          <table:table-cell table:number-columns-repeated="2"/>
          <table:table-cell office:value-type="string" calcext:value-type="string">
            <text:p>Minha vida amorosa ta mais parada que água com dengu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0" calcext:value-type="float">
            <text:p>970</text:p>
          </table:table-cell>
          <table:table-cell office:value-type="float" office:value="7.9543953842439E+017" calcext:value-type="float">
            <text:p>795439538424390000</text:p>
          </table:table-cell>
          <table:table-cell office:value-type="string" calcext:value-type="string">
            <text:p>2016-11-07 02:35:3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unica que eu soube fazer conta foi a questão da dengu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71" calcext:value-type="float">
            <text:p>971</text:p>
          </table:table-cell>
          <table:table-cell office:value-type="float" office:value="7.95439251106234E+017" calcext:value-type="float">
            <text:p>795439251106234000</text:p>
          </table:table-cell>
          <table:table-cell office:value-type="string" calcext:value-type="string">
            <text:p>2016-11-07 02:34:30</text:p>
          </table:table-cell>
          <table:table-cell office:value-type="string" calcext:value-type="string">
            <text:p>Santa Rosa, Argentina</text:p>
          </table:table-cell>
          <table:table-cell office:value-type="float" office:value="-33.7101748" calcext:value-type="float">
            <text:p>-33.7101748</text:p>
          </table:table-cell>
          <table:table-cell office:value-type="float" office:value="-61.9816163" calcext:value-type="float">
            <text:p>-61.9816163</text:p>
          </table:table-cell>
          <table:table-cell table:number-columns-repeated="2"/>
          <table:table-cell office:value-type="string" calcext:value-type="string">
            <text:p>Si esto no se llama especulación que seria la especulación?!. #Vividores #Dengue #BienArgentos pic.twitter.com/t26ZNzAuhI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72" calcext:value-type="float">
            <text:p>972</text:p>
          </table:table-cell>
          <table:table-cell office:value-type="float" office:value="7.9543476940433E+017" calcext:value-type="float">
            <text:p>795434769404330000</text:p>
          </table:table-cell>
          <table:table-cell office:value-type="string" calcext:value-type="string">
            <text:p>2016-11-07 02:16:42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#VamosGanando Pensa #GenocidioEnergetico más #GenocidioFinanciero . Encima no hay campaña de #Dengue los mosquitos ya vinieron. Avivate.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73" calcext:value-type="float">
            <text:p>973</text:p>
          </table:table-cell>
          <table:table-cell office:value-type="float" office:value="7.95424409016214E+017" calcext:value-type="float">
            <text:p>795424409016214000</text:p>
          </table:table-cell>
          <table:table-cell office:value-type="string" calcext:value-type="string">
            <text:p>2016-11-07 01:35:32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deus será que tô com dengue ?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74" calcext:value-type="float">
            <text:p>974</text:p>
          </table:table-cell>
          <table:table-cell office:value-type="float" office:value="7.95419350274634E+017" calcext:value-type="float">
            <text:p>795419350274634000</text:p>
          </table:table-cell>
          <table:table-cell office:value-type="string" calcext:value-type="string">
            <text:p>2016-11-07 01:15:25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se eu pega dengue dnv eu to mto fodida por causa do troço q eu to q vo te q toma mil remedios em vrs mese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75" calcext:value-type="float">
            <text:p>975</text:p>
          </table:table-cell>
          <table:table-cell office:value-type="float" office:value="7.95419341462311E+017" calcext:value-type="float">
            <text:p>795419341462311000</text:p>
          </table:table-cell>
          <table:table-cell office:value-type="string" calcext:value-type="string">
            <text:p>2016-11-07 01:15:23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Se me metió un mosquito en el ojo por manejar la moto sin lentes. Espero que tuviera dengue <text:s/>porque lo destruí con el párpad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76" calcext:value-type="float">
            <text:p>976</text:p>
          </table:table-cell>
          <table:table-cell office:value-type="float" office:value="7.95418910065562E+017" calcext:value-type="float">
            <text:p>795418910065562000</text:p>
          </table:table-cell>
          <table:table-cell office:value-type="string" calcext:value-type="string">
            <text:p>2016-11-07 01:13:40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@itstefg eu pego dengue tantas vzs no ano q eu ja so o proprio aegesipti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77" calcext:value-type="float">
            <text:p>977</text:p>
          </table:table-cell>
          <table:table-cell office:value-type="float" office:value="7.95417379073356E+017" calcext:value-type="float">
            <text:p>795417379073356000</text:p>
          </table:table-cell>
          <table:table-cell office:value-type="string" calcext:value-type="string">
            <text:p>2016-11-07 01:07:35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ucho dengu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79" calcext:value-type="float">
            <text:p>979</text:p>
          </table:table-cell>
          <table:table-cell office:value-type="float" office:value="7.95405107605213E+017" calcext:value-type="float">
            <text:p>795405107605213000</text:p>
          </table:table-cell>
          <table:table-cell office:value-type="string" calcext:value-type="string">
            <text:p>2016-11-07 00:18:5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@LCarlosBA @herakdrose fomenta el dengue chicas no lo den bola.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80" calcext:value-type="float">
            <text:p>980</text:p>
          </table:table-cell>
          <table:table-cell office:value-type="float" office:value="7.95400108322025E+017" calcext:value-type="float">
            <text:p>795400108322025000</text:p>
          </table:table-cell>
          <table:table-cell office:value-type="string" calcext:value-type="string">
            <text:p>2016-11-06 23:58:58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Pero los titulares eran el reggaetonero y el del dengue @JuniorClubSA pic.twitter.com/5j6FplRyZR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82" calcext:value-type="float">
            <text:p>982</text:p>
          </table:table-cell>
          <table:table-cell office:value-type="float" office:value="7.95364984712794E+017" calcext:value-type="float">
            <text:p>795364984712794000</text:p>
          </table:table-cell>
          <table:table-cell office:value-type="string" calcext:value-type="string">
            <text:p>2016-11-06 21:39:2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Necesito #fanservice para que se me olvide poquito que tengo dengue y muer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83" calcext:value-type="float">
            <text:p>983</text:p>
          </table:table-cell>
          <table:table-cell office:value-type="float" office:value="7.95364605736403E+017" calcext:value-type="float">
            <text:p>795364605736403000</text:p>
          </table:table-cell>
          <table:table-cell office:value-type="string" calcext:value-type="string">
            <text:p>2016-11-06 21:37:53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nunca saiam p beber co arthur pq ele deixa a bebida dar dengu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84" calcext:value-type="float">
            <text:p>984</text:p>
          </table:table-cell>
          <table:table-cell office:value-type="float" office:value="7.95363399576257E+017" calcext:value-type="float">
            <text:p>795363399576257000</text:p>
          </table:table-cell>
          <table:table-cell office:value-type="string" calcext:value-type="string">
            <text:p>2016-11-06 21:33:0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vejo a vida de geral melhorando tomando um rumo e a minha mais parada q agua pro mosquito da dengu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86" calcext:value-type="float">
            <text:p>986</text:p>
          </table:table-cell>
          <table:table-cell office:value-type="float" office:value="7.95355217244148E+017" calcext:value-type="float">
            <text:p>795355217244148000</text:p>
          </table:table-cell>
          <table:table-cell office:value-type="string" calcext:value-type="string">
            <text:p>2016-11-06 21:00:3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estava com suspeita de dengue ...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87" calcext:value-type="float">
            <text:p>987</text:p>
          </table:table-cell>
          <table:table-cell office:value-type="float" office:value="7.95347822040257E+017" calcext:value-type="float">
            <text:p>795347822040257000</text:p>
          </table:table-cell>
          <table:table-cell office:value-type="string" calcext:value-type="string">
            <text:p>2016-11-06 20:31:1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24COM hablaron recien mamas de bebes y niños que murieron por dengue !!y se escondio esta verdad dicen!! por eso.... #PreveniElDengue pic.twitter.com/QUhdaoof6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88" calcext:value-type="float">
            <text:p>988</text:p>
          </table:table-cell>
          <table:table-cell office:value-type="float" office:value="7.95346418579935E+017" calcext:value-type="float">
            <text:p>795346418579935000</text:p>
          </table:table-cell>
          <table:table-cell office:value-type="string" calcext:value-type="string">
            <text:p>2016-11-06 20:25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PreveniElDengue EN ESTE MOMENTO EN @A24COM ESTAN CONTANDO CASOS DE MUERTES POR EL DENGUE !! MUERTES Q SE OCULTARON DICE!!!!!!! pic.twitter.com/AcplaCvdwP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89" calcext:value-type="float">
            <text:p>989</text:p>
          </table:table-cell>
          <table:table-cell office:value-type="float" office:value="7.95336630735344E+017" calcext:value-type="float">
            <text:p>795336630735344000</text:p>
          </table:table-cell>
          <table:table-cell office:value-type="string" calcext:value-type="string">
            <text:p>2016-11-06 19:46:44</text:p>
          </table:table-cell>
          <table:table-cell office:value-type="string" calcext:value-type="string">
            <text:p>San Carlos de Bariloche, Argentina</text:p>
          </table:table-cell>
          <table:table-cell office:value-type="float" office:value="-41.1334671" calcext:value-type="float">
            <text:p>-41.1334671</text:p>
          </table:table-cell>
          <table:table-cell office:value-type="float" office:value="-71.3099935" calcext:value-type="float">
            <text:p>-71.3099935</text:p>
          </table:table-cell>
          <table:table-cell table:number-columns-repeated="2"/>
          <table:table-cell office:value-type="string" calcext:value-type="string">
            <text:p>Ojala te agarre dengue y te mueras pic.twitter.com/FSQ8hii9Ix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91" calcext:value-type="float">
            <text:p>991</text:p>
          </table:table-cell>
          <table:table-cell office:value-type="float" office:value="7.95332476742685E+017" calcext:value-type="float">
            <text:p>795332476742685000</text:p>
          </table:table-cell>
          <table:table-cell office:value-type="string" calcext:value-type="string">
            <text:p>2016-11-06 19:30:13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En Guadalajara la SSJ realizará acciones contra el mosco transmisor de Zika Dengue y Chikungunya https:// goo.gl/q5ZRtp pic.twitter.com/IBDocQW2q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92" calcext:value-type="float">
            <text:p>992</text:p>
          </table:table-cell>
          <table:table-cell office:value-type="float" office:value="7.95328469160825E+017" calcext:value-type="float">
            <text:p>795328469160825000</text:p>
          </table:table-cell>
          <table:table-cell office:value-type="string" calcext:value-type="string">
            <text:p>2016-11-06 19:14:18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Gracias @drclaudiosalud por anticipar TEMA DENGUE con @AmelieGranata @am1300radio @MartinDaSanchez @leandromazzaok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93" calcext:value-type="float">
            <text:p>993</text:p>
          </table:table-cell>
          <table:table-cell office:value-type="float" office:value="7.95327788198822E+017" calcext:value-type="float">
            <text:p>795327788198822000</text:p>
          </table:table-cell>
          <table:table-cell office:value-type="string" calcext:value-type="string">
            <text:p>2016-11-06 19:11:3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CDCgov @CDCMMWR In Colombia hantavirus make part of the differential diagnosis of hemorrhagic fevers Malari-Lepto-Ricket- Dengue -Chiku-Are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94" calcext:value-type="float">
            <text:p>994</text:p>
          </table:table-cell>
          <table:table-cell office:value-type="float" office:value="7.95326784304804E+017" calcext:value-type="float">
            <text:p>795326784304804000</text:p>
          </table:table-cell>
          <table:table-cell office:value-type="string" calcext:value-type="string">
            <text:p>2016-11-06 19:07:3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refugioenalerta y con el tema Dengue y los tachos con agua . que hacemos ?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95" calcext:value-type="float">
            <text:p>995</text:p>
          </table:table-cell>
          <table:table-cell office:value-type="float" office:value="7.95326041019585E+017" calcext:value-type="float">
            <text:p>795326041019585000</text:p>
          </table:table-cell>
          <table:table-cell office:value-type="string" calcext:value-type="string">
            <text:p>2016-11-06 19:04:39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Y el dengue ? Ya no se que está bien y que está mal ahre https:// twitter.com/refugioenalert a/status/795267470093324288 …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96" calcext:value-type="float">
            <text:p>996</text:p>
          </table:table-cell>
          <table:table-cell office:value-type="float" office:value="7.95325951542444E+017" calcext:value-type="float">
            <text:p>795325951542444000</text:p>
          </table:table-cell>
          <table:table-cell office:value-type="string" calcext:value-type="string">
            <text:p>2016-11-06 19:04:17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Eu jurava que tava com dengu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97" calcext:value-type="float">
            <text:p>997</text:p>
          </table:table-cell>
          <table:table-cell office:value-type="float" office:value="7.95325065655185E+017" calcext:value-type="float">
            <text:p>795325065655185000</text:p>
          </table:table-cell>
          <table:table-cell office:value-type="string" calcext:value-type="string">
            <text:p>2016-11-06 19:00:46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@drclaudiosalud te lo anticipó @AmelieGranata casos DENGUE @am1300radio @MartinDaSanchez @puntamogote @leandromazzaok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98" calcext:value-type="float">
            <text:p>998</text:p>
          </table:table-cell>
          <table:table-cell office:value-type="float" office:value="7.95325006683271E+017" calcext:value-type="float">
            <text:p>795325006683271000</text:p>
          </table:table-cell>
          <table:table-cell office:value-type="string" calcext:value-type="string">
            <text:p>2016-11-06 19:00:32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100pe el repelente más barato tener dengu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99" calcext:value-type="float">
            <text:p>999</text:p>
          </table:table-cell>
          <table:table-cell office:value-type="float" office:value="7.9531892336538E+017" calcext:value-type="float">
            <text:p>795318923365380000</text:p>
          </table:table-cell>
          <table:table-cell office:value-type="string" calcext:value-type="string">
            <text:p>2016-11-06 18:36:22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Te lo anticipó @AmelieGranata @drclaudiosalud DENGUE @am1300radio @puntamogote @MartinDaSanchez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7.95318371403366E+017" calcext:value-type="float">
            <text:p>795318371403366000</text:p>
          </table:table-cell>
          <table:table-cell office:value-type="string" calcext:value-type="string">
            <text:p>2016-11-06 18:34:10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El miércoles @AmelieGranata con @drclaudiosalud TEMA DENGUE @am1300radio @leandromazzaok @jazmatte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1" calcext:value-type="float">
            <text:p>1001</text:p>
          </table:table-cell>
          <table:table-cell office:value-type="float" office:value="7.95317447649853E+017" calcext:value-type="float">
            <text:p>795317447649853000</text:p>
          </table:table-cell>
          <table:table-cell office:value-type="string" calcext:value-type="string">
            <text:p>2016-11-06 18:30:3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@anavgouveia aquilo nao passa de um criadouro de dengu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04" calcext:value-type="float">
            <text:p>1004</text:p>
          </table:table-cell>
          <table:table-cell office:value-type="float" office:value="7.9530067718656E+017" calcext:value-type="float">
            <text:p>795300677186560000</text:p>
          </table:table-cell>
          <table:table-cell office:value-type="string" calcext:value-type="string">
            <text:p>2016-11-06 17:23:52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Imposible de aplicación masiva de vacuna contra dengue - https:// goo.gl/wZXQdc #NoticiasELDICTAMEN pic.twitter.com/7fOC1HhI6V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11" calcext:value-type="float">
            <text:p>1011</text:p>
          </table:table-cell>
          <table:table-cell office:value-type="float" office:value="7.95269416040759E+017" calcext:value-type="float">
            <text:p>795269416040759000</text:p>
          </table:table-cell>
          <table:table-cell office:value-type="string" calcext:value-type="string">
            <text:p>2016-11-06 15:19:38</text:p>
          </table:table-cell>
          <table:table-cell office:value-type="string" calcext:value-type="string">
            <text:p>Jaru, Brasil</text:p>
          </table:table-cell>
          <table:table-cell office:value-type="float" office:value="-10.4318259" calcext:value-type="float">
            <text:p>-10.4318259</text:p>
          </table:table-cell>
          <table:table-cell office:value-type="float" office:value="-62.4787689" calcext:value-type="float">
            <text:p>-62.4787689</text:p>
          </table:table-cell>
          <table:table-cell table:number-columns-repeated="2"/>
          <table:table-cell office:value-type="string" calcext:value-type="string">
            <text:p>Dengue anemia plaquetas baixa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12" calcext:value-type="float">
            <text:p>1012</text:p>
          </table:table-cell>
          <table:table-cell office:value-type="float" office:value="7.95264116097221E+017" calcext:value-type="float">
            <text:p>795264116097221000</text:p>
          </table:table-cell>
          <table:table-cell office:value-type="string" calcext:value-type="string">
            <text:p>2016-11-06 14:58:35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Unidos contra el dengue #SACH #dengue pic.twitter.com/6b9KfIvRDO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13" calcext:value-type="float">
            <text:p>1013</text:p>
          </table:table-cell>
          <table:table-cell office:value-type="float" office:value="7.95263366382178E+017" calcext:value-type="float">
            <text:p>795263366382178000</text:p>
          </table:table-cell>
          <table:table-cell office:value-type="string" calcext:value-type="string">
            <text:p>2016-11-06 14:55:36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Poderia ter como tema: epidemia de dengue <text:s/>zika e etc perguntando pros candidatos métodos de combate e profilaxia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14" calcext:value-type="float">
            <text:p>1014</text:p>
          </table:table-cell>
          <table:table-cell office:value-type="float" office:value="7.95258158138671E+017" calcext:value-type="float">
            <text:p>795258158138671000</text:p>
          </table:table-cell>
          <table:table-cell office:value-type="string" calcext:value-type="string">
            <text:p>2016-11-06 14:34:54</text:p>
          </table:table-cell>
          <table:table-cell office:value-type="string" calcext:value-type="string">
            <text:p>Fortaleza, Brazil</text:p>
          </table:table-cell>
          <table:table-cell office:value-type="float" office:value="-3.7304511" calcext:value-type="float">
            <text:p>-3.7304511</text:p>
          </table:table-cell>
          <table:table-cell office:value-type="float" office:value="-38.5217988" calcext:value-type="float">
            <text:p>-38.5217988</text:p>
          </table:table-cell>
          <table:table-cell table:number-columns-repeated="2"/>
          <table:table-cell office:value-type="string" calcext:value-type="string">
            <text:p>Xô Dengue ... @Parque Do Cocó https://www. instagram.com/p/BMeHZ26gNrJ/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15" calcext:value-type="float">
            <text:p>1015</text:p>
          </table:table-cell>
          <table:table-cell office:value-type="float" office:value="7.9525102118228E+017" calcext:value-type="float">
            <text:p>795251021182280000</text:p>
          </table:table-cell>
          <table:table-cell office:value-type="string" calcext:value-type="string">
            <text:p>2016-11-06 14:06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MicrobesInfect After Zika and rainy season stops in December in 2017 dengue and Leptospira will be re-entry vigorous in the tropical stag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17" calcext:value-type="float">
            <text:p>1017</text:p>
          </table:table-cell>
          <table:table-cell office:value-type="float" office:value="7.95239617662489E+017" calcext:value-type="float">
            <text:p>795239617662489000</text:p>
          </table:table-cell>
          <table:table-cell office:value-type="string" calcext:value-type="string">
            <text:p>2016-11-06 13:21:14</text:p>
          </table:table-cell>
          <table:table-cell office:value-type="string" calcext:value-type="string">
            <text:p>Curvelo, Brasil</text:p>
          </table:table-cell>
          <table:table-cell office:value-type="float" office:value="-18.7571925" calcext:value-type="float">
            <text:p>-18.7571925</text:p>
          </table:table-cell>
          <table:table-cell office:value-type="float" office:value="-44.4305992" calcext:value-type="float">
            <text:p>-44.4305992</text:p>
          </table:table-cell>
          <table:table-cell table:number-columns-repeated="2"/>
          <table:table-cell office:value-type="string" calcext:value-type="string">
            <text:p>dengue ou mobilidade urbana favoritem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26" calcext:value-type="float">
            <text:p>1026</text:p>
          </table:table-cell>
          <table:table-cell office:value-type="float" office:value="7.95180230101139E+017" calcext:value-type="float">
            <text:p>795180230101139000</text:p>
          </table:table-cell>
          <table:table-cell office:value-type="string" calcext:value-type="string">
            <text:p>2016-11-06 09:25:15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@enanorodriguez2 no importa enano peor es que te pique el dengue o gianni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29" calcext:value-type="float">
            <text:p>1029</text:p>
          </table:table-cell>
          <table:table-cell office:value-type="float" office:value="7.95125157098648E+017" calcext:value-type="float">
            <text:p>795125157098648000</text:p>
          </table:table-cell>
          <table:table-cell office:value-type="string" calcext:value-type="string">
            <text:p>2016-11-06 05:46:2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engo los labios hinchados y violetas. Este dengue t lo robo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30" calcext:value-type="float">
            <text:p>1030</text:p>
          </table:table-cell>
          <table:table-cell office:value-type="float" office:value="7.95124418729091E+017" calcext:value-type="float">
            <text:p>795124418729091000</text:p>
          </table:table-cell>
          <table:table-cell office:value-type="string" calcext:value-type="string">
            <text:p>2016-11-06 05:43:28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Hola señor dengue <text:s/>podría dejar de picarme? La puta madre que los parió chaqueños de mierda.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33" calcext:value-type="float">
            <text:p>1033</text:p>
          </table:table-cell>
          <table:table-cell office:value-type="float" office:value="7.95089665984438E+017" calcext:value-type="float">
            <text:p>795089665984438000</text:p>
          </table:table-cell>
          <table:table-cell office:value-type="string" calcext:value-type="string">
            <text:p>2016-11-06 03:25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Foi por causa do mosquito da dengue que SP virou SP? pic.twitter.com/zWxFhXWt6I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34" calcext:value-type="float">
            <text:p>1034</text:p>
          </table:table-cell>
          <table:table-cell office:value-type="float" office:value="7.95088609397342E+017" calcext:value-type="float">
            <text:p>795088609397342000</text:p>
          </table:table-cell>
          <table:table-cell office:value-type="string" calcext:value-type="string">
            <text:p>2016-11-06 03:21:1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orra vou viajar segunda feira já não basta a viagem que eu fiz no começo do ano e peguei dengue <text:s/>se eu viajar doente de novo pulo do avião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35" calcext:value-type="float">
            <text:p>1035</text:p>
          </table:table-cell>
          <table:table-cell office:value-type="float" office:value="7.95084841335357E+017" calcext:value-type="float">
            <text:p>795084841335357000</text:p>
          </table:table-cell>
          <table:table-cell office:value-type="string" calcext:value-type="string">
            <text:p>2016-11-06 03:06:1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witter da Vanessa é mais parado q água com dengu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37" calcext:value-type="float">
            <text:p>1037</text:p>
          </table:table-cell>
          <table:table-cell office:value-type="float" office:value="7.95069388110045E+017" calcext:value-type="float">
            <text:p>795069388110045000</text:p>
          </table:table-cell>
          <table:table-cell office:value-type="string" calcext:value-type="string">
            <text:p>2016-11-06 02:04:48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#MiráVos Vencida la CGT para el Ministro Frigerio ahora el principal enemigo del gobierno es el mosquito dengue .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38" calcext:value-type="float">
            <text:p>1038</text:p>
          </table:table-cell>
          <table:table-cell office:value-type="float" office:value="7.95068808377602E+017" calcext:value-type="float">
            <text:p>795068808377602000</text:p>
          </table:table-cell>
          <table:table-cell office:value-type="string" calcext:value-type="string">
            <text:p>2016-11-06 02:02:30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A propósito del tema… “ @Maluavi : 2016: 18000 casos de dengue en CR. El sexto peor año de la historia #vacunadengueya @rodrigmar ” pic.twitter.com/JWYpSJPSt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39" calcext:value-type="float">
            <text:p>1039</text:p>
          </table:table-cell>
          <table:table-cell office:value-type="float" office:value="7.95063822096728E+017" calcext:value-type="float">
            <text:p>795063822096728000</text:p>
          </table:table-cell>
          <table:table-cell office:value-type="string" calcext:value-type="string">
            <text:p>2016-11-06 01:42:41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Não cair 1 questão sobre dengue ...tá de sacanagem né?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40" calcext:value-type="float">
            <text:p>1040</text:p>
          </table:table-cell>
          <table:table-cell office:value-type="float" office:value="7.9505929825468E+017" calcext:value-type="float">
            <text:p>795059298254680000</text:p>
          </table:table-cell>
          <table:table-cell office:value-type="string" calcext:value-type="string">
            <text:p>2016-11-06 01:24:42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não caiu dengue cara D E N G U 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41" calcext:value-type="float">
            <text:p>1041</text:p>
          </table:table-cell>
          <table:table-cell office:value-type="float" office:value="7.95056344634196E+017" calcext:value-type="float">
            <text:p>795056344634196000</text:p>
          </table:table-cell>
          <table:table-cell office:value-type="string" calcext:value-type="string">
            <text:p>2016-11-06 01:12:5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Boludo.veo un mosquito cerca y ya flasheo picadura y muerte al hilo. Secuelas de haber tenido Dengue .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42" calcext:value-type="float">
            <text:p>1042</text:p>
          </table:table-cell>
          <table:table-cell office:value-type="float" office:value="7.9505473361039E+017" calcext:value-type="float">
            <text:p>795054733610390000</text:p>
          </table:table-cell>
          <table:table-cell office:value-type="string" calcext:value-type="string">
            <text:p>2016-11-06 01:06:34</text:p>
          </table:table-cell>
          <table:table-cell office:value-type="string" calcext:value-type="string">
            <text:p>Itajaí, Brasil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table:number-columns-repeated="2"/>
          <table:table-cell office:value-type="string" calcext:value-type="string">
            <text:p>Filha da puta dos inferno tomara q pegue dengu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43" calcext:value-type="float">
            <text:p>1043</text:p>
          </table:table-cell>
          <table:table-cell office:value-type="float" office:value="7.95045481546215E+017" calcext:value-type="float">
            <text:p>795045481546215000</text:p>
          </table:table-cell>
          <table:table-cell office:value-type="string" calcext:value-type="string">
            <text:p>2016-11-06 00:29:48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table:number-columns-repeated="2"/>
          <table:table-cell office:value-type="string" calcext:value-type="string">
            <text:p>Passar o fds de molho por causa da dengue ! #ódi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44" calcext:value-type="float">
            <text:p>1044</text:p>
          </table:table-cell>
          <table:table-cell office:value-type="float" office:value="7.95041665111261E+017" calcext:value-type="float">
            <text:p>795041665111261000</text:p>
          </table:table-cell>
          <table:table-cell office:value-type="string" calcext:value-type="string">
            <text:p>2016-11-06 00:14:3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Si tu cuerpo no pide birra con este calor ojala te pique el dengu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45" calcext:value-type="float">
            <text:p>1045</text:p>
          </table:table-cell>
          <table:table-cell office:value-type="float" office:value="7.95041291663012E+017" calcext:value-type="float">
            <text:p>795041291663012000</text:p>
          </table:table-cell>
          <table:table-cell office:value-type="string" calcext:value-type="string">
            <text:p>2016-11-06 00:13:09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Amanhã não façam igual a minha primaque o tema era um assunto e ela fez sobre a dengue que escolhe o seu próprio tema kakakakakkak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46" calcext:value-type="float">
            <text:p>1046</text:p>
          </table:table-cell>
          <table:table-cell office:value-type="float" office:value="7.95037709408567E+017" calcext:value-type="float">
            <text:p>795037709408567000</text:p>
          </table:table-cell>
          <table:table-cell office:value-type="string" calcext:value-type="string">
            <text:p>2016-11-05 23:58:55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ESTUDEI ZIKA VÍRUS PRA PORRA CHICO CUNHA DENGUE <text:s/>FEBRE AMARELA DOENÇA DE CHAGAS TUDO E NAO CAIU NADA #AprendiNoEnem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47" calcext:value-type="float">
            <text:p>1047</text:p>
          </table:table-cell>
          <table:table-cell office:value-type="float" office:value="7.95033815278293E+017" calcext:value-type="float">
            <text:p>795033815278293000</text:p>
          </table:table-cell>
          <table:table-cell office:value-type="string" calcext:value-type="string">
            <text:p>2016-11-05 23:43:27</text:p>
          </table:table-cell>
          <table:table-cell office:value-type="string" calcext:value-type="string">
            <text:p>Cerro Largo, Brasil</text:p>
          </table:table-cell>
          <table:table-cell office:value-type="float" office:value="-28.1476114" calcext:value-type="float">
            <text:p>-28.1476114</text:p>
          </table:table-cell>
          <table:table-cell office:value-type="float" office:value="-54.7385128" calcext:value-type="float">
            <text:p>-54.7385128</text:p>
          </table:table-cell>
          <table:table-cell table:number-columns-repeated="2"/>
          <table:table-cell office:value-type="string" calcext:value-type="string">
            <text:p>bem que o tema da redação podia ser drogas ou dengue ou meio ambiente..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48" calcext:value-type="float">
            <text:p>1048</text:p>
          </table:table-cell>
          <table:table-cell office:value-type="float" office:value="7.95032855084679E+017" calcext:value-type="float">
            <text:p>795032855084679000</text:p>
          </table:table-cell>
          <table:table-cell office:value-type="string" calcext:value-type="string">
            <text:p>2016-11-05 23:39:3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o todo infectado de dengue <text:s/>por que o que mosquito me picou hoje n eh tot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49" calcext:value-type="float">
            <text:p>1049</text:p>
          </table:table-cell>
          <table:table-cell office:value-type="float" office:value="7.95028390378086E+017" calcext:value-type="float">
            <text:p>795028390378086000</text:p>
          </table:table-cell>
          <table:table-cell office:value-type="string" calcext:value-type="string">
            <text:p>2016-11-05 23:21:5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O treinador é fraco mas tem meio time mal. M. Gabriel com dengue Guilherme com zika Rodriguinho com malária Uendel com osteoporos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50" calcext:value-type="float">
            <text:p>1050</text:p>
          </table:table-cell>
          <table:table-cell office:value-type="float" office:value="7.95025877046334E+017" calcext:value-type="float">
            <text:p>795025877046334000</text:p>
          </table:table-cell>
          <table:table-cell office:value-type="string" calcext:value-type="string">
            <text:p>2016-11-05 23:11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9 oct: #dengue /16 95.711 #chikún /16 19.215 #zika /15/16 105.085 @INSColombia @agaviriau @JuanManSanto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51" calcext:value-type="float">
            <text:p>1051</text:p>
          </table:table-cell>
          <table:table-cell office:value-type="float" office:value="7.95023731231957E+017" calcext:value-type="float">
            <text:p>795023731231957000</text:p>
          </table:table-cell>
          <table:table-cell office:value-type="string" calcext:value-type="string">
            <text:p>2016-11-05 23:03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deu dengu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52" calcext:value-type="float">
            <text:p>1052</text:p>
          </table:table-cell>
          <table:table-cell office:value-type="float" office:value="7.95021134429295E+017" calcext:value-type="float">
            <text:p>795021134429295000</text:p>
          </table:table-cell>
          <table:table-cell office:value-type="string" calcext:value-type="string">
            <text:p>2016-11-05 22:53:03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Bateu uma onda de estagnação que tô tipo dengue pra ler: água parada aqui.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53" calcext:value-type="float">
            <text:p>1053</text:p>
          </table:table-cell>
          <table:table-cell office:value-type="float" office:value="7.95017443966063E+017" calcext:value-type="float">
            <text:p>795017443966063000</text:p>
          </table:table-cell>
          <table:table-cell office:value-type="string" calcext:value-type="string">
            <text:p>2016-11-05 22:38:24</text:p>
          </table:table-cell>
          <table:table-cell office:value-type="string" calcext:value-type="string">
            <text:p>Presidente Prudente, Brasil</text:p>
          </table:table-cell>
          <table:table-cell office:value-type="float" office:value="-22.1225166" calcext:value-type="float">
            <text:p>-22.1225166</text:p>
          </table:table-cell>
          <table:table-cell office:value-type="float" office:value="-51.3882527" calcext:value-type="float">
            <text:p>-51.3882527</text:p>
          </table:table-cell>
          <table:table-cell table:number-columns-repeated="2"/>
          <table:table-cell office:value-type="string" calcext:value-type="string">
            <text:p>to com dor nos olhos/corpo td só falta vir dengue de nov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54" calcext:value-type="float">
            <text:p>1054</text:p>
          </table:table-cell>
          <table:table-cell office:value-type="float" office:value="7.94999907081978E+017" calcext:value-type="float">
            <text:p>794999907081978000</text:p>
          </table:table-cell>
          <table:table-cell office:value-type="string" calcext:value-type="string">
            <text:p>2016-11-05 21:28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ra melhor eu ter morrido em 2007 de Dengue do q ver o Vasco virar isso.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55" calcext:value-type="float">
            <text:p>1055</text:p>
          </table:table-cell>
          <table:table-cell office:value-type="float" office:value="7.94996511503479E+017" calcext:value-type="float">
            <text:p>794996511503479000</text:p>
          </table:table-cell>
          <table:table-cell office:value-type="string" calcext:value-type="string">
            <text:p>2016-11-05 21:15:13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A ella le gusta la picadura yo soy el dengue que la vacunaaaa♪♫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61" calcext:value-type="float">
            <text:p>1061</text:p>
          </table:table-cell>
          <table:table-cell office:value-type="float" office:value="7.94941289783558E+017" calcext:value-type="float">
            <text:p>794941289783558000</text:p>
          </table:table-cell>
          <table:table-cell office:value-type="string" calcext:value-type="string">
            <text:p>2016-11-05 17:35:47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@AlcaldiaDeSucre si no se controlan los zancudos aumenta la posibilidad de contraer zica chikunguya y dengue pendiente!!!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63" calcext:value-type="float">
            <text:p>1063</text:p>
          </table:table-cell>
          <table:table-cell office:value-type="float" office:value="7.94936369722364E+017" calcext:value-type="float">
            <text:p>794936369722364000</text:p>
          </table:table-cell>
          <table:table-cell office:value-type="string" calcext:value-type="string">
            <text:p>2016-11-05 17:16:1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O tempo médio do ciclo é de 5 a 6 dias #dengue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68" calcext:value-type="float">
            <text:p>1068</text:p>
          </table:table-cell>
          <table:table-cell office:value-type="float" office:value="7.94925108687204E+017" calcext:value-type="float">
            <text:p>794925108687204000</text:p>
          </table:table-cell>
          <table:table-cell office:value-type="string" calcext:value-type="string">
            <text:p>2016-11-05 16:31:29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meu celular tá mai parado q água de dengue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69" calcext:value-type="float">
            <text:p>1069</text:p>
          </table:table-cell>
          <table:table-cell office:value-type="float" office:value="7.94912893556945E+017" calcext:value-type="float">
            <text:p>794912893556945000</text:p>
          </table:table-cell>
          <table:table-cell office:value-type="string" calcext:value-type="string">
            <text:p>2016-11-05 15:42:57</text:p>
          </table:table-cell>
          <table:table-cell office:value-type="string" calcext:value-type="string">
            <text:p>Balcarce, Argentina</text:p>
          </table:table-cell>
          <table:table-cell office:value-type="float" office:value="-31.4335924" calcext:value-type="float">
            <text:p>-31.4335924</text:p>
          </table:table-cell>
          <table:table-cell office:value-type="float" office:value="-64.2216787" calcext:value-type="float">
            <text:p>-64.2216787</text:p>
          </table:table-cell>
          <table:table-cell table:number-columns-repeated="2"/>
          <table:table-cell office:value-type="string" calcext:value-type="string">
            <text:p>@romanlejtman16 Lo bueno es que en esa fuente ahora ni en pedo se cría el dengu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73" calcext:value-type="float">
            <text:p>1073</text:p>
          </table:table-cell>
          <table:table-cell office:value-type="float" office:value="7.94906449747079E+017" calcext:value-type="float">
            <text:p>794906449747079000</text:p>
          </table:table-cell>
          <table:table-cell office:value-type="string" calcext:value-type="string">
            <text:p>2016-11-05 15:17:20</text:p>
          </table:table-cell>
          <table:table-cell office:value-type="string" calcext:value-type="string">
            <text:p>Formosa, Brasil</text:p>
          </table:table-cell>
          <table:table-cell office:value-type="float" office:value="-15.5492442" calcext:value-type="float">
            <text:p>-15.5492442</text:p>
          </table:table-cell>
          <table:table-cell office:value-type="float" office:value="-47.3301211" calcext:value-type="float">
            <text:p>-47.3301211</text:p>
          </table:table-cell>
          <table:table-cell table:number-columns-repeated="2"/>
          <table:table-cell office:value-type="string" calcext:value-type="string">
            <text:p>@SilvaaGabriel @viniciusfsamelo @angelicass_ @layz_natalia quero não tô com dengue hoje kkkkkkkk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74" calcext:value-type="float">
            <text:p>1074</text:p>
          </table:table-cell>
          <table:table-cell office:value-type="float" office:value="7.94905876935115E+017" calcext:value-type="float">
            <text:p>794905876935115000</text:p>
          </table:table-cell>
          <table:table-cell office:value-type="string" calcext:value-type="string">
            <text:p>2016-11-05 15:15:0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SAMSCLUBBRASIL Pomarola contra a dengue ! pic.twitter.com/i7ASMj6sTq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75" calcext:value-type="float">
            <text:p>1075</text:p>
          </table:table-cell>
          <table:table-cell office:value-type="float" office:value="7.94903456893071E+017" calcext:value-type="float">
            <text:p>794903456893071000</text:p>
          </table:table-cell>
          <table:table-cell office:value-type="string" calcext:value-type="string">
            <text:p>2016-11-05 15:05:2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ngue : en diciembre el IPS ya contaría con los repelentes para sus afiliados. @CarlosArce_ips (VIDEO) http://www. noticiasdel6.com/ampliar.php?id =172694 … pic.twitter.com/NdCZTt6mbZ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76" calcext:value-type="float">
            <text:p>1076</text:p>
          </table:table-cell>
          <table:table-cell office:value-type="float" office:value="7.94895253283209E+017" calcext:value-type="float">
            <text:p>794895253283209000</text:p>
          </table:table-cell>
          <table:table-cell office:value-type="string" calcext:value-type="string">
            <text:p>2016-11-05 14:32:5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Se enojó una. Jajaja pique ese dengue pique!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82" calcext:value-type="float">
            <text:p>1082</text:p>
          </table:table-cell>
          <table:table-cell office:value-type="float" office:value="7.94868769411727E+017" calcext:value-type="float">
            <text:p>794868769411727000</text:p>
          </table:table-cell>
          <table:table-cell office:value-type="string" calcext:value-type="string">
            <text:p>2016-11-05 12:47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xecica_ to com dengu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83" calcext:value-type="float">
            <text:p>1083</text:p>
          </table:table-cell>
          <table:table-cell office:value-type="float" office:value="7.94868740282262E+017" calcext:value-type="float">
            <text:p>794868740282262000</text:p>
          </table:table-cell>
          <table:table-cell office:value-type="string" calcext:value-type="string">
            <text:p>2016-11-05 12:47:3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DENGUE Los mosquitos llegan antes y hay polémica por la vacuna contra el dengue http://www. radiosudamericana.com/notix/nota/162 522_dengue_los_mosquitos_llegan_antes_y_hay_pol%C3%A9mica_por_la_vacuna_.htm … pic.twitter.com/kbvr8ATzf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97" calcext:value-type="float">
            <text:p>1097</text:p>
          </table:table-cell>
          <table:table-cell office:value-type="float" office:value="7.94838911335932E+017" calcext:value-type="float">
            <text:p>794838911335932000</text:p>
          </table:table-cell>
          <table:table-cell office:value-type="string" calcext:value-type="string">
            <text:p>2016-11-05 10:48:58</text:p>
          </table:table-cell>
          <table:table-cell office:value-type="string" calcext:value-type="string">
            <text:p>San Luis, Argentina</text:p>
          </table:table-cell>
          <table:table-cell office:value-type="float" office:value="-33.2762201" calcext:value-type="float">
            <text:p>-33.2762201</text:p>
          </table:table-cell>
          <table:table-cell office:value-type="float" office:value="-65.9515545" calcext:value-type="float">
            <text:p>-65.9515545</text:p>
          </table:table-cell>
          <table:table-cell table:number-columns-repeated="2"/>
          <table:table-cell office:value-type="string" calcext:value-type="string">
            <text:p>Re dengue me pongo con esas pelotudeces jajaja dios mio querido eh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19" calcext:value-type="float">
            <text:p>1119</text:p>
          </table:table-cell>
          <table:table-cell office:value-type="float" office:value="7.94800875801743E+017" calcext:value-type="float">
            <text:p>794800875801743000</text:p>
          </table:table-cell>
          <table:table-cell office:value-type="string" calcext:value-type="string">
            <text:p>2016-11-05 08:17:50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Mañana me levanto con dengu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24" calcext:value-type="float">
            <text:p>1124</text:p>
          </table:table-cell>
          <table:table-cell office:value-type="float" office:value="7.94770469203378E+017" calcext:value-type="float">
            <text:p>794770469203378000</text:p>
          </table:table-cell>
          <table:table-cell office:value-type="string" calcext:value-type="string">
            <text:p>2016-11-05 06:17:0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onda con eso de beso o piña dos a fondo ¿? Dejen de pendejadas la re puta madre que los parió. Ojala les pique el dengue .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26" calcext:value-type="float">
            <text:p>1126</text:p>
          </table:table-cell>
          <table:table-cell office:value-type="float" office:value="7.94760185399149E+017" calcext:value-type="float">
            <text:p>794760185399149000</text:p>
          </table:table-cell>
          <table:table-cell office:value-type="string" calcext:value-type="string">
            <text:p>2016-11-05 05:36:08</text:p>
          </table:table-cell>
          <table:table-cell office:value-type="string" calcext:value-type="string">
            <text:p>Foz do Iguaçu, Brasil</text:p>
          </table:table-cell>
          <table:table-cell office:value-type="float" office:value="-25.5208725" calcext:value-type="float">
            <text:p>-25.5208725</text:p>
          </table:table-cell>
          <table:table-cell office:value-type="float" office:value="-54.5763081" calcext:value-type="float">
            <text:p>-54.5763081</text:p>
          </table:table-cell>
          <table:table-cell table:number-columns-repeated="2"/>
          <table:table-cell office:value-type="string" calcext:value-type="string">
            <text:p>Tenho que tomar cuidado perigoso meu whats da dengu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29" calcext:value-type="float">
            <text:p>1129</text:p>
          </table:table-cell>
          <table:table-cell office:value-type="float" office:value="7.94746683796189E+017" calcext:value-type="float">
            <text:p>794746683796189000</text:p>
          </table:table-cell>
          <table:table-cell office:value-type="string" calcext:value-type="string">
            <text:p>2016-11-05 04:42:29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romulomendonca Luol tá saudável sem dengue ! #NBAnaESPN #NB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30" calcext:value-type="float">
            <text:p>1130</text:p>
          </table:table-cell>
          <table:table-cell office:value-type="float" office:value="7.94746313426555E+017" calcext:value-type="float">
            <text:p>794746313426555000</text:p>
          </table:table-cell>
          <table:table-cell office:value-type="string" calcext:value-type="string">
            <text:p>2016-11-05 04:41:01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eng sem sintomas de dengue HAHAHAH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32" calcext:value-type="float">
            <text:p>1132</text:p>
          </table:table-cell>
          <table:table-cell office:value-type="float" office:value="7.94734295126512E+017" calcext:value-type="float">
            <text:p>794734295126512000</text:p>
          </table:table-cell>
          <table:table-cell office:value-type="string" calcext:value-type="string">
            <text:p>2016-11-05 03:53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romulomendonca Ta chegando o verão e é bom não deixar água parada pq o jogador do Lakers Luol Dengue <text:s/>se reproduz #nbanaespn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33" calcext:value-type="float">
            <text:p>1133</text:p>
          </table:table-cell>
          <table:table-cell office:value-type="float" office:value="7.94723840744157E+017" calcext:value-type="float">
            <text:p>794723840744157000</text:p>
          </table:table-cell>
          <table:table-cell office:value-type="string" calcext:value-type="string">
            <text:p>2016-11-05 03:11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34" calcext:value-type="float">
            <text:p>1134</text:p>
          </table:table-cell>
          <table:table-cell office:value-type="float" office:value="7.94723055654343E+017" calcext:value-type="float">
            <text:p>794723055654343000</text:p>
          </table:table-cell>
          <table:table-cell office:value-type="string" calcext:value-type="string">
            <text:p>2016-11-05 03:08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dm ta tão parada que ja pegou ate dengu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36" calcext:value-type="float">
            <text:p>1136</text:p>
          </table:table-cell>
          <table:table-cell office:value-type="float" office:value="7.94716363508109E+017" calcext:value-type="float">
            <text:p>794716363508109000</text:p>
          </table:table-cell>
          <table:table-cell office:value-type="string" calcext:value-type="string">
            <text:p>2016-11-05 02:42:00</text:p>
          </table:table-cell>
          <table:table-cell office:value-type="string" calcext:value-type="string">
            <text:p>Plottier, Argentina</text:p>
          </table:table-cell>
          <table:table-cell office:value-type="float" office:value="-38.9523097" calcext:value-type="float">
            <text:p>-38.9523097</text:p>
          </table:table-cell>
          <table:table-cell office:value-type="float" office:value="-68.2270196" calcext:value-type="float">
            <text:p>-68.2270196</text:p>
          </table:table-cell>
          <table:table-cell table:number-columns-repeated="2"/>
          <table:table-cell office:value-type="string" calcext:value-type="string">
            <text:p>#ViernesIntratable que hace esa señora con el dengue <text:s/>el Chagas las pestes las langosta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37" calcext:value-type="float">
            <text:p>1137</text:p>
          </table:table-cell>
          <table:table-cell office:value-type="float" office:value="7.9470991516418E+017" calcext:value-type="float">
            <text:p>794709915164180000</text:p>
          </table:table-cell>
          <table:table-cell office:value-type="string" calcext:value-type="string">
            <text:p>2016-11-05 02:16:2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osquito da Dengue faz a festa no meu wpp. Mais parado que tud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38" calcext:value-type="float">
            <text:p>1138</text:p>
          </table:table-cell>
          <table:table-cell office:value-type="float" office:value="7.94695483453125E+017" calcext:value-type="float">
            <text:p>794695483453125000</text:p>
          </table:table-cell>
          <table:table-cell office:value-type="string" calcext:value-type="string">
            <text:p>2016-11-05 01:19:02</text:p>
          </table:table-cell>
          <table:table-cell office:value-type="string" calcext:value-type="string">
            <text:p>Independencia, Peru</text:p>
          </table:table-cell>
          <table:table-cell office:value-type="float" office:value="-14.2808332" calcext:value-type="float">
            <text:p>-14.2808332</text:p>
          </table:table-cell>
          <table:table-cell office:value-type="float" office:value="-76.196111" calcext:value-type="float">
            <text:p>-76.196111</text:p>
          </table:table-cell>
          <table:table-cell table:number-columns-repeated="2"/>
          <table:table-cell office:value-type="string" calcext:value-type="string">
            <text:p>Diagnóstico del Dengue empresa ades @Minsa_Peru en #PeruConCiencia @ConcytecPeru @inforegion pic.twitter.com/16mqaM1go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40" calcext:value-type="float">
            <text:p>1140</text:p>
          </table:table-cell>
          <table:table-cell office:value-type="float" office:value="7.94673794191397E+017" calcext:value-type="float">
            <text:p>794673794191397000</text:p>
          </table:table-cell>
          <table:table-cell office:value-type="string" calcext:value-type="string">
            <text:p>2016-11-04 23:52:51</text:p>
          </table:table-cell>
          <table:table-cell office:value-type="string" calcext:value-type="string">
            <text:p>Colatina, Brasil</text:p>
          </table:table-cell>
          <table:table-cell office:value-type="float" office:value="-19.54786" calcext:value-type="float">
            <text:p>-19.54786</text:p>
          </table:table-cell>
          <table:table-cell office:value-type="float" office:value="-40.62637" calcext:value-type="float">
            <text:p>-40.62637</text:p>
          </table:table-cell>
          <table:table-cell table:number-columns-repeated="2"/>
          <table:table-cell office:value-type="string" calcext:value-type="string">
            <text:p>Ê dengue <text:s/>sai de mim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43" calcext:value-type="float">
            <text:p>1143</text:p>
          </table:table-cell>
          <table:table-cell office:value-type="float" office:value="7.94657964053426E+017" calcext:value-type="float">
            <text:p>794657964053426000</text:p>
          </table:table-cell>
          <table:table-cell office:value-type="string" calcext:value-type="string">
            <text:p>2016-11-04 22:49:57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Santo Tomé: Lanzan la campaña de prevención de dengue <text:s/>zika y chikungunya https:// goo.gl/VPVkhA pic.twitter.com/enz1zDhfvx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44" calcext:value-type="float">
            <text:p>1144</text:p>
          </table:table-cell>
          <table:table-cell office:value-type="float" office:value="7.94655327023202E+017" calcext:value-type="float">
            <text:p>794655327023202000</text:p>
          </table:table-cell>
          <table:table-cell office:value-type="string" calcext:value-type="string">
            <text:p>2016-11-04 22:39:28</text:p>
          </table:table-cell>
          <table:table-cell office:value-type="string" calcext:value-type="string">
            <text:p>Santo Domingo, Ecuador</text:p>
          </table:table-cell>
          <table:table-cell office:value-type="float" office:value="-0.2305452" calcext:value-type="float">
            <text:p>-0.2305452</text:p>
          </table:table-cell>
          <table:table-cell office:value-type="float" office:value="-79.1693941" calcext:value-type="float">
            <text:p>-79.1693941</text:p>
          </table:table-cell>
          <table:table-cell table:number-columns-repeated="2"/>
          <table:table-cell office:value-type="string" calcext:value-type="string">
            <text:p>todos de sol mar arena y bueno yo aquí con mi amigo el Dengu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45" calcext:value-type="float">
            <text:p>1145</text:p>
          </table:table-cell>
          <table:table-cell office:value-type="float" office:value="7.94643815982305E+017" calcext:value-type="float">
            <text:p>794643815982305000</text:p>
          </table:table-cell>
          <table:table-cell office:value-type="string" calcext:value-type="string">
            <text:p>2016-11-04 21:53:4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Zancudo dengue en agua limpia dijo @MinSaludCol / @opsoms ; niños no laven albercas dijo la profe. #RediseñoPromoción @agaviriau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46" calcext:value-type="float">
            <text:p>1146</text:p>
          </table:table-cell>
          <table:table-cell office:value-type="float" office:value="7.9463983175422E+017" calcext:value-type="float">
            <text:p>794639831754220000</text:p>
          </table:table-cell>
          <table:table-cell office:value-type="string" calcext:value-type="string">
            <text:p>2016-11-04 21:37:54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@LomasTransito @MunicipioLdeZ q se apuren xq los pozos están llenos de agua y con el calor aparece el Dengue ......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47" calcext:value-type="float">
            <text:p>1147</text:p>
          </table:table-cell>
          <table:table-cell office:value-type="float" office:value="7.94625070949868E+017" calcext:value-type="float">
            <text:p>794625070949868000</text:p>
          </table:table-cell>
          <table:table-cell office:value-type="string" calcext:value-type="string">
            <text:p>2016-11-04 20:39:14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Ya en la Conmebol listos para escuchar la charla sobre #Dengue del Ex Ministro de Salud el Dr. Antonio Árbol. pic.twitter.com/mQo4w9Irp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48" calcext:value-type="float">
            <text:p>1148</text:p>
          </table:table-cell>
          <table:table-cell office:value-type="float" office:value="7.9462369002147E+017" calcext:value-type="float">
            <text:p>794623690021470000</text:p>
          </table:table-cell>
          <table:table-cell office:value-type="string" calcext:value-type="string">
            <text:p>2016-11-04 20:33:45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Tengamos en cuenta estos consejos para prevenir el contagio del #dengue . Juntos podemos hacerlo! pic.twitter.com/dowfQXG2Lu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49" calcext:value-type="float">
            <text:p>1149</text:p>
          </table:table-cell>
          <table:table-cell office:value-type="float" office:value="7.94609538355827E+017" calcext:value-type="float">
            <text:p>794609538355827000</text:p>
          </table:table-cell>
          <table:table-cell office:value-type="string" calcext:value-type="string">
            <text:p>2016-11-04 19:37:31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Não sei se é a sinusite querendo atacar Não sei se é dengue <text:s/>Se for para emergência o médico vai dizer que é virose! Estou Fudid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50" calcext:value-type="float">
            <text:p>1150</text:p>
          </table:table-cell>
          <table:table-cell office:value-type="float" office:value="7.94608192751804E+017" calcext:value-type="float">
            <text:p>794608192751804000</text:p>
          </table:table-cell>
          <table:table-cell office:value-type="string" calcext:value-type="string">
            <text:p>2016-11-04 19:32:1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ô mais parado que água da dengu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51" calcext:value-type="float">
            <text:p>1151</text:p>
          </table:table-cell>
          <table:table-cell office:value-type="float" office:value="7.94606775412683E+017" calcext:value-type="float">
            <text:p>794606775412683000</text:p>
          </table:table-cell>
          <table:table-cell office:value-type="string" calcext:value-type="string">
            <text:p>2016-11-04 19:26:3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tou com suspeita de dengu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52" calcext:value-type="float">
            <text:p>1152</text:p>
          </table:table-cell>
          <table:table-cell office:value-type="float" office:value="7.94605469536948E+017" calcext:value-type="float">
            <text:p>794605469536948000</text:p>
          </table:table-cell>
          <table:table-cell office:value-type="string" calcext:value-type="string">
            <text:p>2016-11-04 19:21:21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#CuentaConmigo impartió charlas sobre las medidas que deben adoptar en sus hogares para prevenir el #dengue <text:s/>el #zika y la #chikungunya .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53" calcext:value-type="float">
            <text:p>1153</text:p>
          </table:table-cell>
          <table:table-cell office:value-type="float" office:value="7.94603458636587E+017" calcext:value-type="float">
            <text:p>794603458636587000</text:p>
          </table:table-cell>
          <table:table-cell office:value-type="string" calcext:value-type="string">
            <text:p>2016-11-04 19:13:22</text:p>
          </table:table-cell>
          <table:table-cell office:value-type="string" calcext:value-type="string">
            <text:p>Alajuela, Costa Rica</text:p>
          </table:table-cell>
          <table:table-cell office:value-type="float" office:value="10.6916755" calcext:value-type="float">
            <text:p>10.6916755</text:p>
          </table:table-cell>
          <table:table-cell office:value-type="float" office:value="-84.7561317" calcext:value-type="float">
            <text:p>-84.7561317</text:p>
          </table:table-cell>
          <table:table-cell table:number-columns-repeated="2"/>
          <table:table-cell office:value-type="string" calcext:value-type="string">
            <text:p>Se amontono con larvas de dengue <text:s/>Noticias Repretel 2016 Lo idiota Habemus nuevo parasito jajajajajajajajajajajajajajajaja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54" calcext:value-type="float">
            <text:p>1154</text:p>
          </table:table-cell>
          <table:table-cell office:value-type="float" office:value="7.94601705052799E+017" calcext:value-type="float">
            <text:p>794601705052799000</text:p>
          </table:table-cell>
          <table:table-cell office:value-type="string" calcext:value-type="string">
            <text:p>2016-11-04 19:06:2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inha vida está tão parada que acho que vai dar dengu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55" calcext:value-type="float">
            <text:p>1155</text:p>
          </table:table-cell>
          <table:table-cell office:value-type="float" office:value="7.94601086594191E+017" calcext:value-type="float">
            <text:p>794601086594191000</text:p>
          </table:table-cell>
          <table:table-cell office:value-type="string" calcext:value-type="string">
            <text:p>2016-11-04 19:03:56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PAMI_org_ar CAP CORONDA seguimos haciendo prevención contra DENGUE <text:s/>ZIKA Y CHIKUNGUNYA @fredymarinelli @patoandred pic.twitter.com/F3yEFfqshW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56" calcext:value-type="float">
            <text:p>1156</text:p>
          </table:table-cell>
          <table:table-cell office:value-type="float" office:value="7.94599095881126E+017" calcext:value-type="float">
            <text:p>794599095881126000</text:p>
          </table:table-cell>
          <table:table-cell office:value-type="string" calcext:value-type="string">
            <text:p>2016-11-04 18:56:0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i fue el dengue que me pico <text:s/>lo odi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59" calcext:value-type="float">
            <text:p>1159</text:p>
          </table:table-cell>
          <table:table-cell office:value-type="float" office:value="7.94589042092425E+017" calcext:value-type="float">
            <text:p>794589042092425000</text:p>
          </table:table-cell>
          <table:table-cell office:value-type="string" calcext:value-type="string">
            <text:p>2016-11-04 18:16:05</text:p>
          </table:table-cell>
          <table:table-cell office:value-type="string" calcext:value-type="string">
            <text:p>Tambaú, Brasil</text:p>
          </table:table-cell>
          <table:table-cell office:value-type="float" office:value="-21.7029199" calcext:value-type="float">
            <text:p>-21.7029199</text:p>
          </table:table-cell>
          <table:table-cell office:value-type="float" office:value="-47.2703439" calcext:value-type="float">
            <text:p>-47.2703439</text:p>
          </table:table-cell>
          <table:table-cell table:number-columns-repeated="2"/>
          <table:table-cell office:value-type="string" calcext:value-type="string">
            <text:p>@talamonipam eu acho q sobre microcefalia dengue <text:s/>conceito de família sabe.. minha professora disse que é difícil cair sobre política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60" calcext:value-type="float">
            <text:p>1160</text:p>
          </table:table-cell>
          <table:table-cell office:value-type="float" office:value="7.94588895396692E+017" calcext:value-type="float">
            <text:p>794588895396692000</text:p>
          </table:table-cell>
          <table:table-cell office:value-type="string" calcext:value-type="string">
            <text:p>2016-11-04 18:15:30</text:p>
          </table:table-cell>
          <table:table-cell office:value-type="string" calcext:value-type="string">
            <text:p>Carmo, Brasil</text:p>
          </table:table-cell>
          <table:table-cell office:value-type="float" office:value="-7.7535198" calcext:value-type="float">
            <text:p>-7.7535198</text:p>
          </table:table-cell>
          <table:table-cell office:value-type="float" office:value="-38.7228874" calcext:value-type="float">
            <text:p>-38.7228874</text:p>
          </table:table-cell>
          <table:table-cell table:number-columns-repeated="2"/>
          <table:table-cell office:value-type="string" calcext:value-type="string">
            <text:p>Tava tirando um cochilo tão bom e esse pessoal da dengue chegou aqui em casa pqp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61" calcext:value-type="float">
            <text:p>1161</text:p>
          </table:table-cell>
          <table:table-cell office:value-type="float" office:value="7.94587360340177E+017" calcext:value-type="float">
            <text:p>794587360340177000</text:p>
          </table:table-cell>
          <table:table-cell office:value-type="string" calcext:value-type="string">
            <text:p>2016-11-04 18:09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m Biologia acredito que irá cair bastante sobre a dengue <text:s/>chikungunya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63" calcext:value-type="float">
            <text:p>1163</text:p>
          </table:table-cell>
          <table:table-cell office:value-type="float" office:value="7.94572992923791E+017" calcext:value-type="float">
            <text:p>794572992923791000</text:p>
          </table:table-cell>
          <table:table-cell office:value-type="string" calcext:value-type="string">
            <text:p>2016-11-04 17:12:18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Uma mulher da dengue veio olhar o pátio bota simpática já fiz amizade hah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67" calcext:value-type="float">
            <text:p>1167</text:p>
          </table:table-cell>
          <table:table-cell office:value-type="float" office:value="7.94560031010259E+017" calcext:value-type="float">
            <text:p>794560031010259000</text:p>
          </table:table-cell>
          <table:table-cell office:value-type="string" calcext:value-type="string">
            <text:p>2016-11-04 16:20:48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El Gobierno y los Municipios coordinan acciones contra el dengue <text:s/>Zika y Chikungunya. http:// bit.ly/2f8POly pic.twitter.com/kcIN660Qrq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69" calcext:value-type="float">
            <text:p>1169</text:p>
          </table:table-cell>
          <table:table-cell office:value-type="float" office:value="7.94552818862588E+017" calcext:value-type="float">
            <text:p>794552818862588000</text:p>
          </table:table-cell>
          <table:table-cell office:value-type="string" calcext:value-type="string">
            <text:p>2016-11-04 15:52:0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#AHORA @GustavoSaenzOK verifica los trabajos de limpieza del canal Oeste. #prevencion #dengue #Inundaciones pic.twitter.com/DbOlPnKr4W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70" calcext:value-type="float">
            <text:p>1170</text:p>
          </table:table-cell>
          <table:table-cell office:value-type="float" office:value="7.94552579397157E+017" calcext:value-type="float">
            <text:p>794552579397157000</text:p>
          </table:table-cell>
          <table:table-cell office:value-type="string" calcext:value-type="string">
            <text:p>2016-11-04 15:51:11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O MELHOR REMÉDIO CONTRA O MOSQUITO DA DENGUE E O SANEAMENTO BÁSICO.ESTAM8S 20 ANOS ATRASADOS E TEM GOVERNANTE ACHANDO NORMA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71" calcext:value-type="float">
            <text:p>1171</text:p>
          </table:table-cell>
          <table:table-cell office:value-type="float" office:value="7.94552493866947E+017" calcext:value-type="float">
            <text:p>794552493866947000</text:p>
          </table:table-cell>
          <table:table-cell office:value-type="string" calcext:value-type="string">
            <text:p>2016-11-04 15:50:51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To comedo de pegar dengue to com dor no corpo me sinto sonolent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76" calcext:value-type="float">
            <text:p>1176</text:p>
          </table:table-cell>
          <table:table-cell office:value-type="float" office:value="7.94525692654396E+017" calcext:value-type="float">
            <text:p>794525692654396000</text:p>
          </table:table-cell>
          <table:table-cell office:value-type="string" calcext:value-type="string">
            <text:p>2016-11-04 14:04:21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#Hoy hrs 9:00 las Brigadas contra el mosquito transmisor del #Dengue #Chikungunya y #Zika estarán en el barrio Belén entre 3er y 4to anill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77" calcext:value-type="float">
            <text:p>1177</text:p>
          </table:table-cell>
          <table:table-cell office:value-type="float" office:value="7.94514404205269E+017" calcext:value-type="float">
            <text:p>794514404205269000</text:p>
          </table:table-cell>
          <table:table-cell office:value-type="string" calcext:value-type="string">
            <text:p>2016-11-04 13:19:2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cordei com o corpo todo cheio de manchas vermelhas e eu realmente espero que não seja dengu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79" calcext:value-type="float">
            <text:p>1179</text:p>
          </table:table-cell>
          <table:table-cell office:value-type="float" office:value="7.94480779841643E+017" calcext:value-type="float">
            <text:p>794480779841643000</text:p>
          </table:table-cell>
          <table:table-cell office:value-type="string" calcext:value-type="string">
            <text:p>2016-11-04 11:05:5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onebubblegirl vacina contra dengue é NOSSA TBM. Instituto butantan já está realizando testes.... espero q dê tudo cert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82" calcext:value-type="float">
            <text:p>1182</text:p>
          </table:table-cell>
          <table:table-cell office:value-type="float" office:value="7.9444369922474E+017" calcext:value-type="float">
            <text:p>794443699224740000</text:p>
          </table:table-cell>
          <table:table-cell office:value-type="string" calcext:value-type="string">
            <text:p>2016-11-04 08:38:32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Agora um drama mais importante: e meu cabelo que tá crescendo depois da dengue todo horrível? Capricharam no bonequinho de voodoo hein???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88" calcext:value-type="float">
            <text:p>1188</text:p>
          </table:table-cell>
          <table:table-cell office:value-type="float" office:value="7.9438175919455E+017" calcext:value-type="float">
            <text:p>794381759194550000</text:p>
          </table:table-cell>
          <table:table-cell office:value-type="string" calcext:value-type="string">
            <text:p>2016-11-04 04:32:24</text:p>
          </table:table-cell>
          <table:table-cell office:value-type="string" calcext:value-type="string">
            <text:p>Luruaco, Colombia</text:p>
          </table:table-cell>
          <table:table-cell office:value-type="float" office:value="10.6332465" calcext:value-type="float">
            <text:p>10.6332465</text:p>
          </table:table-cell>
          <table:table-cell office:value-type="float" office:value="-75.1418679418261" calcext:value-type="float">
            <text:p>-75.1418679418</text:p>
          </table:table-cell>
          <table:table-cell table:number-columns-repeated="2"/>
          <table:table-cell office:value-type="string" calcext:value-type="string">
            <text:p>No contribuyas a la proliferación del mosquito que causan el Dengue y Zika no dejes llantas a… https://www. instagram.com/p/BMX429_Ff4o/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89" calcext:value-type="float">
            <text:p>1189</text:p>
          </table:table-cell>
          <table:table-cell office:value-type="float" office:value="7.94375390311617E+017" calcext:value-type="float">
            <text:p>794375390311617000</text:p>
          </table:table-cell>
          <table:table-cell office:value-type="string" calcext:value-type="string">
            <text:p>2016-11-04 04:07:06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Minha mãe com as idéia que eu tô com dengue valeimedeu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90" calcext:value-type="float">
            <text:p>1190</text:p>
          </table:table-cell>
          <table:table-cell office:value-type="float" office:value="7.9437459661097E+017" calcext:value-type="float">
            <text:p>794374596610970000</text:p>
          </table:table-cell>
          <table:table-cell office:value-type="string" calcext:value-type="string">
            <text:p>2016-11-04 04:03:5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e picaron tantos mosquitos que siento que me agarro dengue <text:s/>rota virus y alzheimer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92" calcext:value-type="float">
            <text:p>1192</text:p>
          </table:table-cell>
          <table:table-cell office:value-type="float" office:value="7.94366962105287E+017" calcext:value-type="float">
            <text:p>794366962105287000</text:p>
          </table:table-cell>
          <table:table-cell office:value-type="string" calcext:value-type="string">
            <text:p>2016-11-04 03:33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queria saber da onde eu tiro tanto conselho pra dar pras migas minha vida é mais parada q água de mosquito da dengu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94" calcext:value-type="float">
            <text:p>1194</text:p>
          </table:table-cell>
          <table:table-cell office:value-type="float" office:value="7.94360834982035E+017" calcext:value-type="float">
            <text:p>794360834982035000</text:p>
          </table:table-cell>
          <table:table-cell office:value-type="string" calcext:value-type="string">
            <text:p>2016-11-04 03:09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In Brazil - combat dengue pic.twitter.com/qGWcPZQmJB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95" calcext:value-type="float">
            <text:p>1195</text:p>
          </table:table-cell>
          <table:table-cell office:value-type="float" office:value="7.94359039635374E+017" calcext:value-type="float">
            <text:p>794359039635374000</text:p>
          </table:table-cell>
          <table:table-cell office:value-type="string" calcext:value-type="string">
            <text:p>2016-11-04 03:02:08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el dengue esta si esta el dengue esta si esta en donde esta en el aire en donde esta en el aire y que va a hacer te va a picar te va a picar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96" calcext:value-type="float">
            <text:p>1196</text:p>
          </table:table-cell>
          <table:table-cell office:value-type="float" office:value="7.94353528257085E+017" calcext:value-type="float">
            <text:p>794353528257085000</text:p>
          </table:table-cell>
          <table:table-cell office:value-type="string" calcext:value-type="string">
            <text:p>2016-11-04 02:40:14</text:p>
          </table:table-cell>
          <table:table-cell office:value-type="string" calcext:value-type="string">
            <text:p>Viçosa, Brasil</text:p>
          </table:table-cell>
          <table:table-cell office:value-type="float" office:value="-20.7538585" calcext:value-type="float">
            <text:p>-20.7538585</text:p>
          </table:table-cell>
          <table:table-cell office:value-type="float" office:value="-42.8815887" calcext:value-type="float">
            <text:p>-42.8815887</text:p>
          </table:table-cell>
          <table:table-cell table:number-columns-repeated="2"/>
          <table:table-cell office:value-type="string" calcext:value-type="string">
            <text:p>@juliamartins05 nossa q triste ashuash c vai fazer enem e tá com dengue ?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97" calcext:value-type="float">
            <text:p>1197</text:p>
          </table:table-cell>
          <table:table-cell office:value-type="float" office:value="7.94348670384742E+017" calcext:value-type="float">
            <text:p>794348670384742000</text:p>
          </table:table-cell>
          <table:table-cell office:value-type="string" calcext:value-type="string">
            <text:p>2016-11-04 02:20:5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Lulu Santos em vibes Halloween fantasiado de mosquito da dengue pós-moderno. #TheVoiceBr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98" calcext:value-type="float">
            <text:p>1198</text:p>
          </table:table-cell>
          <table:table-cell office:value-type="float" office:value="7.94333174872449E+017" calcext:value-type="float">
            <text:p>794333174872449000</text:p>
          </table:table-cell>
          <table:table-cell office:value-type="string" calcext:value-type="string">
            <text:p>2016-11-04 01:19:21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@brun0fernandez el dengu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99" calcext:value-type="float">
            <text:p>1199</text:p>
          </table:table-cell>
          <table:table-cell office:value-type="float" office:value="7.94328925472195E+017" calcext:value-type="float">
            <text:p>794328925472195000</text:p>
          </table:table-cell>
          <table:table-cell office:value-type="string" calcext:value-type="string">
            <text:p>2016-11-04 01:02:28</text:p>
          </table:table-cell>
          <table:table-cell office:value-type="string" calcext:value-type="string">
            <text:p>Rio Brilhante, Brasil</text:p>
          </table:table-cell>
          <table:table-cell office:value-type="float" office:value="-21.8939921" calcext:value-type="float">
            <text:p>-21.8939921</text:p>
          </table:table-cell>
          <table:table-cell office:value-type="float" office:value="-54.6909109" calcext:value-type="float">
            <text:p>-54.6909109</text:p>
          </table:table-cell>
          <table:table-cell table:number-columns-repeated="2"/>
          <table:table-cell office:value-type="string" calcext:value-type="string">
            <text:p>enem esse ano tá óbvio: mariana zika vírus criação de uma vacina da dengue brexit uber síria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00" calcext:value-type="float">
            <text:p>1200</text:p>
          </table:table-cell>
          <table:table-cell office:value-type="float" office:value="7.94327625816801E+017" calcext:value-type="float">
            <text:p>794327625816801000</text:p>
          </table:table-cell>
          <table:table-cell office:value-type="string" calcext:value-type="string">
            <text:p>2016-11-04 00:57:18</text:p>
          </table:table-cell>
          <table:table-cell office:value-type="string" calcext:value-type="string">
            <text:p>Cruzeiro do Oeste, Brasil</text:p>
          </table:table-cell>
          <table:table-cell office:value-type="float" office:value="-23.7839581" calcext:value-type="float">
            <text:p>-23.7839581</text:p>
          </table:table-cell>
          <table:table-cell office:value-type="float" office:value="-53.0709424" calcext:value-type="float">
            <text:p>-53.0709424</text:p>
          </table:table-cell>
          <table:table-cell table:number-columns-repeated="2"/>
          <table:table-cell office:value-type="string" calcext:value-type="string">
            <text:p>Ai tu vai na academoa parecendo um mpsquito da dengue e olha p lado so tem bombada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02" calcext:value-type="float">
            <text:p>1202</text:p>
          </table:table-cell>
          <table:table-cell office:value-type="float" office:value="7.94323439364489E+017" calcext:value-type="float">
            <text:p>794323439364489000</text:p>
          </table:table-cell>
          <table:table-cell office:value-type="string" calcext:value-type="string">
            <text:p>2016-11-04 00:40:4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Fui fazer a vacina da dengue hj no hosp da PUC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03" calcext:value-type="float">
            <text:p>1203</text:p>
          </table:table-cell>
          <table:table-cell office:value-type="float" office:value="7.9431880205817E+017" calcext:value-type="float">
            <text:p>794318802058170000</text:p>
          </table:table-cell>
          <table:table-cell office:value-type="string" calcext:value-type="string">
            <text:p>2016-11-04 00:22:14</text:p>
          </table:table-cell>
          <table:table-cell office:value-type="string" calcext:value-type="string">
            <text:p>Paysandú, Uruguay</text:p>
          </table:table-cell>
          <table:table-cell office:value-type="float" office:value="-32.3217256" calcext:value-type="float">
            <text:p>-32.3217256</text:p>
          </table:table-cell>
          <table:table-cell office:value-type="float" office:value="-58.0892135" calcext:value-type="float">
            <text:p>-58.0892135</text:p>
          </table:table-cell>
          <table:table-cell table:number-columns-repeated="2"/>
          <table:table-cell office:value-type="string" calcext:value-type="string">
            <text:p>A ella le gustan las picaduras yo soy el dengue que la vacuna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04" calcext:value-type="float">
            <text:p>1204</text:p>
          </table:table-cell>
          <table:table-cell office:value-type="float" office:value="7.94305333854425E+017" calcext:value-type="float">
            <text:p>794305333854425000</text:p>
          </table:table-cell>
          <table:table-cell office:value-type="string" calcext:value-type="string">
            <text:p>2016-11-03 23:28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<text:s/>Zica e Chikungunya Intolerância religiosa Escândalos de corrupção na Petrobras ou FIFA Rompimento da Barragem da samarc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05" calcext:value-type="float">
            <text:p>1205</text:p>
          </table:table-cell>
          <table:table-cell office:value-type="float" office:value="7.94303548779544E+017" calcext:value-type="float">
            <text:p>794303548779544000</text:p>
          </table:table-cell>
          <table:table-cell office:value-type="string" calcext:value-type="string">
            <text:p>2016-11-03 23:21:38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#ConVosEnLaCiudad hablamos con la Ministra @JuditDiazBazan porque hoy se lanzó la campaña contra #Dengue #Zica y #Chikungunya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06" calcext:value-type="float">
            <text:p>1206</text:p>
          </table:table-cell>
          <table:table-cell office:value-type="float" office:value="7.94302146682425E+017" calcext:value-type="float">
            <text:p>794302146682425000</text:p>
          </table:table-cell>
          <table:table-cell office:value-type="string" calcext:value-type="string">
            <text:p>2016-11-03 23:16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or que a vacina contra dengue pode ocasionar o aumento do número de casos de febre chikungunya? #cloroplasto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207" calcext:value-type="float">
            <text:p>1207</text:p>
          </table:table-cell>
          <table:table-cell office:value-type="float" office:value="7.94293625135964E+017" calcext:value-type="float">
            <text:p>794293625135964000</text:p>
          </table:table-cell>
          <table:table-cell office:value-type="string" calcext:value-type="string">
            <text:p>2016-11-03 22:42:12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Meu wpp mais parado que água com dengu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08" calcext:value-type="float">
            <text:p>1208</text:p>
          </table:table-cell>
          <table:table-cell office:value-type="float" office:value="7.94292031518548E+017" calcext:value-type="float">
            <text:p>794292031518548000</text:p>
          </table:table-cell>
          <table:table-cell office:value-type="string" calcext:value-type="string">
            <text:p>2016-11-03 22:35:52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@folha ela é o próprio mosquito da dengue kkkkkk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09" calcext:value-type="float">
            <text:p>1209</text:p>
          </table:table-cell>
          <table:table-cell office:value-type="float" office:value="7.94285257067373E+017" calcext:value-type="float">
            <text:p>794285257067373000</text:p>
          </table:table-cell>
          <table:table-cell office:value-type="string" calcext:value-type="string">
            <text:p>2016-11-03 22:08:57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. @bennyibarra promueve vacunación contra el dengue http://www. eluniversal.com.mx/articulo/espec taculos/farandula/2016/11/3/benny-ibarra-invita-vacunarse-contra-el-dengue …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10" calcext:value-type="float">
            <text:p>1210</text:p>
          </table:table-cell>
          <table:table-cell office:value-type="float" office:value="7.94282886417515E+017" calcext:value-type="float">
            <text:p>794282886417515000</text:p>
          </table:table-cell>
          <table:table-cell office:value-type="string" calcext:value-type="string">
            <text:p>2016-11-03 21:59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i estrategia con los q se automedican: Te va a salir mal alguna vez. Te vas a morir de dengue hemorrágico x haberte clavado un ibuprofen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11" calcext:value-type="float">
            <text:p>1211</text:p>
          </table:table-cell>
          <table:table-cell office:value-type="float" office:value="7.94281388606419E+017" calcext:value-type="float">
            <text:p>794281388606419000</text:p>
          </table:table-cell>
          <table:table-cell office:value-type="string" calcext:value-type="string">
            <text:p>2016-11-03 21:53:34</text:p>
          </table:table-cell>
          <table:table-cell office:value-type="string" calcext:value-type="string">
            <text:p>Itaperuna, Brasil</text:p>
          </table:table-cell>
          <table:table-cell office:value-type="float" office:value="-21.2047999" calcext:value-type="float">
            <text:p>-21.2047999</text:p>
          </table:table-cell>
          <table:table-cell office:value-type="float" office:value="-41.8880099" calcext:value-type="float">
            <text:p>-41.8880099</text:p>
          </table:table-cell>
          <table:table-cell table:number-columns-repeated="2"/>
          <table:table-cell office:value-type="string" calcext:value-type="string">
            <text:p>Minha mãe e minha avó estão achando Q estou com dengu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13" calcext:value-type="float">
            <text:p>1213</text:p>
          </table:table-cell>
          <table:table-cell office:value-type="float" office:value="7.94275775155474E+017" calcext:value-type="float">
            <text:p>794275775155474000</text:p>
          </table:table-cell>
          <table:table-cell office:value-type="string" calcext:value-type="string">
            <text:p>2016-11-03 21:31:16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CAMPAÑA - A LIMPIAR EL PATIO Alumnos del #INSL colaboran con campaña de prevención del #Dengue <text:s/>#Zika y #Chikungunya pic.twitter.com/eWPSydTOqC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14" calcext:value-type="float">
            <text:p>1214</text:p>
          </table:table-cell>
          <table:table-cell office:value-type="float" office:value="7.94252773638439E+017" calcext:value-type="float">
            <text:p>794252773638439000</text:p>
          </table:table-cell>
          <table:table-cell office:value-type="string" calcext:value-type="string">
            <text:p>2016-11-03 19:59:52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Eu vou morrer estou com dengue . Não acredit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15" calcext:value-type="float">
            <text:p>1215</text:p>
          </table:table-cell>
          <table:table-cell office:value-type="float" office:value="7.94235948108304E+017" calcext:value-type="float">
            <text:p>794235948108304000</text:p>
          </table:table-cell>
          <table:table-cell office:value-type="string" calcext:value-type="string">
            <text:p>2016-11-03 18:53:00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Se meu whats fosse água ele já tinha dengue de tão parado q tá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16" calcext:value-type="float">
            <text:p>1216</text:p>
          </table:table-cell>
          <table:table-cell office:value-type="float" office:value="7.94228979385373E+017" calcext:value-type="float">
            <text:p>794228979385373000</text:p>
          </table:table-cell>
          <table:table-cell office:value-type="string" calcext:value-type="string">
            <text:p>2016-11-03 18:25:1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Não sei qual é a graça em se noticiar que no Canadá já tem o mosquito da dengue . Sinceramente.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19" calcext:value-type="float">
            <text:p>1219</text:p>
          </table:table-cell>
          <table:table-cell office:value-type="float" office:value="7.94220559416463E+017" calcext:value-type="float">
            <text:p>794220559416463000</text:p>
          </table:table-cell>
          <table:table-cell office:value-type="string" calcext:value-type="string">
            <text:p>2016-11-03 17:51:51</text:p>
          </table:table-cell>
          <table:table-cell office:value-type="string" calcext:value-type="string">
            <text:p>Yopal, Colombia</text:p>
          </table:table-cell>
          <table:table-cell office:value-type="float" office:value="5.3356662" calcext:value-type="float">
            <text:p>5.3356662</text:p>
          </table:table-cell>
          <table:table-cell office:value-type="float" office:value="-72.393693" calcext:value-type="float">
            <text:p>-72.393693</text:p>
          </table:table-cell>
          <table:table-cell table:number-columns-repeated="2"/>
          <table:table-cell office:value-type="string" calcext:value-type="string">
            <text:p>... el dengue en los Calzones!!! @Hotel La Bendición https://www. instagram.com/p/BMWsrRshYSn/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20" calcext:value-type="float">
            <text:p>1220</text:p>
          </table:table-cell>
          <table:table-cell office:value-type="float" office:value="7.94209433438081E+017" calcext:value-type="float">
            <text:p>794209433438081000</text:p>
          </table:table-cell>
          <table:table-cell office:value-type="string" calcext:value-type="string">
            <text:p>2016-11-03 17:07:39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Febre so falta ser dengu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22" calcext:value-type="float">
            <text:p>1222</text:p>
          </table:table-cell>
          <table:table-cell office:value-type="float" office:value="7.94195533728481E+017" calcext:value-type="float">
            <text:p>794195533728481000</text:p>
          </table:table-cell>
          <table:table-cell office:value-type="string" calcext:value-type="string">
            <text:p>2016-11-03 16:12:25</text:p>
          </table:table-cell>
          <table:table-cell office:value-type="string" calcext:value-type="string">
            <text:p>Villa Soldati, Argentina</text:p>
          </table:table-cell>
          <table:table-cell office:value-type="float" office:value="-38.7331574" calcext:value-type="float">
            <text:p>-38.7331574</text:p>
          </table:table-cell>
          <table:table-cell office:value-type="float" office:value="-62.2390142463294" calcext:value-type="float">
            <text:p>-62.2390142463</text:p>
          </table:table-cell>
          <table:table-cell table:number-columns-repeated="2"/>
          <table:table-cell office:value-type="string" calcext:value-type="string">
            <text:p>Placer escuchar a #TomasOrduña hablar de #Arbovirus #JornadasInfectologiaPFA #Dengue #Chikungunya #Zika #Argenti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23" calcext:value-type="float">
            <text:p>1223</text:p>
          </table:table-cell>
          <table:table-cell office:value-type="float" office:value="7.94194153651446E+017" calcext:value-type="float">
            <text:p>794194153651446000</text:p>
          </table:table-cell>
          <table:table-cell office:value-type="string" calcext:value-type="string">
            <text:p>2016-11-03 16:06:56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I have 31 students. 19% have had Zika. 1 has had malaria. 39% have had chikungunya. 10% have asthma. 23% have dengue .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25" calcext:value-type="float">
            <text:p>1225</text:p>
          </table:table-cell>
          <table:table-cell office:value-type="float" office:value="7.9418848144255E+017" calcext:value-type="float">
            <text:p>794188481442550000</text:p>
          </table:table-cell>
          <table:table-cell office:value-type="string" calcext:value-type="string">
            <text:p>2016-11-03 15:44:23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tembro amarelo Outubro Rosa novembro Azul esperamos que dezembro não seja negro por luto pela volta das epidemias da dengue ...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29" calcext:value-type="float">
            <text:p>1229</text:p>
          </table:table-cell>
          <table:table-cell office:value-type="float" office:value="7.94162869952598E+017" calcext:value-type="float">
            <text:p>794162869952598000</text:p>
          </table:table-cell>
          <table:table-cell office:value-type="string" calcext:value-type="string">
            <text:p>2016-11-03 14:02:3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Com vocês meus assistentes Dengue e Praga ... cerqueirangelo @Canal Futura https://www. instagram.com/p/BMWVUnEBX2V/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30" calcext:value-type="float">
            <text:p>1230</text:p>
          </table:table-cell>
          <table:table-cell office:value-type="float" office:value="7.94150979692364E+017" calcext:value-type="float">
            <text:p>794150979692364000</text:p>
          </table:table-cell>
          <table:table-cell office:value-type="string" calcext:value-type="string">
            <text:p>2016-11-03 13:15:22</text:p>
          </table:table-cell>
          <table:table-cell office:value-type="string" calcext:value-type="string">
            <text:p>Rada Tilly, Argentina</text:p>
          </table:table-cell>
          <table:table-cell office:value-type="float" office:value="-45.9259189" calcext:value-type="float">
            <text:p>-45.9259189</text:p>
          </table:table-cell>
          <table:table-cell office:value-type="float" office:value="-67.5533437" calcext:value-type="float">
            <text:p>-67.5533437</text:p>
          </table:table-cell>
          <table:table-cell table:number-columns-repeated="2"/>
          <table:table-cell office:value-type="string" calcext:value-type="string">
            <text:p>#Chagas #Comodoro en vez de estar en retrocesohay casos de Tuberculosis Dengue Zika es por el cambio climáticomigraciones 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32" calcext:value-type="float">
            <text:p>1232</text:p>
          </table:table-cell>
          <table:table-cell office:value-type="float" office:value="7.94150137358598E+017" calcext:value-type="float">
            <text:p>794150137358598000</text:p>
          </table:table-cell>
          <table:table-cell office:value-type="string" calcext:value-type="string">
            <text:p>2016-11-03 13:12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omer olhando pra cara de mina racista dá indigestão e é contra indicado em casos de dengue (e em todos os outros casos tbm)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34" calcext:value-type="float">
            <text:p>1234</text:p>
          </table:table-cell>
          <table:table-cell office:value-type="float" office:value="7.94145593635402E+017" calcext:value-type="float">
            <text:p>794145593635402000</text:p>
          </table:table-cell>
          <table:table-cell office:value-type="string" calcext:value-type="string">
            <text:p>2016-11-03 12:53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amandabarretoo_ bunda durinha kkkkkkkkkkkk to no foco do projeto reveillon na praia sem parecer um mosquito da dengue <text:s/>só vai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36" calcext:value-type="float">
            <text:p>1236</text:p>
          </table:table-cell>
          <table:table-cell office:value-type="float" office:value="7.94138368724652E+017" calcext:value-type="float">
            <text:p>794138368724652000</text:p>
          </table:table-cell>
          <table:table-cell office:value-type="string" calcext:value-type="string">
            <text:p>2016-11-03 12:25:1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eu wpp já tá dando dengue de tão parad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37" calcext:value-type="float">
            <text:p>1237</text:p>
          </table:table-cell>
          <table:table-cell office:value-type="float" office:value="7.94136903499088E+017" calcext:value-type="float">
            <text:p>794136903499088000</text:p>
          </table:table-cell>
          <table:table-cell office:value-type="string" calcext:value-type="string">
            <text:p>2016-11-03 12:19:26</text:p>
          </table:table-cell>
          <table:table-cell office:value-type="string" calcext:value-type="string">
            <text:p>Pato Branco, Brasil</text:p>
          </table:table-cell>
          <table:table-cell office:value-type="float" office:value="-26.2295983" calcext:value-type="float">
            <text:p>-26.2295983</text:p>
          </table:table-cell>
          <table:table-cell office:value-type="float" office:value="-52.6712473" calcext:value-type="float">
            <text:p>-52.6712473</text:p>
          </table:table-cell>
          <table:table-cell table:number-columns-repeated="2"/>
          <table:table-cell office:value-type="string" calcext:value-type="string">
            <text:p>Qual a possibilidade de eu tar com dengue ?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8" calcext:value-type="float">
            <text:p>1238</text:p>
          </table:table-cell>
          <table:table-cell office:value-type="float" office:value="7.94121346540302E+017" calcext:value-type="float">
            <text:p>794121346540302000</text:p>
          </table:table-cell>
          <table:table-cell office:value-type="string" calcext:value-type="string">
            <text:p>2016-11-03 11:17:3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Querido Twitter Hoje enquanto cagava fui picado por mais de 10 mosquito. Espero não pegar dengue ou paixão.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43" calcext:value-type="float">
            <text:p>1243</text:p>
          </table:table-cell>
          <table:table-cell office:value-type="float" office:value="7.94095611251425E+017" calcext:value-type="float">
            <text:p>794095611251425000</text:p>
          </table:table-cell>
          <table:table-cell office:value-type="string" calcext:value-type="string">
            <text:p>2016-11-03 09:35:21</text:p>
          </table:table-cell>
          <table:table-cell office:value-type="string" calcext:value-type="string">
            <text:p>Novo Hamburgo, Brasil</text:p>
          </table:table-cell>
          <table:table-cell office:value-type="float" office:value="-29.6905704" calcext:value-type="float">
            <text:p>-29.6905704</text:p>
          </table:table-cell>
          <table:table-cell office:value-type="float" office:value="-51.1429034" calcext:value-type="float">
            <text:p>-51.1429034</text:p>
          </table:table-cell>
          <table:table-cell table:number-columns-repeated="2"/>
          <table:table-cell office:value-type="string" calcext:value-type="string">
            <text:p>#MANCHETES Cinco bairros podem ser infestados pelo mosquito da dengue em NH. Um dos destaques de capa do @jornalnh que comentamos agor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50" calcext:value-type="float">
            <text:p>1250</text:p>
          </table:table-cell>
          <table:table-cell office:value-type="float" office:value="7.94029132543906E+017" calcext:value-type="float">
            <text:p>794029132543906000</text:p>
          </table:table-cell>
          <table:table-cell office:value-type="string" calcext:value-type="string">
            <text:p>2016-11-03 05:11:12</text:p>
          </table:table-cell>
          <table:table-cell office:value-type="string" calcext:value-type="string">
            <text:p>Lagoa da Prata, Brasil</text:p>
          </table:table-cell>
          <table:table-cell office:value-type="float" office:value="-20.0227779" calcext:value-type="float">
            <text:p>-20.0227779</text:p>
          </table:table-cell>
          <table:table-cell office:value-type="float" office:value="-45.5440461" calcext:value-type="float">
            <text:p>-45.5440461</text:p>
          </table:table-cell>
          <table:table-cell table:number-columns-repeated="2"/>
          <table:table-cell office:value-type="string" calcext:value-type="string">
            <text:p>DENGUE MATA pic.twitter.com/JMmR1zyK0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51" calcext:value-type="float">
            <text:p>1251</text:p>
          </table:table-cell>
          <table:table-cell office:value-type="float" office:value="7.94022284642099E+017" calcext:value-type="float">
            <text:p>794022284642099000</text:p>
          </table:table-cell>
          <table:table-cell office:value-type="string" calcext:value-type="string">
            <text:p>2016-11-03 04:43:5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Colombia es pasión ... y dengue <text:s/>¡Ooopa carajo!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52" calcext:value-type="float">
            <text:p>1252</text:p>
          </table:table-cell>
          <table:table-cell office:value-type="float" office:value="7.94017774083391E+017" calcext:value-type="float">
            <text:p>794017774083391000</text:p>
          </table:table-cell>
          <table:table-cell office:value-type="string" calcext:value-type="string">
            <text:p>2016-11-03 04:26:04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Superamos el gripe A el dengue y no te voy a superar a vos.. jaja #NiForr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53" calcext:value-type="float">
            <text:p>1253</text:p>
          </table:table-cell>
          <table:table-cell office:value-type="float" office:value="7.94010036481773E+017" calcext:value-type="float">
            <text:p>794010036481773000</text:p>
          </table:table-cell>
          <table:table-cell office:value-type="string" calcext:value-type="string">
            <text:p>2016-11-03 03:55:19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Alguien subió con pollito kfc al micro y el olor es un dengue total para mis sentidos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54" calcext:value-type="float">
            <text:p>1254</text:p>
          </table:table-cell>
          <table:table-cell office:value-type="float" office:value="7.94009452252893E+017" calcext:value-type="float">
            <text:p>794009452252893000</text:p>
          </table:table-cell>
          <table:table-cell office:value-type="string" calcext:value-type="string">
            <text:p>2016-11-03 03:53:0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o es el dengue <text:s/>es el duende dizque pregona la zancudera urbana en Colombia.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56" calcext:value-type="float">
            <text:p>1256</text:p>
          </table:table-cell>
          <table:table-cell office:value-type="float" office:value="7.94004826640282E+017" calcext:value-type="float">
            <text:p>794004826640282000</text:p>
          </table:table-cell>
          <table:table-cell office:value-type="string" calcext:value-type="string">
            <text:p>2016-11-03 03:3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Brasil liberó millones de mosquitos transgénicos para combatir el dengue y el zika http://www. infobae.com/america/americ a-latina/2016/10/27/brasil-libero-millones-de-mosquitos-transgenicos-para-combatir-el-dengue-y-el-zika/ … pic.twitter.com/rKVDLaYZn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57" calcext:value-type="float">
            <text:p>1257</text:p>
          </table:table-cell>
          <table:table-cell office:value-type="float" office:value="7.94004509089526E+017" calcext:value-type="float">
            <text:p>794004509089526000</text:p>
          </table:table-cell>
          <table:table-cell office:value-type="string" calcext:value-type="string">
            <text:p>2016-11-03 03:33:2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naCheli17 Brasil liberó millones de mosquitos transgénicos para combatir el dengue y el zika http://www. infobae.com/america/americ a-latina/2016/10/27/brasil-libero-millones-de-mosquitos-transgenicos-para-combatir-el-dengue-y-el-zika/ …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58" calcext:value-type="float">
            <text:p>1258</text:p>
          </table:table-cell>
          <table:table-cell office:value-type="float" office:value="7.94003232339218E+017" calcext:value-type="float">
            <text:p>794003232339218000</text:p>
          </table:table-cell>
          <table:table-cell office:value-type="string" calcext:value-type="string">
            <text:p>2016-11-03 03:28:1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Meu whats tá mais parado que foco da dengu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59" calcext:value-type="float">
            <text:p>1259</text:p>
          </table:table-cell>
          <table:table-cell office:value-type="float" office:value="7.93994847963255E+017" calcext:value-type="float">
            <text:p>793994847963255000</text:p>
          </table:table-cell>
          <table:table-cell office:value-type="string" calcext:value-type="string">
            <text:p>2016-11-03 02:54:58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table:number-columns-repeated="2"/>
          <table:table-cell office:value-type="string" calcext:value-type="string">
            <text:p>Gente do céu minha dm estava com dengue zZz de tao parada.. postei uma fotinha aqui kk agora nao sei da onde saiu tanta gent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60" calcext:value-type="float">
            <text:p>1260</text:p>
          </table:table-cell>
          <table:table-cell office:value-type="float" office:value="7.93993450630893E+017" calcext:value-type="float">
            <text:p>793993450630893000</text:p>
          </table:table-cell>
          <table:table-cell office:value-type="string" calcext:value-type="string">
            <text:p>2016-11-03 02:49:24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Copo da Rayssa dá dengue . Namoral kkkk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61" calcext:value-type="float">
            <text:p>1261</text:p>
          </table:table-cell>
          <table:table-cell office:value-type="float" office:value="7.9398657056306E+017" calcext:value-type="float">
            <text:p>793986570563060000</text:p>
          </table:table-cell>
          <table:table-cell office:value-type="string" calcext:value-type="string">
            <text:p>2016-11-03 02:22:0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lucca eh a cara da dengue kkkkkkkkkk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62" calcext:value-type="float">
            <text:p>1262</text:p>
          </table:table-cell>
          <table:table-cell office:value-type="float" office:value="7.93986071583408E+017" calcext:value-type="float">
            <text:p>793986071583408000</text:p>
          </table:table-cell>
          <table:table-cell office:value-type="string" calcext:value-type="string">
            <text:p>2016-11-03 02:20:0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@jaquecasotto suspeita de dengue <text:s/>n vou na célula amanhã pq tô tomando uns medicamentos na vida e ta me deixando meia grogue ta?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64" calcext:value-type="float">
            <text:p>1264</text:p>
          </table:table-cell>
          <table:table-cell office:value-type="float" office:value="7.93983507819364E+017" calcext:value-type="float">
            <text:p>793983507819364000</text:p>
          </table:table-cell>
          <table:table-cell office:value-type="string" calcext:value-type="string">
            <text:p>2016-11-03 02:09:5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Dengue . #Pediatrí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65" calcext:value-type="float">
            <text:p>1265</text:p>
          </table:table-cell>
          <table:table-cell office:value-type="float" office:value="7.93975385318977E+017" calcext:value-type="float">
            <text:p>793975385318977000</text:p>
          </table:table-cell>
          <table:table-cell office:value-type="string" calcext:value-type="string">
            <text:p>2016-11-03 01:37:3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DespegarCo nunca más con Despegar. Me dejaron botado en Delhi tras padecer dengue hemorrágico. La peor compañía de turismo.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66" calcext:value-type="float">
            <text:p>1266</text:p>
          </table:table-cell>
          <table:table-cell office:value-type="float" office:value="7.9396505189188E+017" calcext:value-type="float">
            <text:p>793965051891880000</text:p>
          </table:table-cell>
          <table:table-cell office:value-type="string" calcext:value-type="string">
            <text:p>2016-11-03 00:56:3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lguém tem uma redação sobre a pec e sobre a dengue p me mandar por favoooor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67" calcext:value-type="float">
            <text:p>1267</text:p>
          </table:table-cell>
          <table:table-cell office:value-type="float" office:value="7.93956115285352E+017" calcext:value-type="float">
            <text:p>793956115285352000</text:p>
          </table:table-cell>
          <table:table-cell office:value-type="string" calcext:value-type="string">
            <text:p>2016-11-03 00:21:03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No bajamos la guardia educamos a pacientes sobre prevencion ZIKA dengue chikungunya pic.twitter.com/kGYzVWXpsr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68" calcext:value-type="float">
            <text:p>1268</text:p>
          </table:table-cell>
          <table:table-cell office:value-type="float" office:value="7.93955374751744E+017" calcext:value-type="float">
            <text:p>793955374751744000</text:p>
          </table:table-cell>
          <table:table-cell office:value-type="string" calcext:value-type="string">
            <text:p>2016-11-03 00:18:06</text:p>
          </table:table-cell>
          <table:table-cell office:value-type="string" calcext:value-type="string">
            <text:p>Zárate, Argentina</text:p>
          </table:table-cell>
          <table:table-cell office:value-type="float" office:value="-34.0954252" calcext:value-type="float">
            <text:p>-34.0954252</text:p>
          </table:table-cell>
          <table:table-cell office:value-type="float" office:value="-59.0258389" calcext:value-type="float">
            <text:p>-59.0258389</text:p>
          </table:table-cell>
          <table:table-cell table:number-columns-repeated="2"/>
          <table:table-cell office:value-type="string" calcext:value-type="string">
            <text:p>@PelasciniFacu cuidado con el Dengu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69" calcext:value-type="float">
            <text:p>1269</text:p>
          </table:table-cell>
          <table:table-cell office:value-type="float" office:value="7.93954012345221E+017" calcext:value-type="float">
            <text:p>793954012345221000</text:p>
          </table:table-cell>
          <table:table-cell office:value-type="string" calcext:value-type="string">
            <text:p>2016-11-03 00:12:4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Equipo vacuna contra el dengue - Sanofi Pasteur @Sheraton Asunción… https://www. instagram.com/p/BMU2WEKBoXu0 FKmgLA5Sh9kcRwPhXHA55IoMK40/ …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70" calcext:value-type="float">
            <text:p>1270</text:p>
          </table:table-cell>
          <table:table-cell office:value-type="float" office:value="7.93948872678789E+017" calcext:value-type="float">
            <text:p>793948872678789000</text:p>
          </table:table-cell>
          <table:table-cell office:value-type="string" calcext:value-type="string">
            <text:p>2016-11-02 23:52:16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Meu Whatsapp tá bem normal <text:s/>dando dengue <text:s/>como smp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71" calcext:value-type="float">
            <text:p>1271</text:p>
          </table:table-cell>
          <table:table-cell office:value-type="float" office:value="7.93947588772987E+017" calcext:value-type="float">
            <text:p>793947588772987000</text:p>
          </table:table-cell>
          <table:table-cell office:value-type="string" calcext:value-type="string">
            <text:p>2016-11-02 23:47:1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h so pqe queria tomar uma hj desde de manhã.. To febril com dôdicabeça dônucorpo dônuôi... Só não pode ser Dengue ...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73" calcext:value-type="float">
            <text:p>1273</text:p>
          </table:table-cell>
          <table:table-cell office:value-type="float" office:value="7.93927357656601E+017" calcext:value-type="float">
            <text:p>793927357656601000</text:p>
          </table:table-cell>
          <table:table-cell office:value-type="string" calcext:value-type="string">
            <text:p>2016-11-02 22:26:47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Porra as pessoas vão no cemitério acender vela pros familiares e o povo quer falar sobre dengue com elas?????? Oi?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74" calcext:value-type="float">
            <text:p>1274</text:p>
          </table:table-cell>
          <table:table-cell office:value-type="float" office:value="7.93926511871005E+017" calcext:value-type="float">
            <text:p>793926511871005000</text:p>
          </table:table-cell>
          <table:table-cell office:value-type="string" calcext:value-type="string">
            <text:p>2016-11-02 22:23:25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Era só o que faltava cair de tema da redação a dengue <text:s/>era só que me faltava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76" calcext:value-type="float">
            <text:p>1276</text:p>
          </table:table-cell>
          <table:table-cell office:value-type="float" office:value="7.93921409227645E+017" calcext:value-type="float">
            <text:p>793921409227645000</text:p>
          </table:table-cell>
          <table:table-cell office:value-type="string" calcext:value-type="string">
            <text:p>2016-11-02 22:03:0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arro abandonado e com essa chuva é um foco para dengue <text:s/>cadê a Prefeitura...pra guinchar esse lixo!? pic.twitter.com/C3I6jZ0I6T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78" calcext:value-type="float">
            <text:p>1278</text:p>
          </table:table-cell>
          <table:table-cell office:value-type="float" office:value="7.93915547767411E+017" calcext:value-type="float">
            <text:p>793915547767411000</text:p>
          </table:table-cell>
          <table:table-cell office:value-type="string" calcext:value-type="string">
            <text:p>2016-11-02 21:39:51</text:p>
          </table:table-cell>
          <table:table-cell office:value-type="string" calcext:value-type="string">
            <text:p>Callao, Peru</text:p>
          </table:table-cell>
          <table:table-cell office:value-type="float" office:value="-12.0666669" calcext:value-type="float">
            <text:p>-12.0666669</text:p>
          </table:table-cell>
          <table:table-cell office:value-type="float" office:value="-77.1499999" calcext:value-type="float">
            <text:p>-77.1499999</text:p>
          </table:table-cell>
          <table:table-cell table:number-columns-repeated="2"/>
          <table:table-cell office:value-type="string" calcext:value-type="string">
            <text:p>Comenzó #JuntosportuSalud tratando el tema: El dengue . Míranos en vivo por► http:// tvial.regioncallao.gob.pe / pic.twitter.com/UkajqA6vyt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80" calcext:value-type="float">
            <text:p>1280</text:p>
          </table:table-cell>
          <table:table-cell office:value-type="float" office:value="7.93902202591076E+017" calcext:value-type="float">
            <text:p>793902202591076000</text:p>
          </table:table-cell>
          <table:table-cell office:value-type="string" calcext:value-type="string">
            <text:p>2016-11-02 20:46:49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Si eliminar todo lo que pueda acumular agua y sirva de criadero del mosquito prevenir el Dengue <text:s/>siempre que no haya alerta meteorológica https:// twitter.com/MoronGobierno/ status/793432998460985344 …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84" calcext:value-type="float">
            <text:p>1284</text:p>
          </table:table-cell>
          <table:table-cell office:value-type="float" office:value="7.93872571611615E+017" calcext:value-type="float">
            <text:p>793872571611615000</text:p>
          </table:table-cell>
          <table:table-cell office:value-type="string" calcext:value-type="string">
            <text:p>2016-11-02 18:49:0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ô com uns sintomas de dengue man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85" calcext:value-type="float">
            <text:p>1285</text:p>
          </table:table-cell>
          <table:table-cell office:value-type="float" office:value="7.93867201765835E+017" calcext:value-type="float">
            <text:p>793867201765835000</text:p>
          </table:table-cell>
          <table:table-cell office:value-type="string" calcext:value-type="string">
            <text:p>2016-11-02 18:27:44</text:p>
          </table:table-cell>
          <table:table-cell office:value-type="string" calcext:value-type="string">
            <text:p>Colonia, Uruguay</text:p>
          </table:table-cell>
          <table:table-cell office:value-type="float" office:value="-34.4698591" calcext:value-type="float">
            <text:p>-34.4698591</text:p>
          </table:table-cell>
          <table:table-cell office:value-type="float" office:value="-57.8433678" calcext:value-type="float">
            <text:p>-57.8433678</text:p>
          </table:table-cell>
          <table:table-cell table:number-columns-repeated="2"/>
          <table:table-cell office:value-type="string" calcext:value-type="string">
            <text:p>Por favor no empiecen a romper las bolas otro verano más con el dengue el zika y la concha de la lora!!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86" calcext:value-type="float">
            <text:p>1286</text:p>
          </table:table-cell>
          <table:table-cell office:value-type="float" office:value="7.9385379554977E+017" calcext:value-type="float">
            <text:p>793853795549770000</text:p>
          </table:table-cell>
          <table:table-cell office:value-type="string" calcext:value-type="string">
            <text:p>2016-11-02 17:34:2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#bateboladebate O mosqueteiro do Grêmio não pega nem mosquito da dengue !! Galo campeão da CB16 e Mengao do BR16!!! MENGOOOO!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87" calcext:value-type="float">
            <text:p>1287</text:p>
          </table:table-cell>
          <table:table-cell office:value-type="float" office:value="7.93846636065743E+017" calcext:value-type="float">
            <text:p>793846636065743000</text:p>
          </table:table-cell>
          <table:table-cell office:value-type="string" calcext:value-type="string">
            <text:p>2016-11-02 17:06:01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@gabiwithlasers @queengabix DOUGIE POYNTER DURANTE A DENGU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88" calcext:value-type="float">
            <text:p>1288</text:p>
          </table:table-cell>
          <table:table-cell office:value-type="float" office:value="7.93846162218422E+017" calcext:value-type="float">
            <text:p>793846162218422000</text:p>
          </table:table-cell>
          <table:table-cell office:value-type="string" calcext:value-type="string">
            <text:p>2016-11-02 17:04:08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@gabiwithlasers @queengabix horry stoles depois da dengu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89" calcext:value-type="float">
            <text:p>1289</text:p>
          </table:table-cell>
          <table:table-cell office:value-type="float" office:value="7.93840336279786E+017" calcext:value-type="float">
            <text:p>793840336279786000</text:p>
          </table:table-cell>
          <table:table-cell office:value-type="string" calcext:value-type="string">
            <text:p>2016-11-02 16:40:5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WHO/TDR's New handbook for dengue outbreak contingency planning: http://www. who.int/tdr/news/2016/ handbook-dengue-outbreak/en/ … @TDRnew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90" calcext:value-type="float">
            <text:p>1290</text:p>
          </table:table-cell>
          <table:table-cell office:value-type="float" office:value="7.93839807080309E+017" calcext:value-type="float">
            <text:p>793839807080309000</text:p>
          </table:table-cell>
          <table:table-cell office:value-type="string" calcext:value-type="string">
            <text:p>2016-11-02 16:38:53</text:p>
          </table:table-cell>
          <table:table-cell office:value-type="string" calcext:value-type="string">
            <text:p>Ituverava, Brasil</text:p>
          </table:table-cell>
          <table:table-cell office:value-type="float" office:value="-20.3366603" calcext:value-type="float">
            <text:p>-20.3366603</text:p>
          </table:table-cell>
          <table:table-cell office:value-type="float" office:value="-47.7797923" calcext:value-type="float">
            <text:p>-47.7797923</text:p>
          </table:table-cell>
          <table:table-cell table:number-columns-repeated="2"/>
          <table:table-cell office:value-type="string" calcext:value-type="string">
            <text:p>Ate os mosquitos da dengue transa e vc não!!!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91" calcext:value-type="float">
            <text:p>1291</text:p>
          </table:table-cell>
          <table:table-cell office:value-type="float" office:value="7.93838123725631E+017" calcext:value-type="float">
            <text:p>793838123725631000</text:p>
          </table:table-cell>
          <table:table-cell office:value-type="string" calcext:value-type="string">
            <text:p>2016-11-02 16:32:12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Movimento no Cemitério da Filosofia; frequentadores são orientados por equipe de combate a dengue p/ descartar recipientes que acumulem água pic.twitter.com/iTbZbSOhk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93" calcext:value-type="float">
            <text:p>1293</text:p>
          </table:table-cell>
          <table:table-cell office:value-type="float" office:value="7.93831634873221E+017" calcext:value-type="float">
            <text:p>793831634873221000</text:p>
          </table:table-cell>
          <table:table-cell office:value-type="string" calcext:value-type="string">
            <text:p>2016-11-02 16:06:2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Boa tarde pra voce que esta com suspeita de dengu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95" calcext:value-type="float">
            <text:p>1295</text:p>
          </table:table-cell>
          <table:table-cell office:value-type="float" office:value="7.93828241438077E+017" calcext:value-type="float">
            <text:p>793828241438077000</text:p>
          </table:table-cell>
          <table:table-cell office:value-type="string" calcext:value-type="string">
            <text:p>2016-11-02 15:52:5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Programa de Control de Enfermedades Vectoriales Acciones de Prevención #Zika #Dengue #Chikungunya / @Chagas_Disease pic.twitter.com/IgUOTn0zv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98" calcext:value-type="float">
            <text:p>1298</text:p>
          </table:table-cell>
          <table:table-cell office:value-type="float" office:value="7.93825370348909E+017" calcext:value-type="float">
            <text:p>793825370348909000</text:p>
          </table:table-cell>
          <table:table-cell office:value-type="string" calcext:value-type="string">
            <text:p>2016-11-02 15:41:31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Reportagem em cemitério vamos falar dos antes queridos nesse finado? Não! Vamos falar de dengue .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300" calcext:value-type="float">
            <text:p>1300</text:p>
          </table:table-cell>
          <table:table-cell office:value-type="float" office:value="7.93820509288956E+017" calcext:value-type="float">
            <text:p>793820509288956000</text:p>
          </table:table-cell>
          <table:table-cell office:value-type="string" calcext:value-type="string">
            <text:p>2016-11-02 15:22:12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Comenzaron las Ferias d Ciencias en colegios d la Fund.1/11el Don Bosco presentó proyectos vinculados a año De legumbresel dengue y huerta pic.twitter.com/6b19TQJeU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01" calcext:value-type="float">
            <text:p>1301</text:p>
          </table:table-cell>
          <table:table-cell office:value-type="float" office:value="7.93820315809874E+017" calcext:value-type="float">
            <text:p>793820315809874000</text:p>
          </table:table-cell>
          <table:table-cell office:value-type="string" calcext:value-type="string">
            <text:p>2016-11-02 15:21:26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06" calcext:value-type="float">
            <text:p>1306</text:p>
          </table:table-cell>
          <table:table-cell office:value-type="float" office:value="7.93816152279544E+017" calcext:value-type="float">
            <text:p>793816152279544000</text:p>
          </table:table-cell>
          <table:table-cell office:value-type="string" calcext:value-type="string">
            <text:p>2016-11-02 15:04:53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Equipe da dengue distribuindo panfletos de informações e evangélicos batalhando pra entregar jornais da Universal e do Show da Fé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08" calcext:value-type="float">
            <text:p>1308</text:p>
          </table:table-cell>
          <table:table-cell office:value-type="float" office:value="7.93813868061557E+017" calcext:value-type="float">
            <text:p>793813868061557000</text:p>
          </table:table-cell>
          <table:table-cell office:value-type="string" calcext:value-type="string">
            <text:p>2016-11-02 14:55:4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s vezes tem coisas eu não quero ver a rua tá zuada só dengu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309" calcext:value-type="float">
            <text:p>1309</text:p>
          </table:table-cell>
          <table:table-cell office:value-type="float" office:value="7.938080010817E+017" calcext:value-type="float">
            <text:p>793808001081700000</text:p>
          </table:table-cell>
          <table:table-cell office:value-type="string" calcext:value-type="string">
            <text:p>2016-11-02 14:32:3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Mosquitos transgénicos ¿la solución contra el dengue y el zika? 1a. fábrica del mundo de mosquitos transgénicos. http://www. noticiasrcn.com/internacional- america/mosquitos-transgenicos-solucion-contra-el-dengue-y-el-zika …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10" calcext:value-type="float">
            <text:p>1310</text:p>
          </table:table-cell>
          <table:table-cell office:value-type="float" office:value="7.93796725920051E+017" calcext:value-type="float">
            <text:p>793796725920051000</text:p>
          </table:table-cell>
          <table:table-cell office:value-type="string" calcext:value-type="string">
            <text:p>2016-11-02 13:47:42</text:p>
          </table:table-cell>
          <table:table-cell office:value-type="string" calcext:value-type="string">
            <text:p>Santiago, Dominican Republic</text:p>
          </table:table-cell>
          <table:table-cell office:value-type="float" office:value="19.4502926" calcext:value-type="float">
            <text:p>19.4502926</text:p>
          </table:table-cell>
          <table:table-cell office:value-type="float" office:value="-70.6906111" calcext:value-type="float">
            <text:p>-70.6906111</text:p>
          </table:table-cell>
          <table:table-cell table:number-columns-repeated="2"/>
          <table:table-cell office:value-type="string" calcext:value-type="string">
            <text:p>Vendrán más Dengue y Zika... De todo en abundancia. Hay que fumigar las comunidades. https:// twitter.com/EvelinPlacidoA l/status/793771572804804612 …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14" calcext:value-type="float">
            <text:p>1314</text:p>
          </table:table-cell>
          <table:table-cell office:value-type="float" office:value="7.9378728676062E+017" calcext:value-type="float">
            <text:p>793787286760620000</text:p>
          </table:table-cell>
          <table:table-cell office:value-type="string" calcext:value-type="string">
            <text:p>2016-11-02 13:10:11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edição 2016 do Dengue : diagnóstico e manejo clínico-senpai…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315" calcext:value-type="float">
            <text:p>1315</text:p>
          </table:table-cell>
          <table:table-cell office:value-type="float" office:value="7.93775066358112E+017" calcext:value-type="float">
            <text:p>793775066358112000</text:p>
          </table:table-cell>
          <table:table-cell office:value-type="string" calcext:value-type="string">
            <text:p>2016-11-02 12:21:3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uisxaviee tô com suspeita de dengue man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326" calcext:value-type="float">
            <text:p>1326</text:p>
          </table:table-cell>
          <table:table-cell office:value-type="float" office:value="7.93602574884737E+017" calcext:value-type="float">
            <text:p>793602574884737000</text:p>
          </table:table-cell>
          <table:table-cell office:value-type="string" calcext:value-type="string">
            <text:p>2016-11-02 00:56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atei uma dengue <text:s/>não sei se foi antes ou depois de ter me picado.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327" calcext:value-type="float">
            <text:p>1327</text:p>
          </table:table-cell>
          <table:table-cell office:value-type="float" office:value="7.93596991502742E+017" calcext:value-type="float">
            <text:p>793596991502742000</text:p>
          </table:table-cell>
          <table:table-cell office:value-type="string" calcext:value-type="string">
            <text:p>2016-11-02 00:34:01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@CRBONITO borá mosquito da dengue kkkkkkkk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28" calcext:value-type="float">
            <text:p>1328</text:p>
          </table:table-cell>
          <table:table-cell office:value-type="float" office:value="7.9358862150903E+017" calcext:value-type="float">
            <text:p>793588621509030000</text:p>
          </table:table-cell>
          <table:table-cell office:value-type="string" calcext:value-type="string">
            <text:p>2016-11-02 00:00:46</text:p>
          </table:table-cell>
          <table:table-cell office:value-type="string" calcext:value-type="string">
            <text:p>Venâncio Aires, Brasil</text:p>
          </table:table-cell>
          <table:table-cell office:value-type="float" office:value="-29.6143059" calcext:value-type="float">
            <text:p>-29.6143059</text:p>
          </table:table-cell>
          <table:table-cell office:value-type="float" office:value="-52.1931589" calcext:value-type="float">
            <text:p>-52.1931589</text:p>
          </table:table-cell>
          <table:table-cell table:number-columns-repeated="2"/>
          <table:table-cell office:value-type="string" calcext:value-type="string">
            <text:p>É galera vamos ter que fazer um acordo com o mosquito da dengue pra ele não picar mais gente ano que vem do que picou esse ano hein.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29" calcext:value-type="float">
            <text:p>1329</text:p>
          </table:table-cell>
          <table:table-cell office:value-type="float" office:value="7.93578678018011E+017" calcext:value-type="float">
            <text:p>793578678018011000</text:p>
          </table:table-cell>
          <table:table-cell office:value-type="string" calcext:value-type="string">
            <text:p>2016-11-01 23:21:15</text:p>
          </table:table-cell>
          <table:table-cell office:value-type="string" calcext:value-type="string">
            <text:p>Chulucanas, Peru</text:p>
          </table:table-cell>
          <table:table-cell office:value-type="float" office:value="-5.0965064" calcext:value-type="float">
            <text:p>-5.0965064</text:p>
          </table:table-cell>
          <table:table-cell office:value-type="float" office:value="-80.1609228" calcext:value-type="float">
            <text:p>-80.1609228</text:p>
          </table:table-cell>
          <table:table-cell table:number-columns-repeated="2"/>
          <table:table-cell office:value-type="string" calcext:value-type="string">
            <text:p>Cementerio #Chulucanas Al cambiar el agua de floreros por arena húmeda eliminas los criaderos del zancudo del #dengue <text:s/>#chikungunya y #zika pic.twitter.com/nFwPdZgdQZ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30" calcext:value-type="float">
            <text:p>1330</text:p>
          </table:table-cell>
          <table:table-cell office:value-type="float" office:value="7.93566666810622E+017" calcext:value-type="float">
            <text:p>793566666810622000</text:p>
          </table:table-cell>
          <table:table-cell office:value-type="string" calcext:value-type="string">
            <text:p>2016-11-01 22:33:3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. @losadajoaquin : Solo con el compromiso de todos podremos lograr que no tengamos el Dengue este verano.(VIDEO) http://www. noticiasdel6.com/ampliar.php?id =172471 … pic.twitter.com/F19OQFLW4d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331" calcext:value-type="float">
            <text:p>1331</text:p>
          </table:table-cell>
          <table:table-cell office:value-type="float" office:value="7.93566167982047E+017" calcext:value-type="float">
            <text:p>793566167982047000</text:p>
          </table:table-cell>
          <table:table-cell office:value-type="string" calcext:value-type="string">
            <text:p>2016-11-01 22:31:32</text:p>
          </table:table-cell>
          <table:table-cell office:value-type="string" calcext:value-type="string">
            <text:p>Prata, Brasil</text:p>
          </table:table-cell>
          <table:table-cell office:value-type="float" office:value="-6.9940104" calcext:value-type="float">
            <text:p>-6.9940104</text:p>
          </table:table-cell>
          <table:table-cell office:value-type="float" office:value="-47.1655619" calcext:value-type="float">
            <text:p>-47.1655619</text:p>
          </table:table-cell>
          <table:table-cell table:number-columns-repeated="2"/>
          <table:table-cell office:value-type="string" calcext:value-type="string">
            <text:p>Sabia q n devia ter saído ontem --' agr to aq quase morrendo de doente só falta ser dengue tn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35" calcext:value-type="float">
            <text:p>1335</text:p>
          </table:table-cell>
          <table:table-cell office:value-type="float" office:value="7.93539820966543E+017" calcext:value-type="float">
            <text:p>793539820966543000</text:p>
          </table:table-cell>
          <table:table-cell office:value-type="string" calcext:value-type="string">
            <text:p>2016-11-01 20:46:5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Dicen luchar con el #Dengue pero 29 de Septiembre entre Burela y Bustamante hay basurales @lanusmunicipio @Nestorgrindetti @adrianurreli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36" calcext:value-type="float">
            <text:p>1336</text:p>
          </table:table-cell>
          <table:table-cell office:value-type="float" office:value="7.93536602115015E+017" calcext:value-type="float">
            <text:p>793536602115015000</text:p>
          </table:table-cell>
          <table:table-cell office:value-type="string" calcext:value-type="string">
            <text:p>2016-11-01 20:34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s vezes parece q gostar de alguém é tipo uma dengue que td que vc pode fazer é ficar deitada esperando passar ou morrer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37" calcext:value-type="float">
            <text:p>1337</text:p>
          </table:table-cell>
          <table:table-cell office:value-type="float" office:value="7.93532412751905E+017" calcext:value-type="float">
            <text:p>793532412751905000</text:p>
          </table:table-cell>
          <table:table-cell office:value-type="string" calcext:value-type="string">
            <text:p>2016-11-01 20:17:2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RED92cadadiamas Zica Dengue <text:s/>Chikungunya pueden empezar a picar antes limpiemos el Lago pueden estar sus hijos paseando por el Bosque pic.twitter.com/qAzsUgKHuc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38" calcext:value-type="float">
            <text:p>1338</text:p>
          </table:table-cell>
          <table:table-cell office:value-type="float" office:value="7.93521590579233E+017" calcext:value-type="float">
            <text:p>793521590579233000</text:p>
          </table:table-cell>
          <table:table-cell office:value-type="string" calcext:value-type="string">
            <text:p>2016-11-01 19:34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natalini São Paulo corre o risco de ter epidemia de dengue e outras doenças causadas pelo Aedes aegypti. http:// vereadornatalini.com.br/slide-view/sao -paulo-corre-o-risco-de-ter-epidemia-de-dengue-e-outras-doencas-causadas-pelo-aedes-aegypti/ …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39" calcext:value-type="float">
            <text:p>1339</text:p>
          </table:table-cell>
          <table:table-cell office:value-type="float" office:value="7.93507816548033E+017" calcext:value-type="float">
            <text:p>793507816548033000</text:p>
          </table:table-cell>
          <table:table-cell office:value-type="string" calcext:value-type="string">
            <text:p>2016-11-01 18:39:40</text:p>
          </table:table-cell>
          <table:table-cell office:value-type="string" calcext:value-type="string">
            <text:p>Comas, Peru</text:p>
          </table:table-cell>
          <table:table-cell office:value-type="float" office:value="-11.93286115" calcext:value-type="float">
            <text:p>-11.93286115</text:p>
          </table:table-cell>
          <table:table-cell office:value-type="float" office:value="-77.0406743471402" calcext:value-type="float">
            <text:p>-77.0406743471</text:p>
          </table:table-cell>
          <table:table-cell table:number-columns-repeated="2"/>
          <table:table-cell office:value-type="string" calcext:value-type="string">
            <text:p>Nuestra campaña llegó a #Comas Llevamos ferias informativas a cementerios. #EliminaCriaderos de zancudo <text:s/>vamos a prevenir el #dengue ... pic.twitter.com/aQTn0pwImt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40" calcext:value-type="float">
            <text:p>1340</text:p>
          </table:table-cell>
          <table:table-cell office:value-type="float" office:value="7.93501667912196E+017" calcext:value-type="float">
            <text:p>793501667912196000</text:p>
          </table:table-cell>
          <table:table-cell office:value-type="string" calcext:value-type="string">
            <text:p>2016-11-01 18:15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@gcba inauguró un criadero de dengue en Parque Chas. pic.twitter.com/pSI6Y4ZrJl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41" calcext:value-type="float">
            <text:p>1341</text:p>
          </table:table-cell>
          <table:table-cell office:value-type="float" office:value="7.93497496387478E+017" calcext:value-type="float">
            <text:p>793497496387478000</text:p>
          </table:table-cell>
          <table:table-cell office:value-type="string" calcext:value-type="string">
            <text:p>2016-11-01 17:58:4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Mi viejo me mandó un com oficial para que comparta con todos. Cómo se que no lo van a leer en síntesis: HAY DENGUE USEN REPELENTE HDPS.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42" calcext:value-type="float">
            <text:p>1342</text:p>
          </table:table-cell>
          <table:table-cell office:value-type="float" office:value="7.93478379710349E+017" calcext:value-type="float">
            <text:p>793478379710349000</text:p>
          </table:table-cell>
          <table:table-cell office:value-type="string" calcext:value-type="string">
            <text:p>2016-11-01 16:42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lembro dela magrinha com dengue <text:s/>mt feia KKKKKKKKKKKKKKKK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45" calcext:value-type="float">
            <text:p>1345</text:p>
          </table:table-cell>
          <table:table-cell office:value-type="float" office:value="7.93467394207416E+017" calcext:value-type="float">
            <text:p>793467394207416000</text:p>
          </table:table-cell>
          <table:table-cell office:value-type="string" calcext:value-type="string">
            <text:p>2016-11-01 15:59:03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table:number-columns-repeated="2"/>
          <table:table-cell office:value-type="string" calcext:value-type="string">
            <text:p>If #dengue vaccination increases #Zika risk that will be very bad for people in Latin America and the Caribbean. https://www. sciencedaily.com/releases/2016/ 10/161031110854.htm …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48" calcext:value-type="float">
            <text:p>1348</text:p>
          </table:table-cell>
          <table:table-cell office:value-type="float" office:value="7.93450568425546E+017" calcext:value-type="float">
            <text:p>793450568425546000</text:p>
          </table:table-cell>
          <table:table-cell office:value-type="string" calcext:value-type="string">
            <text:p>2016-11-01 14:52:11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table:number-columns-repeated="2"/>
          <table:table-cell office:value-type="string" calcext:value-type="string">
            <text:p>Cementerio El Ángel Promotores de la SALUD entregan arena a sus visitantes #VamosAPrevenir dengue <text:s/>chikungunya y Zika: #EliminaCriaderos pic.twitter.com/CRMO3abL9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49" calcext:value-type="float">
            <text:p>1349</text:p>
          </table:table-cell>
          <table:table-cell office:value-type="float" office:value="7.93450308135453E+017" calcext:value-type="float">
            <text:p>793450308135453000</text:p>
          </table:table-cell>
          <table:table-cell office:value-type="string" calcext:value-type="string">
            <text:p>2016-11-01 14:51:09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Evitemos criaderos de zancudocombatamos todos juntos el Dengue . @GNBoficial #FelizMartes pic.twitter.com/ikiS11qi6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50" calcext:value-type="float">
            <text:p>1350</text:p>
          </table:table-cell>
          <table:table-cell office:value-type="float" office:value="7.93447630101737E+017" calcext:value-type="float">
            <text:p>793447630101737000</text:p>
          </table:table-cell>
          <table:table-cell office:value-type="string" calcext:value-type="string">
            <text:p>2016-11-01 14:40:31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SE TRATA DE UNA ESTUDIANTE CHAQUEÑA Detectan el primer caso de dengue de la temporada en Corrientes http://www. radiosudamericana.com/notix/nota/162 282_detectan_el_primer_caso_de_dengue_de_la_temporada_en_corrientes_.htm … pic.twitter.com/nxUquMVCq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51" calcext:value-type="float">
            <text:p>1351</text:p>
          </table:table-cell>
          <table:table-cell office:value-type="float" office:value="7.93436630287806E+017" calcext:value-type="float">
            <text:p>793436630287806000</text:p>
          </table:table-cell>
          <table:table-cell office:value-type="string" calcext:value-type="string">
            <text:p>2016-11-01 13:56:4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Los más preocupante es el #Zika <text:s/>cc @josevinuela #Dengu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52" calcext:value-type="float">
            <text:p>1352</text:p>
          </table:table-cell>
          <table:table-cell office:value-type="float" office:value="7.93436406488138E+017" calcext:value-type="float">
            <text:p>793436406488138000</text:p>
          </table:table-cell>
          <table:table-cell office:value-type="string" calcext:value-type="string">
            <text:p>2016-11-01 13:55:55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La fiebre es el síntoma que está siempre cc @josevinuela #Dengu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53" calcext:value-type="float">
            <text:p>1353</text:p>
          </table:table-cell>
          <table:table-cell office:value-type="float" office:value="7.93436008662565E+017" calcext:value-type="float">
            <text:p>793436008662565000</text:p>
          </table:table-cell>
          <table:table-cell office:value-type="string" calcext:value-type="string">
            <text:p>2016-11-01 13:54:2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Después de 2009 fue el año pasado y este año los que más casos se dieron cc @josevinuela #Dengu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354" calcext:value-type="float">
            <text:p>1354</text:p>
          </table:table-cell>
          <table:table-cell office:value-type="float" office:value="7.93435826579468E+017" calcext:value-type="float">
            <text:p>793435826579468000</text:p>
          </table:table-cell>
          <table:table-cell office:value-type="string" calcext:value-type="string">
            <text:p>2016-11-01 13:53:37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No hay casos confirmados sí sospechosos cc @josevinuela #Dengu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55" calcext:value-type="float">
            <text:p>1355</text:p>
          </table:table-cell>
          <table:table-cell office:value-type="float" office:value="7.93435709482865E+017" calcext:value-type="float">
            <text:p>793435709482865000</text:p>
          </table:table-cell>
          <table:table-cell office:value-type="string" calcext:value-type="string">
            <text:p>2016-11-01 13:53:0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Muchas veces si el mosquito tiene alimentos no se mueve mucho cc @josevinuela #Dengu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56" calcext:value-type="float">
            <text:p>1356</text:p>
          </table:table-cell>
          <table:table-cell office:value-type="float" office:value="7.93435625106145E+017" calcext:value-type="float">
            <text:p>793435625106145000</text:p>
          </table:table-cell>
          <table:table-cell office:value-type="string" calcext:value-type="string">
            <text:p>2016-11-01 13:52:4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Se fumiga solo cuando hay un caso confirmado cc @josevinuela #Dengu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57" calcext:value-type="float">
            <text:p>1357</text:p>
          </table:table-cell>
          <table:table-cell office:value-type="float" office:value="7.93435480671064E+017" calcext:value-type="float">
            <text:p>793435480671064000</text:p>
          </table:table-cell>
          <table:table-cell office:value-type="string" calcext:value-type="string">
            <text:p>2016-11-01 13:52:14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Fumigar y tirar veneno tampoco es apropiado cc @josevinuela #Dengu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58" calcext:value-type="float">
            <text:p>1358</text:p>
          </table:table-cell>
          <table:table-cell office:value-type="float" office:value="7.93434620360614E+017" calcext:value-type="float">
            <text:p>793434620360614000</text:p>
          </table:table-cell>
          <table:table-cell office:value-type="string" calcext:value-type="string">
            <text:p>2016-11-01 13:48:4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Si salen a países limítrofes hay que estar atentos a los síntomas y si aparecen acudir al médico cc @josevinuela #Dengu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59" calcext:value-type="float">
            <text:p>1359</text:p>
          </table:table-cell>
          <table:table-cell office:value-type="float" office:value="7.93434429108675E+017" calcext:value-type="float">
            <text:p>793434429108675000</text:p>
          </table:table-cell>
          <table:table-cell office:value-type="string" calcext:value-type="string">
            <text:p>2016-11-01 13:48:03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ela Fabiani Con las vacaciones posiblemente va a aumentar hay que estar más atentos cc @josevinuela #Dengu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60" calcext:value-type="float">
            <text:p>1360</text:p>
          </table:table-cell>
          <table:table-cell office:value-type="float" office:value="7.93433662079525E+017" calcext:value-type="float">
            <text:p>793433662079525000</text:p>
          </table:table-cell>
          <table:table-cell office:value-type="string" calcext:value-type="string">
            <text:p>2016-11-01 13:45:0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#Ahora Hablamos con Mariela Fabiani directora de epidemiologia de #SaludPública <text:s/>sobre situación con el #Dengue http://www. libertaddigital.com.ar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61" calcext:value-type="float">
            <text:p>1361</text:p>
          </table:table-cell>
          <table:table-cell office:value-type="float" office:value="7.93429750912053E+017" calcext:value-type="float">
            <text:p>793429750912053000</text:p>
          </table:table-cell>
          <table:table-cell office:value-type="string" calcext:value-type="string">
            <text:p>2016-11-01 13:29:28</text:p>
          </table:table-cell>
          <table:table-cell office:value-type="string" calcext:value-type="string">
            <text:p>Nova Lima, Brasil</text:p>
          </table:table-cell>
          <table:table-cell office:value-type="float" office:value="-19.9854088" calcext:value-type="float">
            <text:p>-19.9854088</text:p>
          </table:table-cell>
          <table:table-cell office:value-type="float" office:value="-43.847069" calcext:value-type="float">
            <text:p>-43.847069</text:p>
          </table:table-cell>
          <table:table-cell table:number-columns-repeated="2"/>
          <table:table-cell office:value-type="string" calcext:value-type="string">
            <text:p>@fuckingstick thanks!! Pelo menos nao é dengue .. aqui tira foto da ana carolina dormindo vc vai fazer o meu di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62" calcext:value-type="float">
            <text:p>1362</text:p>
          </table:table-cell>
          <table:table-cell office:value-type="float" office:value="7.93427561992905E+017" calcext:value-type="float">
            <text:p>793427561992905000</text:p>
          </table:table-cell>
          <table:table-cell office:value-type="string" calcext:value-type="string">
            <text:p>2016-11-01 13:20:46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table:number-columns-repeated="2"/>
          <table:table-cell office:value-type="string" calcext:value-type="string">
            <text:p>Falei pra ela que eu tô mais parada do quê água do mosquito da dengu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63" calcext:value-type="float">
            <text:p>1363</text:p>
          </table:table-cell>
          <table:table-cell office:value-type="float" office:value="7.9342429549822E+017" calcext:value-type="float">
            <text:p>793424295498220000</text:p>
          </table:table-cell>
          <table:table-cell office:value-type="string" calcext:value-type="string">
            <text:p>2016-11-01 13:07:47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Oooh que haces Dengue !...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65" calcext:value-type="float">
            <text:p>1365</text:p>
          </table:table-cell>
          <table:table-cell office:value-type="float" office:value="7.93405801675252E+017" calcext:value-type="float">
            <text:p>793405801675252000</text:p>
          </table:table-cell>
          <table:table-cell office:value-type="string" calcext:value-type="string">
            <text:p>2016-11-01 11:54:18</text:p>
          </table:table-cell>
          <table:table-cell office:value-type="string" calcext:value-type="string">
            <text:p>Santa Helena de Goiás, Brasil</text:p>
          </table:table-cell>
          <table:table-cell office:value-type="float" office:value="-17.8115198" calcext:value-type="float">
            <text:p>-17.8115198</text:p>
          </table:table-cell>
          <table:table-cell office:value-type="float" office:value="-50.597664" calcext:value-type="float">
            <text:p>-50.597664</text:p>
          </table:table-cell>
          <table:table-cell table:number-columns-repeated="2"/>
          <table:table-cell office:value-type="string" calcext:value-type="string">
            <text:p>Adivinha quem estou com suspeita de dengue ? #saizika literalment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69" calcext:value-type="float">
            <text:p>1369</text:p>
          </table:table-cell>
          <table:table-cell office:value-type="float" office:value="7.9338285350142E+017" calcext:value-type="float">
            <text:p>793382853501420000</text:p>
          </table:table-cell>
          <table:table-cell office:value-type="string" calcext:value-type="string">
            <text:p>2016-11-01 10:23:07</text:p>
          </table:table-cell>
          <table:table-cell office:value-type="string" calcext:value-type="string">
            <text:p>Nueva Esparta, Venezuela</text:p>
          </table:table-cell>
          <table:table-cell office:value-type="float" office:value="11" calcext:value-type="float">
            <text:p>11</text:p>
          </table:table-cell>
          <table:table-cell office:value-type="float" office:value="-63.9999999" calcext:value-type="float">
            <text:p>-63.9999999</text:p>
          </table:table-cell>
          <table:table-cell table:number-columns-repeated="2"/>
          <table:table-cell office:value-type="string" calcext:value-type="string">
            <text:p>Sufrimos con el Dengue y la Chikunguya...ahora estamos pasando el Bachaqueristu....gracias a los CLAP. Mas organización mas eficiencia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75" calcext:value-type="float">
            <text:p>1375</text:p>
          </table:table-cell>
          <table:table-cell office:value-type="float" office:value="7.93318350986351E+017" calcext:value-type="float">
            <text:p>793318350986351000</text:p>
          </table:table-cell>
          <table:table-cell office:value-type="string" calcext:value-type="string">
            <text:p>2016-11-01 06:06:48</text:p>
          </table:table-cell>
          <table:table-cell office:value-type="string" calcext:value-type="string">
            <text:p>Salto, Uruguay</text:p>
          </table:table-cell>
          <table:table-cell office:value-type="float" office:value="-31.3888899" calcext:value-type="float">
            <text:p>-31.3888899</text:p>
          </table:table-cell>
          <table:table-cell office:value-type="float" office:value="-57.9608875" calcext:value-type="float">
            <text:p>-57.9608875</text:p>
          </table:table-cell>
          <table:table-cell table:number-columns-repeated="2"/>
          <table:table-cell office:value-type="string" calcext:value-type="string">
            <text:p>Veo un mosquito y me persigo con el dengue <text:s/>el sika y todo es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79" calcext:value-type="float">
            <text:p>1379</text:p>
          </table:table-cell>
          <table:table-cell office:value-type="float" office:value="7.93302606143754E+017" calcext:value-type="float">
            <text:p>793302606143754000</text:p>
          </table:table-cell>
          <table:table-cell office:value-type="string" calcext:value-type="string">
            <text:p>2016-11-01 05:04:1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verão ta ai e eu so consigo sentir medo da dengue ((((serio)))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80" calcext:value-type="float">
            <text:p>1380</text:p>
          </table:table-cell>
          <table:table-cell office:value-type="float" office:value="7.93300991101854E+017" calcext:value-type="float">
            <text:p>793300991101854000</text:p>
          </table:table-cell>
          <table:table-cell office:value-type="string" calcext:value-type="string">
            <text:p>2016-11-01 04:57:4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se lazarenta no pode ser da dengue não(mosquito)se não eu mato el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82" calcext:value-type="float">
            <text:p>1382</text:p>
          </table:table-cell>
          <table:table-cell office:value-type="float" office:value="7.93298799590421E+017" calcext:value-type="float">
            <text:p>793298799590421000</text:p>
          </table:table-cell>
          <table:table-cell office:value-type="string" calcext:value-type="string">
            <text:p>2016-11-01 04:49:07</text:p>
          </table:table-cell>
          <table:table-cell office:value-type="string" calcext:value-type="string">
            <text:p>Centro de la Ciudad de México, Cuauhtémoc</text:p>
          </table:table-cell>
          <table:table-cell office:value-type="float" office:value="19.4404008" calcext:value-type="float">
            <text:p>19.4404008</text:p>
          </table:table-cell>
          <table:table-cell office:value-type="float" office:value="-99.1558667" calcext:value-type="float">
            <text:p>-99.1558667</text:p>
          </table:table-cell>
          <table:table-cell table:number-columns-repeated="2"/>
          <table:table-cell office:value-type="string" calcext:value-type="string">
            <text:p>@Theodorito93 con zika dengue y chincunguya pic.twitter.com/GpAg3d9oRk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84" calcext:value-type="float">
            <text:p>1384</text:p>
          </table:table-cell>
          <table:table-cell office:value-type="float" office:value="7.93283411830006E+017" calcext:value-type="float">
            <text:p>793283411830006000</text:p>
          </table:table-cell>
          <table:table-cell office:value-type="string" calcext:value-type="string">
            <text:p>2016-11-01 03:47:58</text:p>
          </table:table-cell>
          <table:table-cell office:value-type="string" calcext:value-type="string">
            <text:p>Araras, Brasil</text:p>
          </table:table-cell>
          <table:table-cell office:value-type="float" office:value="-22.3569476" calcext:value-type="float">
            <text:p>-22.3569476</text:p>
          </table:table-cell>
          <table:table-cell office:value-type="float" office:value="-47.3838888" calcext:value-type="float">
            <text:p>-47.3838888</text:p>
          </table:table-cell>
          <table:table-cell table:number-columns-repeated="2"/>
          <table:table-cell office:value-type="string" calcext:value-type="string">
            <text:p>@leticiasapatini nem me fale peguei da dengue <text:s/>to ate com medo da nota de verdade kkkk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85" calcext:value-type="float">
            <text:p>1385</text:p>
          </table:table-cell>
          <table:table-cell office:value-type="float" office:value="7.9328286835304E+017" calcext:value-type="float">
            <text:p>793282868353040000</text:p>
          </table:table-cell>
          <table:table-cell office:value-type="string" calcext:value-type="string">
            <text:p>2016-11-01 03:45:4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gonzalotw @Infobaires24 @CasaRosadaAR de los q murieron x zika y dengue !!q no vacunaron!!q sacaron remedios a jublados...ANDA A LA PQTP!!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86" calcext:value-type="float">
            <text:p>1386</text:p>
          </table:table-cell>
          <table:table-cell office:value-type="float" office:value="7.93279992855728E+017" calcext:value-type="float">
            <text:p>793279992855728000</text:p>
          </table:table-cell>
          <table:table-cell office:value-type="string" calcext:value-type="string">
            <text:p>2016-11-01 03:34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 whats ta mais parado que agua de dengu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88" calcext:value-type="float">
            <text:p>1388</text:p>
          </table:table-cell>
          <table:table-cell office:value-type="float" office:value="7.93258918516523E+017" calcext:value-type="float">
            <text:p>793258918516523000</text:p>
          </table:table-cell>
          <table:table-cell office:value-type="string" calcext:value-type="string">
            <text:p>2016-11-01 02:10:38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#Dengue : la provincia pide apoyo del Gobierno nacional [ http:// bit.ly/2f6U2us ] pic.twitter.com/fDuGHblw6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89" calcext:value-type="float">
            <text:p>1389</text:p>
          </table:table-cell>
          <table:table-cell office:value-type="float" office:value="7.93249298083352E+017" calcext:value-type="float">
            <text:p>793249298083352000</text:p>
          </table:table-cell>
          <table:table-cell office:value-type="string" calcext:value-type="string">
            <text:p>2016-11-01 01:32:25</text:p>
          </table:table-cell>
          <table:table-cell office:value-type="string" calcext:value-type="string">
            <text:p>Lima, Peru</text:p>
          </table:table-cell>
          <table:table-cell office:value-type="float" office:value="-12.0621064" calcext:value-type="float">
            <text:p>-12.0621064</text:p>
          </table:table-cell>
          <table:table-cell office:value-type="float" office:value="-77.0365255" calcext:value-type="float">
            <text:p>-77.0365255</text:p>
          </table:table-cell>
          <table:table-cell table:number-columns-repeated="2"/>
          <table:table-cell office:value-type="string" calcext:value-type="string">
            <text:p>#Lambayeque #Pucalá Pasacalle informativo contra el dengue <text:s/>para evitar que el zancudo deje sus huevecillos en las casas #EliminaCriaderos pic.twitter.com/eSEBUrVBxt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91" calcext:value-type="float">
            <text:p>1391</text:p>
          </table:table-cell>
          <table:table-cell office:value-type="float" office:value="7.93216185022251E+017" calcext:value-type="float">
            <text:p>793216185022251000</text:p>
          </table:table-cell>
          <table:table-cell office:value-type="string" calcext:value-type="string">
            <text:p>2016-10-31 23:20:50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Como me estresa hacer un póster y más con la profesora esta dengu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92" calcext:value-type="float">
            <text:p>1392</text:p>
          </table:table-cell>
          <table:table-cell office:value-type="float" office:value="7.93208133741052E+017" calcext:value-type="float">
            <text:p>793208133741052000</text:p>
          </table:table-cell>
          <table:table-cell office:value-type="string" calcext:value-type="string">
            <text:p>2016-10-31 22:48:50</text:p>
          </table:table-cell>
          <table:table-cell office:value-type="string" calcext:value-type="string">
            <text:p>Planalto, Brasil</text:p>
          </table:table-cell>
          <table:table-cell office:value-type="float" office:value="-14.6689213" calcext:value-type="float">
            <text:p>-14.6689213</text:p>
          </table:table-cell>
          <table:table-cell office:value-type="float" office:value="-40.4810059" calcext:value-type="float">
            <text:p>-40.4810059</text:p>
          </table:table-cell>
          <table:table-cell table:number-columns-repeated="2"/>
          <table:table-cell office:value-type="string" calcext:value-type="string">
            <text:p>Se meu wpp fosse água seria um criadouro do mosquito da dengu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93" calcext:value-type="float">
            <text:p>1393</text:p>
          </table:table-cell>
          <table:table-cell office:value-type="float" office:value="7.93203214770463E+017" calcext:value-type="float">
            <text:p>793203214770463000</text:p>
          </table:table-cell>
          <table:table-cell office:value-type="string" calcext:value-type="string">
            <text:p>2016-10-31 22:29:18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Mi vieja tiene un criadero de dengue en el balcó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94" calcext:value-type="float">
            <text:p>1394</text:p>
          </table:table-cell>
          <table:table-cell office:value-type="float" office:value="7.93200719641862E+017" calcext:value-type="float">
            <text:p>793200719641862000</text:p>
          </table:table-cell>
          <table:table-cell office:value-type="string" calcext:value-type="string">
            <text:p>2016-10-31 22:19:2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hocada kkkkkkk e com dó dessa menina tbm porque essa água do citti é mais suja que tudo a dengue ali come solta KKKKKKKKKKKK pic.twitter.com/Ybwei6BaiN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95" calcext:value-type="float">
            <text:p>1395</text:p>
          </table:table-cell>
          <table:table-cell office:value-type="float" office:value="7.93197028092195E+017" calcext:value-type="float">
            <text:p>793197028092195000</text:p>
          </table:table-cell>
          <table:table-cell office:value-type="string" calcext:value-type="string">
            <text:p>2016-10-31 22:04:43</text:p>
          </table:table-cell>
          <table:table-cell office:value-type="string" calcext:value-type="string">
            <text:p>Oaxaca, México</text:p>
          </table:table-cell>
          <table:table-cell office:value-type="float" office:value="17" calcext:value-type="float">
            <text:p>17</text:p>
          </table:table-cell>
          <table:table-cell office:value-type="float" office:value="-96.4999999" calcext:value-type="float">
            <text:p>-96.4999999</text:p>
          </table:table-cell>
          <table:table-cell table:number-columns-repeated="2"/>
          <table:table-cell office:value-type="string" calcext:value-type="string">
            <text:p>Alistan legiones de mosquitos transgénicos contra #dengue y #zika http:// oaxaca.me/?p=2516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96" calcext:value-type="float">
            <text:p>1396</text:p>
          </table:table-cell>
          <table:table-cell office:value-type="float" office:value="7.93184645416362E+017" calcext:value-type="float">
            <text:p>793184645416362000</text:p>
          </table:table-cell>
          <table:table-cell office:value-type="string" calcext:value-type="string">
            <text:p>2016-10-31 21:15:3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Nos agarró la timidez (?) Stand 380 calle 9. @NairRosk @juanygr99 #FeriaNacional #dengue pic.twitter.com/2db0uAw3r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97" calcext:value-type="float">
            <text:p>1397</text:p>
          </table:table-cell>
          <table:table-cell office:value-type="float" office:value="7.9317844316901E+017" calcext:value-type="float">
            <text:p>793178443169010000</text:p>
          </table:table-cell>
          <table:table-cell office:value-type="string" calcext:value-type="string">
            <text:p>2016-10-31 20:50:52</text:p>
          </table:table-cell>
          <table:table-cell office:value-type="string" calcext:value-type="string">
            <text:p>Paracambi, Brasil</text:p>
          </table:table-cell>
          <table:table-cell office:value-type="float" office:value="-22.6109157" calcext:value-type="float">
            <text:p>-22.6109157</text:p>
          </table:table-cell>
          <table:table-cell office:value-type="float" office:value="-43.7096911" calcext:value-type="float">
            <text:p>-43.7096911</text:p>
          </table:table-cell>
          <table:table-cell table:number-columns-repeated="2"/>
          <table:table-cell office:value-type="string" calcext:value-type="string">
            <text:p>Mosquito da dengue filha da puta que me picou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98" calcext:value-type="float">
            <text:p>1398</text:p>
          </table:table-cell>
          <table:table-cell office:value-type="float" office:value="7.93169165158851E+017" calcext:value-type="float">
            <text:p>793169165158851000</text:p>
          </table:table-cell>
          <table:table-cell office:value-type="string" calcext:value-type="string">
            <text:p>2016-10-31 20:14:00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https:// youtu.be/9c-PB6apqnM Cual es tu dengue ? #purocriollismo #ayRaquel #LuchoGarland #lostroverosforever #sacalasperoni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00" calcext:value-type="float">
            <text:p>1400</text:p>
          </table:table-cell>
          <table:table-cell office:value-type="float" office:value="7.93156826523107E+017" calcext:value-type="float">
            <text:p>793156826523107000</text:p>
          </table:table-cell>
          <table:table-cell office:value-type="string" calcext:value-type="string">
            <text:p>2016-10-31 19:24:5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Me siento muy mal y me están sangrando las encías. Puta ya me dio dengue .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02" calcext:value-type="float">
            <text:p>1402</text:p>
          </table:table-cell>
          <table:table-cell office:value-type="float" office:value="7.9314465573503E+017" calcext:value-type="float">
            <text:p>793144655735030000</text:p>
          </table:table-cell>
          <table:table-cell office:value-type="string" calcext:value-type="string">
            <text:p>2016-10-31 18:36:36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cachafra mais parado que água de mosquito da deng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03" calcext:value-type="float">
            <text:p>1403</text:p>
          </table:table-cell>
          <table:table-cell office:value-type="float" office:value="7.93142312989786E+017" calcext:value-type="float">
            <text:p>793142312989786000</text:p>
          </table:table-cell>
          <table:table-cell office:value-type="string" calcext:value-type="string">
            <text:p>2016-10-31 18:27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alud refuerza las acciones preventivas para evitar casos de dengue <text:s/>zika y chikungunya http://www. programainfosalud.com/Noticia.aspx?i d=697088 … pic.twitter.com/J6IsokhDp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04" calcext:value-type="float">
            <text:p>1404</text:p>
          </table:table-cell>
          <table:table-cell office:value-type="float" office:value="7.93121535179588E+017" calcext:value-type="float">
            <text:p>793121535179588000</text:p>
          </table:table-cell>
          <table:table-cell office:value-type="string" calcext:value-type="string">
            <text:p>2016-10-31 17:04:4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Hola Feria Nacional de Ciencias y Tecnología! #Dengue #laepidemiaempiezaporcasa @juanygr99 @NairRosk @Feria Nacional @opsargentina pic.twitter.com/zfdNtcEKV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06" calcext:value-type="float">
            <text:p>1406</text:p>
          </table:table-cell>
          <table:table-cell office:value-type="float" office:value="7.93115502973297E+017" calcext:value-type="float">
            <text:p>793115502973297000</text:p>
          </table:table-cell>
          <table:table-cell office:value-type="string" calcext:value-type="string">
            <text:p>2016-10-31 16:40:45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vicarmaszagoya @gobiernozac @SAMA_Zac PROBLEMAS RESOLVERAN.. dengue <text:s/>tarjeas limpiadoras en drenajes. basura ninos limpien escuelas @DraRdgz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08" calcext:value-type="float">
            <text:p>1408</text:p>
          </table:table-cell>
          <table:table-cell office:value-type="float" office:value="7.9309511614781E+017" calcext:value-type="float">
            <text:p>793095116147810000</text:p>
          </table:table-cell>
          <table:table-cell office:value-type="string" calcext:value-type="string">
            <text:p>2016-10-31 15:19:4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22 oct: #dengue /16 94.718 #chikún /16 19.188 #zika /15/16 104.755 @INSColombia @infopresidencia @opsom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09" calcext:value-type="float">
            <text:p>1409</text:p>
          </table:table-cell>
          <table:table-cell office:value-type="float" office:value="7.93084584988729E+017" calcext:value-type="float">
            <text:p>793084584988729000</text:p>
          </table:table-cell>
          <table:table-cell office:value-type="string" calcext:value-type="string">
            <text:p>2016-10-31 14:37:54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oiiiiii meninas a dica do verão é substituir o glitter no rosto por urucum pra espantar mosquito (inclusive dengue pic.twitter.com/tI3qs8a3sW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10" calcext:value-type="float">
            <text:p>1410</text:p>
          </table:table-cell>
          <table:table-cell office:value-type="float" office:value="7.93082485391385E+017" calcext:value-type="float">
            <text:p>793082485391385000</text:p>
          </table:table-cell>
          <table:table-cell office:value-type="string" calcext:value-type="string">
            <text:p>2016-10-31 14:29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gabsmavellar pneumonia dengue e anemia amigjo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12" calcext:value-type="float">
            <text:p>1412</text:p>
          </table:table-cell>
          <table:table-cell office:value-type="float" office:value="7.93078712610787E+017" calcext:value-type="float">
            <text:p>793078712610787000</text:p>
          </table:table-cell>
          <table:table-cell office:value-type="string" calcext:value-type="string">
            <text:p>2016-10-31 14:14:3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chispi95 les voy a empezar a decir que me pico un dengue con sida y me quedan pocos días de vida.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13" calcext:value-type="float">
            <text:p>1413</text:p>
          </table:table-cell>
          <table:table-cell office:value-type="float" office:value="7.93074380389638E+017" calcext:value-type="float">
            <text:p>793074380389638000</text:p>
          </table:table-cell>
          <table:table-cell office:value-type="string" calcext:value-type="string">
            <text:p>2016-10-31 13:57:21</text:p>
          </table:table-cell>
          <table:table-cell office:value-type="string" calcext:value-type="string">
            <text:p>Pérola, Brasil</text:p>
          </table:table-cell>
          <table:table-cell office:value-type="float" office:value="-23.8031665" calcext:value-type="float">
            <text:p>-23.8031665</text:p>
          </table:table-cell>
          <table:table-cell office:value-type="float" office:value="-53.6824971" calcext:value-type="float">
            <text:p>-53.6824971</text:p>
          </table:table-cell>
          <table:table-cell table:number-columns-repeated="2"/>
          <table:table-cell office:value-type="string" calcext:value-type="string">
            <text:p>DENGUE ? não quero fazer exam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14" calcext:value-type="float">
            <text:p>1414</text:p>
          </table:table-cell>
          <table:table-cell office:value-type="float" office:value="7.93073471613989E+017" calcext:value-type="float">
            <text:p>793073471613989000</text:p>
          </table:table-cell>
          <table:table-cell office:value-type="string" calcext:value-type="string">
            <text:p>2016-10-31 13:53:4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Boletín de Salud Pública informa aumentan casos de cólera y dengue en el país #NoticiasSIN http:// noticiassin.com/2016/10/boleti n-de-salud-publica-informa-de-aumento-en-casos-de-colera-y-dengue-en-el-pais/ … pic.twitter.com/UJ2x0ZNvHT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22" calcext:value-type="float">
            <text:p>1422</text:p>
          </table:table-cell>
          <table:table-cell office:value-type="float" office:value="7.92940252268724E+017" calcext:value-type="float">
            <text:p>792940252268724000</text:p>
          </table:table-cell>
          <table:table-cell office:value-type="string" calcext:value-type="string">
            <text:p>2016-10-31 05:04:2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s pais foram p hospital na tijuca visitar minha priminha de 5 meses q foi diagnosticada com dengue <text:s/>só q tá punk ela ta com 40 de febr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23" calcext:value-type="float">
            <text:p>1423</text:p>
          </table:table-cell>
          <table:table-cell office:value-type="float" office:value="7.92939628818948E+017" calcext:value-type="float">
            <text:p>792939628818948000</text:p>
          </table:table-cell>
          <table:table-cell office:value-type="string" calcext:value-type="string">
            <text:p>2016-10-31 05:01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o es el duende es el dengue . ¡Ooopa carajo!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24" calcext:value-type="float">
            <text:p>1424</text:p>
          </table:table-cell>
          <table:table-cell office:value-type="float" office:value="7.92936464032076E+017" calcext:value-type="float">
            <text:p>792936464032076000</text:p>
          </table:table-cell>
          <table:table-cell office:value-type="string" calcext:value-type="string">
            <text:p>2016-10-31 04:49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249 finad@s notific #dengue Colombia/16 a 22 oct: 39 confirm 126 en estudio 84 descart @INSColombia Amén @infopresidencia @opsoms @WH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25" calcext:value-type="float">
            <text:p>1425</text:p>
          </table:table-cell>
          <table:table-cell office:value-type="float" office:value="7.92934746087125E+017" calcext:value-type="float">
            <text:p>792934746087125000</text:p>
          </table:table-cell>
          <table:table-cell office:value-type="string" calcext:value-type="string">
            <text:p>2016-10-31 04:42:3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 qnd eu fui com a shedrama no cemitério e um pernilongo pousou no meu braço já achei q tava com dengue fiquei lok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26" calcext:value-type="float">
            <text:p>1426</text:p>
          </table:table-cell>
          <table:table-cell office:value-type="float" office:value="7.9293011435914E+017" calcext:value-type="float">
            <text:p>792930114359140000</text:p>
          </table:table-cell>
          <table:table-cell office:value-type="string" calcext:value-type="string">
            <text:p>2016-10-31 04:24:05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@MelissaDiib duas semanas antes do show peguei dengue hemorrágica fui pro hospital e fiquei internada pq tava com hemorragia intern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27" calcext:value-type="float">
            <text:p>1427</text:p>
          </table:table-cell>
          <table:table-cell office:value-type="float" office:value="7.92922719516066E+017" calcext:value-type="float">
            <text:p>792922719516066000</text:p>
          </table:table-cell>
          <table:table-cell office:value-type="string" calcext:value-type="string">
            <text:p>2016-10-31 03:54:42</text:p>
          </table:table-cell>
          <table:table-cell office:value-type="string" calcext:value-type="string">
            <text:p>Mercedes, Argentina</text:p>
          </table:table-cell>
          <table:table-cell office:value-type="float" office:value="-34.6497162" calcext:value-type="float">
            <text:p>-34.6497162</text:p>
          </table:table-cell>
          <table:table-cell office:value-type="float" office:value="-59.4318086" calcext:value-type="float">
            <text:p>-59.4318086</text:p>
          </table:table-cell>
          <table:table-cell table:number-columns-repeated="2"/>
          <table:table-cell office:value-type="string" calcext:value-type="string">
            <text:p>@DislateAG son insistidores pero.. sabía ud que el dengue es gralmente portado por mosquitos urbanos?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28" calcext:value-type="float">
            <text:p>1428</text:p>
          </table:table-cell>
          <table:table-cell office:value-type="float" office:value="7.92917301674775E+017" calcext:value-type="float">
            <text:p>792917301674775000</text:p>
          </table:table-cell>
          <table:table-cell office:value-type="string" calcext:value-type="string">
            <text:p>2016-10-31 03:33:11</text:p>
          </table:table-cell>
          <table:table-cell office:value-type="string" calcext:value-type="string">
            <text:p>Caxias do Sul, Brasil</text:p>
          </table:table-cell>
          <table:table-cell office:value-type="float" office:value="-29.1684795" calcext:value-type="float">
            <text:p>-29.1684795</text:p>
          </table:table-cell>
          <table:table-cell office:value-type="float" office:value="-51.179386" calcext:value-type="float">
            <text:p>-51.179386</text:p>
          </table:table-cell>
          <table:table-cell table:number-columns-repeated="2"/>
          <table:table-cell office:value-type="string" calcext:value-type="string">
            <text:p>@__saahw dengu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29" calcext:value-type="float">
            <text:p>1429</text:p>
          </table:table-cell>
          <table:table-cell office:value-type="float" office:value="7.92915165008331E+017" calcext:value-type="float">
            <text:p>792915165008331000</text:p>
          </table:table-cell>
          <table:table-cell office:value-type="string" calcext:value-type="string">
            <text:p>2016-10-31 03:24:41</text:p>
          </table:table-cell>
          <table:table-cell office:value-type="string" calcext:value-type="string">
            <text:p>Araguaína, Brasil</text:p>
          </table:table-cell>
          <table:table-cell office:value-type="float" office:value="-7.1932409" calcext:value-type="float">
            <text:p>-7.1932409</text:p>
          </table:table-cell>
          <table:table-cell office:value-type="float" office:value="-48.2018596" calcext:value-type="float">
            <text:p>-48.2018596</text:p>
          </table:table-cell>
          <table:table-cell table:number-columns-repeated="2"/>
          <table:table-cell office:value-type="string" calcext:value-type="string">
            <text:p>Juntando mosquito da dengue isso aqui de tão parado que tá.. #DomingoDetremuraSDV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32" calcext:value-type="float">
            <text:p>1432</text:p>
          </table:table-cell>
          <table:table-cell office:value-type="float" office:value="7.92869449560908E+017" calcext:value-type="float">
            <text:p>792869449560908000</text:p>
          </table:table-cell>
          <table:table-cell office:value-type="string" calcext:value-type="string">
            <text:p>2016-10-31 00:23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domingo tá tão paradoque vai virar foco de dengue .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33" calcext:value-type="float">
            <text:p>1433</text:p>
          </table:table-cell>
          <table:table-cell office:value-type="float" office:value="7.92854456010469E+017" calcext:value-type="float">
            <text:p>792854456010469000</text:p>
          </table:table-cell>
          <table:table-cell office:value-type="string" calcext:value-type="string">
            <text:p>2016-10-30 23:23:2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Como se diz dengue em japonês? R.: Muskito Kimat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34" calcext:value-type="float">
            <text:p>1434</text:p>
          </table:table-cell>
          <table:table-cell office:value-type="float" office:value="7.92852272334119E+017" calcext:value-type="float">
            <text:p>792852272334119000</text:p>
          </table:table-cell>
          <table:table-cell office:value-type="string" calcext:value-type="string">
            <text:p>2016-10-30 23:14:4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we q dengue vende humo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35" calcext:value-type="float">
            <text:p>1435</text:p>
          </table:table-cell>
          <table:table-cell office:value-type="float" office:value="7.92839362530664E+017" calcext:value-type="float">
            <text:p>792839362530664000</text:p>
          </table:table-cell>
          <table:table-cell office:value-type="string" calcext:value-type="string">
            <text:p>2016-10-30 22:23:28</text:p>
          </table:table-cell>
          <table:table-cell office:value-type="string" calcext:value-type="string">
            <text:p>Salto, Brasil</text:p>
          </table:table-cell>
          <table:table-cell office:value-type="float" office:value="-23.1989982" calcext:value-type="float">
            <text:p>-23.1989982</text:p>
          </table:table-cell>
          <table:table-cell office:value-type="float" office:value="-47.2913681" calcext:value-type="float">
            <text:p>-47.2913681</text:p>
          </table:table-cell>
          <table:table-cell table:number-columns-repeated="2"/>
          <table:table-cell office:value-type="string" calcext:value-type="string">
            <text:p>WhatsApp mais parado que água de mosquito da dengue Assim fica difíci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36" calcext:value-type="float">
            <text:p>1436</text:p>
          </table:table-cell>
          <table:table-cell office:value-type="float" office:value="7.92826514735858E+017" calcext:value-type="float">
            <text:p>792826514735858000</text:p>
          </table:table-cell>
          <table:table-cell office:value-type="string" calcext:value-type="string">
            <text:p>2016-10-30 21:32:25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murailo ele disse na tv q amanha ja vai começar a limpar a cidade pro verao pra cuidar da dengue kkkkkkkkkk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37" calcext:value-type="float">
            <text:p>1437</text:p>
          </table:table-cell>
          <table:table-cell office:value-type="float" office:value="7.92824465314972E+017" calcext:value-type="float">
            <text:p>792824465314972000</text:p>
          </table:table-cell>
          <table:table-cell office:value-type="string" calcext:value-type="string">
            <text:p>2016-10-30 21:24:1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@fredkfj amiga cuidado pq pode ser dengue <text:s/>se cuida e melhora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38" calcext:value-type="float">
            <text:p>1438</text:p>
          </table:table-cell>
          <table:table-cell office:value-type="float" office:value="7.92814864754434E+017" calcext:value-type="float">
            <text:p>792814864754434000</text:p>
          </table:table-cell>
          <table:table-cell office:value-type="string" calcext:value-type="string">
            <text:p>2016-10-30 20:46:0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BuenDomingo estamos con @raimundoac15 en parque chas encabezando la campaña de manzanas saludables para prevenir el dengue @bacomuna15 pic.twitter.com/bdZioWFsfV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39" calcext:value-type="float">
            <text:p>1439</text:p>
          </table:table-cell>
          <table:table-cell office:value-type="float" office:value="7.9280620200253E+017" calcext:value-type="float">
            <text:p>792806202002530000</text:p>
          </table:table-cell>
          <table:table-cell office:value-type="string" calcext:value-type="string">
            <text:p>2016-10-30 20:11:42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Hoje eu tava pensando em me alistar as forças armadas brasileiras mas sinceramente é foda você estudar para combater a dengu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0" calcext:value-type="float">
            <text:p>1440</text:p>
          </table:table-cell>
          <table:table-cell office:value-type="float" office:value="7.92803341197861E+017" calcext:value-type="float">
            <text:p>792803341197861000</text:p>
          </table:table-cell>
          <table:table-cell office:value-type="string" calcext:value-type="string">
            <text:p>2016-10-30 20:00:20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Mates con el dengue pa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1" calcext:value-type="float">
            <text:p>1441</text:p>
          </table:table-cell>
          <table:table-cell office:value-type="float" office:value="7.92791083793191E+017" calcext:value-type="float">
            <text:p>792791083793191000</text:p>
          </table:table-cell>
          <table:table-cell office:value-type="string" calcext:value-type="string">
            <text:p>2016-10-30 19:11:3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e parar da dengue #naofalha #molotov @Hangar 677 https://www. instagram.com/p/BMMlgeWjdczX NFTn_bnhz8KIW0ljsLaHeaqoMQ0/ …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" calcext:value-type="float">
            <text:p>1442</text:p>
          </table:table-cell>
          <table:table-cell office:value-type="float" office:value="7.92783035871535E+017" calcext:value-type="float">
            <text:p>792783035871535000</text:p>
          </table:table-cell>
          <table:table-cell office:value-type="string" calcext:value-type="string">
            <text:p>2016-10-30 18:39:39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Si va de visita a los panteones recuerde no llevar floreros con agua. Para evitar la propagación de dengue <text:s/>zika o chicungunya.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3" calcext:value-type="float">
            <text:p>1443</text:p>
          </table:table-cell>
          <table:table-cell office:value-type="float" office:value="7.92778755030782E+017" calcext:value-type="float">
            <text:p>792778755030782000</text:p>
          </table:table-cell>
          <table:table-cell office:value-type="string" calcext:value-type="string">
            <text:p>2016-10-30 18:22:38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duyxxyyxx é dengue mesmo amor? anem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5" calcext:value-type="float">
            <text:p>1445</text:p>
          </table:table-cell>
          <table:table-cell office:value-type="float" office:value="7.92763726806061E+017" calcext:value-type="float">
            <text:p>792763726806061000</text:p>
          </table:table-cell>
          <table:table-cell office:value-type="string" calcext:value-type="string">
            <text:p>2016-10-30 17:22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MaykinOFICIAL parece um mosquito da dengu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6" calcext:value-type="float">
            <text:p>1446</text:p>
          </table:table-cell>
          <table:table-cell office:value-type="float" office:value="7.92762381344661E+017" calcext:value-type="float">
            <text:p>792762381344661000</text:p>
          </table:table-cell>
          <table:table-cell office:value-type="string" calcext:value-type="string">
            <text:p>2016-10-30 17:17:3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Ai espero que esse meu mal star passe logo e não seja uma dengue ou amigdalite ou desgraç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7" calcext:value-type="float">
            <text:p>1447</text:p>
          </table:table-cell>
          <table:table-cell office:value-type="float" office:value="7.92760068659786E+017" calcext:value-type="float">
            <text:p>792760068659786000</text:p>
          </table:table-cell>
          <table:table-cell office:value-type="string" calcext:value-type="string">
            <text:p>2016-10-30 17:08:23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Dengue Dengue Dengue ! - Simiolo | https://www. youtube.com/watch?v=Zi49Ie O01lk …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8" calcext:value-type="float">
            <text:p>1448</text:p>
          </table:table-cell>
          <table:table-cell office:value-type="float" office:value="7.92748418670133E+017" calcext:value-type="float">
            <text:p>792748418670133000</text:p>
          </table:table-cell>
          <table:table-cell office:value-type="string" calcext:value-type="string">
            <text:p>2016-10-30 16:22:0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PREF DO RECIFE TERIA UTILIZADO LARVICIDA VENCIDO NO COMBATE DE DENGUE <text:s/>ZYKA E CHIKUGUNYA http:// noeliabritoblog.blogspot.com/2016/10/prefei tura-do-recife-teria-utilizado.html?spref=tw … Via @NoeliaBrito2013 pic.twitter.com/NrPA4zVjMR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1" calcext:value-type="float">
            <text:p>1451</text:p>
          </table:table-cell>
          <table:table-cell office:value-type="float" office:value="7.92707085037347E+017" calcext:value-type="float">
            <text:p>792707085037347000</text:p>
          </table:table-cell>
          <table:table-cell office:value-type="string" calcext:value-type="string">
            <text:p>2016-10-30 13:3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aqui a pouco meu wpp vai dar dengu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3" calcext:value-type="float">
            <text:p>1453</text:p>
          </table:table-cell>
          <table:table-cell office:value-type="float" office:value="7.92706056266875E+017" calcext:value-type="float">
            <text:p>792706056266875000</text:p>
          </table:table-cell>
          <table:table-cell office:value-type="string" calcext:value-type="string">
            <text:p>2016-10-30 13:33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4" calcext:value-type="float">
            <text:p>1454</text:p>
          </table:table-cell>
          <table:table-cell office:value-type="float" office:value="7.92705376852578E+017" calcext:value-type="float">
            <text:p>792705376852578000</text:p>
          </table:table-cell>
          <table:table-cell office:value-type="string" calcext:value-type="string">
            <text:p>2016-10-30 13:31:04</text:p>
          </table:table-cell>
          <table:table-cell office:value-type="string" calcext:value-type="string">
            <text:p>Esmeraldas, Brasil</text:p>
          </table:table-cell>
          <table:table-cell office:value-type="float" office:value="-19.761311" calcext:value-type="float">
            <text:p>-19.761311</text:p>
          </table:table-cell>
          <table:table-cell office:value-type="float" office:value="-44.3145944" calcext:value-type="float">
            <text:p>-44.3145944</text:p>
          </table:table-cell>
          <table:table-cell table:number-columns-repeated="2"/>
          <table:table-cell office:value-type="string" calcext:value-type="string">
            <text:p>Se parar da dengue @Condominio Nossa Fazenda https://www. instagram.com/p/BML-iHFDCCJ7 lTCJVdeQk1AAiskeHbj8KzWGfM0/ …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" calcext:value-type="float">
            <text:p>1455</text:p>
          </table:table-cell>
          <table:table-cell office:value-type="float" office:value="7.9270309066752E+017" calcext:value-type="float">
            <text:p>792703090667520000</text:p>
          </table:table-cell>
          <table:table-cell office:value-type="string" calcext:value-type="string">
            <text:p>2016-10-30 13:21:5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#dengue /16 a 22 oct: Colomb 94.718 Ant 25.471 Vall 24.547 Sant 6.551 Tol 5.078 Cund 4.361 Huil 3.371 ... @INSColombi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" calcext:value-type="float">
            <text:p>1456</text:p>
          </table:table-cell>
          <table:table-cell office:value-type="float" office:value="7.92702510872101E+017" calcext:value-type="float">
            <text:p>792702510872101000</text:p>
          </table:table-cell>
          <table:table-cell office:value-type="string" calcext:value-type="string">
            <text:p>2016-10-30 13:19:40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@CDNLaRioja La Undec tenía un estudio interesante sobre el verdadero riesgo potencial de Dengue en LR. Debieran pedirlo. @ambientelr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9" calcext:value-type="float">
            <text:p>1459</text:p>
          </table:table-cell>
          <table:table-cell office:value-type="float" office:value="7.92614998665204E+017" calcext:value-type="float">
            <text:p>792614998665204000</text:p>
          </table:table-cell>
          <table:table-cell office:value-type="string" calcext:value-type="string">
            <text:p>2016-10-30 07:31:56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@DngSkt @Rementeriabarbi ni ahí con esas amistades no dengue ?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63" calcext:value-type="float">
            <text:p>1463</text:p>
          </table:table-cell>
          <table:table-cell office:value-type="float" office:value="7.92607195573604E+017" calcext:value-type="float">
            <text:p>792607195573604000</text:p>
          </table:table-cell>
          <table:table-cell office:value-type="string" calcext:value-type="string">
            <text:p>2016-10-30 07:00:56</text:p>
          </table:table-cell>
          <table:table-cell office:value-type="string" calcext:value-type="string">
            <text:p>San Felipe Orizatlán, Hidalgo</text:p>
          </table:table-cell>
          <table:table-cell office:value-type="float" office:value="21.2460975" calcext:value-type="float">
            <text:p>21.2460975</text:p>
          </table:table-cell>
          <table:table-cell office:value-type="float" office:value="-98.5590901243565" calcext:value-type="float">
            <text:p>-98.5590901244</text:p>
          </table:table-cell>
          <table:table-cell table:number-columns-repeated="2"/>
          <table:table-cell office:value-type="string" calcext:value-type="string">
            <text:p>Ya me picaron como 10 zancudos me va a dar dengue alv.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64" calcext:value-type="float">
            <text:p>1464</text:p>
          </table:table-cell>
          <table:table-cell office:value-type="float" office:value="7.92604457909576E+017" calcext:value-type="float">
            <text:p>792604457909576000</text:p>
          </table:table-cell>
          <table:table-cell office:value-type="string" calcext:value-type="string">
            <text:p>2016-10-30 06:50:03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A quem interessar...to com dengue .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66" calcext:value-type="float">
            <text:p>1466</text:p>
          </table:table-cell>
          <table:table-cell office:value-type="float" office:value="7.92568271648264E+017" calcext:value-type="float">
            <text:p>792568271648264000</text:p>
          </table:table-cell>
          <table:table-cell office:value-type="string" calcext:value-type="string">
            <text:p>2016-10-30 04:26:15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@gerdiazcastelli SIN NINGUNA DUDA !!!! EN LA TABLADA MATANZA PEDIAMOS FUMIGAR X Q HABIA MOSQUITOS DENGUE JAMASSSS JAMASSSSSSLO HICIERON! !!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67" calcext:value-type="float">
            <text:p>1467</text:p>
          </table:table-cell>
          <table:table-cell office:value-type="float" office:value="7.92567508712776E+017" calcext:value-type="float">
            <text:p>792567508712776000</text:p>
          </table:table-cell>
          <table:table-cell office:value-type="string" calcext:value-type="string">
            <text:p>2016-10-30 04:23:13</text:p>
          </table:table-cell>
          <table:table-cell office:value-type="string" calcext:value-type="string">
            <text:p>Paulista, Brasil</text:p>
          </table:table-cell>
          <table:table-cell office:value-type="float" office:value="-7.9340068" calcext:value-type="float">
            <text:p>-7.9340068</text:p>
          </table:table-cell>
          <table:table-cell office:value-type="float" office:value="-34.8684069" calcext:value-type="float">
            <text:p>-34.8684069</text:p>
          </table:table-cell>
          <table:table-cell table:number-columns-repeated="2"/>
          <table:table-cell office:value-type="string" calcext:value-type="string">
            <text:p>*esse remédio é conta indicado em caso de suspeita de dengue *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69" calcext:value-type="float">
            <text:p>1469</text:p>
          </table:table-cell>
          <table:table-cell office:value-type="float" office:value="7.92564983347511E+017" calcext:value-type="float">
            <text:p>792564983347511000</text:p>
          </table:table-cell>
          <table:table-cell office:value-type="string" calcext:value-type="string">
            <text:p>2016-10-30 04:13:11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Se fosse água esse wpp novo daria dengue de tão parad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70" calcext:value-type="float">
            <text:p>1470</text:p>
          </table:table-cell>
          <table:table-cell office:value-type="float" office:value="7.92562779043529E+017" calcext:value-type="float">
            <text:p>792562779043529000</text:p>
          </table:table-cell>
          <table:table-cell office:value-type="string" calcext:value-type="string">
            <text:p>2016-10-30 04:04:26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Depois de dengue <text:s/>zika e chikungunya uma nova (e assustadora) ameaça avança no Brasil. AH NÃO...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71" calcext:value-type="float">
            <text:p>1471</text:p>
          </table:table-cell>
          <table:table-cell office:value-type="float" office:value="7.92554862995247E+017" calcext:value-type="float">
            <text:p>792554862995247000</text:p>
          </table:table-cell>
          <table:table-cell office:value-type="string" calcext:value-type="string">
            <text:p>2016-10-30 03:32:5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se eu estiver cm dengue vou esperar a morte mt não ir pro hospita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72" calcext:value-type="float">
            <text:p>1472</text:p>
          </table:table-cell>
          <table:table-cell office:value-type="float" office:value="7.92537989108867E+017" calcext:value-type="float">
            <text:p>792537989108867000</text:p>
          </table:table-cell>
          <table:table-cell office:value-type="string" calcext:value-type="string">
            <text:p>2016-10-30 02:25:55</text:p>
          </table:table-cell>
          <table:table-cell office:value-type="string" calcext:value-type="string">
            <text:p>Sooretama, Brasil</text:p>
          </table:table-cell>
          <table:table-cell office:value-type="float" office:value="-19.1918128" calcext:value-type="float">
            <text:p>-19.1918128</text:p>
          </table:table-cell>
          <table:table-cell office:value-type="float" office:value="-40.1037066" calcext:value-type="float">
            <text:p>-40.1037066</text:p>
          </table:table-cell>
          <table:table-cell table:number-columns-repeated="2"/>
          <table:table-cell office:value-type="string" calcext:value-type="string">
            <text:p>E seu copo aí dando dengue ? @gaby_bonitar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73" calcext:value-type="float">
            <text:p>1473</text:p>
          </table:table-cell>
          <table:table-cell office:value-type="float" office:value="7.92531596628943E+017" calcext:value-type="float">
            <text:p>792531596628943000</text:p>
          </table:table-cell>
          <table:table-cell office:value-type="string" calcext:value-type="string">
            <text:p>2016-10-30 02:00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ta mais parado q criadouro de dengu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74" calcext:value-type="float">
            <text:p>1474</text:p>
          </table:table-cell>
          <table:table-cell office:value-type="float" office:value="7.92528644241588E+017" calcext:value-type="float">
            <text:p>792528644241588000</text:p>
          </table:table-cell>
          <table:table-cell office:value-type="string" calcext:value-type="string">
            <text:p>2016-10-30 02:48:4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u Whats parece foco da dengue de tão parado q tá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75" calcext:value-type="float">
            <text:p>1475</text:p>
          </table:table-cell>
          <table:table-cell office:value-type="float" office:value="7.92527002452447E+017" calcext:value-type="float">
            <text:p>792527002452447000</text:p>
          </table:table-cell>
          <table:table-cell office:value-type="string" calcext:value-type="string">
            <text:p>2016-10-30 02:42:16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MI JEVO ME ACABA DE PREGUNTAR SI EL DENGUE SE PASA AAAA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79" calcext:value-type="float">
            <text:p>1479</text:p>
          </table:table-cell>
          <table:table-cell office:value-type="float" office:value="7.92507421340074E+017" calcext:value-type="float">
            <text:p>792507421340074000</text:p>
          </table:table-cell>
          <table:table-cell office:value-type="string" calcext:value-type="string">
            <text:p>2016-10-30 01:24:27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Já voltei falando Amapoa me contagiei com aquela bichinha da dengue maravilhosa.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80" calcext:value-type="float">
            <text:p>1480</text:p>
          </table:table-cell>
          <table:table-cell office:value-type="float" office:value="7.92503615558652E+017" calcext:value-type="float">
            <text:p>792503615558652000</text:p>
          </table:table-cell>
          <table:table-cell office:value-type="string" calcext:value-type="string">
            <text:p>2016-10-30 01:09:2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22 oct: #dengue /16 94.718 #chikún /16 19.188 #zika /15/16 104.755 @INSColombia @agaviriau @JuanManSanto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81" calcext:value-type="float">
            <text:p>1481</text:p>
          </table:table-cell>
          <table:table-cell office:value-type="float" office:value="7.9249927489022E+017" calcext:value-type="float">
            <text:p>792499274890220000</text:p>
          </table:table-cell>
          <table:table-cell office:value-type="string" calcext:value-type="string">
            <text:p>2016-10-30 00:52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u fala ou vaza não sou mosquito da dengue pra gostar de água parada.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82" calcext:value-type="float">
            <text:p>1482</text:p>
          </table:table-cell>
          <table:table-cell office:value-type="float" office:value="7.92470823080718E+017" calcext:value-type="float">
            <text:p>792470823080718000</text:p>
          </table:table-cell>
          <table:table-cell office:value-type="string" calcext:value-type="string">
            <text:p>2016-10-29 22:59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wiakdl no dia da peça aqui acordei com dengue sakldjsa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83" calcext:value-type="float">
            <text:p>1483</text:p>
          </table:table-cell>
          <table:table-cell office:value-type="float" office:value="7.9243475157975E+017" calcext:value-type="float">
            <text:p>792434751579750000</text:p>
          </table:table-cell>
          <table:table-cell office:value-type="string" calcext:value-type="string">
            <text:p>2016-10-29 20:35:4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Vamos a poder dormir con las ventanas abiertas otra vez o que onda? Ahh nooo cierto que dengue y eso ataca también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86" calcext:value-type="float">
            <text:p>1486</text:p>
          </table:table-cell>
          <table:table-cell office:value-type="float" office:value="7.92415651692417E+017" calcext:value-type="float">
            <text:p>792415651692417000</text:p>
          </table:table-cell>
          <table:table-cell office:value-type="string" calcext:value-type="string">
            <text:p>2016-10-29 19:19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o som... nacaozumbioficial!! Salve salve jorgedupeixe <text:s/>gustavodalua7 dengue pupillo74… https://www. instagram.com/p/BMJ6yACDqLc/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87" calcext:value-type="float">
            <text:p>1487</text:p>
          </table:table-cell>
          <table:table-cell office:value-type="float" office:value="7.92404786863862E+017" calcext:value-type="float">
            <text:p>792404786863862000</text:p>
          </table:table-cell>
          <table:table-cell office:value-type="string" calcext:value-type="string">
            <text:p>2016-10-29 18:36:3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estou com os sintomas da dengue <text:s/>era só isso q faltava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89" calcext:value-type="float">
            <text:p>1489</text:p>
          </table:table-cell>
          <table:table-cell office:value-type="float" office:value="7.92395158209823E+017" calcext:value-type="float">
            <text:p>792395158209823000</text:p>
          </table:table-cell>
          <table:table-cell office:value-type="string" calcext:value-type="string">
            <text:p>2016-10-29 17:58:22</text:p>
          </table:table-cell>
          <table:table-cell office:value-type="string" calcext:value-type="string">
            <text:p>Mendiolaza, Argentina</text:p>
          </table:table-cell>
          <table:table-cell office:value-type="float" office:value="-31.2688068" calcext:value-type="float">
            <text:p>-31.2688068</text:p>
          </table:table-cell>
          <table:table-cell office:value-type="float" office:value="-64.3037535" calcext:value-type="float">
            <text:p>-64.3037535</text:p>
          </table:table-cell>
          <table:table-cell table:number-columns-repeated="2"/>
          <table:table-cell office:value-type="string" calcext:value-type="string">
            <text:p>@danielsalibi entiendo pero ya pasamos una temporada de dengue y se nos viene la otra más allá de lo que vos me informes avances no veo.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90" calcext:value-type="float">
            <text:p>1490</text:p>
          </table:table-cell>
          <table:table-cell office:value-type="float" office:value="7.92394491596513E+017" calcext:value-type="float">
            <text:p>792394491596513000</text:p>
          </table:table-cell>
          <table:table-cell office:value-type="string" calcext:value-type="string">
            <text:p>2016-10-29 17:55:4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or de barriga febre dengue e caxumba pré jogo do #Galo #Vamo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92" calcext:value-type="float">
            <text:p>1492</text:p>
          </table:table-cell>
          <table:table-cell office:value-type="float" office:value="7.92376949050057E+017" calcext:value-type="float">
            <text:p>792376949050057000</text:p>
          </table:table-cell>
          <table:table-cell office:value-type="string" calcext:value-type="string">
            <text:p>2016-10-29 16:46:00</text:p>
          </table:table-cell>
          <table:table-cell office:value-type="string" calcext:value-type="string">
            <text:p>General Rodríguez, Argentina</text:p>
          </table:table-cell>
          <table:table-cell office:value-type="float" office:value="-34.6082301" calcext:value-type="float">
            <text:p>-34.6082301</text:p>
          </table:table-cell>
          <table:table-cell office:value-type="float" office:value="-58.9522205" calcext:value-type="float">
            <text:p>-58.9522205</text:p>
          </table:table-cell>
          <table:table-cell table:number-columns-repeated="2"/>
          <table:table-cell office:value-type="string" calcext:value-type="string">
            <text:p>Participamos de la jornada de concientizacion del dengue y zika Sin Huevo no hay Mosquito con voluntarios de la comunas 10 11 y 12. pic.twitter.com/LD9DgkiAR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95" calcext:value-type="float">
            <text:p>1495</text:p>
          </table:table-cell>
          <table:table-cell office:value-type="float" office:value="7.9236088382974E+017" calcext:value-type="float">
            <text:p>792360883829740000</text:p>
          </table:table-cell>
          <table:table-cell office:value-type="string" calcext:value-type="string">
            <text:p>2016-10-29 15:42:1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As chuvas logo chegarão e os focos do mosquito precisam ser eliminados FAÇA SUA PARTE mesmo com a vacina contra a dengue . pic.twitter.com/xFTTWIlVjW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96" calcext:value-type="float">
            <text:p>1496</text:p>
          </table:table-cell>
          <table:table-cell office:value-type="float" office:value="7.92359068732097E+017" calcext:value-type="float">
            <text:p>792359068732097000</text:p>
          </table:table-cell>
          <table:table-cell office:value-type="string" calcext:value-type="string">
            <text:p>2016-10-29 15:34:57</text:p>
          </table:table-cell>
          <table:table-cell office:value-type="string" calcext:value-type="string">
            <text:p>Casimiro de Abreu, Brasil</text:p>
          </table:table-cell>
          <table:table-cell office:value-type="float" office:value="-22.4809931" calcext:value-type="float">
            <text:p>-22.4809931</text:p>
          </table:table-cell>
          <table:table-cell office:value-type="float" office:value="-42.2039975" calcext:value-type="float">
            <text:p>-42.2039975</text:p>
          </table:table-cell>
          <table:table-cell table:number-columns-repeated="2"/>
          <table:table-cell office:value-type="string" calcext:value-type="string">
            <text:p>Aposentado sem remedio sem hospital descente País tropical contaminado com a dengu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00" calcext:value-type="float">
            <text:p>1500</text:p>
          </table:table-cell>
          <table:table-cell office:value-type="float" office:value="7.92342256594354E+017" calcext:value-type="float">
            <text:p>792342256594354000</text:p>
          </table:table-cell>
          <table:table-cell office:value-type="string" calcext:value-type="string">
            <text:p>2016-10-29 14:28:09</text:p>
          </table:table-cell>
          <table:table-cell office:value-type="string" calcext:value-type="string">
            <text:p>Vazante, Brasil</text:p>
          </table:table-cell>
          <table:table-cell office:value-type="float" office:value="-17.9896106" calcext:value-type="float">
            <text:p>-17.9896106</text:p>
          </table:table-cell>
          <table:table-cell office:value-type="float" office:value="-46.9003898" calcext:value-type="float">
            <text:p>-46.9003898</text:p>
          </table:table-cell>
          <table:table-cell table:number-columns-repeated="2"/>
          <table:table-cell office:value-type="string" calcext:value-type="string">
            <text:p>Só quero que você morra por aí atropelada ou de câncer ou até de dengue mesmo. Mas morre. Kkk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01" calcext:value-type="float">
            <text:p>1501</text:p>
          </table:table-cell>
          <table:table-cell office:value-type="float" office:value="7.92324464738464E+017" calcext:value-type="float">
            <text:p>792324464738464000</text:p>
          </table:table-cell>
          <table:table-cell office:value-type="string" calcext:value-type="string">
            <text:p>2016-10-29 13:17:27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Reapareció el dengue ch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05" calcext:value-type="float">
            <text:p>1505</text:p>
          </table:table-cell>
          <table:table-cell office:value-type="float" office:value="7.9224634326791E+017" calcext:value-type="float">
            <text:p>792246343267910000</text:p>
          </table:table-cell>
          <table:table-cell office:value-type="string" calcext:value-type="string">
            <text:p>2016-10-29 08:07:02</text:p>
          </table:table-cell>
          <table:table-cell office:value-type="string" calcext:value-type="string">
            <text:p>Ciudad del Libertador General San Martín, Argentina</text:p>
          </table:table-cell>
          <table:table-cell office:value-type="float" office:value="-34.5975719" calcext:value-type="float">
            <text:p>-34.5975719</text:p>
          </table:table-cell>
          <table:table-cell office:value-type="float" office:value="-58.5214673" calcext:value-type="float">
            <text:p>-58.5214673</text:p>
          </table:table-cell>
          <table:table-cell table:number-columns-repeated="2"/>
          <table:table-cell office:value-type="string" calcext:value-type="string">
            <text:p>Hay un dengue que me quiere contagiar su sid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06" calcext:value-type="float">
            <text:p>1506</text:p>
          </table:table-cell>
          <table:table-cell office:value-type="float" office:value="7.92236440226849E+017" calcext:value-type="float">
            <text:p>792236440226849000</text:p>
          </table:table-cell>
          <table:table-cell office:value-type="string" calcext:value-type="string">
            <text:p>2016-10-29 07:27:41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y de dengue <text:s/>los zancudos son unas bestia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07" calcext:value-type="float">
            <text:p>1507</text:p>
          </table:table-cell>
          <table:table-cell office:value-type="float" office:value="7.92231901759214E+017" calcext:value-type="float">
            <text:p>792231901759214000</text:p>
          </table:table-cell>
          <table:table-cell office:value-type="string" calcext:value-type="string">
            <text:p>2016-10-29 07:09:3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em ate dengue nel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11" calcext:value-type="float">
            <text:p>1511</text:p>
          </table:table-cell>
          <table:table-cell office:value-type="float" office:value="7.9221554540802E+017" calcext:value-type="float">
            <text:p>792215545408020000</text:p>
          </table:table-cell>
          <table:table-cell office:value-type="string" calcext:value-type="string">
            <text:p>2016-10-29 06:04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ome de remédio ou mosquito da dengu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12" calcext:value-type="float">
            <text:p>1512</text:p>
          </table:table-cell>
          <table:table-cell office:value-type="float" office:value="7.92213782487568E+017" calcext:value-type="float">
            <text:p>792213782487568000</text:p>
          </table:table-cell>
          <table:table-cell office:value-type="string" calcext:value-type="string">
            <text:p>2016-10-29 05:57:3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_aclins a dengue pegou ele kkkk ta foda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15" calcext:value-type="float">
            <text:p>1515</text:p>
          </table:table-cell>
          <table:table-cell office:value-type="float" office:value="7.92188333807895E+017" calcext:value-type="float">
            <text:p>792188333807895000</text:p>
          </table:table-cell>
          <table:table-cell office:value-type="string" calcext:value-type="string">
            <text:p>2016-10-29 04:16:3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Realizamos fumigación de las viviendas donde existe presencia de mosquito Aedes transmisor del #Zika y #Dengue . pic.twitter.com/fAzsER3Mvj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16" calcext:value-type="float">
            <text:p>1516</text:p>
          </table:table-cell>
          <table:table-cell office:value-type="float" office:value="7.92187643488535E+017" calcext:value-type="float">
            <text:p>792187643488535000</text:p>
          </table:table-cell>
          <table:table-cell office:value-type="string" calcext:value-type="string">
            <text:p>2016-10-29 04:13:46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Wpp dando dengue e Tl paradonavou é assistir uns Ep de Prision B.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17" calcext:value-type="float">
            <text:p>1517</text:p>
          </table:table-cell>
          <table:table-cell office:value-type="float" office:value="7.92181380994269E+017" calcext:value-type="float">
            <text:p>792181380994269000</text:p>
          </table:table-cell>
          <table:table-cell office:value-type="string" calcext:value-type="string">
            <text:p>2016-10-29 03:48:53</text:p>
          </table:table-cell>
          <table:table-cell office:value-type="string" calcext:value-type="string">
            <text:p>Colombo, Brasil</text:p>
          </table:table-cell>
          <table:table-cell office:value-type="float" office:value="-25.2925438" calcext:value-type="float">
            <text:p>-25.2925438</text:p>
          </table:table-cell>
          <table:table-cell office:value-type="float" office:value="-49.2243471" calcext:value-type="float">
            <text:p>-49.2243471</text:p>
          </table:table-cell>
          <table:table-cell table:number-columns-repeated="2"/>
          <table:table-cell office:value-type="string" calcext:value-type="string">
            <text:p>@AlineGadelha12 @MarthaFeitosa cuidado com a dengu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18" calcext:value-type="float">
            <text:p>1518</text:p>
          </table:table-cell>
          <table:table-cell office:value-type="float" office:value="7.92166679715381E+017" calcext:value-type="float">
            <text:p>792166679715381000</text:p>
          </table:table-cell>
          <table:table-cell office:value-type="string" calcext:value-type="string">
            <text:p>2016-10-29 02:50:28</text:p>
          </table:table-cell>
          <table:table-cell office:value-type="string" calcext:value-type="string">
            <text:p>Araçatuba, Brasil</text:p>
          </table:table-cell>
          <table:table-cell office:value-type="float" office:value="-21.2079919" calcext:value-type="float">
            <text:p>-21.2079919</text:p>
          </table:table-cell>
          <table:table-cell office:value-type="float" office:value="-50.4390224" calcext:value-type="float">
            <text:p>-50.4390224</text:p>
          </table:table-cell>
          <table:table-cell table:number-columns-repeated="2"/>
          <table:table-cell office:value-type="string" calcext:value-type="string">
            <text:p>Dengue https:// twitter.com/PerguntasEnem/ status/791984669118038017 …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21" calcext:value-type="float">
            <text:p>1521</text:p>
          </table:table-cell>
          <table:table-cell office:value-type="float" office:value="7.92161204361769E+017" calcext:value-type="float">
            <text:p>792161204361769000</text:p>
          </table:table-cell>
          <table:table-cell office:value-type="string" calcext:value-type="string">
            <text:p>2016-10-29 02:28:43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Continuamos con las acciones del Operativo de Nebulizacion de Panteones 2016 para prevenir la transmisión del #Dengue <text:s/>#Chikungunya y #Zika pic.twitter.com/iMBGtKjvzg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22" calcext:value-type="float">
            <text:p>1522</text:p>
          </table:table-cell>
          <table:table-cell office:value-type="float" office:value="7.92160607747187E+017" calcext:value-type="float">
            <text:p>792160607747187000</text:p>
          </table:table-cell>
          <table:table-cell office:value-type="string" calcext:value-type="string">
            <text:p>2016-10-29 02:26:2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Continuamos con las acciones del Operativo de Nebulizacion de Panteones 2016 para prevenir la transmisión del #Dengue <text:s/>#Chikungunya y #Zika pic.twitter.com/PqO7FKorWD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24" calcext:value-type="float">
            <text:p>1524</text:p>
          </table:table-cell>
          <table:table-cell office:value-type="float" office:value="7.92158517167788E+017" calcext:value-type="float">
            <text:p>792158517167788000</text:p>
          </table:table-cell>
          <table:table-cell office:value-type="string" calcext:value-type="string">
            <text:p>2016-10-29 02:18:02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@galexandrade também. essa dengue do capet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25" calcext:value-type="float">
            <text:p>1525</text:p>
          </table:table-cell>
          <table:table-cell office:value-type="float" office:value="7.92143787023884E+017" calcext:value-type="float">
            <text:p>792143787023884000</text:p>
          </table:table-cell>
          <table:table-cell office:value-type="string" calcext:value-type="string">
            <text:p>2016-10-29 01:19:3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ente sera que isso foi a dengue ?!?!?! Essa geração tá com defeito de fabricação.... https:// twitter.com/GABRIELPlNHEIR O/status/790551499952750592 …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26" calcext:value-type="float">
            <text:p>1526</text:p>
          </table:table-cell>
          <table:table-cell office:value-type="float" office:value="7.92139830352314E+017" calcext:value-type="float">
            <text:p>792139830352314000</text:p>
          </table:table-cell>
          <table:table-cell office:value-type="string" calcext:value-type="string">
            <text:p>2016-10-29 01:03:47</text:p>
          </table:table-cell>
          <table:table-cell office:value-type="string" calcext:value-type="string">
            <text:p>Vassouras, Brasil</text:p>
          </table:table-cell>
          <table:table-cell office:value-type="float" office:value="-22.4040393" calcext:value-type="float">
            <text:p>-22.4040393</text:p>
          </table:table-cell>
          <table:table-cell office:value-type="float" office:value="-43.6633852" calcext:value-type="float">
            <text:p>-43.6633852</text:p>
          </table:table-cell>
          <table:table-cell table:number-columns-repeated="2"/>
          <table:table-cell office:value-type="string" calcext:value-type="string">
            <text:p>Tô com todos os sintomas da dengue exceto febr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27" calcext:value-type="float">
            <text:p>1527</text:p>
          </table:table-cell>
          <table:table-cell office:value-type="float" office:value="7.92135961064997E+017" calcext:value-type="float">
            <text:p>792135961064997000</text:p>
          </table:table-cell>
          <table:table-cell office:value-type="string" calcext:value-type="string">
            <text:p>2016-10-29 00:48:24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DENGUE - CAMPAÑA DE PREVENCIÓN 2016 @ricardoocardozo @Chagas_Disease @opsoms @pahowho https:// m.youtube.com/watch?v=EXS8GM bBnfw&amp;feature=player_embedded … pic.twitter.com/B2XfSuOsj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28" calcext:value-type="float">
            <text:p>1528</text:p>
          </table:table-cell>
          <table:table-cell office:value-type="float" office:value="7.92131930602996E+017" calcext:value-type="float">
            <text:p>792131930602996000</text:p>
          </table:table-cell>
          <table:table-cell office:value-type="string" calcext:value-type="string">
            <text:p>2016-10-29 00:32:24</text:p>
          </table:table-cell>
          <table:table-cell office:value-type="string" calcext:value-type="string">
            <text:p>Araçatuba, Brasil</text:p>
          </table:table-cell>
          <table:table-cell office:value-type="float" office:value="-21.2079919" calcext:value-type="float">
            <text:p>-21.2079919</text:p>
          </table:table-cell>
          <table:table-cell office:value-type="float" office:value="-50.4390224" calcext:value-type="float">
            <text:p>-50.4390224</text:p>
          </table:table-cell>
          <table:table-cell table:number-columns-repeated="2"/>
          <table:table-cell office:value-type="string" calcext:value-type="string">
            <text:p>Si pá peguei a dengue da minha mãe e eu odeio isso pq SI PA tenho que tomar remédio e eu odeio isso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29" calcext:value-type="float">
            <text:p>1529</text:p>
          </table:table-cell>
          <table:table-cell office:value-type="float" office:value="7.9213141542083E+017" calcext:value-type="float">
            <text:p>792131415420830000</text:p>
          </table:table-cell>
          <table:table-cell office:value-type="string" calcext:value-type="string">
            <text:p>2016-10-29 00:30:21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#Zika #Chikungunya #Dengue #SaludPublica Municipio #Virasoro @Chagas_Disease Acciones de Prevención pic.twitter.com/37cBiY8PfX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30" calcext:value-type="float">
            <text:p>1530</text:p>
          </table:table-cell>
          <table:table-cell office:value-type="float" office:value="7.92130802985337E+017" calcext:value-type="float">
            <text:p>792130802985337000</text:p>
          </table:table-cell>
          <table:table-cell office:value-type="string" calcext:value-type="string">
            <text:p>2016-10-29 00:27:55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#Virasoro Fortaleciendo acciones contra el #Zika #Chikungunya #Dengue #SaludPublica Municipio @Chagas_Disease pic.twitter.com/u3nlPWbIqr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31" calcext:value-type="float">
            <text:p>1531</text:p>
          </table:table-cell>
          <table:table-cell office:value-type="float" office:value="7.92111575477973E+017" calcext:value-type="float">
            <text:p>792111575477973000</text:p>
          </table:table-cell>
          <table:table-cell office:value-type="string" calcext:value-type="string">
            <text:p>2016-10-28 23:11:3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añana sábado 14hs nos reunion para seguir saneando #chaca aparecieron 2 mosquitos transmisores de dengue en el cementerio #GirardorYDumont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32" calcext:value-type="float">
            <text:p>1532</text:p>
          </table:table-cell>
          <table:table-cell office:value-type="float" office:value="7.92103059639984E+017" calcext:value-type="float">
            <text:p>792103059639984000</text:p>
          </table:table-cell>
          <table:table-cell office:value-type="string" calcext:value-type="string">
            <text:p>2016-10-28 22:37:4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harlando sobre cómo prevenir el dengue en el taller de jardinería en #PAMIenComunidad #PAMIsinDengue @PAMI_org_ar pic.twitter.com/IjSKpaOwMw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33" calcext:value-type="float">
            <text:p>1533</text:p>
          </table:table-cell>
          <table:table-cell office:value-type="float" office:value="7.921002045479E+017" calcext:value-type="float">
            <text:p>792100204547900000</text:p>
          </table:table-cell>
          <table:table-cell office:value-type="string" calcext:value-type="string">
            <text:p>2016-10-28 22:26:19</text:p>
          </table:table-cell>
          <table:table-cell office:value-type="string" calcext:value-type="string">
            <text:p>Pirassununga, Brasil</text:p>
          </table:table-cell>
          <table:table-cell office:value-type="float" office:value="-21.9980467" calcext:value-type="float">
            <text:p>-21.9980467</text:p>
          </table:table-cell>
          <table:table-cell office:value-type="float" office:value="-47.428086" calcext:value-type="float">
            <text:p>-47.428086</text:p>
          </table:table-cell>
          <table:table-cell table:number-columns-repeated="2"/>
          <table:table-cell office:value-type="string" calcext:value-type="string">
            <text:p>o negócio é fazer um bolão e ver se é dengue <text:s/>gripe intoxicação alimentar ou só fogo no rabo mesmo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34" calcext:value-type="float">
            <text:p>1534</text:p>
          </table:table-cell>
          <table:table-cell office:value-type="float" office:value="7.92068467545506E+017" calcext:value-type="float">
            <text:p>792068467545506000</text:p>
          </table:table-cell>
          <table:table-cell office:value-type="string" calcext:value-type="string">
            <text:p>2016-10-28 20:20:13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#PAMIenComunidad desde Geriátrico LA TATI Coronda en prevención del Dengue @PAMI_org_ar @fredymarinelli @patoandred pic.twitter.com/qrvoktvj2I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35" calcext:value-type="float">
            <text:p>1535</text:p>
          </table:table-cell>
          <table:table-cell office:value-type="float" office:value="7.92066546051023E+017" calcext:value-type="float">
            <text:p>792066546051023000</text:p>
          </table:table-cell>
          <table:table-cell office:value-type="string" calcext:value-type="string">
            <text:p>2016-10-28 20:12:35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Prevención contra el DENGUE #PAMIenComunidad recorriendo ciudad Coronda @PAMI_org_ar @fredymarinelli @patoandred pic.twitter.com/Grmu6ZBhA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37" calcext:value-type="float">
            <text:p>1537</text:p>
          </table:table-cell>
          <table:table-cell office:value-type="float" office:value="7.92063285763928E+017" calcext:value-type="float">
            <text:p>792063285763928000</text:p>
          </table:table-cell>
          <table:table-cell office:value-type="string" calcext:value-type="string">
            <text:p>2016-10-28 19:59:37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En la residencia del SAMCo Coronda #PAMIenComunidad Prevención DENGUE @PAMI_org_ar @fredymarinelli @patoandred pic.twitter.com/7PFmSdy7rH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39" calcext:value-type="float">
            <text:p>1539</text:p>
          </table:table-cell>
          <table:table-cell office:value-type="float" office:value="7.92062055092289E+017" calcext:value-type="float">
            <text:p>792062055092289000</text:p>
          </table:table-cell>
          <table:table-cell office:value-type="string" calcext:value-type="string">
            <text:p>2016-10-28 19:54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ernardo disse que quer ouvir a música DENGUE da Anitta aiajausheiajaisjwuwhdowus não vou aguentar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41" calcext:value-type="float">
            <text:p>1541</text:p>
          </table:table-cell>
          <table:table-cell office:value-type="float" office:value="7.92059429923455E+017" calcext:value-type="float">
            <text:p>792059429923455000</text:p>
          </table:table-cell>
          <table:table-cell office:value-type="string" calcext:value-type="string">
            <text:p>2016-10-28 19:44:1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Coronda #PAMIenComunidad en Rachelle Biasutti haciendo prevención dengue @PAMI_org_ar @fredymarinelli @patoandred pic.twitter.com/VzCJBz21x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45" calcext:value-type="float">
            <text:p>1545</text:p>
          </table:table-cell>
          <table:table-cell office:value-type="float" office:value="7.92037645429907E+017" calcext:value-type="float">
            <text:p>792037645429907000</text:p>
          </table:table-cell>
          <table:table-cell office:value-type="string" calcext:value-type="string">
            <text:p>2016-10-28 18:17:44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CulaPrimera Si tenés que viajar en el Plaza date la antitetánica la triple la cuádruple y las de Dengue <text:s/>Zica y la de Cuchinchoglu!!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46" calcext:value-type="float">
            <text:p>1546</text:p>
          </table:table-cell>
          <table:table-cell office:value-type="float" office:value="7.92017482932453E+017" calcext:value-type="float">
            <text:p>792017482932453000</text:p>
          </table:table-cell>
          <table:table-cell office:value-type="string" calcext:value-type="string">
            <text:p>2016-10-28 16:57:37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Tmb concientizamos sobre el Dengue y los cuidados que debemos tener cada uno c su repelente #PamiEnComunidad pic.twitter.com/uaqi0suJLK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47" calcext:value-type="float">
            <text:p>1547</text:p>
          </table:table-cell>
          <table:table-cell office:value-type="float" office:value="7.92016992249246E+017" calcext:value-type="float">
            <text:p>792016992249246000</text:p>
          </table:table-cell>
          <table:table-cell office:value-type="string" calcext:value-type="string">
            <text:p>2016-10-28 16:55:4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úsica y concientización en #PAMIenComunidad . Yo descacharro tu descacharras #DescacharramosJuntos y no hay #dengue pic.twitter.com/VSc5PHMcGr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49" calcext:value-type="float">
            <text:p>1549</text:p>
          </table:table-cell>
          <table:table-cell office:value-type="float" office:value="7.92012980036796E+017" calcext:value-type="float">
            <text:p>792012980036796000</text:p>
          </table:table-cell>
          <table:table-cell office:value-type="string" calcext:value-type="string">
            <text:p>2016-10-28 16:39:43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Estamos participando junto a demas areas de @GobDeLaRioja de una excelente capacitación sobre la erradicación del Dengue pic.twitter.com/bIsC3DvuBG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53" calcext:value-type="float">
            <text:p>1553</text:p>
          </table:table-cell>
          <table:table-cell office:value-type="float" office:value="7.9199705688168E+017" calcext:value-type="float">
            <text:p>791997056881680000</text:p>
          </table:table-cell>
          <table:table-cell office:value-type="string" calcext:value-type="string">
            <text:p>2016-10-28 15:36:2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PAMIenComunidad explicando los peligros del Dengue y como prevenirlo @PAMI_org_ar @fermingez69 @M_A_Vazquez pic.twitter.com/NduOclbsyV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54" calcext:value-type="float">
            <text:p>1554</text:p>
          </table:table-cell>
          <table:table-cell office:value-type="float" office:value="7.91996457259762E+017" calcext:value-type="float">
            <text:p>791996457259762000</text:p>
          </table:table-cell>
          <table:table-cell office:value-type="string" calcext:value-type="string">
            <text:p>2016-10-28 15:34:0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En CJYP de Argüello voluntarios de #PAMIenComunidad comparten desayuno con afiliados y hablan sobre #Descacharrar y el dengue @PAMI_org_ar pic.twitter.com/H72J0Q6uKc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56" calcext:value-type="float">
            <text:p>1556</text:p>
          </table:table-cell>
          <table:table-cell office:value-type="float" office:value="7.91990730843689E+017" calcext:value-type="float">
            <text:p>791990730843689000</text:p>
          </table:table-cell>
          <table:table-cell office:value-type="string" calcext:value-type="string">
            <text:p>2016-10-28 15:11:19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Me acuerdo cuando cerraba el vidrio del auto por miedo al mosquito transmisor del Dengue ; ahora cierro porque un motochorro me puede asaltar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57" calcext:value-type="float">
            <text:p>1557</text:p>
          </table:table-cell>
          <table:table-cell office:value-type="float" office:value="7.91989880599478E+017" calcext:value-type="float">
            <text:p>791989880599478000</text:p>
          </table:table-cell>
          <table:table-cell office:value-type="string" calcext:value-type="string">
            <text:p>2016-10-28 15:07:56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Por motivo del Dengue pic.twitter.com/OmfuicJcGb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58" calcext:value-type="float">
            <text:p>1558</text:p>
          </table:table-cell>
          <table:table-cell office:value-type="float" office:value="7.91989115373969E+017" calcext:value-type="float">
            <text:p>791989115373969000</text:p>
          </table:table-cell>
          <table:table-cell office:value-type="string" calcext:value-type="string">
            <text:p>2016-10-28 15:04:54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noticiarepretel @RepretelCR por motivo del Dengue san Lorehzo Desamparados pic.twitter.com/oEiy3hgDG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60" calcext:value-type="float">
            <text:p>1560</text:p>
          </table:table-cell>
          <table:table-cell office:value-type="float" office:value="7.9197825039011E+017" calcext:value-type="float">
            <text:p>791978250390110000</text:p>
          </table:table-cell>
          <table:table-cell office:value-type="string" calcext:value-type="string">
            <text:p>2016-10-28 14:21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no controlará #dengue mientras @Secresaludneiva no controle #SumiderosAguaLluvia en calles de Neiva. @Rodrigo_LaraS @CarlosJulioGV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63" calcext:value-type="float">
            <text:p>1563</text:p>
          </table:table-cell>
          <table:table-cell office:value-type="float" office:value="7.91775522141405E+017" calcext:value-type="float">
            <text:p>791775522141405000</text:p>
          </table:table-cell>
          <table:table-cell office:value-type="string" calcext:value-type="string">
            <text:p>2016-10-28 00:56:0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Fábrica em Piracicaba produz mosquitos geneticamente modificados para controlar dengue <text:s/>zika e chikungunya http:// epoca.globo.com/vida/noticia/2 016/10/como-fabrica-de-mosquitos-transgenicos-quer-reduzir-em-90-populacao-do-aedes.html?utm_source=twitter&amp;utm_medium=social&amp;utm_campaign=compartilharMobile …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65" calcext:value-type="float">
            <text:p>1565</text:p>
          </table:table-cell>
          <table:table-cell office:value-type="float" office:value="7.91765909832557E+017" calcext:value-type="float">
            <text:p>791765909832557000</text:p>
          </table:table-cell>
          <table:table-cell office:value-type="string" calcext:value-type="string">
            <text:p>2016-10-28 00:17:57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CON SUPER DENGUE @Unofficial: Prison BREAK https://www. instagram.com/p/BMFTT-ChUBa/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66" calcext:value-type="float">
            <text:p>1566</text:p>
          </table:table-cell>
          <table:table-cell office:value-type="float" office:value="7.91745637821846E+017" calcext:value-type="float">
            <text:p>791745637821846000</text:p>
          </table:table-cell>
          <table:table-cell office:value-type="string" calcext:value-type="string">
            <text:p>2016-10-27 22:57:24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O SR.VAI ESPERAR MAIS UM VERÃO PARA JSTIFICAR QUE NÃO FEZ NADA PARA COMBATER A DENGUE ? O SANEAMENTO CONTINUA O MESMO.VERGONHA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67" calcext:value-type="float">
            <text:p>1567</text:p>
          </table:table-cell>
          <table:table-cell office:value-type="float" office:value="7.91734906455925E+017" calcext:value-type="float">
            <text:p>791734906455925000</text:p>
          </table:table-cell>
          <table:table-cell office:value-type="string" calcext:value-type="string">
            <text:p>2016-10-27 22:14:46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Realizamos eliminación de criaderos potenciales de mosquitos transmisor de #zika #Dengue y #Chikungunya en panteones #paraiso pic.twitter.com/a55DbpUIIx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68" calcext:value-type="float">
            <text:p>1568</text:p>
          </table:table-cell>
          <table:table-cell office:value-type="float" office:value="7.9173055309985E+017" calcext:value-type="float">
            <text:p>791730553099850000</text:p>
          </table:table-cell>
          <table:table-cell office:value-type="string" calcext:value-type="string">
            <text:p>2016-10-27 21:57:28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Tener en cuenta las medidas de prevención contra #Dengue #Zika y #Chikungunya sobre todo si viajas a zonas de transmisión @hospitalloayza pic.twitter.com/kzYiTWFFHC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69" calcext:value-type="float">
            <text:p>1569</text:p>
          </table:table-cell>
          <table:table-cell office:value-type="float" office:value="7.91728761536406E+017" calcext:value-type="float">
            <text:p>791728761536406000</text:p>
          </table:table-cell>
          <table:table-cell office:value-type="string" calcext:value-type="string">
            <text:p>2016-10-27 21:50:21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@hospitalloayza considera IMPORTANTE saber como #EliminaCriaderos de #Dengue #Zika y #Chikungunya #ElimínalosEn15Minutos #MiCasaSinZancudos pic.twitter.com/zr6LZWXKQg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70" calcext:value-type="float">
            <text:p>1570</text:p>
          </table:table-cell>
          <table:table-cell office:value-type="float" office:value="7.91428447646155E+017" calcext:value-type="float">
            <text:p>791428447646155000</text:p>
          </table:table-cell>
          <table:table-cell office:value-type="string" calcext:value-type="string">
            <text:p>2016-10-27 01:57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l dengue y al zika podemos combatirlo entre todos: estamos en #CampusParty proponiendo ideas. ¿Te sumás? Participá http:// campuse.ro/challenges/zik a-ganarle-la-batalla-al-mosquito/ …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71" calcext:value-type="float">
            <text:p>1571</text:p>
          </table:table-cell>
          <table:table-cell office:value-type="float" office:value="7.91427240215052E+017" calcext:value-type="float">
            <text:p>791427240215052000</text:p>
          </table:table-cell>
          <table:table-cell office:value-type="string" calcext:value-type="string">
            <text:p>2016-10-27 01:52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ta mais parado q a água da dengu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7.91412260577153E+017" calcext:value-type="float">
            <text:p>791412260577153000</text:p>
          </table:table-cell>
          <table:table-cell office:value-type="string" calcext:value-type="string">
            <text:p>2016-10-27 00:52:4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osssssss o mosquito era da dengue vsf tudo e todos que agora eu to contaminada obrigad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73" calcext:value-type="float">
            <text:p>1573</text:p>
          </table:table-cell>
          <table:table-cell office:value-type="float" office:value="7.91395199700365E+017" calcext:value-type="float">
            <text:p>791395199700365000</text:p>
          </table:table-cell>
          <table:table-cell office:value-type="string" calcext:value-type="string">
            <text:p>2016-10-26 23:44:53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@Tombini_TBG @Vitorfreitas52 tá mais parado q ponto de dengue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74" calcext:value-type="float">
            <text:p>1574</text:p>
          </table:table-cell>
          <table:table-cell office:value-type="float" office:value="7.91388780079047E+017" calcext:value-type="float">
            <text:p>791388780079047000</text:p>
          </table:table-cell>
          <table:table-cell office:value-type="string" calcext:value-type="string">
            <text:p>2016-10-26 23:19:23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o médico mesmo disse que eu to com dengu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75" calcext:value-type="float">
            <text:p>1575</text:p>
          </table:table-cell>
          <table:table-cell office:value-type="float" office:value="7.91386720344433E+017" calcext:value-type="float">
            <text:p>791386720344433000</text:p>
          </table:table-cell>
          <table:table-cell office:value-type="string" calcext:value-type="string">
            <text:p>2016-10-26 23:11:12</text:p>
          </table:table-cell>
          <table:table-cell office:value-type="string" calcext:value-type="string">
            <text:p>Águas de Lindóia, Brasil</text:p>
          </table:table-cell>
          <table:table-cell office:value-type="float" office:value="-22.4749999" calcext:value-type="float">
            <text:p>-22.4749999</text:p>
          </table:table-cell>
          <table:table-cell office:value-type="float" office:value="-46.6091249" calcext:value-type="float">
            <text:p>-46.6091249</text:p>
          </table:table-cell>
          <table:table-cell table:number-columns-repeated="2"/>
          <table:table-cell office:value-type="string" calcext:value-type="string">
            <text:p>acho q to com dengu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76" calcext:value-type="float">
            <text:p>1576</text:p>
          </table:table-cell>
          <table:table-cell office:value-type="float" office:value="7.91386007350501E+017" calcext:value-type="float">
            <text:p>791386007350501000</text:p>
          </table:table-cell>
          <table:table-cell office:value-type="string" calcext:value-type="string">
            <text:p>2016-10-26 23:08:2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vicota_ e oda dengue ta hablando lenguas muerta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79" calcext:value-type="float">
            <text:p>1579</text:p>
          </table:table-cell>
          <table:table-cell office:value-type="float" office:value="7.91358485074104E+017" calcext:value-type="float">
            <text:p>791358485074104000</text:p>
          </table:table-cell>
          <table:table-cell office:value-type="string" calcext:value-type="string">
            <text:p>2016-10-26 21:19:00</text:p>
          </table:table-cell>
          <table:table-cell office:value-type="string" calcext:value-type="string">
            <text:p>Jesús María, Aguascalientes</text:p>
          </table:table-cell>
          <table:table-cell office:value-type="float" office:value="21.9345555" calcext:value-type="float">
            <text:p>21.9345555</text:p>
          </table:table-cell>
          <table:table-cell office:value-type="float" office:value="-102.468451616512" calcext:value-type="float">
            <text:p>-102.4684516165</text:p>
          </table:table-cell>
          <table:table-cell table:number-columns-repeated="2"/>
          <table:table-cell office:value-type="string" calcext:value-type="string">
            <text:p>@Pilargbou te contagie el dengue ?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80" calcext:value-type="float">
            <text:p>1580</text:p>
          </table:table-cell>
          <table:table-cell office:value-type="float" office:value="7.91339951728108E+017" calcext:value-type="float">
            <text:p>791339951728108000</text:p>
          </table:table-cell>
          <table:table-cell office:value-type="string" calcext:value-type="string">
            <text:p>2016-10-26 20:05:21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Identifica en tu casa cuáles pueden ser los objetos o espacios donde puedes estar criando mosquitos!! #zika #dengue #Chikungunya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81" calcext:value-type="float">
            <text:p>1581</text:p>
          </table:table-cell>
          <table:table-cell office:value-type="float" office:value="7.91337694966133E+017" calcext:value-type="float">
            <text:p>791337694966133000</text:p>
          </table:table-cell>
          <table:table-cell office:value-type="string" calcext:value-type="string">
            <text:p>2016-10-26 19:56:2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A fin de prevenir la transmisión del #Zika <text:s/>#Dengue y #Chikungunya pusimos en marcha el Operativo de Fumigación en 210 Panteones del Estado pic.twitter.com/t9m4VfO5uz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83" calcext:value-type="float">
            <text:p>1583</text:p>
          </table:table-cell>
          <table:table-cell office:value-type="float" office:value="7.91336048060146E+017" calcext:value-type="float">
            <text:p>791336048060146000</text:p>
          </table:table-cell>
          <table:table-cell office:value-type="string" calcext:value-type="string">
            <text:p>2016-10-26 19:49:50</text:p>
          </table:table-cell>
          <table:table-cell office:value-type="string" calcext:value-type="string">
            <text:p>San Fernando, Argentina</text:p>
          </table:table-cell>
          <table:table-cell office:value-type="float" office:value="-34.4471918" calcext:value-type="float">
            <text:p>-34.4471918</text:p>
          </table:table-cell>
          <table:table-cell office:value-type="float" office:value="-58.5701504" calcext:value-type="float">
            <text:p>-58.5701504</text:p>
          </table:table-cell>
          <table:table-cell table:number-columns-repeated="2"/>
          <table:table-cell office:value-type="string" calcext:value-type="string">
            <text:p>Mirá las tareas de #prevención que estamos haciendo para eliminar el criadero del mosquito #dengue pic.twitter.com/SqUdvsPH2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84" calcext:value-type="float">
            <text:p>1584</text:p>
          </table:table-cell>
          <table:table-cell office:value-type="float" office:value="7.91330561558192E+017" calcext:value-type="float">
            <text:p>791330561558192000</text:p>
          </table:table-cell>
          <table:table-cell office:value-type="string" calcext:value-type="string">
            <text:p>2016-10-26 19:28:0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#tecnologia contra a #dengue : conheça os #apps que auxiliam na prevenção https:// goo.gl/72IEiF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85" calcext:value-type="float">
            <text:p>1585</text:p>
          </table:table-cell>
          <table:table-cell office:value-type="float" office:value="7.91326217592897E+017" calcext:value-type="float">
            <text:p>791326217592897000</text:p>
          </table:table-cell>
          <table:table-cell office:value-type="string" calcext:value-type="string">
            <text:p>2016-10-26 19:10:47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Buen dia para todos excepto para los que no tienen dengue <text:s/>para esos no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90" calcext:value-type="float">
            <text:p>1590</text:p>
          </table:table-cell>
          <table:table-cell office:value-type="float" office:value="7.91300483830862E+017" calcext:value-type="float">
            <text:p>791300483830862000</text:p>
          </table:table-cell>
          <table:table-cell office:value-type="string" calcext:value-type="string">
            <text:p>2016-10-26 17:28:3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Panteones que se estarán fumigando este jueves 27 de Octubre para prevenir el #Dengue <text:s/>#Chikungunya y #Zika . #DiaDeMuertos pic.twitter.com/OqrUHhQ4N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91" calcext:value-type="float">
            <text:p>1591</text:p>
          </table:table-cell>
          <table:table-cell office:value-type="float" office:value="7.91295033710445E+017" calcext:value-type="float">
            <text:p>791295033710445000</text:p>
          </table:table-cell>
          <table:table-cell office:value-type="string" calcext:value-type="string">
            <text:p>2016-10-26 17:06:52</text:p>
          </table:table-cell>
          <table:table-cell office:value-type="string" calcext:value-type="string">
            <text:p>San Rafael, Argentina</text:p>
          </table:table-cell>
          <table:table-cell office:value-type="float" office:value="-34.6128849" calcext:value-type="float">
            <text:p>-34.6128849</text:p>
          </table:table-cell>
          <table:table-cell office:value-type="float" office:value="-68.3305069" calcext:value-type="float">
            <text:p>-68.3305069</text:p>
          </table:table-cell>
          <table:table-cell table:number-columns-repeated="2"/>
          <table:table-cell office:value-type="string" calcext:value-type="string">
            <text:p>@alfredocanova @gusmosciaro @AleBordonCarp @LaTanna74 @CARPGrace @78_silvestre Ojo Alfredo que habrá más Dengue que en 2015. Eso puedes pesc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92" calcext:value-type="float">
            <text:p>1592</text:p>
          </table:table-cell>
          <table:table-cell office:value-type="float" office:value="7.91293905547452E+017" calcext:value-type="float">
            <text:p>791293905547452000</text:p>
          </table:table-cell>
          <table:table-cell office:value-type="string" calcext:value-type="string">
            <text:p>2016-10-26 17:02:23</text:p>
          </table:table-cell>
          <table:table-cell office:value-type="string" calcext:value-type="string">
            <text:p>Dourados, Brasil</text:p>
          </table:table-cell>
          <table:table-cell office:value-type="float" office:value="-22.2206144" calcext:value-type="float">
            <text:p>-22.2206144</text:p>
          </table:table-cell>
          <table:table-cell office:value-type="float" office:value="-54.8122079" calcext:value-type="float">
            <text:p>-54.8122079</text:p>
          </table:table-cell>
          <table:table-cell table:number-columns-repeated="2"/>
          <table:table-cell office:value-type="string" calcext:value-type="string">
            <text:p>Primeiro dia de Halloween no trampo... Já começamos bem no foco da dengue com esse clima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93" calcext:value-type="float">
            <text:p>1593</text:p>
          </table:table-cell>
          <table:table-cell office:value-type="float" office:value="7.91288931534811E+017" calcext:value-type="float">
            <text:p>791288931534811000</text:p>
          </table:table-cell>
          <table:table-cell office:value-type="string" calcext:value-type="string">
            <text:p>2016-10-26 16:42:37</text:p>
          </table:table-cell>
          <table:table-cell office:value-type="string" calcext:value-type="string">
            <text:p>Piracicaba, Brasil</text:p>
          </table:table-cell>
          <table:table-cell office:value-type="float" office:value="-22.7252799" calcext:value-type="float">
            <text:p>-22.7252799</text:p>
          </table:table-cell>
          <table:table-cell office:value-type="float" office:value="-47.6491699" calcext:value-type="float">
            <text:p>-47.6491699</text:p>
          </table:table-cell>
          <table:table-cell table:number-columns-repeated="2"/>
          <table:table-cell office:value-type="string" calcext:value-type="string">
            <text:p>@Oxitec CEO @HadynParry abrindo o maior fábrica do mundo de @aedesdobem @Intrexon @oxitecdobrasil #Zika #Dengue pic.twitter.com/Ia4QN3k3mJ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95" calcext:value-type="float">
            <text:p>1595</text:p>
          </table:table-cell>
          <table:table-cell office:value-type="float" office:value="7.91286807761654E+017" calcext:value-type="float">
            <text:p>791286807761654000</text:p>
          </table:table-cell>
          <table:table-cell office:value-type="string" calcext:value-type="string">
            <text:p>2016-10-26 16:34:11</text:p>
          </table:table-cell>
          <table:table-cell office:value-type="string" calcext:value-type="string">
            <text:p>San Fernando, Argentina</text:p>
          </table:table-cell>
          <table:table-cell office:value-type="float" office:value="-34.4471918" calcext:value-type="float">
            <text:p>-34.4471918</text:p>
          </table:table-cell>
          <table:table-cell office:value-type="float" office:value="-58.5701504" calcext:value-type="float">
            <text:p>-58.5701504</text:p>
          </table:table-cell>
          <table:table-cell table:number-columns-repeated="2"/>
          <table:table-cell office:value-type="string" calcext:value-type="string">
            <text:p>Llevamos las tareas de prevención del dengue a los barrios Villa Federal y Villa Adalgisa #SanFernando &gt; http://www. sanfernando.gob.ar/news/san-ferna ndo-llevo-las-tareas-de-prevencion-del-dengue-a-los-barrios-villa-federal-y-villa-adalgisa … pic.twitter.com/CU91OQfiU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97" calcext:value-type="float">
            <text:p>1597</text:p>
          </table:table-cell>
          <table:table-cell office:value-type="float" office:value="7.91283531477647E+017" calcext:value-type="float">
            <text:p>791283531477647000</text:p>
          </table:table-cell>
          <table:table-cell office:value-type="string" calcext:value-type="string">
            <text:p>2016-10-26 16:21:09</text:p>
          </table:table-cell>
          <table:table-cell office:value-type="string" calcext:value-type="string">
            <text:p>Jandira, Brasil</text:p>
          </table:table-cell>
          <table:table-cell office:value-type="float" office:value="-23.5273657" calcext:value-type="float">
            <text:p>-23.5273657</text:p>
          </table:table-cell>
          <table:table-cell office:value-type="float" office:value="-46.9023979" calcext:value-type="float">
            <text:p>-46.9023979</text:p>
          </table:table-cell>
          <table:table-cell table:number-columns-repeated="2"/>
          <table:table-cell office:value-type="string" calcext:value-type="string">
            <text:p>Queria dizer q: esse medicamento é contra-indicado em casos de suspeita de dengu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600" calcext:value-type="float">
            <text:p>1600</text:p>
          </table:table-cell>
          <table:table-cell office:value-type="float" office:value="7.91274221351608E+017" calcext:value-type="float">
            <text:p>791274221351608000</text:p>
          </table:table-cell>
          <table:table-cell office:value-type="string" calcext:value-type="string">
            <text:p>2016-10-26 15:44:10</text:p>
          </table:table-cell>
          <table:table-cell office:value-type="string" calcext:value-type="string">
            <text:p>Lençóis Paulista, Brasil</text:p>
          </table:table-cell>
          <table:table-cell office:value-type="float" office:value="-22.6029896" calcext:value-type="float">
            <text:p>-22.6029896</text:p>
          </table:table-cell>
          <table:table-cell office:value-type="float" office:value="-48.8031366" calcext:value-type="float">
            <text:p>-48.8031366</text:p>
          </table:table-cell>
          <table:table-cell table:number-columns-repeated="2"/>
          <table:table-cell office:value-type="string" calcext:value-type="string">
            <text:p>Tem um inseto aqui que parece o da dengue mas to torcendo pra ser um pernilongo listrado apenas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603" calcext:value-type="float">
            <text:p>1603</text:p>
          </table:table-cell>
          <table:table-cell office:value-type="float" office:value="7.91265802087502E+017" calcext:value-type="float">
            <text:p>791265802087502000</text:p>
          </table:table-cell>
          <table:table-cell office:value-type="string" calcext:value-type="string">
            <text:p>2016-10-26 15:10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eilainepires1 deve ser dengue <text:s/>vê se vai da diarrei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04" calcext:value-type="float">
            <text:p>1604</text:p>
          </table:table-cell>
          <table:table-cell office:value-type="float" office:value="7.91265457718296E+017" calcext:value-type="float">
            <text:p>791265457718296000</text:p>
          </table:table-cell>
          <table:table-cell office:value-type="string" calcext:value-type="string">
            <text:p>2016-10-26 15:09:20</text:p>
          </table:table-cell>
          <table:table-cell office:value-type="string" calcext:value-type="string">
            <text:p>San Juan, USA</text:p>
          </table:table-cell>
          <table:table-cell office:value-type="float" office:value="18.38423905" calcext:value-type="float">
            <text:p>18.38423905</text:p>
          </table:table-cell>
          <table:table-cell office:value-type="float" office:value="-66.0534398736473" calcext:value-type="float">
            <text:p>-66.0534398736</text:p>
          </table:table-cell>
          <table:table-cell table:number-columns-repeated="2"/>
          <table:table-cell office:value-type="string" calcext:value-type="string">
            <text:p>x2 #Zika #Chicun #Dengue #FaltaDeComida https:// twitter.com/_tatianamariee /status/791253641185427456 …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605" calcext:value-type="float">
            <text:p>1605</text:p>
          </table:table-cell>
          <table:table-cell office:value-type="float" office:value="7.91263778608386E+017" calcext:value-type="float">
            <text:p>791263778608386000</text:p>
          </table:table-cell>
          <table:table-cell office:value-type="string" calcext:value-type="string">
            <text:p>2016-10-26 15:02:4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Dengue <text:s/>#Chikungunya y #Zika : Leé nuestras recomendaciones para prevenirlas RT https://twitter.com/DefensoriaCABA/status/791263551071645697/photo/1 pic.twitter.com/GA398BmKWP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607" calcext:value-type="float">
            <text:p>1607</text:p>
          </table:table-cell>
          <table:table-cell office:value-type="float" office:value="7.91255773905089E+017" calcext:value-type="float">
            <text:p>791255773905089000</text:p>
          </table:table-cell>
          <table:table-cell office:value-type="string" calcext:value-type="string">
            <text:p>2016-10-26 14:30:51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Acho que estou com dengu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08" calcext:value-type="float">
            <text:p>1608</text:p>
          </table:table-cell>
          <table:table-cell office:value-type="float" office:value="7.91254286512587E+017" calcext:value-type="float">
            <text:p>791254286512587000</text:p>
          </table:table-cell>
          <table:table-cell office:value-type="string" calcext:value-type="string">
            <text:p>2016-10-26 14:24:57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FUA estoy viendo que este año va a haber más dengue que el año pasado voy a salir con un traje antiradiactivo así no me pica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609" calcext:value-type="float">
            <text:p>1609</text:p>
          </table:table-cell>
          <table:table-cell office:value-type="float" office:value="7.91246677999051E+017" calcext:value-type="float">
            <text:p>791246677999051000</text:p>
          </table:table-cell>
          <table:table-cell office:value-type="string" calcext:value-type="string">
            <text:p>2016-10-26 13:54:4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Todo lo que hago o digo Germán lo relaciona con Chicha. Reeeee dengu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11" calcext:value-type="float">
            <text:p>1611</text:p>
          </table:table-cell>
          <table:table-cell office:value-type="float" office:value="7.91234357914632E+017" calcext:value-type="float">
            <text:p>791234357914632000</text:p>
          </table:table-cell>
          <table:table-cell office:value-type="string" calcext:value-type="string">
            <text:p>2016-10-26 13:05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a insólita amenaza de un diputado camporista: voy a traer el dengue al recinto http:// data24.com.ar/detalle/3293/l a-inslita-amenaza-de-un-diputado-camporista-voy-a-llenar-el-congreso-de-dengue/ … pic.twitter.com/7KHWMK1YCa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612" calcext:value-type="float">
            <text:p>1612</text:p>
          </table:table-cell>
          <table:table-cell office:value-type="float" office:value="7.91232120421224E+017" calcext:value-type="float">
            <text:p>791232120421224000</text:p>
          </table:table-cell>
          <table:table-cell office:value-type="string" calcext:value-type="string">
            <text:p>2016-10-26 12:56:52</text:p>
          </table:table-cell>
          <table:table-cell office:value-type="string" calcext:value-type="string">
            <text:p>Viçosa, Brasil</text:p>
          </table:table-cell>
          <table:table-cell office:value-type="float" office:value="-20.7538585" calcext:value-type="float">
            <text:p>-20.7538585</text:p>
          </table:table-cell>
          <table:table-cell office:value-type="float" office:value="-42.8815887" calcext:value-type="float">
            <text:p>-42.8815887</text:p>
          </table:table-cell>
          <table:table-cell table:number-columns-repeated="2"/>
          <table:table-cell office:value-type="string" calcext:value-type="string">
            <text:p>Me recuso a estar com suspeita de dengue dnv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613" calcext:value-type="float">
            <text:p>1613</text:p>
          </table:table-cell>
          <table:table-cell office:value-type="float" office:value="7.91228873908388E+017" calcext:value-type="float">
            <text:p>791228873908388000</text:p>
          </table:table-cell>
          <table:table-cell office:value-type="string" calcext:value-type="string">
            <text:p>2016-10-26 12:43:5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Acho bom mesmo começar à pensar em relação a dengue <text:s/>zica etc. pois o verão está vindo tanto turista carnaval tudo junto :33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614" calcext:value-type="float">
            <text:p>1614</text:p>
          </table:table-cell>
          <table:table-cell office:value-type="float" office:value="7.91064549713703E+017" calcext:value-type="float">
            <text:p>791064549713703000</text:p>
          </table:table-cell>
          <table:table-cell office:value-type="string" calcext:value-type="string">
            <text:p>2016-10-26 01:51:00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Dengue eh um negócio chato né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615" calcext:value-type="float">
            <text:p>1615</text:p>
          </table:table-cell>
          <table:table-cell office:value-type="float" office:value="7.91059716759695E+017" calcext:value-type="float">
            <text:p>791059716759695000</text:p>
          </table:table-cell>
          <table:table-cell office:value-type="string" calcext:value-type="string">
            <text:p>2016-10-26 01:31:4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ste martes iniciamos el Operativo Sanitario en 210 Panteones de los 17 municipios para prevenir el #Dengue <text:s/>#Chikungunya y #Zika . pic.twitter.com/vOEUr4Lq6z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16" calcext:value-type="float">
            <text:p>1616</text:p>
          </table:table-cell>
          <table:table-cell office:value-type="float" office:value="7.91051186619245E+017" calcext:value-type="float">
            <text:p>791051186619245000</text:p>
          </table:table-cell>
          <table:table-cell office:value-type="string" calcext:value-type="string">
            <text:p>2016-10-26 00:57:5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Thammy_Sammtos2 @NathanGomes45 vc também n tá com dengue não? Amém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617" calcext:value-type="float">
            <text:p>1617</text:p>
          </table:table-cell>
          <table:table-cell office:value-type="float" office:value="7.91050425281745E+017" calcext:value-type="float">
            <text:p>791050425281745000</text:p>
          </table:table-cell>
          <table:table-cell office:value-type="string" calcext:value-type="string">
            <text:p>2016-10-26 00:54:53</text:p>
          </table:table-cell>
          <table:table-cell office:value-type="string" calcext:value-type="string">
            <text:p>Água Santa, Brasil</text:p>
          </table:table-cell>
          <table:table-cell office:value-type="float" office:value="-22.9111427" calcext:value-type="float">
            <text:p>-22.9111427</text:p>
          </table:table-cell>
          <table:table-cell office:value-type="float" office:value="-43.3121257" calcext:value-type="float">
            <text:p>-43.3121257</text:p>
          </table:table-cell>
          <table:table-cell table:number-columns-repeated="2"/>
          <table:table-cell office:value-type="string" calcext:value-type="string">
            <text:p>@GarotoiT dengu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618" calcext:value-type="float">
            <text:p>1618</text:p>
          </table:table-cell>
          <table:table-cell office:value-type="float" office:value="7.91048199544967E+017" calcext:value-type="float">
            <text:p>791048199544967000</text:p>
          </table:table-cell>
          <table:table-cell office:value-type="string" calcext:value-type="string">
            <text:p>2016-10-26 00:46:02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Dr. #JoseManuelPuello <text:s/>Dir. Gestión de Salud comenta en este momento dengue no es una epidemia en #RD . https://www. youtube.com/watch?v=dslmdq EmFH8 …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619" calcext:value-type="float">
            <text:p>1619</text:p>
          </table:table-cell>
          <table:table-cell office:value-type="float" office:value="7.91046090028122E+017" calcext:value-type="float">
            <text:p>791046090028122000</text:p>
          </table:table-cell>
          <table:table-cell office:value-type="string" calcext:value-type="string">
            <text:p>2016-10-26 00:37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NathanGomes45 @Thammy_Sammtos2 eu perguntei se tu tá pegando dengue !!! Diz estar c o corpo dolorid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20" calcext:value-type="float">
            <text:p>1620</text:p>
          </table:table-cell>
          <table:table-cell office:value-type="float" office:value="7.91040085907149E+017" calcext:value-type="float">
            <text:p>791040085907149000</text:p>
          </table:table-cell>
          <table:table-cell office:value-type="string" calcext:value-type="string">
            <text:p>2016-10-26 00:13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mds dengue de novo não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621" calcext:value-type="float">
            <text:p>1621</text:p>
          </table:table-cell>
          <table:table-cell office:value-type="float" office:value="7.91037395160433E+017" calcext:value-type="float">
            <text:p>791037395160433000</text:p>
          </table:table-cell>
          <table:table-cell office:value-type="string" calcext:value-type="string">
            <text:p>2016-10-26 00:03:06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Recife tem sido uma das capitais nacionais no índice de Dengue <text:s/>Chikungunya e Zika aponta @joaopaulo_pt <text:s/>no NETV. #JP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622" calcext:value-type="float">
            <text:p>1622</text:p>
          </table:table-cell>
          <table:table-cell office:value-type="float" office:value="7.91018711704596E+017" calcext:value-type="float">
            <text:p>791018711704596000</text:p>
          </table:table-cell>
          <table:table-cell office:value-type="string" calcext:value-type="string">
            <text:p>2016-10-25 22:48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zika dengue e a outra lá se liguem tbm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23" calcext:value-type="float">
            <text:p>1623</text:p>
          </table:table-cell>
          <table:table-cell office:value-type="float" office:value="7.91009476648309E+017" calcext:value-type="float">
            <text:p>791009476648309000</text:p>
          </table:table-cell>
          <table:table-cell office:value-type="string" calcext:value-type="string">
            <text:p>2016-10-25 22:12:10</text:p>
          </table:table-cell>
          <table:table-cell office:value-type="string" calcext:value-type="string">
            <text:p>San José, Uruguay</text:p>
          </table:table-cell>
          <table:table-cell office:value-type="float" office:value="-34.5187388" calcext:value-type="float">
            <text:p>-34.5187388</text:p>
          </table:table-cell>
          <table:table-cell office:value-type="float" office:value="-56.5921794" calcext:value-type="float">
            <text:p>-56.5921794</text:p>
          </table:table-cell>
          <table:table-cell table:number-columns-repeated="2"/>
          <table:table-cell office:value-type="string" calcext:value-type="string">
            <text:p>@julioribista y el dengue !!!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24" calcext:value-type="float">
            <text:p>1624</text:p>
          </table:table-cell>
          <table:table-cell office:value-type="float" office:value="7.90996259054162E+017" calcext:value-type="float">
            <text:p>790996259054162000</text:p>
          </table:table-cell>
          <table:table-cell office:value-type="string" calcext:value-type="string">
            <text:p>2016-10-25 21:19:38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Ing. Ovidio Espínola @Seam_Py : El 70% de la proliferación larvaria en el tema dengue son justamente las cubiertas en desuso #650AM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25" calcext:value-type="float">
            <text:p>1625</text:p>
          </table:table-cell>
          <table:table-cell office:value-type="float" office:value="7.90991449252893E+017" calcext:value-type="float">
            <text:p>790991449252893000</text:p>
          </table:table-cell>
          <table:table-cell office:value-type="string" calcext:value-type="string">
            <text:p>2016-10-25 21:00:3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Protégete del dengue . vía @LotDelTachira #MarchaYGiraVictoriosas @VielmaEsTachira pic.twitter.com/wqpzVAlOjG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26" calcext:value-type="float">
            <text:p>1626</text:p>
          </table:table-cell>
          <table:table-cell office:value-type="float" office:value="7.90985596944716E+017" calcext:value-type="float">
            <text:p>790985596944716000</text:p>
          </table:table-cell>
          <table:table-cell office:value-type="string" calcext:value-type="string">
            <text:p>2016-10-25 20:37:1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Hasta que no termine la 6ta temporada no voy a desbloquear a Dengue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27" calcext:value-type="float">
            <text:p>1627</text:p>
          </table:table-cell>
          <table:table-cell office:value-type="float" office:value="7.90972822470492E+017" calcext:value-type="float">
            <text:p>790972822470492000</text:p>
          </table:table-cell>
          <table:table-cell office:value-type="string" calcext:value-type="string">
            <text:p>2016-10-25 19:46:31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Cai X vezes e adquirir a dengue . Será que você tem um comprimido aí para me receitar @carolcaldass ? HDUAHDUAHDHA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29" calcext:value-type="float">
            <text:p>1629</text:p>
          </table:table-cell>
          <table:table-cell office:value-type="float" office:value="7.90967809677361E+017" calcext:value-type="float">
            <text:p>790967809677361000</text:p>
          </table:table-cell>
          <table:table-cell office:value-type="string" calcext:value-type="string">
            <text:p>2016-10-25 19:26:35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Nicaragua y Rusia realizarán investigaciones especiales para producir vacuna contra el dengue . ¿Que te parece esta noticia? pic.twitter.com/808ikQwErl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30" calcext:value-type="float">
            <text:p>1630</text:p>
          </table:table-cell>
          <table:table-cell office:value-type="float" office:value="7.90964569128722E+017" calcext:value-type="float">
            <text:p>790964569128722000</text:p>
          </table:table-cell>
          <table:table-cell office:value-type="string" calcext:value-type="string">
            <text:p>2016-10-25 19:13:4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18 horas sin luz y mi marido con dengue @ANDEOficial . Puede ser que hagan caso a mi reclamo?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32" calcext:value-type="float">
            <text:p>1632</text:p>
          </table:table-cell>
          <table:table-cell office:value-type="float" office:value="7.90958188304732E+017" calcext:value-type="float">
            <text:p>790958188304732000</text:p>
          </table:table-cell>
          <table:table-cell office:value-type="string" calcext:value-type="string">
            <text:p>2016-10-25 18:48:22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Inician campaña contra el vector transmisor del dengue en #Tarapoto https:// goo.gl/lR7WJ2 pic.twitter.com/Iz1Nr2nQkT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33" calcext:value-type="float">
            <text:p>1633</text:p>
          </table:table-cell>
          <table:table-cell office:value-type="float" office:value="7.90954939656921E+017" calcext:value-type="float">
            <text:p>790954939656921000</text:p>
          </table:table-cell>
          <table:table-cell office:value-type="string" calcext:value-type="string">
            <text:p>2016-10-25 18:35:27</text:p>
          </table:table-cell>
          <table:table-cell office:value-type="string" calcext:value-type="string">
            <text:p>Assis Chateaubriand, Brasil</text:p>
          </table:table-cell>
          <table:table-cell office:value-type="float" office:value="-24.4054825" calcext:value-type="float">
            <text:p>-24.4054825</text:p>
          </table:table-cell>
          <table:table-cell office:value-type="float" office:value="-53.5120467" calcext:value-type="float">
            <text:p>-53.5120467</text:p>
          </table:table-cell>
          <table:table-cell table:number-columns-repeated="2"/>
          <table:table-cell office:value-type="string" calcext:value-type="string">
            <text:p>I'm at aeroporto dos mosquitos da dengue https://www. swarmapp.com/c/1lZhWJVCsO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34" calcext:value-type="float">
            <text:p>1634</text:p>
          </table:table-cell>
          <table:table-cell office:value-type="float" office:value="7.9095352061476E+017" calcext:value-type="float">
            <text:p>790953520614760000</text:p>
          </table:table-cell>
          <table:table-cell office:value-type="string" calcext:value-type="string">
            <text:p>2016-10-25 18:29:4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a criança tá com Dengue no hospital e tá brincando de pique esconde com as criancinhas que estavam na espera pic.twitter.com/Nhz97DbyDH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35" calcext:value-type="float">
            <text:p>1635</text:p>
          </table:table-cell>
          <table:table-cell office:value-type="float" office:value="7.90947835202179E+017" calcext:value-type="float">
            <text:p>790947835202179000</text:p>
          </table:table-cell>
          <table:table-cell office:value-type="string" calcext:value-type="string">
            <text:p>2016-10-25 18:07:13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Meu WhatsApp vai dá dengue de tão parado que ele anda ultimamente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36" calcext:value-type="float">
            <text:p>1636</text:p>
          </table:table-cell>
          <table:table-cell office:value-type="float" office:value="7.90944739046617E+017" calcext:value-type="float">
            <text:p>790944739046617000</text:p>
          </table:table-cell>
          <table:table-cell office:value-type="string" calcext:value-type="string">
            <text:p>2016-10-25 17:54:55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Conoce el Aedes Aegypti el mosquito que transmite el zika dengue y chikungunya #ÚneteALaAcción #AdiósZika #AdiósDengue #AdiósChikungunya pic.twitter.com/xJSgbLLfou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37" calcext:value-type="float">
            <text:p>1637</text:p>
          </table:table-cell>
          <table:table-cell office:value-type="float" office:value="7.90942520956088E+017" calcext:value-type="float">
            <text:p>790942520956088000</text:p>
          </table:table-cell>
          <table:table-cell office:value-type="string" calcext:value-type="string">
            <text:p>2016-10-25 17:46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Realizarán fumigación en cementerios para evitar brote de dengue http:// bit.ly/2f4Ju2y pic.twitter.com/bnrOqPaa2u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38" calcext:value-type="float">
            <text:p>1638</text:p>
          </table:table-cell>
          <table:table-cell office:value-type="float" office:value="7.90941593729634E+017" calcext:value-type="float">
            <text:p>790941593729634000</text:p>
          </table:table-cell>
          <table:table-cell office:value-type="string" calcext:value-type="string">
            <text:p>2016-10-25 17:42:25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e eu que talvez esteja com dengue de novo? :)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639" calcext:value-type="float">
            <text:p>1639</text:p>
          </table:table-cell>
          <table:table-cell office:value-type="float" office:value="7.90941284471017E+017" calcext:value-type="float">
            <text:p>790941284471017000</text:p>
          </table:table-cell>
          <table:table-cell office:value-type="string" calcext:value-type="string">
            <text:p>2016-10-25 17:41:11</text:p>
          </table:table-cell>
          <table:table-cell office:value-type="string" calcext:value-type="string">
            <text:p>Wanchaq, Peru</text:p>
          </table:table-cell>
          <table:table-cell office:value-type="float" office:value="-13.53030755" calcext:value-type="float">
            <text:p>-13.53030755</text:p>
          </table:table-cell>
          <table:table-cell office:value-type="float" office:value="-71.9542393966085" calcext:value-type="float">
            <text:p>-71.9542393966</text:p>
          </table:table-cell>
          <table:table-cell table:number-columns-repeated="2"/>
          <table:table-cell office:value-type="string" calcext:value-type="string">
            <text:p>Dengue dengue dengue es musica para consumir hongos.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40" calcext:value-type="float">
            <text:p>1640</text:p>
          </table:table-cell>
          <table:table-cell office:value-type="float" office:value="7.90939066753835E+017" calcext:value-type="float">
            <text:p>790939066753835000</text:p>
          </table:table-cell>
          <table:table-cell office:value-type="string" calcext:value-type="string">
            <text:p>2016-10-25 17:32:2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Tô achando que tô ou com dengue ou com zika. Deus permita que não seja nada demais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42" calcext:value-type="float">
            <text:p>1642</text:p>
          </table:table-cell>
          <table:table-cell office:value-type="float" office:value="7.90936565912658E+017" calcext:value-type="float">
            <text:p>790936565912658000</text:p>
          </table:table-cell>
          <table:table-cell office:value-type="string" calcext:value-type="string">
            <text:p>2016-10-25 17:22:26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#dengue #Zika #Chikungunya en #RESISTENCIA Concretaron el #operativo #Chau #Mosquito en barrio La Rubita http:// fb.me/JrnRTJLf #salud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45" calcext:value-type="float">
            <text:p>1645</text:p>
          </table:table-cell>
          <table:table-cell office:value-type="float" office:value="7.90928683280179E+017" calcext:value-type="float">
            <text:p>790928683280179000</text:p>
          </table:table-cell>
          <table:table-cell office:value-type="string" calcext:value-type="string">
            <text:p>2016-10-25 16:51:07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empresasmicros1 @vicarmaszagoya @ATelloC @TuriCultSLP @TurismoZac EN ZACATECAS TENEMOS CONTROLADO EL DENGUE NO PERMITIREMOS EL ZIKA @CNN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647" calcext:value-type="float">
            <text:p>1647</text:p>
          </table:table-cell>
          <table:table-cell office:value-type="float" office:value="7.90927094805098E+017" calcext:value-type="float">
            <text:p>790927094805098000</text:p>
          </table:table-cell>
          <table:table-cell office:value-type="string" calcext:value-type="string">
            <text:p>2016-10-25 16:44:4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#AHORA Arranca la capacitación a personal municipal para la #prevención contra el #dengue <text:s/>la #Chikungunya y la fiebre #Zika pic.twitter.com/ikEKdIVgv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48" calcext:value-type="float">
            <text:p>1648</text:p>
          </table:table-cell>
          <table:table-cell office:value-type="float" office:value="7.90913317908939E+017" calcext:value-type="float">
            <text:p>790913317908939000</text:p>
          </table:table-cell>
          <table:table-cell office:value-type="string" calcext:value-type="string">
            <text:p>2016-10-25 15:50:04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El Ministerio de Salud intensifica acciones de control y prevención del #dengue #chikungunya y #zika #ÚneteALaAcción pic.twitter.com/0k1QSwX67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49" calcext:value-type="float">
            <text:p>1649</text:p>
          </table:table-cell>
          <table:table-cell office:value-type="float" office:value="7.90913169338331E+017" calcext:value-type="float">
            <text:p>790913169338331000</text:p>
          </table:table-cell>
          <table:table-cell office:value-type="string" calcext:value-type="string">
            <text:p>2016-10-25 15:49:28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Using nuclear science to control #Mosquitoes #SIT #Zika #dengue #malaria #Chikungunya https://www. youtube.com/watch?v=RbdPka ebAQU … pic.twitter.com/i6zhFB9WYg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51" calcext:value-type="float">
            <text:p>1651</text:p>
          </table:table-cell>
          <table:table-cell office:value-type="float" office:value="7.90902725944963E+017" calcext:value-type="float">
            <text:p>790902725944963000</text:p>
          </table:table-cell>
          <table:table-cell office:value-type="string" calcext:value-type="string">
            <text:p>2016-10-25 15:07:58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Só n pode ser dengue dnv se n eu sumo.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52" calcext:value-type="float">
            <text:p>1652</text:p>
          </table:table-cell>
          <table:table-cell office:value-type="float" office:value="7.90896346169504E+017" calcext:value-type="float">
            <text:p>790896346169504000</text:p>
          </table:table-cell>
          <table:table-cell office:value-type="string" calcext:value-type="string">
            <text:p>2016-10-25 14:42:37</text:p>
          </table:table-cell>
          <table:table-cell office:value-type="string" calcext:value-type="string">
            <text:p>Rafaela, Argentina</text:p>
          </table:table-cell>
          <table:table-cell office:value-type="float" office:value="-31.2526922" calcext:value-type="float">
            <text:p>-31.2526922</text:p>
          </table:table-cell>
          <table:table-cell office:value-type="float" office:value="-61.4916757" calcext:value-type="float">
            <text:p>-61.4916757</text:p>
          </table:table-cell>
          <table:table-cell table:number-columns-repeated="2"/>
          <table:table-cell office:value-type="string" calcext:value-type="string">
            <text:p>#Entrevista Dialogamos con Sandra Capello sobre la prevención del dengue y los cuidados qué hay que tener. pic.twitter.com/mES5hiZhlT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54" calcext:value-type="float">
            <text:p>1654</text:p>
          </table:table-cell>
          <table:table-cell office:value-type="float" office:value="7.90885636920242E+017" calcext:value-type="float">
            <text:p>790885636920242000</text:p>
          </table:table-cell>
          <table:table-cell office:value-type="string" calcext:value-type="string">
            <text:p>2016-10-25 14:00:0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Si Sos de Córdoba y sobreviviste al ataque de nostalgia con estos días grises NI pienses en el dengue . Sos como los de vive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55" calcext:value-type="float">
            <text:p>1655</text:p>
          </table:table-cell>
          <table:table-cell office:value-type="float" office:value="7.90883169134338E+017" calcext:value-type="float">
            <text:p>790883169134338000</text:p>
          </table:table-cell>
          <table:table-cell office:value-type="string" calcext:value-type="string">
            <text:p>2016-10-25 13:50:1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El primer caso de dengue voy a ser yo en santoto tengo un ojo para ver esos malditos mosquitos en mi depto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57" calcext:value-type="float">
            <text:p>1657</text:p>
          </table:table-cell>
          <table:table-cell office:value-type="float" office:value="7.90881232041153E+017" calcext:value-type="float">
            <text:p>790881232041153000</text:p>
          </table:table-cell>
          <table:table-cell office:value-type="string" calcext:value-type="string">
            <text:p>2016-10-25 13:42:34</text:p>
          </table:table-cell>
          <table:table-cell office:value-type="string" calcext:value-type="string">
            <text:p>Almirante Brown, Argentina</text:p>
          </table:table-cell>
          <table:table-cell office:value-type="float" office:value="-40.81414705" calcext:value-type="float">
            <text:p>-40.81414705</text:p>
          </table:table-cell>
          <table:table-cell office:value-type="float" office:value="-63.0051792436782" calcext:value-type="float">
            <text:p>-63.0051792437</text:p>
          </table:table-cell>
          <table:table-cell table:number-columns-repeated="2"/>
          <table:table-cell office:value-type="string" calcext:value-type="string">
            <text:p>Conferencia virtual “La Universidad previene y acciona contra el zika dengue y chicungunya” 27/10 11 h http:// goo.gl/BJxtFB pic.twitter.com/iyCmfyOsAa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58" calcext:value-type="float">
            <text:p>1658</text:p>
          </table:table-cell>
          <table:table-cell office:value-type="float" office:value="7.90696292330517E+017" calcext:value-type="float">
            <text:p>790696292330517000</text:p>
          </table:table-cell>
          <table:table-cell office:value-type="string" calcext:value-type="string">
            <text:p>2016-10-25 01:27:41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Previo al dia de finados y para prevenir Dengue zika y chik intervienen cementerios #San Miguel pic.twitter.com/cubXy379HH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660" calcext:value-type="float">
            <text:p>1660</text:p>
          </table:table-cell>
          <table:table-cell office:value-type="float" office:value="7.90684617594573E+017" calcext:value-type="float">
            <text:p>790684617594573000</text:p>
          </table:table-cell>
          <table:table-cell office:value-type="string" calcext:value-type="string">
            <text:p>2016-10-25 00:41:1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Dengue !!!!!!!!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61" calcext:value-type="float">
            <text:p>1661</text:p>
          </table:table-cell>
          <table:table-cell office:value-type="float" office:value="7.90668053528867E+017" calcext:value-type="float">
            <text:p>790668053528867000</text:p>
          </table:table-cell>
          <table:table-cell office:value-type="string" calcext:value-type="string">
            <text:p>2016-10-24 23:35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<text:s/>zika chikungunya Michel temer: a tetra endemia do país Brasil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62" calcext:value-type="float">
            <text:p>1662</text:p>
          </table:table-cell>
          <table:table-cell office:value-type="float" office:value="7.90659816935096E+017" calcext:value-type="float">
            <text:p>790659816935096000</text:p>
          </table:table-cell>
          <table:table-cell office:value-type="string" calcext:value-type="string">
            <text:p>2016-10-24 23:02:4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Fábrica de Vacunas en #Nicaragua producirá inyecciones contra el dengue http:// nuevaya.me/5GiLA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63" calcext:value-type="float">
            <text:p>1663</text:p>
          </table:table-cell>
          <table:table-cell office:value-type="float" office:value="7.90654266994074E+017" calcext:value-type="float">
            <text:p>790654266994074000</text:p>
          </table:table-cell>
          <table:table-cell office:value-type="string" calcext:value-type="string">
            <text:p>2016-10-24 22:40:41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Según el secretario de @salud_yucatan disminuyeron casos de #dengue y #chicungunya en #Yucatán @MeridaSaludable @SSalud_mx @GobYucatan pic.twitter.com/OHgnJ36MHu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64" calcext:value-type="float">
            <text:p>1664</text:p>
          </table:table-cell>
          <table:table-cell office:value-type="float" office:value="7.9064746340529E+017" calcext:value-type="float">
            <text:p>790647463405290000</text:p>
          </table:table-cell>
          <table:table-cell office:value-type="string" calcext:value-type="string">
            <text:p>2016-10-24 22:13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é foda <text:s/>não dar pra confiar nessa praga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65" calcext:value-type="float">
            <text:p>1665</text:p>
          </table:table-cell>
          <table:table-cell office:value-type="float" office:value="7.90643258460365E+017" calcext:value-type="float">
            <text:p>790643258460365000</text:p>
          </table:table-cell>
          <table:table-cell office:value-type="string" calcext:value-type="string">
            <text:p>2016-10-24 21:56:56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Jose Luis Laura Programa Nal de Dengue Chikungunya y Zika: Se trata de compartir la prevención en los barrios sobre estas enfermedades pic.twitter.com/z5o091xSaQ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66" calcext:value-type="float">
            <text:p>1666</text:p>
          </table:table-cell>
          <table:table-cell office:value-type="float" office:value="7.90625726777229E+017" calcext:value-type="float">
            <text:p>790625726777229000</text:p>
          </table:table-cell>
          <table:table-cell office:value-type="string" calcext:value-type="string">
            <text:p>2016-10-24 20:47:17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#CraRosario En la reunión sostenida el sábado se acordaron nuevos avances que se produzca una vacuna contra el dengue #AMORANICARAGUA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667" calcext:value-type="float">
            <text:p>1667</text:p>
          </table:table-cell>
          <table:table-cell office:value-type="float" office:value="7.90622243034374E+017" calcext:value-type="float">
            <text:p>790622243034374000</text:p>
          </table:table-cell>
          <table:table-cell office:value-type="string" calcext:value-type="string">
            <text:p>2016-10-24 20:33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...de salir a bailar a Dengue con mis amigos. 2/2.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669" calcext:value-type="float">
            <text:p>1669</text:p>
          </table:table-cell>
          <table:table-cell office:value-type="float" office:value="7.90604410883891E+017" calcext:value-type="float">
            <text:p>790604410883891000</text:p>
          </table:table-cell>
          <table:table-cell office:value-type="string" calcext:value-type="string">
            <text:p>2016-10-24 19:22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LosLeucoOk @morenalagitana de donde salio este pelotudo resentido dengue de donde gordo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70" calcext:value-type="float">
            <text:p>1670</text:p>
          </table:table-cell>
          <table:table-cell office:value-type="float" office:value="7.90599195405214E+017" calcext:value-type="float">
            <text:p>790599195405214000</text:p>
          </table:table-cell>
          <table:table-cell office:value-type="string" calcext:value-type="string">
            <text:p>2016-10-24 19:01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se show ainda vai render por uns 30 anos. xuxamenegheloficial Praga e Dengue no palco além… https://www. instagram.com/p/BL9AwMyAq_E/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675" calcext:value-type="float">
            <text:p>1675</text:p>
          </table:table-cell>
          <table:table-cell office:value-type="float" office:value="7.90587100487946E+017" calcext:value-type="float">
            <text:p>790587100487946000</text:p>
          </table:table-cell>
          <table:table-cell office:value-type="string" calcext:value-type="string">
            <text:p>2016-10-24 18:13:47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LosLeucoOk juaaaa bóludo no nos mataron los k el dengue es nada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76" calcext:value-type="float">
            <text:p>1676</text:p>
          </table:table-cell>
          <table:table-cell office:value-type="float" office:value="7.90580701322179E+017" calcext:value-type="float">
            <text:p>790580701322179000</text:p>
          </table:table-cell>
          <table:table-cell office:value-type="string" calcext:value-type="string">
            <text:p>2016-10-24 17:48:22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nathaliaaques muriçoca tem hábito noturno provavelmente é mosquito da dengue mesmo r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677" calcext:value-type="float">
            <text:p>1677</text:p>
          </table:table-cell>
          <table:table-cell office:value-type="float" office:value="7.90577739652747E+017" calcext:value-type="float">
            <text:p>790577739652747000</text:p>
          </table:table-cell>
          <table:table-cell office:value-type="string" calcext:value-type="string">
            <text:p>2016-10-24 17:36:36</text:p>
          </table:table-cell>
          <table:table-cell office:value-type="string" calcext:value-type="string">
            <text:p>Cuernavaca, Morelos</text:p>
          </table:table-cell>
          <table:table-cell office:value-type="float" office:value="18.9212464" calcext:value-type="float">
            <text:p>18.9212464</text:p>
          </table:table-cell>
          <table:table-cell office:value-type="float" office:value="-99.2341208" calcext:value-type="float">
            <text:p>-99.2341208</text:p>
          </table:table-cell>
          <table:table-cell table:number-columns-repeated="2"/>
          <table:table-cell office:value-type="string" calcext:value-type="string">
            <text:p>LLAMA CONGRESO DE MORELOS A EVITAR PROPAGACIÓN DEL MOSCO DEL DENGUE http:// ow.ly/xbRM305tFDa pic.twitter.com/4MMojWJZZp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78" calcext:value-type="float">
            <text:p>1678</text:p>
          </table:table-cell>
          <table:table-cell office:value-type="float" office:value="7.90576306534572E+017" calcext:value-type="float">
            <text:p>790576306534572000</text:p>
          </table:table-cell>
          <table:table-cell office:value-type="string" calcext:value-type="string">
            <text:p>2016-10-24 17:30:54</text:p>
          </table:table-cell>
          <table:table-cell office:value-type="string" calcext:value-type="string">
            <text:p>Angra dos Reis, Brasil</text:p>
          </table:table-cell>
          <table:table-cell office:value-type="float" office:value="-23.0063965" calcext:value-type="float">
            <text:p>-23.0063965</text:p>
          </table:table-cell>
          <table:table-cell office:value-type="float" office:value="-44.3163259" calcext:value-type="float">
            <text:p>-44.3163259</text:p>
          </table:table-cell>
          <table:table-cell table:number-columns-repeated="2"/>
          <table:table-cell office:value-type="string" calcext:value-type="string">
            <text:p>@mi_caardoso eh dengu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79" calcext:value-type="float">
            <text:p>1679</text:p>
          </table:table-cell>
          <table:table-cell office:value-type="float" office:value="7.90573129810797E+017" calcext:value-type="float">
            <text:p>790573129810797000</text:p>
          </table:table-cell>
          <table:table-cell office:value-type="string" calcext:value-type="string">
            <text:p>2016-10-24 17:18:16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SABÍAS QUE EL MOSQUITO TRANSMIROR DE ZIKA DENGUE Y CHIKUNGUNYA PUEDE HABER PUESTO HUEVOS EN TU CASA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680" calcext:value-type="float">
            <text:p>1680</text:p>
          </table:table-cell>
          <table:table-cell office:value-type="float" office:value="7.90571936069849E+017" calcext:value-type="float">
            <text:p>790571936069849000</text:p>
          </table:table-cell>
          <table:table-cell office:value-type="string" calcext:value-type="string">
            <text:p>2016-10-24 17:13:32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Jornada de “Prevención de Dengue : Enfermedades transmitidas por mosquito” 25 de octubre de 8:30 a 13hs. Organizado por @GranadosDulceOk pic.twitter.com/vqlVVvI3tg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82" calcext:value-type="float">
            <text:p>1682</text:p>
          </table:table-cell>
          <table:table-cell office:value-type="float" office:value="7.90568530320224E+017" calcext:value-type="float">
            <text:p>790568530320224000</text:p>
          </table:table-cell>
          <table:table-cell office:value-type="string" calcext:value-type="string">
            <text:p>2016-10-24 17:00:00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Premiación a colegios por el “II Concurso nal. de actividades escolares de lucha contra el dengue chikungunya y zika” #ÚneteALaAcción pic.twitter.com/0ODzJwNdze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87" calcext:value-type="float">
            <text:p>1687</text:p>
          </table:table-cell>
          <table:table-cell office:value-type="float" office:value="7.90563693813723E+017" calcext:value-type="float">
            <text:p>790563693813723000</text:p>
          </table:table-cell>
          <table:table-cell office:value-type="string" calcext:value-type="string">
            <text:p>2016-10-24 16:40:47</text:p>
          </table:table-cell>
          <table:table-cell office:value-type="string" calcext:value-type="string">
            <text:p>Jacarezinho, Brasil</text:p>
          </table:table-cell>
          <table:table-cell office:value-type="float" office:value="-23.1591149" calcext:value-type="float">
            <text:p>-23.1591149</text:p>
          </table:table-cell>
          <table:table-cell office:value-type="float" office:value="-49.9738889" calcext:value-type="float">
            <text:p>-49.9738889</text:p>
          </table:table-cell>
          <table:table-cell table:number-columns-repeated="2"/>
          <table:table-cell office:value-type="string" calcext:value-type="string">
            <text:p>Que eu esteja errada mas acho que vou pegar dengue nesse verão. Tem muito inseto aqui cara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89" calcext:value-type="float">
            <text:p>1689</text:p>
          </table:table-cell>
          <table:table-cell office:value-type="float" office:value="7.90560400114844E+017" calcext:value-type="float">
            <text:p>790560400114844000</text:p>
          </table:table-cell>
          <table:table-cell office:value-type="string" calcext:value-type="string">
            <text:p>2016-10-24 16:27:4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@DistefanoDaniel solicitó al Gobierno nacional que se inicien las campañas de prevención. http://www. noticiasdel6.com/ampliar.php?id =172003 … pic.twitter.com/ZCAdz05UHK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692" calcext:value-type="float">
            <text:p>1692</text:p>
          </table:table-cell>
          <table:table-cell office:value-type="float" office:value="7.90551092505485E+017" calcext:value-type="float">
            <text:p>790551092505485000</text:p>
          </table:table-cell>
          <table:table-cell office:value-type="string" calcext:value-type="string">
            <text:p>2016-10-24 15:50:42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Premiación del “II Concurso Nacional de actividades escolares de lucha contra el #dengue #chikungunya y #zika ” #ÚneteALaAcción pic.twitter.com/qShP2G26m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697" calcext:value-type="float">
            <text:p>1697</text:p>
          </table:table-cell>
          <table:table-cell office:value-type="float" office:value="7.90531139991659E+017" calcext:value-type="float">
            <text:p>790531139991659000</text:p>
          </table:table-cell>
          <table:table-cell office:value-type="string" calcext:value-type="string">
            <text:p>2016-10-24 14:31:2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En lo que va del año se reportaron 60.000 casos de dengue y 8 de zika 2 de ellos con microcefalia una de las complicaciones de este mal.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704" calcext:value-type="float">
            <text:p>1704</text:p>
          </table:table-cell>
          <table:table-cell office:value-type="float" office:value="7.90478595143508E+017" calcext:value-type="float">
            <text:p>790478595143508000</text:p>
          </table:table-cell>
          <table:table-cell office:value-type="string" calcext:value-type="string">
            <text:p>2016-10-24 11:02:38</text:p>
          </table:table-cell>
          <table:table-cell office:value-type="string" calcext:value-type="string">
            <text:p>Tequisquiapan, Querétaro Arteaga</text:p>
          </table:table-cell>
          <table:table-cell office:value-type="float" office:value="20.54221585" calcext:value-type="float">
            <text:p>20.54221585</text:p>
          </table:table-cell>
          <table:table-cell office:value-type="float" office:value="-99.9478986274392" calcext:value-type="float">
            <text:p>-99.9478986274</text:p>
          </table:table-cell>
          <table:table-cell table:number-columns-repeated="2"/>
          <table:table-cell office:value-type="string" calcext:value-type="string">
            <text:p>Regresé al parecer ileso de Colima. Sin Zika dengue o chikunguya. #NoManchesGüera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707" calcext:value-type="float">
            <text:p>1707</text:p>
          </table:table-cell>
          <table:table-cell office:value-type="float" office:value="7.90468792413458E+017" calcext:value-type="float">
            <text:p>790468792413458000</text:p>
          </table:table-cell>
          <table:table-cell office:value-type="string" calcext:value-type="string">
            <text:p>2016-10-24 10:23:4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badw0lfff secretamente o mosquito da dengue é um robô que nós cientistas da computação programamos pra irritar a galera e saiu do control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710" calcext:value-type="float">
            <text:p>1710</text:p>
          </table:table-cell>
          <table:table-cell office:value-type="float" office:value="7.90432386173501E+017" calcext:value-type="float">
            <text:p>790432386173501000</text:p>
          </table:table-cell>
          <table:table-cell office:value-type="string" calcext:value-type="string">
            <text:p>2016-10-24 07:59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uitsfoREVer o padre te benzeu com água parada de mosquito da dengue seu lixo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712" calcext:value-type="float">
            <text:p>1712</text:p>
          </table:table-cell>
          <table:table-cell office:value-type="float" office:value="7.90384390450848E+017" calcext:value-type="float">
            <text:p>790384390450848000</text:p>
          </table:table-cell>
          <table:table-cell office:value-type="string" calcext:value-type="string">
            <text:p>2016-10-24 04:48:1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tudos apontam q lucille mata mais do q dengue e zika viru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714" calcext:value-type="float">
            <text:p>1714</text:p>
          </table:table-cell>
          <table:table-cell office:value-type="float" office:value="7.90369146051629E+017" calcext:value-type="float">
            <text:p>790369146051629000</text:p>
          </table:table-cell>
          <table:table-cell office:value-type="string" calcext:value-type="string">
            <text:p>2016-10-24 03:47:43</text:p>
          </table:table-cell>
          <table:table-cell office:value-type="string" calcext:value-type="string">
            <text:p>Las Condes, Chile</text:p>
          </table:table-cell>
          <table:table-cell office:value-type="float" office:value="-33.42478675" calcext:value-type="float">
            <text:p>-33.42478675</text:p>
          </table:table-cell>
          <table:table-cell office:value-type="float" office:value="-70.5174806230693" calcext:value-type="float">
            <text:p>-70.5174806231</text:p>
          </table:table-cell>
          <table:table-cell table:number-columns-repeated="2"/>
          <table:table-cell office:value-type="string" calcext:value-type="string">
            <text:p>@GAMBA_CL con lo de hoy tienes minimo 4 años de noticias donde merecemos ebola dengue y otras wea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15" calcext:value-type="float">
            <text:p>1715</text:p>
          </table:table-cell>
          <table:table-cell office:value-type="float" office:value="7.90363567472148E+017" calcext:value-type="float">
            <text:p>790363567472148000</text:p>
          </table:table-cell>
          <table:table-cell office:value-type="string" calcext:value-type="string">
            <text:p>2016-10-24 03:25:3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Não precisa nem fazer medicina pra saber que isso não é dengue e que você precisa de calmante q poha Kkkkkkkkkk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716" calcext:value-type="float">
            <text:p>1716</text:p>
          </table:table-cell>
          <table:table-cell office:value-type="float" office:value="7.90353645887951E+017" calcext:value-type="float">
            <text:p>790353645887951000</text:p>
          </table:table-cell>
          <table:table-cell office:value-type="string" calcext:value-type="string">
            <text:p>2016-10-24 02:46:0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Con este calor ya va a empezar a haber dengue <text:s/>me quiero ir de Posadas Yaaa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717" calcext:value-type="float">
            <text:p>1717</text:p>
          </table:table-cell>
          <table:table-cell office:value-type="float" office:value="7.9033931046572E+017" calcext:value-type="float">
            <text:p>790339310465720000</text:p>
          </table:table-cell>
          <table:table-cell office:value-type="string" calcext:value-type="string">
            <text:p>2016-10-24 01:49:10</text:p>
          </table:table-cell>
          <table:table-cell office:value-type="string" calcext:value-type="string">
            <text:p>Muaná, Brasil</text:p>
          </table:table-cell>
          <table:table-cell office:value-type="float" office:value="-1.5393589" calcext:value-type="float">
            <text:p>-1.5393589</text:p>
          </table:table-cell>
          <table:table-cell office:value-type="float" office:value="-49.2223779" calcext:value-type="float">
            <text:p>-49.2223779</text:p>
          </table:table-cell>
          <table:table-cell table:number-columns-repeated="2"/>
          <table:table-cell office:value-type="string" calcext:value-type="string">
            <text:p>Mata mata o mosquito da dengue pic.twitter.com/wra0tkoqHd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718" calcext:value-type="float">
            <text:p>1718</text:p>
          </table:table-cell>
          <table:table-cell office:value-type="float" office:value="7.90323280683135E+017" calcext:value-type="float">
            <text:p>790323280683135000</text:p>
          </table:table-cell>
          <table:table-cell office:value-type="string" calcext:value-type="string">
            <text:p>2016-10-24 00:45:28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rosetyrle parece mt o mosquito da dengue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721" calcext:value-type="float">
            <text:p>1721</text:p>
          </table:table-cell>
          <table:table-cell office:value-type="float" office:value="7.90307235318596E+017" calcext:value-type="float">
            <text:p>790307235318596000</text:p>
          </table:table-cell>
          <table:table-cell office:value-type="string" calcext:value-type="string">
            <text:p>2016-10-23 23:41:42</text:p>
          </table:table-cell>
          <table:table-cell office:value-type="string" calcext:value-type="string">
            <text:p>Hualpén, Chile</text:p>
          </table:table-cell>
          <table:table-cell office:value-type="float" office:value="-36.7917824" calcext:value-type="float">
            <text:p>-36.7917824</text:p>
          </table:table-cell>
          <table:table-cell office:value-type="float" office:value="-73.0948167" calcext:value-type="float">
            <text:p>-73.0948167</text:p>
          </table:table-cell>
          <table:table-cell table:number-columns-repeated="2"/>
          <table:table-cell office:value-type="string" calcext:value-type="string">
            <text:p>@_LiliPower merecemos Arjona y dengue .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722" calcext:value-type="float">
            <text:p>1722</text:p>
          </table:table-cell>
          <table:table-cell office:value-type="float" office:value="7.90307168746664E+017" calcext:value-type="float">
            <text:p>790307168746664000</text:p>
          </table:table-cell>
          <table:table-cell office:value-type="string" calcext:value-type="string">
            <text:p>2016-10-23 23:41:26</text:p>
          </table:table-cell>
          <table:table-cell office:value-type="string" calcext:value-type="string">
            <text:p>Las Condes, Chile</text:p>
          </table:table-cell>
          <table:table-cell office:value-type="float" office:value="-33.42478675" calcext:value-type="float">
            <text:p>-33.42478675</text:p>
          </table:table-cell>
          <table:table-cell office:value-type="float" office:value="-70.5174806230693" calcext:value-type="float">
            <text:p>-70.5174806231</text:p>
          </table:table-cell>
          <table:table-cell table:number-columns-repeated="2"/>
          <table:table-cell office:value-type="string" calcext:value-type="string">
            <text:p>#Proyeccionesbiobio el facho vota .... el pueblo duerme ..... merecemos ebola AH1N1 dengue <text:s/>gas sarin anthrax bomba atomica ¡¡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23" calcext:value-type="float">
            <text:p>1723</text:p>
          </table:table-cell>
          <table:table-cell office:value-type="float" office:value="7.90281629889597E+017" calcext:value-type="float">
            <text:p>790281629889597000</text:p>
          </table:table-cell>
          <table:table-cell office:value-type="string" calcext:value-type="string">
            <text:p>2016-10-23 21:59:57</text:p>
          </table:table-cell>
          <table:table-cell office:value-type="string" calcext:value-type="string">
            <text:p>São José, Brasil</text:p>
          </table:table-cell>
          <table:table-cell office:value-type="float" office:value="-27.6162334" calcext:value-type="float">
            <text:p>-27.6162334</text:p>
          </table:table-cell>
          <table:table-cell office:value-type="float" office:value="-48.6270135" calcext:value-type="float">
            <text:p>-48.6270135</text:p>
          </table:table-cell>
          <table:table-cell table:number-columns-repeated="2"/>
          <table:table-cell office:value-type="string" calcext:value-type="string">
            <text:p>Jaiz um moskitinho da dengue kkkkk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724" calcext:value-type="float">
            <text:p>1724</text:p>
          </table:table-cell>
          <table:table-cell office:value-type="float" office:value="7.90270194237211E+017" calcext:value-type="float">
            <text:p>790270194237211000</text:p>
          </table:table-cell>
          <table:table-cell office:value-type="string" calcext:value-type="string">
            <text:p>2016-10-23 21:14:31</text:p>
          </table:table-cell>
          <table:table-cell office:value-type="string" calcext:value-type="string">
            <text:p>São Bernardo do Campo, Brasil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table:number-columns-repeated="2"/>
          <table:table-cell office:value-type="string" calcext:value-type="string">
            <text:p>nossa season cinco mais parada que água de dengue <text:s/>season dois amor eterno https:// twitter.com/katyascohan/st atus/773964453431894017 …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727" calcext:value-type="float">
            <text:p>1727</text:p>
          </table:table-cell>
          <table:table-cell office:value-type="float" office:value="7.90247911758045E+017" calcext:value-type="float">
            <text:p>790247911758045000</text:p>
          </table:table-cell>
          <table:table-cell office:value-type="string" calcext:value-type="string">
            <text:p>2016-10-23 19:45:58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Arranca campaña de prevención del dengue en #PuertoMorelos <text:s/>que busca eliminar los criaderos de larvas y fomentar la cultura de la higiene. pic.twitter.com/jt66uCe2X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29" calcext:value-type="float">
            <text:p>1729</text:p>
          </table:table-cell>
          <table:table-cell office:value-type="float" office:value="7.9022834743117E+017" calcext:value-type="float">
            <text:p>790228347431170000</text:p>
          </table:table-cell>
          <table:table-cell office:value-type="string" calcext:value-type="string">
            <text:p>2016-10-23 18:28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realizan tareas de prevención y limpieza en la Matanza http:// dlvr.it/MW8h9W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30" calcext:value-type="float">
            <text:p>1730</text:p>
          </table:table-cell>
          <table:table-cell office:value-type="float" office:value="7.90225214466437E+017" calcext:value-type="float">
            <text:p>790225214466437000</text:p>
          </table:table-cell>
          <table:table-cell office:value-type="string" calcext:value-type="string">
            <text:p>2016-10-23 18:15:4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Dengue = incapacidad.. Weeee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31" calcext:value-type="float">
            <text:p>1731</text:p>
          </table:table-cell>
          <table:table-cell office:value-type="float" office:value="7.9022450490776E+017" calcext:value-type="float">
            <text:p>790224504907760000</text:p>
          </table:table-cell>
          <table:table-cell office:value-type="string" calcext:value-type="string">
            <text:p>2016-10-23 18:12:5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Movilizacion por el Dengue minsa_panama @Gonzalillo Las Cumbres Panama https://www. instagram.com/p/BL6WXM7D4kM/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732" calcext:value-type="float">
            <text:p>1732</text:p>
          </table:table-cell>
          <table:table-cell office:value-type="float" office:value="7.90215534465909E+017" calcext:value-type="float">
            <text:p>790215534465909000</text:p>
          </table:table-cell>
          <table:table-cell office:value-type="string" calcext:value-type="string">
            <text:p>2016-10-23 17:37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33" calcext:value-type="float">
            <text:p>1733</text:p>
          </table:table-cell>
          <table:table-cell office:value-type="float" office:value="7.9021488777141E+017" calcext:value-type="float">
            <text:p>790214887771410000</text:p>
          </table:table-cell>
          <table:table-cell office:value-type="string" calcext:value-type="string">
            <text:p>2016-10-23 17:34:45</text:p>
          </table:table-cell>
          <table:table-cell office:value-type="string" calcext:value-type="string">
            <text:p>Pedro Leopoldo, Brasil</text:p>
          </table:table-cell>
          <table:table-cell office:value-type="float" office:value="-19.6177779" calcext:value-type="float">
            <text:p>-19.6177779</text:p>
          </table:table-cell>
          <table:table-cell office:value-type="float" office:value="-44.0430549" calcext:value-type="float">
            <text:p>-44.0430549</text:p>
          </table:table-cell>
          <table:table-cell table:number-columns-repeated="2"/>
          <table:table-cell office:value-type="string" calcext:value-type="string">
            <text:p>@ninicsd kkkkkkkk verdade pura dengue ! Iremos marcar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34" calcext:value-type="float">
            <text:p>1734</text:p>
          </table:table-cell>
          <table:table-cell office:value-type="float" office:value="7.90208898594726E+017" calcext:value-type="float">
            <text:p>790208898594726000</text:p>
          </table:table-cell>
          <table:table-cell office:value-type="string" calcext:value-type="string">
            <text:p>2016-10-23 17:10:5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ó posso estar com dengue . Não é possível o tanto que tô dormindo e com dor no corp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37" calcext:value-type="float">
            <text:p>1737</text:p>
          </table:table-cell>
          <table:table-cell office:value-type="float" office:value="7.90204705926484E+017" calcext:value-type="float">
            <text:p>790204705926484000</text:p>
          </table:table-cell>
          <table:table-cell office:value-type="string" calcext:value-type="string">
            <text:p>2016-10-23 16:54:17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Dor nos olhos na cabeça nas costas na garganta no pescoço Mano tô achando q é dengue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38" calcext:value-type="float">
            <text:p>1738</text:p>
          </table:table-cell>
          <table:table-cell office:value-type="float" office:value="7.90192059646902E+017" calcext:value-type="float">
            <text:p>790192059646902000</text:p>
          </table:table-cell>
          <table:table-cell office:value-type="string" calcext:value-type="string">
            <text:p>2016-10-23 16:04:02</text:p>
          </table:table-cell>
          <table:table-cell office:value-type="string" calcext:value-type="string">
            <text:p>São Bernardo do Campo, Brasil</text:p>
          </table:table-cell>
          <table:table-cell office:value-type="float" office:value="-23.690102" calcext:value-type="float">
            <text:p>-23.690102</text:p>
          </table:table-cell>
          <table:table-cell office:value-type="float" office:value="-46.5629623" calcext:value-type="float">
            <text:p>-46.5629623</text:p>
          </table:table-cell>
          <table:table-cell table:number-columns-repeated="2"/>
          <table:table-cell office:value-type="string" calcext:value-type="string">
            <text:p>@Prefeitura_SBC Com verão os cuidados com a dengue tem que ser prioridade @AlexManentePPS @OrlandoMorando_ 588M8C6P+47 pic.twitter.com/12CCUQ054M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739" calcext:value-type="float">
            <text:p>1739</text:p>
          </table:table-cell>
          <table:table-cell office:value-type="float" office:value="7.9018710922301E+017" calcext:value-type="float">
            <text:p>790187109223010000</text:p>
          </table:table-cell>
          <table:table-cell office:value-type="string" calcext:value-type="string">
            <text:p>2016-10-23 15:44:22</text:p>
          </table:table-cell>
          <table:table-cell office:value-type="string" calcext:value-type="string">
            <text:p>Blumenau, Brasil</text:p>
          </table:table-cell>
          <table:table-cell office:value-type="float" office:value="-26.9195566" calcext:value-type="float">
            <text:p>-26.9195566</text:p>
          </table:table-cell>
          <table:table-cell office:value-type="float" office:value="-49.0658024" calcext:value-type="float">
            <text:p>-49.0658024</text:p>
          </table:table-cell>
          <table:table-cell table:number-columns-repeated="2"/>
          <table:table-cell office:value-type="string" calcext:value-type="string">
            <text:p>Aproveitando o dia #Delicia em #blumenau #SC para dar uma geral nos meus #vasos #jardim #dengue … https://www. instagram.com/p/BL6FWwEhKtO/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42" calcext:value-type="float">
            <text:p>1742</text:p>
          </table:table-cell>
          <table:table-cell office:value-type="float" office:value="7.90170129405514E+017" calcext:value-type="float">
            <text:p>790170129405514000</text:p>
          </table:table-cell>
          <table:table-cell office:value-type="string" calcext:value-type="string">
            <text:p>2016-10-23 14:36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5 oct: #dengue /16 94.012 #chikún /16 19.157 #zika /15/16 104.724 @INSColombia @agaviriau @JuanManSanto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751" calcext:value-type="float">
            <text:p>1751</text:p>
          </table:table-cell>
          <table:table-cell office:value-type="float" office:value="7.90060341619286E+017" calcext:value-type="float">
            <text:p>790060341619286000</text:p>
          </table:table-cell>
          <table:table-cell office:value-type="string" calcext:value-type="string">
            <text:p>2016-10-23 07:20:3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@moalbang a gente é nivel falou tenedor y cuchillo no ouvidinho tem que se mexer porque agua parada da dengu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54" calcext:value-type="float">
            <text:p>1754</text:p>
          </table:table-cell>
          <table:table-cell office:value-type="float" office:value="7.90032262419079E+017" calcext:value-type="float">
            <text:p>790032262419079000</text:p>
          </table:table-cell>
          <table:table-cell office:value-type="string" calcext:value-type="string">
            <text:p>2016-10-23 05:29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 ella le gusta la pica dura yo soy el dengue que la vacuna!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756" calcext:value-type="float">
            <text:p>1756</text:p>
          </table:table-cell>
          <table:table-cell office:value-type="float" office:value="7.90019640533541E+017" calcext:value-type="float">
            <text:p>790019640533541000</text:p>
          </table:table-cell>
          <table:table-cell office:value-type="string" calcext:value-type="string">
            <text:p>2016-10-23 04:38:5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Todo el dinero que tenía se me fue en doctores y estudios gracias dengue <text:s/>me has dejado en bancarrota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57" calcext:value-type="float">
            <text:p>1757</text:p>
          </table:table-cell>
          <table:table-cell office:value-type="float" office:value="7.90009948872769E+017" calcext:value-type="float">
            <text:p>790009948872769000</text:p>
          </table:table-cell>
          <table:table-cell office:value-type="string" calcext:value-type="string">
            <text:p>2016-10-23 04:00:24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00:00 mais parado que foco de dengu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60" calcext:value-type="float">
            <text:p>1760</text:p>
          </table:table-cell>
          <table:table-cell office:value-type="float" office:value="7.89962024956592E+017" calcext:value-type="float">
            <text:p>789962024956592000</text:p>
          </table:table-cell>
          <table:table-cell office:value-type="string" calcext:value-type="string">
            <text:p>2016-10-23 00:49:58</text:p>
          </table:table-cell>
          <table:table-cell office:value-type="string" calcext:value-type="string">
            <text:p>Moreira Sales, Brasil</text:p>
          </table:table-cell>
          <table:table-cell office:value-type="float" office:value="-24.0509412" calcext:value-type="float">
            <text:p>-24.0509412</text:p>
          </table:table-cell>
          <table:table-cell office:value-type="float" office:value="-53.0101721" calcext:value-type="float">
            <text:p>-53.0101721</text:p>
          </table:table-cell>
          <table:table-cell table:number-columns-repeated="2"/>
          <table:table-cell office:value-type="string" calcext:value-type="string">
            <text:p>Meu whats ta tão parado que logo pega dengu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761" calcext:value-type="float">
            <text:p>1761</text:p>
          </table:table-cell>
          <table:table-cell office:value-type="float" office:value="7.89939579142844E+017" calcext:value-type="float">
            <text:p>789939579142844000</text:p>
          </table:table-cell>
          <table:table-cell office:value-type="string" calcext:value-type="string">
            <text:p>2016-10-22 23:20:46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@RegionMetroDC Para prevenir dengue chikv Zika Presidente @JuanOrlandoH envía brigadas de fumigacion en albergues y zonas vulnerables D.C pic.twitter.com/RrlCHeCUwO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762" calcext:value-type="float">
            <text:p>1762</text:p>
          </table:table-cell>
          <table:table-cell office:value-type="float" office:value="7.89931527345963E+017" calcext:value-type="float">
            <text:p>789931527345963000</text:p>
          </table:table-cell>
          <table:table-cell office:value-type="string" calcext:value-type="string">
            <text:p>2016-10-22 22:48:4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ixa eu dar boas vindas ao horário de verão seje bem vindo horário de verão vamos poupar na energia e eliminar a dengue por favor!!!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763" calcext:value-type="float">
            <text:p>1763</text:p>
          </table:table-cell>
          <table:table-cell office:value-type="float" office:value="7.89920762652201E+017" calcext:value-type="float">
            <text:p>789920762652201000</text:p>
          </table:table-cell>
          <table:table-cell office:value-type="string" calcext:value-type="string">
            <text:p>2016-10-22 22:06:00</text:p>
          </table:table-cell>
          <table:table-cell office:value-type="string" calcext:value-type="string">
            <text:p>Arcos, Brasil</text:p>
          </table:table-cell>
          <table:table-cell office:value-type="float" office:value="-20.2822229" calcext:value-type="float">
            <text:p>-20.2822229</text:p>
          </table:table-cell>
          <table:table-cell office:value-type="float" office:value="-45.5394439" calcext:value-type="float">
            <text:p>-45.5394439</text:p>
          </table:table-cell>
          <table:table-cell table:number-columns-repeated="2"/>
          <table:table-cell office:value-type="string" calcext:value-type="string">
            <text:p>Se eu tiver com dengue na semana do meu niver eu desisto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68" calcext:value-type="float">
            <text:p>1768</text:p>
          </table:table-cell>
          <table:table-cell office:value-type="float" office:value="7.89875584025461E+017" calcext:value-type="float">
            <text:p>789875584025461000</text:p>
          </table:table-cell>
          <table:table-cell office:value-type="string" calcext:value-type="string">
            <text:p>2016-10-22 19:06:29</text:p>
          </table:table-cell>
          <table:table-cell office:value-type="string" calcext:value-type="string">
            <text:p>Botucatu, Brasil</text:p>
          </table:table-cell>
          <table:table-cell office:value-type="float" office:value="-22.8879627" calcext:value-type="float">
            <text:p>-22.8879627</text:p>
          </table:table-cell>
          <table:table-cell office:value-type="float" office:value="-48.4410711" calcext:value-type="float">
            <text:p>-48.4410711</text:p>
          </table:table-cell>
          <table:table-cell table:number-columns-repeated="2"/>
          <table:table-cell office:value-type="string" calcext:value-type="string">
            <text:p>Gente não GUENTO mais essas palestras sobre dengue e zika. CADÊ BIOQUÍMICA? FALA SOBRE ANTIOXIDANTES IMUNOLOGIA CHEGA DE MOSQUITO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71" calcext:value-type="float">
            <text:p>1771</text:p>
          </table:table-cell>
          <table:table-cell office:value-type="float" office:value="7.89853078585479E+017" calcext:value-type="float">
            <text:p>789853078585479000</text:p>
          </table:table-cell>
          <table:table-cell office:value-type="string" calcext:value-type="string">
            <text:p>2016-10-22 17:37:03</text:p>
          </table:table-cell>
          <table:table-cell office:value-type="string" calcext:value-type="string">
            <text:p>Chiclayo, Peru</text:p>
          </table:table-cell>
          <table:table-cell office:value-type="float" office:value="-6.7666669" calcext:value-type="float">
            <text:p>-6.7666669</text:p>
          </table:table-cell>
          <table:table-cell office:value-type="float" office:value="-79.8499999" calcext:value-type="float">
            <text:p>-79.8499999</text:p>
          </table:table-cell>
          <table:table-cell table:number-columns-repeated="2"/>
          <table:table-cell office:value-type="string" calcext:value-type="string">
            <text:p>Como cuando recién te levantas y ya estás dengue !! Jajaja pic.twitter.com/UtCToPK9qb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73" calcext:value-type="float">
            <text:p>1773</text:p>
          </table:table-cell>
          <table:table-cell office:value-type="float" office:value="7.89840949702697E+017" calcext:value-type="float">
            <text:p>789840949702697000</text:p>
          </table:table-cell>
          <table:table-cell office:value-type="string" calcext:value-type="string">
            <text:p>2016-10-22 16:48:5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Além das campanhas de conscientização queremos motivar os agentes de saúde para juntos combatermos a dengue . #FMMoreninhas #Rose4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74" calcext:value-type="float">
            <text:p>1774</text:p>
          </table:table-cell>
          <table:table-cell office:value-type="float" office:value="7.89840730646802E+017" calcext:value-type="float">
            <text:p>789840730646802000</text:p>
          </table:table-cell>
          <table:table-cell office:value-type="string" calcext:value-type="string">
            <text:p>2016-10-22 16:47:59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Si sigo aquí me dará dengue y hasta chicungunya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75" calcext:value-type="float">
            <text:p>1775</text:p>
          </table:table-cell>
          <table:table-cell office:value-type="float" office:value="7.89840627592757E+017" calcext:value-type="float">
            <text:p>789840627592757000</text:p>
          </table:table-cell>
          <table:table-cell office:value-type="string" calcext:value-type="string">
            <text:p>2016-10-22 16:47:34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Na verdade isso é um investimento que quero fazer a curto médio e longo prazo. A dengue tem que acabar mas precisa de conscientização!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79" calcext:value-type="float">
            <text:p>1779</text:p>
          </table:table-cell>
          <table:table-cell office:value-type="float" office:value="7.89835393260745E+017" calcext:value-type="float">
            <text:p>789835393260745000</text:p>
          </table:table-cell>
          <table:table-cell office:value-type="string" calcext:value-type="string">
            <text:p>2016-10-22 16:2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Ahora en @canal26noticias el avance del dengue De enero a julio 2016 hay 65.000 infectados y 11 muertos pic.twitter.com/qDDlNWPmO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81" calcext:value-type="float">
            <text:p>1781</text:p>
          </table:table-cell>
          <table:table-cell office:value-type="float" office:value="7.89832205719732E+017" calcext:value-type="float">
            <text:p>789832205719732000</text:p>
          </table:table-cell>
          <table:table-cell office:value-type="string" calcext:value-type="string">
            <text:p>2016-10-22 16:14:0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vai dá dengue de tão parado que tá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82" calcext:value-type="float">
            <text:p>1782</text:p>
          </table:table-cell>
          <table:table-cell office:value-type="float" office:value="7.89831588167246E+017" calcext:value-type="float">
            <text:p>789831588167246000</text:p>
          </table:table-cell>
          <table:table-cell office:value-type="string" calcext:value-type="string">
            <text:p>2016-10-22 16:11:3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Verano suele agravar #dengue en Huila y Colombia dice estadística histórica. ¿Invierno nos ayuda? @CarlosJulioGV @agaviriau @INSColombi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83" calcext:value-type="float">
            <text:p>1783</text:p>
          </table:table-cell>
          <table:table-cell office:value-type="float" office:value="7.89831036074996E+017" calcext:value-type="float">
            <text:p>789831036074996000</text:p>
          </table:table-cell>
          <table:table-cell office:value-type="string" calcext:value-type="string">
            <text:p>2016-10-22 16:09:2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No se pero a mí me da un terror ir al doctor me parece que me va a salir con que tengo Dengue <text:s/>Zika Rash chikungunya y 3 días vida.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1785" calcext:value-type="float">
            <text:p>1785</text:p>
          </table:table-cell>
          <table:table-cell office:value-type="float" office:value="7.8981486895421E+017" calcext:value-type="float">
            <text:p>789814868954210000</text:p>
          </table:table-cell>
          <table:table-cell office:value-type="string" calcext:value-type="string">
            <text:p>2016-10-22 15:05:13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table:number-columns-repeated="2"/>
          <table:table-cell office:value-type="string" calcext:value-type="string">
            <text:p>《CHARLA INFORMATIVA》Para saber más sobre dengue <text:s/>zika y chikungunya en nuestra sede de 29 de septiembre 1726 Lanús Este. pic.twitter.com/1yd55kQda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86" calcext:value-type="float">
            <text:p>1786</text:p>
          </table:table-cell>
          <table:table-cell office:value-type="float" office:value="7.89813148291305E+017" calcext:value-type="float">
            <text:p>789813148291305000</text:p>
          </table:table-cell>
          <table:table-cell office:value-type="string" calcext:value-type="string">
            <text:p>2016-10-22 14:58:23</text:p>
          </table:table-cell>
          <table:table-cell office:value-type="string" calcext:value-type="string">
            <text:p>Açailândia, Brasil</text:p>
          </table:table-cell>
          <table:table-cell office:value-type="float" office:value="-4.9510215" calcext:value-type="float">
            <text:p>-4.9510215</text:p>
          </table:table-cell>
          <table:table-cell office:value-type="float" office:value="-47.495786" calcext:value-type="float">
            <text:p>-47.495786</text:p>
          </table:table-cell>
          <table:table-cell table:number-columns-repeated="2"/>
          <table:table-cell office:value-type="string" calcext:value-type="string">
            <text:p>N sei se é dengue <text:s/>zika ou chinkungunhia. Só sei q tô mal.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90" calcext:value-type="float">
            <text:p>1790</text:p>
          </table:table-cell>
          <table:table-cell office:value-type="float" office:value="7.89773814599148E+017" calcext:value-type="float">
            <text:p>789773814599148000</text:p>
          </table:table-cell>
          <table:table-cell office:value-type="string" calcext:value-type="string">
            <text:p>2016-10-22 12:22:0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DENGUE : Se transmite a los humanos por el mosquito Aedes aegypti o por transfusión de sangre http://www. propur.net/noticias/?p=80 #SISEC #CUIDA_TU_SALUD pic.twitter.com/TMsbBs3WPZ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804" calcext:value-type="float">
            <text:p>1804</text:p>
          </table:table-cell>
          <table:table-cell office:value-type="float" office:value="7.8967304253644E+017" calcext:value-type="float">
            <text:p>789673042536440000</text:p>
          </table:table-cell>
          <table:table-cell office:value-type="string" calcext:value-type="string">
            <text:p>2016-10-22 05:41:39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@MartinsMarcela1 VIXI <text:s/>cadê ? Tá parado esse fds hein <text:s/>estou com suspeita de dengue <text:s/>tô de molho meu bem ! Tá foda pqp kkk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806" calcext:value-type="float">
            <text:p>1806</text:p>
          </table:table-cell>
          <table:table-cell office:value-type="float" office:value="7.89670386006954E+017" calcext:value-type="float">
            <text:p>789670386006954000</text:p>
          </table:table-cell>
          <table:table-cell office:value-type="string" calcext:value-type="string">
            <text:p>2016-10-22 05:31:06</text:p>
          </table:table-cell>
          <table:table-cell office:value-type="string" calcext:value-type="string">
            <text:p>Armação dos Búzios, Brasil</text:p>
          </table:table-cell>
          <table:table-cell office:value-type="float" office:value="-22.7597804" calcext:value-type="float">
            <text:p>-22.7597804</text:p>
          </table:table-cell>
          <table:table-cell office:value-type="float" office:value="-41.8875266" calcext:value-type="float">
            <text:p>-41.8875266</text:p>
          </table:table-cell>
          <table:table-cell table:number-columns-repeated="2"/>
          <table:table-cell office:value-type="string" calcext:value-type="string">
            <text:p>Acho que to com dengue <text:s/>pqp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08" calcext:value-type="float">
            <text:p>1808</text:p>
          </table:table-cell>
          <table:table-cell office:value-type="float" office:value="7.89668265387786E+017" calcext:value-type="float">
            <text:p>789668265387786000</text:p>
          </table:table-cell>
          <table:table-cell office:value-type="string" calcext:value-type="string">
            <text:p>2016-10-22 05:22:40</text:p>
          </table:table-cell>
          <table:table-cell office:value-type="string" calcext:value-type="string">
            <text:p>João Pessoa, Brazil</text:p>
          </table:table-cell>
          <table:table-cell office:value-type="float" office:value="-7.121598" calcext:value-type="float">
            <text:p>-7.121598</text:p>
          </table:table-cell>
          <table:table-cell office:value-type="float" office:value="-34.8820279" calcext:value-type="float">
            <text:p>-34.8820279</text:p>
          </table:table-cell>
          <table:table-cell table:number-columns-repeated="2"/>
          <table:table-cell office:value-type="string" calcext:value-type="string">
            <text:p>Quem devo ligar pra combater o mosquito da dengue ? @pmjponline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809" calcext:value-type="float">
            <text:p>1809</text:p>
          </table:table-cell>
          <table:table-cell office:value-type="float" office:value="7.8966617687178E+017" calcext:value-type="float">
            <text:p>789666176871780000</text:p>
          </table:table-cell>
          <table:table-cell office:value-type="string" calcext:value-type="string">
            <text:p>2016-10-22 05:14:2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Titular de @SSalud_Tab Rafael Gerardo Arroyo Yabur anunció que los 17 municipios intensificarán las campañas contra dengue pic.twitter.com/jYuj4xM28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811" calcext:value-type="float">
            <text:p>1811</text:p>
          </table:table-cell>
          <table:table-cell office:value-type="float" office:value="7.89646355715256E+017" calcext:value-type="float">
            <text:p>789646355715256000</text:p>
          </table:table-cell>
          <table:table-cell office:value-type="string" calcext:value-type="string">
            <text:p>2016-10-22 03:55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putzjohn_ @matosjuliac @gustavocalixto4 meu filho eu n pego nem dengue ... Fica namoral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812" calcext:value-type="float">
            <text:p>1812</text:p>
          </table:table-cell>
          <table:table-cell office:value-type="float" office:value="7.8962774643141E+017" calcext:value-type="float">
            <text:p>789627746431410000</text:p>
          </table:table-cell>
          <table:table-cell office:value-type="string" calcext:value-type="string">
            <text:p>2016-10-22 02:41:3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((Al aire)) #NoticiasTM Barrio París primera comunidad libre de dengue <text:s/>zika y chikunguña http:// telemedellin.tv/senal-en-vivo/ pic.twitter.com/ojq5V1sqyA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813" calcext:value-type="float">
            <text:p>1813</text:p>
          </table:table-cell>
          <table:table-cell office:value-type="float" office:value="7.89625189755605E+017" calcext:value-type="float">
            <text:p>789625189755605000</text:p>
          </table:table-cell>
          <table:table-cell office:value-type="string" calcext:value-type="string">
            <text:p>2016-10-22 02:31:30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No me gusta esta sensación de no saber si tienes dengue <text:s/>Zika o chikungunya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814" calcext:value-type="float">
            <text:p>1814</text:p>
          </table:table-cell>
          <table:table-cell office:value-type="float" office:value="7.89618307271954E+017" calcext:value-type="float">
            <text:p>789618307271954000</text:p>
          </table:table-cell>
          <table:table-cell office:value-type="string" calcext:value-type="string">
            <text:p>2016-10-22 02:04:0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O seminário promovido hoje (21) pelo NAPVS/ESP-MG <text:s/>Dengue <text:s/>zika e chikungunya: contexto atual da tríplice ... https:// goo.gl/aYfb1J pic.twitter.com/LZBkJYmTwQ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817" calcext:value-type="float">
            <text:p>1817</text:p>
          </table:table-cell>
          <table:table-cell office:value-type="float" office:value="7.89612178487861E+017" calcext:value-type="float">
            <text:p>789612178487861000</text:p>
          </table:table-cell>
          <table:table-cell office:value-type="string" calcext:value-type="string">
            <text:p>2016-10-22 01:39:48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Trabajando en prevención del dengue PAMI - UNL-MUNICIPALIDAD junto a disertante de malasia Lucy Chi See y Dr. Carlos Ferreyra. pic.twitter.com/rQ40xD7u7w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818" calcext:value-type="float">
            <text:p>1818</text:p>
          </table:table-cell>
          <table:table-cell office:value-type="float" office:value="7.89588349078106E+017" calcext:value-type="float">
            <text:p>789588349078106000</text:p>
          </table:table-cell>
          <table:table-cell office:value-type="string" calcext:value-type="string">
            <text:p>2016-10-22 00:05:06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@paulagabiis que onda tá com dengue ?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819" calcext:value-type="float">
            <text:p>1819</text:p>
          </table:table-cell>
          <table:table-cell office:value-type="float" office:value="7.89581225757249E+017" calcext:value-type="float">
            <text:p>789581225757249000</text:p>
          </table:table-cell>
          <table:table-cell office:value-type="string" calcext:value-type="string">
            <text:p>2016-10-21 23:36:48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Seminario Internacional sobre dengue y cambio climático https:// goo.gl/DlmDIl pic.twitter.com/ZygzQsIJuy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20" calcext:value-type="float">
            <text:p>1820</text:p>
          </table:table-cell>
          <table:table-cell office:value-type="float" office:value="7.8957696559029E+017" calcext:value-type="float">
            <text:p>789576965590290000</text:p>
          </table:table-cell>
          <table:table-cell office:value-type="string" calcext:value-type="string">
            <text:p>2016-10-21 23:19:52</text:p>
          </table:table-cell>
          <table:table-cell office:value-type="string" calcext:value-type="string">
            <text:p>Macaé, Brasil</text:p>
          </table:table-cell>
          <table:table-cell office:value-type="float" office:value="-22.3712957" calcext:value-type="float">
            <text:p>-22.3712957</text:p>
          </table:table-cell>
          <table:table-cell office:value-type="float" office:value="-41.7866921" calcext:value-type="float">
            <text:p>-41.7866921</text:p>
          </table:table-cell>
          <table:table-cell table:number-columns-repeated="2"/>
          <table:table-cell office:value-type="string" calcext:value-type="string">
            <text:p>Tenho pavor de pegar dengue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821" calcext:value-type="float">
            <text:p>1821</text:p>
          </table:table-cell>
          <table:table-cell office:value-type="float" office:value="7.89563826987491E+017" calcext:value-type="float">
            <text:p>789563826987491000</text:p>
          </table:table-cell>
          <table:table-cell office:value-type="string" calcext:value-type="string">
            <text:p>2016-10-21 22:27:40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Ese cóctel de vitaminas para el dengue te deja el brazo entumecido?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826" calcext:value-type="float">
            <text:p>1826</text:p>
          </table:table-cell>
          <table:table-cell office:value-type="float" office:value="7.89531429109629E+017" calcext:value-type="float">
            <text:p>789531429109629000</text:p>
          </table:table-cell>
          <table:table-cell office:value-type="string" calcext:value-type="string">
            <text:p>2016-10-21 20:18:56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cala a boca vc tá com dengue n pode sair de cas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827" calcext:value-type="float">
            <text:p>1827</text:p>
          </table:table-cell>
          <table:table-cell office:value-type="float" office:value="7.89528631915717E+017" calcext:value-type="float">
            <text:p>789528631915717000</text:p>
          </table:table-cell>
          <table:table-cell office:value-type="string" calcext:value-type="string">
            <text:p>2016-10-21 20:07:49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#EPIDEMIA Dengue <text:s/>chicunguña y zika amenazan a mitad de población de las Américas http:// blink.htcsense.com/web/articleweb .aspx?regionid=7&amp;articleid=75640449 …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828" calcext:value-type="float">
            <text:p>1828</text:p>
          </table:table-cell>
          <table:table-cell office:value-type="float" office:value="7.89526828616552E+017" calcext:value-type="float">
            <text:p>789526828616552000</text:p>
          </table:table-cell>
          <table:table-cell office:value-type="string" calcext:value-type="string">
            <text:p>2016-10-21 20:00:3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#mosco #dinosaurio #nochinguen Me picaba y me daba dengue <text:s/>chikungunya y zika juntos @x'matkuil https://www. instagram.com/p/BL1ZGELh-4y/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830" calcext:value-type="float">
            <text:p>1830</text:p>
          </table:table-cell>
          <table:table-cell office:value-type="float" office:value="7.89517723533443E+017" calcext:value-type="float">
            <text:p>789517723533443000</text:p>
          </table:table-cell>
          <table:table-cell office:value-type="string" calcext:value-type="string">
            <text:p>2016-10-21 19:24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rimera jornada interministerial sobre dengue <text:s/>chikungunya y zika http://www. programainfosalud.com/Noticia.aspx?i d=690742&amp;sec=Pol%C3%ADticas&amp;idsec=16 … pic.twitter.com/YJ3qjVyaLz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831" calcext:value-type="float">
            <text:p>1831</text:p>
          </table:table-cell>
          <table:table-cell office:value-type="float" office:value="7.89517458344448E+017" calcext:value-type="float">
            <text:p>789517458344448000</text:p>
          </table:table-cell>
          <table:table-cell office:value-type="string" calcext:value-type="string">
            <text:p>2016-10-21 19:23:2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a vacuna del dengue en la mira: el debate de los científicos http://www. programainfosalud.com/Noticia.aspx?i d=690699&amp;sec=Farmacolog%C3%ADa&amp;idsec=10 … pic.twitter.com/LTmYvMoCbe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840" calcext:value-type="float">
            <text:p>1840</text:p>
          </table:table-cell>
          <table:table-cell office:value-type="float" office:value="7.89478230130582E+017" calcext:value-type="float">
            <text:p>789478230130582000</text:p>
          </table:table-cell>
          <table:table-cell office:value-type="string" calcext:value-type="string">
            <text:p>2016-10-21 16:47:32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Diputado amenazó con llenar el Congreso de dengue <text:s/>Si no dan a Misiones lo que se merece http://www. quepasasalta.com.ar/noticias/polit ica_1/diputado-amenazo-con-llenar-el-congreso-de-dengue-si-no-dan-a-misiones-lo-que-se-merece_160765 … pic.twitter.com/oAiY1RgREg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841" calcext:value-type="float">
            <text:p>1841</text:p>
          </table:table-cell>
          <table:table-cell office:value-type="float" office:value="7.89476640921362E+017" calcext:value-type="float">
            <text:p>789476640921362000</text:p>
          </table:table-cell>
          <table:table-cell office:value-type="string" calcext:value-type="string">
            <text:p>2016-10-21 16:41:13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PREVENCIÒN EN SALUD/ Orientaciòn en la prevenciòn del dengue a E.B.E Ntra Sra de La Caridad / SAN SEBASTAIN @TareckPSUV @LuisLopezPSUV pic.twitter.com/bJdodf2azk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843" calcext:value-type="float">
            <text:p>1843</text:p>
          </table:table-cell>
          <table:table-cell office:value-type="float" office:value="7.89475125267665E+017" calcext:value-type="float">
            <text:p>789475125267665000</text:p>
          </table:table-cell>
          <table:table-cell office:value-type="string" calcext:value-type="string">
            <text:p>2016-10-21 16:35:12</text:p>
          </table:table-cell>
          <table:table-cell office:value-type="string" calcext:value-type="string">
            <text:p>Ipatinga, Brasil</text:p>
          </table:table-cell>
          <table:table-cell office:value-type="float" office:value="-19.4777806" calcext:value-type="float">
            <text:p>-19.4777806</text:p>
          </table:table-cell>
          <table:table-cell office:value-type="float" office:value="-42.5270801" calcext:value-type="float">
            <text:p>-42.5270801</text:p>
          </table:table-cell>
          <table:table-cell table:number-columns-repeated="2"/>
          <table:table-cell office:value-type="string" calcext:value-type="string">
            <text:p>Meu whats ta com dengue já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845" calcext:value-type="float">
            <text:p>1845</text:p>
          </table:table-cell>
          <table:table-cell office:value-type="float" office:value="7.89468761493569E+017" calcext:value-type="float">
            <text:p>789468761493569000</text:p>
          </table:table-cell>
          <table:table-cell office:value-type="string" calcext:value-type="string">
            <text:p>2016-10-21 16:09:5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irm en #Huila <text:s/>a 08 oct: #dengue /16 3.333 #chikún /16 978 #zika /15/16 6.897 @INSColombia Fracaso @CarlosJulioGV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852" calcext:value-type="float">
            <text:p>1852</text:p>
          </table:table-cell>
          <table:table-cell office:value-type="float" office:value="7.89446317735088E+017" calcext:value-type="float">
            <text:p>789446317735088000</text:p>
          </table:table-cell>
          <table:table-cell office:value-type="string" calcext:value-type="string">
            <text:p>2016-10-21 14:40:44</text:p>
          </table:table-cell>
          <table:table-cell office:value-type="string" calcext:value-type="string">
            <text:p>Concepción, Chile</text:p>
          </table:table-cell>
          <table:table-cell office:value-type="float" office:value="-36.8270742" calcext:value-type="float">
            <text:p>-36.8270742</text:p>
          </table:table-cell>
          <table:table-cell office:value-type="float" office:value="-73.0502464" calcext:value-type="float">
            <text:p>-73.0502464</text:p>
          </table:table-cell>
          <table:table-cell table:number-columns-repeated="2"/>
          <table:table-cell office:value-type="string" calcext:value-type="string">
            <text:p>Científicos crean una nanopartícula para vacunar contra una cepa del dengue http://www. emol.com/noticias/Tecno logia/2016/10/21/827574/Cientificos-crean-una-nanoparticula-para-vacunar-contra-una-cepa-del-dengue.html …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853" calcext:value-type="float">
            <text:p>1853</text:p>
          </table:table-cell>
          <table:table-cell office:value-type="float" office:value="7.89444635051618E+017" calcext:value-type="float">
            <text:p>789444635051618000</text:p>
          </table:table-cell>
          <table:table-cell office:value-type="string" calcext:value-type="string">
            <text:p>2016-10-21 14:34:0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Tenemos que trabajar para eliminar los criaderos de mosquitos Dr. Nicolás Aguayo @SenepaParaguay <text:s/>sobre casos de #Dengue #730AM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855" calcext:value-type="float">
            <text:p>1855</text:p>
          </table:table-cell>
          <table:table-cell office:value-type="float" office:value="7.89442509214773E+017" calcext:value-type="float">
            <text:p>789442509214773000</text:p>
          </table:table-cell>
          <table:table-cell office:value-type="string" calcext:value-type="string">
            <text:p>2016-10-21 14:25:35</text:p>
          </table:table-cell>
          <table:table-cell office:value-type="string" calcext:value-type="string">
            <text:p>Turvo, Brasil</text:p>
          </table:table-cell>
          <table:table-cell office:value-type="float" office:value="-28.9277444" calcext:value-type="float">
            <text:p>-28.9277444</text:p>
          </table:table-cell>
          <table:table-cell office:value-type="float" office:value="-49.6792205" calcext:value-type="float">
            <text:p>-49.6792205</text:p>
          </table:table-cell>
          <table:table-cell table:number-columns-repeated="2"/>
          <table:table-cell office:value-type="string" calcext:value-type="string">
            <text:p>O fim de semana passa mais rápido que a pessoa do comercial dizendo “Este medicamento é contra indicado em caso de suspeita de Dengue ”.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856" calcext:value-type="float">
            <text:p>1856</text:p>
          </table:table-cell>
          <table:table-cell office:value-type="float" office:value="7.89436818571887E+017" calcext:value-type="float">
            <text:p>789436818571887000</text:p>
          </table:table-cell>
          <table:table-cell office:value-type="string" calcext:value-type="string">
            <text:p>2016-10-21 14:02:59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A mulher da dengue que me acordou hoje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857" calcext:value-type="float">
            <text:p>1857</text:p>
          </table:table-cell>
          <table:table-cell office:value-type="float" office:value="7.89436145734132E+017" calcext:value-type="float">
            <text:p>789436145734132000</text:p>
          </table:table-cell>
          <table:table-cell office:value-type="string" calcext:value-type="string">
            <text:p>2016-10-21 14:00:1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Lr21nogueira isso é o nome do mosquito da dengue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859" calcext:value-type="float">
            <text:p>1859</text:p>
          </table:table-cell>
          <table:table-cell office:value-type="float" office:value="7.89425189910094E+017" calcext:value-type="float">
            <text:p>789425189910094000</text:p>
          </table:table-cell>
          <table:table-cell office:value-type="string" calcext:value-type="string">
            <text:p>2016-10-21 13:1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Hoy en @informadisimos1 el avance del Dengue y Zika en Agentina @veronicavarano @monticarlos @liopecoraro pic.twitter.com/Y5silq4Hh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860" calcext:value-type="float">
            <text:p>1860</text:p>
          </table:table-cell>
          <table:table-cell office:value-type="float" office:value="7.89424901950153E+017" calcext:value-type="float">
            <text:p>789424901950153000</text:p>
          </table:table-cell>
          <table:table-cell office:value-type="string" calcext:value-type="string">
            <text:p>2016-10-21 13:15:3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YoTeAvise Hoy en @informadisimos1 el avance del Dengue y Zika en Agentina @veronicavarano @monticarlos @liopecoraro pic.twitter.com/rOn1rL1Nzi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861" calcext:value-type="float">
            <text:p>1861</text:p>
          </table:table-cell>
          <table:table-cell office:value-type="float" office:value="7.8942464733492E+017" calcext:value-type="float">
            <text:p>789424647334920000</text:p>
          </table:table-cell>
          <table:table-cell office:value-type="string" calcext:value-type="string">
            <text:p>2016-10-21 13:1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jen de pedirnos que tapemos los tanques de agua si no van a sacar los #AutosAbandonados <text:s/>@gcba <text:s/>@horaciorlarreta <text:s/>@diegosantilli #DENGU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863" calcext:value-type="float">
            <text:p>1863</text:p>
          </table:table-cell>
          <table:table-cell office:value-type="float" office:value="7.89412219670762E+017" calcext:value-type="float">
            <text:p>789412219670762000</text:p>
          </table:table-cell>
          <table:table-cell office:value-type="string" calcext:value-type="string">
            <text:p>2016-10-21 12:25:1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@mumimumi09 SE VIENE: 1.INCENDIOS: A REZAR 2. A AGUANTARSE EL CALOR Y LOS CORTES DE LUZ. 3.OJO! VIENE EL SIKA DENGUE Y CHIKUNGUNYA . PESTE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872" calcext:value-type="float">
            <text:p>1872</text:p>
          </table:table-cell>
          <table:table-cell office:value-type="float" office:value="7.89335049065857E+017" calcext:value-type="float">
            <text:p>789335049065857000</text:p>
          </table:table-cell>
          <table:table-cell office:value-type="string" calcext:value-type="string">
            <text:p>2016-10-21 07:18:35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mia?ya queriass dengue ajajaajajaj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877" calcext:value-type="float">
            <text:p>1877</text:p>
          </table:table-cell>
          <table:table-cell office:value-type="float" office:value="7.89316592165356E+017" calcext:value-type="float">
            <text:p>789316592165356000</text:p>
          </table:table-cell>
          <table:table-cell office:value-type="string" calcext:value-type="string">
            <text:p>2016-10-21 06:05:15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Diputado amenaza con llenar de Dengue el Congreso si no dejan de recortar el presupuesto para combatirlo http://www. notienred.com/diputado-dengu e-recorte.html …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878" calcext:value-type="float">
            <text:p>1878</text:p>
          </table:table-cell>
          <table:table-cell office:value-type="float" office:value="7.89316460707545E+017" calcext:value-type="float">
            <text:p>789316460707545000</text:p>
          </table:table-cell>
          <table:table-cell office:value-type="string" calcext:value-type="string">
            <text:p>2016-10-21 06:04:43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Diputado amenaza con llenar de Dengue el Congreso si no dejan de recortar el presupuesto para combatirlo http://www. notienred.com/diputado-dengu e-recorte.html …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879" calcext:value-type="float">
            <text:p>1879</text:p>
          </table:table-cell>
          <table:table-cell office:value-type="float" office:value="7.89316017617007E+017" calcext:value-type="float">
            <text:p>789316017617007000</text:p>
          </table:table-cell>
          <table:table-cell office:value-type="string" calcext:value-type="string">
            <text:p>2016-10-21 06:02:58</text:p>
          </table:table-cell>
          <table:table-cell office:value-type="string" calcext:value-type="string">
            <text:p>La Perla, Peru</text:p>
          </table:table-cell>
          <table:table-cell office:value-type="float" office:value="-11.3722472" calcext:value-type="float">
            <text:p>-11.3722472</text:p>
          </table:table-cell>
          <table:table-cell office:value-type="float" office:value="-76.7986428" calcext:value-type="float">
            <text:p>-76.7986428</text:p>
          </table:table-cell>
          <table:table-cell table:number-columns-repeated="2"/>
          <table:table-cell office:value-type="string" calcext:value-type="string">
            <text:p>La siguiente bulla en mi lista de playlist es Simiolo de Dengue Dengue Dengue ... Y bueno esa no tiene letra.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81" calcext:value-type="float">
            <text:p>1881</text:p>
          </table:table-cell>
          <table:table-cell office:value-type="float" office:value="7.89293504652599E+017" calcext:value-type="float">
            <text:p>789293504652599000</text:p>
          </table:table-cell>
          <table:table-cell office:value-type="string" calcext:value-type="string">
            <text:p>2016-10-21 04:33:30</text:p>
          </table:table-cell>
          <table:table-cell office:value-type="string" calcext:value-type="string">
            <text:p>São José do Rio Pardo, Brasil</text:p>
          </table:table-cell>
          <table:table-cell office:value-type="float" office:value="-21.5959999" calcext:value-type="float">
            <text:p>-21.5959999</text:p>
          </table:table-cell>
          <table:table-cell office:value-type="float" office:value="-46.8628565625111" calcext:value-type="float">
            <text:p>-46.8628565625</text:p>
          </table:table-cell>
          <table:table-cell table:number-columns-repeated="2"/>
          <table:table-cell office:value-type="string" calcext:value-type="string">
            <text:p>Falei pro meu pai que tava com mta dor no corpo e achava que estava com dengu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882" calcext:value-type="float">
            <text:p>1882</text:p>
          </table:table-cell>
          <table:table-cell office:value-type="float" office:value="7.89288114636415E+017" calcext:value-type="float">
            <text:p>789288114636415000</text:p>
          </table:table-cell>
          <table:table-cell office:value-type="string" calcext:value-type="string">
            <text:p>2016-10-21 04:12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tô com dengue de nov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83" calcext:value-type="float">
            <text:p>1883</text:p>
          </table:table-cell>
          <table:table-cell office:value-type="float" office:value="7.89279818491662E+017" calcext:value-type="float">
            <text:p>789279818491662000</text:p>
          </table:table-cell>
          <table:table-cell office:value-type="string" calcext:value-type="string">
            <text:p>2016-10-21 03:39:07</text:p>
          </table:table-cell>
          <table:table-cell office:value-type="string" calcext:value-type="string">
            <text:p>Saint Barthélemy</text:p>
          </table:table-cell>
          <table:table-cell office:value-type="float" office:value="17.8962582" calcext:value-type="float">
            <text:p>17.8962582</text:p>
          </table:table-cell>
          <table:table-cell office:value-type="float" office:value="-62.8299255" calcext:value-type="float">
            <text:p>-62.8299255</text:p>
          </table:table-cell>
          <table:table-cell table:number-columns-repeated="2"/>
          <table:table-cell office:value-type="string" calcext:value-type="string">
            <text:p>Dengue - Americas: BIOMEDICAL (ADVISORY) http:// dlvr.it/MVLJFT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885" calcext:value-type="float">
            <text:p>1885</text:p>
          </table:table-cell>
          <table:table-cell office:value-type="float" office:value="7.89270538313142E+017" calcext:value-type="float">
            <text:p>789270538313142000</text:p>
          </table:table-cell>
          <table:table-cell office:value-type="string" calcext:value-type="string">
            <text:p>2016-10-21 03:02:14</text:p>
          </table:table-cell>
          <table:table-cell office:value-type="string" calcext:value-type="string">
            <text:p>Itaboraí, Brasil</text:p>
          </table:table-cell>
          <table:table-cell office:value-type="float" office:value="-22.749623" calcext:value-type="float">
            <text:p>-22.749623</text:p>
          </table:table-cell>
          <table:table-cell office:value-type="float" office:value="-42.8557427" calcext:value-type="float">
            <text:p>-42.8557427</text:p>
          </table:table-cell>
          <table:table-cell table:number-columns-repeated="2"/>
          <table:table-cell office:value-type="string" calcext:value-type="string">
            <text:p>Meu whatsapp tá mais parado do que água com dengue .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86" calcext:value-type="float">
            <text:p>1886</text:p>
          </table:table-cell>
          <table:table-cell office:value-type="float" office:value="7.89270494646239E+017" calcext:value-type="float">
            <text:p>789270494646239000</text:p>
          </table:table-cell>
          <table:table-cell office:value-type="string" calcext:value-type="string">
            <text:p>2016-10-21 03:02:04</text:p>
          </table:table-cell>
          <table:table-cell office:value-type="string" calcext:value-type="string">
            <text:p>Santa Bárbara d'Oeste, Brasil</text:p>
          </table:table-cell>
          <table:table-cell office:value-type="float" office:value="-22.7552559" calcext:value-type="float">
            <text:p>-22.7552559</text:p>
          </table:table-cell>
          <table:table-cell office:value-type="float" office:value="-47.4143079" calcext:value-type="float">
            <text:p>-47.4143079</text:p>
          </table:table-cell>
          <table:table-cell table:number-columns-repeated="2"/>
          <table:table-cell office:value-type="string" calcext:value-type="string">
            <text:p>@gusttavo_dias95 Sepá tem mais zé porva do que dengue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887" calcext:value-type="float">
            <text:p>1887</text:p>
          </table:table-cell>
          <table:table-cell office:value-type="float" office:value="7.89267150267617E+017" calcext:value-type="float">
            <text:p>789267150267617000</text:p>
          </table:table-cell>
          <table:table-cell office:value-type="string" calcext:value-type="string">
            <text:p>2016-10-21 02:48:4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hats ta que nem foco da dengu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88" calcext:value-type="float">
            <text:p>1888</text:p>
          </table:table-cell>
          <table:table-cell office:value-type="float" office:value="7.89262603977712E+017" calcext:value-type="float">
            <text:p>789262603977712000</text:p>
          </table:table-cell>
          <table:table-cell office:value-type="string" calcext:value-type="string">
            <text:p>2016-10-21 02:30:4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hora22com @peto1956 Este gordo de mierda no se da cuenta q el es un dengue .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89" calcext:value-type="float">
            <text:p>1889</text:p>
          </table:table-cell>
          <table:table-cell office:value-type="float" office:value="7.89262146072875E+017" calcext:value-type="float">
            <text:p>789262146072875000</text:p>
          </table:table-cell>
          <table:table-cell office:value-type="string" calcext:value-type="string">
            <text:p>2016-10-21 02:28:54</text:p>
          </table:table-cell>
          <table:table-cell office:value-type="string" calcext:value-type="string">
            <text:p>Cariacica, Brasil</text:p>
          </table:table-cell>
          <table:table-cell office:value-type="float" office:value="-20.2632019" calcext:value-type="float">
            <text:p>-20.2632019</text:p>
          </table:table-cell>
          <table:table-cell office:value-type="float" office:value="-40.4165489" calcext:value-type="float">
            <text:p>-40.4165489</text:p>
          </table:table-cell>
          <table:table-cell table:number-columns-repeated="2"/>
          <table:table-cell office:value-type="string" calcext:value-type="string">
            <text:p>meu twitter ta mais parado q foco da dengu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95" calcext:value-type="float">
            <text:p>1895</text:p>
          </table:table-cell>
          <table:table-cell office:value-type="float" office:value="7.89242453740192E+017" calcext:value-type="float">
            <text:p>789242453740192000</text:p>
          </table:table-cell>
          <table:table-cell office:value-type="string" calcext:value-type="string">
            <text:p>2016-10-21 01:10:3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Miles de cosas por hacer y la profe quiere que este en la charla de Dengue tmb vamos a calmarnos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97" calcext:value-type="float">
            <text:p>1897</text:p>
          </table:table-cell>
          <table:table-cell office:value-type="float" office:value="7.89235756451627E+017" calcext:value-type="float">
            <text:p>789235756451627000</text:p>
          </table:table-cell>
          <table:table-cell office:value-type="string" calcext:value-type="string">
            <text:p>2016-10-21 00:44:0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MSP detectó cuatro casos importados de pacientes enfermos con el virus Zika y dos nuevos casos de dengue <text:s/>también importado #20hsxTNU pic.twitter.com/E4I2nsTGcQ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898" calcext:value-type="float">
            <text:p>1898</text:p>
          </table:table-cell>
          <table:table-cell office:value-type="float" office:value="7.89231860777902E+017" calcext:value-type="float">
            <text:p>789231860777902000</text:p>
          </table:table-cell>
          <table:table-cell office:value-type="string" calcext:value-type="string">
            <text:p>2016-10-21 00:28:33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A gente abre a janela entra a Ivete cantando veja eu sou o sol entra dengue chicungunha Regina Casé o capeta p trazer mais calor e vento???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99" calcext:value-type="float">
            <text:p>1899</text:p>
          </table:table-cell>
          <table:table-cell office:value-type="float" office:value="7.89227660824056E+017" calcext:value-type="float">
            <text:p>789227660824056000</text:p>
          </table:table-cell>
          <table:table-cell office:value-type="string" calcext:value-type="string">
            <text:p>2016-10-21 00:11:52</text:p>
          </table:table-cell>
          <table:table-cell office:value-type="string" calcext:value-type="string">
            <text:p>Guaynabo, Puerto Rico</text:p>
          </table:table-cell>
          <table:table-cell office:value-type="float" office:value="18.3669214" calcext:value-type="float">
            <text:p>18.3669214</text:p>
          </table:table-cell>
          <table:table-cell office:value-type="float" office:value="-66.1139499" calcext:value-type="float">
            <text:p>-66.1139499</text:p>
          </table:table-cell>
          <table:table-cell table:number-columns-repeated="2"/>
          <table:table-cell office:value-type="string" calcext:value-type="string">
            <text:p>Nanopartícula para vacunar contra un virus del #dengue - http:// bit.ly/2eoVuri pic.twitter.com/pneh5ZG2Xg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900" calcext:value-type="float">
            <text:p>1900</text:p>
          </table:table-cell>
          <table:table-cell office:value-type="float" office:value="7.89218210050703E+017" calcext:value-type="float">
            <text:p>789218210050703000</text:p>
          </table:table-cell>
          <table:table-cell office:value-type="string" calcext:value-type="string">
            <text:p>2016-10-20 23:34:18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eliminar el dengue en colombiaes un desafioel PECET de la Universidad de Antioquia con apoyo de otras institucionesavance muy positivo pic.twitter.com/nHAWRngouZ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901" calcext:value-type="float">
            <text:p>1901</text:p>
          </table:table-cell>
          <table:table-cell office:value-type="float" office:value="7.89215715568017E+017" calcext:value-type="float">
            <text:p>789215715568017000</text:p>
          </table:table-cell>
          <table:table-cell office:value-type="string" calcext:value-type="string">
            <text:p>2016-10-20 23:24:24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me enteré lo puta que sos y yo soy el dengue que te vacuna we mezclaba tod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903" calcext:value-type="float">
            <text:p>1903</text:p>
          </table:table-cell>
          <table:table-cell office:value-type="float" office:value="7.89213189779128E+017" calcext:value-type="float">
            <text:p>789213189779128000</text:p>
          </table:table-cell>
          <table:table-cell office:value-type="string" calcext:value-type="string">
            <text:p>2016-10-20 23:14:21</text:p>
          </table:table-cell>
          <table:table-cell office:value-type="string" calcext:value-type="string">
            <text:p>Itapetininga, Brasil</text:p>
          </table:table-cell>
          <table:table-cell office:value-type="float" office:value="-23.5886069" calcext:value-type="float">
            <text:p>-23.5886069</text:p>
          </table:table-cell>
          <table:table-cell office:value-type="float" office:value="-48.0483259" calcext:value-type="float">
            <text:p>-48.0483259</text:p>
          </table:table-cell>
          <table:table-cell table:number-columns-repeated="2"/>
          <table:table-cell office:value-type="string" calcext:value-type="string">
            <text:p>Cuidado com a dengu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904" calcext:value-type="float">
            <text:p>1904</text:p>
          </table:table-cell>
          <table:table-cell office:value-type="float" office:value="7.89212426348728E+017" calcext:value-type="float">
            <text:p>789212426348728000</text:p>
          </table:table-cell>
          <table:table-cell office:value-type="string" calcext:value-type="string">
            <text:p>2016-10-20 23:11:19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overnador Geraldo Ackmin no Recife para assistir o inicio dos testes em humanos da vacina contra dengue do Instituto Butantã. Estivemos lá pic.twitter.com/AXUW3oRmMQ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905" calcext:value-type="float">
            <text:p>1905</text:p>
          </table:table-cell>
          <table:table-cell office:value-type="float" office:value="7.89210584256577E+017" calcext:value-type="float">
            <text:p>789210584256577000</text:p>
          </table:table-cell>
          <table:table-cell office:value-type="string" calcext:value-type="string">
            <text:p>2016-10-20 23:04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1sptv ..e essa piscina suja ao lado ...muita dengue na Portuguesa heim...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906" calcext:value-type="float">
            <text:p>1906</text:p>
          </table:table-cell>
          <table:table-cell office:value-type="float" office:value="7.89207102015181E+017" calcext:value-type="float">
            <text:p>789207102015181000</text:p>
          </table:table-cell>
          <table:table-cell office:value-type="string" calcext:value-type="string">
            <text:p>2016-10-20 22:50:10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Lanzan campaña contra mosquito tras 4 casos de zika y 2 de dengue http:// bit.ly/2eoKL00 pic.twitter.com/gogr5AF9JM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907" calcext:value-type="float">
            <text:p>1907</text:p>
          </table:table-cell>
          <table:table-cell office:value-type="float" office:value="7.8920419961992E+017" calcext:value-type="float">
            <text:p>789204199619920000</text:p>
          </table:table-cell>
          <table:table-cell office:value-type="string" calcext:value-type="string">
            <text:p>2016-10-20 22:38:38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Em PE 1200 voluntários receberão doses de vacinas contra a dengue https:// goo.gl/zvYqdq pic.twitter.com/E6KZr2e48b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908" calcext:value-type="float">
            <text:p>1908</text:p>
          </table:table-cell>
          <table:table-cell office:value-type="float" office:value="7.89200846051344E+017" calcext:value-type="float">
            <text:p>789200846051344000</text:p>
          </table:table-cell>
          <table:table-cell office:value-type="string" calcext:value-type="string">
            <text:p>2016-10-20 22:25:18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#Ciencia Crean nanopartícula para vacunar a ratones contra una cepa del dengue http:// bit.ly/2dtnYyx pic.twitter.com/0GVLG7FK2O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915" calcext:value-type="float">
            <text:p>1915</text:p>
          </table:table-cell>
          <table:table-cell office:value-type="float" office:value="7.89172405876863E+017" calcext:value-type="float">
            <text:p>789172405876863000</text:p>
          </table:table-cell>
          <table:table-cell office:value-type="string" calcext:value-type="string">
            <text:p>2016-10-20 20:32:18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hj to só a dengue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916" calcext:value-type="float">
            <text:p>1916</text:p>
          </table:table-cell>
          <table:table-cell office:value-type="float" office:value="7.89161911359304E+017" calcext:value-type="float">
            <text:p>789161911359304000</text:p>
          </table:table-cell>
          <table:table-cell office:value-type="string" calcext:value-type="string">
            <text:p>2016-10-20 19:50:3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natalini Os novos comprimidos que combatem a dengue . http:// planetasustentavel.abril.com.br/noticias/os-no vos-comprimidos-que-combatem-a-dengue-885865.shtml …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918" calcext:value-type="float">
            <text:p>1918</text:p>
          </table:table-cell>
          <table:table-cell office:value-type="float" office:value="7.89146337539424E+017" calcext:value-type="float">
            <text:p>789146337539424000</text:p>
          </table:table-cell>
          <table:table-cell office:value-type="string" calcext:value-type="string">
            <text:p>2016-10-20 18:48:43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Con la colaboración del comité intersectorial hemos logramos erradicar el dengue <text:s/>Alcalde de Sucua en pro #MunicipiosSaludables #Habitat3 pic.twitter.com/Mn35Foa4UJ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19" calcext:value-type="float">
            <text:p>1919</text:p>
          </table:table-cell>
          <table:table-cell office:value-type="float" office:value="7.89142495011758E+017" calcext:value-type="float">
            <text:p>789142495011758000</text:p>
          </table:table-cell>
          <table:table-cell office:value-type="string" calcext:value-type="string">
            <text:p>2016-10-20 18:33:27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MINISTERIO DE SALUD ENTREGARÁ EQUIPAMIENTO PARA LUCHAR CONTRA EL DENGUE Y LA MALARIA EN RIBERALTA pic.twitter.com/nMOvAhOvKn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920" calcext:value-type="float">
            <text:p>1920</text:p>
          </table:table-cell>
          <table:table-cell office:value-type="float" office:value="7.89138671471587E+017" calcext:value-type="float">
            <text:p>789138671471587000</text:p>
          </table:table-cell>
          <table:table-cell office:value-type="string" calcext:value-type="string">
            <text:p>2016-10-20 18:18:15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mi informe tarde @Centenario1250 4 casos de Zika centroamericano y 3 de Dengue asiático=Casos importados=control turístico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921" calcext:value-type="float">
            <text:p>1921</text:p>
          </table:table-cell>
          <table:table-cell office:value-type="float" office:value="7.89130758426391E+017" calcext:value-type="float">
            <text:p>789130758426391000</text:p>
          </table:table-cell>
          <table:table-cell office:value-type="string" calcext:value-type="string">
            <text:p>2016-10-20 17:46:48</text:p>
          </table:table-cell>
          <table:table-cell office:value-type="string" calcext:value-type="string">
            <text:p>San Luis, Argentina</text:p>
          </table:table-cell>
          <table:table-cell office:value-type="float" office:value="-33.2762201" calcext:value-type="float">
            <text:p>-33.2762201</text:p>
          </table:table-cell>
          <table:table-cell office:value-type="float" office:value="-65.9515545" calcext:value-type="float">
            <text:p>-65.9515545</text:p>
          </table:table-cell>
          <table:table-cell table:number-columns-repeated="2"/>
          <table:table-cell office:value-type="string" calcext:value-type="string">
            <text:p>El INTA creó un bioinsecticida que elimina las larvas del mosquito que transmite el dengue . #INTAesFuturo #60añosINTA pic.twitter.com/A3wuzYtSy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922" calcext:value-type="float">
            <text:p>1922</text:p>
          </table:table-cell>
          <table:table-cell office:value-type="float" office:value="7.89128371204715E+017" calcext:value-type="float">
            <text:p>789128371204715000</text:p>
          </table:table-cell>
          <table:table-cell office:value-type="string" calcext:value-type="string">
            <text:p>2016-10-20 17:37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¿Cuantos #SumiderosAguaLluvia criando zancudo hay hoy en calles d Neiva? Dengue en Neiva dengue en Huila @Rodrigo_LaraS @CarlosJulioGV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923" calcext:value-type="float">
            <text:p>1923</text:p>
          </table:table-cell>
          <table:table-cell office:value-type="float" office:value="7.89127426345411E+017" calcext:value-type="float">
            <text:p>789127426345411000</text:p>
          </table:table-cell>
          <table:table-cell office:value-type="string" calcext:value-type="string">
            <text:p>2016-10-20 17:33:34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Jorge Kalil diretor do Butantan acredita que vacina brasileira contra dengue pode começar a ser distribuída no fim de 2017.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924" calcext:value-type="float">
            <text:p>1924</text:p>
          </table:table-cell>
          <table:table-cell office:value-type="float" office:value="7.89125949233259E+017" calcext:value-type="float">
            <text:p>789125949233259000</text:p>
          </table:table-cell>
          <table:table-cell office:value-type="string" calcext:value-type="string">
            <text:p>2016-10-20 17:27:42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@GloboNews ng vai falar tb da água imunda no clube da Portuguesa? Não adianta só a gente evitar a dengue . pic.twitter.com/gCv8tSFSiG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925" calcext:value-type="float">
            <text:p>1925</text:p>
          </table:table-cell>
          <table:table-cell office:value-type="float" office:value="7.89125033696301E+017" calcext:value-type="float">
            <text:p>789125033696301000</text:p>
          </table:table-cell>
          <table:table-cell office:value-type="string" calcext:value-type="string">
            <text:p>2016-10-20 17:24:03</text:p>
          </table:table-cell>
          <table:table-cell office:value-type="string" calcext:value-type="string">
            <text:p>Montevideo, Uruguay</text:p>
          </table:table-cell>
          <table:table-cell office:value-type="float" office:value="-34.9059038" calcext:value-type="float">
            <text:p>-34.9059038</text:p>
          </table:table-cell>
          <table:table-cell office:value-type="float" office:value="-56.1913568" calcext:value-type="float">
            <text:p>-56.1913568</text:p>
          </table:table-cell>
          <table:table-cell table:number-columns-repeated="2"/>
          <table:table-cell office:value-type="string" calcext:value-type="string">
            <text:p>Basso: tenemos diagnosticados dos pacientes de dengue importado de zonas asiáticas y 4 casos de zika provenientes de Centroamérica pic.twitter.com/xcpjNy7xsj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26" calcext:value-type="float">
            <text:p>1926</text:p>
          </table:table-cell>
          <table:table-cell office:value-type="float" office:value="7.89123433124749E+017" calcext:value-type="float">
            <text:p>789123433124749000</text:p>
          </table:table-cell>
          <table:table-cell office:value-type="string" calcext:value-type="string">
            <text:p>2016-10-20 17:17:42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todo mundo feliz com a chuva e os cara começa a falar de dengue na TV aff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928" calcext:value-type="float">
            <text:p>1928</text:p>
          </table:table-cell>
          <table:table-cell office:value-type="float" office:value="7.89121952053072E+017" calcext:value-type="float">
            <text:p>789121952053072000</text:p>
          </table:table-cell>
          <table:table-cell office:value-type="string" calcext:value-type="string">
            <text:p>2016-10-20 17:11:4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LomasdeZamora Charla de Prevención contra el Dengue en los colegios #Banfield Oeste #OrgulloSerDelegado #LomasEnMovimiento pic.twitter.com/wBerhM4AG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929" calcext:value-type="float">
            <text:p>1929</text:p>
          </table:table-cell>
          <table:table-cell office:value-type="float" office:value="7.89119682280321E+017" calcext:value-type="float">
            <text:p>789119682280321000</text:p>
          </table:table-cell>
          <table:table-cell office:value-type="string" calcext:value-type="string">
            <text:p>2016-10-20 17:02:48</text:p>
          </table:table-cell>
          <table:table-cell office:value-type="string" calcext:value-type="string">
            <text:p>Coronel Oviedo, Paraguay</text:p>
          </table:table-cell>
          <table:table-cell office:value-type="float" office:value="-25.4500549" calcext:value-type="float">
            <text:p>-25.4500549</text:p>
          </table:table-cell>
          <table:table-cell office:value-type="float" office:value="-56.4406993" calcext:value-type="float">
            <text:p>-56.4406993</text:p>
          </table:table-cell>
          <table:table-cell table:number-columns-repeated="2"/>
          <table:table-cell office:value-type="string" calcext:value-type="string">
            <text:p>Che mbo Dengue ko'a Gente #FelizJueve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930" calcext:value-type="float">
            <text:p>1930</text:p>
          </table:table-cell>
          <table:table-cell office:value-type="float" office:value="7.89118902466966E+017" calcext:value-type="float">
            <text:p>789118902466966000</text:p>
          </table:table-cell>
          <table:table-cell office:value-type="string" calcext:value-type="string">
            <text:p>2016-10-20 16:59:42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af mano é perigoso demais pegar dengue mais de uma vez vai no medico zika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931" calcext:value-type="float">
            <text:p>1931</text:p>
          </table:table-cell>
          <table:table-cell office:value-type="float" office:value="7.8911847872476E+017" calcext:value-type="float">
            <text:p>789118478724760000</text:p>
          </table:table-cell>
          <table:table-cell office:value-type="string" calcext:value-type="string">
            <text:p>2016-10-20 16:58:01</text:p>
          </table:table-cell>
          <table:table-cell office:value-type="string" calcext:value-type="string">
            <text:p>Sorocaba, Brasil</text:p>
          </table:table-cell>
          <table:table-cell office:value-type="float" office:value="-23.5016669" calcext:value-type="float">
            <text:p>-23.5016669</text:p>
          </table:table-cell>
          <table:table-cell office:value-type="float" office:value="-47.4580559" calcext:value-type="float">
            <text:p>-47.4580559</text:p>
          </table:table-cell>
          <table:table-cell table:number-columns-repeated="2"/>
          <table:table-cell office:value-type="string" calcext:value-type="string">
            <text:p>@Yvestinoemmim @_br1ene não acredito que vc tá com dengue dnv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932" calcext:value-type="float">
            <text:p>1932</text:p>
          </table:table-cell>
          <table:table-cell office:value-type="float" office:value="7.8911725913027E+017" calcext:value-type="float">
            <text:p>789117259130270000</text:p>
          </table:table-cell>
          <table:table-cell office:value-type="string" calcext:value-type="string">
            <text:p>2016-10-20 16:53:10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Instituto Butantan acredita que eficácia da vacina da dengue deverá ser conhecida já no 1º semestre de 2017.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933" calcext:value-type="float">
            <text:p>1933</text:p>
          </table:table-cell>
          <table:table-cell office:value-type="float" office:value="7.89115162464629E+017" calcext:value-type="float">
            <text:p>789115162464629000</text:p>
          </table:table-cell>
          <table:table-cell office:value-type="string" calcext:value-type="string">
            <text:p>2016-10-20 16:44:5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ampaña de prevención de Dengue <text:s/>Chikungunya y Zika @Córdoba Argentina https://www. instagram.com/p/BLyd4_EBtHX/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934" calcext:value-type="float">
            <text:p>1934</text:p>
          </table:table-cell>
          <table:table-cell office:value-type="float" office:value="7.89115025558503E+017" calcext:value-type="float">
            <text:p>789115025558503000</text:p>
          </table:table-cell>
          <table:table-cell office:value-type="string" calcext:value-type="string">
            <text:p>2016-10-20 16:44:1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#JCCidades Na Fiocruz PE diretor do Instituto Butantan Jorge Kalil destaca que eficácia da vacina brasileira da dengue pode chegar a 90%.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935" calcext:value-type="float">
            <text:p>1935</text:p>
          </table:table-cell>
          <table:table-cell office:value-type="float" office:value="7.8911449306651E+017" calcext:value-type="float">
            <text:p>789114493066510000</text:p>
          </table:table-cell>
          <table:table-cell office:value-type="string" calcext:value-type="string">
            <text:p>2016-10-20 16:42:10</text:p>
          </table:table-cell>
          <table:table-cell office:value-type="string" calcext:value-type="string">
            <text:p>Marcos Juárez, Argentina</text:p>
          </table:table-cell>
          <table:table-cell office:value-type="float" office:value="-32.6946932" calcext:value-type="float">
            <text:p>-32.6946932</text:p>
          </table:table-cell>
          <table:table-cell office:value-type="float" office:value="-62.1043849" calcext:value-type="float">
            <text:p>-62.1043849</text:p>
          </table:table-cell>
          <table:table-cell table:number-columns-repeated="2"/>
          <table:table-cell office:value-type="string" calcext:value-type="string">
            <text:p>El INTA creó un bioinsecticida que elimina las larvas del mosquito que transmite el dengue . #INTAesFuturo #60añosINTA pic.twitter.com/DbTM6tIDeo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937" calcext:value-type="float">
            <text:p>1937</text:p>
          </table:table-cell>
          <table:table-cell office:value-type="float" office:value="7.89109704203047E+017" calcext:value-type="float">
            <text:p>789109704203047000</text:p>
          </table:table-cell>
          <table:table-cell office:value-type="string" calcext:value-type="string">
            <text:p>2016-10-20 16:23:09</text:p>
          </table:table-cell>
          <table:table-cell office:value-type="string" calcext:value-type="string">
            <text:p>Toledo, Brasil</text:p>
          </table:table-cell>
          <table:table-cell office:value-type="float" office:value="-24.7222437" calcext:value-type="float">
            <text:p>-24.7222437</text:p>
          </table:table-cell>
          <table:table-cell office:value-type="float" office:value="-53.7402475" calcext:value-type="float">
            <text:p>-53.7402475</text:p>
          </table:table-cell>
          <table:table-cell table:number-columns-repeated="2"/>
          <table:table-cell office:value-type="string" calcext:value-type="string">
            <text:p>Plenas 8 hora da manhã a mulher da dengue vem fazer vistoria no ap unica água parada aqui é a do vaso miga e nem da tempo de juntar larva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38" calcext:value-type="float">
            <text:p>1938</text:p>
          </table:table-cell>
          <table:table-cell office:value-type="float" office:value="7.8910875871871E+017" calcext:value-type="float">
            <text:p>789108758718710000</text:p>
          </table:table-cell>
          <table:table-cell office:value-type="string" calcext:value-type="string">
            <text:p>2016-10-20 16:19:23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Reducción del presupuesto Diputado amenaza con llenar de dengue el Congreso https:// youtu.be/ROORvpK-THk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940" calcext:value-type="float">
            <text:p>1940</text:p>
          </table:table-cell>
          <table:table-cell office:value-type="float" office:value="7.89102743222968E+017" calcext:value-type="float">
            <text:p>789102743222968000</text:p>
          </table:table-cell>
          <table:table-cell office:value-type="string" calcext:value-type="string">
            <text:p>2016-10-20 15:55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arece aqueles dias que ce sai diva e n encontra um ser conhecido na rua mas quando ce ta parecendo uma tiriça com dengue apareceu o mundo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941" calcext:value-type="float">
            <text:p>1941</text:p>
          </table:table-cell>
          <table:table-cell office:value-type="float" office:value="7.89101955784249E+017" calcext:value-type="float">
            <text:p>789101955784249000</text:p>
          </table:table-cell>
          <table:table-cell office:value-type="string" calcext:value-type="string">
            <text:p>2016-10-20 15:52:2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niver mais paia foi o desse ano pq eu tava cm dengue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942" calcext:value-type="float">
            <text:p>1942</text:p>
          </table:table-cell>
          <table:table-cell office:value-type="float" office:value="7.89101683829867E+017" calcext:value-type="float">
            <text:p>789101683829867000</text:p>
          </table:table-cell>
          <table:table-cell office:value-type="string" calcext:value-type="string">
            <text:p>2016-10-20 15:51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Hipocrisia Brasileira: carros que deveriam combater o mosquito servem de criadouro pra ele #Zika #dengue #Brasil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943" calcext:value-type="float">
            <text:p>1943</text:p>
          </table:table-cell>
          <table:table-cell office:value-type="float" office:value="7.89100037343212E+017" calcext:value-type="float">
            <text:p>789100037343212000</text:p>
          </table:table-cell>
          <table:table-cell office:value-type="string" calcext:value-type="string">
            <text:p>2016-10-20 15:44:44</text:p>
          </table:table-cell>
          <table:table-cell office:value-type="string" calcext:value-type="string">
            <text:p>San Cristóbal, Venezuela</text:p>
          </table:table-cell>
          <table:table-cell office:value-type="float" office:value="7.7756663" calcext:value-type="float">
            <text:p>7.7756663</text:p>
          </table:table-cell>
          <table:table-cell office:value-type="float" office:value="-72.2214153" calcext:value-type="float">
            <text:p>-72.2214153</text:p>
          </table:table-cell>
          <table:table-cell table:number-columns-repeated="2"/>
          <table:table-cell office:value-type="string" calcext:value-type="string">
            <text:p>Jornada en nuestra institución para la prevención de el dengue y el chinkungunya. @SilvaEleazarL @Auris_Aralin pic.twitter.com/BiyhRmDQNq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944" calcext:value-type="float">
            <text:p>1944</text:p>
          </table:table-cell>
          <table:table-cell office:value-type="float" office:value="7.89097565291704E+017" calcext:value-type="float">
            <text:p>789097565291704000</text:p>
          </table:table-cell>
          <table:table-cell office:value-type="string" calcext:value-type="string">
            <text:p>2016-10-20 15:34:54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Esse perfil é contra o Mosquito da Dengue e sua turma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46" calcext:value-type="float">
            <text:p>1946</text:p>
          </table:table-cell>
          <table:table-cell office:value-type="float" office:value="7.89092226689298E+017" calcext:value-type="float">
            <text:p>789092226689298000</text:p>
          </table:table-cell>
          <table:table-cell office:value-type="string" calcext:value-type="string">
            <text:p>2016-10-20 15:13:42</text:p>
          </table:table-cell>
          <table:table-cell office:value-type="string" calcext:value-type="string">
            <text:p>San Cristóbal, Venezuela</text:p>
          </table:table-cell>
          <table:table-cell office:value-type="float" office:value="7.7756663" calcext:value-type="float">
            <text:p>7.7756663</text:p>
          </table:table-cell>
          <table:table-cell office:value-type="float" office:value="-72.2214153" calcext:value-type="float">
            <text:p>-72.2214153</text:p>
          </table:table-cell>
          <table:table-cell table:number-columns-repeated="2"/>
          <table:table-cell office:value-type="string" calcext:value-type="string">
            <text:p>Hoy en nuestra institución jornada de prevención de dengue y chinkungunya. @Auris_Aralin @SilvaEleazarL @SaIaTachira pic.twitter.com/pEZO8zaAZu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947" calcext:value-type="float">
            <text:p>1947</text:p>
          </table:table-cell>
          <table:table-cell office:value-type="float" office:value="7.8908782540057E+017" calcext:value-type="float">
            <text:p>789087825400570000</text:p>
          </table:table-cell>
          <table:table-cell office:value-type="string" calcext:value-type="string">
            <text:p>2016-10-20 14:56:1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email mais parado q agua em foco de dengue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948" calcext:value-type="float">
            <text:p>1948</text:p>
          </table:table-cell>
          <table:table-cell office:value-type="float" office:value="7.89086089919107E+017" calcext:value-type="float">
            <text:p>789086089919107000</text:p>
          </table:table-cell>
          <table:table-cell office:value-type="string" calcext:value-type="string">
            <text:p>2016-10-20 14:49:19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Juan Biebarach @MINSA_Panama plantea los casos del dengue en San Miguelito y los operativos de limpieza que realizan para su erradicación pic.twitter.com/e4o6c1pfGP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949" calcext:value-type="float">
            <text:p>1949</text:p>
          </table:table-cell>
          <table:table-cell office:value-type="float" office:value="7.89080951842279E+017" calcext:value-type="float">
            <text:p>789080951842279000</text:p>
          </table:table-cell>
          <table:table-cell office:value-type="string" calcext:value-type="string">
            <text:p>2016-10-20 14:28:53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Ya no se va a ir el Dengue . Si hay que limpiar pero ya somos un país endémico. Todo el año atendí Dengue <text:s/>no va a ser ahora nomas https:// twitter.com/Nestor8825/sta tus/789080505060818944 …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951" calcext:value-type="float">
            <text:p>1951</text:p>
          </table:table-cell>
          <table:table-cell office:value-type="float" office:value="7.89080447267504E+017" calcext:value-type="float">
            <text:p>789080447267504000</text:p>
          </table:table-cell>
          <table:table-cell office:value-type="string" calcext:value-type="string">
            <text:p>2016-10-20 14:26:5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'La vacuna contra el dengue es un hecho histórico': Douglas Marín http://www. eltiempo.com/estilo-de-vida /salud/beneficios-de-la-vacuna-del-dengue-segun-douglas-marin/16729687 … vía @ELTIEMPO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952" calcext:value-type="float">
            <text:p>1952</text:p>
          </table:table-cell>
          <table:table-cell office:value-type="float" office:value="7.89076417904579E+017" calcext:value-type="float">
            <text:p>789076417904579000</text:p>
          </table:table-cell>
          <table:table-cell office:value-type="string" calcext:value-type="string">
            <text:p>2016-10-20 14:10:5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@drdiswd se bobear quando chove guarda água ali e tem que tomar cuidado com o mosquito da dengu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953" calcext:value-type="float">
            <text:p>1953</text:p>
          </table:table-cell>
          <table:table-cell office:value-type="float" office:value="7.89075518553489E+017" calcext:value-type="float">
            <text:p>789075518553489000</text:p>
          </table:table-cell>
          <table:table-cell office:value-type="string" calcext:value-type="string">
            <text:p>2016-10-20 14:07:18</text:p>
          </table:table-cell>
          <table:table-cell office:value-type="string" calcext:value-type="string">
            <text:p>Corumbá, Brasil</text:p>
          </table:table-cell>
          <table:table-cell office:value-type="float" office:value="-19.0064041" calcext:value-type="float">
            <text:p>-19.0064041</text:p>
          </table:table-cell>
          <table:table-cell office:value-type="float" office:value="-57.6494887" calcext:value-type="float">
            <text:p>-57.6494887</text:p>
          </table:table-cell>
          <table:table-cell table:number-columns-repeated="2"/>
          <table:table-cell office:value-type="string" calcext:value-type="string">
            <text:p>Megaoperação contra mosquito da dengue em Ladário conta com apoio da Marinha - Diário Corumbaense http://www. diarionline.com.br/index.php?s=no ticia&amp;id=89052#.WAizaq28CsU.twitter …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955" calcext:value-type="float">
            <text:p>1955</text:p>
          </table:table-cell>
          <table:table-cell office:value-type="float" office:value="7.89071235615449E+017" calcext:value-type="float">
            <text:p>789071235615449000</text:p>
          </table:table-cell>
          <table:table-cell office:value-type="string" calcext:value-type="string">
            <text:p>2016-10-20 13:50:1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DanielSFurlan esse já é outro turno daqueles da zica dengue e chicungunha!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956" calcext:value-type="float">
            <text:p>1956</text:p>
          </table:table-cell>
          <table:table-cell office:value-type="float" office:value="7.89068811446157E+017" calcext:value-type="float">
            <text:p>789068811446157000</text:p>
          </table:table-cell>
          <table:table-cell office:value-type="string" calcext:value-type="string">
            <text:p>2016-10-20 13:40:39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Congreso: Distéfano amenazó con traer el Dengue <text:s/>al Congreso si a Misiones no le dan lo que se merece (VIDEO) http://www. noticiasdel6.com/ampliar.php?id =171784&amp; …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7.89062647014711E+017" calcext:value-type="float">
            <text:p>789062647014711000</text:p>
          </table:table-cell>
          <table:table-cell office:value-type="string" calcext:value-type="string">
            <text:p>2016-10-20 13:16:0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958" calcext:value-type="float">
            <text:p>1958</text:p>
          </table:table-cell>
          <table:table-cell office:value-type="float" office:value="7.89060266331898E+017" calcext:value-type="float">
            <text:p>789060266331898000</text:p>
          </table:table-cell>
          <table:table-cell office:value-type="string" calcext:value-type="string">
            <text:p>2016-10-20 13:06:42</text:p>
          </table:table-cell>
          <table:table-cell office:value-type="string" calcext:value-type="string">
            <text:p>Casilda, Argentina</text:p>
          </table:table-cell>
          <table:table-cell office:value-type="float" office:value="-33.0446132" calcext:value-type="float">
            <text:p>-33.0446132</text:p>
          </table:table-cell>
          <table:table-cell office:value-type="float" office:value="-61.1642475" calcext:value-type="float">
            <text:p>-61.1642475</text:p>
          </table:table-cell>
          <table:table-cell table:number-columns-repeated="2"/>
          <table:table-cell office:value-type="string" calcext:value-type="string">
            <text:p>@KaniPerez se hace lo del dengue o no? Ya m volvieron loca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977" calcext:value-type="float">
            <text:p>1977</text:p>
          </table:table-cell>
          <table:table-cell office:value-type="float" office:value="7.88937820245197E+017" calcext:value-type="float">
            <text:p>788937820245197000</text:p>
          </table:table-cell>
          <table:table-cell office:value-type="string" calcext:value-type="string">
            <text:p>2016-10-20 05:00:0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namariadasil40 @VictorMarenco @LuisGMurillo @MinAmbienteCo La caña produce alimentos esenciales para el organismo humano evita dengue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978" calcext:value-type="float">
            <text:p>1978</text:p>
          </table:table-cell>
          <table:table-cell office:value-type="float" office:value="7.88932703806689E+017" calcext:value-type="float">
            <text:p>788932703806689000</text:p>
          </table:table-cell>
          <table:table-cell office:value-type="string" calcext:value-type="string">
            <text:p>2016-10-20 04:39:4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galera não aprende parece que curte viver em meio ao lixo e coisa de mosquito ainda não se ligaram que dengue mata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979" calcext:value-type="float">
            <text:p>1979</text:p>
          </table:table-cell>
          <table:table-cell office:value-type="float" office:value="7.88932516233245E+017" calcext:value-type="float">
            <text:p>788932516233245000</text:p>
          </table:table-cell>
          <table:table-cell office:value-type="string" calcext:value-type="string">
            <text:p>2016-10-20 04:39:0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em em contou foi Voinha que foi no PS levar o namorado dela e disse que tinha mais de 20 pessoas com sintomas de dengue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980" calcext:value-type="float">
            <text:p>1980</text:p>
          </table:table-cell>
          <table:table-cell office:value-type="float" office:value="7.88932359357948E+017" calcext:value-type="float">
            <text:p>788932359357948000</text:p>
          </table:table-cell>
          <table:table-cell office:value-type="string" calcext:value-type="string">
            <text:p>2016-10-20 04:38:26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e pasmem vocês que já tá rolando uns casos bizzaros de dengue aqui em Paranaguá ou seja banho de repelente e saia longa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983" calcext:value-type="float">
            <text:p>1983</text:p>
          </table:table-cell>
          <table:table-cell office:value-type="float" office:value="7.88921005725065E+017" calcext:value-type="float">
            <text:p>788921005725065000</text:p>
          </table:table-cell>
          <table:table-cell office:value-type="string" calcext:value-type="string">
            <text:p>2016-10-20 03:53:1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Eu não brinco quando eu digo que tudo que eu queria era ter uma doença tipo dengue hemorrágica e morrer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84" calcext:value-type="float">
            <text:p>1984</text:p>
          </table:table-cell>
          <table:table-cell office:value-type="float" office:value="7.88919322504598E+017" calcext:value-type="float">
            <text:p>788919322504598000</text:p>
          </table:table-cell>
          <table:table-cell office:value-type="string" calcext:value-type="string">
            <text:p>2016-10-20 03:46:38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En temas de salud en #InformativoConJonas además del #CancerDeMama en @saludjalisco advierten aumento de casos de dengu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85" calcext:value-type="float">
            <text:p>1985</text:p>
          </table:table-cell>
          <table:table-cell office:value-type="float" office:value="7.88913344958738E+017" calcext:value-type="float">
            <text:p>788913344958738000</text:p>
          </table:table-cell>
          <table:table-cell office:value-type="string" calcext:value-type="string">
            <text:p>2016-10-20 03:22:5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Se certificará Gobierno Municipal en control de Zika Dengue y Chikungunya https:// goo.gl/DPXO5r #NoticiasELDICTAMEN pic.twitter.com/Tr5mOYplAv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86" calcext:value-type="float">
            <text:p>1986</text:p>
          </table:table-cell>
          <table:table-cell office:value-type="float" office:value="7.88913282547614E+017" calcext:value-type="float">
            <text:p>788913282547614000</text:p>
          </table:table-cell>
          <table:table-cell office:value-type="string" calcext:value-type="string">
            <text:p>2016-10-20 03:22:3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Hora de poner Dengue Dengue Dengue .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88" calcext:value-type="float">
            <text:p>1988</text:p>
          </table:table-cell>
          <table:table-cell office:value-type="float" office:value="7.88907157433508E+017" calcext:value-type="float">
            <text:p>788907157433508000</text:p>
          </table:table-cell>
          <table:table-cell office:value-type="string" calcext:value-type="string">
            <text:p>2016-10-20 02:58:18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Ya casi se le quita el dengue .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89" calcext:value-type="float">
            <text:p>1989</text:p>
          </table:table-cell>
          <table:table-cell office:value-type="float" office:value="7.88905090518291E+017" calcext:value-type="float">
            <text:p>788905090518291000</text:p>
          </table:table-cell>
          <table:table-cell office:value-type="string" calcext:value-type="string">
            <text:p>2016-10-20 02:50:05</text:p>
          </table:table-cell>
          <table:table-cell office:value-type="string" calcext:value-type="string">
            <text:p>Turabo, Puerto Rico</text:p>
          </table:table-cell>
          <table:table-cell office:value-type="float" office:value="18.204278" calcext:value-type="float">
            <text:p>18.204278</text:p>
          </table:table-cell>
          <table:table-cell office:value-type="float" office:value="-66.0493743103887" calcext:value-type="float">
            <text:p>-66.0493743104</text:p>
          </table:table-cell>
          <table:table-cell table:number-columns-repeated="2"/>
          <table:table-cell office:value-type="string" calcext:value-type="string">
            <text:p>@FromTheWastes @JetstreamR3V and frankly the dengue fever will kill you first if zika dosent or the inhabitant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90" calcext:value-type="float">
            <text:p>1990</text:p>
          </table:table-cell>
          <table:table-cell office:value-type="float" office:value="7.88903661560861E+017" calcext:value-type="float">
            <text:p>788903661560861000</text:p>
          </table:table-cell>
          <table:table-cell office:value-type="string" calcext:value-type="string">
            <text:p>2016-10-20 02:44:24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Dengue é foda ️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91" calcext:value-type="float">
            <text:p>1991</text:p>
          </table:table-cell>
          <table:table-cell office:value-type="float" office:value="7.88902344847159E+017" calcext:value-type="float">
            <text:p>788902344847159000</text:p>
          </table:table-cell>
          <table:table-cell office:value-type="string" calcext:value-type="string">
            <text:p>2016-10-20 02:39:10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Misionero @DistefanoDaniel amenazó llenar el Congreso con Dengue si no le dan a su provincia lo que se merece. https://www. youtube.com/watch?v=ROORvp K-THk … pic.twitter.com/yegUDTpsUH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92" calcext:value-type="float">
            <text:p>1992</text:p>
          </table:table-cell>
          <table:table-cell office:value-type="float" office:value="7.88901315921449E+017" calcext:value-type="float">
            <text:p>788901315921449000</text:p>
          </table:table-cell>
          <table:table-cell office:value-type="string" calcext:value-type="string">
            <text:p>2016-10-20 02:35:0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@DistefanoDaniel amenazó llevar mosquitos con dengue al Congreso si no le dan a su provincia lo que se merece. https://www. youtube.com/watch?v=ROORvp K-THk … pic.twitter.com/nDFgWriMkH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94" calcext:value-type="float">
            <text:p>1994</text:p>
          </table:table-cell>
          <table:table-cell office:value-type="float" office:value="7.8890068219154E+017" calcext:value-type="float">
            <text:p>788900682191540000</text:p>
          </table:table-cell>
          <table:table-cell office:value-type="string" calcext:value-type="string">
            <text:p>2016-10-20 02:32:3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ip @DistefanoDaniel amenazó con llevar mosquitos con dengue al Congreso si no le dan a su provincia lo q se merece. https://www. youtube.com/watch?v=ROORvp K-THk … pic.twitter.com/6GnRCWLPOg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95" calcext:value-type="float">
            <text:p>1995</text:p>
          </table:table-cell>
          <table:table-cell office:value-type="float" office:value="7.88887774527095E+017" calcext:value-type="float">
            <text:p>788887774527095000</text:p>
          </table:table-cell>
          <table:table-cell office:value-type="string" calcext:value-type="string">
            <text:p>2016-10-20 01:41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água de foco de dengue !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97" calcext:value-type="float">
            <text:p>1997</text:p>
          </table:table-cell>
          <table:table-cell office:value-type="float" office:value="7.88885678926995E+017" calcext:value-type="float">
            <text:p>788885678926995000</text:p>
          </table:table-cell>
          <table:table-cell office:value-type="string" calcext:value-type="string">
            <text:p>2016-10-20 01:32:5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Vacina da dengue tem primeiros testes nesta quinta-feira em Pernambuco http:// liberdade.com.br/noticias.php?i d=45961 … pic.twitter.com/2pP4BkcOqM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98" calcext:value-type="float">
            <text:p>1998</text:p>
          </table:table-cell>
          <table:table-cell office:value-type="float" office:value="7.8886957840751E+017" calcext:value-type="float">
            <text:p>788869578407510000</text:p>
          </table:table-cell>
          <table:table-cell office:value-type="string" calcext:value-type="string">
            <text:p>2016-10-20 00:28:58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99" calcext:value-type="float">
            <text:p>1999</text:p>
          </table:table-cell>
          <table:table-cell office:value-type="float" office:value="7.88855830632403E+017" calcext:value-type="float">
            <text:p>788855830632403000</text:p>
          </table:table-cell>
          <table:table-cell office:value-type="string" calcext:value-type="string">
            <text:p>2016-10-19 23:34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inda mais pq ja peguei dengue por causa desses putos --'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00" calcext:value-type="float">
            <text:p>2000</text:p>
          </table:table-cell>
          <table:table-cell office:value-type="float" office:value="7.88838433041027E+017" calcext:value-type="float">
            <text:p>788838433041027000</text:p>
          </table:table-cell>
          <table:table-cell office:value-type="string" calcext:value-type="string">
            <text:p>2016-10-19 22:25:13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@NatalPrefeitura dps que sair da dengue nunca + fui convidada pra nada da sms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01" calcext:value-type="float">
            <text:p>2001</text:p>
          </table:table-cell>
          <table:table-cell office:value-type="float" office:value="7.88834254633525E+017" calcext:value-type="float">
            <text:p>788834254633525000</text:p>
          </table:table-cell>
          <table:table-cell office:value-type="string" calcext:value-type="string">
            <text:p>2016-10-19 22:08:36</text:p>
          </table:table-cell>
          <table:table-cell office:value-type="string" calcext:value-type="string">
            <text:p>Erechim, Brasil</text:p>
          </table:table-cell>
          <table:table-cell office:value-type="float" office:value="-27.6350142" calcext:value-type="float">
            <text:p>-27.6350142</text:p>
          </table:table-cell>
          <table:table-cell office:value-type="float" office:value="-52.2737287" calcext:value-type="float">
            <text:p>-52.2737287</text:p>
          </table:table-cell>
          <table:table-cell table:number-columns-repeated="2"/>
          <table:table-cell office:value-type="string" calcext:value-type="string">
            <text:p>Acho que vi um mosquito da dengue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02" calcext:value-type="float">
            <text:p>2002</text:p>
          </table:table-cell>
          <table:table-cell office:value-type="float" office:value="7.88833586975765E+017" calcext:value-type="float">
            <text:p>788833586975765000</text:p>
          </table:table-cell>
          <table:table-cell office:value-type="string" calcext:value-type="string">
            <text:p>2016-10-19 22:05:5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ov Geraldo Alckmin chega a Recife amanhã para acompanhar inicio dos testes da vacina contra dengue na UFPe. Muito bem vindo.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03" calcext:value-type="float">
            <text:p>2003</text:p>
          </table:table-cell>
          <table:table-cell office:value-type="float" office:value="7.88823408222015E+017" calcext:value-type="float">
            <text:p>788823408222015000</text:p>
          </table:table-cell>
          <table:table-cell office:value-type="string" calcext:value-type="string">
            <text:p>2016-10-19 21:25:3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04" calcext:value-type="float">
            <text:p>2004</text:p>
          </table:table-cell>
          <table:table-cell office:value-type="float" office:value="7.88817964170633E+017" calcext:value-type="float">
            <text:p>788817964170633000</text:p>
          </table:table-cell>
          <table:table-cell office:value-type="string" calcext:value-type="string">
            <text:p>2016-10-19 21:03:5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“Cambio climáticoysalud mit el impacto de las enf emergentes”La experta dengue Lucy See participará 20 de octubre en la jorn enCOMRA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06" calcext:value-type="float">
            <text:p>2006</text:p>
          </table:table-cell>
          <table:table-cell office:value-type="float" office:value="7.88811332032356E+017" calcext:value-type="float">
            <text:p>788811332032356000</text:p>
          </table:table-cell>
          <table:table-cell office:value-type="string" calcext:value-type="string">
            <text:p>2016-10-19 20:37:31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@damtehh @ChristianSkils das asco hermes ojalá te pique el dengue por gay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07" calcext:value-type="float">
            <text:p>2007</text:p>
          </table:table-cell>
          <table:table-cell office:value-type="float" office:value="7.88807091221852E+017" calcext:value-type="float">
            <text:p>788807091221852000</text:p>
          </table:table-cell>
          <table:table-cell office:value-type="string" calcext:value-type="string">
            <text:p>2016-10-19 20:20:40</text:p>
          </table:table-cell>
          <table:table-cell office:value-type="string" calcext:value-type="string">
            <text:p>Lauro de Freitas, Brasil</text:p>
          </table:table-cell>
          <table:table-cell office:value-type="float" office:value="-12.8924199" calcext:value-type="float">
            <text:p>-12.8924199</text:p>
          </table:table-cell>
          <table:table-cell office:value-type="float" office:value="-38.312769" calcext:value-type="float">
            <text:p>-38.312769</text:p>
          </table:table-cell>
          <table:table-cell table:number-columns-repeated="2"/>
          <table:table-cell office:value-type="string" calcext:value-type="string">
            <text:p>@kizsy_95 deveria ir no atendimento médico dengue é perigoso!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08" calcext:value-type="float">
            <text:p>2008</text:p>
          </table:table-cell>
          <table:table-cell office:value-type="float" office:value="7.88798191298904E+017" calcext:value-type="float">
            <text:p>788798191298904000</text:p>
          </table:table-cell>
          <table:table-cell office:value-type="string" calcext:value-type="string">
            <text:p>2016-10-19 19:45:1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utoridades coreanas cade sua roupa das olimpiadas contra mosquito dengue cade seu deus agora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09" calcext:value-type="float">
            <text:p>2009</text:p>
          </table:table-cell>
          <table:table-cell office:value-type="float" office:value="7.88798081684935E+017" calcext:value-type="float">
            <text:p>788798081684935000</text:p>
          </table:table-cell>
          <table:table-cell office:value-type="string" calcext:value-type="string">
            <text:p>2016-10-19 19:44:5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voces sabiam que tem dengue na coreia a gabbie que me falo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010" calcext:value-type="float">
            <text:p>2010</text:p>
          </table:table-cell>
          <table:table-cell office:value-type="float" office:value="7.88795774435889E+017" calcext:value-type="float">
            <text:p>788795774435889000</text:p>
          </table:table-cell>
          <table:table-cell office:value-type="string" calcext:value-type="string">
            <text:p>2016-10-19 19:35:42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Creo que tendré que comprar la faja de Ninel no alcanzó a bajar la lonja en un mes a menos que me dé dengue .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013" calcext:value-type="float">
            <text:p>2013</text:p>
          </table:table-cell>
          <table:table-cell office:value-type="float" office:value="7.88773064419017E+017" calcext:value-type="float">
            <text:p>788773064419017000</text:p>
          </table:table-cell>
          <table:table-cell office:value-type="string" calcext:value-type="string">
            <text:p>2016-10-19 18:05:27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Fiebre Marayo es la nueva enfermedad del Aedes. Fija que me agarra eso. Yo que ya tuve dengue y chikungunya.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014" calcext:value-type="float">
            <text:p>2014</text:p>
          </table:table-cell>
          <table:table-cell office:value-type="float" office:value="7.88771130815504E+017" calcext:value-type="float">
            <text:p>788771130815504000</text:p>
          </table:table-cell>
          <table:table-cell office:value-type="string" calcext:value-type="string">
            <text:p>2016-10-19 17:57:46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não aguento mais essas dores viu se eu tiver com dengue vou ficar muito trist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015" calcext:value-type="float">
            <text:p>2015</text:p>
          </table:table-cell>
          <table:table-cell office:value-type="float" office:value="7.88770498649948E+017" calcext:value-type="float">
            <text:p>788770498649948000</text:p>
          </table:table-cell>
          <table:table-cell office:value-type="string" calcext:value-type="string">
            <text:p>2016-10-19 17:55:16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016" calcext:value-type="float">
            <text:p>2016</text:p>
          </table:table-cell>
          <table:table-cell office:value-type="float" office:value="7.88765580895588E+017" calcext:value-type="float">
            <text:p>788765580895588000</text:p>
          </table:table-cell>
          <table:table-cell office:value-type="string" calcext:value-type="string">
            <text:p>2016-10-19 17:35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Simposio medico con estudios de caso de zika dengue y chikunguña en la universidad de Cartagena #CombateAedes @INSColombia @OPSOMS_Col pic.twitter.com/LDbSUjmMEw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017" calcext:value-type="float">
            <text:p>2017</text:p>
          </table:table-cell>
          <table:table-cell office:value-type="float" office:value="7.88761508167778E+017" calcext:value-type="float">
            <text:p>788761508167778000</text:p>
          </table:table-cell>
          <table:table-cell office:value-type="string" calcext:value-type="string">
            <text:p>2016-10-19 17:19:3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penas uma reação: Estados deixam de usar verba federal no combate à dengue #G1 http:// g1.globo.com/bom-dia-brasil /noticia/2016/10/estados-deixam-de-usar-verba-federal-no-combate-dengue.html?utm_source=twitter&amp;utm_medium=share-bar-desktop&amp;utm_campaign=share-bar …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018" calcext:value-type="float">
            <text:p>2018</text:p>
          </table:table-cell>
          <table:table-cell office:value-type="float" office:value="7.8875658093006E+017" calcext:value-type="float">
            <text:p>788756580930060000</text:p>
          </table:table-cell>
          <table:table-cell office:value-type="string" calcext:value-type="string">
            <text:p>2016-10-19 16:59:57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019" calcext:value-type="float">
            <text:p>2019</text:p>
          </table:table-cell>
          <table:table-cell office:value-type="float" office:value="7.88753452373598E+017" calcext:value-type="float">
            <text:p>788753452373598000</text:p>
          </table:table-cell>
          <table:table-cell office:value-type="string" calcext:value-type="string">
            <text:p>2016-10-19 16:47:32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Eu vou limpar o quintal pra minha coroa porq essa parada de Dengue e Zika não é brincadeira não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20" calcext:value-type="float">
            <text:p>2020</text:p>
          </table:table-cell>
          <table:table-cell office:value-type="float" office:value="7.8875196394505E+017" calcext:value-type="float">
            <text:p>788751963945050000</text:p>
          </table:table-cell>
          <table:table-cell office:value-type="string" calcext:value-type="string">
            <text:p>2016-10-19 16:41:37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Tenho mania de encher um copao de agua tomar um pouco deixar do lado do teclado esquecer quando vou ver tem ate dengu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021" calcext:value-type="float">
            <text:p>2021</text:p>
          </table:table-cell>
          <table:table-cell office:value-type="float" office:value="7.88751044390056E+017" calcext:value-type="float">
            <text:p>788751044390056000</text:p>
          </table:table-cell>
          <table:table-cell office:value-type="string" calcext:value-type="string">
            <text:p>2016-10-19 16:37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Promoción de sustitución #TanqueAguaAltoSinTapa en vivienda/establecimiento en pueblos de Colombia: tarea pendiente @MinSaludCol #dengue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022" calcext:value-type="float">
            <text:p>2022</text:p>
          </table:table-cell>
          <table:table-cell office:value-type="float" office:value="7.88749914222293E+017" calcext:value-type="float">
            <text:p>788749914222293000</text:p>
          </table:table-cell>
          <table:table-cell office:value-type="string" calcext:value-type="string">
            <text:p>2016-10-19 16:33:28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En segundo día de la Semana de Acción #ContraLosMosquitos hablamos de Manejo clínico integral del paciente con Dengue . ConDra.Doris Salgado pic.twitter.com/3U0vNcFhOZ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023" calcext:value-type="float">
            <text:p>2023</text:p>
          </table:table-cell>
          <table:table-cell office:value-type="float" office:value="7.88749549313688E+017" calcext:value-type="float">
            <text:p>788749549313688000</text:p>
          </table:table-cell>
          <table:table-cell office:value-type="string" calcext:value-type="string">
            <text:p>2016-10-19 16:32:01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Manejo clínico integral del paciente con #dengue Dra. Doris Salgado semana acción #ContraLosMosquitos en @uni_cartagena cc @opsoms @ONU_es pic.twitter.com/RLMAyYi75c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25" calcext:value-type="float">
            <text:p>2025</text:p>
          </table:table-cell>
          <table:table-cell office:value-type="float" office:value="7.88746186127733E+017" calcext:value-type="float">
            <text:p>788746186127733000</text:p>
          </table:table-cell>
          <table:table-cell office:value-type="string" calcext:value-type="string">
            <text:p>2016-10-19 16:18:3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026" calcext:value-type="float">
            <text:p>2026</text:p>
          </table:table-cell>
          <table:table-cell office:value-type="float" office:value="7.88744371114049E+017" calcext:value-type="float">
            <text:p>788744371114049000</text:p>
          </table:table-cell>
          <table:table-cell office:value-type="string" calcext:value-type="string">
            <text:p>2016-10-19 16:11:26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@IIlIIllIllIl oi bb ja ta melhor da malaria e da dengue ?? Bjss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027" calcext:value-type="float">
            <text:p>2027</text:p>
          </table:table-cell>
          <table:table-cell office:value-type="float" office:value="7.88741004178358E+017" calcext:value-type="float">
            <text:p>788741004178358000</text:p>
          </table:table-cell>
          <table:table-cell office:value-type="string" calcext:value-type="string">
            <text:p>2016-10-19 15:58:04</text:p>
          </table:table-cell>
          <table:table-cell office:value-type="string" calcext:value-type="string">
            <text:p>Campo Mourão, Brasil</text:p>
          </table:table-cell>
          <table:table-cell office:value-type="float" office:value="-24.0463289" calcext:value-type="float">
            <text:p>-24.0463289</text:p>
          </table:table-cell>
          <table:table-cell office:value-type="float" office:value="-52.3780199" calcext:value-type="float">
            <text:p>-52.3780199</text:p>
          </table:table-cell>
          <table:table-cell table:number-columns-repeated="2"/>
          <table:table-cell office:value-type="string" calcext:value-type="string">
            <text:p>Acho que é dengu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028" calcext:value-type="float">
            <text:p>2028</text:p>
          </table:table-cell>
          <table:table-cell office:value-type="float" office:value="7.88740251095294E+017" calcext:value-type="float">
            <text:p>788740251095294000</text:p>
          </table:table-cell>
          <table:table-cell office:value-type="string" calcext:value-type="string">
            <text:p>2016-10-19 15:55:0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8 oct: #dengue /16 93.221 #chikún /16 19.105 #zika /15/16 104.619 Fracaso @infopresidencia @opsoms @WHO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029" calcext:value-type="float">
            <text:p>2029</text:p>
          </table:table-cell>
          <table:table-cell office:value-type="float" office:value="7.88739473622332E+017" calcext:value-type="float">
            <text:p>788739473622332000</text:p>
          </table:table-cell>
          <table:table-cell office:value-type="string" calcext:value-type="string">
            <text:p>2016-10-19 15:51:59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030" calcext:value-type="float">
            <text:p>2030</text:p>
          </table:table-cell>
          <table:table-cell office:value-type="float" office:value="7.88736009546719E+017" calcext:value-type="float">
            <text:p>788736009546719000</text:p>
          </table:table-cell>
          <table:table-cell office:value-type="string" calcext:value-type="string">
            <text:p>2016-10-19 15:38:13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T utilizou apenas 21% dos recursos destinados ao combate à dengue http://www. caldeiraopolitico.com.br/materias/35993 /13/MT-utilizou-apenas-21-dos-recursos-destinados-ao-combate-a-dengue …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034" calcext:value-type="float">
            <text:p>2034</text:p>
          </table:table-cell>
          <table:table-cell office:value-type="float" office:value="7.88729132125393E+017" calcext:value-type="float">
            <text:p>788729132125393000</text:p>
          </table:table-cell>
          <table:table-cell office:value-type="string" calcext:value-type="string">
            <text:p>2016-10-19 15:10:53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La vacuna contra el dengue es un hecho histórico afirma experto #NoticiasSIN http:// noticiassin.com/2016/10/la-vac una-contra-el-dengue-es-un-hecho-historico-afirma-experto/ … pic.twitter.com/M96XfMhLXL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036" calcext:value-type="float">
            <text:p>2036</text:p>
          </table:table-cell>
          <table:table-cell office:value-type="float" office:value="7.88708730275672E+017" calcext:value-type="float">
            <text:p>788708730275672000</text:p>
          </table:table-cell>
          <table:table-cell office:value-type="string" calcext:value-type="string">
            <text:p>2016-10-19 13:49:49</text:p>
          </table:table-cell>
          <table:table-cell office:value-type="string" calcext:value-type="string">
            <text:p>Haiti</text:p>
          </table:table-cell>
          <table:table-cell office:value-type="float" office:value="19.1399952" calcext:value-type="float">
            <text:p>19.1399952</text:p>
          </table:table-cell>
          <table:table-cell office:value-type="float" office:value="-72.3570971" calcext:value-type="float">
            <text:p>-72.3570971</text:p>
          </table:table-cell>
          <table:table-cell table:number-columns-repeated="2"/>
          <table:table-cell office:value-type="string" calcext:value-type="string">
            <text:p>Kenbe bò lakay nou pwòp pwoteje tèt nou kont piki moustik yo An n goumen kont #malaria #zika #dengue #Chikungunya http://www. ta100t.com/maladi/malaria/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039" calcext:value-type="float">
            <text:p>2039</text:p>
          </table:table-cell>
          <table:table-cell office:value-type="float" office:value="7.88691474116448E+017" calcext:value-type="float">
            <text:p>788691474116448000</text:p>
          </table:table-cell>
          <table:table-cell office:value-type="string" calcext:value-type="string">
            <text:p>2016-10-19 12:41:15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Cadê o dinheiro destinado ao combate à Dengue <text:s/>prefeito #CarlosEduardo ? Pq não foram aplicados corretamente? #NatalRN #PrefeituraDoNatal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040" calcext:value-type="float">
            <text:p>2040</text:p>
          </table:table-cell>
          <table:table-cell office:value-type="float" office:value="7.88690026985034E+017" calcext:value-type="float">
            <text:p>788690026985034000</text:p>
          </table:table-cell>
          <table:table-cell office:value-type="string" calcext:value-type="string">
            <text:p>2016-10-19 12:35:30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Muito boa a entrevista de @geraldofreirePE com o @geraldoalckmin_ ainda mais com boas notícias sobre a vacina contra a #dengue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041" calcext:value-type="float">
            <text:p>2041</text:p>
          </table:table-cell>
          <table:table-cell office:value-type="float" office:value="7.88681849904202E+017" calcext:value-type="float">
            <text:p>788681849904202000</text:p>
          </table:table-cell>
          <table:table-cell office:value-type="string" calcext:value-type="string">
            <text:p>2016-10-19 12:03:00</text:p>
          </table:table-cell>
          <table:table-cell office:value-type="string" calcext:value-type="string">
            <text:p>Guarujá, Brasil</text:p>
          </table:table-cell>
          <table:table-cell office:value-type="float" office:value="-23.9927767" calcext:value-type="float">
            <text:p>-23.9927767</text:p>
          </table:table-cell>
          <table:table-cell office:value-type="float" office:value="-46.2558331" calcext:value-type="float">
            <text:p>-46.2558331</text:p>
          </table:table-cell>
          <table:table-cell table:number-columns-repeated="2"/>
          <table:table-cell office:value-type="string" calcext:value-type="string">
            <text:p>Oposição desenfreada. Se opõe do ensino universitário (Fies) ao combate a dengue . Aloprou.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043" calcext:value-type="float">
            <text:p>2043</text:p>
          </table:table-cell>
          <table:table-cell office:value-type="float" office:value="7.8867981797788E+017" calcext:value-type="float">
            <text:p>788679817977880000</text:p>
          </table:table-cell>
          <table:table-cell office:value-type="string" calcext:value-type="string">
            <text:p>2016-10-19 11:54:56</text:p>
          </table:table-cell>
          <table:table-cell office:value-type="string" calcext:value-type="string">
            <text:p>Ananindeua, Brasil</text:p>
          </table:table-cell>
          <table:table-cell office:value-type="float" office:value="-1.3740349" calcext:value-type="float">
            <text:p>-1.3740349</text:p>
          </table:table-cell>
          <table:table-cell office:value-type="float" office:value="-48.4016622" calcext:value-type="float">
            <text:p>-48.4016622</text:p>
          </table:table-cell>
          <table:table-cell table:number-columns-repeated="2"/>
          <table:table-cell office:value-type="string" calcext:value-type="string">
            <text:p>Ninguém do governo diz nada mas o número de pessoas com dengue aumento na região metropolitana de Belém assustadoramente. Tome cuidado.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045" calcext:value-type="float">
            <text:p>2045</text:p>
          </table:table-cell>
          <table:table-cell office:value-type="float" office:value="7.88676725991498E+017" calcext:value-type="float">
            <text:p>788676725991498000</text:p>
          </table:table-cell>
          <table:table-cell office:value-type="string" calcext:value-type="string">
            <text:p>2016-10-19 11:42:39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Começaram a aparecer(ser divulgados) os primeiros casos de dengue ...ué não tiveram tempo p fazer prevenção? A vacina ñ deu certo?.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048" calcext:value-type="float">
            <text:p>2048</text:p>
          </table:table-cell>
          <table:table-cell office:value-type="float" office:value="7.8852785629714E+017" calcext:value-type="float">
            <text:p>788527856297140000</text:p>
          </table:table-cell>
          <table:table-cell office:value-type="string" calcext:value-type="string">
            <text:p>2016-10-19 01:51:05</text:p>
          </table:table-cell>
          <table:table-cell office:value-type="string" calcext:value-type="string">
            <text:p>Correntina, Brasil</text:p>
          </table:table-cell>
          <table:table-cell office:value-type="float" office:value="-13.3441569" calcext:value-type="float">
            <text:p>-13.3441569</text:p>
          </table:table-cell>
          <table:table-cell office:value-type="float" office:value="-44.6345065" calcext:value-type="float">
            <text:p>-44.6345065</text:p>
          </table:table-cell>
          <table:table-cell table:number-columns-repeated="2"/>
          <table:table-cell office:value-type="string" calcext:value-type="string">
            <text:p>Não sei oq é pior a dor no corpo de quando se tem dengue ou de quando volta pra academia.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050" calcext:value-type="float">
            <text:p>2050</text:p>
          </table:table-cell>
          <table:table-cell office:value-type="float" office:value="7.88516522117501E+017" calcext:value-type="float">
            <text:p>788516522117501000</text:p>
          </table:table-cell>
          <table:table-cell office:value-type="string" calcext:value-type="string">
            <text:p>2016-10-19 01:06:03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este medicamento é contra indicado em caso de suspeita de dengue . procure um médico/farmaceutico leia a bula. :v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051" calcext:value-type="float">
            <text:p>2051</text:p>
          </table:table-cell>
          <table:table-cell office:value-type="float" office:value="7.88509955372507E+017" calcext:value-type="float">
            <text:p>788509955372507000</text:p>
          </table:table-cell>
          <table:table-cell office:value-type="string" calcext:value-type="string">
            <text:p>2016-10-19 00:39:5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Jovem de 22 anos morre com dengue hemorrágica em Rio Verde https:// goo.gl/kiOIUF pic.twitter.com/LhzphNn5MC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52" calcext:value-type="float">
            <text:p>2052</text:p>
          </table:table-cell>
          <table:table-cell office:value-type="float" office:value="7.88504571660243E+017" calcext:value-type="float">
            <text:p>788504571660243000</text:p>
          </table:table-cell>
          <table:table-cell office:value-type="string" calcext:value-type="string">
            <text:p>2016-10-19 00:18:34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Jalisco registra 38% menos casos de dengue en 2016 “Seguimos sin bajar la guardia http:// bit.ly/2eCYZ1g . @CrucesMada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053" calcext:value-type="float">
            <text:p>2053</text:p>
          </table:table-cell>
          <table:table-cell office:value-type="float" office:value="7.88503214765277E+017" calcext:value-type="float">
            <text:p>788503214765277000</text:p>
          </table:table-cell>
          <table:table-cell office:value-type="string" calcext:value-type="string">
            <text:p>2016-10-19 00:13:10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To com umas manchas vermelhas no corpo to rezando pra não ser dengue <text:s/>na moral #VoteLuanSantanaClipeTVZ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054" calcext:value-type="float">
            <text:p>2054</text:p>
          </table:table-cell>
          <table:table-cell office:value-type="float" office:value="7.88502844563481E+017" calcext:value-type="float">
            <text:p>788502844563481000</text:p>
          </table:table-cell>
          <table:table-cell office:value-type="string" calcext:value-type="string">
            <text:p>2016-10-19 00:11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pois da chuva: DENGUE - CUIDADO! #galldino #violinist #musician #artist #yoga #healthy … https://www. instagram.com/p/BLuHcZeAS52/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055" calcext:value-type="float">
            <text:p>2055</text:p>
          </table:table-cell>
          <table:table-cell office:value-type="float" office:value="7.88500890613322E+017" calcext:value-type="float">
            <text:p>788500890613322000</text:p>
          </table:table-cell>
          <table:table-cell office:value-type="string" calcext:value-type="string">
            <text:p>2016-10-19 00:03:56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@hugumat ojo con el dengue .mi hija se lo agarro en polinesia.estuvo hopitalizabaetc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057" calcext:value-type="float">
            <text:p>2057</text:p>
          </table:table-cell>
          <table:table-cell office:value-type="float" office:value="7.88488780131004E+017" calcext:value-type="float">
            <text:p>788488780131004000</text:p>
          </table:table-cell>
          <table:table-cell office:value-type="string" calcext:value-type="string">
            <text:p>2016-10-18 23:15:49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#INSPI y su Centro de #Dengue recibe donación de equipos y reactivos por parte de @iaeaorg . #NOTA https:// goo.gl/qlwQ7i #YoInvestigo pic.twitter.com/pZrCBM6Hqj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058" calcext:value-type="float">
            <text:p>2058</text:p>
          </table:table-cell>
          <table:table-cell office:value-type="float" office:value="7.88483580326543E+017" calcext:value-type="float">
            <text:p>788483580326543000</text:p>
          </table:table-cell>
          <table:table-cell office:value-type="string" calcext:value-type="string">
            <text:p>2016-10-18 22:55:09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@camu_ferroni @dengueferrari hablale al dengue el tiene el dato jajaja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059" calcext:value-type="float">
            <text:p>2059</text:p>
          </table:table-cell>
          <table:table-cell office:value-type="float" office:value="7.88476060056846E+017" calcext:value-type="float">
            <text:p>788476060056846000</text:p>
          </table:table-cell>
          <table:table-cell office:value-type="string" calcext:value-type="string">
            <text:p>2016-10-18 22:25:16</text:p>
          </table:table-cell>
          <table:table-cell office:value-type="string" calcext:value-type="string">
            <text:p>Osasco, Brasil</text:p>
          </table:table-cell>
          <table:table-cell office:value-type="float" office:value="-23.5324858" calcext:value-type="float">
            <text:p>-23.5324858</text:p>
          </table:table-cell>
          <table:table-cell office:value-type="float" office:value="-46.79168" calcext:value-type="float">
            <text:p>-46.79168</text:p>
          </table:table-cell>
          <table:table-cell table:number-columns-repeated="2"/>
          <table:table-cell office:value-type="string" calcext:value-type="string">
            <text:p>Sem querer vi que o ex ficante curtiu mais de 20 fotos de um loiro aguado mosquitinho da dengue ... kkk to rindo muito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062" calcext:value-type="float">
            <text:p>2062</text:p>
          </table:table-cell>
          <table:table-cell office:value-type="float" office:value="7.88464101597016E+017" calcext:value-type="float">
            <text:p>788464101597016000</text:p>
          </table:table-cell>
          <table:table-cell office:value-type="string" calcext:value-type="string">
            <text:p>2016-10-18 21:37:4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Para las celebraciones #DiaDeMuertos ayudanos a prevenir proliferación del mosquito transmisor Dengue <text:s/>Zika y Chikungunya #ProteccionCivil pic.twitter.com/j6gGqgiumQ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063" calcext:value-type="float">
            <text:p>2063</text:p>
          </table:table-cell>
          <table:table-cell office:value-type="float" office:value="7.88458785815798E+017" calcext:value-type="float">
            <text:p>788458785815798000</text:p>
          </table:table-cell>
          <table:table-cell office:value-type="string" calcext:value-type="string">
            <text:p>2016-10-18 21:16:38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meu irmão gritou <text:s/>DENGUE NUNCA MAIS e tá quebrando a casa toda na tentativa de matar os mosquitos............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065" calcext:value-type="float">
            <text:p>2065</text:p>
          </table:table-cell>
          <table:table-cell office:value-type="float" office:value="7.88453625404223E+017" calcext:value-type="float">
            <text:p>788453625404223000</text:p>
          </table:table-cell>
          <table:table-cell office:value-type="string" calcext:value-type="string">
            <text:p>2016-10-18 20:56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RESS4C4MOR4L querida foi o que curou a minha dengue depois de 2 semanas tomando remédio e sem fazer efeito. Inhame batido com água de coco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066" calcext:value-type="float">
            <text:p>2066</text:p>
          </table:table-cell>
          <table:table-cell office:value-type="float" office:value="7.88452174313456E+017" calcext:value-type="float">
            <text:p>788452174313456000</text:p>
          </table:table-cell>
          <table:table-cell office:value-type="string" calcext:value-type="string">
            <text:p>2016-10-18 20:50:21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Segundo dia arrebentada por isso tô adicionando dengue aos meus possíveis diagnósticos.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069" calcext:value-type="float">
            <text:p>2069</text:p>
          </table:table-cell>
          <table:table-cell office:value-type="float" office:value="7.88445500332732E+017" calcext:value-type="float">
            <text:p>788445500332732000</text:p>
          </table:table-cell>
          <table:table-cell office:value-type="string" calcext:value-type="string">
            <text:p>2016-10-18 20:23:5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ato Grosso registra 26.598 casos de dengue este ano http://www. caldeiraopolitico.com.br/materias/35974 /4/Mato-Grosso-registra-26-598-casos-de-dengue-este-ano …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072" calcext:value-type="float">
            <text:p>2072</text:p>
          </table:table-cell>
          <table:table-cell office:value-type="float" office:value="7.8842742857001E+017" calcext:value-type="float">
            <text:p>788427428570010000</text:p>
          </table:table-cell>
          <table:table-cell office:value-type="string" calcext:value-type="string">
            <text:p>2016-10-18 19:12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Las 12 de las 12:00 Fuertes controles realizan las autoridades del Tolima para frenar el Zika Chikunguña y Dengu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074" calcext:value-type="float">
            <text:p>2074</text:p>
          </table:table-cell>
          <table:table-cell office:value-type="float" office:value="7.8842220786099E+017" calcext:value-type="float">
            <text:p>788422207860990000</text:p>
          </table:table-cell>
          <table:table-cell office:value-type="string" calcext:value-type="string">
            <text:p>2016-10-18 18:51:17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Un medio de comunicación dice que la jueza tiene gripe otro dengue y el tercero hepatitis. Increíble...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75" calcext:value-type="float">
            <text:p>2075</text:p>
          </table:table-cell>
          <table:table-cell office:value-type="float" office:value="7.8841899761628E+017" calcext:value-type="float">
            <text:p>788418997616280000</text:p>
          </table:table-cell>
          <table:table-cell office:value-type="string" calcext:value-type="string">
            <text:p>2016-10-18 18:38:31</text:p>
          </table:table-cell>
          <table:table-cell office:value-type="string" calcext:value-type="string">
            <text:p>Cartagena, Colombia</text:p>
          </table:table-cell>
          <table:table-cell office:value-type="float" office:value="10.4236044" calcext:value-type="float">
            <text:p>10.4236044</text:p>
          </table:table-cell>
          <table:table-cell office:value-type="float" office:value="-75.5241719" calcext:value-type="float">
            <text:p>-75.5241719</text:p>
          </table:table-cell>
          <table:table-cell table:number-columns-repeated="2"/>
          <table:table-cell office:value-type="string" calcext:value-type="string">
            <text:p>Participación semana de acción contra los mosquitos que trasmiten zika dengue y chikunguya organizado por el DADIS pic.twitter.com/Qebr9e2Sd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76" calcext:value-type="float">
            <text:p>2076</text:p>
          </table:table-cell>
          <table:table-cell office:value-type="float" office:value="7.88418948899439E+017" calcext:value-type="float">
            <text:p>788418948899439000</text:p>
          </table:table-cell>
          <table:table-cell office:value-type="string" calcext:value-type="string">
            <text:p>2016-10-18 18:38:20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Até lá guarde ela somente pra você! Se não eu te desejo uma infestação de mosquitos da dengu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77" calcext:value-type="float">
            <text:p>2077</text:p>
          </table:table-cell>
          <table:table-cell office:value-type="float" office:value="7.88418340997988E+017" calcext:value-type="float">
            <text:p>788418340997988000</text:p>
          </table:table-cell>
          <table:table-cell office:value-type="string" calcext:value-type="string">
            <text:p>2016-10-18 18:35:55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Daqui a pouco meu whats cria dengue de tão parado que está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078" calcext:value-type="float">
            <text:p>2078</text:p>
          </table:table-cell>
          <table:table-cell office:value-type="float" office:value="7.88418254226264E+017" calcext:value-type="float">
            <text:p>788418254226264000</text:p>
          </table:table-cell>
          <table:table-cell office:value-type="string" calcext:value-type="string">
            <text:p>2016-10-18 18:35:34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Será que estou com dengue ?!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80" calcext:value-type="float">
            <text:p>2080</text:p>
          </table:table-cell>
          <table:table-cell office:value-type="float" office:value="7.88401791952155E+017" calcext:value-type="float">
            <text:p>788401791952155000</text:p>
          </table:table-cell>
          <table:table-cell office:value-type="string" calcext:value-type="string">
            <text:p>2016-10-18 17:30:09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abe o q foi feito de preventivo contra a dengue durante o inverno? Nada o pessoal d saúde tava ocupado fazendo campanha p político!.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081" calcext:value-type="float">
            <text:p>2081</text:p>
          </table:table-cell>
          <table:table-cell office:value-type="float" office:value="7.88400434670998E+017" calcext:value-type="float">
            <text:p>788400434670998000</text:p>
          </table:table-cell>
          <table:table-cell office:value-type="string" calcext:value-type="string">
            <text:p>2016-10-18 17:24:46</text:p>
          </table:table-cell>
          <table:table-cell office:value-type="string" calcext:value-type="string">
            <text:p>Dzilam González, Yucatán</text:p>
          </table:table-cell>
          <table:table-cell office:value-type="float" office:value="21.32416785" calcext:value-type="float">
            <text:p>21.32416785</text:p>
          </table:table-cell>
          <table:table-cell office:value-type="float" office:value="-88.7994069090974" calcext:value-type="float">
            <text:p>-88.7994069091</text:p>
          </table:table-cell>
          <table:table-cell table:number-columns-repeated="2"/>
          <table:table-cell office:value-type="string" calcext:value-type="string">
            <text:p>Podemos hacer algo para evitar enfermedades como el zika chikungunya y dengue : limpiar nuestros patios. pic.twitter.com/NX5TZQ3Sal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83" calcext:value-type="float">
            <text:p>2083</text:p>
          </table:table-cell>
          <table:table-cell office:value-type="float" office:value="7.88396117658595E+017" calcext:value-type="float">
            <text:p>788396117658595000</text:p>
          </table:table-cell>
          <table:table-cell office:value-type="string" calcext:value-type="string">
            <text:p>2016-10-18 17:07:36</text:p>
          </table:table-cell>
          <table:table-cell office:value-type="string" calcext:value-type="string">
            <text:p>Pelotas, Brasil</text:p>
          </table:table-cell>
          <table:table-cell office:value-type="float" office:value="-31.7700103" calcext:value-type="float">
            <text:p>-31.7700103</text:p>
          </table:table-cell>
          <table:table-cell office:value-type="float" office:value="-52.3411542" calcext:value-type="float">
            <text:p>-52.3411542</text:p>
          </table:table-cell>
          <table:table-cell table:number-columns-repeated="2"/>
          <table:table-cell office:value-type="string" calcext:value-type="string">
            <text:p>@o_antagonista Foi o que pensei Não dá para uma dengue <text:s/>zica tirá-lo por algum tempo do Senado?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084" calcext:value-type="float">
            <text:p>2084</text:p>
          </table:table-cell>
          <table:table-cell office:value-type="float" office:value="7.88394877751063E+017" calcext:value-type="float">
            <text:p>788394877751063000</text:p>
          </table:table-cell>
          <table:table-cell office:value-type="string" calcext:value-type="string">
            <text:p>2016-10-18 17:02:41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ara derrotar al dengue al mosquito ni agua en las tripas.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90" calcext:value-type="float">
            <text:p>2090</text:p>
          </table:table-cell>
          <table:table-cell office:value-type="float" office:value="7.88359696151446E+017" calcext:value-type="float">
            <text:p>788359696151446000</text:p>
          </table:table-cell>
          <table:table-cell office:value-type="string" calcext:value-type="string">
            <text:p>2016-10-18 14:42:53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El virus Mayaro tiene síntomas similares al dengue <text:s/>zika y chikungunya. Dr.José Mayans @ABCCardinal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091" calcext:value-type="float">
            <text:p>2091</text:p>
          </table:table-cell>
          <table:table-cell office:value-type="float" office:value="7.88358433951126E+017" calcext:value-type="float">
            <text:p>788358433951126000</text:p>
          </table:table-cell>
          <table:table-cell office:value-type="string" calcext:value-type="string">
            <text:p>2016-10-18 14:37:5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#VirusMayaro Esta enfermedad tiene síntomas similares al #Dengue y al #Chikungunya <text:s/>Dr. José Mayans #730AM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92" calcext:value-type="float">
            <text:p>2092</text:p>
          </table:table-cell>
          <table:table-cell office:value-type="float" office:value="7.88358418004312E+017" calcext:value-type="float">
            <text:p>788358418004312000</text:p>
          </table:table-cell>
          <table:table-cell office:value-type="string" calcext:value-type="string">
            <text:p>2016-10-18 14:37:48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Nuevo virus. Se llama Mayaro y es transmitido por el Aedes que ya transmite el dengue <text:s/>zika y chikungunya. Dr.José Mayans @ABCCardinal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094" calcext:value-type="float">
            <text:p>2094</text:p>
          </table:table-cell>
          <table:table-cell office:value-type="float" office:value="7.88356967517618E+017" calcext:value-type="float">
            <text:p>788356967517618000</text:p>
          </table:table-cell>
          <table:table-cell office:value-type="string" calcext:value-type="string">
            <text:p>2016-10-18 14:32:02</text:p>
          </table:table-cell>
          <table:table-cell office:value-type="string" calcext:value-type="string">
            <text:p>Carapicuíba, Brasil</text:p>
          </table:table-cell>
          <table:table-cell office:value-type="float" office:value="-23.5234672" calcext:value-type="float">
            <text:p>-23.5234672</text:p>
          </table:table-cell>
          <table:table-cell office:value-type="float" office:value="-46.8406807" calcext:value-type="float">
            <text:p>-46.8406807</text:p>
          </table:table-cell>
          <table:table-cell table:number-columns-repeated="2"/>
          <table:table-cell office:value-type="string" calcext:value-type="string">
            <text:p>Tô falando sério deve ser dengue isso sim @viqqq_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95" calcext:value-type="float">
            <text:p>2095</text:p>
          </table:table-cell>
          <table:table-cell office:value-type="float" office:value="7.88351199519056E+017" calcext:value-type="float">
            <text:p>788351199519056000</text:p>
          </table:table-cell>
          <table:table-cell office:value-type="string" calcext:value-type="string">
            <text:p>2016-10-18 14:09:07</text:p>
          </table:table-cell>
          <table:table-cell office:value-type="string" calcext:value-type="string">
            <text:p>Paraná, Argentina</text:p>
          </table:table-cell>
          <table:table-cell office:value-type="float" office:value="-31.7432606" calcext:value-type="float">
            <text:p>-31.7432606</text:p>
          </table:table-cell>
          <table:table-cell office:value-type="float" office:value="-60.517197" calcext:value-type="float">
            <text:p>-60.517197</text:p>
          </table:table-cell>
          <table:table-cell table:number-columns-repeated="2"/>
          <table:table-cell office:value-type="string" calcext:value-type="string">
            <text:p>Realizan taller de prevención de Dengue <text:s/>Zika y Chikungunya con empresas vinculadas al turismo → http:// goo.gl/PM33Zx pic.twitter.com/mWyeW42TV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100" calcext:value-type="float">
            <text:p>2100</text:p>
          </table:table-cell>
          <table:table-cell office:value-type="float" office:value="7.88328336451854E+017" calcext:value-type="float">
            <text:p>788328336451854000</text:p>
          </table:table-cell>
          <table:table-cell office:value-type="string" calcext:value-type="string">
            <text:p>2016-10-18 12:38:16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tembro amarelo outubro rosa novembro azul...e dezembro preto de luto com a volta das epidemias da dengue nos mesmos lugares de sempre!.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101" calcext:value-type="float">
            <text:p>2101</text:p>
          </table:table-cell>
          <table:table-cell office:value-type="float" office:value="7.88323672822059E+017" calcext:value-type="float">
            <text:p>788323672822059000</text:p>
          </table:table-cell>
          <table:table-cell office:value-type="string" calcext:value-type="string">
            <text:p>2016-10-18 12:19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felipeferrazfju cuidado com a dengue kkkk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103" calcext:value-type="float">
            <text:p>2103</text:p>
          </table:table-cell>
          <table:table-cell office:value-type="float" office:value="7.88159569750925E+017" calcext:value-type="float">
            <text:p>788159569750925000</text:p>
          </table:table-cell>
          <table:table-cell office:value-type="string" calcext:value-type="string">
            <text:p>2016-10-18 01:27:39</text:p>
          </table:table-cell>
          <table:table-cell office:value-type="string" calcext:value-type="string">
            <text:p>Tezoyuca, México</text:p>
          </table:table-cell>
          <table:table-cell office:value-type="float" office:value="19.594318" calcext:value-type="float">
            <text:p>19.594318</text:p>
          </table:table-cell>
          <table:table-cell office:value-type="float" office:value="-98.9264095431176" calcext:value-type="float">
            <text:p>-98.9264095431</text:p>
          </table:table-cell>
          <table:table-cell table:number-columns-repeated="2"/>
          <table:table-cell office:value-type="string" calcext:value-type="string">
            <text:p>Evitemos enfermedades mantén limpio y tapado cualquier depósito de agua para evitar moscos transmisores del Dengue <text:s/>chikungunya y Zika pic.twitter.com/41TD4tvf9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04" calcext:value-type="float">
            <text:p>2104</text:p>
          </table:table-cell>
          <table:table-cell office:value-type="float" office:value="7.88157411664228E+017" calcext:value-type="float">
            <text:p>788157411664228000</text:p>
          </table:table-cell>
          <table:table-cell office:value-type="string" calcext:value-type="string">
            <text:p>2016-10-18 01:19:0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Federación Médica Venezolana denuncia 180 mil casos de malaria y 83 mil de dengue http:// goo.gl/FLX6Cg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105" calcext:value-type="float">
            <text:p>2105</text:p>
          </table:table-cell>
          <table:table-cell office:value-type="float" office:value="7.88156840194417E+017" calcext:value-type="float">
            <text:p>788156840194417000</text:p>
          </table:table-cell>
          <table:table-cell office:value-type="string" calcext:value-type="string">
            <text:p>2016-10-18 01:16:4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Al menos mil 680 casos de dengue y 9 defunciones se han registrado en lo que va de este año reveló la directora general de Salud del MINSA pic.twitter.com/MNyB6E2FFA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106" calcext:value-type="float">
            <text:p>2106</text:p>
          </table:table-cell>
          <table:table-cell office:value-type="float" office:value="7.88155852117123E+017" calcext:value-type="float">
            <text:p>788155852117123000</text:p>
          </table:table-cell>
          <table:table-cell office:value-type="string" calcext:value-type="string">
            <text:p>2016-10-18 01:12:53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Meu wpp hoje da dengue kkkkk ta paradao nem grupo veeeey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107" calcext:value-type="float">
            <text:p>2107</text:p>
          </table:table-cell>
          <table:table-cell office:value-type="float" office:value="7.88151562770248E+017" calcext:value-type="float">
            <text:p>788151562770248000</text:p>
          </table:table-cell>
          <table:table-cell office:value-type="string" calcext:value-type="string">
            <text:p>2016-10-18 00:55:5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é mais parado que água de dengue e o povo fala que eu tenho contatinhos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109" calcext:value-type="float">
            <text:p>2109</text:p>
          </table:table-cell>
          <table:table-cell office:value-type="float" office:value="7.88148329578369E+017" calcext:value-type="float">
            <text:p>788148329578369000</text:p>
          </table:table-cell>
          <table:table-cell office:value-type="string" calcext:value-type="string">
            <text:p>2016-10-18 00:42:5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se T.Mendes pegou Dengue do M.Bastos? Pqp q lentidão é essa .... #SPFC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110" calcext:value-type="float">
            <text:p>2110</text:p>
          </table:table-cell>
          <table:table-cell office:value-type="float" office:value="7.88146745511379E+017" calcext:value-type="float">
            <text:p>788146745511379000</text:p>
          </table:table-cell>
          <table:table-cell office:value-type="string" calcext:value-type="string">
            <text:p>2016-10-18 00:36:4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Vida ta mais parada que agua da dengue kkkkkkjjjk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112" calcext:value-type="float">
            <text:p>2112</text:p>
          </table:table-cell>
          <table:table-cell office:value-type="float" office:value="7.88144475424039E+017" calcext:value-type="float">
            <text:p>788144475424039000</text:p>
          </table:table-cell>
          <table:table-cell office:value-type="string" calcext:value-type="string">
            <text:p>2016-10-18 00:27:40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alefinocchiaro @AgusDovi Llegó el calorcito y también los mosquitos hay que reactivar campañas escolares masivas #Dengue #Zika #Chikungunya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113" calcext:value-type="float">
            <text:p>2113</text:p>
          </table:table-cell>
          <table:table-cell office:value-type="float" office:value="7.88140461051539E+017" calcext:value-type="float">
            <text:p>788140461051539000</text:p>
          </table:table-cell>
          <table:table-cell office:value-type="string" calcext:value-type="string">
            <text:p>2016-10-18 00:11:43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Tem mosquito da dengue aqui em casa kkkkkkkkkk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114" calcext:value-type="float">
            <text:p>2114</text:p>
          </table:table-cell>
          <table:table-cell office:value-type="float" office:value="7.88134634643128E+017" calcext:value-type="float">
            <text:p>788134634643128000</text:p>
          </table:table-cell>
          <table:table-cell office:value-type="string" calcext:value-type="string">
            <text:p>2016-10-17 23:48:3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En 2016 bajan cifras de dengue y Chikungunya; también disminuye la curva epidémica del Zika #NoticiasSIN http:// noticiassin.com/2016/10/en-201 6-bajan-cifras-de-dengue-y-chikungunya-tambien-disminuye-la-curva-epidemica-del-zika/ … pic.twitter.com/xFoh9ZPxtB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115" calcext:value-type="float">
            <text:p>2115</text:p>
          </table:table-cell>
          <table:table-cell office:value-type="float" office:value="7.88130815779697E+017" calcext:value-type="float">
            <text:p>788130815779697000</text:p>
          </table:table-cell>
          <table:table-cell office:value-type="string" calcext:value-type="string">
            <text:p>2016-10-17 23:33:2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umate como voluntario a la campaña de prevención del dengue y aportá tu granito de arena. Sin huevo no hay mosquito http:// bapc.buenosaires.gob.ar/2016/09/27/vol untario-campana-prevencion-dengue/#.WAVDDOB97IU … pic.twitter.com/pCXYBTRyc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117" calcext:value-type="float">
            <text:p>2117</text:p>
          </table:table-cell>
          <table:table-cell office:value-type="float" office:value="7.88119199453438E+017" calcext:value-type="float">
            <text:p>788119199453438000</text:p>
          </table:table-cell>
          <table:table-cell office:value-type="string" calcext:value-type="string">
            <text:p>2016-10-17 22:47:1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La mejor prevención contra el #dengue : no más zanjas en los barrios. Utopía Socialista. pic.twitter.com/0P4dKWwCLy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118" calcext:value-type="float">
            <text:p>2118</text:p>
          </table:table-cell>
          <table:table-cell office:value-type="float" office:value="7.8811708912291E+017" calcext:value-type="float">
            <text:p>788117089122910000</text:p>
          </table:table-cell>
          <table:table-cell office:value-type="string" calcext:value-type="string">
            <text:p>2016-10-17 22:38:51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Após ficar exposta ao sol por 3 dias pareço um camarão com sintomas da dengue . Preciso ir à praia mais vezes.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119" calcext:value-type="float">
            <text:p>2119</text:p>
          </table:table-cell>
          <table:table-cell office:value-type="float" office:value="7.88098207897166E+017" calcext:value-type="float">
            <text:p>788098207897166000</text:p>
          </table:table-cell>
          <table:table-cell office:value-type="string" calcext:value-type="string">
            <text:p>2016-10-17 21:23:49</text:p>
          </table:table-cell>
          <table:table-cell office:value-type="string" calcext:value-type="string">
            <text:p>Cuernavaca, Morelos</text:p>
          </table:table-cell>
          <table:table-cell office:value-type="float" office:value="18.9212464" calcext:value-type="float">
            <text:p>18.9212464</text:p>
          </table:table-cell>
          <table:table-cell office:value-type="float" office:value="-99.2341208" calcext:value-type="float">
            <text:p>-99.2341208</text:p>
          </table:table-cell>
          <table:table-cell table:number-columns-repeated="2"/>
          <table:table-cell office:value-type="string" calcext:value-type="string">
            <text:p>Se cree que la temporada alta de dengue termino en verano pero no los meses de marzo y abril suele ser los de mayor riesgo de virus pic.twitter.com/un4fF680qc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120" calcext:value-type="float">
            <text:p>2120</text:p>
          </table:table-cell>
          <table:table-cell office:value-type="float" office:value="7.8809784222942E+017" calcext:value-type="float">
            <text:p>788097842229420000</text:p>
          </table:table-cell>
          <table:table-cell office:value-type="string" calcext:value-type="string">
            <text:p>2016-10-17 21:22:22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@Viacao1001 Infestação de mosquitos no ônibus integração do Catamarã #Charitas . Você paga caro pela passagem pra ter conforto e pega deng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121" calcext:value-type="float">
            <text:p>2121</text:p>
          </table:table-cell>
          <table:table-cell office:value-type="float" office:value="7.88095553594942E+017" calcext:value-type="float">
            <text:p>788095553594942000</text:p>
          </table:table-cell>
          <table:table-cell office:value-type="string" calcext:value-type="string">
            <text:p>2016-10-17 21:13:1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Es increíble que se haga tan poco en materia de prevención de enfermedades graves como el #dengue y el #zika #GuateSinSalud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122" calcext:value-type="float">
            <text:p>2122</text:p>
          </table:table-cell>
          <table:table-cell office:value-type="float" office:value="7.88094410655498E+017" calcext:value-type="float">
            <text:p>788094410655498000</text:p>
          </table:table-cell>
          <table:table-cell office:value-type="string" calcext:value-type="string">
            <text:p>2016-10-17 21:08:44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GuateSinSalud los niños son quienes peor padecen esta falta!!! Desde microcefalia hasta enfermedades contagiosas de todo tipo como dengue .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123" calcext:value-type="float">
            <text:p>2123</text:p>
          </table:table-cell>
          <table:table-cell office:value-type="float" office:value="7.88092515576648E+017" calcext:value-type="float">
            <text:p>788092515576648000</text:p>
          </table:table-cell>
          <table:table-cell office:value-type="string" calcext:value-type="string">
            <text:p>2016-10-17 21:01:12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No es posible que se deje proliferar el #dengue y el #zika como si nada. #GuateSinSalud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124" calcext:value-type="float">
            <text:p>2124</text:p>
          </table:table-cell>
          <table:table-cell office:value-type="float" office:value="7.88090677766738E+017" calcext:value-type="float">
            <text:p>788090677766738000</text:p>
          </table:table-cell>
          <table:table-cell office:value-type="string" calcext:value-type="string">
            <text:p>2016-10-17 20:53:54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@atlgarza si ves ésto si sé escribir dengue . https:// twitter.com/monse_eg/statu s/788089260821753856 …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125" calcext:value-type="float">
            <text:p>2125</text:p>
          </table:table-cell>
          <table:table-cell office:value-type="float" office:value="7.8808947752475E+017" calcext:value-type="float">
            <text:p>788089477524750000</text:p>
          </table:table-cell>
          <table:table-cell office:value-type="string" calcext:value-type="string">
            <text:p>2016-10-17 20:49:08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No se cómo pueden amar el verano! Sol playa y arena? Para nosotros los pobres el verano es: sol radiactivo cortes de luz y dengue . Wiii! :/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126" calcext:value-type="float">
            <text:p>2126</text:p>
          </table:table-cell>
          <table:table-cell office:value-type="float" office:value="7.88089112653861E+017" calcext:value-type="float">
            <text:p>788089112653861000</text:p>
          </table:table-cell>
          <table:table-cell office:value-type="string" calcext:value-type="string">
            <text:p>2016-10-17 20:47:4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GuateSinSalud Una epidemia de #zika #dengue sería catastrófica en un sistema de salud colapsado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127" calcext:value-type="float">
            <text:p>2127</text:p>
          </table:table-cell>
          <table:table-cell office:value-type="float" office:value="7.88088670653907E+017" calcext:value-type="float">
            <text:p>788088670653907000</text:p>
          </table:table-cell>
          <table:table-cell office:value-type="string" calcext:value-type="string">
            <text:p>2016-10-17 20:45:55</text:p>
          </table:table-cell>
          <table:table-cell office:value-type="string" calcext:value-type="string">
            <text:p>Chiclayo, Peru</text:p>
          </table:table-cell>
          <table:table-cell office:value-type="float" office:value="-6.7666669" calcext:value-type="float">
            <text:p>-6.7666669</text:p>
          </table:table-cell>
          <table:table-cell office:value-type="float" office:value="-79.8499999" calcext:value-type="float">
            <text:p>-79.8499999</text:p>
          </table:table-cell>
          <table:table-cell table:number-columns-repeated="2"/>
          <table:table-cell office:value-type="string" calcext:value-type="string">
            <text:p>En mi sala sonando el trío los panchos y en mi cuarto sigo escuchando a Cox y a todo volumen no puedo seguir tan deng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128" calcext:value-type="float">
            <text:p>2128</text:p>
          </table:table-cell>
          <table:table-cell office:value-type="float" office:value="7.88087437742445E+017" calcext:value-type="float">
            <text:p>788087437742445000</text:p>
          </table:table-cell>
          <table:table-cell office:value-type="string" calcext:value-type="string">
            <text:p>2016-10-17 20:41:01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#Fiebre <text:s/>dolor de articulaciones y malestar. Síntomas del #dengue #zika #GuateSinSalud .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129" calcext:value-type="float">
            <text:p>2129</text:p>
          </table:table-cell>
          <table:table-cell office:value-type="float" office:value="7.88086216046576E+017" calcext:value-type="float">
            <text:p>788086216046576000</text:p>
          </table:table-cell>
          <table:table-cell office:value-type="string" calcext:value-type="string">
            <text:p>2016-10-17 20:36:10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El gobierno controlando los mosquitos del #zika #dengue #GuateSinSalud pic.twitter.com/yeZa2Ysoz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130" calcext:value-type="float">
            <text:p>2130</text:p>
          </table:table-cell>
          <table:table-cell office:value-type="float" office:value="7.88083864094716E+017" calcext:value-type="float">
            <text:p>788083864094716000</text:p>
          </table:table-cell>
          <table:table-cell office:value-type="string" calcext:value-type="string">
            <text:p>2016-10-17 20:26:49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@atlgarza si tenía dengue Y aún así fuí a verte Y tú ni siquiera has visto mi tweet Fijo alv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131" calcext:value-type="float">
            <text:p>2131</text:p>
          </table:table-cell>
          <table:table-cell office:value-type="float" office:value="7.88083006657311E+017" calcext:value-type="float">
            <text:p>788083006657311000</text:p>
          </table:table-cell>
          <table:table-cell office:value-type="string" calcext:value-type="string">
            <text:p>2016-10-17 20:23:25</text:p>
          </table:table-cell>
          <table:table-cell office:value-type="string" calcext:value-type="string">
            <text:p>Atizapán de Zaragoza, México</text:p>
          </table:table-cell>
          <table:table-cell office:value-type="float" office:value="19.56401705" calcext:value-type="float">
            <text:p>19.56401705</text:p>
          </table:table-cell>
          <table:table-cell office:value-type="float" office:value="-99.2795306824181" calcext:value-type="float">
            <text:p>-99.2795306824</text:p>
          </table:table-cell>
          <table:table-cell table:number-columns-repeated="2"/>
          <table:table-cell office:value-type="string" calcext:value-type="string">
            <text:p>@HannaFtAtl jajaja dengue te miras guapa siempr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132" calcext:value-type="float">
            <text:p>2132</text:p>
          </table:table-cell>
          <table:table-cell office:value-type="float" office:value="7.88077739207172E+017" calcext:value-type="float">
            <text:p>788077739207172000</text:p>
          </table:table-cell>
          <table:table-cell office:value-type="string" calcext:value-type="string">
            <text:p>2016-10-17 20:02:29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ra só o q me faltava ter deng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133" calcext:value-type="float">
            <text:p>2133</text:p>
          </table:table-cell>
          <table:table-cell office:value-type="float" office:value="7.88077393965683E+017" calcext:value-type="float">
            <text:p>788077393965683000</text:p>
          </table:table-cell>
          <table:table-cell office:value-type="string" calcext:value-type="string">
            <text:p>2016-10-17 20:01:0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cho que matei um mosquito da deng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134" calcext:value-type="float">
            <text:p>2134</text:p>
          </table:table-cell>
          <table:table-cell office:value-type="float" office:value="7.8779110874307E+017" calcext:value-type="float">
            <text:p>787791108743070000</text:p>
          </table:table-cell>
          <table:table-cell office:value-type="string" calcext:value-type="string">
            <text:p>2016-10-17 01:03:31</text:p>
          </table:table-cell>
          <table:table-cell office:value-type="string" calcext:value-type="string">
            <text:p>Viamão, Brasil</text:p>
          </table:table-cell>
          <table:table-cell office:value-type="float" office:value="-30.0819337" calcext:value-type="float">
            <text:p>-30.0819337</text:p>
          </table:table-cell>
          <table:table-cell office:value-type="float" office:value="-51.0261926" calcext:value-type="float">
            <text:p>-51.0261926</text:p>
          </table:table-cell>
          <table:table-cell table:number-columns-repeated="2"/>
          <table:table-cell office:value-type="string" calcext:value-type="string">
            <text:p>Cala essa tua boca que tu é o foco da deng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135" calcext:value-type="float">
            <text:p>2135</text:p>
          </table:table-cell>
          <table:table-cell office:value-type="float" office:value="7.87783207131415E+017" calcext:value-type="float">
            <text:p>787783207131415000</text:p>
          </table:table-cell>
          <table:table-cell office:value-type="string" calcext:value-type="string">
            <text:p>2016-10-17 00:32:07</text:p>
          </table:table-cell>
          <table:table-cell office:value-type="string" calcext:value-type="string">
            <text:p>Vassouras, Brasil</text:p>
          </table:table-cell>
          <table:table-cell office:value-type="float" office:value="-22.4040393" calcext:value-type="float">
            <text:p>-22.4040393</text:p>
          </table:table-cell>
          <table:table-cell office:value-type="float" office:value="-43.6633852" calcext:value-type="float">
            <text:p>-43.6633852</text:p>
          </table:table-cell>
          <table:table-cell table:number-columns-repeated="2"/>
          <table:table-cell office:value-type="string" calcext:value-type="string">
            <text:p>Meu wpp deu deng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136" calcext:value-type="float">
            <text:p>2136</text:p>
          </table:table-cell>
          <table:table-cell office:value-type="float" office:value="7.87782904348832E+017" calcext:value-type="float">
            <text:p>787782904348832000</text:p>
          </table:table-cell>
          <table:table-cell office:value-type="string" calcext:value-type="string">
            <text:p>2016-10-17 00:30:5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Cuando la @ANDEOficial nos falla los mosquitos se hallan porque hay más victimas potenciales. Ande off dengue on.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137" calcext:value-type="float">
            <text:p>2137</text:p>
          </table:table-cell>
          <table:table-cell office:value-type="float" office:value="7.87774123007238E+017" calcext:value-type="float">
            <text:p>787774123007238000</text:p>
          </table:table-cell>
          <table:table-cell office:value-type="string" calcext:value-type="string">
            <text:p>2016-10-16 23:56:01</text:p>
          </table:table-cell>
          <table:table-cell office:value-type="string" calcext:value-type="string">
            <text:p>Manatí, Puerto Rico</text:p>
          </table:table-cell>
          <table:table-cell office:value-type="float" office:value="18.4182467" calcext:value-type="float">
            <text:p>18.4182467</text:p>
          </table:table-cell>
          <table:table-cell office:value-type="float" office:value="-66.4917798720554" calcext:value-type="float">
            <text:p>-66.4917798721</text:p>
          </table:table-cell>
          <table:table-cell table:number-columns-repeated="2"/>
          <table:table-cell office:value-type="string" calcext:value-type="string">
            <text:p>Yo soy de ese 0.01% que nunca le ha dado ni Chikungunya Sika y Dengue .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138" calcext:value-type="float">
            <text:p>2138</text:p>
          </table:table-cell>
          <table:table-cell office:value-type="float" office:value="7.87769548250444E+017" calcext:value-type="float">
            <text:p>787769548250444000</text:p>
          </table:table-cell>
          <table:table-cell office:value-type="string" calcext:value-type="string">
            <text:p>2016-10-16 23:3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tl ta mais parada que as águas que dão criadouro pra mosquito da deng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139" calcext:value-type="float">
            <text:p>2139</text:p>
          </table:table-cell>
          <table:table-cell office:value-type="float" office:value="7.877616665409E+017" calcext:value-type="float">
            <text:p>787761666540900000</text:p>
          </table:table-cell>
          <table:table-cell office:value-type="string" calcext:value-type="string">
            <text:p>2016-10-16 23:06:31</text:p>
          </table:table-cell>
          <table:table-cell office:value-type="string" calcext:value-type="string">
            <text:p>Barbosa Ferraz, Brasil</text:p>
          </table:table-cell>
          <table:table-cell office:value-type="float" office:value="-24.0287181" calcext:value-type="float">
            <text:p>-24.0287181</text:p>
          </table:table-cell>
          <table:table-cell office:value-type="float" office:value="-52.0081099" calcext:value-type="float">
            <text:p>-52.0081099</text:p>
          </table:table-cell>
          <table:table-cell table:number-columns-repeated="2"/>
          <table:table-cell office:value-type="string" calcext:value-type="string">
            <text:p>@becaaro @EstefaniLoyane ninguém segura essa Olivia Tá que nem dengue cheio de casos por aí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140" calcext:value-type="float">
            <text:p>2140</text:p>
          </table:table-cell>
          <table:table-cell office:value-type="float" office:value="7.87754634068701E+017" calcext:value-type="float">
            <text:p>787754634068701000</text:p>
          </table:table-cell>
          <table:table-cell office:value-type="string" calcext:value-type="string">
            <text:p>2016-10-16 22:38:35</text:p>
          </table:table-cell>
          <table:table-cell office:value-type="string" calcext:value-type="string">
            <text:p>Boca del Río, Veracruz de Ignacio de la Llave</text:p>
          </table:table-cell>
          <table:table-cell office:value-type="float" office:value="19.11300805" calcext:value-type="float">
            <text:p>19.11300805</text:p>
          </table:table-cell>
          <table:table-cell office:value-type="float" office:value="-96.1119501282736" calcext:value-type="float">
            <text:p>-96.1119501283</text:p>
          </table:table-cell>
          <table:table-cell table:number-columns-repeated="2"/>
          <table:table-cell office:value-type="string" calcext:value-type="string">
            <text:p>@AnyMarqu3zz jaja yo opino que fué dengue hemorrágico esta en terapia intensiva tu móvil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141" calcext:value-type="float">
            <text:p>2141</text:p>
          </table:table-cell>
          <table:table-cell office:value-type="float" office:value="7.87699940080353E+017" calcext:value-type="float">
            <text:p>787699940080353000</text:p>
          </table:table-cell>
          <table:table-cell office:value-type="string" calcext:value-type="string">
            <text:p>2016-10-16 19:01:15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@nataliarocha507 suspeita de deng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143" calcext:value-type="float">
            <text:p>2143</text:p>
          </table:table-cell>
          <table:table-cell office:value-type="float" office:value="7.87691908151677E+017" calcext:value-type="float">
            <text:p>787691908151677000</text:p>
          </table:table-cell>
          <table:table-cell office:value-type="string" calcext:value-type="string">
            <text:p>2016-10-16 18:29:20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ojo con la llave dengue jaajajaj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144" calcext:value-type="float">
            <text:p>2144</text:p>
          </table:table-cell>
          <table:table-cell office:value-type="float" office:value="7.87690334968885E+017" calcext:value-type="float">
            <text:p>787690334968885000</text:p>
          </table:table-cell>
          <table:table-cell office:value-type="string" calcext:value-type="string">
            <text:p>2016-10-16 18:23:05</text:p>
          </table:table-cell>
          <table:table-cell office:value-type="string" calcext:value-type="string">
            <text:p>Tantoyuca, Veracruz de Ignacio de la Llave</text:p>
          </table:table-cell>
          <table:table-cell office:value-type="float" office:value="21.38968005" calcext:value-type="float">
            <text:p>21.38968005</text:p>
          </table:table-cell>
          <table:table-cell office:value-type="float" office:value="-98.1970799493175" calcext:value-type="float">
            <text:p>-98.1970799493</text:p>
          </table:table-cell>
          <table:table-cell table:number-columns-repeated="2"/>
          <table:table-cell office:value-type="string" calcext:value-type="string">
            <text:p>Que siempre no es dengue es zica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146" calcext:value-type="float">
            <text:p>2146</text:p>
          </table:table-cell>
          <table:table-cell office:value-type="float" office:value="7.87681563051958E+017" calcext:value-type="float">
            <text:p>787681563051958000</text:p>
          </table:table-cell>
          <table:table-cell office:value-type="string" calcext:value-type="string">
            <text:p>2016-10-16 17:48:13</text:p>
          </table:table-cell>
          <table:table-cell office:value-type="string" calcext:value-type="string">
            <text:p>Marabá, Brasil</text:p>
          </table:table-cell>
          <table:table-cell office:value-type="float" office:value="-5.346282" calcext:value-type="float">
            <text:p>-5.346282</text:p>
          </table:table-cell>
          <table:table-cell office:value-type="float" office:value="-49.10074" calcext:value-type="float">
            <text:p>-49.10074</text:p>
          </table:table-cell>
          <table:table-cell table:number-columns-repeated="2"/>
          <table:table-cell office:value-type="string" calcext:value-type="string">
            <text:p>Whatsapp mais parado que água de mosquito da deng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147" calcext:value-type="float">
            <text:p>2147</text:p>
          </table:table-cell>
          <table:table-cell office:value-type="float" office:value="7.87678181398577E+017" calcext:value-type="float">
            <text:p>787678181398577000</text:p>
          </table:table-cell>
          <table:table-cell office:value-type="string" calcext:value-type="string">
            <text:p>2016-10-16 17:34:47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Tô com o corpo doendo... Devo estar com dengue <text:s/>eu acho.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150" calcext:value-type="float">
            <text:p>2150</text:p>
          </table:table-cell>
          <table:table-cell office:value-type="float" office:value="7.8765525722461E+017" calcext:value-type="float">
            <text:p>787655257224610000</text:p>
          </table:table-cell>
          <table:table-cell office:value-type="string" calcext:value-type="string">
            <text:p>2016-10-16 16:03:41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Não estou gostando nada dessas dores no corpo e no fundo do olho ultima vez que fiquei assim tava c dengue espero que não passe de uma grip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151" calcext:value-type="float">
            <text:p>2151</text:p>
          </table:table-cell>
          <table:table-cell office:value-type="float" office:value="7.87650495817118E+017" calcext:value-type="float">
            <text:p>787650495817118000</text:p>
          </table:table-cell>
          <table:table-cell office:value-type="string" calcext:value-type="string">
            <text:p>2016-10-16 15:44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08 oct: #dengue /16 93.221 #chikún /16 19.105 #zika /15/16 104.619 @INSColombia @agaviriau @JuanManSantos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152" calcext:value-type="float">
            <text:p>2152</text:p>
          </table:table-cell>
          <table:table-cell office:value-type="float" office:value="7.87643361310175E+017" calcext:value-type="float">
            <text:p>787643361310175000</text:p>
          </table:table-cell>
          <table:table-cell office:value-type="string" calcext:value-type="string">
            <text:p>2016-10-16 15:16:25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Tava olhando aqui parece que to com suspeita de dengue pqp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161" calcext:value-type="float">
            <text:p>2161</text:p>
          </table:table-cell>
          <table:table-cell office:value-type="float" office:value="7.87557239284457E+017" calcext:value-type="float">
            <text:p>787557239284457000</text:p>
          </table:table-cell>
          <table:table-cell office:value-type="string" calcext:value-type="string">
            <text:p>2016-10-16 09:34:12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Kkkkkk para de distratar Amazônia rapaz kkkk Sampa n fica mt atrás no indice dengue . Teatro... Queria conte-me mais. #MPN #FifthHarmony https:// twitter.com/wtfkakis/statu s/787556844747259904 …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169" calcext:value-type="float">
            <text:p>2169</text:p>
          </table:table-cell>
          <table:table-cell office:value-type="float" office:value="7.87505851745636E+017" calcext:value-type="float">
            <text:p>787505851745636000</text:p>
          </table:table-cell>
          <table:table-cell office:value-type="string" calcext:value-type="string">
            <text:p>2016-10-16 06:10:00</text:p>
          </table:table-cell>
          <table:table-cell office:value-type="string" calcext:value-type="string">
            <text:p>Pará de Minas, Brasil</text:p>
          </table:table-cell>
          <table:table-cell office:value-type="float" office:value="-19.8599636" calcext:value-type="float">
            <text:p>-19.8599636</text:p>
          </table:table-cell>
          <table:table-cell office:value-type="float" office:value="-44.6075312" calcext:value-type="float">
            <text:p>-44.6075312</text:p>
          </table:table-cell>
          <table:table-cell table:number-columns-repeated="2"/>
          <table:table-cell office:value-type="string" calcext:value-type="string">
            <text:p>@Thaizao_ se eu morrer com aquela dengue eu volto kkkkkkkkk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171" calcext:value-type="float">
            <text:p>2171</text:p>
          </table:table-cell>
          <table:table-cell office:value-type="float" office:value="7.87499790565245E+017" calcext:value-type="float">
            <text:p>787499790565245000</text:p>
          </table:table-cell>
          <table:table-cell office:value-type="string" calcext:value-type="string">
            <text:p>2016-10-16 05:45:55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matei um mosquito sou muito matadora de Chico cunha zona vírus e dengue kakaka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172" calcext:value-type="float">
            <text:p>2172</text:p>
          </table:table-cell>
          <table:table-cell office:value-type="float" office:value="7.87496865822609E+017" calcext:value-type="float">
            <text:p>787496865822609000</text:p>
          </table:table-cell>
          <table:table-cell office:value-type="string" calcext:value-type="string">
            <text:p>2016-10-16 05:34:18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table:number-columns-repeated="2"/>
          <table:table-cell office:value-type="string" calcext:value-type="string">
            <text:p>Moço tu ta igual o mosquito da dengue <text:s/>cheio de casos por aí.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173" calcext:value-type="float">
            <text:p>2173</text:p>
          </table:table-cell>
          <table:table-cell office:value-type="float" office:value="7.87491595541094E+017" calcext:value-type="float">
            <text:p>787491595541094000</text:p>
          </table:table-cell>
          <table:table-cell office:value-type="string" calcext:value-type="string">
            <text:p>2016-10-16 05:13:21</text:p>
          </table:table-cell>
          <table:table-cell office:value-type="string" calcext:value-type="string">
            <text:p>Grecia, Costa Rica</text:p>
          </table:table-cell>
          <table:table-cell office:value-type="float" office:value="10.40709225" calcext:value-type="float">
            <text:p>10.40709225</text:p>
          </table:table-cell>
          <table:table-cell office:value-type="float" office:value="-84.2124139250781" calcext:value-type="float">
            <text:p>-84.2124139251</text:p>
          </table:table-cell>
          <table:table-cell table:number-columns-repeated="2"/>
          <table:table-cell office:value-type="string" calcext:value-type="string">
            <text:p>Grana Qué ??? Están con Dengue o Zika??? https:// twitter.com/GraderiaPopula r/status/787491001950547968 …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174" calcext:value-type="float">
            <text:p>2174</text:p>
          </table:table-cell>
          <table:table-cell office:value-type="float" office:value="7.87470976959259E+017" calcext:value-type="float">
            <text:p>787470976959259000</text:p>
          </table:table-cell>
          <table:table-cell office:value-type="string" calcext:value-type="string">
            <text:p>2016-10-16 03:51:26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table:number-columns-repeated="2"/>
          <table:table-cell office:value-type="string" calcext:value-type="string">
            <text:p>Mejor otras personas se han preocupado llamado y me han cuidado cuando me dio dengue y ahora lo de pie q a las q yo consideraba mis amigos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175" calcext:value-type="float">
            <text:p>2175</text:p>
          </table:table-cell>
          <table:table-cell office:value-type="float" office:value="7.87462019876266E+017" calcext:value-type="float">
            <text:p>787462019876266000</text:p>
          </table:table-cell>
          <table:table-cell office:value-type="string" calcext:value-type="string">
            <text:p>2016-10-16 03:15:5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CNNEE @Marisabel_R EL DENGUE PUEDE SER HMORRAGICO O SOLO FIEBRE EL CHICUNGULLA TE DUELE HASTA CUANDO HABLAS Y EL ZIKA SIENTES POCO DOLOR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176" calcext:value-type="float">
            <text:p>2176</text:p>
          </table:table-cell>
          <table:table-cell office:value-type="float" office:value="7.87455849690116E+017" calcext:value-type="float">
            <text:p>787455849690116000</text:p>
          </table:table-cell>
          <table:table-cell office:value-type="string" calcext:value-type="string">
            <text:p>2016-10-16 02:51:19</text:p>
          </table:table-cell>
          <table:table-cell office:value-type="string" calcext:value-type="string">
            <text:p>Esparza, Costa Rica</text:p>
          </table:table-cell>
          <table:table-cell office:value-type="float" office:value="9.99604495" calcext:value-type="float">
            <text:p>9.99604495</text:p>
          </table:table-cell>
          <table:table-cell office:value-type="float" office:value="-84.625563548427" calcext:value-type="float">
            <text:p>-84.6255635484</text:p>
          </table:table-cell>
          <table:table-cell table:number-columns-repeated="2"/>
          <table:table-cell office:value-type="string" calcext:value-type="string">
            <text:p>Central America: Dengue Zika:No problem! Indian Fever? Big problem! Catch it feel great. But killing all the Blue Jays here. #RallyTogether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77" calcext:value-type="float">
            <text:p>2177</text:p>
          </table:table-cell>
          <table:table-cell office:value-type="float" office:value="7.87448001912574E+017" calcext:value-type="float">
            <text:p>787448001912574000</text:p>
          </table:table-cell>
          <table:table-cell office:value-type="string" calcext:value-type="string">
            <text:p>2016-10-16 02:20:08</text:p>
          </table:table-cell>
          <table:table-cell office:value-type="string" calcext:value-type="string">
            <text:p>Vicente López, Argentina</text:p>
          </table:table-cell>
          <table:table-cell office:value-type="float" office:value="-34.5244483" calcext:value-type="float">
            <text:p>-34.5244483</text:p>
          </table:table-cell>
          <table:table-cell office:value-type="float" office:value="-58.5036281" calcext:value-type="float">
            <text:p>-58.5036281</text:p>
          </table:table-cell>
          <table:table-cell table:number-columns-repeated="2"/>
          <table:table-cell office:value-type="string" calcext:value-type="string">
            <text:p>Que dengue jajajajjaja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79" calcext:value-type="float">
            <text:p>2179</text:p>
          </table:table-cell>
          <table:table-cell office:value-type="float" office:value="7.87412546638713E+017" calcext:value-type="float">
            <text:p>787412546638713000</text:p>
          </table:table-cell>
          <table:table-cell office:value-type="string" calcext:value-type="string">
            <text:p>2016-10-15 23:59:1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gabizerax @Mogodoi_ mais parada que água da deng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80" calcext:value-type="float">
            <text:p>2180</text:p>
          </table:table-cell>
          <table:table-cell office:value-type="float" office:value="7.87411477099676E+017" calcext:value-type="float">
            <text:p>787411477099676000</text:p>
          </table:table-cell>
          <table:table-cell office:value-type="string" calcext:value-type="string">
            <text:p>2016-10-15 23:55:00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TO doente fiz exame a médica chega pra mim e diz: pode ser dengue ... No exame deu negativo que bosta hein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81" calcext:value-type="float">
            <text:p>2181</text:p>
          </table:table-cell>
          <table:table-cell office:value-type="float" office:value="7.87394123020038E+017" calcext:value-type="float">
            <text:p>787394123020038000</text:p>
          </table:table-cell>
          <table:table-cell office:value-type="string" calcext:value-type="string">
            <text:p>2016-10-15 22:46:02</text:p>
          </table:table-cell>
          <table:table-cell office:value-type="string" calcext:value-type="string">
            <text:p>Barra do Jacaré, Brasil</text:p>
          </table:table-cell>
          <table:table-cell office:value-type="float" office:value="-23.1151787" calcext:value-type="float">
            <text:p>-23.1151787</text:p>
          </table:table-cell>
          <table:table-cell office:value-type="float" office:value="-50.1813944" calcext:value-type="float">
            <text:p>-50.1813944</text:p>
          </table:table-cell>
          <table:table-cell table:number-columns-repeated="2"/>
          <table:table-cell office:value-type="string" calcext:value-type="string">
            <text:p>Suspeita de dengue de novo a não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182" calcext:value-type="float">
            <text:p>2182</text:p>
          </table:table-cell>
          <table:table-cell office:value-type="float" office:value="7.873923795234E+017" calcext:value-type="float">
            <text:p>787392379523400000</text:p>
          </table:table-cell>
          <table:table-cell office:value-type="string" calcext:value-type="string">
            <text:p>2016-10-15 22:39:06</text:p>
          </table:table-cell>
          <table:table-cell office:value-type="string" calcext:value-type="string">
            <text:p>San Carlos de Bariloche, Argentina</text:p>
          </table:table-cell>
          <table:table-cell office:value-type="float" office:value="-41.1334671" calcext:value-type="float">
            <text:p>-41.1334671</text:p>
          </table:table-cell>
          <table:table-cell office:value-type="float" office:value="-71.3099935" calcext:value-type="float">
            <text:p>-71.3099935</text:p>
          </table:table-cell>
          <table:table-cell table:number-columns-repeated="2"/>
          <table:table-cell office:value-type="string" calcext:value-type="string">
            <text:p>@alexcaniggia sos un Gil... Matate!! Ojalá te agarre dengue .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183" calcext:value-type="float">
            <text:p>2183</text:p>
          </table:table-cell>
          <table:table-cell office:value-type="float" office:value="7.87367816404107E+017" calcext:value-type="float">
            <text:p>787367816404107000</text:p>
          </table:table-cell>
          <table:table-cell office:value-type="string" calcext:value-type="string">
            <text:p>2016-10-15 21:01:30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de los creadores de dengue pared llega dengue puentee jajajajajajajaja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84" calcext:value-type="float">
            <text:p>2184</text:p>
          </table:table-cell>
          <table:table-cell office:value-type="float" office:value="7.87363673715069E+017" calcext:value-type="float">
            <text:p>787363673715069000</text:p>
          </table:table-cell>
          <table:table-cell office:value-type="string" calcext:value-type="string">
            <text:p>2016-10-15 20:45:02</text:p>
          </table:table-cell>
          <table:table-cell office:value-type="string" calcext:value-type="string">
            <text:p>Ciudad Madero, Tamaulipas</text:p>
          </table:table-cell>
          <table:table-cell office:value-type="float" office:value="22.2783046" calcext:value-type="float">
            <text:p>22.2783046</text:p>
          </table:table-cell>
          <table:table-cell office:value-type="float" office:value="-97.8242685088555" calcext:value-type="float">
            <text:p>-97.8242685089</text:p>
          </table:table-cell>
          <table:table-cell table:number-columns-repeated="2"/>
          <table:table-cell office:value-type="string" calcext:value-type="string">
            <text:p>Dengue mode on… porque no hubo mosquito que resistiera mi belleza… porque no hay padecimiento… https://www. instagram.com/p/BLmBZ-Hhfe-/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185" calcext:value-type="float">
            <text:p>2185</text:p>
          </table:table-cell>
          <table:table-cell office:value-type="float" office:value="7.87356157279105E+017" calcext:value-type="float">
            <text:p>787356157279105000</text:p>
          </table:table-cell>
          <table:table-cell office:value-type="string" calcext:value-type="string">
            <text:p>2016-10-15 20:15:10</text:p>
          </table:table-cell>
          <table:table-cell office:value-type="string" calcext:value-type="string">
            <text:p>Lanús Oeste, Argentina</text:p>
          </table:table-cell>
          <table:table-cell office:value-type="float" office:value="-34.7035416" calcext:value-type="float">
            <text:p>-34.7035416</text:p>
          </table:table-cell>
          <table:table-cell office:value-type="float" office:value="-58.4005119" calcext:value-type="float">
            <text:p>-58.4005119</text:p>
          </table:table-cell>
          <table:table-cell table:number-columns-repeated="2"/>
          <table:table-cell office:value-type="string" calcext:value-type="string">
            <text:p>@Carlacuerva Dengue para todos.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186" calcext:value-type="float">
            <text:p>2186</text:p>
          </table:table-cell>
          <table:table-cell office:value-type="float" office:value="7.87352298179666E+017" calcext:value-type="float">
            <text:p>787352298179666000</text:p>
          </table:table-cell>
          <table:table-cell office:value-type="string" calcext:value-type="string">
            <text:p>2016-10-15 19:59:50</text:p>
          </table:table-cell>
          <table:table-cell office:value-type="string" calcext:value-type="string">
            <text:p>Pilar, Argentina</text:p>
          </table:table-cell>
          <table:table-cell office:value-type="float" office:value="-47.0083972" calcext:value-type="float">
            <text:p>-47.0083972</text:p>
          </table:table-cell>
          <table:table-cell office:value-type="float" office:value="-68.1719908879376" calcext:value-type="float">
            <text:p>-68.1719908879</text:p>
          </table:table-cell>
          <table:table-cell table:number-columns-repeated="2"/>
          <table:table-cell office:value-type="string" calcext:value-type="string">
            <text:p>Dengue 'autoctono' en la matanza. No hay remat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192" calcext:value-type="float">
            <text:p>2192</text:p>
          </table:table-cell>
          <table:table-cell office:value-type="float" office:value="7.87328649431175E+017" calcext:value-type="float">
            <text:p>787328649431175000</text:p>
          </table:table-cell>
          <table:table-cell office:value-type="string" calcext:value-type="string">
            <text:p>2016-10-15 18:25:52</text:p>
          </table:table-cell>
          <table:table-cell office:value-type="string" calcext:value-type="string">
            <text:p>Zaragoza, El Salvador</text:p>
          </table:table-cell>
          <table:table-cell office:value-type="float" office:value="13.588673" calcext:value-type="float">
            <text:p>13.588673</text:p>
          </table:table-cell>
          <table:table-cell office:value-type="float" office:value="-89.2879144" calcext:value-type="float">
            <text:p>-89.2879144</text:p>
          </table:table-cell>
          <table:table-cell table:number-columns-repeated="2"/>
          <table:table-cell office:value-type="string" calcext:value-type="string">
            <text:p>En @BuenVivir_SV el @isss_gob_sv imparte una charla sobre la prevención del Dengue pic.twitter.com/UslFdCWodm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193" calcext:value-type="float">
            <text:p>2193</text:p>
          </table:table-cell>
          <table:table-cell office:value-type="float" office:value="7.8732589836213E+017" calcext:value-type="float">
            <text:p>787325898362130000</text:p>
          </table:table-cell>
          <table:table-cell office:value-type="string" calcext:value-type="string">
            <text:p>2016-10-15 18:14:56</text:p>
          </table:table-cell>
          <table:table-cell office:value-type="string" calcext:value-type="string">
            <text:p>Baixo Guandu, Brasil</text:p>
          </table:table-cell>
          <table:table-cell office:value-type="float" office:value="-19.5138321" calcext:value-type="float">
            <text:p>-19.5138321</text:p>
          </table:table-cell>
          <table:table-cell office:value-type="float" office:value="-41.0182088" calcext:value-type="float">
            <text:p>-41.0182088</text:p>
          </table:table-cell>
          <table:table-cell table:number-columns-repeated="2"/>
          <table:table-cell office:value-type="string" calcext:value-type="string">
            <text:p>Meu snap ta tão parado q se tivesse água já estaria com foco de dengu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194" calcext:value-type="float">
            <text:p>2194</text:p>
          </table:table-cell>
          <table:table-cell office:value-type="float" office:value="7.87325352150376E+017" calcext:value-type="float">
            <text:p>787325352150376000</text:p>
          </table:table-cell>
          <table:table-cell office:value-type="string" calcext:value-type="string">
            <text:p>2016-10-15 18:12:46</text:p>
          </table:table-cell>
          <table:table-cell office:value-type="string" calcext:value-type="string">
            <text:p>Ecatepec de Morelos, México</text:p>
          </table:table-cell>
          <table:table-cell office:value-type="float" office:value="19.5717968" calcext:value-type="float">
            <text:p>19.5717968</text:p>
          </table:table-cell>
          <table:table-cell office:value-type="float" office:value="-99.0445352416788" calcext:value-type="float">
            <text:p>-99.0445352417</text:p>
          </table:table-cell>
          <table:table-cell table:number-columns-repeated="2"/>
          <table:table-cell office:value-type="string" calcext:value-type="string">
            <text:p>Excelente servicio pero los moscos son la muerte cuidado con las enfermedades #Zika #Chikungunya #dengue @VIPS_MX las Américas Ecatepec pic.twitter.com/IosChKr5rW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196" calcext:value-type="float">
            <text:p>2196</text:p>
          </table:table-cell>
          <table:table-cell office:value-type="float" office:value="7.87315948655026E+017" calcext:value-type="float">
            <text:p>787315948655026000</text:p>
          </table:table-cell>
          <table:table-cell office:value-type="string" calcext:value-type="string">
            <text:p>2016-10-15 17:35:2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Fumigación en el canal de la colonia Briseño Zapopan #dengue #zika #chikungunya @SOS_Mural @_EnGdl @ENZAPOPAN__ @SSalud_mx @ocho_tv pic.twitter.com/KXmE305EGn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198" calcext:value-type="float">
            <text:p>2198</text:p>
          </table:table-cell>
          <table:table-cell office:value-type="float" office:value="7.87311506136465E+017" calcext:value-type="float">
            <text:p>787311506136465000</text:p>
          </table:table-cell>
          <table:table-cell office:value-type="string" calcext:value-type="string">
            <text:p>2016-10-15 17:17:45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Será q a dengue vai predominar nas mesmas cidades d ano passado? Será q o min da saúde as secretarias ñ trabalharam p evitar a repetição?.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99" calcext:value-type="float">
            <text:p>2199</text:p>
          </table:table-cell>
          <table:table-cell office:value-type="float" office:value="7.87309404248998E+017" calcext:value-type="float">
            <text:p>787309404248998000</text:p>
          </table:table-cell>
          <table:table-cell office:value-type="string" calcext:value-type="string">
            <text:p>2016-10-15 17:09:24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O verão está bem próximo e c ele a Dengue . O q foi feito efetivamente na prevenção d doença? Estão esperando o início d caos p publicidade?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202" calcext:value-type="float">
            <text:p>2202</text:p>
          </table:table-cell>
          <table:table-cell office:value-type="float" office:value="7.87279671939461E+017" calcext:value-type="float">
            <text:p>787279671939461000</text:p>
          </table:table-cell>
          <table:table-cell office:value-type="string" calcext:value-type="string">
            <text:p>2016-10-15 15:11:15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Amanhã vou pra porto e pelo menos dessa vez não estarei nem com dengue zika e nem menstruada PQ da última vez eu tava assim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220" calcext:value-type="float">
            <text:p>2220</text:p>
          </table:table-cell>
          <table:table-cell office:value-type="float" office:value="7.8713251605028E+017" calcext:value-type="float">
            <text:p>787132516050280000</text:p>
          </table:table-cell>
          <table:table-cell office:value-type="string" calcext:value-type="string">
            <text:p>2016-10-15 05:26:30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pp tá dando dengue já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221" calcext:value-type="float">
            <text:p>2221</text:p>
          </table:table-cell>
          <table:table-cell office:value-type="float" office:value="7.87127178160996E+017" calcext:value-type="float">
            <text:p>787127178160996000</text:p>
          </table:table-cell>
          <table:table-cell office:value-type="string" calcext:value-type="string">
            <text:p>2016-10-15 05:05:18</text:p>
          </table:table-cell>
          <table:table-cell office:value-type="string" calcext:value-type="string">
            <text:p>Divinópolis, Brasil</text:p>
          </table:table-cell>
          <table:table-cell office:value-type="float" office:value="-20.1434558" calcext:value-type="float">
            <text:p>-20.1434558</text:p>
          </table:table-cell>
          <table:table-cell office:value-type="float" office:value="-44.8912499" calcext:value-type="float">
            <text:p>-44.8912499</text:p>
          </table:table-cell>
          <table:table-cell table:number-columns-repeated="2"/>
          <table:table-cell office:value-type="string" calcext:value-type="string">
            <text:p>Os mlk ta com dengu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222" calcext:value-type="float">
            <text:p>2222</text:p>
          </table:table-cell>
          <table:table-cell office:value-type="float" office:value="7.87122511603495E+017" calcext:value-type="float">
            <text:p>787122511603495000</text:p>
          </table:table-cell>
          <table:table-cell office:value-type="string" calcext:value-type="string">
            <text:p>2016-10-15 04:46:45</text:p>
          </table:table-cell>
          <table:table-cell office:value-type="string" calcext:value-type="string">
            <text:p>Camocim de São Félix, Brasil</text:p>
          </table:table-cell>
          <table:table-cell office:value-type="float" office:value="-8.34053785" calcext:value-type="float">
            <text:p>-8.34053785</text:p>
          </table:table-cell>
          <table:table-cell office:value-type="float" office:value="-35.7700558711042" calcext:value-type="float">
            <text:p>-35.7700558711</text:p>
          </table:table-cell>
          <table:table-cell table:number-columns-repeated="2"/>
          <table:table-cell office:value-type="string" calcext:value-type="string">
            <text:p>Se meu whatsapp ficar mais parado vai criar dengue :'(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224" calcext:value-type="float">
            <text:p>2224</text:p>
          </table:table-cell>
          <table:table-cell office:value-type="float" office:value="7.87096089593844E+017" calcext:value-type="float">
            <text:p>787096089593844000</text:p>
          </table:table-cell>
          <table:table-cell office:value-type="string" calcext:value-type="string">
            <text:p>2016-10-15 03:01:45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@AiluuParras ja sos un dengue chau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225" calcext:value-type="float">
            <text:p>2225</text:p>
          </table:table-cell>
          <table:table-cell office:value-type="float" office:value="7.87088709426577E+017" calcext:value-type="float">
            <text:p>787088709426577000</text:p>
          </table:table-cell>
          <table:table-cell office:value-type="string" calcext:value-type="string">
            <text:p>2016-10-15 02:32:26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Gente porca! Nunca vi! Acumulado água nos lixos muiiiittooosss mosquitos. A dengue será presente! Que Deus afaste essa praga de nós.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226" calcext:value-type="float">
            <text:p>2226</text:p>
          </table:table-cell>
          <table:table-cell office:value-type="float" office:value="7.87087478750605E+017" calcext:value-type="float">
            <text:p>787087478750605000</text:p>
          </table:table-cell>
          <table:table-cell office:value-type="string" calcext:value-type="string">
            <text:p>2016-10-15 02:27:32</text:p>
          </table:table-cell>
          <table:table-cell office:value-type="string" calcext:value-type="string">
            <text:p>Santo Antônio do Monte, Brasil</text:p>
          </table:table-cell>
          <table:table-cell office:value-type="float" office:value="-20.0869439" calcext:value-type="float">
            <text:p>-20.0869439</text:p>
          </table:table-cell>
          <table:table-cell office:value-type="float" office:value="-45.2905549" calcext:value-type="float">
            <text:p>-45.2905549</text:p>
          </table:table-cell>
          <table:table-cell table:number-columns-repeated="2"/>
          <table:table-cell office:value-type="string" calcext:value-type="string">
            <text:p>mano Zika eh um cara massa coisa assim né o pernalonga da dengue não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227" calcext:value-type="float">
            <text:p>2227</text:p>
          </table:table-cell>
          <table:table-cell office:value-type="float" office:value="7.87073876924699E+017" calcext:value-type="float">
            <text:p>787073876924699000</text:p>
          </table:table-cell>
          <table:table-cell office:value-type="string" calcext:value-type="string">
            <text:p>2016-10-15 01:33:30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será dengue ou só cansaço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228" calcext:value-type="float">
            <text:p>2228</text:p>
          </table:table-cell>
          <table:table-cell office:value-type="float" office:value="7.87072191057846E+017" calcext:value-type="float">
            <text:p>787072191057846000</text:p>
          </table:table-cell>
          <table:table-cell office:value-type="string" calcext:value-type="string">
            <text:p>2016-10-15 01:26:4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Outros: para dengue e malária https:// twitter.com/estrela_ada/st atus/787071818242949121 …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229" calcext:value-type="float">
            <text:p>2229</text:p>
          </table:table-cell>
          <table:table-cell office:value-type="float" office:value="7.87069052426547E+017" calcext:value-type="float">
            <text:p>787069052426547000</text:p>
          </table:table-cell>
          <table:table-cell office:value-type="string" calcext:value-type="string">
            <text:p>2016-10-15 01:14:19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estrela_ada @Aline_Ollivr dengu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231" calcext:value-type="float">
            <text:p>2231</text:p>
          </table:table-cell>
          <table:table-cell office:value-type="float" office:value="7.87057689532699E+017" calcext:value-type="float">
            <text:p>787057689532699000</text:p>
          </table:table-cell>
          <table:table-cell office:value-type="string" calcext:value-type="string">
            <text:p>2016-10-15 00:29:10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Dengue : intiman a propietarios que no limpian sus baldíos en Posadas http://www. yamisiones.com/?modulo=notici a&amp;id=104593 … pic.twitter.com/ShEuAXez0g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32" calcext:value-type="float">
            <text:p>2232</text:p>
          </table:table-cell>
          <table:table-cell office:value-type="float" office:value="7.87043356710928E+017" calcext:value-type="float">
            <text:p>787043356710928000</text:p>
          </table:table-cell>
          <table:table-cell office:value-type="string" calcext:value-type="string">
            <text:p>2016-10-14 23:32:13</text:p>
          </table:table-cell>
          <table:table-cell office:value-type="string" calcext:value-type="string">
            <text:p>Mauá, Brasil</text:p>
          </table:table-cell>
          <table:table-cell office:value-type="float" office:value="-23.6676699" calcext:value-type="float">
            <text:p>-23.6676699</text:p>
          </table:table-cell>
          <table:table-cell office:value-type="float" office:value="-46.4612629" calcext:value-type="float">
            <text:p>-46.4612629</text:p>
          </table:table-cell>
          <table:table-cell table:number-columns-repeated="2"/>
          <table:table-cell office:value-type="string" calcext:value-type="string">
            <text:p>Isso aqui ta mais parado que água de dengu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233" calcext:value-type="float">
            <text:p>2233</text:p>
          </table:table-cell>
          <table:table-cell office:value-type="float" office:value="7.87041123114123E+017" calcext:value-type="float">
            <text:p>787041123114123000</text:p>
          </table:table-cell>
          <table:table-cell office:value-type="string" calcext:value-type="string">
            <text:p>2016-10-14 23:23:20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carai ufes ta c mto mosquito na moral vo pegar dengu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234" calcext:value-type="float">
            <text:p>2234</text:p>
          </table:table-cell>
          <table:table-cell office:value-type="float" office:value="7.87037192266871E+017" calcext:value-type="float">
            <text:p>787037192266871000</text:p>
          </table:table-cell>
          <table:table-cell office:value-type="string" calcext:value-type="string">
            <text:p>2016-10-14 23:07:4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URBANO con @MinistroSalud Walter Villalba interbrote y previsiones x Dengue y acciones concretas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235" calcext:value-type="float">
            <text:p>2235</text:p>
          </table:table-cell>
          <table:table-cell office:value-type="float" office:value="7.87030576616342E+017" calcext:value-type="float">
            <text:p>787030576616342000</text:p>
          </table:table-cell>
          <table:table-cell office:value-type="string" calcext:value-type="string">
            <text:p>2016-10-14 22:41:26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Gleisse tá deixando o copo dar dengue <text:s/>essa minha tia é foda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236" calcext:value-type="float">
            <text:p>2236</text:p>
          </table:table-cell>
          <table:table-cell office:value-type="float" office:value="7.87027070849286E+017" calcext:value-type="float">
            <text:p>787027070849286000</text:p>
          </table:table-cell>
          <table:table-cell office:value-type="string" calcext:value-type="string">
            <text:p>2016-10-14 22:27:30</text:p>
          </table:table-cell>
          <table:table-cell office:value-type="string" calcext:value-type="string">
            <text:p>Navegantes, Brasil</text:p>
          </table:table-cell>
          <table:table-cell office:value-type="float" office:value="-26.8898812" calcext:value-type="float">
            <text:p>-26.8898812</text:p>
          </table:table-cell>
          <table:table-cell office:value-type="float" office:value="-48.6495827" calcext:value-type="float">
            <text:p>-48.6495827</text:p>
          </table:table-cell>
          <table:table-cell table:number-columns-repeated="2"/>
          <table:table-cell office:value-type="string" calcext:value-type="string">
            <text:p>Wpp mais parado que água com dengu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240" calcext:value-type="float">
            <text:p>2240</text:p>
          </table:table-cell>
          <table:table-cell office:value-type="float" office:value="7.87009676688888E+017" calcext:value-type="float">
            <text:p>787009676688888000</text:p>
          </table:table-cell>
          <table:table-cell office:value-type="string" calcext:value-type="string">
            <text:p>2016-10-14 21:18:23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Meu whatsapp vai dar dengue logo logo...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241" calcext:value-type="float">
            <text:p>2241</text:p>
          </table:table-cell>
          <table:table-cell office:value-type="float" office:value="7.86988114610979E+017" calcext:value-type="float">
            <text:p>786988114610979000</text:p>
          </table:table-cell>
          <table:table-cell office:value-type="string" calcext:value-type="string">
            <text:p>2016-10-14 19:52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o com medo de estar com dengue de novo :/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243" calcext:value-type="float">
            <text:p>2243</text:p>
          </table:table-cell>
          <table:table-cell office:value-type="float" office:value="7.86981782432391E+017" calcext:value-type="float">
            <text:p>786981782432391000</text:p>
          </table:table-cell>
          <table:table-cell office:value-type="string" calcext:value-type="string">
            <text:p>2016-10-14 19:27:3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celular está mais parado que água da dengue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248" calcext:value-type="float">
            <text:p>2248</text:p>
          </table:table-cell>
          <table:table-cell office:value-type="float" office:value="7.86953425309368E+017" calcext:value-type="float">
            <text:p>786953425309368000</text:p>
          </table:table-cell>
          <table:table-cell office:value-type="string" calcext:value-type="string">
            <text:p>2016-10-14 17:34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Adriely_Telles chega tá parecendo foco da dengue de tão parado que meu wpp tá parado pessoalmente? Abaixo a cabeça e findo que nem vi.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254" calcext:value-type="float">
            <text:p>2254</text:p>
          </table:table-cell>
          <table:table-cell office:value-type="float" office:value="7.86932054936187E+017" calcext:value-type="float">
            <text:p>786932054936187000</text:p>
          </table:table-cell>
          <table:table-cell office:value-type="string" calcext:value-type="string">
            <text:p>2016-10-14 16:09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1 oct: #dengue /16 92.110 #chikún /16 19.055 #zika /15/16 104.465 @INSColombia @MinSaludCol @opsoms @WHO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257" calcext:value-type="float">
            <text:p>2257</text:p>
          </table:table-cell>
          <table:table-cell office:value-type="float" office:value="7.86911524367507E+017" calcext:value-type="float">
            <text:p>786911524367507000</text:p>
          </table:table-cell>
          <table:table-cell office:value-type="string" calcext:value-type="string">
            <text:p>2016-10-14 14:48:2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thspodepah um bjo pro dengu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258" calcext:value-type="float">
            <text:p>2258</text:p>
          </table:table-cell>
          <table:table-cell office:value-type="float" office:value="7.86911451592192E+017" calcext:value-type="float">
            <text:p>786911451592192000</text:p>
          </table:table-cell>
          <table:table-cell office:value-type="string" calcext:value-type="string">
            <text:p>2016-10-14 14:48:0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dd de dengue dengue dengue por onde anda dengue dengue dengue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60" calcext:value-type="float">
            <text:p>2260</text:p>
          </table:table-cell>
          <table:table-cell office:value-type="float" office:value="7.86905374183928E+017" calcext:value-type="float">
            <text:p>786905374183928000</text:p>
          </table:table-cell>
          <table:table-cell office:value-type="string" calcext:value-type="string">
            <text:p>2016-10-14 14:23:55</text:p>
          </table:table-cell>
          <table:table-cell office:value-type="string" calcext:value-type="string">
            <text:p>Jiutepec, Morelos</text:p>
          </table:table-cell>
          <table:table-cell office:value-type="float" office:value="18.88638935" calcext:value-type="float">
            <text:p>18.88638935</text:p>
          </table:table-cell>
          <table:table-cell office:value-type="float" office:value="-99.1701223011532" calcext:value-type="float">
            <text:p>-99.1701223012</text:p>
          </table:table-cell>
          <table:table-cell table:number-columns-repeated="2"/>
          <table:table-cell office:value-type="string" calcext:value-type="string">
            <text:p>. @ElTxoroMatutino quien les entiende? Si no la limpian habría moscos <text:s/>zika dengue <text:s/>etc. Crítica ar por criticar es su manera de vender?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267" calcext:value-type="float">
            <text:p>2267</text:p>
          </table:table-cell>
          <table:table-cell office:value-type="float" office:value="7.8685678624247E+017" calcext:value-type="float">
            <text:p>786856786242470000</text:p>
          </table:table-cell>
          <table:table-cell office:value-type="string" calcext:value-type="string">
            <text:p>2016-10-14 11:10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erio q eu fui picado por uma dengue dentro do busao pra central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275" calcext:value-type="float">
            <text:p>2275</text:p>
          </table:table-cell>
          <table:table-cell office:value-type="float" office:value="7.86797066974482E+017" calcext:value-type="float">
            <text:p>786797066974482000</text:p>
          </table:table-cell>
          <table:table-cell office:value-type="string" calcext:value-type="string">
            <text:p>2016-10-14 07:13:33</text:p>
          </table:table-cell>
          <table:table-cell office:value-type="string" calcext:value-type="string">
            <text:p>El Mante, Tamaulipas</text:p>
          </table:table-cell>
          <table:table-cell office:value-type="float" office:value="22.60787365" calcext:value-type="float">
            <text:p>22.60787365</text:p>
          </table:table-cell>
          <table:table-cell office:value-type="float" office:value="-98.9353413059303" calcext:value-type="float">
            <text:p>-98.9353413059</text:p>
          </table:table-cell>
          <table:table-cell table:number-columns-repeated="2"/>
          <table:table-cell office:value-type="string" calcext:value-type="string">
            <text:p>ACTIVA SALUD PROGRAMA INTENSIVO PARA EL CONTROL DEL DENGUE <text:s/>ZIKA Y CHIKUNGUNYA http://www. cuartopoderdetamaulipas.com.mx/activa-salud-p rograma-intensivo-para-el-control-del-dengue-zika-y-chikungunya/ … pic.twitter.com/4bkvq9lgKS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276" calcext:value-type="float">
            <text:p>2276</text:p>
          </table:table-cell>
          <table:table-cell office:value-type="float" office:value="7.86792408985895E+017" calcext:value-type="float">
            <text:p>786792408985895000</text:p>
          </table:table-cell>
          <table:table-cell office:value-type="string" calcext:value-type="string">
            <text:p>2016-10-14 06:55:02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Que tal dengue carajo #ResistancePerú por primera vez en #Lima #Perú sin duda el evento que todo raver peruano esperaba! Vamos a gozar!!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277" calcext:value-type="float">
            <text:p>2277</text:p>
          </table:table-cell>
          <table:table-cell office:value-type="float" office:value="7.86778423012327E+017" calcext:value-type="float">
            <text:p>786778423012327000</text:p>
          </table:table-cell>
          <table:table-cell office:value-type="string" calcext:value-type="string">
            <text:p>2016-10-14 05:59:28</text:p>
          </table:table-cell>
          <table:table-cell office:value-type="string" calcext:value-type="string">
            <text:p>Ijuí, Brasil</text:p>
          </table:table-cell>
          <table:table-cell office:value-type="float" office:value="-28.3880479" calcext:value-type="float">
            <text:p>-28.3880479</text:p>
          </table:table-cell>
          <table:table-cell office:value-type="float" office:value="-53.9199599" calcext:value-type="float">
            <text:p>-53.9199599</text:p>
          </table:table-cell>
          <table:table-cell table:number-columns-repeated="2"/>
          <table:table-cell office:value-type="string" calcext:value-type="string">
            <text:p>@fegrisch contra dengue ....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279" calcext:value-type="float">
            <text:p>2279</text:p>
          </table:table-cell>
          <table:table-cell office:value-type="float" office:value="7.86756754847699E+017" calcext:value-type="float">
            <text:p>786756754847699000</text:p>
          </table:table-cell>
          <table:table-cell office:value-type="string" calcext:value-type="string">
            <text:p>2016-10-14 04:33:2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cho que tô com dengue pois única explicação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280" calcext:value-type="float">
            <text:p>2280</text:p>
          </table:table-cell>
          <table:table-cell office:value-type="float" office:value="7.86741584826098E+017" calcext:value-type="float">
            <text:p>786741584826098000</text:p>
          </table:table-cell>
          <table:table-cell office:value-type="string" calcext:value-type="string">
            <text:p>2016-10-14 03:33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u wpp tava criando dengue jáai do nada vem um bando de gente falar comigo. Pra que isso?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281" calcext:value-type="float">
            <text:p>2281</text:p>
          </table:table-cell>
          <table:table-cell office:value-type="float" office:value="7.86739512445661E+017" calcext:value-type="float">
            <text:p>786739512445661000</text:p>
          </table:table-cell>
          <table:table-cell office:value-type="string" calcext:value-type="string">
            <text:p>2016-10-14 03:24:51</text:p>
          </table:table-cell>
          <table:table-cell office:value-type="string" calcext:value-type="string">
            <text:p>Chajarí, Argentina</text:p>
          </table:table-cell>
          <table:table-cell office:value-type="float" office:value="-30.756574" calcext:value-type="float">
            <text:p>-30.756574</text:p>
          </table:table-cell>
          <table:table-cell office:value-type="float" office:value="-57.9848988" calcext:value-type="float">
            <text:p>-57.9848988</text:p>
          </table:table-cell>
          <table:table-cell table:number-columns-repeated="2"/>
          <table:table-cell office:value-type="string" calcext:value-type="string">
            <text:p>Te pico el dengue me dice mama -_ forra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282" calcext:value-type="float">
            <text:p>2282</text:p>
          </table:table-cell>
          <table:table-cell office:value-type="float" office:value="7.86730231277158E+017" calcext:value-type="float">
            <text:p>786730231277158000</text:p>
          </table:table-cell>
          <table:table-cell office:value-type="string" calcext:value-type="string">
            <text:p>2016-10-14 02:47:58</text:p>
          </table:table-cell>
          <table:table-cell office:value-type="string" calcext:value-type="string">
            <text:p>Mongaguá, Brasil</text:p>
          </table:table-cell>
          <table:table-cell office:value-type="float" office:value="-24.0959453" calcext:value-type="float">
            <text:p>-24.0959453</text:p>
          </table:table-cell>
          <table:table-cell office:value-type="float" office:value="-46.623436" calcext:value-type="float">
            <text:p>-46.623436</text:p>
          </table:table-cell>
          <table:table-cell table:number-columns-repeated="2"/>
          <table:table-cell office:value-type="string" calcext:value-type="string">
            <text:p>Realmente Wesley não dá! E o Thiago Mendes pegou aquela dengue do Michel Bastos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283" calcext:value-type="float">
            <text:p>2283</text:p>
          </table:table-cell>
          <table:table-cell office:value-type="float" office:value="7.86711653924672E+017" calcext:value-type="float">
            <text:p>786711653924672000</text:p>
          </table:table-cell>
          <table:table-cell office:value-type="string" calcext:value-type="string">
            <text:p>2016-10-14 01:34:09</text:p>
          </table:table-cell>
          <table:table-cell office:value-type="string" calcext:value-type="string">
            <text:p>Acapulco de Juárez, Guerrero</text:p>
          </table:table-cell>
          <table:table-cell office:value-type="float" office:value="16.95879645" calcext:value-type="float">
            <text:p>16.95879645</text:p>
          </table:table-cell>
          <table:table-cell office:value-type="float" office:value="-99.6951334710223" calcext:value-type="float">
            <text:p>-99.695133471</text:p>
          </table:table-cell>
          <table:table-cell table:number-columns-repeated="2"/>
          <table:table-cell office:value-type="string" calcext:value-type="string">
            <text:p>@leos Por la Costa el malviaje es ahora ver un mosquito: Zika Dengue <text:s/>chinkunguña etc...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284" calcext:value-type="float">
            <text:p>2284</text:p>
          </table:table-cell>
          <table:table-cell office:value-type="float" office:value="7.86711045284954E+017" calcext:value-type="float">
            <text:p>786711045284954000</text:p>
          </table:table-cell>
          <table:table-cell office:value-type="string" calcext:value-type="string">
            <text:p>2016-10-14 01:31:44</text:p>
          </table:table-cell>
          <table:table-cell office:value-type="string" calcext:value-type="string">
            <text:p>Maricá, Brasil</text:p>
          </table:table-cell>
          <table:table-cell office:value-type="float" office:value="-22.9083992" calcext:value-type="float">
            <text:p>-22.9083992</text:p>
          </table:table-cell>
          <table:table-cell office:value-type="float" office:value="-42.8179477877956" calcext:value-type="float">
            <text:p>-42.8179477878</text:p>
          </table:table-cell>
          <table:table-cell table:number-columns-repeated="2"/>
          <table:table-cell office:value-type="string" calcext:value-type="string">
            <text:p>parece q to c dengue real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288" calcext:value-type="float">
            <text:p>2288</text:p>
          </table:table-cell>
          <table:table-cell office:value-type="float" office:value="7.86683986844189E+017" calcext:value-type="float">
            <text:p>786683986844189000</text:p>
          </table:table-cell>
          <table:table-cell office:value-type="string" calcext:value-type="string">
            <text:p>2016-10-13 23:44:1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tmelo207 @caiquezinn parabéns dengue pau no seu cu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289" calcext:value-type="float">
            <text:p>2289</text:p>
          </table:table-cell>
          <table:table-cell office:value-type="float" office:value="7.86679471206269E+017" calcext:value-type="float">
            <text:p>786679471206269000</text:p>
          </table:table-cell>
          <table:table-cell office:value-type="string" calcext:value-type="string">
            <text:p>2016-10-13 23:26:16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Segunda tenho q ir p vga a tarde estudar c o irnar e só consigo pensar q não vamos estudar contando como foi ficar c dengue juntos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290" calcext:value-type="float">
            <text:p>2290</text:p>
          </table:table-cell>
          <table:table-cell office:value-type="float" office:value="7.86677821741625E+017" calcext:value-type="float">
            <text:p>786677821741625000</text:p>
          </table:table-cell>
          <table:table-cell office:value-type="string" calcext:value-type="string">
            <text:p>2016-10-13 23:19:43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Para evitar el contagio de Zika Dengue y Chikungunya tome en cuenta lo siguiente Más información &gt; http:// bit.ly/Recomendacione sEnSaludHabitat3 … #Habitat3 pic.twitter.com/yRZvDrHlWT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291" calcext:value-type="float">
            <text:p>2291</text:p>
          </table:table-cell>
          <table:table-cell office:value-type="float" office:value="7.86677756880941E+017" calcext:value-type="float">
            <text:p>786677756880941000</text:p>
          </table:table-cell>
          <table:table-cell office:value-type="string" calcext:value-type="string">
            <text:p>2016-10-13 23:19:27</text:p>
          </table:table-cell>
          <table:table-cell office:value-type="string" calcext:value-type="string">
            <text:p>Caxambu, Brasil</text:p>
          </table:table-cell>
          <table:table-cell office:value-type="float" office:value="-20.0721742" calcext:value-type="float">
            <text:p>-20.0721742</text:p>
          </table:table-cell>
          <table:table-cell office:value-type="float" office:value="-44.4757259" calcext:value-type="float">
            <text:p>-44.4757259</text:p>
          </table:table-cell>
          <table:table-cell table:number-columns-repeated="2"/>
          <table:table-cell office:value-type="string" calcext:value-type="string">
            <text:p>Eu e o irnar pega dengue na msm semana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292" calcext:value-type="float">
            <text:p>2292</text:p>
          </table:table-cell>
          <table:table-cell office:value-type="float" office:value="7.86674133656633E+017" calcext:value-type="float">
            <text:p>786674133656633000</text:p>
          </table:table-cell>
          <table:table-cell office:value-type="string" calcext:value-type="string">
            <text:p>2016-10-13 23:05:03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Eliminemos los posibles criaderos de #mosquito por un verano sin dengue <text:s/>chikungunya y zika https:// twitter.com/anaumpi/status /786566451054383104 …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293" calcext:value-type="float">
            <text:p>2293</text:p>
          </table:table-cell>
          <table:table-cell office:value-type="float" office:value="7.8666985443047E+017" calcext:value-type="float">
            <text:p>786669854430470000</text:p>
          </table:table-cell>
          <table:table-cell office:value-type="string" calcext:value-type="string">
            <text:p>2016-10-13 22:48:03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Creo que safe del Dengue <text:s/>soy yo pero renaciendo (?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294" calcext:value-type="float">
            <text:p>2294</text:p>
          </table:table-cell>
          <table:table-cell office:value-type="float" office:value="7.86659034812342E+017" calcext:value-type="float">
            <text:p>786659034812342000</text:p>
          </table:table-cell>
          <table:table-cell office:value-type="string" calcext:value-type="string">
            <text:p>2016-10-13 22:05:03</text:p>
          </table:table-cell>
          <table:table-cell office:value-type="string" calcext:value-type="string">
            <text:p>Camerino Z. Mendoza, Veracruz de Ignacio de la Llave</text:p>
          </table:table-cell>
          <table:table-cell office:value-type="float" office:value="18.7896308" calcext:value-type="float">
            <text:p>18.7896308</text:p>
          </table:table-cell>
          <table:table-cell office:value-type="float" office:value="-97.1599320403411" calcext:value-type="float">
            <text:p>-97.1599320403</text:p>
          </table:table-cell>
          <table:table-cell table:number-columns-repeated="2"/>
          <table:table-cell office:value-type="string" calcext:value-type="string">
            <text:p>Vectores de SSA capacitan al personal de Protección Civil para fumigar en la lucha contra el mosquito del Dengue <text:s/>Zika y Chikungunya pic.twitter.com/0w3KkdzWTu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295" calcext:value-type="float">
            <text:p>2295</text:p>
          </table:table-cell>
          <table:table-cell office:value-type="float" office:value="7.86658976024892E+017" calcext:value-type="float">
            <text:p>786658976024892000</text:p>
          </table:table-cell>
          <table:table-cell office:value-type="string" calcext:value-type="string">
            <text:p>2016-10-13 22:04:49</text:p>
          </table:table-cell>
          <table:table-cell office:value-type="string" calcext:value-type="string">
            <text:p>Vespasiano, Brasil</text:p>
          </table:table-cell>
          <table:table-cell office:value-type="float" office:value="-19.6940957" calcext:value-type="float">
            <text:p>-19.6940957</text:p>
          </table:table-cell>
          <table:table-cell office:value-type="float" office:value="-43.918652" calcext:value-type="float">
            <text:p>-43.918652</text:p>
          </table:table-cell>
          <table:table-cell table:number-columns-repeated="2"/>
          <table:table-cell office:value-type="string" calcext:value-type="string">
            <text:p>to com uma dor nas vistas... só falta eu estar com dengu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296" calcext:value-type="float">
            <text:p>2296</text:p>
          </table:table-cell>
          <table:table-cell office:value-type="float" office:value="7.86656821213819E+017" calcext:value-type="float">
            <text:p>786656821213819000</text:p>
          </table:table-cell>
          <table:table-cell office:value-type="string" calcext:value-type="string">
            <text:p>2016-10-13 21:56:16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Rolandobustos12 deja de decir boludeces dengue por favor te lo pido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298" calcext:value-type="float">
            <text:p>2298</text:p>
          </table:table-cell>
          <table:table-cell office:value-type="float" office:value="7.86652162071732E+017" calcext:value-type="float">
            <text:p>786652162071732000</text:p>
          </table:table-cell>
          <table:table-cell office:value-type="string" calcext:value-type="string">
            <text:p>2016-10-13 21:37:45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asta el mes de octubre la @SSalud_Tab tiene registro de 458 casos de #Dengue <text:s/>189 de #Zika de estos 124 son en mujeres embarazadas.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299" calcext:value-type="float">
            <text:p>2299</text:p>
          </table:table-cell>
          <table:table-cell office:value-type="float" office:value="7.86643741289374E+017" calcext:value-type="float">
            <text:p>786643741289374000</text:p>
          </table:table-cell>
          <table:table-cell office:value-type="string" calcext:value-type="string">
            <text:p>2016-10-13 21:04:17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Se eu já achei q ia morrer quando tive dengue imagina como eu to agora com essa infecção de garganta q tá 1000 vezes pior q qualquer coisa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300" calcext:value-type="float">
            <text:p>2300</text:p>
          </table:table-cell>
          <table:table-cell office:value-type="float" office:value="7.86640373644943E+017" calcext:value-type="float">
            <text:p>786640373644943000</text:p>
          </table:table-cell>
          <table:table-cell office:value-type="string" calcext:value-type="string">
            <text:p>2016-10-13 20:50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cho que vou dormi nada pra fazer meu whats criando dengue como sempre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301" calcext:value-type="float">
            <text:p>2301</text:p>
          </table:table-cell>
          <table:table-cell office:value-type="float" office:value="7.86637803471856E+017" calcext:value-type="float">
            <text:p>786637803471856000</text:p>
          </table:table-cell>
          <table:table-cell office:value-type="string" calcext:value-type="string">
            <text:p>2016-10-13 20:40:42</text:p>
          </table:table-cell>
          <table:table-cell office:value-type="string" calcext:value-type="string">
            <text:p>Martínez de la Torre, Veracruz de Ignacio de la Llave</text:p>
          </table:table-cell>
          <table:table-cell office:value-type="float" office:value="20.1197165" calcext:value-type="float">
            <text:p>20.1197165</text:p>
          </table:table-cell>
          <table:table-cell office:value-type="float" office:value="-97.0461645766573" calcext:value-type="float">
            <text:p>-97.0461645767</text:p>
          </table:table-cell>
          <table:table-cell table:number-columns-repeated="2"/>
          <table:table-cell office:value-type="string" calcext:value-type="string">
            <text:p>Repuntan casos de dengue no grave en la zona norte de Sinaloa http:// porlospasillos.com.mx/repuntan-casos -de-dengues-no-graves-en-la-zona-norte-de-sinaloa/ … pic.twitter.com/UbQPk5C36x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305" calcext:value-type="float">
            <text:p>2305</text:p>
          </table:table-cell>
          <table:table-cell office:value-type="float" office:value="7.86621178567856E+017" calcext:value-type="float">
            <text:p>786621178567856000</text:p>
          </table:table-cell>
          <table:table-cell office:value-type="string" calcext:value-type="string">
            <text:p>2016-10-13 19:34:3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Advierte Secretaría de Salud de Tabasco que se espera un repunte del dengue en los meses de octubre y noviembre #Mexico #Tabasco pic.twitter.com/tJ2WQ3iKn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306" calcext:value-type="float">
            <text:p>2306</text:p>
          </table:table-cell>
          <table:table-cell office:value-type="float" office:value="7.86609736057819E+017" calcext:value-type="float">
            <text:p>786609736057819000</text:p>
          </table:table-cell>
          <table:table-cell office:value-type="string" calcext:value-type="string">
            <text:p>2016-10-13 18:49:10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Acho que estou dengue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308" calcext:value-type="float">
            <text:p>2308</text:p>
          </table:table-cell>
          <table:table-cell office:value-type="float" office:value="7.86601399945605E+017" calcext:value-type="float">
            <text:p>786601399945605000</text:p>
          </table:table-cell>
          <table:table-cell office:value-type="string" calcext:value-type="string">
            <text:p>2016-10-13 18:16:02</text:p>
          </table:table-cell>
          <table:table-cell office:value-type="string" calcext:value-type="string">
            <text:p>Campana, Argentina</text:p>
          </table:table-cell>
          <table:table-cell office:value-type="float" office:value="-34.163663" calcext:value-type="float">
            <text:p>-34.163663</text:p>
          </table:table-cell>
          <table:table-cell office:value-type="float" office:value="-58.9586836" calcext:value-type="float">
            <text:p>-58.9586836</text:p>
          </table:table-cell>
          <table:table-cell table:number-columns-repeated="2"/>
          <table:table-cell office:value-type="string" calcext:value-type="string">
            <text:p>Sin mosquitos no hay dengue pic.twitter.com/jAY3jhAknY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312" calcext:value-type="float">
            <text:p>2312</text:p>
          </table:table-cell>
          <table:table-cell office:value-type="float" office:value="7.86590513755324E+017" calcext:value-type="float">
            <text:p>786590513755324000</text:p>
          </table:table-cell>
          <table:table-cell office:value-type="string" calcext:value-type="string">
            <text:p>2016-10-13 17:32:47</text:p>
          </table:table-cell>
          <table:table-cell office:value-type="string" calcext:value-type="string">
            <text:p>Zamora, Michoacán de Ocampo</text:p>
          </table:table-cell>
          <table:table-cell office:value-type="float" office:value="20.0290033" calcext:value-type="float">
            <text:p>20.0290033</text:p>
          </table:table-cell>
          <table:table-cell office:value-type="float" office:value="-102.271268568769" calcext:value-type="float">
            <text:p>-102.2712685688</text:p>
          </table:table-cell>
          <table:table-cell table:number-columns-repeated="2"/>
          <table:table-cell office:value-type="string" calcext:value-type="string">
            <text:p>#SSG intensifica las actividades de prevención y control del vector transmisor del Dengue <text:s/>Zika y Chikungunya. @comsocgto pic.twitter.com/dyIWtgoIjL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314" calcext:value-type="float">
            <text:p>2314</text:p>
          </table:table-cell>
          <table:table-cell office:value-type="float" office:value="7.86585585716789E+017" calcext:value-type="float">
            <text:p>786585585716789000</text:p>
          </table:table-cell>
          <table:table-cell office:value-type="string" calcext:value-type="string">
            <text:p>2016-10-13 17:13:12</text:p>
          </table:table-cell>
          <table:table-cell office:value-type="string" calcext:value-type="string">
            <text:p>Americana, Brasil</text:p>
          </table:table-cell>
          <table:table-cell office:value-type="float" office:value="-22.7391769" calcext:value-type="float">
            <text:p>-22.7391769</text:p>
          </table:table-cell>
          <table:table-cell office:value-type="float" office:value="-47.3313863" calcext:value-type="float">
            <text:p>-47.3313863</text:p>
          </table:table-cell>
          <table:table-cell table:number-columns-repeated="2"/>
          <table:table-cell office:value-type="string" calcext:value-type="string">
            <text:p>eu so queria tar inspirada pra fazer minha materia sobre dengue .......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317" calcext:value-type="float">
            <text:p>2317</text:p>
          </table:table-cell>
          <table:table-cell office:value-type="float" office:value="7.86557879683691E+017" calcext:value-type="float">
            <text:p>786557879683691000</text:p>
          </table:table-cell>
          <table:table-cell office:value-type="string" calcext:value-type="string">
            <text:p>2016-10-13 15:23:06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ÃO É DENGU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318" calcext:value-type="float">
            <text:p>2318</text:p>
          </table:table-cell>
          <table:table-cell office:value-type="float" office:value="7.8655431347676E+017" calcext:value-type="float">
            <text:p>786554313476760000</text:p>
          </table:table-cell>
          <table:table-cell office:value-type="string" calcext:value-type="string">
            <text:p>2016-10-13 15:08:56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DIVOKING: Elimina el mosquitos del Dengue <text:s/>garrapatas moscas piojos pulgas insectos tábanos chinches ácaros sarna y piojos. pic.twitter.com/UwTdhzrKlP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319" calcext:value-type="float">
            <text:p>2319</text:p>
          </table:table-cell>
          <table:table-cell office:value-type="float" office:value="7.8654637129377E+017" calcext:value-type="float">
            <text:p>786546371293770000</text:p>
          </table:table-cell>
          <table:table-cell office:value-type="string" calcext:value-type="string">
            <text:p>2016-10-13 14:37:22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bom dia so pra quem foi acordada com o controle da dengue querendo vistoriar sua casa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320" calcext:value-type="float">
            <text:p>2320</text:p>
          </table:table-cell>
          <table:table-cell office:value-type="float" office:value="7.86512428435661E+017" calcext:value-type="float">
            <text:p>786512428435661000</text:p>
          </table:table-cell>
          <table:table-cell office:value-type="string" calcext:value-type="string">
            <text:p>2016-10-13 12:22:30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Soñé que me estaba por morir porque tenía dengue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323" calcext:value-type="float">
            <text:p>2323</text:p>
          </table:table-cell>
          <table:table-cell office:value-type="float" office:value="7.86488756790366E+017" calcext:value-type="float">
            <text:p>786488756790366000</text:p>
          </table:table-cell>
          <table:table-cell office:value-type="string" calcext:value-type="string">
            <text:p>2016-10-13 10:48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he imbécil @horaciorlarreta <text:s/>no nos mandes a #Descacharrar si tenés toda la Ciudad llena de #CHATARRA . @gcba @DefensoriaCABA . #DENGUE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325" calcext:value-type="float">
            <text:p>2325</text:p>
          </table:table-cell>
          <table:table-cell office:value-type="float" office:value="7.86485067380036E+017" calcext:value-type="float">
            <text:p>786485067380036000</text:p>
          </table:table-cell>
          <table:table-cell office:value-type="string" calcext:value-type="string">
            <text:p>2016-10-13 10:33:46</text:p>
          </table:table-cell>
          <table:table-cell office:value-type="string" calcext:value-type="string">
            <text:p>São João de Meriti, Brasil</text:p>
          </table:table-cell>
          <table:table-cell office:value-type="float" office:value="-22.8043743" calcext:value-type="float">
            <text:p>-22.8043743</text:p>
          </table:table-cell>
          <table:table-cell office:value-type="float" office:value="-43.3724124" calcext:value-type="float">
            <text:p>-43.3724124</text:p>
          </table:table-cell>
          <table:table-cell table:number-columns-repeated="2"/>
          <table:table-cell office:value-type="string" calcext:value-type="string">
            <text:p>mano se não peguei uma gripe tô com dengu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326" calcext:value-type="float">
            <text:p>2326</text:p>
          </table:table-cell>
          <table:table-cell office:value-type="float" office:value="7.86458440315134E+017" calcext:value-type="float">
            <text:p>786458440315134000</text:p>
          </table:table-cell>
          <table:table-cell office:value-type="string" calcext:value-type="string">
            <text:p>2016-10-13 08:47:58</text:p>
          </table:table-cell>
          <table:table-cell office:value-type="string" calcext:value-type="string">
            <text:p>Araruama, Brasil</text:p>
          </table:table-cell>
          <table:table-cell office:value-type="float" office:value="-22.8733202" calcext:value-type="float">
            <text:p>-22.8733202</text:p>
          </table:table-cell>
          <table:table-cell office:value-type="float" office:value="-42.3428896" calcext:value-type="float">
            <text:p>-42.3428896</text:p>
          </table:table-cell>
          <table:table-cell table:number-columns-repeated="2"/>
          <table:table-cell office:value-type="string" calcext:value-type="string">
            <text:p>@whodledo epidemia pior que dengue kkk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329" calcext:value-type="float">
            <text:p>2329</text:p>
          </table:table-cell>
          <table:table-cell office:value-type="float" office:value="7.86422091625165E+017" calcext:value-type="float">
            <text:p>786422091625165000</text:p>
          </table:table-cell>
          <table:table-cell office:value-type="string" calcext:value-type="string">
            <text:p>2016-10-13 06:23:32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@Nattyyff é dengu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331" calcext:value-type="float">
            <text:p>2331</text:p>
          </table:table-cell>
          <table:table-cell office:value-type="float" office:value="7.86405176911344E+017" calcext:value-type="float">
            <text:p>786405176911344000</text:p>
          </table:table-cell>
          <table:table-cell office:value-type="string" calcext:value-type="string">
            <text:p>2016-10-13 05:16:19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gottabesirius oooie já melhorei era suspeita de dengue . e aí como estao as coisas?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334" calcext:value-type="float">
            <text:p>2334</text:p>
          </table:table-cell>
          <table:table-cell office:value-type="float" office:value="7.86388553936802E+017" calcext:value-type="float">
            <text:p>786388553936802000</text:p>
          </table:table-cell>
          <table:table-cell office:value-type="string" calcext:value-type="string">
            <text:p>2016-10-13 04:10:16</text:p>
          </table:table-cell>
          <table:table-cell office:value-type="string" calcext:value-type="string">
            <text:p>Sitionuevo, Colombia</text:p>
          </table:table-cell>
          <table:table-cell office:value-type="float" office:value="10.9107812" calcext:value-type="float">
            <text:p>10.9107812</text:p>
          </table:table-cell>
          <table:table-cell office:value-type="float" office:value="-74.6017516675674" calcext:value-type="float">
            <text:p>-74.6017516676</text:p>
          </table:table-cell>
          <table:table-cell table:number-columns-repeated="2"/>
          <table:table-cell office:value-type="string" calcext:value-type="string">
            <text:p>Es que ni para detener un balón Ovelar el dengue lo tiene mal.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335" calcext:value-type="float">
            <text:p>2335</text:p>
          </table:table-cell>
          <table:table-cell office:value-type="float" office:value="7.86386810054255E+017" calcext:value-type="float">
            <text:p>786386810054255000</text:p>
          </table:table-cell>
          <table:table-cell office:value-type="string" calcext:value-type="string">
            <text:p>2016-10-13 04:03:20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Se Toloceó Ovelar. Lástima ese dengue crónico.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336" calcext:value-type="float">
            <text:p>2336</text:p>
          </table:table-cell>
          <table:table-cell office:value-type="float" office:value="7.8637961740177E+017" calcext:value-type="float">
            <text:p>786379617401770000</text:p>
          </table:table-cell>
          <table:table-cell office:value-type="string" calcext:value-type="string">
            <text:p>2016-10-13 03:34:45</text:p>
          </table:table-cell>
          <table:table-cell office:value-type="string" calcext:value-type="string">
            <text:p>Nova Friburgo, Brasil</text:p>
          </table:table-cell>
          <table:table-cell office:value-type="float" office:value="-22.2800003" calcext:value-type="float">
            <text:p>-22.2800003</text:p>
          </table:table-cell>
          <table:table-cell office:value-type="float" office:value="-42.5325302" calcext:value-type="float">
            <text:p>-42.5325302</text:p>
          </table:table-cell>
          <table:table-cell table:number-columns-repeated="2"/>
          <table:table-cell office:value-type="string" calcext:value-type="string">
            <text:p>Preciso conversar meu wpp vai da ate dengue de tão parado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338" calcext:value-type="float">
            <text:p>2338</text:p>
          </table:table-cell>
          <table:table-cell office:value-type="float" office:value="7.86374719444574E+017" calcext:value-type="float">
            <text:p>786374719444574000</text:p>
          </table:table-cell>
          <table:table-cell office:value-type="string" calcext:value-type="string">
            <text:p>2016-10-13 03:15:17</text:p>
          </table:table-cell>
          <table:table-cell office:value-type="string" calcext:value-type="string">
            <text:p>Araruama, Brasil</text:p>
          </table:table-cell>
          <table:table-cell office:value-type="float" office:value="-22.8733202" calcext:value-type="float">
            <text:p>-22.8733202</text:p>
          </table:table-cell>
          <table:table-cell office:value-type="float" office:value="-42.3428896" calcext:value-type="float">
            <text:p>-42.3428896</text:p>
          </table:table-cell>
          <table:table-cell table:number-columns-repeated="2"/>
          <table:table-cell office:value-type="string" calcext:value-type="string">
            <text:p>Rapaz <text:s/>essa estrada de praia seca já matou mais gente que a dengue .. Ta maluco!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339" calcext:value-type="float">
            <text:p>2339</text:p>
          </table:table-cell>
          <table:table-cell office:value-type="float" office:value="7.86371664305152E+017" calcext:value-type="float">
            <text:p>786371664305152000</text:p>
          </table:table-cell>
          <table:table-cell office:value-type="string" calcext:value-type="string">
            <text:p>2016-10-13 03:03:0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não pago R$: 495 pra pegar dengue <text:s/>zika chikungunya febre amarela e malária dentro do busão. Fica o desabafo.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340" calcext:value-type="float">
            <text:p>2340</text:p>
          </table:table-cell>
          <table:table-cell office:value-type="float" office:value="7.86353745672204E+017" calcext:value-type="float">
            <text:p>786353745672204000</text:p>
          </table:table-cell>
          <table:table-cell office:value-type="string" calcext:value-type="string">
            <text:p>2016-10-13 01:51:57</text:p>
          </table:table-cell>
          <table:table-cell office:value-type="string" calcext:value-type="string">
            <text:p>Itaúna, Brasil</text:p>
          </table:table-cell>
          <table:table-cell office:value-type="float" office:value="-20.0755559" calcext:value-type="float">
            <text:p>-20.0755559</text:p>
          </table:table-cell>
          <table:table-cell office:value-type="float" office:value="-44.5763889" calcext:value-type="float">
            <text:p>-44.5763889</text:p>
          </table:table-cell>
          <table:table-cell table:number-columns-repeated="2"/>
          <table:table-cell office:value-type="string" calcext:value-type="string">
            <text:p>E eu não pego nem dengue pelo amor de Deus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341" calcext:value-type="float">
            <text:p>2341</text:p>
          </table:table-cell>
          <table:table-cell office:value-type="float" office:value="7.8635014812953E+017" calcext:value-type="float">
            <text:p>786350148129530000</text:p>
          </table:table-cell>
          <table:table-cell office:value-type="string" calcext:value-type="string">
            <text:p>2016-10-13 01:37:39</text:p>
          </table:table-cell>
          <table:table-cell office:value-type="string" calcext:value-type="string">
            <text:p>Altamira, Brasil</text:p>
          </table:table-cell>
          <table:table-cell office:value-type="float" office:value="-3.2040649" calcext:value-type="float">
            <text:p>-3.2040649</text:p>
          </table:table-cell>
          <table:table-cell office:value-type="float" office:value="-52.2099609" calcext:value-type="float">
            <text:p>-52.2099609</text:p>
          </table:table-cell>
          <table:table-cell table:number-columns-repeated="2"/>
          <table:table-cell office:value-type="string" calcext:value-type="string">
            <text:p>Minha vida tá tão parada que daqui a pouco vai dar mosquito Da dengue . #SarrandoComMafiaSDV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342" calcext:value-type="float">
            <text:p>2342</text:p>
          </table:table-cell>
          <table:table-cell office:value-type="float" office:value="7.86337121418285E+017" calcext:value-type="float">
            <text:p>786337121418285000</text:p>
          </table:table-cell>
          <table:table-cell office:value-type="string" calcext:value-type="string">
            <text:p>2016-10-13 00:45:53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Feliz dias dos baixinhos! Só faltou o Praga e o Dengue <text:s/>eternos animadores infantis com nomes… https://www. instagram.com/p/BLeulZhDUdC/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343" calcext:value-type="float">
            <text:p>2343</text:p>
          </table:table-cell>
          <table:table-cell office:value-type="float" office:value="7.86334775141282E+017" calcext:value-type="float">
            <text:p>786334775141282000</text:p>
          </table:table-cell>
          <table:table-cell office:value-type="string" calcext:value-type="string">
            <text:p>2016-10-13 00:36:3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ascarello anunció que los municipios recibirán casi $450 mil pesos para combatir el dengue http://www. quepasasalta.com.ar/noticias/polit ica_1/mascarello-anuncio-que-los-municipios-recibiran-casi-450-mil-pesos-para-combatir-el-dengue_160127 … pic.twitter.com/CMcnpB8dzk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344" calcext:value-type="float">
            <text:p>2344</text:p>
          </table:table-cell>
          <table:table-cell office:value-type="float" office:value="7.86327058666381E+017" calcext:value-type="float">
            <text:p>786327058666381000</text:p>
          </table:table-cell>
          <table:table-cell office:value-type="string" calcext:value-type="string">
            <text:p>2016-10-13 00:05:54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Devo ter pegado dengue de novo só pode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345" calcext:value-type="float">
            <text:p>2345</text:p>
          </table:table-cell>
          <table:table-cell office:value-type="float" office:value="7.86309983671554E+017" calcext:value-type="float">
            <text:p>786309983671554000</text:p>
          </table:table-cell>
          <table:table-cell office:value-type="string" calcext:value-type="string">
            <text:p>2016-10-12 22:58:0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#Dengue : detectan un probable segundo caso aislado en la provincia @MinistroSalud (VIDEO) vía http://www. noticiasdel6.com/ampliar.php?id =171355&amp; …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47" calcext:value-type="float">
            <text:p>2347</text:p>
          </table:table-cell>
          <table:table-cell office:value-type="float" office:value="7.86298306301309E+017" calcext:value-type="float">
            <text:p>786298306301309000</text:p>
          </table:table-cell>
          <table:table-cell office:value-type="string" calcext:value-type="string">
            <text:p>2016-10-12 22:11:39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@yamisiones Hay un caso positivo de dengue de hombre de Eldorado que trabaja en Puerto Esperanza.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349" calcext:value-type="float">
            <text:p>2349</text:p>
          </table:table-cell>
          <table:table-cell office:value-type="float" office:value="7.86288792802062E+017" calcext:value-type="float">
            <text:p>786288792802062000</text:p>
          </table:table-cell>
          <table:table-cell office:value-type="string" calcext:value-type="string">
            <text:p>2016-10-12 21:33:51</text:p>
          </table:table-cell>
          <table:table-cell office:value-type="string" calcext:value-type="string">
            <text:p>Santa Luzia, Brasil</text:p>
          </table:table-cell>
          <table:table-cell office:value-type="float" office:value="-6.8677853" calcext:value-type="float">
            <text:p>-6.8677853</text:p>
          </table:table-cell>
          <table:table-cell office:value-type="float" office:value="-36.9182756" calcext:value-type="float">
            <text:p>-36.9182756</text:p>
          </table:table-cell>
          <table:table-cell table:number-columns-repeated="2"/>
          <table:table-cell office:value-type="string" calcext:value-type="string">
            <text:p>Será q to com dengue ?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50" calcext:value-type="float">
            <text:p>2350</text:p>
          </table:table-cell>
          <table:table-cell office:value-type="float" office:value="7.86288266089669E+017" calcext:value-type="float">
            <text:p>786288266089669000</text:p>
          </table:table-cell>
          <table:table-cell office:value-type="string" calcext:value-type="string">
            <text:p>2016-10-12 21:31:45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Sin criaderos no hay larvas sin larvas no hay mosquitos! ¡Lava tapa voltea y tira! #Zika #Dengue y #Chikungunya pic.twitter.com/s36rOprj4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351" calcext:value-type="float">
            <text:p>2351</text:p>
          </table:table-cell>
          <table:table-cell office:value-type="float" office:value="7.86285124136469E+017" calcext:value-type="float">
            <text:p>786285124136469000</text:p>
          </table:table-cell>
          <table:table-cell office:value-type="string" calcext:value-type="string">
            <text:p>2016-10-12 21:19:16</text:p>
          </table:table-cell>
          <table:table-cell office:value-type="string" calcext:value-type="string">
            <text:p>Querétaro, Querétaro Arteaga</text:p>
          </table:table-cell>
          <table:table-cell office:value-type="float" office:value="20.72589685" calcext:value-type="float">
            <text:p>20.72589685</text:p>
          </table:table-cell>
          <table:table-cell office:value-type="float" office:value="-100.485684060919" calcext:value-type="float">
            <text:p>-100.4856840609</text:p>
          </table:table-cell>
          <table:table-cell table:number-columns-repeated="2"/>
          <table:table-cell office:value-type="string" calcext:value-type="string">
            <text:p>#Salud Incrementa a 9 casos de dengue en #Querétaro en 2016 Lee más http:// bit.ly/2e8cGQV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353" calcext:value-type="float">
            <text:p>2353</text:p>
          </table:table-cell>
          <table:table-cell office:value-type="float" office:value="7.86281483971338E+017" calcext:value-type="float">
            <text:p>786281483971338000</text:p>
          </table:table-cell>
          <table:table-cell office:value-type="string" calcext:value-type="string">
            <text:p>2016-10-12 21:04:48</text:p>
          </table:table-cell>
          <table:table-cell office:value-type="string" calcext:value-type="string">
            <text:p>La Piedad, Michoacán de Ocampo</text:p>
          </table:table-cell>
          <table:table-cell office:value-type="float" office:value="20.3412296" calcext:value-type="float">
            <text:p>20.3412296</text:p>
          </table:table-cell>
          <table:table-cell office:value-type="float" office:value="-102.0222476" calcext:value-type="float">
            <text:p>-102.0222476</text:p>
          </table:table-cell>
          <table:table-cell table:number-columns-repeated="2"/>
          <table:table-cell office:value-type="string" calcext:value-type="string">
            <text:p>Fumigará y nebulizará @SALUDMICH en colonias de @LaPiedadMich para evitar proliferación de #dengue y #Zika Lee https:// goo.gl/1W1fKK pic.twitter.com/lKQ4CO20dA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354" calcext:value-type="float">
            <text:p>2354</text:p>
          </table:table-cell>
          <table:table-cell office:value-type="float" office:value="7.86267958490243E+017" calcext:value-type="float">
            <text:p>786267958490243000</text:p>
          </table:table-cell>
          <table:table-cell office:value-type="string" calcext:value-type="string">
            <text:p>2016-10-12 20:11:0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Fighting Zika Dengue and Chikungunya is no easy task. @Reparto El Carmen https://www. instagram.com/p/BLePIXOBEbO/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355" calcext:value-type="float">
            <text:p>2355</text:p>
          </table:table-cell>
          <table:table-cell office:value-type="float" office:value="7.86266973143532E+017" calcext:value-type="float">
            <text:p>786266973143532000</text:p>
          </table:table-cell>
          <table:table-cell office:value-type="string" calcext:value-type="string">
            <text:p>2016-10-12 20:07:09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Igor Ta com dengue <text:s/>não to nem acreditando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356" calcext:value-type="float">
            <text:p>2356</text:p>
          </table:table-cell>
          <table:table-cell office:value-type="float" office:value="7.86253300106564E+017" calcext:value-type="float">
            <text:p>786253300106564000</text:p>
          </table:table-cell>
          <table:table-cell office:value-type="string" calcext:value-type="string">
            <text:p>2016-10-12 19:12:4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Oficialmente aplicando la primera Vacuna de #Dengue <text:s/>#Dengvaxia @sanofi @Sanofimx #Neokids pic.twitter.com/g06Pl1FSIa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357" calcext:value-type="float">
            <text:p>2357</text:p>
          </table:table-cell>
          <table:table-cell office:value-type="float" office:value="7.86231379671396E+017" calcext:value-type="float">
            <text:p>786231379671396000</text:p>
          </table:table-cell>
          <table:table-cell office:value-type="string" calcext:value-type="string">
            <text:p>2016-10-12 17:45:4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Detectan un probable segundo caso de #Dengue en la provincia (AUDIO @MinistroSalud ) http://www. noticiasdel6.com/ampliar.php?id =171355&amp; …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358" calcext:value-type="float">
            <text:p>2358</text:p>
          </table:table-cell>
          <table:table-cell office:value-type="float" office:value="7.86227665422332E+017" calcext:value-type="float">
            <text:p>786227665422332000</text:p>
          </table:table-cell>
          <table:table-cell office:value-type="string" calcext:value-type="string">
            <text:p>2016-10-12 17:30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Huila sufrirá #dengue mientras @SaludNeiva no controle cría zancudo en #sumideros en calles Neiva @Rodrigo_LaraS @CarlosJulioGV @agaviriau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359" calcext:value-type="float">
            <text:p>2359</text:p>
          </table:table-cell>
          <table:table-cell office:value-type="float" office:value="7.86221233008353E+017" calcext:value-type="float">
            <text:p>786221233008353000</text:p>
          </table:table-cell>
          <table:table-cell office:value-type="string" calcext:value-type="string">
            <text:p>2016-10-12 17:05:23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…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361" calcext:value-type="float">
            <text:p>2361</text:p>
          </table:table-cell>
          <table:table-cell office:value-type="float" office:value="7.86218282701292E+017" calcext:value-type="float">
            <text:p>786218282701292000</text:p>
          </table:table-cell>
          <table:table-cell office:value-type="string" calcext:value-type="string">
            <text:p>2016-10-12 16:53:40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362" calcext:value-type="float">
            <text:p>2362</text:p>
          </table:table-cell>
          <table:table-cell office:value-type="float" office:value="7.86217052482581E+017" calcext:value-type="float">
            <text:p>786217052482581000</text:p>
          </table:table-cell>
          <table:table-cell office:value-type="string" calcext:value-type="string">
            <text:p>2016-10-12 16:48:47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http:// desdepuebla.com/fortalecen-acc iones-preventivas-contra-enfermedades-transmitidas-por-vectores-en-panteones-de-tapachula/156398/ … #DesdeTapachula fortalecen medidas para prevenir enfermedades como #Zika #dengue #Chikungunya .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363" calcext:value-type="float">
            <text:p>2363</text:p>
          </table:table-cell>
          <table:table-cell office:value-type="float" office:value="7.86212805804372E+017" calcext:value-type="float">
            <text:p>786212805804372000</text:p>
          </table:table-cell>
          <table:table-cell office:value-type="string" calcext:value-type="string">
            <text:p>2016-10-12 16:31:5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KOliveiraaaa04 fala pra elas que quem fica parado é agua de mosquito da dengue <text:s/>quem tem limite é municipio e quem tem freio e carro kkkkkk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365" calcext:value-type="float">
            <text:p>2365</text:p>
          </table:table-cell>
          <table:table-cell office:value-type="float" office:value="7.86211103642522E+017" calcext:value-type="float">
            <text:p>786211103642522000</text:p>
          </table:table-cell>
          <table:table-cell office:value-type="string" calcext:value-type="string">
            <text:p>2016-10-12 16:25:0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sumariumcom litro a 9.000 bs crisis humanitaria nos matan de hambre de tuberculosis difteria dengue <text:s/>sika sin medicina ni hospitales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366" calcext:value-type="float">
            <text:p>2366</text:p>
          </table:table-cell>
          <table:table-cell office:value-type="float" office:value="7.86208909841293E+017" calcext:value-type="float">
            <text:p>786208909841293000</text:p>
          </table:table-cell>
          <table:table-cell office:value-type="string" calcext:value-type="string">
            <text:p>2016-10-12 16:16:25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a Provincia destina más de $26 millones para combatir el dengue en las comunas http://www. todosalta.com/web/la-provinc ia-destina-mas-de-26-millones-para-combatir-el-dengue-en-las-comunas/ … pic.twitter.com/5gmsAVws6x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367" calcext:value-type="float">
            <text:p>2367</text:p>
          </table:table-cell>
          <table:table-cell office:value-type="float" office:value="7.8620816237858E+017" calcext:value-type="float">
            <text:p>786208162378580000</text:p>
          </table:table-cell>
          <table:table-cell office:value-type="string" calcext:value-type="string">
            <text:p>2016-10-12 16:13:27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cynmillo Y Pará.Todavía nos faltan las moscas el Dengue <text:s/>los mosquitos la Chicungunya el Zica las hormigas los jejenes cortes de luz.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368" calcext:value-type="float">
            <text:p>2368</text:p>
          </table:table-cell>
          <table:table-cell office:value-type="float" office:value="7.86201110792897E+017" calcext:value-type="float">
            <text:p>786201110792897000</text:p>
          </table:table-cell>
          <table:table-cell office:value-type="string" calcext:value-type="string">
            <text:p>2016-10-12 15:45:26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Se aplican larvicidas para evitar la proliferación del mosquito del dengue . http:// prensa.lacosta.gob.ar/se-aplican-lar vicidas-para-evitar-la-proliferacion-del-mosquito-del-dengue/ … pic.twitter.com/yo33TJH5Rd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369" calcext:value-type="float">
            <text:p>2369</text:p>
          </table:table-cell>
          <table:table-cell office:value-type="float" office:value="7.86196580009284E+017" calcext:value-type="float">
            <text:p>786196580009284000</text:p>
          </table:table-cell>
          <table:table-cell office:value-type="string" calcext:value-type="string">
            <text:p>2016-10-12 15:27:2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xiste 198 casos de dengue y 28 casos del zika en San Miguelito y pide a la población eliminar el mosquito. Aseguró: J.B. pic.twitter.com/sXhkMndx4U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370" calcext:value-type="float">
            <text:p>2370</text:p>
          </table:table-cell>
          <table:table-cell office:value-type="float" office:value="7.86191370989908E+017" calcext:value-type="float">
            <text:p>786191370989908000</text:p>
          </table:table-cell>
          <table:table-cell office:value-type="string" calcext:value-type="string">
            <text:p>2016-10-12 15:06:44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Será que a PEC 241 também conseguirá congelar o crescimento da zika dengue e chikungunya?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371" calcext:value-type="float">
            <text:p>2371</text:p>
          </table:table-cell>
          <table:table-cell office:value-type="float" office:value="7.86181613084369E+017" calcext:value-type="float">
            <text:p>786181613084369000</text:p>
          </table:table-cell>
          <table:table-cell office:value-type="string" calcext:value-type="string">
            <text:p>2016-10-12 14:27:57</text:p>
          </table:table-cell>
          <table:table-cell office:value-type="string" calcext:value-type="string">
            <text:p>Palhoça, Brasil</text:p>
          </table:table-cell>
          <table:table-cell office:value-type="float" office:value="-27.645889" calcext:value-type="float">
            <text:p>-27.645889</text:p>
          </table:table-cell>
          <table:table-cell office:value-type="float" office:value="-48.6692859" calcext:value-type="float">
            <text:p>-48.6692859</text:p>
          </table:table-cell>
          <table:table-cell table:number-columns-repeated="2"/>
          <table:table-cell office:value-type="string" calcext:value-type="string">
            <text:p>E o mosquito da dengue por aí fazendo vítimas https:// twitter.com/arcanjo_01/sta tus/786165115439775744 …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372" calcext:value-type="float">
            <text:p>2372</text:p>
          </table:table-cell>
          <table:table-cell office:value-type="float" office:value="7.86178233041584E+017" calcext:value-type="float">
            <text:p>786178233041584000</text:p>
          </table:table-cell>
          <table:table-cell office:value-type="string" calcext:value-type="string">
            <text:p>2016-10-12 14:14:31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Dios te proteja del Dengue <text:s/>de la malaria... y de cualquier cosa extraña que pueda ocurrir en este pais de orden sanitario. https:// twitter.com/Kurt3838/statu s/786177973028290560 …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375" calcext:value-type="float">
            <text:p>2375</text:p>
          </table:table-cell>
          <table:table-cell office:value-type="float" office:value="7.86174800863629E+017" calcext:value-type="float">
            <text:p>786174800863629000</text:p>
          </table:table-cell>
          <table:table-cell office:value-type="string" calcext:value-type="string">
            <text:p>2016-10-12 14:00:53</text:p>
          </table:table-cell>
          <table:table-cell office:value-type="string" calcext:value-type="string">
            <text:p>Novo Hamburgo, Brasil</text:p>
          </table:table-cell>
          <table:table-cell office:value-type="float" office:value="-29.6905704" calcext:value-type="float">
            <text:p>-29.6905704</text:p>
          </table:table-cell>
          <table:table-cell office:value-type="float" office:value="-51.1429034" calcext:value-type="float">
            <text:p>-51.1429034</text:p>
          </table:table-cell>
          <table:table-cell table:number-columns-repeated="2"/>
          <table:table-cell office:value-type="string" calcext:value-type="string">
            <text:p>Sempre que eu fico gripadasso eu penso que é dengue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379" calcext:value-type="float">
            <text:p>2379</text:p>
          </table:table-cell>
          <table:table-cell office:value-type="float" office:value="7.8612355965141E+017" calcext:value-type="float">
            <text:p>786123559651410000</text:p>
          </table:table-cell>
          <table:table-cell office:value-type="string" calcext:value-type="string">
            <text:p>2016-10-12 10:37:16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Simepar prevê dias chuvosos e com altas temperaturas até sábado em Maringá. Mosquito da dengue agradece.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386" calcext:value-type="float">
            <text:p>2386</text:p>
          </table:table-cell>
          <table:table-cell office:value-type="float" office:value="7.86061432823616E+017" calcext:value-type="float">
            <text:p>786061432823616000</text:p>
          </table:table-cell>
          <table:table-cell office:value-type="string" calcext:value-type="string">
            <text:p>2016-10-12 06:30:24</text:p>
          </table:table-cell>
          <table:table-cell office:value-type="string" calcext:value-type="string">
            <text:p>Quito, Ecuador</text:p>
          </table:table-cell>
          <table:table-cell office:value-type="float" office:value="-0.220164" calcext:value-type="float">
            <text:p>-0.220164</text:p>
          </table:table-cell>
          <table:table-cell office:value-type="float" office:value="-78.5123273" calcext:value-type="float">
            <text:p>-78.5123273</text:p>
          </table:table-cell>
          <table:table-cell table:number-columns-repeated="2"/>
          <table:table-cell office:value-type="string" calcext:value-type="string">
            <text:p>Mini Examen Clínico: ¿Qué tanto sabe del dengue ? http:// espanol.medscape.com/verarticulo/59 00763?src=soc_tw_share … vía @medscape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390" calcext:value-type="float">
            <text:p>2390</text:p>
          </table:table-cell>
          <table:table-cell office:value-type="float" office:value="7.86047270210896E+017" calcext:value-type="float">
            <text:p>786047270210896000</text:p>
          </table:table-cell>
          <table:table-cell office:value-type="string" calcext:value-type="string">
            <text:p>2016-10-12 05:34:0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https:// twitter.com/crvgbernardo_/ status/713560528791142402 …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391" calcext:value-type="float">
            <text:p>2391</text:p>
          </table:table-cell>
          <table:table-cell office:value-type="float" office:value="7.8604675040229E+017" calcext:value-type="float">
            <text:p>786046750402290000</text:p>
          </table:table-cell>
          <table:table-cell office:value-type="string" calcext:value-type="string">
            <text:p>2016-10-12 05:32:03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@maarsh_ es lo mismo que el dengue <text:s/>solo me dan un medicamento para tipo alergía No sé como se llame ehe y paracetamol hidratación y repos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394" calcext:value-type="float">
            <text:p>2394</text:p>
          </table:table-cell>
          <table:table-cell office:value-type="float" office:value="7.86031648391377E+017" calcext:value-type="float">
            <text:p>786031648391377000</text:p>
          </table:table-cell>
          <table:table-cell office:value-type="string" calcext:value-type="string">
            <text:p>2016-10-12 04:32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Dengue <text:s/>#Zika y #Chikungunya son enfermedades virales transmitidas a los humanos a través de la picadura de mosquitos infectados. pic.twitter.com/0gKHXiwNHs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396" calcext:value-type="float">
            <text:p>2396</text:p>
          </table:table-cell>
          <table:table-cell office:value-type="float" office:value="7.86018564264243E+017" calcext:value-type="float">
            <text:p>786018564264243000</text:p>
          </table:table-cell>
          <table:table-cell office:value-type="string" calcext:value-type="string">
            <text:p>2016-10-12 03:40:03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Está lleno de mosquitos. Zika y dengue ya te siento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397" calcext:value-type="float">
            <text:p>2397</text:p>
          </table:table-cell>
          <table:table-cell office:value-type="float" office:value="7.86008137551712E+017" calcext:value-type="float">
            <text:p>786008137551712000</text:p>
          </table:table-cell>
          <table:table-cell office:value-type="string" calcext:value-type="string">
            <text:p>2016-10-12 02:58:37</text:p>
          </table:table-cell>
          <table:table-cell office:value-type="string" calcext:value-type="string">
            <text:p>Timóteo, Brasil</text:p>
          </table:table-cell>
          <table:table-cell office:value-type="float" office:value="-19.5771394" calcext:value-type="float">
            <text:p>-19.5771394</text:p>
          </table:table-cell>
          <table:table-cell office:value-type="float" office:value="-42.6436107" calcext:value-type="float">
            <text:p>-42.6436107</text:p>
          </table:table-cell>
          <table:table-cell table:number-columns-repeated="2"/>
          <table:table-cell office:value-type="string" calcext:value-type="string">
            <text:p>Acho q to com dengue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399" calcext:value-type="float">
            <text:p>2399</text:p>
          </table:table-cell>
          <table:table-cell office:value-type="float" office:value="7.85985725317644E+017" calcext:value-type="float">
            <text:p>785985725317644000</text:p>
          </table:table-cell>
          <table:table-cell office:value-type="string" calcext:value-type="string">
            <text:p>2016-10-12 01:29:34</text:p>
          </table:table-cell>
          <table:table-cell office:value-type="string" calcext:value-type="string">
            <text:p>Riacho de Santana, Brasil</text:p>
          </table:table-cell>
          <table:table-cell office:value-type="float" office:value="-13.6101505" calcext:value-type="float">
            <text:p>-13.6101505</text:p>
          </table:table-cell>
          <table:table-cell office:value-type="float" office:value="-42.9355468" calcext:value-type="float">
            <text:p>-42.9355468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400" calcext:value-type="float">
            <text:p>2400</text:p>
          </table:table-cell>
          <table:table-cell office:value-type="float" office:value="7.85980883438371E+017" calcext:value-type="float">
            <text:p>785980883438371000</text:p>
          </table:table-cell>
          <table:table-cell office:value-type="string" calcext:value-type="string">
            <text:p>2016-10-12 01:10:20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Como @nachonayar NO ES NADIE y en el programa lo mantenía las peleas con Pitu y Mica el drogadicto sigue colgándose de ellos. #DENGU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401" calcext:value-type="float">
            <text:p>2401</text:p>
          </table:table-cell>
          <table:table-cell office:value-type="float" office:value="7.85974368182669E+017" calcext:value-type="float">
            <text:p>785974368182669000</text:p>
          </table:table-cell>
          <table:table-cell office:value-type="string" calcext:value-type="string">
            <text:p>2016-10-12 00:44:26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85 pesos el off verde . Ya foe que me pique el dengue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402" calcext:value-type="float">
            <text:p>2402</text:p>
          </table:table-cell>
          <table:table-cell office:value-type="float" office:value="7.8597363812633E+017" calcext:value-type="float">
            <text:p>785973638126330000</text:p>
          </table:table-cell>
          <table:table-cell office:value-type="string" calcext:value-type="string">
            <text:p>2016-10-12 00:41:32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Tânyara ta c dengue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04" calcext:value-type="float">
            <text:p>2404</text:p>
          </table:table-cell>
          <table:table-cell office:value-type="float" office:value="7.85972754835055E+017" calcext:value-type="float">
            <text:p>785972754835055000</text:p>
          </table:table-cell>
          <table:table-cell office:value-type="string" calcext:value-type="string">
            <text:p>2016-10-12 00:38:02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#calcitonina Os vírus da Zika e da Dengue atinge especificamente a espécie humana ou pode infectar outros animais como cães e gatos?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405" calcext:value-type="float">
            <text:p>2405</text:p>
          </table:table-cell>
          <table:table-cell office:value-type="float" office:value="7.8596939912364E+017" calcext:value-type="float">
            <text:p>785969399123640000</text:p>
          </table:table-cell>
          <table:table-cell office:value-type="string" calcext:value-type="string">
            <text:p>2016-10-12 00:24:4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O por ejemplo podes declarar al @msalnacion responsable en salud y retomar los operativos territoriales para prevenir el dengue !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408" calcext:value-type="float">
            <text:p>2408</text:p>
          </table:table-cell>
          <table:table-cell office:value-type="float" office:value="7.85948213203304E+017" calcext:value-type="float">
            <text:p>785948213203304000</text:p>
          </table:table-cell>
          <table:table-cell office:value-type="string" calcext:value-type="string">
            <text:p>2016-10-11 23:00:30</text:p>
          </table:table-cell>
          <table:table-cell office:value-type="string" calcext:value-type="string">
            <text:p>Tibau do Sul, Brasil</text:p>
          </table:table-cell>
          <table:table-cell office:value-type="float" office:value="-6.1872964" calcext:value-type="float">
            <text:p>-6.1872964</text:p>
          </table:table-cell>
          <table:table-cell office:value-type="float" office:value="-35.0905245" calcext:value-type="float">
            <text:p>-35.0905245</text:p>
          </table:table-cell>
          <table:table-cell table:number-columns-repeated="2"/>
          <table:table-cell office:value-type="string" calcext:value-type="string">
            <text:p>Naaa chabon jajajaja mira que me voy a agarrar dengue <text:s/>cualquieeeera!!!!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409" calcext:value-type="float">
            <text:p>2409</text:p>
          </table:table-cell>
          <table:table-cell office:value-type="float" office:value="7.85942116446957E+017" calcext:value-type="float">
            <text:p>785942116446957000</text:p>
          </table:table-cell>
          <table:table-cell office:value-type="string" calcext:value-type="string">
            <text:p>2016-10-11 22:36:1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É O HOMEM QUE REDUZIU EM 60% A VERBA PARA O CONTROLE DA DENGUE <text:s/>O QUE PROPORCIONOU OS SURTOS DE DENGUE <text:s/>CHICUNGUNHA E DE ZIKA!!! https:// twitter.com/Alexxbh/status /785876253203046402 …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413" calcext:value-type="float">
            <text:p>2413</text:p>
          </table:table-cell>
          <table:table-cell office:value-type="float" office:value="7.85909668182975E+017" calcext:value-type="float">
            <text:p>785909668182975000</text:p>
          </table:table-cell>
          <table:table-cell office:value-type="string" calcext:value-type="string">
            <text:p>2016-10-11 20:27:21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Hora de começar a cuidar do quintal! Cada um cuida do seu que fica tudo bem! #dengue https:// twitter.com/justicagovbr/s tatus/785909101372903424 …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414" calcext:value-type="float">
            <text:p>2414</text:p>
          </table:table-cell>
          <table:table-cell office:value-type="float" office:value="7.85893203442602E+017" calcext:value-type="float">
            <text:p>785893203442602000</text:p>
          </table:table-cell>
          <table:table-cell office:value-type="string" calcext:value-type="string">
            <text:p>2016-10-11 19:21:55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415" calcext:value-type="float">
            <text:p>2415</text:p>
          </table:table-cell>
          <table:table-cell office:value-type="float" office:value="7.85891026284089E+017" calcext:value-type="float">
            <text:p>785891026284089000</text:p>
          </table:table-cell>
          <table:table-cell office:value-type="string" calcext:value-type="string">
            <text:p>2016-10-11 19:13:16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Disminuyen casos de Dengue en Jalisco http:// bit.ly/2dYYo5H pic.twitter.com/iDlUPlBWZN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416" calcext:value-type="float">
            <text:p>2416</text:p>
          </table:table-cell>
          <table:table-cell office:value-type="float" office:value="7.85879205053469E+017" calcext:value-type="float">
            <text:p>785879205053469000</text:p>
          </table:table-cell>
          <table:table-cell office:value-type="string" calcext:value-type="string">
            <text:p>2016-10-11 18:26:18</text:p>
          </table:table-cell>
          <table:table-cell office:value-type="string" calcext:value-type="string">
            <text:p>Sidrolândia, Brasil</text:p>
          </table:table-cell>
          <table:table-cell office:value-type="float" office:value="-20.9302119" calcext:value-type="float">
            <text:p>-20.9302119</text:p>
          </table:table-cell>
          <table:table-cell office:value-type="float" office:value="-54.9692189" calcext:value-type="float">
            <text:p>-54.9692189</text:p>
          </table:table-cell>
          <table:table-cell table:number-columns-repeated="2"/>
          <table:table-cell office:value-type="string" calcext:value-type="string">
            <text:p>@Dafneklesse dengue *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417" calcext:value-type="float">
            <text:p>2417</text:p>
          </table:table-cell>
          <table:table-cell office:value-type="float" office:value="7.85879013315129E+017" calcext:value-type="float">
            <text:p>785879013315129000</text:p>
          </table:table-cell>
          <table:table-cell office:value-type="string" calcext:value-type="string">
            <text:p>2016-10-11 18:25:32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Dengue <text:s/>Chikungunya y Zika están controladas gracias a la Gran Minga http:// bit.ly/2dIzZTg pic.twitter.com/D8BkxzLJNJ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419" calcext:value-type="float">
            <text:p>2419</text:p>
          </table:table-cell>
          <table:table-cell office:value-type="float" office:value="7.85873424241558E+017" calcext:value-type="float">
            <text:p>785873424241558000</text:p>
          </table:table-cell>
          <table:table-cell office:value-type="string" calcext:value-type="string">
            <text:p>2016-10-11 18:03:19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ATENTOS #AHORA refuerzan campaña de prevención contra el dengue y el zika en una veintena de barrios de zona norte. Movil @radiomitrecba . pic.twitter.com/EsibB0EajG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420" calcext:value-type="float">
            <text:p>2420</text:p>
          </table:table-cell>
          <table:table-cell office:value-type="float" office:value="7.85870758245503E+017" calcext:value-type="float">
            <text:p>785870758245503000</text:p>
          </table:table-cell>
          <table:table-cell office:value-type="string" calcext:value-type="string">
            <text:p>2016-10-11 17:52:44</text:p>
          </table:table-cell>
          <table:table-cell office:value-type="string" calcext:value-type="string">
            <text:p>Itajaí, Brasil</text:p>
          </table:table-cell>
          <table:table-cell office:value-type="float" office:value="-26.9117878" calcext:value-type="float">
            <text:p>-26.9117878</text:p>
          </table:table-cell>
          <table:table-cell office:value-type="float" office:value="-48.6669851" calcext:value-type="float">
            <text:p>-48.6669851</text:p>
          </table:table-cell>
          <table:table-cell table:number-columns-repeated="2"/>
          <table:table-cell office:value-type="string" calcext:value-type="string">
            <text:p>Saúde intensifica necessidade do combate à Dengue http://www. noticiaja.com/geral/saude-in tensifica-necessidade-do-combate-dengue/ … pic.twitter.com/2ODDUKIf3h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422" calcext:value-type="float">
            <text:p>2422</text:p>
          </table:table-cell>
          <table:table-cell office:value-type="float" office:value="7.85858764381516E+017" calcext:value-type="float">
            <text:p>785858764381516000</text:p>
          </table:table-cell>
          <table:table-cell office:value-type="string" calcext:value-type="string">
            <text:p>2016-10-11 17:05:04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[11/10 12:00] abdon: ta pegando alguém? [11/10 12:01] Anny : Tô mais parada que água em que dengue se faz [11/10 12:03] abdon: kkkkkkkkkkkk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424" calcext:value-type="float">
            <text:p>2424</text:p>
          </table:table-cell>
          <table:table-cell office:value-type="float" office:value="7.85853037071991E+017" calcext:value-type="float">
            <text:p>785853037071991000</text:p>
          </table:table-cell>
          <table:table-cell office:value-type="string" calcext:value-type="string">
            <text:p>2016-10-11 16:42:1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n la prevención de enfermedades como el zika chikungunya y dengue es necesario actuar permanentemente #ReciclaxTuBienestar pic.twitter.com/nOVNdUphG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426" calcext:value-type="float">
            <text:p>2426</text:p>
          </table:table-cell>
          <table:table-cell office:value-type="float" office:value="7.8583711641675E+017" calcext:value-type="float">
            <text:p>785837116416750000</text:p>
          </table:table-cell>
          <table:table-cell office:value-type="string" calcext:value-type="string">
            <text:p>2016-10-11 15:39:0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Informa: los Ángeles de Panamá existe un 20% de infestación de dengue <text:s/>por no permitir abrir la puertas para nebulizar las casas pic.twitter.com/K6xI8ttCuK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427" calcext:value-type="float">
            <text:p>2427</text:p>
          </table:table-cell>
          <table:table-cell office:value-type="float" office:value="7.85831287043006E+017" calcext:value-type="float">
            <text:p>785831287043006000</text:p>
          </table:table-cell>
          <table:table-cell office:value-type="string" calcext:value-type="string">
            <text:p>2016-10-11 15:15:53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n vivo- Reunión para trabajar la prevención de Dengue con efectores de Región Sanitaria XI. Hospital El Dique pic.twitter.com/FpCD93QwA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441" calcext:value-type="float">
            <text:p>2441</text:p>
          </table:table-cell>
          <table:table-cell office:value-type="float" office:value="7.85698141467128E+017" calcext:value-type="float">
            <text:p>785698141467128000</text:p>
          </table:table-cell>
          <table:table-cell office:value-type="string" calcext:value-type="string">
            <text:p>2016-10-11 06:26:49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 #dengue ta ocupada todo dia.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442" calcext:value-type="float">
            <text:p>2442</text:p>
          </table:table-cell>
          <table:table-cell office:value-type="float" office:value="7.8569693184256E+017" calcext:value-type="float">
            <text:p>785696931842560000</text:p>
          </table:table-cell>
          <table:table-cell office:value-type="string" calcext:value-type="string">
            <text:p>2016-10-11 06:22:00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444" calcext:value-type="float">
            <text:p>2444</text:p>
          </table:table-cell>
          <table:table-cell office:value-type="float" office:value="7.85692953305948E+017" calcext:value-type="float">
            <text:p>785692953305948000</text:p>
          </table:table-cell>
          <table:table-cell office:value-type="string" calcext:value-type="string">
            <text:p>2016-10-11 06:06:12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Regresenme al viernes a las 11:30 cuando no tenía Dengue o Zika.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445" calcext:value-type="float">
            <text:p>2445</text:p>
          </table:table-cell>
          <table:table-cell office:value-type="float" office:value="7.8569064164898E+017" calcext:value-type="float">
            <text:p>785690641648980000</text:p>
          </table:table-cell>
          <table:table-cell office:value-type="string" calcext:value-type="string">
            <text:p>2016-10-11 05:57:01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Meu Whatsapp tá com dengue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446" calcext:value-type="float">
            <text:p>2446</text:p>
          </table:table-cell>
          <table:table-cell office:value-type="float" office:value="7.85682972737352E+017" calcext:value-type="float">
            <text:p>785682972737352000</text:p>
          </table:table-cell>
          <table:table-cell office:value-type="string" calcext:value-type="string">
            <text:p>2016-10-11 05:26:3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 presidenta de la Comisión de Salud de @CongresoTab @YolissaB urgió a @SSalud_Tab intensificar las acciones de combate de zika y dengue pic.twitter.com/Mj605QgYYv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447" calcext:value-type="float">
            <text:p>2447</text:p>
          </table:table-cell>
          <table:table-cell office:value-type="float" office:value="7.85681826354463E+017" calcext:value-type="float">
            <text:p>785681826354463000</text:p>
          </table:table-cell>
          <table:table-cell office:value-type="string" calcext:value-type="string">
            <text:p>2016-10-11 05:21:5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EnioGarcia80 será el mismo Sapo Pepe al que le pregunta que hacer con el dengue ? #ForaLemus #EntreguenLasCunitas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449" calcext:value-type="float">
            <text:p>2449</text:p>
          </table:table-cell>
          <table:table-cell office:value-type="float" office:value="7.85663536345342E+017" calcext:value-type="float">
            <text:p>785663536345342000</text:p>
          </table:table-cell>
          <table:table-cell office:value-type="string" calcext:value-type="string">
            <text:p>2016-10-11 04:09:18</text:p>
          </table:table-cell>
          <table:table-cell office:value-type="string" calcext:value-type="string">
            <text:p>Valparaíso, Chile</text:p>
          </table:table-cell>
          <table:table-cell office:value-type="float" office:value="-33.0458455" calcext:value-type="float">
            <text:p>-33.0458455</text:p>
          </table:table-cell>
          <table:table-cell office:value-type="float" office:value="-71.6196748" calcext:value-type="float">
            <text:p>-71.6196748</text:p>
          </table:table-cell>
          <table:table-cell table:number-columns-repeated="2"/>
          <table:table-cell office:value-type="string" calcext:value-type="string">
            <text:p>@ANFPChile @CDF_cl #CDFNOTICIAS No será un Dengue no hemorrágico? Los malditos mosquitos de Guayaquil (hablo por experiencia propia)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450" calcext:value-type="float">
            <text:p>2450</text:p>
          </table:table-cell>
          <table:table-cell office:value-type="float" office:value="7.85659911560655E+017" calcext:value-type="float">
            <text:p>785659911560655000</text:p>
          </table:table-cell>
          <table:table-cell office:value-type="string" calcext:value-type="string">
            <text:p>2016-10-11 03:54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Se eu engolir um mosquito da dengue eu pego dengue ou é so se ele me picar?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451" calcext:value-type="float">
            <text:p>2451</text:p>
          </table:table-cell>
          <table:table-cell office:value-type="float" office:value="7.85659452800242E+017" calcext:value-type="float">
            <text:p>785659452800242000</text:p>
          </table:table-cell>
          <table:table-cell office:value-type="string" calcext:value-type="string">
            <text:p>2016-10-11 03:53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inha vida vai dar dengu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452" calcext:value-type="float">
            <text:p>2452</text:p>
          </table:table-cell>
          <table:table-cell office:value-type="float" office:value="7.85657281920852E+017" calcext:value-type="float">
            <text:p>785657281920852000</text:p>
          </table:table-cell>
          <table:table-cell office:value-type="string" calcext:value-type="string">
            <text:p>2016-10-11 03:44:27</text:p>
          </table:table-cell>
          <table:table-cell office:value-type="string" calcext:value-type="string">
            <text:p>Valparaíso de Goiás, Brasil</text:p>
          </table:table-cell>
          <table:table-cell office:value-type="float" office:value="-16.0686393" calcext:value-type="float">
            <text:p>-16.0686393</text:p>
          </table:table-cell>
          <table:table-cell office:value-type="float" office:value="-47.9764906" calcext:value-type="float">
            <text:p>-47.9764906</text:p>
          </table:table-cell>
          <table:table-cell table:number-columns-repeated="2"/>
          <table:table-cell office:value-type="string" calcext:value-type="string">
            <text:p>esses besouros é igual a mulher da dengue <text:s/>só aparece em horas ruins.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454" calcext:value-type="float">
            <text:p>2454</text:p>
          </table:table-cell>
          <table:table-cell office:value-type="float" office:value="7.856522925404E+017" calcext:value-type="float">
            <text:p>785652292540400000</text:p>
          </table:table-cell>
          <table:table-cell office:value-type="string" calcext:value-type="string">
            <text:p>2016-10-11 03:24:3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MariaCeciliaTos @nachino1 @minsaurralde SE OLVIDARON DE LOS PIOJOS <text:s/>EL DENGUE Y EL ZIKA. SIN CONTAR LA DROGA.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55" calcext:value-type="float">
            <text:p>2455</text:p>
          </table:table-cell>
          <table:table-cell office:value-type="float" office:value="7.856521323305E+017" calcext:value-type="float">
            <text:p>785652132330500000</text:p>
          </table:table-cell>
          <table:table-cell office:value-type="string" calcext:value-type="string">
            <text:p>2016-10-11 03:23:59</text:p>
          </table:table-cell>
          <table:table-cell office:value-type="string" calcext:value-type="string">
            <text:p>Americana, Brasil</text:p>
          </table:table-cell>
          <table:table-cell office:value-type="float" office:value="-22.7391769" calcext:value-type="float">
            <text:p>-22.7391769</text:p>
          </table:table-cell>
          <table:table-cell office:value-type="float" office:value="-47.3313863" calcext:value-type="float">
            <text:p>-47.3313863</text:p>
          </table:table-cell>
          <table:table-cell table:number-columns-repeated="2"/>
          <table:table-cell office:value-type="string" calcext:value-type="string">
            <text:p>Meu Whats tá mais parado que água com Dengue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457" calcext:value-type="float">
            <text:p>2457</text:p>
          </table:table-cell>
          <table:table-cell office:value-type="float" office:value="7.85644611331031E+017" calcext:value-type="float">
            <text:p>785644611331031000</text:p>
          </table:table-cell>
          <table:table-cell office:value-type="string" calcext:value-type="string">
            <text:p>2016-10-11 02:54:06</text:p>
          </table:table-cell>
          <table:table-cell office:value-type="string" calcext:value-type="string">
            <text:p>Bombinhas, Brasil</text:p>
          </table:table-cell>
          <table:table-cell office:value-type="float" office:value="-27.1519158" calcext:value-type="float">
            <text:p>-27.1519158</text:p>
          </table:table-cell>
          <table:table-cell office:value-type="float" office:value="-48.487569" calcext:value-type="float">
            <text:p>-48.487569</text:p>
          </table:table-cell>
          <table:table-cell table:number-columns-repeated="2"/>
          <table:table-cell office:value-type="string" calcext:value-type="string">
            <text:p>E hoje que eu pego dengue nesse lugar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458" calcext:value-type="float">
            <text:p>2458</text:p>
          </table:table-cell>
          <table:table-cell office:value-type="float" office:value="7.85641864414294E+017" calcext:value-type="float">
            <text:p>785641864414294000</text:p>
          </table:table-cell>
          <table:table-cell office:value-type="string" calcext:value-type="string">
            <text:p>2016-10-11 02:43:1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jucania_facchin dengue ?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459" calcext:value-type="float">
            <text:p>2459</text:p>
          </table:table-cell>
          <table:table-cell office:value-type="float" office:value="7.85639702162469E+017" calcext:value-type="float">
            <text:p>785639702162469000</text:p>
          </table:table-cell>
          <table:table-cell office:value-type="string" calcext:value-type="string">
            <text:p>2016-10-11 02:34:36</text:p>
          </table:table-cell>
          <table:table-cell office:value-type="string" calcext:value-type="string">
            <text:p>Riohacha, Colombia</text:p>
          </table:table-cell>
          <table:table-cell office:value-type="float" office:value="11.544634" calcext:value-type="float">
            <text:p>11.544634</text:p>
          </table:table-cell>
          <table:table-cell office:value-type="float" office:value="-72.9069783" calcext:value-type="float">
            <text:p>-72.9069783</text:p>
          </table:table-cell>
          <table:table-cell table:number-columns-repeated="2"/>
          <table:table-cell office:value-type="string" calcext:value-type="string">
            <text:p>18 mil millones para estudiar el dengue en la guajira ... Mientras los niños se siguen muriendo de hambre. #NoticiasCaracol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460" calcext:value-type="float">
            <text:p>2460</text:p>
          </table:table-cell>
          <table:table-cell office:value-type="float" office:value="7.85638446794617E+017" calcext:value-type="float">
            <text:p>785638446794617000</text:p>
          </table:table-cell>
          <table:table-cell office:value-type="string" calcext:value-type="string">
            <text:p>2016-10-11 02:29:3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Temor e inquietud genera brote de dengue https:// goo.gl/cJwvf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61" calcext:value-type="float">
            <text:p>2461</text:p>
          </table:table-cell>
          <table:table-cell office:value-type="float" office:value="7.85637634395742E+017" calcext:value-type="float">
            <text:p>785637634395742000</text:p>
          </table:table-cell>
          <table:table-cell office:value-type="string" calcext:value-type="string">
            <text:p>2016-10-11 02:26:23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engue <text:s/>https:// twitter.com/sangstsr/statu s/781530014412075008 …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462" calcext:value-type="float">
            <text:p>2462</text:p>
          </table:table-cell>
          <table:table-cell office:value-type="float" office:value="7.85633106439107E+017" calcext:value-type="float">
            <text:p>785633106439107000</text:p>
          </table:table-cell>
          <table:table-cell office:value-type="string" calcext:value-type="string">
            <text:p>2016-10-11 02:08:2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_CamiCarrasco es una dengu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463" calcext:value-type="float">
            <text:p>2463</text:p>
          </table:table-cell>
          <table:table-cell office:value-type="float" office:value="7.85632982593712E+017" calcext:value-type="float">
            <text:p>785632982593712000</text:p>
          </table:table-cell>
          <table:table-cell office:value-type="string" calcext:value-type="string">
            <text:p>2016-10-11 02:07:54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Sin criaderos no hay mosquitos! ¡Lava tapa voltea y tira! #Zika #Dengue y #Chikungunya @Gobierno_Tab @OPSOMSMexico pic.twitter.com/u80TTMcJAG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464" calcext:value-type="float">
            <text:p>2464</text:p>
          </table:table-cell>
          <table:table-cell office:value-type="float" office:value="7.85631365110833E+017" calcext:value-type="float">
            <text:p>785631365110833000</text:p>
          </table:table-cell>
          <table:table-cell office:value-type="string" calcext:value-type="string">
            <text:p>2016-10-11 02:01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dianasuarezzz O MEU TAMBÉM FOI DENGU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465" calcext:value-type="float">
            <text:p>2465</text:p>
          </table:table-cell>
          <table:table-cell office:value-type="float" office:value="7.85620938826088E+017" calcext:value-type="float">
            <text:p>785620938826088000</text:p>
          </table:table-cell>
          <table:table-cell office:value-type="string" calcext:value-type="string">
            <text:p>2016-10-11 01:20:02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Levei minha irmã no medico ela tá com um bgl q eh parecido com dengue .. mó dó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466" calcext:value-type="float">
            <text:p>2466</text:p>
          </table:table-cell>
          <table:table-cell office:value-type="float" office:value="7.85619335741973E+017" calcext:value-type="float">
            <text:p>785619335741973000</text:p>
          </table:table-cell>
          <table:table-cell office:value-type="string" calcext:value-type="string">
            <text:p>2016-10-11 01:13:40</text:p>
          </table:table-cell>
          <table:table-cell office:value-type="string" calcext:value-type="string">
            <text:p>Carolina, El Salvador</text:p>
          </table:table-cell>
          <table:table-cell office:value-type="float" office:value="13.8476792" calcext:value-type="float">
            <text:p>13.8476792</text:p>
          </table:table-cell>
          <table:table-cell office:value-type="float" office:value="-88.3057198" calcext:value-type="float">
            <text:p>-88.3057198</text:p>
          </table:table-cell>
          <table:table-cell table:number-columns-repeated="2"/>
          <table:table-cell office:value-type="string" calcext:value-type="string">
            <text:p>Jesús Toscanini está en un hospital de Santa Tecla con síntomas de Dengue <text:s/>por lo que se complica el tratamiento de la lesión @EDH_Deportes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467" calcext:value-type="float">
            <text:p>2467</text:p>
          </table:table-cell>
          <table:table-cell office:value-type="float" office:value="7.85599844249379E+017" calcext:value-type="float">
            <text:p>785599844249379000</text:p>
          </table:table-cell>
          <table:table-cell office:value-type="string" calcext:value-type="string">
            <text:p>2016-10-10 23:56:13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Tudo q eu queria era ficar cm dengue nesse feriado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68" calcext:value-type="float">
            <text:p>2468</text:p>
          </table:table-cell>
          <table:table-cell office:value-type="float" office:value="7.85592161362334E+017" calcext:value-type="float">
            <text:p>785592161362334000</text:p>
          </table:table-cell>
          <table:table-cell office:value-type="string" calcext:value-type="string">
            <text:p>2016-10-10 23:25:41</text:p>
          </table:table-cell>
          <table:table-cell office:value-type="string" calcext:value-type="string">
            <text:p>Pato Bragado, Brasil</text:p>
          </table:table-cell>
          <table:table-cell office:value-type="float" office:value="-24.6270544" calcext:value-type="float">
            <text:p>-24.6270544</text:p>
          </table:table-cell>
          <table:table-cell office:value-type="float" office:value="-54.2264586" calcext:value-type="float">
            <text:p>-54.2264586</text:p>
          </table:table-cell>
          <table:table-cell table:number-columns-repeated="2"/>
          <table:table-cell office:value-type="string" calcext:value-type="string">
            <text:p>Eu não consigo melhorar será dengue ?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469" calcext:value-type="float">
            <text:p>2469</text:p>
          </table:table-cell>
          <table:table-cell office:value-type="float" office:value="7.85587473074168E+017" calcext:value-type="float">
            <text:p>785587473074168000</text:p>
          </table:table-cell>
          <table:table-cell office:value-type="string" calcext:value-type="string">
            <text:p>2016-10-10 23:07:03</text:p>
          </table:table-cell>
          <table:table-cell office:value-type="string" calcext:value-type="string">
            <text:p>Acolman, México</text:p>
          </table:table-cell>
          <table:table-cell office:value-type="float" office:value="19.6367165" calcext:value-type="float">
            <text:p>19.6367165</text:p>
          </table:table-cell>
          <table:table-cell office:value-type="float" office:value="-98.9093022315945" calcext:value-type="float">
            <text:p>-98.9093022316</text:p>
          </table:table-cell>
          <table:table-cell table:number-columns-repeated="2"/>
          <table:table-cell office:value-type="string" calcext:value-type="string">
            <text:p>#Nacional Llega a México el síndrome de Guillain-Barre ... #México #Zika #Dengue @SSalud_mx pic.twitter.com/LEffP69lvy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470" calcext:value-type="float">
            <text:p>2470</text:p>
          </table:table-cell>
          <table:table-cell office:value-type="float" office:value="7.85580091577205E+017" calcext:value-type="float">
            <text:p>785580091577205000</text:p>
          </table:table-cell>
          <table:table-cell office:value-type="string" calcext:value-type="string">
            <text:p>2016-10-10 22:37:43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CUESTA MIL 500 PESOS LA VACUNA CONTRA EL DENGUE EN CANCÚN. #Facebook #PoderEstadoPerfiles pic.twitter.com/jKbGpN4R9x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471" calcext:value-type="float">
            <text:p>2471</text:p>
          </table:table-cell>
          <table:table-cell office:value-type="float" office:value="7.85571860507337E+017" calcext:value-type="float">
            <text:p>785571860507337000</text:p>
          </table:table-cell>
          <table:table-cell office:value-type="string" calcext:value-type="string">
            <text:p>2016-10-10 22:05:01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Les juro que pensé que eso del dengue era sólo un mito. Ahora que me picó le pido perdón a la vida. Y al dengue .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472" calcext:value-type="float">
            <text:p>2472</text:p>
          </table:table-cell>
          <table:table-cell office:value-type="float" office:value="7.85568769926107E+017" calcext:value-type="float">
            <text:p>785568769926107000</text:p>
          </table:table-cell>
          <table:table-cell office:value-type="string" calcext:value-type="string">
            <text:p>2016-10-10 21:52:44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fedecasas22 confirma que mañana inician los trabajos para combatir #Dengue #Zika #SaltaOk @fmcapitalsalt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473" calcext:value-type="float">
            <text:p>2473</text:p>
          </table:table-cell>
          <table:table-cell office:value-type="float" office:value="7.8556870126116E+017" calcext:value-type="float">
            <text:p>785568701261160000</text:p>
          </table:table-cell>
          <table:table-cell office:value-type="string" calcext:value-type="string">
            <text:p>2016-10-10 21:52:2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OPERATIVO PREVENCIÓN DENGUE |charlamos con Federico Casas @fedecasas22 Secretario de Ambiente en #SaltaOk pic.twitter.com/YR7ElE3OyU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474" calcext:value-type="float">
            <text:p>2474</text:p>
          </table:table-cell>
          <table:table-cell office:value-type="float" office:value="7.85560613850341E+017" calcext:value-type="float">
            <text:p>785560613850341000</text:p>
          </table:table-cell>
          <table:table-cell office:value-type="string" calcext:value-type="string">
            <text:p>2016-10-10 21:20:20</text:p>
          </table:table-cell>
          <table:table-cell office:value-type="string" calcext:value-type="string">
            <text:p>Álvaro Obregón, Distrito Federal</text:p>
          </table:table-cell>
          <table:table-cell office:value-type="float" office:value="19.3811859" calcext:value-type="float">
            <text:p>19.3811859</text:p>
          </table:table-cell>
          <table:table-cell office:value-type="float" office:value="-99.2211221" calcext:value-type="float">
            <text:p>-99.2211221</text:p>
          </table:table-cell>
          <table:table-cell table:number-columns-repeated="2"/>
          <table:table-cell office:value-type="string" calcext:value-type="string">
            <text:p>#D21 Podrían haber aumentado casos de dengue : Vectores http:// ow.ly/M6hc3052iq4 pic.twitter.com/rj9zP6gCo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475" calcext:value-type="float">
            <text:p>2475</text:p>
          </table:table-cell>
          <table:table-cell office:value-type="float" office:value="7.85545568500191E+017" calcext:value-type="float">
            <text:p>785545568500191000</text:p>
          </table:table-cell>
          <table:table-cell office:value-type="string" calcext:value-type="string">
            <text:p>2016-10-10 20:20:32</text:p>
          </table:table-cell>
          <table:table-cell office:value-type="string" calcext:value-type="string">
            <text:p>Ushuaia, Argentina</text:p>
          </table:table-cell>
          <table:table-cell office:value-type="float" office:value="-54.8069331" calcext:value-type="float">
            <text:p>-54.8069331</text:p>
          </table:table-cell>
          <table:table-cell office:value-type="float" office:value="-68.3073245" calcext:value-type="float">
            <text:p>-68.3073245</text:p>
          </table:table-cell>
          <table:table-cell table:number-columns-repeated="2"/>
          <table:table-cell office:value-type="string" calcext:value-type="string">
            <text:p>Yo soy el dengue que la vacuna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476" calcext:value-type="float">
            <text:p>2476</text:p>
          </table:table-cell>
          <table:table-cell office:value-type="float" office:value="7.85534934962303E+017" calcext:value-type="float">
            <text:p>785534934962303000</text:p>
          </table:table-cell>
          <table:table-cell office:value-type="string" calcext:value-type="string">
            <text:p>2016-10-10 19:38:17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@oohjaja_ @NicolyFroes deng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477" calcext:value-type="float">
            <text:p>2477</text:p>
          </table:table-cell>
          <table:table-cell office:value-type="float" office:value="7.85530362973782E+017" calcext:value-type="float">
            <text:p>785530362973782000</text:p>
          </table:table-cell>
          <table:table-cell office:value-type="string" calcext:value-type="string">
            <text:p>2016-10-10 19:20:0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audades d Dengue <text:s/>tudo q eu pedia ela fazia aonde eu chamava ela pra ir ela ia sem cutcharra! Nós éramos loucas apesar d td!sinto falta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478" calcext:value-type="float">
            <text:p>2478</text:p>
          </table:table-cell>
          <table:table-cell office:value-type="float" office:value="7.85518668935561E+017" calcext:value-type="float">
            <text:p>785518668935561000</text:p>
          </table:table-cell>
          <table:table-cell office:value-type="string" calcext:value-type="string">
            <text:p>2016-10-10 18:33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eu minha dm se ficar mais parado do jeito q ta da dengue pprt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479" calcext:value-type="float">
            <text:p>2479</text:p>
          </table:table-cell>
          <table:table-cell office:value-type="float" office:value="7.85516808941941E+017" calcext:value-type="float">
            <text:p>785516808941941000</text:p>
          </table:table-cell>
          <table:table-cell office:value-type="string" calcext:value-type="string">
            <text:p>2016-10-10 18:26:16</text:p>
          </table:table-cell>
          <table:table-cell office:value-type="string" calcext:value-type="string">
            <text:p>Altamira, Tamaulipas</text:p>
          </table:table-cell>
          <table:table-cell office:value-type="float" office:value="22.5630208" calcext:value-type="float">
            <text:p>22.5630208</text:p>
          </table:table-cell>
          <table:table-cell office:value-type="float" office:value="-98.1165182888334" calcext:value-type="float">
            <text:p>-98.1165182888</text:p>
          </table:table-cell>
          <table:table-cell table:number-columns-repeated="2"/>
          <table:table-cell office:value-type="string" calcext:value-type="string">
            <text:p>Insolentaaaa!!! Ojala el viernes te pega la gripa y calentura y dolor de garganta y zika y dengue y tos y todo eso jajaja https:// twitter.com/gadiel_inn/sta tus/785516175530745857 …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480" calcext:value-type="float">
            <text:p>2480</text:p>
          </table:table-cell>
          <table:table-cell office:value-type="float" office:value="7.85515009086464E+017" calcext:value-type="float">
            <text:p>785515009086464000</text:p>
          </table:table-cell>
          <table:table-cell office:value-type="string" calcext:value-type="string">
            <text:p>2016-10-10 18:19:06</text:p>
          </table:table-cell>
          <table:table-cell office:value-type="string" calcext:value-type="string">
            <text:p>Itajubá, Brasil</text:p>
          </table:table-cell>
          <table:table-cell office:value-type="float" office:value="-22.423739" calcext:value-type="float">
            <text:p>-22.423739</text:p>
          </table:table-cell>
          <table:table-cell office:value-type="float" office:value="-45.4524316" calcext:value-type="float">
            <text:p>-45.4524316</text:p>
          </table:table-cell>
          <table:table-cell table:number-columns-repeated="2"/>
          <table:table-cell office:value-type="string" calcext:value-type="string">
            <text:p>@cainho_junta é dengue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481" calcext:value-type="float">
            <text:p>2481</text:p>
          </table:table-cell>
          <table:table-cell office:value-type="float" office:value="7.85508979246043E+017" calcext:value-type="float">
            <text:p>785508979246043000</text:p>
          </table:table-cell>
          <table:table-cell office:value-type="string" calcext:value-type="string">
            <text:p>2016-10-10 17:55:0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Salud Pública proclama derrota #dengue cada 06 meses desde hace 35 años en Neiva Huila y Colombia. @CarlosJulioGV @JuanManSantos @opsoms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482" calcext:value-type="float">
            <text:p>2482</text:p>
          </table:table-cell>
          <table:table-cell office:value-type="float" office:value="7.85503404869218E+017" calcext:value-type="float">
            <text:p>785503404869218000</text:p>
          </table:table-cell>
          <table:table-cell office:value-type="string" calcext:value-type="string">
            <text:p>2016-10-10 17:33:00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#InformAlex Cuesta mil 500 pesos la vacuna contra el dengue en Cancún El sector privado indica que el nombre comercial es Dengvaxia. pic.twitter.com/8XnkHS4POJ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83" calcext:value-type="float">
            <text:p>2483</text:p>
          </table:table-cell>
          <table:table-cell office:value-type="float" office:value="7.85501175428817E+017" calcext:value-type="float">
            <text:p>785501175428817000</text:p>
          </table:table-cell>
          <table:table-cell office:value-type="string" calcext:value-type="string">
            <text:p>2016-10-10 17:24:08</text:p>
          </table:table-cell>
          <table:table-cell office:value-type="string" calcext:value-type="string">
            <text:p>Sant'Ana do Livramento, Brasil</text:p>
          </table:table-cell>
          <table:table-cell office:value-type="float" office:value="-30.8894096" calcext:value-type="float">
            <text:p>-30.8894096</text:p>
          </table:table-cell>
          <table:table-cell office:value-type="float" office:value="-55.5317693" calcext:value-type="float">
            <text:p>-55.5317693</text:p>
          </table:table-cell>
          <table:table-cell table:number-columns-repeated="2"/>
          <table:table-cell office:value-type="string" calcext:value-type="string">
            <text:p>Eu zoei tanto a @shelbin_ubal pq na casa dela tinha dengue q agora aqui em casa tem kkkkkkk pic.twitter.com/VSIDahEcb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484" calcext:value-type="float">
            <text:p>2484</text:p>
          </table:table-cell>
          <table:table-cell office:value-type="float" office:value="7.85500333061669E+017" calcext:value-type="float">
            <text:p>785500333061669000</text:p>
          </table:table-cell>
          <table:table-cell office:value-type="string" calcext:value-type="string">
            <text:p>2016-10-10 17:20:47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Takeda inicia estudios de vacuna contra el dengue https:// goo.gl/WWC80P pic.twitter.com/ZhbSiYVOMM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486" calcext:value-type="float">
            <text:p>2486</text:p>
          </table:table-cell>
          <table:table-cell office:value-type="float" office:value="7.85495684350968E+017" calcext:value-type="float">
            <text:p>785495684350968000</text:p>
          </table:table-cell>
          <table:table-cell office:value-type="string" calcext:value-type="string">
            <text:p>2016-10-10 17:02:19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Quem fica parado é água de mosquito da dengue <text:s/>nós não.. #Cachaçagro #AiéMarina @… https://www. instagram.com/p/BLYv8fXgcDs/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487" calcext:value-type="float">
            <text:p>2487</text:p>
          </table:table-cell>
          <table:table-cell office:value-type="float" office:value="7.85491826987921E+017" calcext:value-type="float">
            <text:p>785491826987921000</text:p>
          </table:table-cell>
          <table:table-cell office:value-type="string" calcext:value-type="string">
            <text:p>2016-10-10 16:46:59</text:p>
          </table:table-cell>
          <table:table-cell office:value-type="string" calcext:value-type="string">
            <text:p>São Vicente, Brasil</text:p>
          </table:table-cell>
          <table:table-cell office:value-type="float" office:value="-23.9603685" calcext:value-type="float">
            <text:p>-23.9603685</text:p>
          </table:table-cell>
          <table:table-cell office:value-type="float" office:value="-46.3847023" calcext:value-type="float">
            <text:p>-46.3847023</text:p>
          </table:table-cell>
          <table:table-cell table:number-columns-repeated="2"/>
          <table:table-cell office:value-type="string" calcext:value-type="string">
            <text:p>@EwersonGabryel tá com dengue <text:s/>faz umas 2 semana já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494" calcext:value-type="float">
            <text:p>2494</text:p>
          </table:table-cell>
          <table:table-cell office:value-type="float" office:value="7.8546315167658E+017" calcext:value-type="float">
            <text:p>785463151676580000</text:p>
          </table:table-cell>
          <table:table-cell office:value-type="string" calcext:value-type="string">
            <text:p>2016-10-10 14:53:03</text:p>
          </table:table-cell>
          <table:table-cell office:value-type="string" calcext:value-type="string">
            <text:p>Diamantina, Brasil</text:p>
          </table:table-cell>
          <table:table-cell office:value-type="float" office:value="-18.2440861" calcext:value-type="float">
            <text:p>-18.2440861</text:p>
          </table:table-cell>
          <table:table-cell office:value-type="float" office:value="-43.6006486" calcext:value-type="float">
            <text:p>-43.6006486</text:p>
          </table:table-cell>
          <table:table-cell table:number-columns-repeated="2"/>
          <table:table-cell office:value-type="string" calcext:value-type="string">
            <text:p>Tô com febre e dor no corpo deus que não seja dengue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495" calcext:value-type="float">
            <text:p>2495</text:p>
          </table:table-cell>
          <table:table-cell office:value-type="float" office:value="7.85456342752518E+017" calcext:value-type="float">
            <text:p>785456342752518000</text:p>
          </table:table-cell>
          <table:table-cell office:value-type="string" calcext:value-type="string">
            <text:p>2016-10-10 14:25:5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José Ruchessi: Todo esto está en estudio no es que si plantamos el #Aguaribay vamos a prevenir el dengue <text:s/>cc @ClaudialiTorres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496" calcext:value-type="float">
            <text:p>2496</text:p>
          </table:table-cell>
          <table:table-cell office:value-type="float" office:value="7.85446115927855E+017" calcext:value-type="float">
            <text:p>785446115927855000</text:p>
          </table:table-cell>
          <table:table-cell office:value-type="string" calcext:value-type="string">
            <text:p>2016-10-10 13:45:21</text:p>
          </table:table-cell>
          <table:table-cell office:value-type="string" calcext:value-type="string">
            <text:p>Timbaúba, Brasil</text:p>
          </table:table-cell>
          <table:table-cell office:value-type="float" office:value="-7.5118821" calcext:value-type="float">
            <text:p>-7.5118821</text:p>
          </table:table-cell>
          <table:table-cell office:value-type="float" office:value="-35.3160759" calcext:value-type="float">
            <text:p>-35.3160759</text:p>
          </table:table-cell>
          <table:table-cell table:number-columns-repeated="2"/>
          <table:table-cell office:value-type="string" calcext:value-type="string">
            <text:p>Ta p nascer gente com mais medo de cachorro doq esses pessoal do controle da dengue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501" calcext:value-type="float">
            <text:p>2501</text:p>
          </table:table-cell>
          <table:table-cell office:value-type="float" office:value="7.85264644877353E+017" calcext:value-type="float">
            <text:p>785264644877353000</text:p>
          </table:table-cell>
          <table:table-cell office:value-type="string" calcext:value-type="string">
            <text:p>2016-10-10 01:44:15</text:p>
          </table:table-cell>
          <table:table-cell office:value-type="string" calcext:value-type="string">
            <text:p>Chapecó, Brasil</text:p>
          </table:table-cell>
          <table:table-cell office:value-type="float" office:value="-27.1011803" calcext:value-type="float">
            <text:p>-27.1011803</text:p>
          </table:table-cell>
          <table:table-cell office:value-type="float" office:value="-52.6188986" calcext:value-type="float">
            <text:p>-52.6188986</text:p>
          </table:table-cell>
          <table:table-cell table:number-columns-repeated="2"/>
          <table:table-cell office:value-type="string" calcext:value-type="string">
            <text:p>Se um mosquito da dengue me picar no dia de hoje ele morre de cirrose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502" calcext:value-type="float">
            <text:p>2502</text:p>
          </table:table-cell>
          <table:table-cell office:value-type="float" office:value="7.85257308997685E+017" calcext:value-type="float">
            <text:p>785257308997685000</text:p>
          </table:table-cell>
          <table:table-cell office:value-type="string" calcext:value-type="string">
            <text:p>2016-10-10 01:15:06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ninguém pra agitar um papo cmg wpp tá dando dengue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503" calcext:value-type="float">
            <text:p>2503</text:p>
          </table:table-cell>
          <table:table-cell office:value-type="float" office:value="7.85243334080168E+017" calcext:value-type="float">
            <text:p>785243334080168000</text:p>
          </table:table-cell>
          <table:table-cell office:value-type="string" calcext:value-type="string">
            <text:p>2016-10-10 00:19:34</text:p>
          </table:table-cell>
          <table:table-cell office:value-type="string" calcext:value-type="string">
            <text:p>Olímpia, Brasil</text:p>
          </table:table-cell>
          <table:table-cell office:value-type="float" office:value="-20.7366339" calcext:value-type="float">
            <text:p>-20.7366339</text:p>
          </table:table-cell>
          <table:table-cell office:value-type="float" office:value="-48.9106249" calcext:value-type="float">
            <text:p>-48.9106249</text:p>
          </table:table-cell>
          <table:table-cell table:number-columns-repeated="2"/>
          <table:table-cell office:value-type="string" calcext:value-type="string">
            <text:p>É cólica é dengue <text:s/>é dor de cabeça é dor no corpo NÃO AGUENTO MAIS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504" calcext:value-type="float">
            <text:p>2504</text:p>
          </table:table-cell>
          <table:table-cell office:value-type="float" office:value="7.85240472738562E+017" calcext:value-type="float">
            <text:p>785240472738562000</text:p>
          </table:table-cell>
          <table:table-cell office:value-type="string" calcext:value-type="string">
            <text:p>2016-10-10 00:08:12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Rolandobustos12 @Alex_Bettarel estómago preparado para un cordobés de mi amigo él dengue <text:s/>no se que dicen ustedes dos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06" calcext:value-type="float">
            <text:p>2506</text:p>
          </table:table-cell>
          <table:table-cell office:value-type="float" office:value="7.85235556372455E+017" calcext:value-type="float">
            <text:p>785235556372455000</text:p>
          </table:table-cell>
          <table:table-cell office:value-type="string" calcext:value-type="string">
            <text:p>2016-10-09 23:48:40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MAÑANA!! te esperamos en el albergue del km3 que no nos coma la ficha el dengue ! sumate!! pic.twitter.com/De3MgV3g0s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507" calcext:value-type="float">
            <text:p>2507</text:p>
          </table:table-cell>
          <table:table-cell office:value-type="float" office:value="7.852091674474E+017" calcext:value-type="float">
            <text:p>785209167447400000</text:p>
          </table:table-cell>
          <table:table-cell office:value-type="string" calcext:value-type="string">
            <text:p>2016-10-09 22:03:48</text:p>
          </table:table-cell>
          <table:table-cell office:value-type="string" calcext:value-type="string">
            <text:p>Jiutepec, Morelos</text:p>
          </table:table-cell>
          <table:table-cell office:value-type="float" office:value="18.88638935" calcext:value-type="float">
            <text:p>18.88638935</text:p>
          </table:table-cell>
          <table:table-cell office:value-type="float" office:value="-99.1701223011532" calcext:value-type="float">
            <text:p>-99.1701223012</text:p>
          </table:table-cell>
          <table:table-cell table:number-columns-repeated="2"/>
          <table:table-cell office:value-type="string" calcext:value-type="string">
            <text:p>y más por culpa del maldito dengue <text:s/>hechado viendo películas todos los días ... #aburridoalmil https:// twitter.com/MarioPPineda/s tatus/785175655109373952 …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508" calcext:value-type="float">
            <text:p>2508</text:p>
          </table:table-cell>
          <table:table-cell office:value-type="float" office:value="7.85152955360113E+017" calcext:value-type="float">
            <text:p>785152955360113000</text:p>
          </table:table-cell>
          <table:table-cell office:value-type="string" calcext:value-type="string">
            <text:p>2016-10-09 18:20:2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+ a - #dengue /16 a 01 oct: Col 92.110 Ant 24.299 Vall 24.293 Sant 6.495 Tol 4.912 Cund 4.318 Huil 3.257 @INSColombia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09" calcext:value-type="float">
            <text:p>2509</text:p>
          </table:table-cell>
          <table:table-cell office:value-type="float" office:value="7.85141982339428E+017" calcext:value-type="float">
            <text:p>785141982339428000</text:p>
          </table:table-cell>
          <table:table-cell office:value-type="string" calcext:value-type="string">
            <text:p>2016-10-09 17:36:50</text:p>
          </table:table-cell>
          <table:table-cell office:value-type="string" calcext:value-type="string">
            <text:p>Mendes, Brasil</text:p>
          </table:table-cell>
          <table:table-cell office:value-type="float" office:value="-22.5268468" calcext:value-type="float">
            <text:p>-22.5268468</text:p>
          </table:table-cell>
          <table:table-cell office:value-type="float" office:value="-43.7331074" calcext:value-type="float">
            <text:p>-43.7331074</text:p>
          </table:table-cell>
          <table:table-cell table:number-columns-repeated="2"/>
          <table:table-cell office:value-type="string" calcext:value-type="string">
            <text:p>Por tinha que ter só gripe febre dengue . Dengue então dengue é muito doença de pobre pqp!!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510" calcext:value-type="float">
            <text:p>2510</text:p>
          </table:table-cell>
          <table:table-cell office:value-type="float" office:value="7.85140989518189E+017" calcext:value-type="float">
            <text:p>785140989518189000</text:p>
          </table:table-cell>
          <table:table-cell office:value-type="string" calcext:value-type="string">
            <text:p>2016-10-09 17:32:53</text:p>
          </table:table-cell>
          <table:table-cell office:value-type="string" calcext:value-type="string">
            <text:p>Mineral de la Reforma, Hidalgo</text:p>
          </table:table-cell>
          <table:table-cell office:value-type="float" office:value="20.06069985" calcext:value-type="float">
            <text:p>20.06069985</text:p>
          </table:table-cell>
          <table:table-cell office:value-type="float" office:value="-98.7297429086544" calcext:value-type="float">
            <text:p>-98.7297429087</text:p>
          </table:table-cell>
          <table:table-cell table:number-columns-repeated="2"/>
          <table:table-cell office:value-type="string" calcext:value-type="string">
            <text:p>En esta temporada NO tengas en tu hogar recipientes que acumulen agua de lluvia con esto evitarás el mosco que transmite dengue y zika. pic.twitter.com/UEYhYn59PC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511" calcext:value-type="float">
            <text:p>2511</text:p>
          </table:table-cell>
          <table:table-cell office:value-type="float" office:value="7.851390349643E+017" calcext:value-type="float">
            <text:p>785139034964300000</text:p>
          </table:table-cell>
          <table:table-cell office:value-type="string" calcext:value-type="string">
            <text:p>2016-10-09 17:25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bia ontem me perguntou quanto eu gastei com o wilco eu parei pra pensar e fiquei só o dinho ouro preto dengue que rima com perrengue pqp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512" calcext:value-type="float">
            <text:p>2512</text:p>
          </table:table-cell>
          <table:table-cell office:value-type="float" office:value="7.85125587467772E+017" calcext:value-type="float">
            <text:p>785125587467772000</text:p>
          </table:table-cell>
          <table:table-cell office:value-type="string" calcext:value-type="string">
            <text:p>2016-10-09 16:31:41</text:p>
          </table:table-cell>
          <table:table-cell office:value-type="string" calcext:value-type="string">
            <text:p>Sapucaia do Sul, Brasil</text:p>
          </table:table-cell>
          <table:table-cell office:value-type="float" office:value="-29.8197018" calcext:value-type="float">
            <text:p>-29.8197018</text:p>
          </table:table-cell>
          <table:table-cell office:value-type="float" office:value="-51.1608721" calcext:value-type="float">
            <text:p>-51.1608721</text:p>
          </table:table-cell>
          <table:table-cell table:number-columns-repeated="2"/>
          <table:table-cell office:value-type="string" calcext:value-type="string">
            <text:p>E a boa noticia é: suspeita de dengue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513" calcext:value-type="float">
            <text:p>2513</text:p>
          </table:table-cell>
          <table:table-cell office:value-type="float" office:value="7.85124216165261E+017" calcext:value-type="float">
            <text:p>785124216165261000</text:p>
          </table:table-cell>
          <table:table-cell office:value-type="string" calcext:value-type="string">
            <text:p>2016-10-09 16:26:14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Eu tô com dor de cabeça dor na garganta dor no corpo parece dengue vlh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514" calcext:value-type="float">
            <text:p>2514</text:p>
          </table:table-cell>
          <table:table-cell office:value-type="float" office:value="7.85121201870037E+017" calcext:value-type="float">
            <text:p>785121201870037000</text:p>
          </table:table-cell>
          <table:table-cell office:value-type="string" calcext:value-type="string">
            <text:p>2016-10-09 16:14:1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SantiagoLLamas Nos convendría +q hicieran una campaña Devolviendo lo Robado Con la q sellevaron no sólo nos libramos d la plaga dl dengue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518" calcext:value-type="float">
            <text:p>2518</text:p>
          </table:table-cell>
          <table:table-cell office:value-type="float" office:value="7.85063666387448E+017" calcext:value-type="float">
            <text:p>785063666387448000</text:p>
          </table:table-cell>
          <table:table-cell office:value-type="string" calcext:value-type="string">
            <text:p>2016-10-09 12:25:38</text:p>
          </table:table-cell>
          <table:table-cell office:value-type="string" calcext:value-type="string">
            <text:p>Itaguaí, Brasil</text:p>
          </table:table-cell>
          <table:table-cell office:value-type="float" office:value="-22.8629596" calcext:value-type="float">
            <text:p>-22.8629596</text:p>
          </table:table-cell>
          <table:table-cell office:value-type="float" office:value="-43.7753219" calcext:value-type="float">
            <text:p>-43.7753219</text:p>
          </table:table-cell>
          <table:table-cell table:number-columns-repeated="2"/>
          <table:table-cell office:value-type="string" calcext:value-type="string">
            <text:p>Pqp... Só falta ser dengue (@Hospital Cemeru in Itaguaí RJ) https://www. swarmapp.com/c/9HA5AiI02GJ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524" calcext:value-type="float">
            <text:p>2524</text:p>
          </table:table-cell>
          <table:table-cell office:value-type="float" office:value="7.84975449680142E+017" calcext:value-type="float">
            <text:p>784975449680142000</text:p>
          </table:table-cell>
          <table:table-cell office:value-type="string" calcext:value-type="string">
            <text:p>2016-10-09 06:35:05</text:p>
          </table:table-cell>
          <table:table-cell office:value-type="string" calcext:value-type="string">
            <text:p>Rio Grande, Brasil</text:p>
          </table:table-cell>
          <table:table-cell office:value-type="float" office:value="-32.0334251" calcext:value-type="float">
            <text:p>-32.0334251</text:p>
          </table:table-cell>
          <table:table-cell office:value-type="float" office:value="-52.0991296" calcext:value-type="float">
            <text:p>-52.0991296</text:p>
          </table:table-cell>
          <table:table-cell table:number-columns-repeated="2"/>
          <table:table-cell office:value-type="string" calcext:value-type="string">
            <text:p>picada fatal me lembra mosquito da dengu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525" calcext:value-type="float">
            <text:p>2525</text:p>
          </table:table-cell>
          <table:table-cell office:value-type="float" office:value="7.84884963913011E+017" calcext:value-type="float">
            <text:p>784884963913011000</text:p>
          </table:table-cell>
          <table:table-cell office:value-type="string" calcext:value-type="string">
            <text:p>2016-10-09 00:35:32</text:p>
          </table:table-cell>
          <table:table-cell office:value-type="string" calcext:value-type="string">
            <text:p>Mineral de la Reforma, Hidalgo</text:p>
          </table:table-cell>
          <table:table-cell office:value-type="float" office:value="20.06069985" calcext:value-type="float">
            <text:p>20.06069985</text:p>
          </table:table-cell>
          <table:table-cell office:value-type="float" office:value="-98.7297429086544" calcext:value-type="float">
            <text:p>-98.7297429087</text:p>
          </table:table-cell>
          <table:table-cell table:number-columns-repeated="2"/>
          <table:table-cell office:value-type="string" calcext:value-type="string">
            <text:p>Evitemos el Zika Dengue y Chikungunya. Sigue estas acciones para evitar que se propague el mosco transmisor de estas enfermedades. pic.twitter.com/793PIVfdTP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527" calcext:value-type="float">
            <text:p>2527</text:p>
          </table:table-cell>
          <table:table-cell office:value-type="float" office:value="7.84876110949585E+017" calcext:value-type="float">
            <text:p>784876110949585000</text:p>
          </table:table-cell>
          <table:table-cell office:value-type="string" calcext:value-type="string">
            <text:p>2016-10-09 00:00:21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Aqui em MS o caso de dengue é mt forte e ele tava no mato ainda. Deus por favor livre meu menino de td mal que seja somente virose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528" calcext:value-type="float">
            <text:p>2528</text:p>
          </table:table-cell>
          <table:table-cell office:value-type="float" office:value="7.84875238039417E+017" calcext:value-type="float">
            <text:p>784875238039417000</text:p>
          </table:table-cell>
          <table:table-cell office:value-type="string" calcext:value-type="string">
            <text:p>2016-10-08 23:56:53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Eu to com um medo de isso que o Luan tem for dengue <text:s/>os sintomas são parecidos eu sei pq já tive é horrível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529" calcext:value-type="float">
            <text:p>2529</text:p>
          </table:table-cell>
          <table:table-cell office:value-type="float" office:value="7.8487145174467E+017" calcext:value-type="float">
            <text:p>784871451744670000</text:p>
          </table:table-cell>
          <table:table-cell office:value-type="string" calcext:value-type="string">
            <text:p>2016-10-08 23:41:5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Meu whats ta mais parado que água pra criar dengue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530" calcext:value-type="float">
            <text:p>2530</text:p>
          </table:table-cell>
          <table:table-cell office:value-type="float" office:value="7.84859770658427E+017" calcext:value-type="float">
            <text:p>784859770658427000</text:p>
          </table:table-cell>
          <table:table-cell office:value-type="string" calcext:value-type="string">
            <text:p>2016-10-08 22:55:25</text:p>
          </table:table-cell>
          <table:table-cell office:value-type="string" calcext:value-type="string">
            <text:p>Berisso, Argentina</text:p>
          </table:table-cell>
          <table:table-cell office:value-type="float" office:value="-34.8688564" calcext:value-type="float">
            <text:p>-34.8688564</text:p>
          </table:table-cell>
          <table:table-cell office:value-type="float" office:value="-57.8828666" calcext:value-type="float">
            <text:p>-57.8828666</text:p>
          </table:table-cell>
          <table:table-cell table:number-columns-repeated="2"/>
          <table:table-cell office:value-type="string" calcext:value-type="string">
            <text:p>Hoy campaña de prevención del dengue en Villa Urquiza y Villa Ortuzar una de las zonas más afectadas el verano pasado. #Dengue pic.twitter.com/qJsqyq8nsn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531" calcext:value-type="float">
            <text:p>2531</text:p>
          </table:table-cell>
          <table:table-cell office:value-type="float" office:value="7.84859296718844E+017" calcext:value-type="float">
            <text:p>784859296718844000</text:p>
          </table:table-cell>
          <table:table-cell office:value-type="string" calcext:value-type="string">
            <text:p>2016-10-08 22:53:32</text:p>
          </table:table-cell>
          <table:table-cell office:value-type="string" calcext:value-type="string">
            <text:p>Apucarana, Brasil</text:p>
          </table:table-cell>
          <table:table-cell office:value-type="float" office:value="-23.5525326" calcext:value-type="float">
            <text:p>-23.5525326</text:p>
          </table:table-cell>
          <table:table-cell office:value-type="float" office:value="-51.4610763" calcext:value-type="float">
            <text:p>-51.4610763</text:p>
          </table:table-cell>
          <table:table-cell table:number-columns-repeated="2"/>
          <table:table-cell office:value-type="string" calcext:value-type="string">
            <text:p>meu celu ta tao parado q ja ja da dengue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532" calcext:value-type="float">
            <text:p>2532</text:p>
          </table:table-cell>
          <table:table-cell office:value-type="float" office:value="7.84837311733391E+017" calcext:value-type="float">
            <text:p>784837311733391000</text:p>
          </table:table-cell>
          <table:table-cell office:value-type="string" calcext:value-type="string">
            <text:p>2016-10-08 21:26:11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E dengue ? https:// twitter.com/fred130186/sta tus/784836493651091456 …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533" calcext:value-type="float">
            <text:p>2533</text:p>
          </table:table-cell>
          <table:table-cell office:value-type="float" office:value="7.84826357528363E+017" calcext:value-type="float">
            <text:p>784826357528363000</text:p>
          </table:table-cell>
          <table:table-cell office:value-type="string" calcext:value-type="string">
            <text:p>2016-10-08 20:42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í tu acha que tudo tá bom aí sobe p ver o estado da piscina e vê um ponto de encontro do mosquito da dengue ao invés daquela água clarinha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537" calcext:value-type="float">
            <text:p>2537</text:p>
          </table:table-cell>
          <table:table-cell office:value-type="float" office:value="7.84807533764571E+017" calcext:value-type="float">
            <text:p>784807533764571000</text:p>
          </table:table-cell>
          <table:table-cell office:value-type="string" calcext:value-type="string">
            <text:p>2016-10-08 19:27:5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drugparker a cara de ser da dengue <text:s/>se eu pego uma chicungunha to fudido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538" calcext:value-type="float">
            <text:p>2538</text:p>
          </table:table-cell>
          <table:table-cell office:value-type="float" office:value="7.84805873252172E+017" calcext:value-type="float">
            <text:p>784805873252172000</text:p>
          </table:table-cell>
          <table:table-cell office:value-type="string" calcext:value-type="string">
            <text:p>2016-10-08 19:21:15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Fb mais parado que agua da dengue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539" calcext:value-type="float">
            <text:p>2539</text:p>
          </table:table-cell>
          <table:table-cell office:value-type="float" office:value="7.84788034285887E+017" calcext:value-type="float">
            <text:p>784788034285887000</text:p>
          </table:table-cell>
          <table:table-cell office:value-type="string" calcext:value-type="string">
            <text:p>2016-10-08 18:10:22</text:p>
          </table:table-cell>
          <table:table-cell office:value-type="string" calcext:value-type="string">
            <text:p>Várzea Grande, Brasil</text:p>
          </table:table-cell>
          <table:table-cell office:value-type="float" office:value="-15.6458159" calcext:value-type="float">
            <text:p>-15.6458159</text:p>
          </table:table-cell>
          <table:table-cell office:value-type="float" office:value="-56.1322179" calcext:value-type="float">
            <text:p>-56.1322179</text:p>
          </table:table-cell>
          <table:table-cell table:number-columns-repeated="2"/>
          <table:table-cell office:value-type="string" calcext:value-type="string">
            <text:p>Notificações de Dengue aumentaram 11% Chikungunya 334% e Zika 162% http://www. caldeiraopolitico.com.br/materias/35790 /13/notificacoes-de-Dengue-aumentaram-11-Chikungunya-334-e-Zika-162 …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542" calcext:value-type="float">
            <text:p>2542</text:p>
          </table:table-cell>
          <table:table-cell office:value-type="float" office:value="7.84773968502849E+017" calcext:value-type="float">
            <text:p>784773968502849000</text:p>
          </table:table-cell>
          <table:table-cell office:value-type="string" calcext:value-type="string">
            <text:p>2016-10-08 17:14:2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Kukas timbreando por Chacarita dicen dar información sobre <text:s/>DENGUE <text:s/>¿?!!! ya hasta de los moskitos se prenden. pic.twitter.com/qjzkdgtE1T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545" calcext:value-type="float">
            <text:p>2545</text:p>
          </table:table-cell>
          <table:table-cell office:value-type="float" office:value="7.84770077036056E+017" calcext:value-type="float">
            <text:p>784770077036056000</text:p>
          </table:table-cell>
          <table:table-cell office:value-type="string" calcext:value-type="string">
            <text:p>2016-10-08 16:59:01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Con Singapur ya suman 11 los países incluyendo Paraguay que aprobaron la comercialización de la vacuna contra el dengue . pic.twitter.com/NMqsAc4ujN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546" calcext:value-type="float">
            <text:p>2546</text:p>
          </table:table-cell>
          <table:table-cell office:value-type="float" office:value="7.84767790796378E+017" calcext:value-type="float">
            <text:p>784767790796378000</text:p>
          </table:table-cell>
          <table:table-cell office:value-type="string" calcext:value-type="string">
            <text:p>2016-10-08 16:49:5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grimen dar información sobre <text:s/>DENGUE ???!!@ESanzDifusion @mariuvidal @horaciorlarreta @elisacarrio @mauriciomacri pic.twitter.com/5oBC1SvfUw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548" calcext:value-type="float">
            <text:p>2548</text:p>
          </table:table-cell>
          <table:table-cell office:value-type="float" office:value="7.8476686021034E+017" calcext:value-type="float">
            <text:p>784766860210340000</text:p>
          </table:table-cell>
          <table:table-cell office:value-type="string" calcext:value-type="string">
            <text:p>2016-10-08 16:46:14</text:p>
          </table:table-cell>
          <table:table-cell office:value-type="string" calcext:value-type="string">
            <text:p>Belford Roxo, Brasil</text:p>
          </table:table-cell>
          <table:table-cell office:value-type="float" office:value="-22.7667283" calcext:value-type="float">
            <text:p>-22.7667283</text:p>
          </table:table-cell>
          <table:table-cell office:value-type="float" office:value="-43.4033602" calcext:value-type="float">
            <text:p>-43.4033602</text:p>
          </table:table-cell>
          <table:table-cell table:number-columns-repeated="2"/>
          <table:table-cell office:value-type="string" calcext:value-type="string">
            <text:p>O menino é tão feio que parece um mosquito da dengue com demência @its_Abella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549" calcext:value-type="float">
            <text:p>2549</text:p>
          </table:table-cell>
          <table:table-cell office:value-type="float" office:value="7.84761840572232E+017" calcext:value-type="float">
            <text:p>784761840572232000</text:p>
          </table:table-cell>
          <table:table-cell office:value-type="string" calcext:value-type="string">
            <text:p>2016-10-08 16:26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tá vecina nos contó que siente que el gobierno de la Ciudad no hizo nada contra el #dengue #PreveníElDengue pic.twitter.com/y0mIDIBV6F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550" calcext:value-type="float">
            <text:p>2550</text:p>
          </table:table-cell>
          <table:table-cell office:value-type="float" office:value="7.84759243161367E+017" calcext:value-type="float">
            <text:p>784759243161367000</text:p>
          </table:table-cell>
          <table:table-cell office:value-type="string" calcext:value-type="string">
            <text:p>2016-10-08 16:15:5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odos contra el #dengue #PreveníElDengue #FpV pic.twitter.com/mwFkW9Nbcd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556" calcext:value-type="float">
            <text:p>2556</text:p>
          </table:table-cell>
          <table:table-cell office:value-type="float" office:value="7.84742352107766E+017" calcext:value-type="float">
            <text:p>784742352107766000</text:p>
          </table:table-cell>
          <table:table-cell office:value-type="string" calcext:value-type="string">
            <text:p>2016-10-08 15:08:51</text:p>
          </table:table-cell>
          <table:table-cell office:value-type="string" calcext:value-type="string">
            <text:p>Santana, Brasil</text:p>
          </table:table-cell>
          <table:table-cell office:value-type="float" office:value="-30.0488354" calcext:value-type="float">
            <text:p>-30.0488354</text:p>
          </table:table-cell>
          <table:table-cell office:value-type="float" office:value="-51.2050448" calcext:value-type="float">
            <text:p>-51.2050448</text:p>
          </table:table-cell>
          <table:table-cell table:number-columns-repeated="2"/>
          <table:table-cell office:value-type="string" calcext:value-type="string">
            <text:p>Dengue https:// twitter.com/belivzjb/statu s/783840358031626240 …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557" calcext:value-type="float">
            <text:p>2557</text:p>
          </table:table-cell>
          <table:table-cell office:value-type="float" office:value="7.84740895694332E+017" calcext:value-type="float">
            <text:p>784740895694332000</text:p>
          </table:table-cell>
          <table:table-cell office:value-type="string" calcext:value-type="string">
            <text:p>2016-10-08 15:03:03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Un estudio epidemiológico para saber cuántos casos de dengue se relacionan directamente con el aeropuerto en los últimos seis meses.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558" calcext:value-type="float">
            <text:p>2558</text:p>
          </table:table-cell>
          <table:table-cell office:value-type="float" office:value="7.84737042047664E+017" calcext:value-type="float">
            <text:p>784737042047664000</text:p>
          </table:table-cell>
          <table:table-cell office:value-type="string" calcext:value-type="string">
            <text:p>2016-10-08 14:47:45</text:p>
          </table:table-cell>
          <table:table-cell office:value-type="string" calcext:value-type="string">
            <text:p>Tlajomulco de Zúñiga, Jalisco</text:p>
          </table:table-cell>
          <table:table-cell office:value-type="float" office:value="20.48187375" calcext:value-type="float">
            <text:p>20.48187375</text:p>
          </table:table-cell>
          <table:table-cell office:value-type="float" office:value="-103.400509563829" calcext:value-type="float">
            <text:p>-103.4005095638</text:p>
          </table:table-cell>
          <table:table-cell table:number-columns-repeated="2"/>
          <table:table-cell office:value-type="string" calcext:value-type="string">
            <text:p>Me va a dar dengue por tanto mosquito que hay en el aeropuerto.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559" calcext:value-type="float">
            <text:p>2559</text:p>
          </table:table-cell>
          <table:table-cell office:value-type="float" office:value="7.847323571065E+017" calcext:value-type="float">
            <text:p>784732357106500000</text:p>
          </table:table-cell>
          <table:table-cell office:value-type="string" calcext:value-type="string">
            <text:p>2016-10-08 14:29:08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Kaique tava com dengue e o pediatra falando q era gripe... Q absurdo!!!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564" calcext:value-type="float">
            <text:p>2564</text:p>
          </table:table-cell>
          <table:table-cell office:value-type="float" office:value="7.84716469074559E+017" calcext:value-type="float">
            <text:p>784716469074559000</text:p>
          </table:table-cell>
          <table:table-cell office:value-type="string" calcext:value-type="string">
            <text:p>2016-10-08 13:26:0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Hoy Campaña de Prevención del Dengue <text:s/>se viene el calor y vuelve el mosquito. #PreveníElDengue pic.twitter.com/vkqBtyVjf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566" calcext:value-type="float">
            <text:p>2566</text:p>
          </table:table-cell>
          <table:table-cell office:value-type="float" office:value="7.84687022288015E+017" calcext:value-type="float">
            <text:p>784687022288015000</text:p>
          </table:table-cell>
          <table:table-cell office:value-type="string" calcext:value-type="string">
            <text:p>2016-10-08 11:28:5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Dan OK a vacuna contra el dengue en 11 países http://www. hoy.com.py/nacionales/dan -ok-a-vacuna-contra-el-dengue-en-11-paises/ … una buena noticia !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575" calcext:value-type="float">
            <text:p>2575</text:p>
          </table:table-cell>
          <table:table-cell office:value-type="float" office:value="7.84616511268909E+017" calcext:value-type="float">
            <text:p>784616511268909000</text:p>
          </table:table-cell>
          <table:table-cell office:value-type="string" calcext:value-type="string">
            <text:p>2016-10-08 06:48:48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Que linda noche (@Residencia Dengue -Aquino in Barrio San Francisco Paraguay) https://www. swarmapp.com/c/euxz6pGjYP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578" calcext:value-type="float">
            <text:p>2578</text:p>
          </table:table-cell>
          <table:table-cell office:value-type="float" office:value="7.8460954313327E+017" calcext:value-type="float">
            <text:p>784609543133270000</text:p>
          </table:table-cell>
          <table:table-cell office:value-type="string" calcext:value-type="string">
            <text:p>2016-10-08 06:21:07</text:p>
          </table:table-cell>
          <table:table-cell office:value-type="string" calcext:value-type="string">
            <text:p>Foz do Iguaçu, Brasil</text:p>
          </table:table-cell>
          <table:table-cell office:value-type="float" office:value="-25.5208725" calcext:value-type="float">
            <text:p>-25.5208725</text:p>
          </table:table-cell>
          <table:table-cell office:value-type="float" office:value="-54.5763081" calcext:value-type="float">
            <text:p>-54.5763081</text:p>
          </table:table-cell>
          <table:table-cell table:number-columns-repeated="2"/>
          <table:table-cell office:value-type="string" calcext:value-type="string">
            <text:p>Mal sabe minha mãe que eu não pego nem dengue no RJ..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579" calcext:value-type="float">
            <text:p>2579</text:p>
          </table:table-cell>
          <table:table-cell office:value-type="float" office:value="7.84603361123459E+017" calcext:value-type="float">
            <text:p>784603361123459000</text:p>
          </table:table-cell>
          <table:table-cell office:value-type="string" calcext:value-type="string">
            <text:p>2016-10-08 05:56:33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Tranquila que te duela el cuerpo no quiere decir que sea zika chinkungunya o dengue <text:s/>ha de ser cansancio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581" calcext:value-type="float">
            <text:p>2581</text:p>
          </table:table-cell>
          <table:table-cell office:value-type="float" office:value="7.84585597465887E+017" calcext:value-type="float">
            <text:p>784585597465887000</text:p>
          </table:table-cell>
          <table:table-cell office:value-type="string" calcext:value-type="string">
            <text:p>2016-10-08 04:45:57</text:p>
          </table:table-cell>
          <table:table-cell office:value-type="string" calcext:value-type="string">
            <text:p>Pelotas, Brasil</text:p>
          </table:table-cell>
          <table:table-cell office:value-type="float" office:value="-31.7700103" calcext:value-type="float">
            <text:p>-31.7700103</text:p>
          </table:table-cell>
          <table:table-cell office:value-type="float" office:value="-52.3411542" calcext:value-type="float">
            <text:p>-52.3411542</text:p>
          </table:table-cell>
          <table:table-cell table:number-columns-repeated="2"/>
          <table:table-cell office:value-type="string" calcext:value-type="string">
            <text:p>To mais parado que água de poço com dengu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584" calcext:value-type="float">
            <text:p>2584</text:p>
          </table:table-cell>
          <table:table-cell office:value-type="float" office:value="7.84565843732599E+017" calcext:value-type="float">
            <text:p>784565843732599000</text:p>
          </table:table-cell>
          <table:table-cell office:value-type="string" calcext:value-type="string">
            <text:p>2016-10-08 03:27:28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l Director de la Región Metropolitana de Salud Aurelio Rangel sugiere tomar medidas de prevención contra el dengue y zika. pic.twitter.com/DUDCKyspWR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585" calcext:value-type="float">
            <text:p>2585</text:p>
          </table:table-cell>
          <table:table-cell office:value-type="float" office:value="7.84565302029873E+017" calcext:value-type="float">
            <text:p>784565302029873000</text:p>
          </table:table-cell>
          <table:table-cell office:value-type="string" calcext:value-type="string">
            <text:p>2016-10-08 03:25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Fabricio tá com dengue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586" calcext:value-type="float">
            <text:p>2586</text:p>
          </table:table-cell>
          <table:table-cell office:value-type="float" office:value="7.8456201687482E+017" calcext:value-type="float">
            <text:p>784562016874820000</text:p>
          </table:table-cell>
          <table:table-cell office:value-type="string" calcext:value-type="string">
            <text:p>2016-10-08 03:12:15</text:p>
          </table:table-cell>
          <table:table-cell office:value-type="string" calcext:value-type="string">
            <text:p>Calleria, Peru</text:p>
          </table:table-cell>
          <table:table-cell office:value-type="float" office:value="-7.89646185" calcext:value-type="float">
            <text:p>-7.89646185</text:p>
          </table:table-cell>
          <table:table-cell office:value-type="float" office:value="-74.1845473126464" calcext:value-type="float">
            <text:p>-74.1845473126</text:p>
          </table:table-cell>
          <table:table-cell table:number-columns-repeated="2"/>
          <table:table-cell office:value-type="string" calcext:value-type="string">
            <text:p>SOLOS el 17 x de Noviembre * Dengue dengue dengue de fondo*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589" calcext:value-type="float">
            <text:p>2589</text:p>
          </table:table-cell>
          <table:table-cell office:value-type="float" office:value="7.84551560294437E+017" calcext:value-type="float">
            <text:p>784551560294437000</text:p>
          </table:table-cell>
          <table:table-cell office:value-type="string" calcext:value-type="string">
            <text:p>2016-10-08 02:30:42</text:p>
          </table:table-cell>
          <table:table-cell office:value-type="string" calcext:value-type="string">
            <text:p>Bolívar, Venezuela</text:p>
          </table:table-cell>
          <table:table-cell office:value-type="float" office:value="10.5101037" calcext:value-type="float">
            <text:p>10.5101037</text:p>
          </table:table-cell>
          <table:table-cell office:value-type="float" office:value="-66.9408584" calcext:value-type="float">
            <text:p>-66.9408584</text:p>
          </table:table-cell>
          <table:table-cell table:number-columns-repeated="2"/>
          <table:table-cell office:value-type="string" calcext:value-type="string">
            <text:p>Me hice unos exámenes de sangre creyendo que tenía el colesterol y triglicéridos altos y no solo DENGUE . Menos mal.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590" calcext:value-type="float">
            <text:p>2590</text:p>
          </table:table-cell>
          <table:table-cell office:value-type="float" office:value="7.84535033243636E+017" calcext:value-type="float">
            <text:p>784535033243636000</text:p>
          </table:table-cell>
          <table:table-cell office:value-type="string" calcext:value-type="string">
            <text:p>2016-10-08 01:25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anatolio_bruna tem dengue é?!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591" calcext:value-type="float">
            <text:p>2591</text:p>
          </table:table-cell>
          <table:table-cell office:value-type="float" office:value="7.84514688767894E+017" calcext:value-type="float">
            <text:p>784514688767894000</text:p>
          </table:table-cell>
          <table:table-cell office:value-type="string" calcext:value-type="string">
            <text:p>2016-10-08 00:04:12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@msaludpy @SENEPAOFICIAL p cuando la fumigacion zona B.O.TACUMBU..SAJONIA..o vamos esperar que haya epidemia DENGUE ..ZIKA..CHIKUNGUNHA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592" calcext:value-type="float">
            <text:p>2592</text:p>
          </table:table-cell>
          <table:table-cell office:value-type="float" office:value="7.84513566527349E+017" calcext:value-type="float">
            <text:p>784513566527349000</text:p>
          </table:table-cell>
          <table:table-cell office:value-type="string" calcext:value-type="string">
            <text:p>2016-10-07 23:59:44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Amigos suspeita de dengue feels no meu feriado mas Vo expulsar essa porra do meu corpo exorcizando mesmo pq meu feriado não nenem!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594" calcext:value-type="float">
            <text:p>2594</text:p>
          </table:table-cell>
          <table:table-cell office:value-type="float" office:value="7.84509078865412E+017" calcext:value-type="float">
            <text:p>784509078865412000</text:p>
          </table:table-cell>
          <table:table-cell office:value-type="string" calcext:value-type="string">
            <text:p>2016-10-07 23:41:54</text:p>
          </table:table-cell>
          <table:table-cell office:value-type="string" calcext:value-type="string">
            <text:p>Santa Maria, Brasil</text:p>
          </table:table-cell>
          <table:table-cell office:value-type="float" office:value="-29.6860511" calcext:value-type="float">
            <text:p>-29.6860511</text:p>
          </table:table-cell>
          <table:table-cell office:value-type="float" office:value="-53.8069213" calcext:value-type="float">
            <text:p>-53.8069213</text:p>
          </table:table-cell>
          <table:table-cell table:number-columns-repeated="2"/>
          <table:table-cell office:value-type="string" calcext:value-type="string">
            <text:p>eu tô com dengue malária aids câncer tudo ao mesmo tempo pq n é possível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595" calcext:value-type="float">
            <text:p>2595</text:p>
          </table:table-cell>
          <table:table-cell office:value-type="float" office:value="7.84503110806938E+017" calcext:value-type="float">
            <text:p>784503110806938000</text:p>
          </table:table-cell>
          <table:table-cell office:value-type="string" calcext:value-type="string">
            <text:p>2016-10-07 23:18:1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4 sept #dengue /16 91.124 #chikún /16 19.009 #zika /15/16 104.238 @INSColombia Otra guerra @infopresidencia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596" calcext:value-type="float">
            <text:p>2596</text:p>
          </table:table-cell>
          <table:table-cell office:value-type="float" office:value="7.84498594380386E+017" calcext:value-type="float">
            <text:p>784498594380386000</text:p>
          </table:table-cell>
          <table:table-cell office:value-type="string" calcext:value-type="string">
            <text:p>2016-10-07 23:00:14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(@Residencia Dengue -Aquino in Barrio San Francisco Paraguay) https://www. swarmapp.com/c/j9wNBzDSJal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600" calcext:value-type="float">
            <text:p>2600</text:p>
          </table:table-cell>
          <table:table-cell office:value-type="float" office:value="7.84475230823735E+017" calcext:value-type="float">
            <text:p>784475230823735000</text:p>
          </table:table-cell>
          <table:table-cell office:value-type="string" calcext:value-type="string">
            <text:p>2016-10-07 21:27:24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o exterminador da dengue e a unica solução para erradicar Aedes aegypti com apenas água e energia pic.twitter.com/dVfrjUp2Gv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601" calcext:value-type="float">
            <text:p>2601</text:p>
          </table:table-cell>
          <table:table-cell office:value-type="float" office:value="7.84474239147606E+017" calcext:value-type="float">
            <text:p>784474239147606000</text:p>
          </table:table-cell>
          <table:table-cell office:value-type="string" calcext:value-type="string">
            <text:p>2016-10-07 21:23:28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Me empezó a seguir cada dengue en el insta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602" calcext:value-type="float">
            <text:p>2602</text:p>
          </table:table-cell>
          <table:table-cell office:value-type="float" office:value="7.84471749803082E+017" calcext:value-type="float">
            <text:p>784471749803082000</text:p>
          </table:table-cell>
          <table:table-cell office:value-type="string" calcext:value-type="string">
            <text:p>2016-10-07 21:13:34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Me siento como cuando tenía dengue .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604" calcext:value-type="float">
            <text:p>2604</text:p>
          </table:table-cell>
          <table:table-cell office:value-type="float" office:value="7.84446530409361E+017" calcext:value-type="float">
            <text:p>784446530409361000</text:p>
          </table:table-cell>
          <table:table-cell office:value-type="string" calcext:value-type="string">
            <text:p>2016-10-07 19:33:21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Eu acho que a comida aqui de casa ta me fazendo mal ou eu to com dengue <text:s/>vomitei dnv hj q nojo n aguento mais alguem tira minha garganta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606" calcext:value-type="float">
            <text:p>2606</text:p>
          </table:table-cell>
          <table:table-cell office:value-type="float" office:value="7.84439552484188E+017" calcext:value-type="float">
            <text:p>784439552484188000</text:p>
          </table:table-cell>
          <table:table-cell office:value-type="string" calcext:value-type="string">
            <text:p>2016-10-07 19:05:38</text:p>
          </table:table-cell>
          <table:table-cell office:value-type="string" calcext:value-type="string">
            <text:p>Morona, Ecuador</text:p>
          </table:table-cell>
          <table:table-cell office:value-type="float" office:value="-2.4303096" calcext:value-type="float">
            <text:p>-2.4303096</text:p>
          </table:table-cell>
          <table:table-cell office:value-type="float" office:value="-77.880191910847" calcext:value-type="float">
            <text:p>-77.8801919108</text:p>
          </table:table-cell>
          <table:table-cell table:number-columns-repeated="2"/>
          <table:table-cell office:value-type="string" calcext:value-type="string">
            <text:p>En #GabineteBinacional la ciudadanía se informa masivamente sobre #LactanciaMaterna <text:s/>prevención de Dengue <text:s/>Chikungunya y Zika. @Salud_Ec pic.twitter.com/1TTc4h06TO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607" calcext:value-type="float">
            <text:p>2607</text:p>
          </table:table-cell>
          <table:table-cell office:value-type="float" office:value="7.84426338618839E+017" calcext:value-type="float">
            <text:p>784426338618839000</text:p>
          </table:table-cell>
          <table:table-cell office:value-type="string" calcext:value-type="string">
            <text:p>2016-10-07 18:13:07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El tema de #SaludPública es fundamental conocemos del dengue <text:s/>zika chikungunya enfermedades transmisibles que debemos controlar @ppkamigo pic.twitter.com/ii7XDNxLtg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608" calcext:value-type="float">
            <text:p>2608</text:p>
          </table:table-cell>
          <table:table-cell office:value-type="float" office:value="7.84420439212847E+017" calcext:value-type="float">
            <text:p>784420439212847000</text:p>
          </table:table-cell>
          <table:table-cell office:value-type="string" calcext:value-type="string">
            <text:p>2016-10-07 17:49:41</text:p>
          </table:table-cell>
          <table:table-cell office:value-type="string" calcext:value-type="string">
            <text:p>La Rioja, Argentina</text:p>
          </table:table-cell>
          <table:table-cell office:value-type="float" office:value="-29.412741" calcext:value-type="float">
            <text:p>-29.412741</text:p>
          </table:table-cell>
          <table:table-cell office:value-type="float" office:value="-66.8558794" calcext:value-type="float">
            <text:p>-66.8558794</text:p>
          </table:table-cell>
          <table:table-cell table:number-columns-repeated="2"/>
          <table:table-cell office:value-type="string" calcext:value-type="string">
            <text:p>#Hoy | participamos de la reunion inter institucional de areas del gobierno para prevenir el #Dengue en nuestra provincial pic.twitter.com/98M8FAQ8HF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609" calcext:value-type="float">
            <text:p>2609</text:p>
          </table:table-cell>
          <table:table-cell office:value-type="float" office:value="7.84420434490061E+017" calcext:value-type="float">
            <text:p>784420434490061000</text:p>
          </table:table-cell>
          <table:table-cell office:value-type="string" calcext:value-type="string">
            <text:p>2016-10-07 17:49:40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@ArianaCamperoNa : La lucha contra el #dengue #chikungunya y #zika es responsabilidad de todos pic.twitter.com/b9w87JpnmI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610" calcext:value-type="float">
            <text:p>2610</text:p>
          </table:table-cell>
          <table:table-cell office:value-type="float" office:value="7.84417998274699E+017" calcext:value-type="float">
            <text:p>784417998274699000</text:p>
          </table:table-cell>
          <table:table-cell office:value-type="string" calcext:value-type="string">
            <text:p>2016-10-07 17:39:59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@ArianaCamperoNa : A la población recomendar que no permita que él mosquito transmisor de #dengue #chikungunya y #zika se reproduzca pic.twitter.com/Dcv77M5QSY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611" calcext:value-type="float">
            <text:p>2611</text:p>
          </table:table-cell>
          <table:table-cell office:value-type="float" office:value="7.84408977371075E+017" calcext:value-type="float">
            <text:p>784408977371075000</text:p>
          </table:table-cell>
          <table:table-cell office:value-type="string" calcext:value-type="string">
            <text:p>2016-10-07 17:04:08</text:p>
          </table:table-cell>
          <table:table-cell office:value-type="string" calcext:value-type="string">
            <text:p>Tampico, Tamaulipas</text:p>
          </table:table-cell>
          <table:table-cell office:value-type="float" office:value="22.2170473" calcext:value-type="float">
            <text:p>22.2170473</text:p>
          </table:table-cell>
          <table:table-cell office:value-type="float" office:value="-97.8463661" calcext:value-type="float">
            <text:p>-97.8463661</text:p>
          </table:table-cell>
          <table:table-cell table:number-columns-repeated="2"/>
          <table:table-cell office:value-type="string" calcext:value-type="string">
            <text:p>@paolabyebye Créeme que ya voy subiendo de nivel en esa parte.. Ojo con el dengue <text:s/>zika y chikungunya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612" calcext:value-type="float">
            <text:p>2612</text:p>
          </table:table-cell>
          <table:table-cell office:value-type="float" office:value="7.84392004658541E+017" calcext:value-type="float">
            <text:p>784392004658541000</text:p>
          </table:table-cell>
          <table:table-cell office:value-type="string" calcext:value-type="string">
            <text:p>2016-10-07 15:56:41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INSP: vacuna contra el dengue es poco efectiva https:// goo.gl/wLIOps pic.twitter.com/l6HCR1ExU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615" calcext:value-type="float">
            <text:p>2615</text:p>
          </table:table-cell>
          <table:table-cell office:value-type="float" office:value="7.84376292976329E+017" calcext:value-type="float">
            <text:p>784376292976329000</text:p>
          </table:table-cell>
          <table:table-cell office:value-type="string" calcext:value-type="string">
            <text:p>2016-10-07 14:54:15</text:p>
          </table:table-cell>
          <table:table-cell office:value-type="string" calcext:value-type="string">
            <text:p>Asuncion, Paraguay</text:p>
          </table:table-cell>
          <table:table-cell office:value-type="float" office:value="-25.2959915" calcext:value-type="float">
            <text:p>-25.2959915</text:p>
          </table:table-cell>
          <table:table-cell office:value-type="float" office:value="-57.6311195" calcext:value-type="float">
            <text:p>-57.6311195</text:p>
          </table:table-cell>
          <table:table-cell table:number-columns-repeated="2"/>
          <table:table-cell office:value-type="string" calcext:value-type="string">
            <text:p>Feroz Dengue tenés entonces https:// twitter.com/hijode_lugo/st atus/784063691587194880 …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617" calcext:value-type="float">
            <text:p>2617</text:p>
          </table:table-cell>
          <table:table-cell office:value-type="float" office:value="7.84372645634581E+017" calcext:value-type="float">
            <text:p>784372645634581000</text:p>
          </table:table-cell>
          <table:table-cell office:value-type="string" calcext:value-type="string">
            <text:p>2016-10-07 14:39:4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Inminente llegada del 'Mayaro' a #Tabasco http:// thoy.mx/zGre9vxV Advierten que es más fuerte que el Dengue <text:s/>Zika y Chikungunya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618" calcext:value-type="float">
            <text:p>2618</text:p>
          </table:table-cell>
          <table:table-cell office:value-type="float" office:value="7.84372484736889E+017" calcext:value-type="float">
            <text:p>784372484736889000</text:p>
          </table:table-cell>
          <table:table-cell office:value-type="string" calcext:value-type="string">
            <text:p>2016-10-07 14:39:0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#EnPortadaTH Inminente llegada del 'Mayaro' a #Tabasco http:// thoy.mx/zGre9vxV Advierten que es más fuerte que el Dengue <text:s/>Zika y Chikungunya pic.twitter.com/eSxO8ObWNb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620" calcext:value-type="float">
            <text:p>2620</text:p>
          </table:table-cell>
          <table:table-cell office:value-type="float" office:value="7.84369177758831E+017" calcext:value-type="float">
            <text:p>784369177758831000</text:p>
          </table:table-cell>
          <table:table-cell office:value-type="string" calcext:value-type="string">
            <text:p>2016-10-07 14:25:59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Para esos estados gripales influenza Dengue <text:s/>chiquinguya... Astralago te levanta tu sistema de… https://www. instagram.com/p/BLQvqpph8Yo/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621" calcext:value-type="float">
            <text:p>2621</text:p>
          </table:table-cell>
          <table:table-cell office:value-type="float" office:value="7.84368790700261E+017" calcext:value-type="float">
            <text:p>784368790700261000</text:p>
          </table:table-cell>
          <table:table-cell office:value-type="string" calcext:value-type="string">
            <text:p>2016-10-07 14:24:2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ManianaNacional El Zika y el Dengue se expanden por el uso de agrotóxicos e insecticidas eso es lo que esconden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622" calcext:value-type="float">
            <text:p>2622</text:p>
          </table:table-cell>
          <table:table-cell office:value-type="float" office:value="7.84367644665274E+017" calcext:value-type="float">
            <text:p>784367644665274000</text:p>
          </table:table-cell>
          <table:table-cell office:value-type="string" calcext:value-type="string">
            <text:p>2016-10-07 14:19:53</text:p>
          </table:table-cell>
          <table:table-cell office:value-type="string" calcext:value-type="string">
            <text:p>Poza Rica de Hidalgo, Veracruz de Ignacio de la Llave</text:p>
          </table:table-cell>
          <table:table-cell office:value-type="float" office:value="20.53765745" calcext:value-type="float">
            <text:p>20.53765745</text:p>
          </table:table-cell>
          <table:table-cell office:value-type="float" office:value="-97.4451246998728" calcext:value-type="float">
            <text:p>-97.4451246999</text:p>
          </table:table-cell>
          <table:table-cell table:number-columns-repeated="2"/>
          <table:table-cell office:value-type="string" calcext:value-type="string">
            <text:p>@PamCalamidad Dengue <text:s/>Zika o Chikitibum?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623" calcext:value-type="float">
            <text:p>2623</text:p>
          </table:table-cell>
          <table:table-cell office:value-type="float" office:value="7.84366925715534E+017" calcext:value-type="float">
            <text:p>784366925715534000</text:p>
          </table:table-cell>
          <table:table-cell office:value-type="string" calcext:value-type="string">
            <text:p>2016-10-07 14:17:02</text:p>
          </table:table-cell>
          <table:table-cell office:value-type="string" calcext:value-type="string">
            <text:p>Taubaté, Brasil</text:p>
          </table:table-cell>
          <table:table-cell office:value-type="float" office:value="-23.0314479" calcext:value-type="float">
            <text:p>-23.0314479</text:p>
          </table:table-cell>
          <table:table-cell office:value-type="float" office:value="-45.5612791" calcext:value-type="float">
            <text:p>-45.5612791</text:p>
          </table:table-cell>
          <table:table-cell table:number-columns-repeated="2"/>
          <table:table-cell office:value-type="string" calcext:value-type="string">
            <text:p>Combate à dengue me acordando porraaaaaaaa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625" calcext:value-type="float">
            <text:p>2625</text:p>
          </table:table-cell>
          <table:table-cell office:value-type="float" office:value="7.84363389866873E+017" calcext:value-type="float">
            <text:p>784363389866873000</text:p>
          </table:table-cell>
          <table:table-cell office:value-type="string" calcext:value-type="string">
            <text:p>2016-10-07 14:02:5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@marisascruz ninguém pagou pra não se envolver kkkkkkkkkkkk aposto que o sítio tá cheio de mato e mosquito da dengue kkkk bom dia!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26" calcext:value-type="float">
            <text:p>2626</text:p>
          </table:table-cell>
          <table:table-cell office:value-type="float" office:value="7.84359413272367E+017" calcext:value-type="float">
            <text:p>784359413272367000</text:p>
          </table:table-cell>
          <table:table-cell office:value-type="string" calcext:value-type="string">
            <text:p>2016-10-07 13:47:1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virus del #mayaro tiene una síntomatología similar al #Dengue #Zika y #chikungunya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628" calcext:value-type="float">
            <text:p>2628</text:p>
          </table:table-cell>
          <table:table-cell office:value-type="float" office:value="7.8434785887087E+017" calcext:value-type="float">
            <text:p>784347858870870000</text:p>
          </table:table-cell>
          <table:table-cell office:value-type="string" calcext:value-type="string">
            <text:p>2016-10-07 13:01:1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tô sentindo o cheiro de um soro que eu tomava quando tive dengue <text:s/>tô passando mal com isso!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631" calcext:value-type="float">
            <text:p>2631</text:p>
          </table:table-cell>
          <table:table-cell office:value-type="float" office:value="7.84342859348517E+017" calcext:value-type="float">
            <text:p>784342859348517000</text:p>
          </table:table-cell>
          <table:table-cell office:value-type="string" calcext:value-type="string">
            <text:p>2016-10-07 12:41:24</text:p>
          </table:table-cell>
          <table:table-cell office:value-type="string" calcext:value-type="string">
            <text:p>Comodoro Rivadavia, Argentina</text:p>
          </table:table-cell>
          <table:table-cell office:value-type="float" office:value="-45.8653442" calcext:value-type="float">
            <text:p>-45.8653442</text:p>
          </table:table-cell>
          <table:table-cell office:value-type="float" office:value="-67.4807525" calcext:value-type="float">
            <text:p>-67.4807525</text:p>
          </table:table-cell>
          <table:table-cell table:number-columns-repeated="2"/>
          <table:table-cell office:value-type="string" calcext:value-type="string">
            <text:p>@Agus_Reyy Bueno GORDA DENGUE GORDA ahi esta? Giiiil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637" calcext:value-type="float">
            <text:p>2637</text:p>
          </table:table-cell>
          <table:table-cell office:value-type="float" office:value="7.84263139948831E+017" calcext:value-type="float">
            <text:p>784263139948831000</text:p>
          </table:table-cell>
          <table:table-cell office:value-type="string" calcext:value-type="string">
            <text:p>2016-10-07 07:24:38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642" calcext:value-type="float">
            <text:p>2642</text:p>
          </table:table-cell>
          <table:table-cell office:value-type="float" office:value="7.84255808137597E+017" calcext:value-type="float">
            <text:p>784255808137597000</text:p>
          </table:table-cell>
          <table:table-cell office:value-type="string" calcext:value-type="string">
            <text:p>2016-10-07 06:55:30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¡Sin criaderos no hay mosquitos! ¡Lava tapa voltea y tira! #Zika #Dengue y #Chikungunya @… https://www. instagram.com/p/BLP8HKbgGzx/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644" calcext:value-type="float">
            <text:p>2644</text:p>
          </table:table-cell>
          <table:table-cell office:value-type="float" office:value="7.84250955776795E+017" calcext:value-type="float">
            <text:p>784250955776795000</text:p>
          </table:table-cell>
          <table:table-cell office:value-type="string" calcext:value-type="string">
            <text:p>2016-10-07 06:36:13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@LUANEXPLOSIVA isso aconteceu comigo quando peguei dengue <text:s/>um horror #mpn #luansantana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652" calcext:value-type="float">
            <text:p>2652</text:p>
          </table:table-cell>
          <table:table-cell office:value-type="float" office:value="7.84213201994953E+017" calcext:value-type="float">
            <text:p>784213201994953000</text:p>
          </table:table-cell>
          <table:table-cell office:value-type="string" calcext:value-type="string">
            <text:p>2016-10-07 04:06:11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¿es malo tomar unas dos cervezas si probablemente andas con el rash/zika/ dengue /la peste negra/las 7 plagas de egipto?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653" calcext:value-type="float">
            <text:p>2653</text:p>
          </table:table-cell>
          <table:table-cell office:value-type="float" office:value="7.84213056016425E+017" calcext:value-type="float">
            <text:p>784213056016425000</text:p>
          </table:table-cell>
          <table:table-cell office:value-type="string" calcext:value-type="string">
            <text:p>2016-10-07 04:05:3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in criaderos no hay mosquitos sin mosquitos no hay #dengue <text:s/>#Zika ni #Chikungunya . Semana de Acción contra los Mosquitos 10/14 de Octubre pic.twitter.com/c0gSuYh98E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655" calcext:value-type="float">
            <text:p>2655</text:p>
          </table:table-cell>
          <table:table-cell office:value-type="float" office:value="7.84200536144961E+017" calcext:value-type="float">
            <text:p>784200536144961000</text:p>
          </table:table-cell>
          <table:table-cell office:value-type="string" calcext:value-type="string">
            <text:p>2016-10-07 03:15:52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Mulheres que n gostam de ir p hospital e estão com dores nas articulações e acham q estão com zika vírus dengue ou aquele nome estranho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657" calcext:value-type="float">
            <text:p>2657</text:p>
          </table:table-cell>
          <table:table-cell office:value-type="float" office:value="7.84184973192495E+017" calcext:value-type="float">
            <text:p>784184973192495000</text:p>
          </table:table-cell>
          <table:table-cell office:value-type="string" calcext:value-type="string">
            <text:p>2016-10-07 02:14:0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on el equipo del Ministerio de Hacienda del GCBA salimos a timbrear en la Comuna 6 para concientizar sobre el Dengue . @muramartin https:// twitter.com/javi_esebe/sta tus/784150499960430593 …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659" calcext:value-type="float">
            <text:p>2659</text:p>
          </table:table-cell>
          <table:table-cell office:value-type="float" office:value="7.8416250237245E+017" calcext:value-type="float">
            <text:p>784162502372450000</text:p>
          </table:table-cell>
          <table:table-cell office:value-type="string" calcext:value-type="string">
            <text:p>2016-10-07 00:44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vai dar dengue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660" calcext:value-type="float">
            <text:p>2660</text:p>
          </table:table-cell>
          <table:table-cell office:value-type="float" office:value="7.84161700098507E+017" calcext:value-type="float">
            <text:p>784161700098507000</text:p>
          </table:table-cell>
          <table:table-cell office:value-type="string" calcext:value-type="string">
            <text:p>2016-10-07 00:41:3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Cuando tu ex te dice ojala te vaya bien te esta deseando las 7 plagas de egipto mezclado con dengue y chikunguya.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661" calcext:value-type="float">
            <text:p>2661</text:p>
          </table:table-cell>
          <table:table-cell office:value-type="float" office:value="7.84142013847446E+017" calcext:value-type="float">
            <text:p>784142013847446000</text:p>
          </table:table-cell>
          <table:table-cell office:value-type="string" calcext:value-type="string">
            <text:p>2016-10-06 23:23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água de criadouro de mosquito da dengue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662" calcext:value-type="float">
            <text:p>2662</text:p>
          </table:table-cell>
          <table:table-cell office:value-type="float" office:value="7.84131407589237E+017" calcext:value-type="float">
            <text:p>784131407589237000</text:p>
          </table:table-cell>
          <table:table-cell office:value-type="string" calcext:value-type="string">
            <text:p>2016-10-06 22:41:10</text:p>
          </table:table-cell>
          <table:table-cell office:value-type="string" calcext:value-type="string">
            <text:p>Cuautla, Morelos</text:p>
          </table:table-cell>
          <table:table-cell office:value-type="float" office:value="18.82294225" calcext:value-type="float">
            <text:p>18.82294225</text:p>
          </table:table-cell>
          <table:table-cell office:value-type="float" office:value="-98.9722993896867" calcext:value-type="float">
            <text:p>-98.9722993897</text:p>
          </table:table-cell>
          <table:table-cell table:number-columns-repeated="2"/>
          <table:table-cell office:value-type="string" calcext:value-type="string">
            <text:p>Dengue <text:s/>dengue por tercera vez.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663" calcext:value-type="float">
            <text:p>2663</text:p>
          </table:table-cell>
          <table:table-cell office:value-type="float" office:value="7.84127272303354E+017" calcext:value-type="float">
            <text:p>784127272303354000</text:p>
          </table:table-cell>
          <table:table-cell office:value-type="string" calcext:value-type="string">
            <text:p>2016-10-06 22:24:44</text:p>
          </table:table-cell>
          <table:table-cell office:value-type="string" calcext:value-type="string">
            <text:p>Jaboatão dos Guararapes, Brasil</text:p>
          </table:table-cell>
          <table:table-cell office:value-type="float" office:value="-8.1752475" calcext:value-type="float">
            <text:p>-8.1752475</text:p>
          </table:table-cell>
          <table:table-cell office:value-type="float" office:value="-34.9468715" calcext:value-type="float">
            <text:p>-34.9468715</text:p>
          </table:table-cell>
          <table:table-cell table:number-columns-repeated="2"/>
          <table:table-cell office:value-type="string" calcext:value-type="string">
            <text:p>Sendo carregada por mosquitos da dengu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666" calcext:value-type="float">
            <text:p>2666</text:p>
          </table:table-cell>
          <table:table-cell office:value-type="float" office:value="7.84125157027832E+017" calcext:value-type="float">
            <text:p>784125157027832000</text:p>
          </table:table-cell>
          <table:table-cell office:value-type="string" calcext:value-type="string">
            <text:p>2016-10-06 22:16:2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tamos concientizando a los vecinos de la @bacomuna5 sobre el #dengue <text:s/>contándoles que se está haciendo y dándoles las formas de prevención pic.twitter.com/UnfeBuoaRr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667" calcext:value-type="float">
            <text:p>2667</text:p>
          </table:table-cell>
          <table:table-cell office:value-type="float" office:value="7.84124891293418E+017" calcext:value-type="float">
            <text:p>784124891293418000</text:p>
          </table:table-cell>
          <table:table-cell office:value-type="string" calcext:value-type="string">
            <text:p>2016-10-06 22:15:1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Tocando timbres y hablando c los vecinos (acá Mónica y Esther) sobre la campaña contra el mosquito q trasmite d#Dengue c @fernandezdiego pic.twitter.com/Grpxxhpsfz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668" calcext:value-type="float">
            <text:p>2668</text:p>
          </table:table-cell>
          <table:table-cell office:value-type="float" office:value="7.84116382019494E+017" calcext:value-type="float">
            <text:p>784116382019494000</text:p>
          </table:table-cell>
          <table:table-cell office:value-type="string" calcext:value-type="string">
            <text:p>2016-10-06 21:41:28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celular mais parado que agua de dengue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670" calcext:value-type="float">
            <text:p>2670</text:p>
          </table:table-cell>
          <table:table-cell office:value-type="float" office:value="7.8408778294376E+017" calcext:value-type="float">
            <text:p>784087782943760000</text:p>
          </table:table-cell>
          <table:table-cell office:value-type="string" calcext:value-type="string">
            <text:p>2016-10-06 19:47:49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tava me consultando aqui no google e deu dengue <text:s/>ai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672" calcext:value-type="float">
            <text:p>2672</text:p>
          </table:table-cell>
          <table:table-cell office:value-type="float" office:value="7.84079678168453E+017" calcext:value-type="float">
            <text:p>784079678168453000</text:p>
          </table:table-cell>
          <table:table-cell office:value-type="string" calcext:value-type="string">
            <text:p>2016-10-06 19:15:3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Programa Mamá Segura hace entrega de unos kits para hacer docencia en el manejo del virus del zika chicunguya y dengue durante el embarazo pic.twitter.com/qK6wXIBNYo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77" calcext:value-type="float">
            <text:p>2677</text:p>
          </table:table-cell>
          <table:table-cell office:value-type="float" office:value="7.84065221950398E+017" calcext:value-type="float">
            <text:p>784065221950398000</text:p>
          </table:table-cell>
          <table:table-cell office:value-type="string" calcext:value-type="string">
            <text:p>2016-10-06 18:18:10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um ezra miller depois da dengue mas ainda assim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682" calcext:value-type="float">
            <text:p>2682</text:p>
          </table:table-cell>
          <table:table-cell office:value-type="float" office:value="7.83816838186754E+017" calcext:value-type="float">
            <text:p>783816838186754000</text:p>
          </table:table-cell>
          <table:table-cell office:value-type="string" calcext:value-type="string">
            <text:p>2016-10-06 01:51:11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-Uh tenes un yeso ¿Te quebraste?... -No tengo Dengue la concha de tu madre...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683" calcext:value-type="float">
            <text:p>2683</text:p>
          </table:table-cell>
          <table:table-cell office:value-type="float" office:value="7.83810090243588E+017" calcext:value-type="float">
            <text:p>783810090243588000</text:p>
          </table:table-cell>
          <table:table-cell office:value-type="string" calcext:value-type="string">
            <text:p>2016-10-06 01:24:22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@siahtfreitas @aloneboy2002 gente eu tbm tô mais parada que água de dengue pqp kkkkkkkkkkk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684" calcext:value-type="float">
            <text:p>2684</text:p>
          </table:table-cell>
          <table:table-cell office:value-type="float" office:value="7.83803131205263E+017" calcext:value-type="float">
            <text:p>783803131205263000</text:p>
          </table:table-cell>
          <table:table-cell office:value-type="string" calcext:value-type="string">
            <text:p>2016-10-06 00:56:4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os síntomas de #Dengue <text:s/>#Zika y #Chikungunya son: fiebre dolor de cabeza dolor muscular y de articulaciones y malestar general. pic.twitter.com/U3IUvZU4yh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685" calcext:value-type="float">
            <text:p>2685</text:p>
          </table:table-cell>
          <table:table-cell office:value-type="float" office:value="7.83802713498726E+017" calcext:value-type="float">
            <text:p>783802713498726000</text:p>
          </table:table-cell>
          <table:table-cell office:value-type="string" calcext:value-type="string">
            <text:p>2016-10-06 00:55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Dengue <text:s/>#Zika y #Chikungunya son enfermedades virales transmitidas a los humanos a través de la picadura de mosquitos infectados. pic.twitter.com/secGv3pnMC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686" calcext:value-type="float">
            <text:p>2686</text:p>
          </table:table-cell>
          <table:table-cell office:value-type="float" office:value="7.83801235891556E+017" calcext:value-type="float">
            <text:p>783801235891556000</text:p>
          </table:table-cell>
          <table:table-cell office:value-type="string" calcext:value-type="string">
            <text:p>2016-10-06 00:49:1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e sumarán más 50 organizaciones religiosas a las acciones preventivas contra el mosco transmisor del #Zika <text:s/>#Dengue y #Chikungunya . pic.twitter.com/7Q99yl3IFq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687" calcext:value-type="float">
            <text:p>2687</text:p>
          </table:table-cell>
          <table:table-cell office:value-type="float" office:value="7.83792104724111E+017" calcext:value-type="float">
            <text:p>783792104724111000</text:p>
          </table:table-cell>
          <table:table-cell office:value-type="string" calcext:value-type="string">
            <text:p>2016-10-06 00:12:54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@DactaraGrai_ @bleuler_ dengue y fealdad.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688" calcext:value-type="float">
            <text:p>2688</text:p>
          </table:table-cell>
          <table:table-cell office:value-type="float" office:value="7.83775445326111E+017" calcext:value-type="float">
            <text:p>783775445326111000</text:p>
          </table:table-cell>
          <table:table-cell office:value-type="string" calcext:value-type="string">
            <text:p>2016-10-05 23:06:42</text:p>
          </table:table-cell>
          <table:table-cell office:value-type="string" calcext:value-type="string">
            <text:p>Santa Rosa, Brasil</text:p>
          </table:table-cell>
          <table:table-cell office:value-type="float" office:value="-27.8643545" calcext:value-type="float">
            <text:p>-27.8643545</text:p>
          </table:table-cell>
          <table:table-cell office:value-type="float" office:value="-54.4779286" calcext:value-type="float">
            <text:p>-54.4779286</text:p>
          </table:table-cell>
          <table:table-cell table:number-columns-repeated="2"/>
          <table:table-cell office:value-type="string" calcext:value-type="string">
            <text:p>Eu só posso tá com dengue msm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689" calcext:value-type="float">
            <text:p>2689</text:p>
          </table:table-cell>
          <table:table-cell office:value-type="float" office:value="7.83764091076768E+017" calcext:value-type="float">
            <text:p>783764091076768000</text:p>
          </table:table-cell>
          <table:table-cell office:value-type="string" calcext:value-type="string">
            <text:p>2016-10-05 22:21:35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@bangtaneira a disseminação de doenças tropicais como dengue e zika sem falar doenças ligadas a falta se saneamento como a cólera.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690" calcext:value-type="float">
            <text:p>2690</text:p>
          </table:table-cell>
          <table:table-cell office:value-type="float" office:value="7.83724156894536E+017" calcext:value-type="float">
            <text:p>783724156894536000</text:p>
          </table:table-cell>
          <table:table-cell office:value-type="string" calcext:value-type="string">
            <text:p>2016-10-05 19:42:54</text:p>
          </table:table-cell>
          <table:table-cell office:value-type="string" calcext:value-type="string">
            <text:p>Paulínia, Brasil</text:p>
          </table:table-cell>
          <table:table-cell office:value-type="float" office:value="-22.763039" calcext:value-type="float">
            <text:p>-22.763039</text:p>
          </table:table-cell>
          <table:table-cell office:value-type="float" office:value="-47.1532212" calcext:value-type="float">
            <text:p>-47.1532212</text:p>
          </table:table-cell>
          <table:table-cell table:number-columns-repeated="2"/>
          <table:table-cell office:value-type="string" calcext:value-type="string">
            <text:p>Vigilância Epidemiológica ‘caça’ larvas do mosquito da dengue : http://www. paulinia.sp.gov.br/noticias.aspx? id=2795 … #Saúde #Paulínia pic.twitter.com/RtoqOrgKG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691" calcext:value-type="float">
            <text:p>2691</text:p>
          </table:table-cell>
          <table:table-cell office:value-type="float" office:value="7.83722222733107E+017" calcext:value-type="float">
            <text:p>783722222733107000</text:p>
          </table:table-cell>
          <table:table-cell office:value-type="string" calcext:value-type="string">
            <text:p>2016-10-05 19:35:13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Zica <text:s/>ZICA <text:s/>Dengue <text:s/>#Zica ZIKA @cortezrafa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692" calcext:value-type="float">
            <text:p>2692</text:p>
          </table:table-cell>
          <table:table-cell office:value-type="float" office:value="7.8371317270014E+017" calcext:value-type="float">
            <text:p>783713172700140000</text:p>
          </table:table-cell>
          <table:table-cell office:value-type="string" calcext:value-type="string">
            <text:p>2016-10-05 18:59:15</text:p>
          </table:table-cell>
          <table:table-cell office:value-type="string" calcext:value-type="string">
            <text:p>Domingos Martins, Brasil</text:p>
          </table:table-cell>
          <table:table-cell office:value-type="float" office:value="-20.3646482" calcext:value-type="float">
            <text:p>-20.3646482</text:p>
          </table:table-cell>
          <table:table-cell office:value-type="float" office:value="-40.6585796" calcext:value-type="float">
            <text:p>-40.6585796</text:p>
          </table:table-cell>
          <table:table-cell table:number-columns-repeated="2"/>
          <table:table-cell office:value-type="string" calcext:value-type="string">
            <text:p>70 casos de dengue em Santa Isabel ano passado GENTE EU NAO SABIA NEM QUE S.I. TEM MAIS DE 70 PESSOAS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696" calcext:value-type="float">
            <text:p>2696</text:p>
          </table:table-cell>
          <table:table-cell office:value-type="float" office:value="7.83688199239524E+017" calcext:value-type="float">
            <text:p>783688199239524000</text:p>
          </table:table-cell>
          <table:table-cell office:value-type="string" calcext:value-type="string">
            <text:p>2016-10-05 17:20:01</text:p>
          </table:table-cell>
          <table:table-cell office:value-type="string" calcext:value-type="string">
            <text:p>Barquisimeto, Venezuela</text:p>
          </table:table-cell>
          <table:table-cell office:value-type="float" office:value="10.0740372" calcext:value-type="float">
            <text:p>10.0740372</text:p>
          </table:table-cell>
          <table:table-cell office:value-type="float" office:value="-69.3215666" calcext:value-type="float">
            <text:p>-69.3215666</text:p>
          </table:table-cell>
          <table:table-cell table:number-columns-repeated="2"/>
          <table:table-cell office:value-type="string" calcext:value-type="string">
            <text:p>Difteria(erradicada) Malaria(controlada)TBC Dengue <text:s/>Chicungunya Escabiosis ( Sarna) Gastroenteritis anemias. etc todas prevenibles... https:// twitter.com/prodavinci/sta tus/783683823301263360 …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699" calcext:value-type="float">
            <text:p>2699</text:p>
          </table:table-cell>
          <table:table-cell office:value-type="float" office:value="7.83679780210246E+017" calcext:value-type="float">
            <text:p>783679780210246000</text:p>
          </table:table-cell>
          <table:table-cell office:value-type="string" calcext:value-type="string">
            <text:p>2016-10-05 16:46:34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É Juliana... Tu vai voltar de férias e a dengue estará te esperando... Não pode chover... pic.twitter.com/oHtKJx8hu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701" calcext:value-type="float">
            <text:p>2701</text:p>
          </table:table-cell>
          <table:table-cell office:value-type="float" office:value="7.83674239610159E+017" calcext:value-type="float">
            <text:p>783674239610159000</text:p>
          </table:table-cell>
          <table:table-cell office:value-type="string" calcext:value-type="string">
            <text:p>2016-10-05 16:24:33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Nos avisan que hay un posible caso de dengue /zika EN EL EDIFICIO <text:s/>POR UN PAJERO QUE FUE A BRASIL RRRRRRRRRIDICULO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702" calcext:value-type="float">
            <text:p>2702</text:p>
          </table:table-cell>
          <table:table-cell office:value-type="float" office:value="7.83667616367972E+017" calcext:value-type="float">
            <text:p>783667616367972000</text:p>
          </table:table-cell>
          <table:table-cell office:value-type="string" calcext:value-type="string">
            <text:p>2016-10-05 15:58:1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4 sept: #dengue /16 91.124 #chikún /16 10.009 #zika /15/16 104.238 @INSColombia chuzad@s @infopresidencia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704" calcext:value-type="float">
            <text:p>2704</text:p>
          </table:table-cell>
          <table:table-cell office:value-type="float" office:value="7.83662646721589E+017" calcext:value-type="float">
            <text:p>783662646721589000</text:p>
          </table:table-cell>
          <table:table-cell office:value-type="string" calcext:value-type="string">
            <text:p>2016-10-05 15:38:2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n Semana de Acción contra los Mosquitos capacitaremos a las embarazadas para prevenir #Zika <text:s/>#Dengue y #Chikungunya . pic.twitter.com/jRb7Szs7Aw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706" calcext:value-type="float">
            <text:p>2706</text:p>
          </table:table-cell>
          <table:table-cell office:value-type="float" office:value="7.83654062315205E+017" calcext:value-type="float">
            <text:p>783654062315205000</text:p>
          </table:table-cell>
          <table:table-cell office:value-type="string" calcext:value-type="string">
            <text:p>2016-10-05 15:04:22</text:p>
          </table:table-cell>
          <table:table-cell office:value-type="string" calcext:value-type="string">
            <text:p>Mendes, Brasil</text:p>
          </table:table-cell>
          <table:table-cell office:value-type="float" office:value="-22.5268468" calcext:value-type="float">
            <text:p>-22.5268468</text:p>
          </table:table-cell>
          <table:table-cell office:value-type="float" office:value="-43.7331074" calcext:value-type="float">
            <text:p>-43.7331074</text:p>
          </table:table-cell>
          <table:table-cell table:number-columns-repeated="2"/>
          <table:table-cell office:value-type="string" calcext:value-type="string">
            <text:p>Não tô com dengue <text:s/>vou continuar gordo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707" calcext:value-type="float">
            <text:p>2707</text:p>
          </table:table-cell>
          <table:table-cell office:value-type="float" office:value="7.83650354575602E+017" calcext:value-type="float">
            <text:p>783650354575602000</text:p>
          </table:table-cell>
          <table:table-cell office:value-type="string" calcext:value-type="string">
            <text:p>2016-10-05 14:49:38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@jinkistar summer is comming the tropical diseases like colera dengue <text:s/>zika etc get a lot worst on calamite enviroment.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708" calcext:value-type="float">
            <text:p>2708</text:p>
          </table:table-cell>
          <table:table-cell office:value-type="float" office:value="7.83635010649788E+017" calcext:value-type="float">
            <text:p>783635010649788000</text:p>
          </table:table-cell>
          <table:table-cell office:value-type="string" calcext:value-type="string">
            <text:p>2016-10-05 13:48:40</text:p>
          </table:table-cell>
          <table:table-cell office:value-type="string" calcext:value-type="string">
            <text:p>Jujuy, Argentina</text:p>
          </table:table-cell>
          <table:table-cell office:value-type="float" office:value="-23.3161457" calcext:value-type="float">
            <text:p>-23.3161457</text:p>
          </table:table-cell>
          <table:table-cell office:value-type="float" office:value="-65.7595287" calcext:value-type="float">
            <text:p>-65.7595287</text:p>
          </table:table-cell>
          <table:table-cell table:number-columns-repeated="2"/>
          <table:table-cell office:value-type="string" calcext:value-type="string">
            <text:p>#Jujuy #Salud #Prevención por el #MosquitoAedesAegypti #Dengue #Chinkungunya y #Zika http://www. somosjujuy.com.ar/noticias/local es/prevencion-por-el-mosquito-aedes-aegypti … pic.twitter.com/MTmbURrCv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713" calcext:value-type="float">
            <text:p>2713</text:p>
          </table:table-cell>
          <table:table-cell office:value-type="float" office:value="7.83619287831474E+017" calcext:value-type="float">
            <text:p>783619287831474000</text:p>
          </table:table-cell>
          <table:table-cell office:value-type="string" calcext:value-type="string">
            <text:p>2016-10-05 12:46:11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Y en Venezuela difteria malaria dengue <text:s/>etc etc ...e pi de mia la moneda nacional con un sencillo al día niños nonatos...muertos!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729" calcext:value-type="float">
            <text:p>2729</text:p>
          </table:table-cell>
          <table:table-cell office:value-type="float" office:value="7.8351714676054E+017" calcext:value-type="float">
            <text:p>783517146760540000</text:p>
          </table:table-cell>
          <table:table-cell office:value-type="string" calcext:value-type="string">
            <text:p>2016-10-05 06:00:19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Meu wpp tá dando dengue rs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730" calcext:value-type="float">
            <text:p>2730</text:p>
          </table:table-cell>
          <table:table-cell office:value-type="float" office:value="7.83515447346E+017" calcext:value-type="float">
            <text:p>783515447346000000</text:p>
          </table:table-cell>
          <table:table-cell office:value-type="string" calcext:value-type="string">
            <text:p>2016-10-05 05:53:3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loucadosgato esse perfil ta mais parado que água de dengue né? bóra movimentar esse site fia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732" calcext:value-type="float">
            <text:p>2732</text:p>
          </table:table-cell>
          <table:table-cell office:value-type="float" office:value="7.83514223066378E+017" calcext:value-type="float">
            <text:p>783514223066378000</text:p>
          </table:table-cell>
          <table:table-cell office:value-type="string" calcext:value-type="string">
            <text:p>2016-10-05 05:48:42</text:p>
          </table:table-cell>
          <table:table-cell office:value-type="string" calcext:value-type="string">
            <text:p>Sumidouro, Brasil</text:p>
          </table:table-cell>
          <table:table-cell office:value-type="float" office:value="-22.0495618" calcext:value-type="float">
            <text:p>-22.0495618</text:p>
          </table:table-cell>
          <table:table-cell office:value-type="float" office:value="-42.6746518" calcext:value-type="float">
            <text:p>-42.6746518</text:p>
          </table:table-cell>
          <table:table-cell table:number-columns-repeated="2"/>
          <table:table-cell office:value-type="string" calcext:value-type="string">
            <text:p>Por um mundo onde as pessoas entendam que eu sou uma alpaca com dengue quando se trata de sentimentos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733" calcext:value-type="float">
            <text:p>2733</text:p>
          </table:table-cell>
          <table:table-cell office:value-type="float" office:value="7.83514020846371E+017" calcext:value-type="float">
            <text:p>783514020846371000</text:p>
          </table:table-cell>
          <table:table-cell office:value-type="string" calcext:value-type="string">
            <text:p>2016-10-05 05:47:54</text:p>
          </table:table-cell>
          <table:table-cell office:value-type="string" calcext:value-type="string">
            <text:p>Cachoeirinha, Brasil</text:p>
          </table:table-cell>
          <table:table-cell office:value-type="float" office:value="-29.9493352" calcext:value-type="float">
            <text:p>-29.9493352</text:p>
          </table:table-cell>
          <table:table-cell office:value-type="float" office:value="-51.0898926" calcext:value-type="float">
            <text:p>-51.0898926</text:p>
          </table:table-cell>
          <table:table-cell table:number-columns-repeated="2"/>
          <table:table-cell office:value-type="string" calcext:value-type="string">
            <text:p>@mayaraalmeidda isso é dengue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735" calcext:value-type="float">
            <text:p>2735</text:p>
          </table:table-cell>
          <table:table-cell office:value-type="float" office:value="7.83485103372632E+017" calcext:value-type="float">
            <text:p>783485103372632000</text:p>
          </table:table-cell>
          <table:table-cell office:value-type="string" calcext:value-type="string">
            <text:p>2016-10-05 03:52:59</text:p>
          </table:table-cell>
          <table:table-cell office:value-type="string" calcext:value-type="string">
            <text:p>Caucaia, Brasil</text:p>
          </table:table-cell>
          <table:table-cell office:value-type="float" office:value="-3.7300562" calcext:value-type="float">
            <text:p>-3.7300562</text:p>
          </table:table-cell>
          <table:table-cell office:value-type="float" office:value="-38.6593081" calcext:value-type="float">
            <text:p>-38.6593081</text:p>
          </table:table-cell>
          <table:table-cell table:number-columns-repeated="2"/>
          <table:table-cell office:value-type="string" calcext:value-type="string">
            <text:p>Tem gente que quer se dar bem na vida mas o único foco que tem é o foco da dengue no fundo do quintal. #FavQSdvComDetremura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736" calcext:value-type="float">
            <text:p>2736</text:p>
          </table:table-cell>
          <table:table-cell office:value-type="float" office:value="7.83483319841358E+017" calcext:value-type="float">
            <text:p>783483319841358000</text:p>
          </table:table-cell>
          <table:table-cell office:value-type="string" calcext:value-type="string">
            <text:p>2016-10-05 03:45:54</text:p>
          </table:table-cell>
          <table:table-cell office:value-type="string" calcext:value-type="string">
            <text:p>San Andrés de Giles, Argentina</text:p>
          </table:table-cell>
          <table:table-cell office:value-type="float" office:value="-34.4420478" calcext:value-type="float">
            <text:p>-34.4420478</text:p>
          </table:table-cell>
          <table:table-cell office:value-type="float" office:value="-59.4475257" calcext:value-type="float">
            <text:p>-59.4475257</text:p>
          </table:table-cell>
          <table:table-cell table:number-columns-repeated="2"/>
          <table:table-cell office:value-type="string" calcext:value-type="string">
            <text:p>@alejandradunc16 @lilianasirne UNA PLAGA QUÈ SE AVECINA Y EL GOBIERNO NO LE DÀ NI BOLA ES EL DENGUE !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737" calcext:value-type="float">
            <text:p>2737</text:p>
          </table:table-cell>
          <table:table-cell office:value-type="float" office:value="7.83482776519602E+017" calcext:value-type="float">
            <text:p>783482776519602000</text:p>
          </table:table-cell>
          <table:table-cell office:value-type="string" calcext:value-type="string">
            <text:p>2016-10-05 03:43:44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PaaaulaTP @IvanBarrosDR me caes bien guacho sos medio dengue peleandote x Twitter pero boe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738" calcext:value-type="float">
            <text:p>2738</text:p>
          </table:table-cell>
          <table:table-cell office:value-type="float" office:value="7.83482720194364E+017" calcext:value-type="float">
            <text:p>783482720194364000</text:p>
          </table:table-cell>
          <table:table-cell office:value-type="string" calcext:value-type="string">
            <text:p>2016-10-05 03:43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ste diálogo: - Como tá sua vida sexual? - Mais parada do que água onde mosquito da dengue se prolifera.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739" calcext:value-type="float">
            <text:p>2739</text:p>
          </table:table-cell>
          <table:table-cell office:value-type="float" office:value="7.83479376247656E+017" calcext:value-type="float">
            <text:p>783479376247656000</text:p>
          </table:table-cell>
          <table:table-cell office:value-type="string" calcext:value-type="string">
            <text:p>2016-10-05 03:30:14</text:p>
          </table:table-cell>
          <table:table-cell office:value-type="string" calcext:value-type="string">
            <text:p>Porto Velho, Brazil</text:p>
          </table:table-cell>
          <table:table-cell office:value-type="float" office:value="-8.7494524" calcext:value-type="float">
            <text:p>-8.7494524</text:p>
          </table:table-cell>
          <table:table-cell office:value-type="float" office:value="-63.8735437" calcext:value-type="float">
            <text:p>-63.8735437</text:p>
          </table:table-cell>
          <table:table-cell table:number-columns-repeated="2"/>
          <table:table-cell office:value-type="string" calcext:value-type="string">
            <text:p>Meu WhatsApp tá mais parado que água com dengue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741" calcext:value-type="float">
            <text:p>2741</text:p>
          </table:table-cell>
          <table:table-cell office:value-type="float" office:value="7.83476795450487E+017" calcext:value-type="float">
            <text:p>783476795450487000</text:p>
          </table:table-cell>
          <table:table-cell office:value-type="string" calcext:value-type="string">
            <text:p>2016-10-05 03:19:58</text:p>
          </table:table-cell>
          <table:table-cell office:value-type="string" calcext:value-type="string">
            <text:p>Sitionuevo, Colombia</text:p>
          </table:table-cell>
          <table:table-cell office:value-type="float" office:value="10.9107812" calcext:value-type="float">
            <text:p>10.9107812</text:p>
          </table:table-cell>
          <table:table-cell office:value-type="float" office:value="-74.6017516675674" calcext:value-type="float">
            <text:p>-74.6017516676</text:p>
          </table:table-cell>
          <table:table-cell table:number-columns-repeated="2"/>
          <table:table-cell office:value-type="string" calcext:value-type="string">
            <text:p>@LouisCharris @gabrielchams es el dengue .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743" calcext:value-type="float">
            <text:p>2743</text:p>
          </table:table-cell>
          <table:table-cell office:value-type="float" office:value="7.83471881877881E+017" calcext:value-type="float">
            <text:p>783471881877881000</text:p>
          </table:table-cell>
          <table:table-cell office:value-type="string" calcext:value-type="string">
            <text:p>2016-10-05 03:00:2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ta mais parado que agua da dengue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744" calcext:value-type="float">
            <text:p>2744</text:p>
          </table:table-cell>
          <table:table-cell office:value-type="float" office:value="7.83468971173384E+017" calcext:value-type="float">
            <text:p>783468971173384000</text:p>
          </table:table-cell>
          <table:table-cell office:value-type="string" calcext:value-type="string">
            <text:p>2016-10-05 02:48:5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Hola. Soy Carolina y uno de mis hobbies es ser comida por los moscos sin que me de dengue pic.twitter.com/lriaI2yvxs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745" calcext:value-type="float">
            <text:p>2745</text:p>
          </table:table-cell>
          <table:table-cell office:value-type="float" office:value="7.83415586898506E+017" calcext:value-type="float">
            <text:p>783415586898506000</text:p>
          </table:table-cell>
          <table:table-cell office:value-type="string" calcext:value-type="string">
            <text:p>2016-10-04 23:16:45</text:p>
          </table:table-cell>
          <table:table-cell office:value-type="string" calcext:value-type="string">
            <text:p>Queimados, Brasil</text:p>
          </table:table-cell>
          <table:table-cell office:value-type="float" office:value="-22.7155938" calcext:value-type="float">
            <text:p>-22.7155938</text:p>
          </table:table-cell>
          <table:table-cell office:value-type="float" office:value="-43.5552282" calcext:value-type="float">
            <text:p>-43.5552282</text:p>
          </table:table-cell>
          <table:table-cell table:number-columns-repeated="2"/>
          <table:table-cell office:value-type="string" calcext:value-type="string">
            <text:p>Será que isso que eu estou é dengue ? Pior que tem tudo pra ser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746" calcext:value-type="float">
            <text:p>2746</text:p>
          </table:table-cell>
          <table:table-cell office:value-type="float" office:value="7.83406723616895E+017" calcext:value-type="float">
            <text:p>783406723616895000</text:p>
          </table:table-cell>
          <table:table-cell office:value-type="string" calcext:value-type="string">
            <text:p>2016-10-04 22:41:32</text:p>
          </table:table-cell>
          <table:table-cell office:value-type="string" calcext:value-type="string">
            <text:p>Bucaramanga, Colombia</text:p>
          </table:table-cell>
          <table:table-cell office:value-type="float" office:value="7.16666325" calcext:value-type="float">
            <text:p>7.16666325</text:p>
          </table:table-cell>
          <table:table-cell office:value-type="float" office:value="-73.104476570627" calcext:value-type="float">
            <text:p>-73.1044765706</text:p>
          </table:table-cell>
          <table:table-cell table:number-columns-repeated="2"/>
          <table:table-cell office:value-type="string" calcext:value-type="string">
            <text:p>Uno con afán de coronar nuevo cliente y la persona encargada de enferma de dengue . Me lleva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747" calcext:value-type="float">
            <text:p>2747</text:p>
          </table:table-cell>
          <table:table-cell office:value-type="float" office:value="7.83390776759718E+017" calcext:value-type="float">
            <text:p>783390776759718000</text:p>
          </table:table-cell>
          <table:table-cell office:value-type="string" calcext:value-type="string">
            <text:p>2016-10-04 21:38:10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¿Ya conoces las medidas de prevención para el #zika <text:s/>#chinkungunya y #Dengue ? Médica San Miguel te comparte algunas... pic.twitter.com/MqUOAgMbzt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749" calcext:value-type="float">
            <text:p>2749</text:p>
          </table:table-cell>
          <table:table-cell office:value-type="float" office:value="7.83381193924502E+017" calcext:value-type="float">
            <text:p>783381193924502000</text:p>
          </table:table-cell>
          <table:table-cell office:value-type="string" calcext:value-type="string">
            <text:p>2016-10-04 21:00:05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ATENTOS municipalidad de Córdoba regalo repelentes y lanzó campaña contra el Dengue y Zika en la ciudad. Movil @radiomitrecba .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750" calcext:value-type="float">
            <text:p>2750</text:p>
          </table:table-cell>
          <table:table-cell office:value-type="float" office:value="7.83377025130197E+017" calcext:value-type="float">
            <text:p>783377025130197000</text:p>
          </table:table-cell>
          <table:table-cell office:value-type="string" calcext:value-type="string">
            <text:p>2016-10-04 20:43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Vnc_Crvg jae Cara de Espermatozoide com dengue <text:s/>KKKKKKKKKKKKK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751" calcext:value-type="float">
            <text:p>2751</text:p>
          </table:table-cell>
          <table:table-cell office:value-type="float" office:value="7.83375626128548E+017" calcext:value-type="float">
            <text:p>783375626128548000</text:p>
          </table:table-cell>
          <table:table-cell office:value-type="string" calcext:value-type="string">
            <text:p>2016-10-04 20:37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ses sintoma podia ser dengue né q ai ja morria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755" calcext:value-type="float">
            <text:p>2755</text:p>
          </table:table-cell>
          <table:table-cell office:value-type="float" office:value="7.83358777626067E+017" calcext:value-type="float">
            <text:p>783358777626067000</text:p>
          </table:table-cell>
          <table:table-cell office:value-type="string" calcext:value-type="string">
            <text:p>2016-10-04 19:31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neecodemo @agente___0 hay q ir todo cubierto camisa larga y pantalón largo #dengue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756" calcext:value-type="float">
            <text:p>2756</text:p>
          </table:table-cell>
          <table:table-cell office:value-type="float" office:value="7.83358232689541E+017" calcext:value-type="float">
            <text:p>783358232689541000</text:p>
          </table:table-cell>
          <table:table-cell office:value-type="string" calcext:value-type="string">
            <text:p>2016-10-04 19:28:51</text:p>
          </table:table-cell>
          <table:table-cell office:value-type="string" calcext:value-type="string">
            <text:p>Orleans, Brasil</text:p>
          </table:table-cell>
          <table:table-cell office:value-type="float" office:value="-28.3572697" calcext:value-type="float">
            <text:p>-28.3572697</text:p>
          </table:table-cell>
          <table:table-cell office:value-type="float" office:value="-49.2872433" calcext:value-type="float">
            <text:p>-49.2872433</text:p>
          </table:table-cell>
          <table:table-cell table:number-columns-repeated="2"/>
          <table:table-cell office:value-type="string" calcext:value-type="string">
            <text:p>@annaacardoso_ tá criando dengue já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757" calcext:value-type="float">
            <text:p>2757</text:p>
          </table:table-cell>
          <table:table-cell office:value-type="float" office:value="7.83350745005494E+017" calcext:value-type="float">
            <text:p>783350745005494000</text:p>
          </table:table-cell>
          <table:table-cell office:value-type="string" calcext:value-type="string">
            <text:p>2016-10-04 18:59:06</text:p>
          </table:table-cell>
          <table:table-cell office:value-type="string" calcext:value-type="string">
            <text:p>Lavras, Brasil</text:p>
          </table:table-cell>
          <table:table-cell office:value-type="float" office:value="-21.2425068" calcext:value-type="float">
            <text:p>-21.2425068</text:p>
          </table:table-cell>
          <table:table-cell office:value-type="float" office:value="-44.9991894" calcext:value-type="float">
            <text:p>-44.9991894</text:p>
          </table:table-cell>
          <table:table-cell table:number-columns-repeated="2"/>
          <table:table-cell office:value-type="string" calcext:value-type="string">
            <text:p>Vivi 2 anos tendo aula no mato nuns barranco c mil mosquitos etc pq único semestre que ainda n fui no mato pegar dengu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765" calcext:value-type="float">
            <text:p>2765</text:p>
          </table:table-cell>
          <table:table-cell office:value-type="float" office:value="7.83318372788339E+017" calcext:value-type="float">
            <text:p>783318372788339000</text:p>
          </table:table-cell>
          <table:table-cell office:value-type="string" calcext:value-type="string">
            <text:p>2016-10-04 16:50:2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Parece q to com dengue <text:s/>cheio de dor no corpo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766" calcext:value-type="float">
            <text:p>2766</text:p>
          </table:table-cell>
          <table:table-cell office:value-type="float" office:value="7.83317435361419E+017" calcext:value-type="float">
            <text:p>783317435361419000</text:p>
          </table:table-cell>
          <table:table-cell office:value-type="string" calcext:value-type="string">
            <text:p>2016-10-04 16:46:4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Sigue la campaña de prevención del dengue en @MuniBerazategui pic.twitter.com/vyqi35IypK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770" calcext:value-type="float">
            <text:p>2770</text:p>
          </table:table-cell>
          <table:table-cell office:value-type="float" office:value="7.83281628458127E+017" calcext:value-type="float">
            <text:p>783281628458127000</text:p>
          </table:table-cell>
          <table:table-cell office:value-type="string" calcext:value-type="string">
            <text:p>2016-10-04 14:24:27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Pena que época da dengue também vamos limpar nossos terrenos gurizada pq ninguém merece o medo que passei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775" calcext:value-type="float">
            <text:p>2775</text:p>
          </table:table-cell>
          <table:table-cell office:value-type="float" office:value="7.83253420081877E+017" calcext:value-type="float">
            <text:p>783253420081877000</text:p>
          </table:table-cell>
          <table:table-cell office:value-type="string" calcext:value-type="string">
            <text:p>2016-10-04 12:32:22</text:p>
          </table:table-cell>
          <table:table-cell office:value-type="string" calcext:value-type="string">
            <text:p>Tramandaí, Brasil</text:p>
          </table:table-cell>
          <table:table-cell office:value-type="float" office:value="-29.9857731" calcext:value-type="float">
            <text:p>-29.9857731</text:p>
          </table:table-cell>
          <table:table-cell office:value-type="float" office:value="-50.1313661" calcext:value-type="float">
            <text:p>-50.1313661</text:p>
          </table:table-cell>
          <table:table-cell table:number-columns-repeated="2"/>
          <table:table-cell office:value-type="string" calcext:value-type="string">
            <text:p>To com dengu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790" calcext:value-type="float">
            <text:p>2790</text:p>
          </table:table-cell>
          <table:table-cell office:value-type="float" office:value="7.83160700285886E+017" calcext:value-type="float">
            <text:p>783160700285886000</text:p>
          </table:table-cell>
          <table:table-cell office:value-type="string" calcext:value-type="string">
            <text:p>2016-10-04 06:23:5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Colombia declara triunfo sobre #dengue cada 06 meses ... desde hace 35 años. Rediseño #Prevención . @MinSaludCol @infopresidencia @opsoms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791" calcext:value-type="float">
            <text:p>2791</text:p>
          </table:table-cell>
          <table:table-cell office:value-type="float" office:value="7.83152636157686E+017" calcext:value-type="float">
            <text:p>783152636157686000</text:p>
          </table:table-cell>
          <table:table-cell office:value-type="string" calcext:value-type="string">
            <text:p>2016-10-04 05:51:5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<text:s/>mh dm <text:s/>meu messenger tá pegando dengue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793" calcext:value-type="float">
            <text:p>2793</text:p>
          </table:table-cell>
          <table:table-cell office:value-type="float" office:value="7.83145664784044E+017" calcext:value-type="float">
            <text:p>783145664784044000</text:p>
          </table:table-cell>
          <table:table-cell office:value-type="string" calcext:value-type="string">
            <text:p>2016-10-04 05:24:11</text:p>
          </table:table-cell>
          <table:table-cell office:value-type="string" calcext:value-type="string">
            <text:p>Pimentel, Peru</text:p>
          </table:table-cell>
          <table:table-cell office:value-type="float" office:value="-6.8358355" calcext:value-type="float">
            <text:p>-6.8358355</text:p>
          </table:table-cell>
          <table:table-cell office:value-type="float" office:value="-79.9358317" calcext:value-type="float">
            <text:p>-79.9358317</text:p>
          </table:table-cell>
          <table:table-cell table:number-columns-repeated="2"/>
          <table:table-cell office:value-type="string" calcext:value-type="string">
            <text:p>@GildaBust me acorde de tu frase : vamos a nais este sábado jaajajaajajajajajaaja que dengue ereeees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794" calcext:value-type="float">
            <text:p>2794</text:p>
          </table:table-cell>
          <table:table-cell office:value-type="float" office:value="7.83145162318971E+017" calcext:value-type="float">
            <text:p>783145162318971000</text:p>
          </table:table-cell>
          <table:table-cell office:value-type="string" calcext:value-type="string">
            <text:p>2016-10-04 05:22:11</text:p>
          </table:table-cell>
          <table:table-cell office:value-type="string" calcext:value-type="string">
            <text:p>Godoy Cruz, Argentina</text:p>
          </table:table-cell>
          <table:table-cell office:value-type="float" office:value="-32.9252251" calcext:value-type="float">
            <text:p>-32.9252251</text:p>
          </table:table-cell>
          <table:table-cell office:value-type="float" office:value="-68.8427993" calcext:value-type="float">
            <text:p>-68.8427993</text:p>
          </table:table-cell>
          <table:table-cell table:number-columns-repeated="2"/>
          <table:table-cell office:value-type="string" calcext:value-type="string">
            <text:p>Donde hay mosquitos no veo uno desde el dengue que me picó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95" calcext:value-type="float">
            <text:p>2795</text:p>
          </table:table-cell>
          <table:table-cell office:value-type="float" office:value="7.83144999332577E+017" calcext:value-type="float">
            <text:p>783144999332577000</text:p>
          </table:table-cell>
          <table:table-cell office:value-type="string" calcext:value-type="string">
            <text:p>2016-10-04 05:21:32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mais parado que meu wpp só água de dengu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797" calcext:value-type="float">
            <text:p>2797</text:p>
          </table:table-cell>
          <table:table-cell office:value-type="float" office:value="7.83135549892731E+017" calcext:value-type="float">
            <text:p>783135549892731000</text:p>
          </table:table-cell>
          <table:table-cell office:value-type="string" calcext:value-type="string">
            <text:p>2016-10-04 04:43:59</text:p>
          </table:table-cell>
          <table:table-cell office:value-type="string" calcext:value-type="string">
            <text:p>Timbó, Brasil</text:p>
          </table:table-cell>
          <table:table-cell office:value-type="float" office:value="-3.9209337" calcext:value-type="float">
            <text:p>-3.9209337</text:p>
          </table:table-cell>
          <table:table-cell office:value-type="float" office:value="-38.6298207" calcext:value-type="float">
            <text:p>-38.6298207</text:p>
          </table:table-cell>
          <table:table-cell table:number-columns-repeated="2"/>
          <table:table-cell office:value-type="string" calcext:value-type="string">
            <text:p>Esse medicamento é contra indicado em caso de suspeita de dengue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798" calcext:value-type="float">
            <text:p>2798</text:p>
          </table:table-cell>
          <table:table-cell office:value-type="float" office:value="7.83132520330264E+017" calcext:value-type="float">
            <text:p>783132520330264000</text:p>
          </table:table-cell>
          <table:table-cell office:value-type="string" calcext:value-type="string">
            <text:p>2016-10-04 04:31:57</text:p>
          </table:table-cell>
          <table:table-cell office:value-type="string" calcext:value-type="string">
            <text:p>Florianópolis, Brazil</text:p>
          </table:table-cell>
          <table:table-cell office:value-type="float" office:value="-27.5973001" calcext:value-type="float">
            <text:p>-27.5973001</text:p>
          </table:table-cell>
          <table:table-cell office:value-type="float" office:value="-48.5496097" calcext:value-type="float">
            <text:p>-48.5496097</text:p>
          </table:table-cell>
          <table:table-cell table:number-columns-repeated="2"/>
          <table:table-cell office:value-type="string" calcext:value-type="string">
            <text:p>Meu wpp tá mais parado que água da dengue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799" calcext:value-type="float">
            <text:p>2799</text:p>
          </table:table-cell>
          <table:table-cell office:value-type="float" office:value="7.83125975924179E+017" calcext:value-type="float">
            <text:p>783125975924179000</text:p>
          </table:table-cell>
          <table:table-cell office:value-type="string" calcext:value-type="string">
            <text:p>2016-10-04 04:05:57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@NICODEPASQUALE1 el tipo se llama fernando sabes <text:s/>le dicen dengue <text:s/>5 y media por que la queria arrancar y no andaba la poronga la empuje ja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803" calcext:value-type="float">
            <text:p>2803</text:p>
          </table:table-cell>
          <table:table-cell office:value-type="float" office:value="7.8310076829952E+017" calcext:value-type="float">
            <text:p>783100768299520000</text:p>
          </table:table-cell>
          <table:table-cell office:value-type="string" calcext:value-type="string">
            <text:p>2016-10-04 02:25:47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Actualización epidemiológica de enfermedades que transmite el mosco: #Dengue #Chikungunya #Zika http:// bit.ly/2dMut4Y pic.twitter.com/uY5PEqiNVX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804" calcext:value-type="float">
            <text:p>2804</text:p>
          </table:table-cell>
          <table:table-cell office:value-type="float" office:value="7.83099845900919E+017" calcext:value-type="float">
            <text:p>783099845900919000</text:p>
          </table:table-cell>
          <table:table-cell office:value-type="string" calcext:value-type="string">
            <text:p>2016-10-04 02:22:07</text:p>
          </table:table-cell>
          <table:table-cell office:value-type="string" calcext:value-type="string">
            <text:p>Barquisimeto, Venezuela</text:p>
          </table:table-cell>
          <table:table-cell office:value-type="float" office:value="10.0740372" calcext:value-type="float">
            <text:p>10.0740372</text:p>
          </table:table-cell>
          <table:table-cell office:value-type="float" office:value="-69.3215666" calcext:value-type="float">
            <text:p>-69.3215666</text:p>
          </table:table-cell>
          <table:table-cell table:number-columns-repeated="2"/>
          <table:table-cell office:value-type="string" calcext:value-type="string">
            <text:p>Ya tenemos un desastre por la #Malaria #Dengue #Zika #Chikungunya y ahora se agrega #Difteria hmpor eso y mas @NicolasMaduro seras revocado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805" calcext:value-type="float">
            <text:p>2805</text:p>
          </table:table-cell>
          <table:table-cell office:value-type="float" office:value="7.83098473444938E+017" calcext:value-type="float">
            <text:p>783098473444938000</text:p>
          </table:table-cell>
          <table:table-cell office:value-type="string" calcext:value-type="string">
            <text:p>2016-10-04 02:16:39</text:p>
          </table:table-cell>
          <table:table-cell office:value-type="string" calcext:value-type="string">
            <text:p>Rio do Sul, Brasil</text:p>
          </table:table-cell>
          <table:table-cell office:value-type="float" office:value="-27.2159592" calcext:value-type="float">
            <text:p>-27.2159592</text:p>
          </table:table-cell>
          <table:table-cell office:value-type="float" office:value="-49.6436981" calcext:value-type="float">
            <text:p>-49.6436981</text:p>
          </table:table-cell>
          <table:table-cell table:number-columns-repeated="2"/>
          <table:table-cell office:value-type="string" calcext:value-type="string">
            <text:p>@manumatheuss sim cara aquela vez que tu falou que foi picada e eu ficava te zoando dizendo que tu tava com dengue KKKKKKKKKKKKKKKKKKKK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806" calcext:value-type="float">
            <text:p>2806</text:p>
          </table:table-cell>
          <table:table-cell office:value-type="float" office:value="7.83093126848217E+017" calcext:value-type="float">
            <text:p>783093126848217000</text:p>
          </table:table-cell>
          <table:table-cell office:value-type="string" calcext:value-type="string">
            <text:p>2016-10-04 01:55:25</text:p>
          </table:table-cell>
          <table:table-cell office:value-type="string" calcext:value-type="string">
            <text:p>Goiatuba, Brasil</text:p>
          </table:table-cell>
          <table:table-cell office:value-type="float" office:value="-18.0154576" calcext:value-type="float">
            <text:p>-18.0154576</text:p>
          </table:table-cell>
          <table:table-cell office:value-type="float" office:value="-49.364059" calcext:value-type="float">
            <text:p>-49.364059</text:p>
          </table:table-cell>
          <table:table-cell table:number-columns-repeated="2"/>
          <table:table-cell office:value-type="string" calcext:value-type="string">
            <text:p>@valquiriab_ o dengue filhote esta ligando vulgo denguinho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808" calcext:value-type="float">
            <text:p>2808</text:p>
          </table:table-cell>
          <table:table-cell office:value-type="float" office:value="7.83089592220127E+017" calcext:value-type="float">
            <text:p>783089592220127000</text:p>
          </table:table-cell>
          <table:table-cell office:value-type="string" calcext:value-type="string">
            <text:p>2016-10-04 01:41:22</text:p>
          </table:table-cell>
          <table:table-cell office:value-type="string" calcext:value-type="string">
            <text:p>Concórdia, Brasil</text:p>
          </table:table-cell>
          <table:table-cell office:value-type="float" office:value="-27.2314097" calcext:value-type="float">
            <text:p>-27.2314097</text:p>
          </table:table-cell>
          <table:table-cell office:value-type="float" office:value="-52.0229803" calcext:value-type="float">
            <text:p>-52.0229803</text:p>
          </table:table-cell>
          <table:table-cell table:number-columns-repeated="2"/>
          <table:table-cell office:value-type="string" calcext:value-type="string">
            <text:p>jesus cristo bolsonaro parece dengue <text:s/>cada vez mais https:// twitter.com/jairbolsonaro/ status/782985647107796992 …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809" calcext:value-type="float">
            <text:p>2809</text:p>
          </table:table-cell>
          <table:table-cell office:value-type="float" office:value="7.83079130514526E+017" calcext:value-type="float">
            <text:p>783079130514526000</text:p>
          </table:table-cell>
          <table:table-cell office:value-type="string" calcext:value-type="string">
            <text:p>2016-10-04 00:59:48</text:p>
          </table:table-cell>
          <table:table-cell office:value-type="string" calcext:value-type="string">
            <text:p>Salsipuedes, Argentina</text:p>
          </table:table-cell>
          <table:table-cell office:value-type="float" office:value="-31.1364073" calcext:value-type="float">
            <text:p>-31.1364073</text:p>
          </table:table-cell>
          <table:table-cell office:value-type="float" office:value="-64.296568" calcext:value-type="float">
            <text:p>-64.296568</text:p>
          </table:table-cell>
          <table:table-cell table:number-columns-repeated="2"/>
          <table:table-cell office:value-type="string" calcext:value-type="string">
            <text:p>Allá vamos Carlos Paz! 5 6 y 7 de octubre 48¤ Feria de Ciencia y Tecnología de Córdoba #epidemiologia #dengue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810" calcext:value-type="float">
            <text:p>2810</text:p>
          </table:table-cell>
          <table:table-cell office:value-type="float" office:value="7.8307499505657E+017" calcext:value-type="float">
            <text:p>783074995056570000</text:p>
          </table:table-cell>
          <table:table-cell office:value-type="string" calcext:value-type="string">
            <text:p>2016-10-04 00:43:22</text:p>
          </table:table-cell>
          <table:table-cell office:value-type="string" calcext:value-type="string">
            <text:p>Sinop, Brasil</text:p>
          </table:table-cell>
          <table:table-cell office:value-type="float" office:value="-11.8508223" calcext:value-type="float">
            <text:p>-11.8508223</text:p>
          </table:table-cell>
          <table:table-cell office:value-type="float" office:value="-55.5175956" calcext:value-type="float">
            <text:p>-55.5175956</text:p>
          </table:table-cell>
          <table:table-cell table:number-columns-repeated="2"/>
          <table:table-cell office:value-type="string" calcext:value-type="string">
            <text:p>Parece dengue armaria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811" calcext:value-type="float">
            <text:p>2811</text:p>
          </table:table-cell>
          <table:table-cell office:value-type="float" office:value="7.83071673285243E+017" calcext:value-type="float">
            <text:p>783071673285243000</text:p>
          </table:table-cell>
          <table:table-cell office:value-type="string" calcext:value-type="string">
            <text:p>2016-10-04 00:30:10</text:p>
          </table:table-cell>
          <table:table-cell office:value-type="string" calcext:value-type="string">
            <text:p>Piracicaba, Brasil</text:p>
          </table:table-cell>
          <table:table-cell office:value-type="float" office:value="-22.7252799" calcext:value-type="float">
            <text:p>-22.7252799</text:p>
          </table:table-cell>
          <table:table-cell office:value-type="float" office:value="-47.6491699" calcext:value-type="float">
            <text:p>-47.6491699</text:p>
          </table:table-cell>
          <table:table-cell table:number-columns-repeated="2"/>
          <table:table-cell office:value-type="string" calcext:value-type="string">
            <text:p>meu irmao ta com dengue mano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812" calcext:value-type="float">
            <text:p>2812</text:p>
          </table:table-cell>
          <table:table-cell office:value-type="float" office:value="7.83065775246639E+017" calcext:value-type="float">
            <text:p>783065775246639000</text:p>
          </table:table-cell>
          <table:table-cell office:value-type="string" calcext:value-type="string">
            <text:p>2016-10-04 00:06:44</text:p>
          </table:table-cell>
          <table:table-cell office:value-type="string" calcext:value-type="string">
            <text:p>Aurora, Brasil</text:p>
          </table:table-cell>
          <table:table-cell office:value-type="float" office:value="-9.7434245" calcext:value-type="float">
            <text:p>-9.7434245</text:p>
          </table:table-cell>
          <table:table-cell office:value-type="float" office:value="-72.0447461" calcext:value-type="float">
            <text:p>-72.0447461</text:p>
          </table:table-cell>
          <table:table-cell table:number-columns-repeated="2"/>
          <table:table-cell office:value-type="string" calcext:value-type="string">
            <text:p>Meu whats vai criar dengue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813" calcext:value-type="float">
            <text:p>2813</text:p>
          </table:table-cell>
          <table:table-cell office:value-type="float" office:value="7.83057485347299E+017" calcext:value-type="float">
            <text:p>783057485347299000</text:p>
          </table:table-cell>
          <table:table-cell office:value-type="string" calcext:value-type="string">
            <text:p>2016-10-03 23:33:47</text:p>
          </table:table-cell>
          <table:table-cell office:value-type="string" calcext:value-type="string">
            <text:p>Bauru, Brasil</text:p>
          </table:table-cell>
          <table:table-cell office:value-type="float" office:value="-22.3218101" calcext:value-type="float">
            <text:p>-22.3218101</text:p>
          </table:table-cell>
          <table:table-cell office:value-type="float" office:value="-49.0705862" calcext:value-type="float">
            <text:p>-49.0705862</text:p>
          </table:table-cell>
          <table:table-cell table:number-columns-repeated="2"/>
          <table:table-cell office:value-type="string" calcext:value-type="string">
            <text:p>@agsaranso dengue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815" calcext:value-type="float">
            <text:p>2815</text:p>
          </table:table-cell>
          <table:table-cell office:value-type="float" office:value="7.83052279754678E+017" calcext:value-type="float">
            <text:p>783052279754678000</text:p>
          </table:table-cell>
          <table:table-cell office:value-type="string" calcext:value-type="string">
            <text:p>2016-10-03 23:13:06</text:p>
          </table:table-cell>
          <table:table-cell office:value-type="string" calcext:value-type="string">
            <text:p>Cachoeira Paulista, Brasil</text:p>
          </table:table-cell>
          <table:table-cell office:value-type="float" office:value="-22.7099999" calcext:value-type="float">
            <text:p>-22.7099999</text:p>
          </table:table-cell>
          <table:table-cell office:value-type="float" office:value="-44.9667114384615" calcext:value-type="float">
            <text:p>-44.9667114385</text:p>
          </table:table-cell>
          <table:table-cell table:number-columns-repeated="2"/>
          <table:table-cell office:value-type="string" calcext:value-type="string">
            <text:p>A dengue machucando os cariocas e Ainda tinha a Jandira querendo fazer ZUM ZUM ZUM vai fazer zum na cadeia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816" calcext:value-type="float">
            <text:p>2816</text:p>
          </table:table-cell>
          <table:table-cell office:value-type="float" office:value="7.83038266874278E+017" calcext:value-type="float">
            <text:p>783038266874278000</text:p>
          </table:table-cell>
          <table:table-cell office:value-type="string" calcext:value-type="string">
            <text:p>2016-10-03 22:17:25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Ssa registra 108 casos de Dengue <text:s/>5 de Zika y 3 Chikungunya https:// goo.gl/MY0d9y pic.twitter.com/ZFL8d0Cnk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817" calcext:value-type="float">
            <text:p>2817</text:p>
          </table:table-cell>
          <table:table-cell office:value-type="float" office:value="7.83034707646841E+017" calcext:value-type="float">
            <text:p>783034707646841000</text:p>
          </table:table-cell>
          <table:table-cell office:value-type="string" calcext:value-type="string">
            <text:p>2016-10-03 22:03:17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 pensando no da feira de ciências... vaso de planta anti dengue avonts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818" calcext:value-type="float">
            <text:p>2818</text:p>
          </table:table-cell>
          <table:table-cell office:value-type="float" office:value="7.83024741376487E+017" calcext:value-type="float">
            <text:p>783024741376487000</text:p>
          </table:table-cell>
          <table:table-cell office:value-type="string" calcext:value-type="string">
            <text:p>2016-10-03 21:23:4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Como vamos con la campaña contra el dengue <text:s/>con todo lo que implica la misma?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819" calcext:value-type="float">
            <text:p>2819</text:p>
          </table:table-cell>
          <table:table-cell office:value-type="float" office:value="7.83007739928641E+017" calcext:value-type="float">
            <text:p>783007739928641000</text:p>
          </table:table-cell>
          <table:table-cell office:value-type="string" calcext:value-type="string">
            <text:p>2016-10-03 20:16:07</text:p>
          </table:table-cell>
          <table:table-cell office:value-type="string" calcext:value-type="string">
            <text:p>Solidaridad, Quintana Roo</text:p>
          </table:table-cell>
          <table:table-cell office:value-type="float" office:value="20.5843747" calcext:value-type="float">
            <text:p>20.5843747</text:p>
          </table:table-cell>
          <table:table-cell office:value-type="float" office:value="-87.5034525829676" calcext:value-type="float">
            <text:p>-87.503452583</text:p>
          </table:table-cell>
          <table:table-cell table:number-columns-repeated="2"/>
          <table:table-cell office:value-type="string" calcext:value-type="string">
            <text:p>@Rawvana hola que puedo comer para elevar mis plaquetas ? Me dio dengue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822" calcext:value-type="float">
            <text:p>2822</text:p>
          </table:table-cell>
          <table:table-cell office:value-type="float" office:value="7.82981290970743E+017" calcext:value-type="float">
            <text:p>782981290970743000</text:p>
          </table:table-cell>
          <table:table-cell office:value-type="string" calcext:value-type="string">
            <text:p>2016-10-03 18:31:01</text:p>
          </table:table-cell>
          <table:table-cell office:value-type="string" calcext:value-type="string">
            <text:p>Monte Mor, Brasil</text:p>
          </table:table-cell>
          <table:table-cell office:value-type="float" office:value="-22.95131185" calcext:value-type="float">
            <text:p>-22.95131185</text:p>
          </table:table-cell>
          <table:table-cell office:value-type="float" office:value="-47.3029059328615" calcext:value-type="float">
            <text:p>-47.3029059329</text:p>
          </table:table-cell>
          <table:table-cell table:number-columns-repeated="2"/>
          <table:table-cell office:value-type="string" calcext:value-type="string">
            <text:p>Quem ta com suspeita de dengue ? Isso mesmo eu!! Quem não pode pegar atestado pq tá na experiência? Isso mesmo eu!! Aeee que merda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823" calcext:value-type="float">
            <text:p>2823</text:p>
          </table:table-cell>
          <table:table-cell office:value-type="float" office:value="7.82978493688771E+017" calcext:value-type="float">
            <text:p>782978493688771000</text:p>
          </table:table-cell>
          <table:table-cell office:value-type="string" calcext:value-type="string">
            <text:p>2016-10-03 18:19:54</text:p>
          </table:table-cell>
          <table:table-cell office:value-type="string" calcext:value-type="string">
            <text:p>Tianguá, Brasil</text:p>
          </table:table-cell>
          <table:table-cell office:value-type="float" office:value="-3.7296449" calcext:value-type="float">
            <text:p>-3.7296449</text:p>
          </table:table-cell>
          <table:table-cell office:value-type="float" office:value="-40.9922859" calcext:value-type="float">
            <text:p>-40.9922859</text:p>
          </table:table-cell>
          <table:table-cell table:number-columns-repeated="2"/>
          <table:table-cell office:value-type="string" calcext:value-type="string">
            <text:p>O dengue em forma de gato @Tianguá https://www. instagram.com/p/BLG3Qmigtzid 1NK04elA3M5hvkwrQId5Q2UnAo0/ …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824" calcext:value-type="float">
            <text:p>2824</text:p>
          </table:table-cell>
          <table:table-cell office:value-type="float" office:value="7.8272886171707E+017" calcext:value-type="float">
            <text:p>782728861717070000</text:p>
          </table:table-cell>
          <table:table-cell office:value-type="string" calcext:value-type="string">
            <text:p>2016-10-03 01:47:57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Tome mais um ano de recorde em dengue pra você campinas !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825" calcext:value-type="float">
            <text:p>2825</text:p>
          </table:table-cell>
          <table:table-cell office:value-type="float" office:value="7.8272791145968E+017" calcext:value-type="float">
            <text:p>782727911459680000</text:p>
          </table:table-cell>
          <table:table-cell office:value-type="string" calcext:value-type="string">
            <text:p>2016-10-03 01:44:11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@ferescariao na vdd só uma menina mas ela pegou dengue <text:s/>como posso mandar meus colegas tomarem no cu e eles ainda façam o trabalho?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826" calcext:value-type="float">
            <text:p>2826</text:p>
          </table:table-cell>
          <table:table-cell office:value-type="float" office:value="7.82725407053386E+017" calcext:value-type="float">
            <text:p>782725407053386000</text:p>
          </table:table-cell>
          <table:table-cell office:value-type="string" calcext:value-type="string">
            <text:p>2016-10-03 01:34:1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TareckPSUV AQUI LOS CONSEJOS NO CUMPLEN SUS FUNCIONES. HEMOS PRESENTADO DENGUE ACTUAKMENTE. MULTA PARA FAMILIAS QUE BOTEN AGUA SUCIA A CALL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828" calcext:value-type="float">
            <text:p>2828</text:p>
          </table:table-cell>
          <table:table-cell office:value-type="float" office:value="7.82723599132193E+017" calcext:value-type="float">
            <text:p>782723599132193000</text:p>
          </table:table-cell>
          <table:table-cell office:value-type="string" calcext:value-type="string">
            <text:p>2016-10-03 01:27:0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lcaldePedroB1 PASE REVISTA A MONTAÑA FRESCA SECTOR LAS PALMAS CALLE TAGUAY BOTES DE AGUA PERMANENTE EN CASAS DE FAMILIAS HAY DENGUE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829" calcext:value-type="float">
            <text:p>2829</text:p>
          </table:table-cell>
          <table:table-cell office:value-type="float" office:value="7.82718558203736E+017" calcext:value-type="float">
            <text:p>782718558203736000</text:p>
          </table:table-cell>
          <table:table-cell office:value-type="string" calcext:value-type="string">
            <text:p>2016-10-03 01:07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 cara de quem pega nem dengue https:// twitter.com/anepinheeiro/s tatus/782718314065821700 …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830" calcext:value-type="float">
            <text:p>2830</text:p>
          </table:table-cell>
          <table:table-cell office:value-type="float" office:value="7.82714800249926E+017" calcext:value-type="float">
            <text:p>782714800249926000</text:p>
          </table:table-cell>
          <table:table-cell office:value-type="string" calcext:value-type="string">
            <text:p>2016-10-03 00:52:05</text:p>
          </table:table-cell>
          <table:table-cell office:value-type="string" calcext:value-type="string">
            <text:p>Parnaíba, Brasil</text:p>
          </table:table-cell>
          <table:table-cell office:value-type="float" office:value="-2.9147514" calcext:value-type="float">
            <text:p>-2.9147514</text:p>
          </table:table-cell>
          <table:table-cell office:value-type="float" office:value="-41.7661952" calcext:value-type="float">
            <text:p>-41.7661952</text:p>
          </table:table-cell>
          <table:table-cell table:number-columns-repeated="2"/>
          <table:table-cell office:value-type="string" calcext:value-type="string">
            <text:p>OFICIAL Primeira proposta em relação a saúde publica em Parnaíba. Questão em discussão: como acabar com a Dengue pic.twitter.com/UBIa5vNfhe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831" calcext:value-type="float">
            <text:p>2831</text:p>
          </table:table-cell>
          <table:table-cell office:value-type="float" office:value="7.8268365109189E+017" calcext:value-type="float">
            <text:p>782683651091890000</text:p>
          </table:table-cell>
          <table:table-cell office:value-type="string" calcext:value-type="string">
            <text:p>2016-10-02 22:48:18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daí tu pensa agora vai mudar aí a pessoa continua a mesma coisa tá mais parada que água de mosquito da dengue JAKWKWKSKSKAKSKSKSK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832" calcext:value-type="float">
            <text:p>2832</text:p>
          </table:table-cell>
          <table:table-cell office:value-type="float" office:value="7.82655335232397E+017" calcext:value-type="float">
            <text:p>782655335232397000</text:p>
          </table:table-cell>
          <table:table-cell office:value-type="string" calcext:value-type="string">
            <text:p>2016-10-02 20:55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ente to rindo muito @whindersson esse vídeo KKKKKKKKKKKKKKKKKKKKK sou um candidato muito indicado contra suspeita de dengue KKKKKKKKKKKKKK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833" calcext:value-type="float">
            <text:p>2833</text:p>
          </table:table-cell>
          <table:table-cell office:value-type="float" office:value="7.82644649164964E+017" calcext:value-type="float">
            <text:p>782644649164964000</text:p>
          </table:table-cell>
          <table:table-cell office:value-type="string" calcext:value-type="string">
            <text:p>2016-10-02 20:13:19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daqui a pouco meu wpp cria foco de dengue de tão parad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834" calcext:value-type="float">
            <text:p>2834</text:p>
          </table:table-cell>
          <table:table-cell office:value-type="float" office:value="7.82643882110644E+017" calcext:value-type="float">
            <text:p>782643882110644000</text:p>
          </table:table-cell>
          <table:table-cell office:value-type="string" calcext:value-type="string">
            <text:p>2016-10-02 20:10:16</text:p>
          </table:table-cell>
          <table:table-cell office:value-type="string" calcext:value-type="string">
            <text:p>São Luís, Brazil</text:p>
          </table:table-cell>
          <table:table-cell office:value-type="float" office:value="-2.5319223" calcext:value-type="float">
            <text:p>-2.5319223</text:p>
          </table:table-cell>
          <table:table-cell office:value-type="float" office:value="-44.2933275" calcext:value-type="float">
            <text:p>-44.2933275</text:p>
          </table:table-cell>
          <table:table-cell table:number-columns-repeated="2"/>
          <table:table-cell office:value-type="string" calcext:value-type="string">
            <text:p>To com medo de pegar dengue <text:s/>pqe minha vida tá paradona oh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835" calcext:value-type="float">
            <text:p>2835</text:p>
          </table:table-cell>
          <table:table-cell office:value-type="float" office:value="7.82639893792993E+017" calcext:value-type="float">
            <text:p>782639893792993000</text:p>
          </table:table-cell>
          <table:table-cell office:value-type="string" calcext:value-type="string">
            <text:p>2016-10-02 19:54:2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Tanto zancudo que me pica y ninguno me da dengue .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837" calcext:value-type="float">
            <text:p>2837</text:p>
          </table:table-cell>
          <table:table-cell office:value-type="float" office:value="7.82630278732849E+017" calcext:value-type="float">
            <text:p>782630278732849000</text:p>
          </table:table-cell>
          <table:table-cell office:value-type="string" calcext:value-type="string">
            <text:p>2016-10-02 19:16:13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Peguei uma dengue <text:s/>ela n para rs #TataWerneckNoTamanhoFamilia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838" calcext:value-type="float">
            <text:p>2838</text:p>
          </table:table-cell>
          <table:table-cell office:value-type="float" office:value="7.82629981436469E+017" calcext:value-type="float">
            <text:p>782629981436469000</text:p>
          </table:table-cell>
          <table:table-cell office:value-type="string" calcext:value-type="string">
            <text:p>2016-10-02 19:15:02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To com dor no corpo todo parece que eu to com dengu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839" calcext:value-type="float">
            <text:p>2839</text:p>
          </table:table-cell>
          <table:table-cell office:value-type="float" office:value="7.82601678776218E+017" calcext:value-type="float">
            <text:p>782601678776218000</text:p>
          </table:table-cell>
          <table:table-cell office:value-type="string" calcext:value-type="string">
            <text:p>2016-10-02 17:22:34</text:p>
          </table:table-cell>
          <table:table-cell office:value-type="string" calcext:value-type="string">
            <text:p>Juncos, USA</text:p>
          </table:table-cell>
          <table:table-cell office:value-type="float" office:value="18.20669715" calcext:value-type="float">
            <text:p>18.20669715</text:p>
          </table:table-cell>
          <table:table-cell office:value-type="float" office:value="-65.9139802845752" calcext:value-type="float">
            <text:p>-65.9139802846</text:p>
          </table:table-cell>
          <table:table-cell table:number-columns-repeated="2"/>
          <table:table-cell office:value-type="string" calcext:value-type="string">
            <text:p>el puertorriqueño es eso que si le dicen vamos a quemar gomas se opone así se lo coma el dengue el zika el chikunguya etc etc etc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841" calcext:value-type="float">
            <text:p>2841</text:p>
          </table:table-cell>
          <table:table-cell office:value-type="float" office:value="7.82578202506105E+017" calcext:value-type="float">
            <text:p>782578202506105000</text:p>
          </table:table-cell>
          <table:table-cell office:value-type="string" calcext:value-type="string">
            <text:p>2016-10-02 15:49:17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@lettostrowski Você tb?! Eu estava com dengue e disse q era meningite. Depois ficou a dor de cabeça e disse pro dotô q era câncer. Ele riu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843" calcext:value-type="float">
            <text:p>2843</text:p>
          </table:table-cell>
          <table:table-cell office:value-type="float" office:value="7.82562250469114E+017" calcext:value-type="float">
            <text:p>782562250469114000</text:p>
          </table:table-cell>
          <table:table-cell office:value-type="string" calcext:value-type="string">
            <text:p>2016-10-02 14:45:5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https:// twitter.com/freakpjo/statu s/780894445696851968 …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848" calcext:value-type="float">
            <text:p>2848</text:p>
          </table:table-cell>
          <table:table-cell office:value-type="float" office:value="7.82511572849688E+017" calcext:value-type="float">
            <text:p>782511572849688000</text:p>
          </table:table-cell>
          <table:table-cell office:value-type="string" calcext:value-type="string">
            <text:p>2016-10-02 11:24:31</text:p>
          </table:table-cell>
          <table:table-cell office:value-type="string" calcext:value-type="string">
            <text:p>Dianópolis, Brasil</text:p>
          </table:table-cell>
          <table:table-cell office:value-type="float" office:value="-11.6240079" calcext:value-type="float">
            <text:p>-11.6240079</text:p>
          </table:table-cell>
          <table:table-cell office:value-type="float" office:value="-46.8197869" calcext:value-type="float">
            <text:p>-46.8197869</text:p>
          </table:table-cell>
          <table:table-cell table:number-columns-repeated="2"/>
          <table:table-cell office:value-type="string" calcext:value-type="string">
            <text:p>abri a geladeira e tinha um mosquito da dengue ok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858" calcext:value-type="float">
            <text:p>2858</text:p>
          </table:table-cell>
          <table:table-cell office:value-type="float" office:value="7.82458165875147E+017" calcext:value-type="float">
            <text:p>782458165875147000</text:p>
          </table:table-cell>
          <table:table-cell office:value-type="string" calcext:value-type="string">
            <text:p>2016-10-02 07:52:18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AugustoBrett con dengue <text:s/>gripe toda vaina.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860" calcext:value-type="float">
            <text:p>2860</text:p>
          </table:table-cell>
          <table:table-cell office:value-type="float" office:value="7.8243429610786E+017" calcext:value-type="float">
            <text:p>782434296107860000</text:p>
          </table:table-cell>
          <table:table-cell office:value-type="string" calcext:value-type="string">
            <text:p>2016-10-02 06:17:27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Fio_pinaa lo sospeche desde un principio jajajajaj si mal al mismo curso. Re dengue <text:s/>en dos días no me aguantas más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861" calcext:value-type="float">
            <text:p>2861</text:p>
          </table:table-cell>
          <table:table-cell office:value-type="float" office:value="7.82403936946885E+017" calcext:value-type="float">
            <text:p>782403936946885000</text:p>
          </table:table-cell>
          <table:table-cell office:value-type="string" calcext:value-type="string">
            <text:p>2016-10-02 04:16:49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@exuberada_ tá criando dengue nesse copo já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862" calcext:value-type="float">
            <text:p>2862</text:p>
          </table:table-cell>
          <table:table-cell office:value-type="float" office:value="7.82387526786949E+017" calcext:value-type="float">
            <text:p>782387526786949000</text:p>
          </table:table-cell>
          <table:table-cell office:value-type="string" calcext:value-type="string">
            <text:p>2016-10-02 03:11:37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O fim de semana passa mais rápido que a pessoa do comercial dizendo “Este medicamento é contra indicado em caso de suspeita de Dengue ”.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863" calcext:value-type="float">
            <text:p>2863</text:p>
          </table:table-cell>
          <table:table-cell office:value-type="float" office:value="7.82371080329658E+017" calcext:value-type="float">
            <text:p>782371080329658000</text:p>
          </table:table-cell>
          <table:table-cell office:value-type="string" calcext:value-type="string">
            <text:p>2016-10-02 02:06:1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@Dolores_Neis el dengue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864" calcext:value-type="float">
            <text:p>2864</text:p>
          </table:table-cell>
          <table:table-cell office:value-type="float" office:value="7.82360771233739E+017" calcext:value-type="float">
            <text:p>782360771233739000</text:p>
          </table:table-cell>
          <table:table-cell office:value-type="string" calcext:value-type="string">
            <text:p>2016-10-02 01:25:18</text:p>
          </table:table-cell>
          <table:table-cell office:value-type="string" calcext:value-type="string">
            <text:p>San Borja, Peru</text:p>
          </table:table-cell>
          <table:table-cell office:value-type="float" office:value="-12.09645145" calcext:value-type="float">
            <text:p>-12.09645145</text:p>
          </table:table-cell>
          <table:table-cell office:value-type="float" office:value="-76.9956897677116" calcext:value-type="float">
            <text:p>-76.9956897677</text:p>
          </table:table-cell>
          <table:table-cell table:number-columns-repeated="2"/>
          <table:table-cell office:value-type="string" calcext:value-type="string">
            <text:p>Fieles a la fiebre del dengu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865" calcext:value-type="float">
            <text:p>2865</text:p>
          </table:table-cell>
          <table:table-cell office:value-type="float" office:value="7.82354624955179E+017" calcext:value-type="float">
            <text:p>782354624955179000</text:p>
          </table:table-cell>
          <table:table-cell office:value-type="string" calcext:value-type="string">
            <text:p>2016-10-02 01:00:52</text:p>
          </table:table-cell>
          <table:table-cell office:value-type="string" calcext:value-type="string">
            <text:p>Pirajuí, Brasil</text:p>
          </table:table-cell>
          <table:table-cell office:value-type="float" office:value="-21.9957876" calcext:value-type="float">
            <text:p>-21.9957876</text:p>
          </table:table-cell>
          <table:table-cell office:value-type="float" office:value="-49.4549674" calcext:value-type="float">
            <text:p>-49.4549674</text:p>
          </table:table-cell>
          <table:table-cell table:number-columns-repeated="2"/>
          <table:table-cell office:value-type="string" calcext:value-type="string">
            <text:p>Eleição municipal em cidade pequena é mais movimentado que posto de saúde em época de dengue <text:s/>jesus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868" calcext:value-type="float">
            <text:p>2868</text:p>
          </table:table-cell>
          <table:table-cell office:value-type="float" office:value="7.82340224718369E+017" calcext:value-type="float">
            <text:p>782340224718369000</text:p>
          </table:table-cell>
          <table:table-cell office:value-type="string" calcext:value-type="string">
            <text:p>2016-10-02 00:03:39</text:p>
          </table:table-cell>
          <table:table-cell office:value-type="string" calcext:value-type="string">
            <text:p>Pirassununga, Brasil</text:p>
          </table:table-cell>
          <table:table-cell office:value-type="float" office:value="-21.9980467" calcext:value-type="float">
            <text:p>-21.9980467</text:p>
          </table:table-cell>
          <table:table-cell office:value-type="float" office:value="-47.428086" calcext:value-type="float">
            <text:p>-47.428086</text:p>
          </table:table-cell>
          <table:table-cell table:number-columns-repeated="2"/>
          <table:table-cell office:value-type="string" calcext:value-type="string">
            <text:p>por ser dengue parece ser dengue tenho quase certeza que é dengue poderia ser dengue mas é só sinusite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869" calcext:value-type="float">
            <text:p>2869</text:p>
          </table:table-cell>
          <table:table-cell office:value-type="float" office:value="7.82295363596214E+017" calcext:value-type="float">
            <text:p>782295363596214000</text:p>
          </table:table-cell>
          <table:table-cell office:value-type="string" calcext:value-type="string">
            <text:p>2016-10-01 21:05:23</text:p>
          </table:table-cell>
          <table:table-cell office:value-type="string" calcext:value-type="string">
            <text:p>Cachoeirinha, Brasil</text:p>
          </table:table-cell>
          <table:table-cell office:value-type="float" office:value="-29.9493352" calcext:value-type="float">
            <text:p>-29.9493352</text:p>
          </table:table-cell>
          <table:table-cell office:value-type="float" office:value="-51.0898926" calcext:value-type="float">
            <text:p>-51.0898926</text:p>
          </table:table-cell>
          <table:table-cell table:number-columns-repeated="2"/>
          <table:table-cell office:value-type="string" calcext:value-type="string">
            <text:p>@_danesedani @Eloivalentim_ @tauanferreira_ varias dengue jshsbkesjssn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873" calcext:value-type="float">
            <text:p>2873</text:p>
          </table:table-cell>
          <table:table-cell office:value-type="float" office:value="7.82263002301141E+017" calcext:value-type="float">
            <text:p>782263002301141000</text:p>
          </table:table-cell>
          <table:table-cell office:value-type="string" calcext:value-type="string">
            <text:p>2016-10-01 18:56:48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Minha família e meus amigos pediram então fiz um facebook depois de trocentos anos sem. Só que vai da dengue kkkkkkk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874" calcext:value-type="float">
            <text:p>2874</text:p>
          </table:table-cell>
          <table:table-cell office:value-type="float" office:value="7.82248634863784E+017" calcext:value-type="float">
            <text:p>782248634863784000</text:p>
          </table:table-cell>
          <table:table-cell office:value-type="string" calcext:value-type="string">
            <text:p>2016-10-01 17:59:4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Que merda de fim de semana mais parado que água de dengu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876" calcext:value-type="float">
            <text:p>2876</text:p>
          </table:table-cell>
          <table:table-cell office:value-type="float" office:value="7.82232534994264E+017" calcext:value-type="float">
            <text:p>782232534994264000</text:p>
          </table:table-cell>
          <table:table-cell office:value-type="string" calcext:value-type="string">
            <text:p>2016-10-01 16:55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Zaga_Silos @lobaoeletrico @UOL seria tão bom se o PT fosse esmagado como uma barata <text:s/>um carrapato ou como o mosquito da dengue !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877" calcext:value-type="float">
            <text:p>2877</text:p>
          </table:table-cell>
          <table:table-cell office:value-type="float" office:value="7.8222716555939E+017" calcext:value-type="float">
            <text:p>782227165559390000</text:p>
          </table:table-cell>
          <table:table-cell office:value-type="string" calcext:value-type="string">
            <text:p>2016-10-01 16:34:24</text:p>
          </table:table-cell>
          <table:table-cell office:value-type="string" calcext:value-type="string">
            <text:p>Cabo Rojo, USA</text:p>
          </table:table-cell>
          <table:table-cell office:value-type="float" office:value="18.04970275" calcext:value-type="float">
            <text:p>18.04970275</text:p>
          </table:table-cell>
          <table:table-cell office:value-type="float" office:value="-67.1551777560763" calcext:value-type="float">
            <text:p>-67.1551777561</text:p>
          </table:table-cell>
          <table:table-cell table:number-columns-repeated="2"/>
          <table:table-cell office:value-type="string" calcext:value-type="string">
            <text:p>dímelo a mí que ahora no es dengue es zika https:// twitter.com/adrianaa_nicol e/status/782221764210233344 …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879" calcext:value-type="float">
            <text:p>2879</text:p>
          </table:table-cell>
          <table:table-cell office:value-type="float" office:value="7.82220888183861E+017" calcext:value-type="float">
            <text:p>782220888183861000</text:p>
          </table:table-cell>
          <table:table-cell office:value-type="string" calcext:value-type="string">
            <text:p>2016-10-01 16:09:27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Sábado em Família - Casinha da Dengue @Sesc da Esquina https://www. instagram.com/p/BLBevW8gQFwy VnRGZIcupfe6xrZiTwMU_j5qLI0/ …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882" calcext:value-type="float">
            <text:p>2882</text:p>
          </table:table-cell>
          <table:table-cell office:value-type="float" office:value="7.82164360240198E+017" calcext:value-type="float">
            <text:p>782164360240198000</text:p>
          </table:table-cell>
          <table:table-cell office:value-type="string" calcext:value-type="string">
            <text:p>2016-10-01 12:24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fui combater a dengue e peguei dengue <text:s/>mané.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885" calcext:value-type="float">
            <text:p>2885</text:p>
          </table:table-cell>
          <table:table-cell office:value-type="float" office:value="7.82144505118155E+017" calcext:value-type="float">
            <text:p>782144505118155000</text:p>
          </table:table-cell>
          <table:table-cell office:value-type="string" calcext:value-type="string">
            <text:p>2016-10-01 11:05:56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@Juanmarudaz5 preparando cuando me vas a visitar Dengue mayor ?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900" calcext:value-type="float">
            <text:p>2900</text:p>
          </table:table-cell>
          <table:table-cell office:value-type="float" office:value="7.82083270993441E+017" calcext:value-type="float">
            <text:p>782083270993441000</text:p>
          </table:table-cell>
          <table:table-cell office:value-type="string" calcext:value-type="string">
            <text:p>2016-10-01 07:02:36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thunderlow vai acordar sim fé no pai que a dengue cai &lt;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903" calcext:value-type="float">
            <text:p>2903</text:p>
          </table:table-cell>
          <table:table-cell office:value-type="float" office:value="7.8199994661041E+017" calcext:value-type="float">
            <text:p>781999946610410000</text:p>
          </table:table-cell>
          <table:table-cell office:value-type="string" calcext:value-type="string">
            <text:p>2016-10-01 01:31:3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@dipjosetrujillo Malaria dengue <text:s/>difteria tuberculosis lepra raquitismo desnutrición muerte materno-infantil son el día a día. BASTA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904" calcext:value-type="float">
            <text:p>2904</text:p>
          </table:table-cell>
          <table:table-cell office:value-type="float" office:value="7.81992681614565E+017" calcext:value-type="float">
            <text:p>781992681614565000</text:p>
          </table:table-cell>
          <table:table-cell office:value-type="string" calcext:value-type="string">
            <text:p>2016-10-01 01:02:3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apsza94 mas ele teve Dengue ! Com certeza era o da zica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905" calcext:value-type="float">
            <text:p>2905</text:p>
          </table:table-cell>
          <table:table-cell office:value-type="float" office:value="7.81985945260323E+017" calcext:value-type="float">
            <text:p>781985945260323000</text:p>
          </table:table-cell>
          <table:table-cell office:value-type="string" calcext:value-type="string">
            <text:p>2016-10-01 00:35:52</text:p>
          </table:table-cell>
          <table:table-cell office:value-type="string" calcext:value-type="string">
            <text:p>São Gonçalo, Brasil</text:p>
          </table:table-cell>
          <table:table-cell office:value-type="float" office:value="-22.8219013" calcext:value-type="float">
            <text:p>-22.8219013</text:p>
          </table:table-cell>
          <table:table-cell office:value-type="float" office:value="-43.0309251" calcext:value-type="float">
            <text:p>-43.0309251</text:p>
          </table:table-cell>
          <table:table-cell table:number-columns-repeated="2"/>
          <table:table-cell office:value-type="string" calcext:value-type="string">
            <text:p>Pra ficar mais brasileira só falta pegar dengue . #CamilaMeioBrasileira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908" calcext:value-type="float">
            <text:p>2908</text:p>
          </table:table-cell>
          <table:table-cell office:value-type="float" office:value="7.81948691154399E+017" calcext:value-type="float">
            <text:p>781948691154399000</text:p>
          </table:table-cell>
          <table:table-cell office:value-type="string" calcext:value-type="string">
            <text:p>2016-09-30 22:07:50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#SaludBA @ACollia Fertilización Asistida Prevención x Dengue Hosp Infantil trasplante médula Controles Verano prevencion alcohol #OrtizNada pic.twitter.com/Sca9ooER4b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909" calcext:value-type="float">
            <text:p>2909</text:p>
          </table:table-cell>
          <table:table-cell office:value-type="float" office:value="7.81946618518143E+017" calcext:value-type="float">
            <text:p>781946618518143000</text:p>
          </table:table-cell>
          <table:table-cell office:value-type="string" calcext:value-type="string">
            <text:p>2016-09-30 21:59:36</text:p>
          </table:table-cell>
          <table:table-cell office:value-type="string" calcext:value-type="string">
            <text:p>São José dos Campos, Brasil</text:p>
          </table:table-cell>
          <table:table-cell office:value-type="float" office:value="-23.180501" calcext:value-type="float">
            <text:p>-23.180501</text:p>
          </table:table-cell>
          <table:table-cell office:value-type="float" office:value="-45.8872968" calcext:value-type="float">
            <text:p>-45.8872968</text:p>
          </table:table-cell>
          <table:table-cell table:number-columns-repeated="2"/>
          <table:table-cell office:value-type="string" calcext:value-type="string">
            <text:p>O braseileiro quando quer faz acontecer: Acabou com a Zica dengue <text:s/>dilma lula e pt.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910" calcext:value-type="float">
            <text:p>2910</text:p>
          </table:table-cell>
          <table:table-cell office:value-type="float" office:value="7.81942060433732E+017" calcext:value-type="float">
            <text:p>781942060433732000</text:p>
          </table:table-cell>
          <table:table-cell office:value-type="string" calcext:value-type="string">
            <text:p>2016-09-30 21:41:29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Notas sobre a dengue : primeira vez em três dias que sinto alguma fome. Meu recorde!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911" calcext:value-type="float">
            <text:p>2911</text:p>
          </table:table-cell>
          <table:table-cell office:value-type="float" office:value="7.81938648619049E+017" calcext:value-type="float">
            <text:p>781938648619049000</text:p>
          </table:table-cell>
          <table:table-cell office:value-type="string" calcext:value-type="string">
            <text:p>2016-09-30 21:27:56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#SinCriaderosNoHayMosquitos Junto a la Com. d salud d la cuenca del Reconquista trabajamos formas prevención y reacción frente al dengue . pic.twitter.com/h8LE4einuH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913" calcext:value-type="float">
            <text:p>2913</text:p>
          </table:table-cell>
          <table:table-cell office:value-type="float" office:value="7.81919596714553E+017" calcext:value-type="float">
            <text:p>781919596714553000</text:p>
          </table:table-cell>
          <table:table-cell office:value-type="string" calcext:value-type="string">
            <text:p>2016-09-30 20:12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GANHOU TODO O DINHEIRO QUE TEM QUANDO EXTERMINOU O AEDES JUNTO COM O GRANDE SANITARISTA PADILHA ACABANDO ASSIM COM A DENGUE /ZICA/ETC https:// twitter.com/OlivaldoWeiler /status/781652171481899008 …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916" calcext:value-type="float">
            <text:p>2916</text:p>
          </table:table-cell>
          <table:table-cell office:value-type="float" office:value="7.81908334807048E+017" calcext:value-type="float">
            <text:p>781908334807048000</text:p>
          </table:table-cell>
          <table:table-cell office:value-type="string" calcext:value-type="string">
            <text:p>2016-09-30 19:27:28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rgentina pone en marcha las Semanas de acción contra los mosquitos para prevenir el dengue <text:s/>zika y chikungunya http://www. programainfosalud.com/Noticia.aspx?i d=678798 … pic.twitter.com/kIlLvrzlJ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917" calcext:value-type="float">
            <text:p>2917</text:p>
          </table:table-cell>
          <table:table-cell office:value-type="float" office:value="7.81907794874237E+017" calcext:value-type="float">
            <text:p>781907794874237000</text:p>
          </table:table-cell>
          <table:table-cell office:value-type="string" calcext:value-type="string">
            <text:p>2016-09-30 19:25:2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los vecinos podrán denunciar focos de riesgo http://www. programainfosalud.com/Noticia.aspx?i d=678251&amp;sec=Epidemiolog%C3%ADa%20SIDA%20y%20E.T.S.&amp;idsec=9 … pic.twitter.com/5UJwDtX1X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918" calcext:value-type="float">
            <text:p>2918</text:p>
          </table:table-cell>
          <table:table-cell office:value-type="float" office:value="7.81900158413906E+017" calcext:value-type="float">
            <text:p>781900158413906000</text:p>
          </table:table-cell>
          <table:table-cell office:value-type="string" calcext:value-type="string">
            <text:p>2016-09-30 18:54:5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hellen_ada pensei em dengue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919" calcext:value-type="float">
            <text:p>2919</text:p>
          </table:table-cell>
          <table:table-cell office:value-type="float" office:value="7.81898352925352E+017" calcext:value-type="float">
            <text:p>781898352925352000</text:p>
          </table:table-cell>
          <table:table-cell office:value-type="string" calcext:value-type="string">
            <text:p>2016-09-30 18:47:4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Y si tengo DEngue ? Frida vete de aquí.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920" calcext:value-type="float">
            <text:p>2920</text:p>
          </table:table-cell>
          <table:table-cell office:value-type="float" office:value="7.81896469016175E+017" calcext:value-type="float">
            <text:p>781896469016175000</text:p>
          </table:table-cell>
          <table:table-cell office:value-type="string" calcext:value-type="string">
            <text:p>2016-09-30 18:40:19</text:p>
          </table:table-cell>
          <table:table-cell office:value-type="string" calcext:value-type="string">
            <text:p>Mirassol, Brasil</text:p>
          </table:table-cell>
          <table:table-cell office:value-type="float" office:value="-20.814141" calcext:value-type="float">
            <text:p>-20.814141</text:p>
          </table:table-cell>
          <table:table-cell office:value-type="float" office:value="-49.5074489" calcext:value-type="float">
            <text:p>-49.5074489</text:p>
          </table:table-cell>
          <table:table-cell table:number-columns-repeated="2"/>
          <table:table-cell office:value-type="string" calcext:value-type="string">
            <text:p>Fui tirar sangue mais uma vez só p confirmar que não tô com dengue .. Tomara que n dê alterado dnv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921" calcext:value-type="float">
            <text:p>2921</text:p>
          </table:table-cell>
          <table:table-cell office:value-type="float" office:value="7.81894494564262E+017" calcext:value-type="float">
            <text:p>781894494564262000</text:p>
          </table:table-cell>
          <table:table-cell office:value-type="string" calcext:value-type="string">
            <text:p>2016-09-30 18:32:29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bem no dia na festa eu to passando os problemas de quando peguei dengue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922" calcext:value-type="float">
            <text:p>2922</text:p>
          </table:table-cell>
          <table:table-cell office:value-type="float" office:value="7.81890341037375E+017" calcext:value-type="float">
            <text:p>781890341037375000</text:p>
          </table:table-cell>
          <table:table-cell office:value-type="string" calcext:value-type="string">
            <text:p>2016-09-30 18:15:58</text:p>
          </table:table-cell>
          <table:table-cell office:value-type="string" calcext:value-type="string">
            <text:p>Ecuador</text:p>
          </table:table-cell>
          <table:table-cell office:value-type="float" office:value="-1.3397667" calcext:value-type="float">
            <text:p>-1.3397667</text:p>
          </table:table-cell>
          <table:table-cell office:value-type="float" office:value="-79.3666964" calcext:value-type="float">
            <text:p>-79.3666964</text:p>
          </table:table-cell>
          <table:table-cell table:number-columns-repeated="2"/>
          <table:table-cell office:value-type="string" calcext:value-type="string">
            <text:p>#HablemosDeCiencia Intervención de la Q.F. Silvia Salgado Responsable del Centro de Referencia Nacional de Dengue @INSPI_ECUADOR . @margabga pic.twitter.com/OrrNo6AxAy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923" calcext:value-type="float">
            <text:p>2923</text:p>
          </table:table-cell>
          <table:table-cell office:value-type="float" office:value="7.81879973502222E+017" calcext:value-type="float">
            <text:p>781879973502222000</text:p>
          </table:table-cell>
          <table:table-cell office:value-type="string" calcext:value-type="string">
            <text:p>2016-09-30 17:34:46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esquisador comemora vacina mas alerta: <text:s/>Dengue não vai acabar amanhã https:// goo.gl/AMgUVd pic.twitter.com/TSrKBbTnPt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924" calcext:value-type="float">
            <text:p>2924</text:p>
          </table:table-cell>
          <table:table-cell office:value-type="float" office:value="7.8187643618132E+017" calcext:value-type="float">
            <text:p>781876436181320000</text:p>
          </table:table-cell>
          <table:table-cell office:value-type="string" calcext:value-type="string">
            <text:p>2016-09-30 17:20:43</text:p>
          </table:table-cell>
          <table:table-cell office:value-type="string" calcext:value-type="string">
            <text:p>Rio Branco, Brazil</text:p>
          </table:table-cell>
          <table:table-cell office:value-type="float" office:value="-9.9765361" calcext:value-type="float">
            <text:p>-9.9765361</text:p>
          </table:table-cell>
          <table:table-cell office:value-type="float" office:value="-67.8220777" calcext:value-type="float">
            <text:p>-67.8220777</text:p>
          </table:table-cell>
          <table:table-cell table:number-columns-repeated="2"/>
          <table:table-cell office:value-type="string" calcext:value-type="string">
            <text:p>Dengue https:// twitter.com/sangstsr/statu s/781530014412075008 …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927" calcext:value-type="float">
            <text:p>2927</text:p>
          </table:table-cell>
          <table:table-cell office:value-type="float" office:value="7.81871004851311E+017" calcext:value-type="float">
            <text:p>781871004851311000</text:p>
          </table:table-cell>
          <table:table-cell office:value-type="string" calcext:value-type="string">
            <text:p>2016-09-30 16:59:08</text:p>
          </table:table-cell>
          <table:table-cell office:value-type="string" calcext:value-type="string">
            <text:p>Sábalos, Puerto Rico</text:p>
          </table:table-cell>
          <table:table-cell office:value-type="float" office:value="18.1807757" calcext:value-type="float">
            <text:p>18.1807757</text:p>
          </table:table-cell>
          <table:table-cell office:value-type="float" office:value="-67.1493840895268" calcext:value-type="float">
            <text:p>-67.1493840895</text:p>
          </table:table-cell>
          <table:table-cell table:number-columns-repeated="2"/>
          <table:table-cell office:value-type="string" calcext:value-type="string">
            <text:p>Fucking mosquito de PR Obligao ya tengo Zika ebola y dengu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929" calcext:value-type="float">
            <text:p>2929</text:p>
          </table:table-cell>
          <table:table-cell office:value-type="float" office:value="7.81868011774939E+017" calcext:value-type="float">
            <text:p>781868011774939000</text:p>
          </table:table-cell>
          <table:table-cell office:value-type="string" calcext:value-type="string">
            <text:p>2016-09-30 16:47:15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@lilochildish @ashpanterao dengue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932" calcext:value-type="float">
            <text:p>2932</text:p>
          </table:table-cell>
          <table:table-cell office:value-type="float" office:value="7.81862865787613E+017" calcext:value-type="float">
            <text:p>781862865787613000</text:p>
          </table:table-cell>
          <table:table-cell office:value-type="string" calcext:value-type="string">
            <text:p>2016-09-30 16:26:4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belisamacedo soy de oran y como dijo usted q la gente se hacia q tenia dengue aki en oran.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934" calcext:value-type="float">
            <text:p>2934</text:p>
          </table:table-cell>
          <table:table-cell office:value-type="float" office:value="7.81859492082385E+017" calcext:value-type="float">
            <text:p>781859492082385000</text:p>
          </table:table-cell>
          <table:table-cell office:value-type="string" calcext:value-type="string">
            <text:p>2016-09-30 16:13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Huila a 17 sept: #dengue /16 3.186 #chikún /16 973 #zika /15/16 6.840 según @INSColombia @CarlosJulioGV @AsambleaHuila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936" calcext:value-type="float">
            <text:p>2936</text:p>
          </table:table-cell>
          <table:table-cell office:value-type="float" office:value="7.81852098552033E+017" calcext:value-type="float">
            <text:p>781852098552033000</text:p>
          </table:table-cell>
          <table:table-cell office:value-type="string" calcext:value-type="string">
            <text:p>2016-09-30 15:44:01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La Comisión de Salud se reunió por las campañas contra el dengue . http:// prensa.lacosta.gob.ar/la-comision-de -salud-se-reunio-por-las-campanas-contra-el-dengue/ … pic.twitter.com/3yXqcbUrjb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939" calcext:value-type="float">
            <text:p>2939</text:p>
          </table:table-cell>
          <table:table-cell office:value-type="float" office:value="7.81847021984547E+017" calcext:value-type="float">
            <text:p>781847021984547000</text:p>
          </table:table-cell>
          <table:table-cell office:value-type="string" calcext:value-type="string">
            <text:p>2016-09-30 15:23:50</text:p>
          </table:table-cell>
          <table:table-cell office:value-type="string" calcext:value-type="string">
            <text:p>Marabá, Brasil</text:p>
          </table:table-cell>
          <table:table-cell office:value-type="float" office:value="-5.346282" calcext:value-type="float">
            <text:p>-5.346282</text:p>
          </table:table-cell>
          <table:table-cell office:value-type="float" office:value="-49.10074" calcext:value-type="float">
            <text:p>-49.10074</text:p>
          </table:table-cell>
          <table:table-cell table:number-columns-repeated="2"/>
          <table:table-cell office:value-type="string" calcext:value-type="string">
            <text:p>Porra por causa dessa dengue não fui nunhum dia da semana acadêmica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940" calcext:value-type="float">
            <text:p>2940</text:p>
          </table:table-cell>
          <table:table-cell office:value-type="float" office:value="7.81843066177085E+017" calcext:value-type="float">
            <text:p>781843066177085000</text:p>
          </table:table-cell>
          <table:table-cell office:value-type="string" calcext:value-type="string">
            <text:p>2016-09-30 15:08:07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En el barrio Pescaito se realizará hoy el 2do Encuentro Comunitario por la Seguridad a partir de 5:30 pm en la cancha El Dengue . @scujia pic.twitter.com/PUUt6KXVBU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944" calcext:value-type="float">
            <text:p>2944</text:p>
          </table:table-cell>
          <table:table-cell office:value-type="float" office:value="7.81815711693992E+017" calcext:value-type="float">
            <text:p>781815711693992000</text:p>
          </table:table-cell>
          <table:table-cell office:value-type="string" calcext:value-type="string">
            <text:p>2016-09-30 13:19:2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Sociedade de Pediatria passa a recomendar vacina contra dengue https:// goo.gl/FbdY1b pic.twitter.com/i8YDJVFhKF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947" calcext:value-type="float">
            <text:p>2947</text:p>
          </table:table-cell>
          <table:table-cell office:value-type="float" office:value="7.81796949691425E+017" calcext:value-type="float">
            <text:p>781796949691425000</text:p>
          </table:table-cell>
          <table:table-cell office:value-type="string" calcext:value-type="string">
            <text:p>2016-09-30 12:04:52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“ Dengue é algo sério combater o mosquito não tem mistério”. Mas um produto mega útil… https://www. instagram.com/p/BK-d9IxDMd7/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958" calcext:value-type="float">
            <text:p>2958</text:p>
          </table:table-cell>
          <table:table-cell office:value-type="float" office:value="7.8174518890555E+017" calcext:value-type="float">
            <text:p>781745188905550000</text:p>
          </table:table-cell>
          <table:table-cell office:value-type="string" calcext:value-type="string">
            <text:p>2016-09-30 08:39:1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e pico una araña o un re dengue <text:s/>me dejo una roncha masom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961" calcext:value-type="float">
            <text:p>2961</text:p>
          </table:table-cell>
          <table:table-cell office:value-type="float" office:value="7.81727483850809E+017" calcext:value-type="float">
            <text:p>781727483850809000</text:p>
          </table:table-cell>
          <table:table-cell office:value-type="string" calcext:value-type="string">
            <text:p>2016-09-30 07:28:50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Nunca vieron es aparato eléctrico para matar mosquitos y moscas? Necesito uno porque me va a agarrar dengue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962" calcext:value-type="float">
            <text:p>2962</text:p>
          </table:table-cell>
          <table:table-cell office:value-type="float" office:value="7.81723224027591E+017" calcext:value-type="float">
            <text:p>781723224027591000</text:p>
          </table:table-cell>
          <table:table-cell office:value-type="string" calcext:value-type="string">
            <text:p>2016-09-30 07:11:54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1ypiHWBFs2S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963" calcext:value-type="float">
            <text:p>2963</text:p>
          </table:table-cell>
          <table:table-cell office:value-type="float" office:value="7.81721763222737E+017" calcext:value-type="float">
            <text:p>781721763222737000</text:p>
          </table:table-cell>
          <table:table-cell office:value-type="string" calcext:value-type="string">
            <text:p>2016-09-30 07:06:06</text:p>
          </table:table-cell>
          <table:table-cell office:value-type="string" calcext:value-type="string">
            <text:p>Salina Cruz, Oaxaca</text:p>
          </table:table-cell>
          <table:table-cell office:value-type="float" office:value="16.1977499" calcext:value-type="float">
            <text:p>16.1977499</text:p>
          </table:table-cell>
          <table:table-cell office:value-type="float" office:value="-95.2131768426748" calcext:value-type="float">
            <text:p>-95.2131768427</text:p>
          </table:table-cell>
          <table:table-cell table:number-columns-repeated="2"/>
          <table:table-cell office:value-type="string" calcext:value-type="string">
            <text:p>Plaga 1: #Dengue . Plaga 2: #Chikungunya . Plaga 3: #Zika . Plaga 4: #Mayaro . Plaga 5: To be continued...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965" calcext:value-type="float">
            <text:p>2965</text:p>
          </table:table-cell>
          <table:table-cell office:value-type="float" office:value="7.81715221752799E+017" calcext:value-type="float">
            <text:p>781715221752799000</text:p>
          </table:table-cell>
          <table:table-cell office:value-type="string" calcext:value-type="string">
            <text:p>2016-09-30 06:40:0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fumigación vehicular d Salud Pública en Colombia como prioridad en #Prevención y el #dengue creciendo aquí hoy @INSColombia @opsoms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968" calcext:value-type="float">
            <text:p>2968</text:p>
          </table:table-cell>
          <table:table-cell office:value-type="float" office:value="7.81701182574264E+017" calcext:value-type="float">
            <text:p>781701182574264000</text:p>
          </table:table-cell>
          <table:table-cell office:value-type="string" calcext:value-type="string">
            <text:p>2016-09-30 05:44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le é médica dengue é ademia e mulher morre de parto e não no parto.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70" calcext:value-type="float">
            <text:p>2970</text:p>
          </table:table-cell>
          <table:table-cell office:value-type="float" office:value="7.81697709015233E+017" calcext:value-type="float">
            <text:p>781697709015233000</text:p>
          </table:table-cell>
          <table:table-cell office:value-type="string" calcext:value-type="string">
            <text:p>2016-09-30 05:30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BaygonNegro siempobrecer es masacrar con hambredesnutriciónenfermedades evitablesmirá el dengue y lo que se viene con eso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72" calcext:value-type="float">
            <text:p>2972</text:p>
          </table:table-cell>
          <table:table-cell office:value-type="float" office:value="7.8169688700296E+017" calcext:value-type="float">
            <text:p>781696887002960000</text:p>
          </table:table-cell>
          <table:table-cell office:value-type="string" calcext:value-type="string">
            <text:p>2016-09-30 05:27:15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u sou um candidato muito indicado em caso de suspeita de dengue <text:s/>HUUHAUHAUHAUHAAUH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3" calcext:value-type="float">
            <text:p>2973</text:p>
          </table:table-cell>
          <table:table-cell office:value-type="float" office:value="7.81695143510442E+017" calcext:value-type="float">
            <text:p>781695143510442000</text:p>
          </table:table-cell>
          <table:table-cell office:value-type="string" calcext:value-type="string">
            <text:p>2016-09-30 05:20:2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ão é simples como dengue . Mosquito picou AH PEGUEI DEPRESSÃO. Não é assim que funciona...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974" calcext:value-type="float">
            <text:p>2974</text:p>
          </table:table-cell>
          <table:table-cell office:value-type="float" office:value="7.81690616946291E+017" calcext:value-type="float">
            <text:p>781690616946291000</text:p>
          </table:table-cell>
          <table:table-cell office:value-type="string" calcext:value-type="string">
            <text:p>2016-09-30 05:02:20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Dengue é tanto problema municipal quanto populacional. Os habitantes tem que entender quer eles são partes da solução para o problema!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975" calcext:value-type="float">
            <text:p>2975</text:p>
          </table:table-cell>
          <table:table-cell office:value-type="float" office:value="7.81690269599162E+017" calcext:value-type="float">
            <text:p>781690269599162000</text:p>
          </table:table-cell>
          <table:table-cell office:value-type="string" calcext:value-type="string">
            <text:p>2016-09-30 05:00:5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e diarreia duas de uma vez só!!! https:// twitter.com/grandangerous/ status/781667456070942720 …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976" calcext:value-type="float">
            <text:p>2976</text:p>
          </table:table-cell>
          <table:table-cell office:value-type="float" office:value="7.81689988735963E+017" calcext:value-type="float">
            <text:p>781689988735963000</text:p>
          </table:table-cell>
          <table:table-cell office:value-type="string" calcext:value-type="string">
            <text:p>2016-09-30 04:59:51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Ih olha a dengue aí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977" calcext:value-type="float">
            <text:p>2977</text:p>
          </table:table-cell>
          <table:table-cell office:value-type="float" office:value="7.81685837826318E+017" calcext:value-type="float">
            <text:p>781685837826318000</text:p>
          </table:table-cell>
          <table:table-cell office:value-type="string" calcext:value-type="string">
            <text:p>2016-09-30 04:43:21</text:p>
          </table:table-cell>
          <table:table-cell office:value-type="string" calcext:value-type="string">
            <text:p>Mesquita, Brasil</text:p>
          </table:table-cell>
          <table:table-cell office:value-type="float" office:value="-22.7830919" calcext:value-type="float">
            <text:p>-22.7830919</text:p>
          </table:table-cell>
          <table:table-cell office:value-type="float" office:value="-43.4293598" calcext:value-type="float">
            <text:p>-43.4293598</text:p>
          </table:table-cell>
          <table:table-cell table:number-columns-repeated="2"/>
          <table:table-cell office:value-type="string" calcext:value-type="string">
            <text:p>quero que eles se peguem e peguem sapinho AIDS dengue e se amem se casem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978" calcext:value-type="float">
            <text:p>2978</text:p>
          </table:table-cell>
          <table:table-cell office:value-type="float" office:value="7.81684266447045E+017" calcext:value-type="float">
            <text:p>781684266447045000</text:p>
          </table:table-cell>
          <table:table-cell office:value-type="string" calcext:value-type="string">
            <text:p>2016-09-30 04:37:06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Minha mãe falando que eu posso estar com dengue . Deus me livre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81" calcext:value-type="float">
            <text:p>2981</text:p>
          </table:table-cell>
          <table:table-cell office:value-type="float" office:value="7.8167740607565E+017" calcext:value-type="float">
            <text:p>781677406075650000</text:p>
          </table:table-cell>
          <table:table-cell office:value-type="string" calcext:value-type="string">
            <text:p>2016-09-30 04:09:51</text:p>
          </table:table-cell>
          <table:table-cell office:value-type="string" calcext:value-type="string">
            <text:p>Cabo Rojo, USA</text:p>
          </table:table-cell>
          <table:table-cell office:value-type="float" office:value="18.04970275" calcext:value-type="float">
            <text:p>18.04970275</text:p>
          </table:table-cell>
          <table:table-cell office:value-type="float" office:value="-67.1551777560763" calcext:value-type="float">
            <text:p>-67.1551777561</text:p>
          </table:table-cell>
          <table:table-cell table:number-columns-repeated="2"/>
          <table:table-cell office:value-type="string" calcext:value-type="string">
            <text:p>This dengue is gonna get the best of me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3" calcext:value-type="float">
            <text:p>2983</text:p>
          </table:table-cell>
          <table:table-cell office:value-type="float" office:value="7.81670984973779E+017" calcext:value-type="float">
            <text:p>781670984973779000</text:p>
          </table:table-cell>
          <table:table-cell office:value-type="string" calcext:value-type="string">
            <text:p>2016-09-30 03:44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https:// twitter.com/grandangerous/ status/781667456070942720 …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984" calcext:value-type="float">
            <text:p>2984</text:p>
          </table:table-cell>
          <table:table-cell office:value-type="float" office:value="7.81669447916331E+017" calcext:value-type="float">
            <text:p>781669447916331000</text:p>
          </table:table-cell>
          <table:table-cell office:value-type="string" calcext:value-type="string">
            <text:p>2016-09-30 03:38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É muito bom matar mosquito...deve ser por isso que peguei dengue 3 vezes e zika 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985" calcext:value-type="float">
            <text:p>2985</text:p>
          </table:table-cell>
          <table:table-cell office:value-type="float" office:value="7.81665826357318E+017" calcext:value-type="float">
            <text:p>781665826357318000</text:p>
          </table:table-cell>
          <table:table-cell office:value-type="string" calcext:value-type="string">
            <text:p>2016-09-30 03:23:50</text:p>
          </table:table-cell>
          <table:table-cell office:value-type="string" calcext:value-type="string">
            <text:p>Santa Luzia, Brasil</text:p>
          </table:table-cell>
          <table:table-cell office:value-type="float" office:value="-6.8677853" calcext:value-type="float">
            <text:p>-6.8677853</text:p>
          </table:table-cell>
          <table:table-cell office:value-type="float" office:value="-36.9182756" calcext:value-type="float">
            <text:p>-36.9182756</text:p>
          </table:table-cell>
          <table:table-cell table:number-columns-repeated="2"/>
          <table:table-cell office:value-type="string" calcext:value-type="string">
            <text:p>Dengue é um cu mesmo tem um tempão que tive e meu cabelo tá caindo MUITO por causa dessa bosta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86" calcext:value-type="float">
            <text:p>2986</text:p>
          </table:table-cell>
          <table:table-cell office:value-type="float" office:value="7.81665233181913E+017" calcext:value-type="float">
            <text:p>781665233181913000</text:p>
          </table:table-cell>
          <table:table-cell office:value-type="string" calcext:value-type="string">
            <text:p>2016-09-30 03:21:2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dengue https:// twitter.com/islarrygo/stat us/781338760206319616 …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987" calcext:value-type="float">
            <text:p>2987</text:p>
          </table:table-cell>
          <table:table-cell office:value-type="float" office:value="7.81661486661898E+017" calcext:value-type="float">
            <text:p>781661486661898000</text:p>
          </table:table-cell>
          <table:table-cell office:value-type="string" calcext:value-type="string">
            <text:p>2016-09-30 03:06:35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Dengue https:// twitter.com/islarrygo/stat us/781338760206319616 …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88" calcext:value-type="float">
            <text:p>2988</text:p>
          </table:table-cell>
          <table:table-cell office:value-type="float" office:value="7.81658687169495E+017" calcext:value-type="float">
            <text:p>781658687169495000</text:p>
          </table:table-cell>
          <table:table-cell office:value-type="string" calcext:value-type="string">
            <text:p>2016-09-30 02:55:28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dengue credo https:// twitter.com/islarrygo/stat us/781338760206319616 …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989" calcext:value-type="float">
            <text:p>2989</text:p>
          </table:table-cell>
          <table:table-cell office:value-type="float" office:value="7.8165840856295E+017" calcext:value-type="float">
            <text:p>781658408562950000</text:p>
          </table:table-cell>
          <table:table-cell office:value-type="string" calcext:value-type="string">
            <text:p>2016-09-30 02:54:2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Que giles es@s que mandan las cadenas por wpp alto dengue son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990" calcext:value-type="float">
            <text:p>2990</text:p>
          </table:table-cell>
          <table:table-cell office:value-type="float" office:value="7.81656294818275E+017" calcext:value-type="float">
            <text:p>781656294818275000</text:p>
          </table:table-cell>
          <table:table-cell office:value-type="string" calcext:value-type="string">
            <text:p>2016-09-30 02:45:57</text:p>
          </table:table-cell>
          <table:table-cell office:value-type="string" calcext:value-type="string">
            <text:p>Caxias do Sul, Brasil</text:p>
          </table:table-cell>
          <table:table-cell office:value-type="float" office:value="-29.1684795" calcext:value-type="float">
            <text:p>-29.1684795</text:p>
          </table:table-cell>
          <table:table-cell office:value-type="float" office:value="-51.179386" calcext:value-type="float">
            <text:p>-51.179386</text:p>
          </table:table-cell>
          <table:table-cell table:number-columns-repeated="2"/>
          <table:table-cell office:value-type="string" calcext:value-type="string">
            <text:p>Traição. Dengue . Diarreia. Zyka vírus. Crocs. pic.twitter.com/4KJ2ZKD9KE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991" calcext:value-type="float">
            <text:p>2991</text:p>
          </table:table-cell>
          <table:table-cell office:value-type="float" office:value="7.81649077872292E+017" calcext:value-type="float">
            <text:p>781649077872292000</text:p>
          </table:table-cell>
          <table:table-cell office:value-type="string" calcext:value-type="string">
            <text:p>2016-09-30 02:17:17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esses narrador fala mais rapido q o cara q esse medicamento eh contra indicado em caso de suspeita de dengue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994" calcext:value-type="float">
            <text:p>2994</text:p>
          </table:table-cell>
          <table:table-cell office:value-type="float" office:value="7.81631496570405E+017" calcext:value-type="float">
            <text:p>781631496570405000</text:p>
          </table:table-cell>
          <table:table-cell office:value-type="string" calcext:value-type="string">
            <text:p>2016-09-30 01:07:25</text:p>
          </table:table-cell>
          <table:table-cell office:value-type="string" calcext:value-type="string">
            <text:p>Vila Velha, Brasil</text:p>
          </table:table-cell>
          <table:table-cell office:value-type="float" office:value="-20.3297248" calcext:value-type="float">
            <text:p>-20.3297248</text:p>
          </table:table-cell>
          <table:table-cell office:value-type="float" office:value="-40.2920625" calcext:value-type="float">
            <text:p>-40.2920625</text:p>
          </table:table-cell>
          <table:table-cell table:number-columns-repeated="2"/>
          <table:table-cell office:value-type="string" calcext:value-type="string">
            <text:p>Hoje quase peguei; dengue <text:s/>chikungunya zika Filariose malaria e qualquer outro tipo de doença transmetida por mosquitos ne @rv_ber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95" calcext:value-type="float">
            <text:p>2995</text:p>
          </table:table-cell>
          <table:table-cell office:value-type="float" office:value="7.81624813798494E+017" calcext:value-type="float">
            <text:p>781624813798494000</text:p>
          </table:table-cell>
          <table:table-cell office:value-type="string" calcext:value-type="string">
            <text:p>2016-09-30 00:40:52</text:p>
          </table:table-cell>
          <table:table-cell office:value-type="string" calcext:value-type="string">
            <text:p>Ipatinga, Brasil</text:p>
          </table:table-cell>
          <table:table-cell office:value-type="float" office:value="-19.4777806" calcext:value-type="float">
            <text:p>-19.4777806</text:p>
          </table:table-cell>
          <table:table-cell office:value-type="float" office:value="-42.5270801" calcext:value-type="float">
            <text:p>-42.5270801</text:p>
          </table:table-cell>
          <table:table-cell table:number-columns-repeated="2"/>
          <table:table-cell office:value-type="string" calcext:value-type="string">
            <text:p>se não for dengue ta bao ne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97" calcext:value-type="float">
            <text:p>2997</text:p>
          </table:table-cell>
          <table:table-cell office:value-type="float" office:value="7.81619961236259E+017" calcext:value-type="float">
            <text:p>781619961236259000</text:p>
          </table:table-cell>
          <table:table-cell office:value-type="string" calcext:value-type="string">
            <text:p>2016-09-30 00:21:3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Los casos de epidemias crecen y el gobierno nacional ni se inmuta hay Malaria Dengue <text:s/>Chikunguya y ahora casos Difteria en Bolivar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998" calcext:value-type="float">
            <text:p>2998</text:p>
          </table:table-cell>
          <table:table-cell office:value-type="float" office:value="7.81609059489317E+017" calcext:value-type="float">
            <text:p>781609059489317000</text:p>
          </table:table-cell>
          <table:table-cell office:value-type="string" calcext:value-type="string">
            <text:p>2016-09-29 23:38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Dengue tá amarrado https:// twitter.com/OLDMALIKWAYS/s tatus/781554760570855424 …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999" calcext:value-type="float">
            <text:p>2999</text:p>
          </table:table-cell>
          <table:table-cell office:value-type="float" office:value="7.81597670746026E+017" calcext:value-type="float">
            <text:p>781597670746026000</text:p>
          </table:table-cell>
          <table:table-cell office:value-type="string" calcext:value-type="string">
            <text:p>2016-09-29 22:53:00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En el barrio Pescaito se realizará 2do Encuentro Comunitario por la Seguridad a partir de 5:30 pm de este viernes en la cancha El Dengue . pic.twitter.com/gJF4DzSLEM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000" calcext:value-type="float">
            <text:p>3000</text:p>
          </table:table-cell>
          <table:table-cell office:value-type="float" office:value="7.8157839033165E+017" calcext:value-type="float">
            <text:p>781578390331650000</text:p>
          </table:table-cell>
          <table:table-cell office:value-type="string" calcext:value-type="string">
            <text:p>2016-09-29 21:36:23</text:p>
          </table:table-cell>
          <table:table-cell office:value-type="string" calcext:value-type="string">
            <text:p>Santo Antônio de Pádua, Brasil</text:p>
          </table:table-cell>
          <table:table-cell office:value-type="float" office:value="-21.5389991" calcext:value-type="float">
            <text:p>-21.5389991</text:p>
          </table:table-cell>
          <table:table-cell office:value-type="float" office:value="-42.1799977" calcext:value-type="float">
            <text:p>-42.1799977</text:p>
          </table:table-cell>
          <table:table-cell table:number-columns-repeated="2"/>
          <table:table-cell office:value-type="string" calcext:value-type="string">
            <text:p>Dengue ou Zika né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01" calcext:value-type="float">
            <text:p>3001</text:p>
          </table:table-cell>
          <table:table-cell office:value-type="float" office:value="7.81578283720839E+017" calcext:value-type="float">
            <text:p>781578283720839000</text:p>
          </table:table-cell>
          <table:table-cell office:value-type="string" calcext:value-type="string">
            <text:p>2016-09-29 21:35:58</text:p>
          </table:table-cell>
          <table:table-cell office:value-type="string" calcext:value-type="string">
            <text:p>Santo Antônio de Pádua, Brasil</text:p>
          </table:table-cell>
          <table:table-cell office:value-type="float" office:value="-21.5389991" calcext:value-type="float">
            <text:p>-21.5389991</text:p>
          </table:table-cell>
          <table:table-cell office:value-type="float" office:value="-42.1799977" calcext:value-type="float">
            <text:p>-42.1799977</text:p>
          </table:table-cell>
          <table:table-cell table:number-columns-repeated="2"/>
          <table:table-cell office:value-type="string" calcext:value-type="string">
            <text:p>E eu que tô com suspeitas de dengue 2k16 DA UM TEMPO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003" calcext:value-type="float">
            <text:p>3003</text:p>
          </table:table-cell>
          <table:table-cell office:value-type="float" office:value="7.81558106002162E+017" calcext:value-type="float">
            <text:p>781558106002162000</text:p>
          </table:table-cell>
          <table:table-cell office:value-type="string" calcext:value-type="string">
            <text:p>2016-09-29 20:15:47</text:p>
          </table:table-cell>
          <table:table-cell office:value-type="string" calcext:value-type="string">
            <text:p>Coronel Fabriciano, Brasil</text:p>
          </table:table-cell>
          <table:table-cell office:value-type="float" office:value="-19.5200066" calcext:value-type="float">
            <text:p>-19.5200066</text:p>
          </table:table-cell>
          <table:table-cell office:value-type="float" office:value="-42.6282685" calcext:value-type="float">
            <text:p>-42.6282685</text:p>
          </table:table-cell>
          <table:table-cell table:number-columns-repeated="2"/>
          <table:table-cell office:value-type="string" calcext:value-type="string">
            <text:p>maldita dengue <text:s/>agora faço prova semana que vem sozinha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004" calcext:value-type="float">
            <text:p>3004</text:p>
          </table:table-cell>
          <table:table-cell office:value-type="float" office:value="7.81554287260361E+017" calcext:value-type="float">
            <text:p>781554287260361000</text:p>
          </table:table-cell>
          <table:table-cell office:value-type="string" calcext:value-type="string">
            <text:p>2016-09-29 20:00:3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Se essa porra for dengue fudeu Mt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005" calcext:value-type="float">
            <text:p>3005</text:p>
          </table:table-cell>
          <table:table-cell office:value-type="float" office:value="7.81550450587885E+017" calcext:value-type="float">
            <text:p>781550450587885000</text:p>
          </table:table-cell>
          <table:table-cell office:value-type="string" calcext:value-type="string">
            <text:p>2016-09-29 19:45:22</text:p>
          </table:table-cell>
          <table:table-cell office:value-type="string" calcext:value-type="string">
            <text:p>San Juan, USA</text:p>
          </table:table-cell>
          <table:table-cell office:value-type="float" office:value="18.38423905" calcext:value-type="float">
            <text:p>18.38423905</text:p>
          </table:table-cell>
          <table:table-cell office:value-type="float" office:value="-66.0534398736473" calcext:value-type="float">
            <text:p>-66.0534398736</text:p>
          </table:table-cell>
          <table:table-cell table:number-columns-repeated="2"/>
          <table:table-cell office:value-type="string" calcext:value-type="string">
            <text:p>Fam el Zika Chinkungunya Dengue y hasta el mosquito ese nuevo tuvieron una orgia y el bebe de ese corrillo vino y mi picó a mi.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006" calcext:value-type="float">
            <text:p>3006</text:p>
          </table:table-cell>
          <table:table-cell office:value-type="float" office:value="7.81549801024389E+017" calcext:value-type="float">
            <text:p>781549801024389000</text:p>
          </table:table-cell>
          <table:table-cell office:value-type="string" calcext:value-type="string">
            <text:p>2016-09-29 19:42:47</text:p>
          </table:table-cell>
          <table:table-cell office:value-type="string" calcext:value-type="string">
            <text:p>Maldonado, Uruguay</text:p>
          </table:table-cell>
          <table:table-cell office:value-type="float" office:value="-34.9087161" calcext:value-type="float">
            <text:p>-34.9087161</text:p>
          </table:table-cell>
          <table:table-cell office:value-type="float" office:value="-54.9582717" calcext:value-type="float">
            <text:p>-54.9582717</text:p>
          </table:table-cell>
          <table:table-cell table:number-columns-repeated="2"/>
          <table:table-cell office:value-type="string" calcext:value-type="string">
            <text:p>Te salve la vida era el dengue .. https:// twitter.com/corbo_alexandr a/status/781352098571100161 …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011" calcext:value-type="float">
            <text:p>3011</text:p>
          </table:table-cell>
          <table:table-cell office:value-type="float" office:value="7.81521347495207E+017" calcext:value-type="float">
            <text:p>781521347495207000</text:p>
          </table:table-cell>
          <table:table-cell office:value-type="string" calcext:value-type="string">
            <text:p>2016-09-29 17:49:43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Prof.João Bosco Siqueira Jr discute epidemiologia da dengue no Brasil na jornada da #SBIm em BH. @SBIm_Nacional pic.twitter.com/pr70vjRFGV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012" calcext:value-type="float">
            <text:p>3012</text:p>
          </table:table-cell>
          <table:table-cell office:value-type="float" office:value="7.815144261009E+017" calcext:value-type="float">
            <text:p>781514426100900000</text:p>
          </table:table-cell>
          <table:table-cell office:value-type="string" calcext:value-type="string">
            <text:p>2016-09-29 17:22:13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Já peguei dengue e quase levei o meu farelo só vomitando sangue água parada tu morre #VoteBielClipeTVZ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013" calcext:value-type="float">
            <text:p>3013</text:p>
          </table:table-cell>
          <table:table-cell office:value-type="float" office:value="7.81511657990357E+017" calcext:value-type="float">
            <text:p>781511657990357000</text:p>
          </table:table-cell>
          <table:table-cell office:value-type="string" calcext:value-type="string">
            <text:p>2016-09-29 17:11:13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@palomagrandona e eu com dengue ? Ninguém merece!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015" calcext:value-type="float">
            <text:p>3015</text:p>
          </table:table-cell>
          <table:table-cell office:value-type="float" office:value="7.81508829217432E+017" calcext:value-type="float">
            <text:p>781508829217432000</text:p>
          </table:table-cell>
          <table:table-cell office:value-type="string" calcext:value-type="string">
            <text:p>2016-09-29 16:59:59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Com dengue e já preparando as regras pro trabalho dos 3os anos. Já imaginaram o que é juntar dor e vontade de ver trabalho bem apresentado?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019" calcext:value-type="float">
            <text:p>3019</text:p>
          </table:table-cell>
          <table:table-cell office:value-type="float" office:value="7.81503130416603E+017" calcext:value-type="float">
            <text:p>781503130416603000</text:p>
          </table:table-cell>
          <table:table-cell office:value-type="string" calcext:value-type="string">
            <text:p>2016-09-29 16:37:20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Fiebre? Tos? Karma? Bronquitis? Mala suerte? Dengue ? Dolor de huesos? Que en paz descanse? Mocos? VDD malo? pic.twitter.com/B3WXKAEiJB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20" calcext:value-type="float">
            <text:p>3020</text:p>
          </table:table-cell>
          <table:table-cell office:value-type="float" office:value="7.81495512482583E+017" calcext:value-type="float">
            <text:p>781495512482583000</text:p>
          </table:table-cell>
          <table:table-cell office:value-type="string" calcext:value-type="string">
            <text:p>2016-09-29 16:07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LAN DE PREVENCIÓN Y CONTROL - http://www. adnciudad.com/content/view/3 2332/1/ … @horaciorlarreta @inforbaires #PlandePrevención #Dengue @BAsalud pic.twitter.com/4h09zwZBxD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024" calcext:value-type="float">
            <text:p>3024</text:p>
          </table:table-cell>
          <table:table-cell office:value-type="float" office:value="7.81488334602371E+017" calcext:value-type="float">
            <text:p>781488334602371000</text:p>
          </table:table-cell>
          <table:table-cell office:value-type="string" calcext:value-type="string">
            <text:p>2016-09-29 15:38:3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Dengue kkkkkkkkkkkkkkk https:// twitter.com/islarrygo/stat us/781338760206319616 …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026" calcext:value-type="float">
            <text:p>3026</text:p>
          </table:table-cell>
          <table:table-cell office:value-type="float" office:value="7.81484277280145E+017" calcext:value-type="float">
            <text:p>781484277280145000</text:p>
          </table:table-cell>
          <table:table-cell office:value-type="string" calcext:value-type="string">
            <text:p>2016-09-29 15:22:25</text:p>
          </table:table-cell>
          <table:table-cell office:value-type="string" calcext:value-type="string">
            <text:p>Recife, Brazil</text:p>
          </table:table-cell>
          <table:table-cell office:value-type="float" office:value="-8.064193" calcext:value-type="float">
            <text:p>-8.064193</text:p>
          </table:table-cell>
          <table:table-cell office:value-type="float" office:value="-34.8781516" calcext:value-type="float">
            <text:p>-34.8781516</text:p>
          </table:table-cell>
          <table:table-cell table:number-columns-repeated="2"/>
          <table:table-cell office:value-type="string" calcext:value-type="string">
            <text:p>Gente saiu na Science que o mosquito da dengue não transmite a Zika tô em choque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029" calcext:value-type="float">
            <text:p>3029</text:p>
          </table:table-cell>
          <table:table-cell office:value-type="float" office:value="7.81467767140671E+017" calcext:value-type="float">
            <text:p>781467767140671000</text:p>
          </table:table-cell>
          <table:table-cell office:value-type="string" calcext:value-type="string">
            <text:p>2016-09-29 14:16:49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Eliminemos los criaderos de mosquitos para evitar el Dengue y Chikungunya colabora pic.twitter.com/m4qYnzIDIy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031" calcext:value-type="float">
            <text:p>3031</text:p>
          </table:table-cell>
          <table:table-cell office:value-type="float" office:value="7.81451346193023E+017" calcext:value-type="float">
            <text:p>781451346193023000</text:p>
          </table:table-cell>
          <table:table-cell office:value-type="string" calcext:value-type="string">
            <text:p>2016-09-29 13:11:34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@saludmedellin dice q en la ciudad se han registrado casi 14 mil casos de dengue <text:s/>intervenidos con estrategia para enfermedades vectoriales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033" calcext:value-type="float">
            <text:p>3033</text:p>
          </table:table-cell>
          <table:table-cell office:value-type="float" office:value="7.81448752221553E+017" calcext:value-type="float">
            <text:p>781448752221553000</text:p>
          </table:table-cell>
          <table:table-cell office:value-type="string" calcext:value-type="string">
            <text:p>2016-09-29 13:01:15</text:p>
          </table:table-cell>
          <table:table-cell office:value-type="string" calcext:value-type="string">
            <text:p>Sabará, Brasil</text:p>
          </table:table-cell>
          <table:table-cell office:value-type="float" office:value="-19.8900371" calcext:value-type="float">
            <text:p>-19.8900371</text:p>
          </table:table-cell>
          <table:table-cell office:value-type="float" office:value="-43.8107915" calcext:value-type="float">
            <text:p>-43.8107915</text:p>
          </table:table-cell>
          <table:table-cell table:number-columns-repeated="2"/>
          <table:table-cell office:value-type="string" calcext:value-type="string">
            <text:p>Acho que tô com dengue denovo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039" calcext:value-type="float">
            <text:p>3039</text:p>
          </table:table-cell>
          <table:table-cell office:value-type="float" office:value="7.8144005866659E+017" calcext:value-type="float">
            <text:p>781440058666590000</text:p>
          </table:table-cell>
          <table:table-cell office:value-type="string" calcext:value-type="string">
            <text:p>2016-09-29 12:26:4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#AlAire 276 casos de dengue grave zika se han presentado en el barrio San Francisco. Sec. Salud hará fumigaciones. https:// goo.gl/1vHSDl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043" calcext:value-type="float">
            <text:p>3043</text:p>
          </table:table-cell>
          <table:table-cell office:value-type="float" office:value="7.81432708434104E+017" calcext:value-type="float">
            <text:p>781432708434104000</text:p>
          </table:table-cell>
          <table:table-cell office:value-type="string" calcext:value-type="string">
            <text:p>2016-09-29 11:57:3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Gobierno porteño lanza hoy nuevo Plan de Prevención de enfermedades transmitidas por mosquitos ( Dengue <text:s/>Chikungunya Zika y Fiebre Amarilla)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51" calcext:value-type="float">
            <text:p>3051</text:p>
          </table:table-cell>
          <table:table-cell office:value-type="float" office:value="7.81358746073203E+017" calcext:value-type="float">
            <text:p>781358746073203000</text:p>
          </table:table-cell>
          <table:table-cell office:value-type="string" calcext:value-type="string">
            <text:p>2016-09-29 07:03:36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Do jeito que tô sendo picado por mosquito daqui a pouco tô com combo malária + zica + dengue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52" calcext:value-type="float">
            <text:p>3052</text:p>
          </table:table-cell>
          <table:table-cell office:value-type="float" office:value="7.81352550805021E+017" calcext:value-type="float">
            <text:p>781352550805021000</text:p>
          </table:table-cell>
          <table:table-cell office:value-type="string" calcext:value-type="string">
            <text:p>2016-09-29 06:38:59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Hoy como 100 personas esperando en la Cl 19 IMSS que nos hicieran el examen de Zica o dengue <text:s/>todos parados y con dolor como ahí que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054" calcext:value-type="float">
            <text:p>3054</text:p>
          </table:table-cell>
          <table:table-cell office:value-type="float" office:value="7.81350863159828E+017" calcext:value-type="float">
            <text:p>781350863159828000</text:p>
          </table:table-cell>
          <table:table-cell office:value-type="string" calcext:value-type="string">
            <text:p>2016-09-29 06:32:17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Que bronca Dengue pendejo estúpido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56" calcext:value-type="float">
            <text:p>3056</text:p>
          </table:table-cell>
          <table:table-cell office:value-type="float" office:value="7.8134438986822E+017" calcext:value-type="float">
            <text:p>781344389868220000</text:p>
          </table:table-cell>
          <table:table-cell office:value-type="string" calcext:value-type="string">
            <text:p>2016-09-29 06:06:33</text:p>
          </table:table-cell>
          <table:table-cell office:value-type="string" calcext:value-type="string">
            <text:p>General San Martín, Argentina</text:p>
          </table:table-cell>
          <table:table-cell office:value-type="float" office:value="-22.79346375" calcext:value-type="float">
            <text:p>-22.79346375</text:p>
          </table:table-cell>
          <table:table-cell office:value-type="float" office:value="-63.7017978133472" calcext:value-type="float">
            <text:p>-63.7017978133</text:p>
          </table:table-cell>
          <table:table-cell table:number-columns-repeated="2"/>
          <table:table-cell office:value-type="string" calcext:value-type="string">
            <text:p>La región se prepara para prevenir el zika dengue y chikungunya https:// goo.gl/TTs64n pic.twitter.com/IcraLRIfuu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7" calcext:value-type="float">
            <text:p>3057</text:p>
          </table:table-cell>
          <table:table-cell office:value-type="float" office:value="7.81344174348067E+017" calcext:value-type="float">
            <text:p>781344174348067000</text:p>
          </table:table-cell>
          <table:table-cell office:value-type="string" calcext:value-type="string">
            <text:p>2016-09-29 06:05:42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eu wpp tá mais parado que água de dengue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060" calcext:value-type="float">
            <text:p>3060</text:p>
          </table:table-cell>
          <table:table-cell office:value-type="float" office:value="7.81316061069185E+017" calcext:value-type="float">
            <text:p>781316061069185000</text:p>
          </table:table-cell>
          <table:table-cell office:value-type="string" calcext:value-type="string">
            <text:p>2016-09-29 04:13:59</text:p>
          </table:table-cell>
          <table:table-cell office:value-type="string" calcext:value-type="string">
            <text:p>São José de Ribamar, Brasil</text:p>
          </table:table-cell>
          <table:table-cell office:value-type="float" office:value="-2.5609114" calcext:value-type="float">
            <text:p>-2.5609114</text:p>
          </table:table-cell>
          <table:table-cell office:value-type="float" office:value="-44.0559508" calcext:value-type="float">
            <text:p>-44.0559508</text:p>
          </table:table-cell>
          <table:table-cell table:number-columns-repeated="2"/>
          <table:table-cell office:value-type="string" calcext:value-type="string">
            <text:p>Dengue https:// twitter.com/confidellie/st atus/781164315437072384 …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061" calcext:value-type="float">
            <text:p>3061</text:p>
          </table:table-cell>
          <table:table-cell office:value-type="float" office:value="7.81315823386452E+017" calcext:value-type="float">
            <text:p>781315823386452000</text:p>
          </table:table-cell>
          <table:table-cell office:value-type="string" calcext:value-type="string">
            <text:p>2016-09-29 04:13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n #EmilianoZapata pusimos en marcha acciones de descacharrización y nebulización terrestre para prevenir el #Zika <text:s/>#Dengue y #Chikungunya pic.twitter.com/Lr8rgxCJ6l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62" calcext:value-type="float">
            <text:p>3062</text:p>
          </table:table-cell>
          <table:table-cell office:value-type="float" office:value="7.81311655414231E+017" calcext:value-type="float">
            <text:p>781311655414231000</text:p>
          </table:table-cell>
          <table:table-cell office:value-type="string" calcext:value-type="string">
            <text:p>2016-09-29 03:56:2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Como parte de las acciones preventivas contra el #Zika <text:s/>#Dengue y #Chikungunya <text:s/>realizamos acciones de nebulización en todo el Estado. pic.twitter.com/21w1Ju5RoV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64" calcext:value-type="float">
            <text:p>3064</text:p>
          </table:table-cell>
          <table:table-cell office:value-type="float" office:value="7.81301738410246E+017" calcext:value-type="float">
            <text:p>781301738410246000</text:p>
          </table:table-cell>
          <table:table-cell office:value-type="string" calcext:value-type="string">
            <text:p>2016-09-29 03:17:04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Meu whats daqui a pouco cria dengue de tão parado que tá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065" calcext:value-type="float">
            <text:p>3065</text:p>
          </table:table-cell>
          <table:table-cell office:value-type="float" office:value="7.81299319882261E+017" calcext:value-type="float">
            <text:p>781299319882261000</text:p>
          </table:table-cell>
          <table:table-cell office:value-type="string" calcext:value-type="string">
            <text:p>2016-09-29 03:07:28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o único foco que eu tenho é o da dengue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066" calcext:value-type="float">
            <text:p>3066</text:p>
          </table:table-cell>
          <table:table-cell office:value-type="float" office:value="7.81298009434972E+017" calcext:value-type="float">
            <text:p>781298009434972000</text:p>
          </table:table-cell>
          <table:table-cell office:value-type="string" calcext:value-type="string">
            <text:p>2016-09-29 03:02:15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table:number-columns-repeated="2"/>
          <table:table-cell office:value-type="string" calcext:value-type="string">
            <text:p>Campaña sos enorme te amo más que a mi vieja. Y Benítez ojalá te infectes de Dengue en la selva misionera.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068" calcext:value-type="float">
            <text:p>3068</text:p>
          </table:table-cell>
          <table:table-cell office:value-type="float" office:value="7.81286763776049E+017" calcext:value-type="float">
            <text:p>781286763776049000</text:p>
          </table:table-cell>
          <table:table-cell office:value-type="string" calcext:value-type="string">
            <text:p>2016-09-29 02:17:3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Tt tá mais parado que água com dengue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069" calcext:value-type="float">
            <text:p>3069</text:p>
          </table:table-cell>
          <table:table-cell office:value-type="float" office:value="7.81283455430713E+017" calcext:value-type="float">
            <text:p>781283455430713000</text:p>
          </table:table-cell>
          <table:table-cell office:value-type="string" calcext:value-type="string">
            <text:p>2016-09-29 02:04:2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1Entrecanibales @Ethan_Ash62 @mauriciomacri Tremendo. Es un Al fin podemos decir que la epidemia de dengue está entre nosotros.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070" calcext:value-type="float">
            <text:p>3070</text:p>
          </table:table-cell>
          <table:table-cell office:value-type="float" office:value="7.81278694430179E+017" calcext:value-type="float">
            <text:p>781278694430179000</text:p>
          </table:table-cell>
          <table:table-cell office:value-type="string" calcext:value-type="string">
            <text:p>2016-09-29 01:45:30</text:p>
          </table:table-cell>
          <table:table-cell office:value-type="string" calcext:value-type="string">
            <text:p>Ascurra, Brasil</text:p>
          </table:table-cell>
          <table:table-cell office:value-type="float" office:value="-26.9569974" calcext:value-type="float">
            <text:p>-26.9569974</text:p>
          </table:table-cell>
          <table:table-cell office:value-type="float" office:value="-49.3767751" calcext:value-type="float">
            <text:p>-49.3767751</text:p>
          </table:table-cell>
          <table:table-cell table:number-columns-repeated="2"/>
          <table:table-cell office:value-type="string" calcext:value-type="string">
            <text:p>Nesta noite somos eu o acesso soro e dipirona. No posto com suspeita de dengue . Eu mereço mermo.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3071" calcext:value-type="float">
            <text:p>3071</text:p>
          </table:table-cell>
          <table:table-cell office:value-type="float" office:value="7.81260960845722E+017" calcext:value-type="float">
            <text:p>781260960845722000</text:p>
          </table:table-cell>
          <table:table-cell office:value-type="string" calcext:value-type="string">
            <text:p>2016-09-29 00:35:02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Ing. Tasinato Ahora con consejer@s d CMD NOROESTE. #almosquitoniunagota <text:s/>por un verano s/ dengue . #controlvectores pic.twitter.com/f9l24zjHhe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072" calcext:value-type="float">
            <text:p>3072</text:p>
          </table:table-cell>
          <table:table-cell office:value-type="float" office:value="7.8126008301978E+017" calcext:value-type="float">
            <text:p>781260083019780000</text:p>
          </table:table-cell>
          <table:table-cell office:value-type="string" calcext:value-type="string">
            <text:p>2016-09-29 00:31:3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pai ta achando q to com dengue dnv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073" calcext:value-type="float">
            <text:p>3073</text:p>
          </table:table-cell>
          <table:table-cell office:value-type="float" office:value="7.81259549768552E+017" calcext:value-type="float">
            <text:p>781259549768552000</text:p>
          </table:table-cell>
          <table:table-cell office:value-type="string" calcext:value-type="string">
            <text:p>2016-09-29 00:29:2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Los índices de contagio por dengue van en aumento en la Región Metropolitana de Salud señaló el director de esa zona Aurelio Rangel. pic.twitter.com/1r0cJ2NXTC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076" calcext:value-type="float">
            <text:p>3076</text:p>
          </table:table-cell>
          <table:table-cell office:value-type="float" office:value="7.81247552595296E+017" calcext:value-type="float">
            <text:p>781247552595296000</text:p>
          </table:table-cell>
          <table:table-cell office:value-type="string" calcext:value-type="string">
            <text:p>2016-09-28 23:41:46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As vezes eu odeio a Laura pq ela compra CHÁ GELADO e/ou água mas ela nunca compra um REFRIGERANTE vc tem dengue na mente?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077" calcext:value-type="float">
            <text:p>3077</text:p>
          </table:table-cell>
          <table:table-cell office:value-type="float" office:value="7.81244782853194E+017" calcext:value-type="float">
            <text:p>781244782853194000</text:p>
          </table:table-cell>
          <table:table-cell office:value-type="string" calcext:value-type="string">
            <text:p>2016-09-28 23:30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uve 3 veces dengue pero me largás en una ciudad repleta de gente y siento que me voy a enfermerar de todas las enfermedades del mundo.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079" calcext:value-type="float">
            <text:p>3079</text:p>
          </table:table-cell>
          <table:table-cell office:value-type="float" office:value="7.80917080690401E+017" calcext:value-type="float">
            <text:p>780917080690401000</text:p>
          </table:table-cell>
          <table:table-cell office:value-type="string" calcext:value-type="string">
            <text:p>2016-09-28 01:48:35</text:p>
          </table:table-cell>
          <table:table-cell office:value-type="string" calcext:value-type="string">
            <text:p>Comodoro Rivadavia, Argentina</text:p>
          </table:table-cell>
          <table:table-cell office:value-type="float" office:value="-45.8653442" calcext:value-type="float">
            <text:p>-45.8653442</text:p>
          </table:table-cell>
          <table:table-cell office:value-type="float" office:value="-67.4807525" calcext:value-type="float">
            <text:p>-67.4807525</text:p>
          </table:table-cell>
          <table:table-cell table:number-columns-repeated="2"/>
          <table:table-cell office:value-type="string" calcext:value-type="string">
            <text:p>Cómo se nota que a dengue lo dejaron porque no para de romper las pelotas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080" calcext:value-type="float">
            <text:p>3080</text:p>
          </table:table-cell>
          <table:table-cell office:value-type="float" office:value="7.80915931216286E+017" calcext:value-type="float">
            <text:p>780915931216286000</text:p>
          </table:table-cell>
          <table:table-cell office:value-type="string" calcext:value-type="string">
            <text:p>2016-09-28 01:44:01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https:// twitter.com/joao_salsano/s tatus/780909479793754116 …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081" calcext:value-type="float">
            <text:p>3081</text:p>
          </table:table-cell>
          <table:table-cell office:value-type="float" office:value="7.80915324749247E+017" calcext:value-type="float">
            <text:p>780915324749247000</text:p>
          </table:table-cell>
          <table:table-cell office:value-type="string" calcext:value-type="string">
            <text:p>2016-09-28 01:41:36</text:p>
          </table:table-cell>
          <table:table-cell office:value-type="string" calcext:value-type="string">
            <text:p>Guanacaste, Costa Rica</text:p>
          </table:table-cell>
          <table:table-cell office:value-type="float" office:value="10.5130866" calcext:value-type="float">
            <text:p>10.5130866</text:p>
          </table:table-cell>
          <table:table-cell office:value-type="float" office:value="-85.5287172" calcext:value-type="float">
            <text:p>-85.5287172</text:p>
          </table:table-cell>
          <table:table-cell table:number-columns-repeated="2"/>
          <table:table-cell office:value-type="string" calcext:value-type="string">
            <text:p>@GloriaTrevi @MarioTreviOfici es dengue o Chicum...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082" calcext:value-type="float">
            <text:p>3082</text:p>
          </table:table-cell>
          <table:table-cell office:value-type="float" office:value="7.80911406925447E+017" calcext:value-type="float">
            <text:p>780911406925447000</text:p>
          </table:table-cell>
          <table:table-cell office:value-type="string" calcext:value-type="string">
            <text:p>2016-09-28 01:26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dengue https:// twitter.com/freakpjo/statu s/780894445696851968 …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083" calcext:value-type="float">
            <text:p>3083</text:p>
          </table:table-cell>
          <table:table-cell office:value-type="float" office:value="7.80900368959934E+017" calcext:value-type="float">
            <text:p>780900368959934000</text:p>
          </table:table-cell>
          <table:table-cell office:value-type="string" calcext:value-type="string">
            <text:p>2016-09-28 00:42:11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*Planea esta semana desde hace dos meses le da dengue *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086" calcext:value-type="float">
            <text:p>3086</text:p>
          </table:table-cell>
          <table:table-cell office:value-type="float" office:value="7.80859816822518E+017" calcext:value-type="float">
            <text:p>780859816822518000</text:p>
          </table:table-cell>
          <table:table-cell office:value-type="string" calcext:value-type="string">
            <text:p>2016-09-27 22:01:0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equipo del despacho charló sobre #Dengue con los vecinos de la #Comuna9 #Prevención #VamosBuenosAires pic.twitter.com/YtVf39ZoJV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088" calcext:value-type="float">
            <text:p>3088</text:p>
          </table:table-cell>
          <table:table-cell office:value-type="float" office:value="7.80844660671541E+017" calcext:value-type="float">
            <text:p>780844660671541000</text:p>
          </table:table-cell>
          <table:table-cell office:value-type="string" calcext:value-type="string">
            <text:p>2016-09-27 21:00:49</text:p>
          </table:table-cell>
          <table:table-cell office:value-type="string" calcext:value-type="string">
            <text:p>Chubut, Argentina</text:p>
          </table:table-cell>
          <table:table-cell office:value-type="float" office:value="-43.7128355" calcext:value-type="float">
            <text:p>-43.7128355</text:p>
          </table:table-cell>
          <table:table-cell office:value-type="float" office:value="-68.7461816" calcext:value-type="float">
            <text:p>-68.7461816</text:p>
          </table:table-cell>
          <table:table-cell table:number-columns-repeated="2"/>
          <table:table-cell office:value-type="string" calcext:value-type="string">
            <text:p>Me llego a caer en esta webada me agarra sida ebola dengue todo junto JAJAJAJA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089" calcext:value-type="float">
            <text:p>3089</text:p>
          </table:table-cell>
          <table:table-cell office:value-type="float" office:value="7.80839969279533E+017" calcext:value-type="float">
            <text:p>780839969279533000</text:p>
          </table:table-cell>
          <table:table-cell office:value-type="string" calcext:value-type="string">
            <text:p>2016-09-27 20:42:10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Cinco casos más de dengue en la entidad https:// goo.gl/DwQhgG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090" calcext:value-type="float">
            <text:p>3090</text:p>
          </table:table-cell>
          <table:table-cell office:value-type="float" office:value="7.80839191995421E+017" calcext:value-type="float">
            <text:p>780839191995421000</text:p>
          </table:table-cell>
          <table:table-cell office:value-type="string" calcext:value-type="string">
            <text:p>2016-09-27 20:39:0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Òsun (Oxum) Oxum é deusa do dengue <text:s/>da elegância do Fausto da riqueza da formosura do… https://www. instagram.com/p/BK3qauGjtHe/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091" calcext:value-type="float">
            <text:p>3091</text:p>
          </table:table-cell>
          <table:table-cell office:value-type="float" office:value="7.80838246049837E+017" calcext:value-type="float">
            <text:p>780838246049837000</text:p>
          </table:table-cell>
          <table:table-cell office:value-type="string" calcext:value-type="string">
            <text:p>2016-09-27 20:35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daqui a pouco dá dengue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096" calcext:value-type="float">
            <text:p>3096</text:p>
          </table:table-cell>
          <table:table-cell office:value-type="float" office:value="7.80826139937874E+017" calcext:value-type="float">
            <text:p>780826139937874000</text:p>
          </table:table-cell>
          <table:table-cell office:value-type="string" calcext:value-type="string">
            <text:p>2016-09-27 19:47:13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En la casa del dengue sin el dengue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098" calcext:value-type="float">
            <text:p>3098</text:p>
          </table:table-cell>
          <table:table-cell office:value-type="float" office:value="7.80819769578648E+017" calcext:value-type="float">
            <text:p>780819769578648000</text:p>
          </table:table-cell>
          <table:table-cell office:value-type="string" calcext:value-type="string">
            <text:p>2016-09-27 19:21:5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A mis 19 años aun presumo que no me dado la varicela dengue <text:s/>zika y otros.. Gracias Dios!.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01" calcext:value-type="float">
            <text:p>3101</text:p>
          </table:table-cell>
          <table:table-cell office:value-type="float" office:value="7.80810961284428E+017" calcext:value-type="float">
            <text:p>780810961284428000</text:p>
          </table:table-cell>
          <table:table-cell office:value-type="string" calcext:value-type="string">
            <text:p>2016-09-27 18:46:5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fumiga vehicular como prioridad en #Prevención de @MinSaludCol en Colombia y #dengue aquí y creciendo. @CDCgov @opsoms @WHO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103" calcext:value-type="float">
            <text:p>3103</text:p>
          </table:table-cell>
          <table:table-cell office:value-type="float" office:value="7.80806217274982E+017" calcext:value-type="float">
            <text:p>780806217274982000</text:p>
          </table:table-cell>
          <table:table-cell office:value-type="string" calcext:value-type="string">
            <text:p>2016-09-27 18:28:03</text:p>
          </table:table-cell>
          <table:table-cell office:value-type="string" calcext:value-type="string">
            <text:p>Bolivia</text:p>
          </table:table-cell>
          <table:table-cell office:value-type="float" office:value="-17.0568695" calcext:value-type="float">
            <text:p>-17.0568695</text:p>
          </table:table-cell>
          <table:table-cell office:value-type="float" office:value="-64.9912285" calcext:value-type="float">
            <text:p>-64.9912285</text:p>
          </table:table-cell>
          <table:table-cell table:number-columns-repeated="2"/>
          <table:table-cell office:value-type="string" calcext:value-type="string">
            <text:p>Mañana estaremos visitando domicilios del DM-09 para conocer qué barrio tiene mayor riesgo de contraer #dengue <text:s/>#chikunguña y #zika pic.twitter.com/pBelo548Gw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106" calcext:value-type="float">
            <text:p>3106</text:p>
          </table:table-cell>
          <table:table-cell office:value-type="float" office:value="7.80802344556659E+017" calcext:value-type="float">
            <text:p>780802344556659000</text:p>
          </table:table-cell>
          <table:table-cell office:value-type="string" calcext:value-type="string">
            <text:p>2016-09-27 18:12:40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omenzó la Campaña de #Dengue #Chikungunza #Zika <text:s/>@generalvillegas tgo folletos este consta TE Celular pra comunicarte vía #MGV y Hosp.Zonal pic.twitter.com/38sgtzCwNQ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108" calcext:value-type="float">
            <text:p>3108</text:p>
          </table:table-cell>
          <table:table-cell office:value-type="float" office:value="7.80781257689014E+017" calcext:value-type="float">
            <text:p>780781257689014000</text:p>
          </table:table-cell>
          <table:table-cell office:value-type="string" calcext:value-type="string">
            <text:p>2016-09-27 16:48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de um jeito que me lembra quando tive dengue '-' medo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118" calcext:value-type="float">
            <text:p>3118</text:p>
          </table:table-cell>
          <table:table-cell office:value-type="float" office:value="7.80756264636809E+017" calcext:value-type="float">
            <text:p>780756264636809000</text:p>
          </table:table-cell>
          <table:table-cell office:value-type="string" calcext:value-type="string">
            <text:p>2016-09-27 15:09:3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ovimentoTJCC o Ministro Agenor acaba de citar dados errados sobre a vacina da Dengue .Ignorância ou Má-Fé??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119" calcext:value-type="float">
            <text:p>3119</text:p>
          </table:table-cell>
          <table:table-cell office:value-type="float" office:value="7.80756043274093E+017" calcext:value-type="float">
            <text:p>780756043274093000</text:p>
          </table:table-cell>
          <table:table-cell office:value-type="string" calcext:value-type="string">
            <text:p>2016-09-27 15:08:4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MovimentoTJCC Ideologizar a discussão não faz parte da solução!! Pior é usar dados errados sobre a vacina da Dengue .Ministro não lê ciência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22" calcext:value-type="float">
            <text:p>3122</text:p>
          </table:table-cell>
          <table:table-cell office:value-type="float" office:value="7.80753338774253E+017" calcext:value-type="float">
            <text:p>780753338774253000</text:p>
          </table:table-cell>
          <table:table-cell office:value-type="string" calcext:value-type="string">
            <text:p>2016-09-27 14:57:56</text:p>
          </table:table-cell>
          <table:table-cell office:value-type="string" calcext:value-type="string">
            <text:p>Ilhéus, Brasil</text:p>
          </table:table-cell>
          <table:table-cell office:value-type="float" office:value="-14.7930449" calcext:value-type="float">
            <text:p>-14.7930449</text:p>
          </table:table-cell>
          <table:table-cell office:value-type="float" office:value="-39.0460199" calcext:value-type="float">
            <text:p>-39.0460199</text:p>
          </table:table-cell>
          <table:table-cell table:number-columns-repeated="2"/>
          <table:table-cell office:value-type="string" calcext:value-type="string">
            <text:p>sério to doente n to eh dengue <text:s/>n eh... decide aí pq tá foda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127" calcext:value-type="float">
            <text:p>3127</text:p>
          </table:table-cell>
          <table:table-cell office:value-type="float" office:value="7.80744802874823E+017" calcext:value-type="float">
            <text:p>780744802874823000</text:p>
          </table:table-cell>
          <table:table-cell office:value-type="string" calcext:value-type="string">
            <text:p>2016-09-27 14:24:01</text:p>
          </table:table-cell>
          <table:table-cell office:value-type="string" calcext:value-type="string">
            <text:p>Tafí Viejo, Argentina</text:p>
          </table:table-cell>
          <table:table-cell office:value-type="float" office:value="-26.7343205" calcext:value-type="float">
            <text:p>-26.7343205</text:p>
          </table:table-cell>
          <table:table-cell office:value-type="float" office:value="-65.2592282" calcext:value-type="float">
            <text:p>-65.2592282</text:p>
          </table:table-cell>
          <table:table-cell table:number-columns-repeated="2"/>
          <table:table-cell office:value-type="string" calcext:value-type="string">
            <text:p>Dario Montero; comenzamos una campaña con el Siprosa para prevenir el dengue <text:s/>el municipio adquirió equipo especial d fumigacion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129" calcext:value-type="float">
            <text:p>3129</text:p>
          </table:table-cell>
          <table:table-cell office:value-type="float" office:value="7.80728784358089E+017" calcext:value-type="float">
            <text:p>780728784358089000</text:p>
          </table:table-cell>
          <table:table-cell office:value-type="string" calcext:value-type="string">
            <text:p>2016-09-27 13:20:2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Alerta epidemiológica ante aparición de virus Mayaro.Un virus parecido al dengue y su ciclo de vida se parece mucho al de la fiebre amarilla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130" calcext:value-type="float">
            <text:p>3130</text:p>
          </table:table-cell>
          <table:table-cell office:value-type="float" office:value="7.80718285495173E+017" calcext:value-type="float">
            <text:p>780718285495173000</text:p>
          </table:table-cell>
          <table:table-cell office:value-type="string" calcext:value-type="string">
            <text:p>2016-09-27 12:38:38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Meu wpp pegou dengue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132" calcext:value-type="float">
            <text:p>3132</text:p>
          </table:table-cell>
          <table:table-cell office:value-type="float" office:value="7.80708172222833E+017" calcext:value-type="float">
            <text:p>780708172222833000</text:p>
          </table:table-cell>
          <table:table-cell office:value-type="string" calcext:value-type="string">
            <text:p>2016-09-27 11:58:2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#SetembroMaisRapidoQue o senhor que fala esse medicamento é contra indicado em caso de suspeita de dengue 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33" calcext:value-type="float">
            <text:p>3133</text:p>
          </table:table-cell>
          <table:table-cell office:value-type="float" office:value="7.80700139547656E+017" calcext:value-type="float">
            <text:p>780700139547656000</text:p>
          </table:table-cell>
          <table:table-cell office:value-type="string" calcext:value-type="string">
            <text:p>2016-09-27 11:26:32</text:p>
          </table:table-cell>
          <table:table-cell office:value-type="string" calcext:value-type="string">
            <text:p>Maceió, Brazil</text:p>
          </table:table-cell>
          <table:table-cell office:value-type="float" office:value="-9.6476842" calcext:value-type="float">
            <text:p>-9.6476842</text:p>
          </table:table-cell>
          <table:table-cell office:value-type="float" office:value="-35.7339263" calcext:value-type="float">
            <text:p>-35.7339263</text:p>
          </table:table-cell>
          <table:table-cell table:number-columns-repeated="2"/>
          <table:table-cell office:value-type="string" calcext:value-type="string">
            <text:p>#SetembroMaisRapidoQue a pessoa do comercial dizendo este medicamento é contra indicado em caso de suspeita de dengue 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148" calcext:value-type="float">
            <text:p>3148</text:p>
          </table:table-cell>
          <table:table-cell office:value-type="float" office:value="7.8063109059582E+017" calcext:value-type="float">
            <text:p>780631090595820000</text:p>
          </table:table-cell>
          <table:table-cell office:value-type="string" calcext:value-type="string">
            <text:p>2016-09-27 06:52:10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Meu wpp... bombandovai dar dengue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50" calcext:value-type="float">
            <text:p>3150</text:p>
          </table:table-cell>
          <table:table-cell office:value-type="float" office:value="7.806242559481E+017" calcext:value-type="float">
            <text:p>780624255948100000</text:p>
          </table:table-cell>
          <table:table-cell office:value-type="string" calcext:value-type="string">
            <text:p>2016-09-27 06:25:00</text:p>
          </table:table-cell>
          <table:table-cell office:value-type="string" calcext:value-type="string">
            <text:p>San isidro, Peru</text:p>
          </table:table-cell>
          <table:table-cell office:value-type="float" office:value="-18.0899811" calcext:value-type="float">
            <text:p>-18.0899811</text:p>
          </table:table-cell>
          <table:table-cell office:value-type="float" office:value="-70.3117262" calcext:value-type="float">
            <text:p>-70.3117262</text:p>
          </table:table-cell>
          <table:table-cell table:number-columns-repeated="2"/>
          <table:table-cell office:value-type="string" calcext:value-type="string">
            <text:p>Dengue Dengue Dengue es básico!! Aunque sus primeros tracks eran más descomunales.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157" calcext:value-type="float">
            <text:p>3157</text:p>
          </table:table-cell>
          <table:table-cell office:value-type="float" office:value="7.80586386671956E+017" calcext:value-type="float">
            <text:p>780586386671956000</text:p>
          </table:table-cell>
          <table:table-cell office:value-type="string" calcext:value-type="string">
            <text:p>2016-09-27 03:54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Negryann @mulirofernandes @brudeitos @leeoorossi kkkkkkkkk tô mais parado que água com dengue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158" calcext:value-type="float">
            <text:p>3158</text:p>
          </table:table-cell>
          <table:table-cell office:value-type="float" office:value="7.8057704392269E+017" calcext:value-type="float">
            <text:p>780577043922690000</text:p>
          </table:table-cell>
          <table:table-cell office:value-type="string" calcext:value-type="string">
            <text:p>2016-09-27 03:17:24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Alto dengue tengo dando vuelta en mi cama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59" calcext:value-type="float">
            <text:p>3159</text:p>
          </table:table-cell>
          <table:table-cell office:value-type="float" office:value="7.8056302657971E+017" calcext:value-type="float">
            <text:p>780563026579710000</text:p>
          </table:table-cell>
          <table:table-cell office:value-type="string" calcext:value-type="string">
            <text:p>2016-09-27 02:21:42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Falei pro Thiago que to doente e ele falo É dengue <text:s/>KKKKKKKKKKKKKKK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160" calcext:value-type="float">
            <text:p>3160</text:p>
          </table:table-cell>
          <table:table-cell office:value-type="float" office:value="7.80561334639485E+017" calcext:value-type="float">
            <text:p>780561334639485000</text:p>
          </table:table-cell>
          <table:table-cell office:value-type="string" calcext:value-type="string">
            <text:p>2016-09-27 02:14:58</text:p>
          </table:table-cell>
          <table:table-cell office:value-type="string" calcext:value-type="string">
            <text:p>San Joaquín, Chile</text:p>
          </table:table-cell>
          <table:table-cell office:value-type="float" office:value="-33.4936494" calcext:value-type="float">
            <text:p>-33.4936494</text:p>
          </table:table-cell>
          <table:table-cell office:value-type="float" office:value="-70.6285898939615" calcext:value-type="float">
            <text:p>-70.628589894</text:p>
          </table:table-cell>
          <table:table-cell table:number-columns-repeated="2"/>
          <table:table-cell office:value-type="string" calcext:value-type="string">
            <text:p>Hablar de la PAZ por firmar con las FARC es como hablar de SALUD erradicando sólo el dengue ... #FirmaDeLaPaz #AcuerdoDePaz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161" calcext:value-type="float">
            <text:p>3161</text:p>
          </table:table-cell>
          <table:table-cell office:value-type="float" office:value="7.80547292155744E+017" calcext:value-type="float">
            <text:p>780547292155744000</text:p>
          </table:table-cell>
          <table:table-cell office:value-type="string" calcext:value-type="string">
            <text:p>2016-09-27 01:19:10</text:p>
          </table:table-cell>
          <table:table-cell office:value-type="string" calcext:value-type="string">
            <text:p>Caçapava, Brasil</text:p>
          </table:table-cell>
          <table:table-cell office:value-type="float" office:value="-23.0992039" calcext:value-type="float">
            <text:p>-23.0992039</text:p>
          </table:table-cell>
          <table:table-cell office:value-type="float" office:value="-45.7076449" calcext:value-type="float">
            <text:p>-45.7076449</text:p>
          </table:table-cell>
          <table:table-cell table:number-columns-repeated="2"/>
          <table:table-cell office:value-type="string" calcext:value-type="string">
            <text:p>Foco da dengue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162" calcext:value-type="float">
            <text:p>3162</text:p>
          </table:table-cell>
          <table:table-cell office:value-type="float" office:value="7.80538757011431E+017" calcext:value-type="float">
            <text:p>780538757011431000</text:p>
          </table:table-cell>
          <table:table-cell office:value-type="string" calcext:value-type="string">
            <text:p>2016-09-27 00:45:16</text:p>
          </table:table-cell>
          <table:table-cell office:value-type="string" calcext:value-type="string">
            <text:p>Trindade, Brasil</text:p>
          </table:table-cell>
          <table:table-cell office:value-type="float" office:value="-16.6549923" calcext:value-type="float">
            <text:p>-16.6549923</text:p>
          </table:table-cell>
          <table:table-cell office:value-type="float" office:value="-49.4876202" calcext:value-type="float">
            <text:p>-49.4876202</text:p>
          </table:table-cell>
          <table:table-cell table:number-columns-repeated="2"/>
          <table:table-cell office:value-type="string" calcext:value-type="string">
            <text:p>Acordei com sintomas de dengue hj fui duas vezes pra Goiânia atoa e não aconteceu nenhum dos 3 ensaios. Tenho 11 apresentações até sexta. pic.twitter.com/YKRVyQR38V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163" calcext:value-type="float">
            <text:p>3163</text:p>
          </table:table-cell>
          <table:table-cell office:value-type="float" office:value="7.80533832659374E+017" calcext:value-type="float">
            <text:p>780533832659374000</text:p>
          </table:table-cell>
          <table:table-cell office:value-type="string" calcext:value-type="string">
            <text:p>2016-09-27 00:25:41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Encuentro CEP 5 - Escuela 45 #ProyectoMurga #Dengue pic.twitter.com/37hdu6YSBd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164" calcext:value-type="float">
            <text:p>3164</text:p>
          </table:table-cell>
          <table:table-cell office:value-type="float" office:value="7.80526415678738E+017" calcext:value-type="float">
            <text:p>780526415678738000</text:p>
          </table:table-cell>
          <table:table-cell office:value-type="string" calcext:value-type="string">
            <text:p>2016-09-26 23:56:1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s muy importante que entre todos tomemos conciencia de la lucha contra el dengue <text:s/>no dejemos recipientes con agua en ningún lugar! pic.twitter.com/S9mgDeNIGk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165" calcext:value-type="float">
            <text:p>3165</text:p>
          </table:table-cell>
          <table:table-cell office:value-type="float" office:value="7.80515433208226E+017" calcext:value-type="float">
            <text:p>780515433208226000</text:p>
          </table:table-cell>
          <table:table-cell office:value-type="string" calcext:value-type="string">
            <text:p>2016-09-26 23:12:3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MoronGobierno le da pelea al dengue . http://www. asteriscos.tv/noticia-54756. html … pic.twitter.com/okywgh5gib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3166" calcext:value-type="float">
            <text:p>3166</text:p>
          </table:table-cell>
          <table:table-cell office:value-type="float" office:value="7.80500930995352E+017" calcext:value-type="float">
            <text:p>780500930995352000</text:p>
          </table:table-cell>
          <table:table-cell office:value-type="string" calcext:value-type="string">
            <text:p>2016-09-26 22:14:57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Dra. Brain dice que se lleva a acabo un gran trabajo contra la desnutrición y dengue <text:s/>con el equipo de sanidad.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169" calcext:value-type="float">
            <text:p>3169</text:p>
          </table:table-cell>
          <table:table-cell office:value-type="float" office:value="7.80487946264777E+017" calcext:value-type="float">
            <text:p>780487946264777000</text:p>
          </table:table-cell>
          <table:table-cell office:value-type="string" calcext:value-type="string">
            <text:p>2016-09-26 21:23:2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ike tudo acho que to com dengue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171" calcext:value-type="float">
            <text:p>3171</text:p>
          </table:table-cell>
          <table:table-cell office:value-type="float" office:value="7.80194342413754E+017" calcext:value-type="float">
            <text:p>780194342413754000</text:p>
          </table:table-cell>
          <table:table-cell office:value-type="string" calcext:value-type="string">
            <text:p>2016-09-26 01:56:4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ntes minha vida amorosa era agitada agora é tão parada q da Dengu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72" calcext:value-type="float">
            <text:p>3172</text:p>
          </table:table-cell>
          <table:table-cell office:value-type="float" office:value="7.80191459421094E+017" calcext:value-type="float">
            <text:p>780191459421094000</text:p>
          </table:table-cell>
          <table:table-cell office:value-type="string" calcext:value-type="string">
            <text:p>2016-09-26 01:45:13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tem um pernilongo me rodeando aqui espero que seja dengue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175" calcext:value-type="float">
            <text:p>3175</text:p>
          </table:table-cell>
          <table:table-cell office:value-type="float" office:value="7.80176757328605E+017" calcext:value-type="float">
            <text:p>780176757328605000</text:p>
          </table:table-cell>
          <table:table-cell office:value-type="string" calcext:value-type="string">
            <text:p>2016-09-26 00:46:4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formas de acalmar sua filha pode ser dengue 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3176" calcext:value-type="float">
            <text:p>3176</text:p>
          </table:table-cell>
          <table:table-cell office:value-type="float" office:value="7.80172915522302E+017" calcext:value-type="float">
            <text:p>780172915522302000</text:p>
          </table:table-cell>
          <table:table-cell office:value-type="string" calcext:value-type="string">
            <text:p>2016-09-26 00:31:32</text:p>
          </table:table-cell>
          <table:table-cell office:value-type="string" calcext:value-type="string">
            <text:p>São José de Ribamar, Brasil</text:p>
          </table:table-cell>
          <table:table-cell office:value-type="float" office:value="-2.5609114" calcext:value-type="float">
            <text:p>-2.5609114</text:p>
          </table:table-cell>
          <table:table-cell office:value-type="float" office:value="-44.0559508" calcext:value-type="float">
            <text:p>-44.0559508</text:p>
          </table:table-cell>
          <table:table-cell table:number-columns-repeated="2"/>
          <table:table-cell office:value-type="string" calcext:value-type="string">
            <text:p>Isso porque o médico da upa disse que era dengue rs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177" calcext:value-type="float">
            <text:p>3177</text:p>
          </table:table-cell>
          <table:table-cell office:value-type="float" office:value="7.80141196706476E+017" calcext:value-type="float">
            <text:p>780141196706476000</text:p>
          </table:table-cell>
          <table:table-cell office:value-type="string" calcext:value-type="string">
            <text:p>2016-09-25 22:25:30</text:p>
          </table:table-cell>
          <table:table-cell office:value-type="string" calcext:value-type="string">
            <text:p>Imbituba, Brasil</text:p>
          </table:table-cell>
          <table:table-cell office:value-type="float" office:value="-28.2283669" calcext:value-type="float">
            <text:p>-28.2283669</text:p>
          </table:table-cell>
          <table:table-cell office:value-type="float" office:value="-48.6658839" calcext:value-type="float">
            <text:p>-48.6658839</text:p>
          </table:table-cell>
          <table:table-cell table:number-columns-repeated="2"/>
          <table:table-cell office:value-type="string" calcext:value-type="string">
            <text:p>Minha vó com dengue joga mais que o Romero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178" calcext:value-type="float">
            <text:p>3178</text:p>
          </table:table-cell>
          <table:table-cell office:value-type="float" office:value="7.801411292411E+017" calcext:value-type="float">
            <text:p>780141129241100000</text:p>
          </table:table-cell>
          <table:table-cell office:value-type="string" calcext:value-type="string">
            <text:p>2016-09-25 22:25:1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asaron Tim (Bola) ZubeldíaEdgardoHéctorBoraManuel Dengue D Juan Antonio y dijeron : Emperador tienes más culo q todos nosotros juntos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179" calcext:value-type="float">
            <text:p>3179</text:p>
          </table:table-cell>
          <table:table-cell office:value-type="float" office:value="7.80123147332903E+017" calcext:value-type="float">
            <text:p>780123147332903000</text:p>
          </table:table-cell>
          <table:table-cell office:value-type="string" calcext:value-type="string">
            <text:p>2016-09-25 21:13:46</text:p>
          </table:table-cell>
          <table:table-cell office:value-type="string" calcext:value-type="string">
            <text:p>Petrópolis, Brasil</text:p>
          </table:table-cell>
          <table:table-cell office:value-type="float" office:value="-22.5199629" calcext:value-type="float">
            <text:p>-22.5199629</text:p>
          </table:table-cell>
          <table:table-cell office:value-type="float" office:value="-43.1926129" calcext:value-type="float">
            <text:p>-43.1926129</text:p>
          </table:table-cell>
          <table:table-cell table:number-columns-repeated="2"/>
          <table:table-cell office:value-type="string" calcext:value-type="string">
            <text:p>Deu dengue no meu wpp hoje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181" calcext:value-type="float">
            <text:p>3181</text:p>
          </table:table-cell>
          <table:table-cell office:value-type="float" office:value="7.80119060403094E+017" calcext:value-type="float">
            <text:p>780119060403094000</text:p>
          </table:table-cell>
          <table:table-cell office:value-type="string" calcext:value-type="string">
            <text:p>2016-09-25 20:57:32</text:p>
          </table:table-cell>
          <table:table-cell office:value-type="string" calcext:value-type="string">
            <text:p>Florencio Varela, Argentina</text:p>
          </table:table-cell>
          <table:table-cell office:value-type="float" office:value="-34.8044383" calcext:value-type="float">
            <text:p>-34.8044383</text:p>
          </table:table-cell>
          <table:table-cell office:value-type="float" office:value="-58.2783223" calcext:value-type="float">
            <text:p>-58.2783223</text:p>
          </table:table-cell>
          <table:table-cell table:number-columns-repeated="2"/>
          <table:table-cell office:value-type="string" calcext:value-type="string">
            <text:p>@JuliPreisz Re Dengue so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182" calcext:value-type="float">
            <text:p>3182</text:p>
          </table:table-cell>
          <table:table-cell office:value-type="float" office:value="7.80114791780217E+017" calcext:value-type="float">
            <text:p>780114791780217000</text:p>
          </table:table-cell>
          <table:table-cell office:value-type="string" calcext:value-type="string">
            <text:p>2016-09-25 20:40:34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@costath_ se parar dá dengue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185" calcext:value-type="float">
            <text:p>3185</text:p>
          </table:table-cell>
          <table:table-cell office:value-type="float" office:value="7.80101127924613E+017" calcext:value-type="float">
            <text:p>780101127924613000</text:p>
          </table:table-cell>
          <table:table-cell office:value-type="string" calcext:value-type="string">
            <text:p>2016-09-25 19:46:17</text:p>
          </table:table-cell>
          <table:table-cell office:value-type="string" calcext:value-type="string">
            <text:p>Bonao, Dominican Republic</text:p>
          </table:table-cell>
          <table:table-cell office:value-type="float" office:value="18.9383504" calcext:value-type="float">
            <text:p>18.9383504</text:p>
          </table:table-cell>
          <table:table-cell office:value-type="float" office:value="-70.4054309" calcext:value-type="float">
            <text:p>-70.4054309</text:p>
          </table:table-cell>
          <table:table-cell table:number-columns-repeated="2"/>
          <table:table-cell office:value-type="string" calcext:value-type="string">
            <text:p>@ElCaribeRD De la familia del dengue <text:s/>chikunguya y zica hoy nos viene el terrible mayoro esto es lo ultimo que nos faltaba.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186" calcext:value-type="float">
            <text:p>3186</text:p>
          </table:table-cell>
          <table:table-cell office:value-type="float" office:value="7.80098869564732E+017" calcext:value-type="float">
            <text:p>780098869564732000</text:p>
          </table:table-cell>
          <table:table-cell office:value-type="string" calcext:value-type="string">
            <text:p>2016-09-25 19:37:18</text:p>
          </table:table-cell>
          <table:table-cell office:value-type="string" calcext:value-type="string">
            <text:p>Linhares, Brasil</text:p>
          </table:table-cell>
          <table:table-cell office:value-type="float" office:value="-19.3816943" calcext:value-type="float">
            <text:p>-19.3816943</text:p>
          </table:table-cell>
          <table:table-cell office:value-type="float" office:value="-40.0612212" calcext:value-type="float">
            <text:p>-40.0612212</text:p>
          </table:table-cell>
          <table:table-cell table:number-columns-repeated="2"/>
          <table:table-cell office:value-type="string" calcext:value-type="string">
            <text:p>O flocos da dengue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187" calcext:value-type="float">
            <text:p>3187</text:p>
          </table:table-cell>
          <table:table-cell office:value-type="float" office:value="7.80097720442769E+017" calcext:value-type="float">
            <text:p>780097720442769000</text:p>
          </table:table-cell>
          <table:table-cell office:value-type="string" calcext:value-type="string">
            <text:p>2016-09-25 19:32:44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@GloriaTrevi miraaaaaaa ya me dio!!!!!! Nooo!!!!! Dengue pic.twitter.com/hPdIPbfF5i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189" calcext:value-type="float">
            <text:p>3189</text:p>
          </table:table-cell>
          <table:table-cell office:value-type="float" office:value="7.80071783978369E+017" calcext:value-type="float">
            <text:p>780071783978369000</text:p>
          </table:table-cell>
          <table:table-cell office:value-type="string" calcext:value-type="string">
            <text:p>2016-09-25 17:49:40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Eu pesquisei aqui febre e vômito e apareceu que eu tenho dengue <text:s/>kkkkkkkkk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192" calcext:value-type="float">
            <text:p>3192</text:p>
          </table:table-cell>
          <table:table-cell office:value-type="float" office:value="7.80058746366067E+017" calcext:value-type="float">
            <text:p>780058746366067000</text:p>
          </table:table-cell>
          <table:table-cell office:value-type="string" calcext:value-type="string">
            <text:p>2016-09-25 16:57:52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espero que con la nueva época estival las autoridades combatan el mosquito del dengue antes de que se desate una epidemia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193" calcext:value-type="float">
            <text:p>3193</text:p>
          </table:table-cell>
          <table:table-cell office:value-type="float" office:value="7.80056475112731E+017" calcext:value-type="float">
            <text:p>780056475112731000</text:p>
          </table:table-cell>
          <table:table-cell office:value-type="string" calcext:value-type="string">
            <text:p>2016-09-25 16:48:51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Sebacanalla1889 ya le dije la proxima x lo menos busca una cuneta sin agua!!! me cuido del Dengue viste!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196" calcext:value-type="float">
            <text:p>3196</text:p>
          </table:table-cell>
          <table:table-cell office:value-type="float" office:value="7.80024658343129E+017" calcext:value-type="float">
            <text:p>780024658343129000</text:p>
          </table:table-cell>
          <table:table-cell office:value-type="string" calcext:value-type="string">
            <text:p>2016-09-25 14:42:2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Demora Salud Pública en control criaderos zancudo en calle pueblos Colombia: mas sufrimiento #dengue #Sumideros @agaviriau @JuanManSantos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197" calcext:value-type="float">
            <text:p>3197</text:p>
          </table:table-cell>
          <table:table-cell office:value-type="float" office:value="7.80020963069026E+017" calcext:value-type="float">
            <text:p>780020963069026000</text:p>
          </table:table-cell>
          <table:table-cell office:value-type="string" calcext:value-type="string">
            <text:p>2016-09-25 14:27:4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Não to acreditando q a minha melhor irmã n vai dengue filha de uma puta tnc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206" calcext:value-type="float">
            <text:p>3206</text:p>
          </table:table-cell>
          <table:table-cell office:value-type="float" office:value="7.79922344466866E+017" calcext:value-type="float">
            <text:p>779922344466866000</text:p>
          </table:table-cell>
          <table:table-cell office:value-type="string" calcext:value-type="string">
            <text:p>2016-09-25 07:55:51</text:p>
          </table:table-cell>
          <table:table-cell office:value-type="string" calcext:value-type="string">
            <text:p>Salvador, Brazil</text:p>
          </table:table-cell>
          <table:table-cell office:value-type="float" office:value="-12.9822498" calcext:value-type="float">
            <text:p>-12.9822498</text:p>
          </table:table-cell>
          <table:table-cell office:value-type="float" office:value="-38.4812771" calcext:value-type="float">
            <text:p>-38.4812771</text:p>
          </table:table-cell>
          <table:table-cell table:number-columns-repeated="2"/>
          <table:table-cell office:value-type="string" calcext:value-type="string">
            <text:p>Yo soy el dengue de la vacuna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207" calcext:value-type="float">
            <text:p>3207</text:p>
          </table:table-cell>
          <table:table-cell office:value-type="float" office:value="7.79920917585592E+017" calcext:value-type="float">
            <text:p>779920917585592000</text:p>
          </table:table-cell>
          <table:table-cell office:value-type="string" calcext:value-type="string">
            <text:p>2016-09-25 07:50:11</text:p>
          </table:table-cell>
          <table:table-cell office:value-type="string" calcext:value-type="string">
            <text:p>Fortaleza, Brazil</text:p>
          </table:table-cell>
          <table:table-cell office:value-type="float" office:value="-3.7304511" calcext:value-type="float">
            <text:p>-3.7304511</text:p>
          </table:table-cell>
          <table:table-cell office:value-type="float" office:value="-38.5217988" calcext:value-type="float">
            <text:p>-38.5217988</text:p>
          </table:table-cell>
          <table:table-cell table:number-columns-repeated="2"/>
          <table:table-cell office:value-type="string" calcext:value-type="string">
            <text:p>Aeeeee não era dengue nem chikungunya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210" calcext:value-type="float">
            <text:p>3210</text:p>
          </table:table-cell>
          <table:table-cell office:value-type="float" office:value="7.79908586399011E+017" calcext:value-type="float">
            <text:p>779908586399011000</text:p>
          </table:table-cell>
          <table:table-cell office:value-type="string" calcext:value-type="string">
            <text:p>2016-09-25 07:01:11</text:p>
          </table:table-cell>
          <table:table-cell office:value-type="string" calcext:value-type="string">
            <text:p>Coronel Fabriciano, Brasil</text:p>
          </table:table-cell>
          <table:table-cell office:value-type="float" office:value="-19.5200066" calcext:value-type="float">
            <text:p>-19.5200066</text:p>
          </table:table-cell>
          <table:table-cell office:value-type="float" office:value="-42.6282685" calcext:value-type="float">
            <text:p>-42.6282685</text:p>
          </table:table-cell>
          <table:table-cell table:number-columns-repeated="2"/>
          <table:table-cell office:value-type="string" calcext:value-type="string">
            <text:p>Bom que aí os pernilongo já chegou tudo eba festa da dengue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213" calcext:value-type="float">
            <text:p>3213</text:p>
          </table:table-cell>
          <table:table-cell office:value-type="float" office:value="7.79903701930607E+017" calcext:value-type="float">
            <text:p>779903701930607000</text:p>
          </table:table-cell>
          <table:table-cell office:value-type="string" calcext:value-type="string">
            <text:p>2016-09-25 06:41:47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só falta eu estar c dengue ou pneumonia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214" calcext:value-type="float">
            <text:p>3214</text:p>
          </table:table-cell>
          <table:table-cell office:value-type="float" office:value="7.79897083633496E+017" calcext:value-type="float">
            <text:p>779897083633496000</text:p>
          </table:table-cell>
          <table:table-cell office:value-type="string" calcext:value-type="string">
            <text:p>2016-09-25 06:15:29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Minha cerveja já criou dengue De tão abandonada que ela ficou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218" calcext:value-type="float">
            <text:p>3218</text:p>
          </table:table-cell>
          <table:table-cell office:value-type="float" office:value="7.798821100184E+017" calcext:value-type="float">
            <text:p>779882110018400000</text:p>
          </table:table-cell>
          <table:table-cell office:value-type="string" calcext:value-type="string">
            <text:p>2016-09-25 05:15:59</text:p>
          </table:table-cell>
          <table:table-cell office:value-type="string" calcext:value-type="string">
            <text:p>Carmen, Campeche</text:p>
          </table:table-cell>
          <table:table-cell office:value-type="float" office:value="18.4525195" calcext:value-type="float">
            <text:p>18.4525195</text:p>
          </table:table-cell>
          <table:table-cell office:value-type="float" office:value="-91.4129737779021" calcext:value-type="float">
            <text:p>-91.4129737779</text:p>
          </table:table-cell>
          <table:table-cell table:number-columns-repeated="2"/>
          <table:table-cell office:value-type="string" calcext:value-type="string">
            <text:p>Ya en Campeche ya llevo el chinkunguya el dengue y el zika.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3219" calcext:value-type="float">
            <text:p>3219</text:p>
          </table:table-cell>
          <table:table-cell office:value-type="float" office:value="7.79873029140525E+017" calcext:value-type="float">
            <text:p>779873029140525000</text:p>
          </table:table-cell>
          <table:table-cell office:value-type="string" calcext:value-type="string">
            <text:p>2016-09-25 04:39:54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Un nuevo virus del Mismo puro mosquito del dengue <text:s/>Zika <text:s/>chikunguya -.-' ... la culpa es del imperio !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220" calcext:value-type="float">
            <text:p>3220</text:p>
          </table:table-cell>
          <table:table-cell office:value-type="float" office:value="7.79863220853113E+017" calcext:value-type="float">
            <text:p>779863220853113000</text:p>
          </table:table-cell>
          <table:table-cell office:value-type="string" calcext:value-type="string">
            <text:p>2016-09-25 04:00:55</text:p>
          </table:table-cell>
          <table:table-cell office:value-type="string" calcext:value-type="string">
            <text:p>Timóteo, Brasil</text:p>
          </table:table-cell>
          <table:table-cell office:value-type="float" office:value="-19.5771394" calcext:value-type="float">
            <text:p>-19.5771394</text:p>
          </table:table-cell>
          <table:table-cell office:value-type="float" office:value="-42.6436107" calcext:value-type="float">
            <text:p>-42.6436107</text:p>
          </table:table-cell>
          <table:table-cell table:number-columns-repeated="2"/>
          <table:table-cell office:value-type="string" calcext:value-type="string">
            <text:p>Meu snap tá dando até dengue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21" calcext:value-type="float">
            <text:p>3221</text:p>
          </table:table-cell>
          <table:table-cell office:value-type="float" office:value="7.79861547980034E+017" calcext:value-type="float">
            <text:p>779861547980034000</text:p>
          </table:table-cell>
          <table:table-cell office:value-type="string" calcext:value-type="string">
            <text:p>2016-09-25 03:54:16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meu wpp vai dar dengue :(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226" calcext:value-type="float">
            <text:p>3226</text:p>
          </table:table-cell>
          <table:table-cell office:value-type="float" office:value="7.79817964614721E+017" calcext:value-type="float">
            <text:p>779817964614721000</text:p>
          </table:table-cell>
          <table:table-cell office:value-type="string" calcext:value-type="string">
            <text:p>2016-09-25 01:01:05</text:p>
          </table:table-cell>
          <table:table-cell office:value-type="string" calcext:value-type="string">
            <text:p>São Lourenço do Sul, Brasil</text:p>
          </table:table-cell>
          <table:table-cell office:value-type="float" office:value="-31.3658951" calcext:value-type="float">
            <text:p>-31.3658951</text:p>
          </table:table-cell>
          <table:table-cell office:value-type="float" office:value="-51.9799161" calcext:value-type="float">
            <text:p>-51.9799161</text:p>
          </table:table-cell>
          <table:table-cell table:number-columns-repeated="2"/>
          <table:table-cell office:value-type="string" calcext:value-type="string">
            <text:p>este medicamento e contraindicado em caso de suspeita de dengue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3227" calcext:value-type="float">
            <text:p>3227</text:p>
          </table:table-cell>
          <table:table-cell office:value-type="float" office:value="7.7979752131711E+017" calcext:value-type="float">
            <text:p>779797521317110000</text:p>
          </table:table-cell>
          <table:table-cell office:value-type="string" calcext:value-type="string">
            <text:p>2016-09-24 23:39:51</text:p>
          </table:table-cell>
          <table:table-cell office:value-type="string" calcext:value-type="string">
            <text:p>General Pico, Argentina</text:p>
          </table:table-cell>
          <table:table-cell office:value-type="float" office:value="-35.6635984" calcext:value-type="float">
            <text:p>-35.6635984</text:p>
          </table:table-cell>
          <table:table-cell office:value-type="float" office:value="-63.7542759" calcext:value-type="float">
            <text:p>-63.7542759</text:p>
          </table:table-cell>
          <table:table-cell table:number-columns-repeated="2"/>
          <table:table-cell office:value-type="string" calcext:value-type="string">
            <text:p>Con un dengue @salinasani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3228" calcext:value-type="float">
            <text:p>3228</text:p>
          </table:table-cell>
          <table:table-cell office:value-type="float" office:value="7.79796737334608E+017" calcext:value-type="float">
            <text:p>779796737334608000</text:p>
          </table:table-cell>
          <table:table-cell office:value-type="string" calcext:value-type="string">
            <text:p>2016-09-24 23:36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vai dar dengue de tão parado que ele ta nu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229" calcext:value-type="float">
            <text:p>3229</text:p>
          </table:table-cell>
          <table:table-cell office:value-type="float" office:value="7.79788077057409E+017" calcext:value-type="float">
            <text:p>779788077057409000</text:p>
          </table:table-cell>
          <table:table-cell office:value-type="string" calcext:value-type="string">
            <text:p>2016-09-24 23:02:1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ARBARA A DENGUE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230" calcext:value-type="float">
            <text:p>3230</text:p>
          </table:table-cell>
          <table:table-cell office:value-type="float" office:value="7.7977686865655E+017" calcext:value-type="float">
            <text:p>779776868656550000</text:p>
          </table:table-cell>
          <table:table-cell office:value-type="string" calcext:value-type="string">
            <text:p>2016-09-24 22:17:47</text:p>
          </table:table-cell>
          <table:table-cell office:value-type="string" calcext:value-type="string">
            <text:p>Galapagos, Ecuador</text:p>
          </table:table-cell>
          <table:table-cell office:value-type="float" office:value="0.35" calcext:value-type="float">
            <text:p>0.35</text:p>
          </table:table-cell>
          <table:table-cell office:value-type="float" office:value="-78.7333329" calcext:value-type="float">
            <text:p>-78.7333329</text:p>
          </table:table-cell>
          <table:table-cell table:number-columns-repeated="2"/>
          <table:table-cell office:value-type="string" calcext:value-type="string">
            <text:p>Isabela y Floreana no tienen presencia del mosquito Aedes aegypti; portador del virus del Zika Dengue y Chikungunya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231" calcext:value-type="float">
            <text:p>3231</text:p>
          </table:table-cell>
          <table:table-cell office:value-type="float" office:value="7.7977590191145E+017" calcext:value-type="float">
            <text:p>779775901911450000</text:p>
          </table:table-cell>
          <table:table-cell office:value-type="string" calcext:value-type="string">
            <text:p>2016-09-24 22:13:5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beAJkDXfyiP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232" calcext:value-type="float">
            <text:p>3232</text:p>
          </table:table-cell>
          <table:table-cell office:value-type="float" office:value="7.79775873125757E+017" calcext:value-type="float">
            <text:p>779775873125757000</text:p>
          </table:table-cell>
          <table:table-cell office:value-type="string" calcext:value-type="string">
            <text:p>2016-09-24 22:13:50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El #AedesAegypti puede ser portador de #Dengue <text:s/>#Chikungunya y #Zika . Por eso Lava Tapa Voltea y Tira. #CuidaTuSalud pic.twitter.com/ckwFWgdK3N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233" calcext:value-type="float">
            <text:p>3233</text:p>
          </table:table-cell>
          <table:table-cell office:value-type="float" office:value="7.79754784777761E+017" calcext:value-type="float">
            <text:p>779754784777761000</text:p>
          </table:table-cell>
          <table:table-cell office:value-type="string" calcext:value-type="string">
            <text:p>2016-09-24 20:50:02</text:p>
          </table:table-cell>
          <table:table-cell office:value-type="string" calcext:value-type="string">
            <text:p>Lauro de Freitas, Brasil</text:p>
          </table:table-cell>
          <table:table-cell office:value-type="float" office:value="-12.8924199" calcext:value-type="float">
            <text:p>-12.8924199</text:p>
          </table:table-cell>
          <table:table-cell office:value-type="float" office:value="-38.312769" calcext:value-type="float">
            <text:p>-38.312769</text:p>
          </table:table-cell>
          <table:table-cell table:number-columns-repeated="2"/>
          <table:table-cell office:value-type="string" calcext:value-type="string">
            <text:p>Minha meta de vida é ser feliz como esse dinossauro com câncer e paralisia cerebral com dengue @LubaTV pic.twitter.com/QQCzG0snJP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3234" calcext:value-type="float">
            <text:p>3234</text:p>
          </table:table-cell>
          <table:table-cell office:value-type="float" office:value="7.79752168907743E+017" calcext:value-type="float">
            <text:p>779752168907743000</text:p>
          </table:table-cell>
          <table:table-cell office:value-type="string" calcext:value-type="string">
            <text:p>2016-09-24 20:39:38</text:p>
          </table:table-cell>
          <table:table-cell office:value-type="string" calcext:value-type="string">
            <text:p>Macapá, Brazil</text:p>
          </table:table-cell>
          <table:table-cell office:value-type="float" office:value="0.0460699" calcext:value-type="float">
            <text:p>0.0460699</text:p>
          </table:table-cell>
          <table:table-cell office:value-type="float" office:value="-51.0693237" calcext:value-type="float">
            <text:p>-51.0693237</text:p>
          </table:table-cell>
          <table:table-cell table:number-columns-repeated="2"/>
          <table:table-cell office:value-type="string" calcext:value-type="string">
            <text:p>Diarréia Dengue <text:s/>Depressão e desilusão OS 4 D'S do emagrecimento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35" calcext:value-type="float">
            <text:p>3235</text:p>
          </table:table-cell>
          <table:table-cell office:value-type="float" office:value="7.79745727073387E+017" calcext:value-type="float">
            <text:p>779745727073387000</text:p>
          </table:table-cell>
          <table:table-cell office:value-type="string" calcext:value-type="string">
            <text:p>2016-09-24 20:14:02</text:p>
          </table:table-cell>
          <table:table-cell office:value-type="string" calcext:value-type="string">
            <text:p>Nilópolis, Brasil</text:p>
          </table:table-cell>
          <table:table-cell office:value-type="float" office:value="-22.8080113" calcext:value-type="float">
            <text:p>-22.8080113</text:p>
          </table:table-cell>
          <table:table-cell office:value-type="float" office:value="-43.4138221" calcext:value-type="float">
            <text:p>-43.4138221</text:p>
          </table:table-cell>
          <table:table-cell table:number-columns-repeated="2"/>
          <table:table-cell office:value-type="string" calcext:value-type="string">
            <text:p>Pq água parada dá dengue porra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237" calcext:value-type="float">
            <text:p>3237</text:p>
          </table:table-cell>
          <table:table-cell office:value-type="float" office:value="7.79742392090059E+017" calcext:value-type="float">
            <text:p>779742392090059000</text:p>
          </table:table-cell>
          <table:table-cell office:value-type="string" calcext:value-type="string">
            <text:p>2016-09-24 20:00:47</text:p>
          </table:table-cell>
          <table:table-cell office:value-type="string" calcext:value-type="string">
            <text:p>Aracaju, Brazil</text:p>
          </table:table-cell>
          <table:table-cell office:value-type="float" office:value="-10.916206" calcext:value-type="float">
            <text:p>-10.916206</text:p>
          </table:table-cell>
          <table:table-cell office:value-type="float" office:value="-37.0774654" calcext:value-type="float">
            <text:p>-37.0774654</text:p>
          </table:table-cell>
          <table:table-cell table:number-columns-repeated="2"/>
          <table:table-cell office:value-type="string" calcext:value-type="string">
            <text:p>parece até que eu to com dengu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242" calcext:value-type="float">
            <text:p>3242</text:p>
          </table:table-cell>
          <table:table-cell office:value-type="float" office:value="7.79700252039189E+017" calcext:value-type="float">
            <text:p>779700252039189000</text:p>
          </table:table-cell>
          <table:table-cell office:value-type="string" calcext:value-type="string">
            <text:p>2016-09-24 17:13:20</text:p>
          </table:table-cell>
          <table:table-cell office:value-type="string" calcext:value-type="string">
            <text:p>Tabasco, México</text:p>
          </table:table-cell>
          <table:table-cell office:value-type="float" office:value="17.95078635" calcext:value-type="float">
            <text:p>17.95078635</text:p>
          </table:table-cell>
          <table:table-cell office:value-type="float" office:value="-92.483122032414" calcext:value-type="float">
            <text:p>-92.4831220324</text:p>
          </table:table-cell>
          <table:table-cell table:number-columns-repeated="2"/>
          <table:table-cell office:value-type="string" calcext:value-type="string">
            <text:p>#Sabado #Eureka #FelizSabado #ElFinEsPara #Fumigar #NoToxicas #AedesAegypti #Zika #Dengue #Chikungunya #Fumigaciones #Villahermosa #Mexico pic.twitter.com/f7YKEH0Yyu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243" calcext:value-type="float">
            <text:p>3243</text:p>
          </table:table-cell>
          <table:table-cell office:value-type="float" office:value="7.79698243894596E+017" calcext:value-type="float">
            <text:p>779698243894596000</text:p>
          </table:table-cell>
          <table:table-cell office:value-type="string" calcext:value-type="string">
            <text:p>2016-09-24 17:05:22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12 MIL PERSONAS HAN RECIBIDO CAPACITACIÓN PARA PREVENIR ZIKA DENGUE Y CHIKUNGUNYA. http:// bit.ly/2cQhGeM pic.twitter.com/EECFkfbM9e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245" calcext:value-type="float">
            <text:p>3245</text:p>
          </table:table-cell>
          <table:table-cell office:value-type="float" office:value="7.79688355269411E+017" calcext:value-type="float">
            <text:p>779688355269411000</text:p>
          </table:table-cell>
          <table:table-cell office:value-type="string" calcext:value-type="string">
            <text:p>2016-09-24 16:26:04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acataaaa *era el dengue *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247" calcext:value-type="float">
            <text:p>3247</text:p>
          </table:table-cell>
          <table:table-cell office:value-type="float" office:value="7.79673623820841E+017" calcext:value-type="float">
            <text:p>779673623820841000</text:p>
          </table:table-cell>
          <table:table-cell office:value-type="string" calcext:value-type="string">
            <text:p>2016-09-24 15:27:32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La @SSalud_mx sin presupuesto este año para adquirir la vacuna contra el dengue : Pablo Kuri Morales https://www. facebook.com/XEVARadioHogar /photos/a.387640567992701.93018.387627567994001/1114574825299268/?type=3&amp;theater … pic.twitter.com/pXeotBQbZz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253" calcext:value-type="float">
            <text:p>3253</text:p>
          </table:table-cell>
          <table:table-cell office:value-type="float" office:value="7.7965093177652E+017" calcext:value-type="float">
            <text:p>779650931776520000</text:p>
          </table:table-cell>
          <table:table-cell office:value-type="string" calcext:value-type="string">
            <text:p>2016-09-24 13:57:22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A palestrante Walcymar Leonel Estrela fala sobre o Tratamento da Dengue com Homeopatia. #3cmf … https://www. instagram.com/p/BKvODzsAT7f/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3255" calcext:value-type="float">
            <text:p>3255</text:p>
          </table:table-cell>
          <table:table-cell office:value-type="float" office:value="7.79644299159884E+017" calcext:value-type="float">
            <text:p>779644299159884000</text:p>
          </table:table-cell>
          <table:table-cell office:value-type="string" calcext:value-type="string">
            <text:p>2016-09-24 13:31:00</text:p>
          </table:table-cell>
          <table:table-cell office:value-type="string" calcext:value-type="string">
            <text:p>José Azueta, Guerrero</text:p>
          </table:table-cell>
          <table:table-cell office:value-type="float" office:value="16.8512622" calcext:value-type="float">
            <text:p>16.8512622</text:p>
          </table:table-cell>
          <table:table-cell office:value-type="float" office:value="-99.8471242" calcext:value-type="float">
            <text:p>-99.8471242</text:p>
          </table:table-cell>
          <table:table-cell table:number-columns-repeated="2"/>
          <table:table-cell office:value-type="string" calcext:value-type="string">
            <text:p>Luchemos contra el dengue y chikungunya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268" calcext:value-type="float">
            <text:p>3268</text:p>
          </table:table-cell>
          <table:table-cell office:value-type="float" office:value="7.7954123095475E+017" calcext:value-type="float">
            <text:p>779541230954750000</text:p>
          </table:table-cell>
          <table:table-cell office:value-type="string" calcext:value-type="string">
            <text:p>2016-09-24 06:41:27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@iRichie85 158 mosquitos con dengue <text:s/>Zika o chikungunya le gusta esto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3270" calcext:value-type="float">
            <text:p>3270</text:p>
          </table:table-cell>
          <table:table-cell office:value-type="float" office:value="7.79537907426157E+017" calcext:value-type="float">
            <text:p>779537907426157000</text:p>
          </table:table-cell>
          <table:table-cell office:value-type="string" calcext:value-type="string">
            <text:p>2016-09-24 06:28:14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Só eu que não tomei a vacina contra a dengue ?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71" calcext:value-type="float">
            <text:p>3271</text:p>
          </table:table-cell>
          <table:table-cell office:value-type="float" office:value="7.79532381564772E+017" calcext:value-type="float">
            <text:p>779532381564772000</text:p>
          </table:table-cell>
          <table:table-cell office:value-type="string" calcext:value-type="string">
            <text:p>2016-09-24 06:06:17</text:p>
          </table:table-cell>
          <table:table-cell office:value-type="string" calcext:value-type="string">
            <text:p>Coatzacoalcos, Veracruz de Ignacio de la Llave</text:p>
          </table:table-cell>
          <table:table-cell office:value-type="float" office:value="18.1367924" calcext:value-type="float">
            <text:p>18.1367924</text:p>
          </table:table-cell>
          <table:table-cell office:value-type="float" office:value="-94.3777590645784" calcext:value-type="float">
            <text:p>-94.3777590646</text:p>
          </table:table-cell>
          <table:table-cell table:number-columns-repeated="2"/>
          <table:table-cell office:value-type="string" calcext:value-type="string">
            <text:p>Despídanse de mí ya me voy de este planeta maldito zika dengue o chikungunya bye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272" calcext:value-type="float">
            <text:p>3272</text:p>
          </table:table-cell>
          <table:table-cell office:value-type="float" office:value="7.79526901291287E+017" calcext:value-type="float">
            <text:p>779526901291287000</text:p>
          </table:table-cell>
          <table:table-cell office:value-type="string" calcext:value-type="string">
            <text:p>2016-09-24 05:44:30</text:p>
          </table:table-cell>
          <table:table-cell office:value-type="string" calcext:value-type="string">
            <text:p>Xalapa, Veracruz de Ignacio de la Llave</text:p>
          </table:table-cell>
          <table:table-cell office:value-type="float" office:value="19.5274085" calcext:value-type="float">
            <text:p>19.5274085</text:p>
          </table:table-cell>
          <table:table-cell office:value-type="float" office:value="-96.9238792" calcext:value-type="float">
            <text:p>-96.9238792</text:p>
          </table:table-cell>
          <table:table-cell table:number-columns-repeated="2"/>
          <table:table-cell office:value-type="string" calcext:value-type="string">
            <text:p>Programa prevención #Dengue #Chikungunya #Zika Col. Los Pinos #Xalapa @ComSocialXalapa @AytoServiciosM pic.twitter.com/Z4uOCbmlGO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273" calcext:value-type="float">
            <text:p>3273</text:p>
          </table:table-cell>
          <table:table-cell office:value-type="float" office:value="7.79526785465745E+017" calcext:value-type="float">
            <text:p>779526785465745000</text:p>
          </table:table-cell>
          <table:table-cell office:value-type="string" calcext:value-type="string">
            <text:p>2016-09-24 05:44:03</text:p>
          </table:table-cell>
          <table:table-cell office:value-type="string" calcext:value-type="string">
            <text:p>Uruguay</text:p>
          </table:table-cell>
          <table:table-cell office:value-type="float" office:value="-32.8755547" calcext:value-type="float">
            <text:p>-32.8755547</text:p>
          </table:table-cell>
          <table:table-cell office:value-type="float" office:value="-56.0201524" calcext:value-type="float">
            <text:p>-56.0201524</text:p>
          </table:table-cell>
          <table:table-cell table:number-columns-repeated="2"/>
          <table:table-cell office:value-type="string" calcext:value-type="string">
            <text:p>A ella le gusta la picadura yo soy el dengue que la vacuna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3274" calcext:value-type="float">
            <text:p>3274</text:p>
          </table:table-cell>
          <table:table-cell office:value-type="float" office:value="7.79525034519953E+017" calcext:value-type="float">
            <text:p>779525034519953000</text:p>
          </table:table-cell>
          <table:table-cell office:value-type="string" calcext:value-type="string">
            <text:p>2016-09-24 05:37:05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whats é mais parado que a água do mosquito da dengue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275" calcext:value-type="float">
            <text:p>3275</text:p>
          </table:table-cell>
          <table:table-cell office:value-type="float" office:value="7.79523088748642E+017" calcext:value-type="float">
            <text:p>779523088748642000</text:p>
          </table:table-cell>
          <table:table-cell office:value-type="string" calcext:value-type="string">
            <text:p>2016-09-24 05:29:21</text:p>
          </table:table-cell>
          <table:table-cell office:value-type="string" calcext:value-type="string">
            <text:p>Xalapa, Veracruz de Ignacio de la Llave</text:p>
          </table:table-cell>
          <table:table-cell office:value-type="float" office:value="19.5274085" calcext:value-type="float">
            <text:p>19.5274085</text:p>
          </table:table-cell>
          <table:table-cell office:value-type="float" office:value="-96.9238792" calcext:value-type="float">
            <text:p>-96.9238792</text:p>
          </table:table-cell>
          <table:table-cell table:number-columns-repeated="2"/>
          <table:table-cell office:value-type="string" calcext:value-type="string">
            <text:p>Jefes de manzana Col.Rafael Hdez Ochoa Prevención #Dengue #Chikungunya #Zika @ComSocialXalapa @americozuniga @AytoServiciosM pic.twitter.com/UvmcvJleqG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276" calcext:value-type="float">
            <text:p>3276</text:p>
          </table:table-cell>
          <table:table-cell office:value-type="float" office:value="7.79515517036012E+017" calcext:value-type="float">
            <text:p>779515517036012000</text:p>
          </table:table-cell>
          <table:table-cell office:value-type="string" calcext:value-type="string">
            <text:p>2016-09-24 04:59:1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ta mais parado que água de mosquito da dengu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277" calcext:value-type="float">
            <text:p>3277</text:p>
          </table:table-cell>
          <table:table-cell office:value-type="float" office:value="7.79512188465652E+017" calcext:value-type="float">
            <text:p>779512188465652000</text:p>
          </table:table-cell>
          <table:table-cell office:value-type="string" calcext:value-type="string">
            <text:p>2016-09-24 04:46:03</text:p>
          </table:table-cell>
          <table:table-cell office:value-type="string" calcext:value-type="string">
            <text:p>Guadeloupe</text:p>
          </table:table-cell>
          <table:table-cell office:value-type="float" office:value="16.2490067" calcext:value-type="float">
            <text:p>16.2490067</text:p>
          </table:table-cell>
          <table:table-cell office:value-type="float" office:value="-61.5650443" calcext:value-type="float">
            <text:p>-61.5650443</text:p>
          </table:table-cell>
          <table:table-cell table:number-columns-repeated="2"/>
          <table:table-cell office:value-type="string" calcext:value-type="string">
            <text:p>#DesejoProTemer Zica Dengue e Chikungunya tudo junto e ele sendo socorrido pelo SUS.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279" calcext:value-type="float">
            <text:p>3279</text:p>
          </table:table-cell>
          <table:table-cell office:value-type="float" office:value="7.79505318912991E+017" calcext:value-type="float">
            <text:p>779505318912991000</text:p>
          </table:table-cell>
          <table:table-cell office:value-type="string" calcext:value-type="string">
            <text:p>2016-09-24 04:18:45</text:p>
          </table:table-cell>
          <table:table-cell office:value-type="string" calcext:value-type="string">
            <text:p>Cabo Frio, Brasil</text:p>
          </table:table-cell>
          <table:table-cell office:value-type="float" office:value="-22.8804368" calcext:value-type="float">
            <text:p>-22.8804368</text:p>
          </table:table-cell>
          <table:table-cell office:value-type="float" office:value="-42.0189226" calcext:value-type="float">
            <text:p>-42.0189226</text:p>
          </table:table-cell>
          <table:table-cell table:number-columns-repeated="2"/>
          <table:table-cell office:value-type="string" calcext:value-type="string">
            <text:p>Se for dengue nem posso tomar remédio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282" calcext:value-type="float">
            <text:p>3282</text:p>
          </table:table-cell>
          <table:table-cell office:value-type="float" office:value="7.79473171023925E+017" calcext:value-type="float">
            <text:p>779473171023925000</text:p>
          </table:table-cell>
          <table:table-cell office:value-type="string" calcext:value-type="string">
            <text:p>2016-09-24 02:11:00</text:p>
          </table:table-cell>
          <table:table-cell office:value-type="string" calcext:value-type="string">
            <text:p>Agua Dulce, Veracruz de Ignacio de la Llave</text:p>
          </table:table-cell>
          <table:table-cell office:value-type="float" office:value="18.0899541" calcext:value-type="float">
            <text:p>18.0899541</text:p>
          </table:table-cell>
          <table:table-cell office:value-type="float" office:value="-94.1623629522383" calcext:value-type="float">
            <text:p>-94.1623629522</text:p>
          </table:table-cell>
          <table:table-cell table:number-columns-repeated="2"/>
          <table:table-cell office:value-type="string" calcext:value-type="string">
            <text:p>Así es el mosquito ‘Aedes aegypti’ causante del zika dengue y chikungunya http://www. grandesmedios.com/asi-es-el-mosq uito-aedes-aegypti-causante-del-zika-dengue-y-chikungunya/ … vía @GrandesMedios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283" calcext:value-type="float">
            <text:p>3283</text:p>
          </table:table-cell>
          <table:table-cell office:value-type="float" office:value="7.79463014986678E+017" calcext:value-type="float">
            <text:p>779463014986678000</text:p>
          </table:table-cell>
          <table:table-cell office:value-type="string" calcext:value-type="string">
            <text:p>2016-09-24 01:30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lém de Dengue tô com sinusit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84" calcext:value-type="float">
            <text:p>3284</text:p>
          </table:table-cell>
          <table:table-cell office:value-type="float" office:value="7.79456565954876E+017" calcext:value-type="float">
            <text:p>779456565954876000</text:p>
          </table:table-cell>
          <table:table-cell office:value-type="string" calcext:value-type="string">
            <text:p>2016-09-24 01:05:01</text:p>
          </table:table-cell>
          <table:table-cell office:value-type="string" calcext:value-type="string">
            <text:p>Curaçao</text:p>
          </table:table-cell>
          <table:table-cell office:value-type="float" office:value="12.1845" calcext:value-type="float">
            <text:p>12.1845</text:p>
          </table:table-cell>
          <table:table-cell office:value-type="float" office:value="-68.9640917594077" calcext:value-type="float">
            <text:p>-68.9640917594</text:p>
          </table:table-cell>
          <table:table-cell table:number-columns-repeated="2"/>
          <table:table-cell office:value-type="string" calcext:value-type="string">
            <text:p>Can you believe the same mosquito that carries Zika also carries Chikungunya Dengue and Yellow fever? And caribbean is pested with them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3285" calcext:value-type="float">
            <text:p>3285</text:p>
          </table:table-cell>
          <table:table-cell office:value-type="float" office:value="7.79449454395097E+017" calcext:value-type="float">
            <text:p>779449454395097000</text:p>
          </table:table-cell>
          <table:table-cell office:value-type="string" calcext:value-type="string">
            <text:p>2016-09-24 00:36:46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berlich con Urtubey tendrás Dengue para todas y todos y ella te dirá que está sobreactuado y la desnutrición es un problema cultural....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3287" calcext:value-type="float">
            <text:p>3287</text:p>
          </table:table-cell>
          <table:table-cell office:value-type="float" office:value="7.79432842489131E+017" calcext:value-type="float">
            <text:p>779432842489131000</text:p>
          </table:table-cell>
          <table:table-cell office:value-type="string" calcext:value-type="string">
            <text:p>2016-09-23 23:30:45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CAPACITACIÓN /Prevención fiebre dengue sala de espera de consultas especializadas hospital San Sebastian @TareckPSUV @LuisLopezPSUV pic.twitter.com/RQZlzKs6QK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288" calcext:value-type="float">
            <text:p>3288</text:p>
          </table:table-cell>
          <table:table-cell office:value-type="float" office:value="7.79429421866361E+017" calcext:value-type="float">
            <text:p>779429421866361000</text:p>
          </table:table-cell>
          <table:table-cell office:value-type="string" calcext:value-type="string">
            <text:p>2016-09-23 23:17:09</text:p>
          </table:table-cell>
          <table:table-cell office:value-type="string" calcext:value-type="string">
            <text:p>Valle del Cauca, Colombia</text:p>
          </table:table-cell>
          <table:table-cell office:value-type="float" office:value="4.06397" calcext:value-type="float">
            <text:p>4.06397</text:p>
          </table:table-cell>
          <table:table-cell office:value-type="float" office:value="-76.1233797193955" calcext:value-type="float">
            <text:p>-76.1233797194</text:p>
          </table:table-cell>
          <table:table-cell table:number-columns-repeated="2"/>
          <table:table-cell office:value-type="string" calcext:value-type="string">
            <text:p>Prevengamos el virus del Zika Chikunguña y Dengue #SaludParaElValle pic.twitter.com/2jdJrr86f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3289" calcext:value-type="float">
            <text:p>3289</text:p>
          </table:table-cell>
          <table:table-cell office:value-type="float" office:value="7.79427430683513E+017" calcext:value-type="float">
            <text:p>779427430683513000</text:p>
          </table:table-cell>
          <table:table-cell office:value-type="string" calcext:value-type="string">
            <text:p>2016-09-23 23:09:15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Jornada de sensibilización para la prevención del dengue <text:s/>zika y chikunguña en centros comerciales del norte de la ciudad. #SaludBAQ pic.twitter.com/rRF7XzFMwx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290" calcext:value-type="float">
            <text:p>3290</text:p>
          </table:table-cell>
          <table:table-cell office:value-type="float" office:value="7.79422098406212E+017" calcext:value-type="float">
            <text:p>779422098406212000</text:p>
          </table:table-cell>
          <table:table-cell office:value-type="string" calcext:value-type="string">
            <text:p>2016-09-23 22:48:0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vanza en el Senado la adhesión al Protocolo de Control y Prevención del Virus del Dengue . http:// misionesenbaires.com.ar/ampliar.php?id =3083 … @appraok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291" calcext:value-type="float">
            <text:p>3291</text:p>
          </table:table-cell>
          <table:table-cell office:value-type="float" office:value="7.79419890079896E+017" calcext:value-type="float">
            <text:p>779419890079896000</text:p>
          </table:table-cell>
          <table:table-cell office:value-type="string" calcext:value-type="string">
            <text:p>2016-09-23 22:39:17</text:p>
          </table:table-cell>
          <table:table-cell office:value-type="string" calcext:value-type="string">
            <text:p>Mar del Plata, Argentina</text:p>
          </table:table-cell>
          <table:table-cell office:value-type="float" office:value="-37.9977224" calcext:value-type="float">
            <text:p>-37.9977224</text:p>
          </table:table-cell>
          <table:table-cell office:value-type="float" office:value="-57.5482702" calcext:value-type="float">
            <text:p>-57.5482702</text:p>
          </table:table-cell>
          <table:table-cell table:number-columns-repeated="2"/>
          <table:table-cell office:value-type="string" calcext:value-type="string">
            <text:p>@silvinamarq @NicolasLucca @LaGacetaTucuman pero no por dengue .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292" calcext:value-type="float">
            <text:p>3292</text:p>
          </table:table-cell>
          <table:table-cell office:value-type="float" office:value="7.79409026627019E+017" calcext:value-type="float">
            <text:p>779409026627019000</text:p>
          </table:table-cell>
          <table:table-cell office:value-type="string" calcext:value-type="string">
            <text:p>2016-09-23 21:56:0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tenho um aluno que me chama de tia Dengue <text:s/>kkkkkkkkkkkkkk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293" calcext:value-type="float">
            <text:p>3293</text:p>
          </table:table-cell>
          <table:table-cell office:value-type="float" office:value="7.79408417425424E+017" calcext:value-type="float">
            <text:p>779408417425424000</text:p>
          </table:table-cell>
          <table:table-cell office:value-type="string" calcext:value-type="string">
            <text:p>2016-09-23 21:53:4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s mentions estão tão paradas que daqui a pouco vira criadouro de mosquito da dengue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296" calcext:value-type="float">
            <text:p>3296</text:p>
          </table:table-cell>
          <table:table-cell office:value-type="float" office:value="7.79399411403256E+017" calcext:value-type="float">
            <text:p>779399411403256000</text:p>
          </table:table-cell>
          <table:table-cell office:value-type="string" calcext:value-type="string">
            <text:p>2016-09-23 21:17:54</text:p>
          </table:table-cell>
          <table:table-cell office:value-type="string" calcext:value-type="string">
            <text:p>Ensenada, Argentina</text:p>
          </table:table-cell>
          <table:table-cell office:value-type="float" office:value="-41.1599622" calcext:value-type="float">
            <text:p>-41.1599622</text:p>
          </table:table-cell>
          <table:table-cell office:value-type="float" office:value="-63.4668976" calcext:value-type="float">
            <text:p>-63.4668976</text:p>
          </table:table-cell>
          <table:table-cell table:number-columns-repeated="2"/>
          <table:table-cell office:value-type="string" calcext:value-type="string">
            <text:p>MORÓN: COMENZARON TAREAS PREVENTIVAS CONTRA EL VIRUS DEL DENGUE https:// sectorprensaoeste.wordpress.com/2016/09/23/mor on-comenzaron-tareas-preventivas-contra-el-virus-del-dengue/ … pic.twitter.com/IHX7YMxsqq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97" calcext:value-type="float">
            <text:p>3297</text:p>
          </table:table-cell>
          <table:table-cell office:value-type="float" office:value="7.79394174311395E+017" calcext:value-type="float">
            <text:p>779394174311395000</text:p>
          </table:table-cell>
          <table:table-cell office:value-type="string" calcext:value-type="string">
            <text:p>2016-09-23 20:57:06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@gab2311 @yilein y qué pensó que iba a ver en un hospital plena epidemia de dengue pic.twitter.com/3fRzxFaKLs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300" calcext:value-type="float">
            <text:p>3300</text:p>
          </table:table-cell>
          <table:table-cell office:value-type="float" office:value="7.79364380706238E+017" calcext:value-type="float">
            <text:p>779364380706238000</text:p>
          </table:table-cell>
          <table:table-cell office:value-type="string" calcext:value-type="string">
            <text:p>2016-09-23 18:58:4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#bateboladebate Dengue x Praga. @ale_espn @jorgenicola @lbertozzi @brunovicari pic.twitter.com/ivAMJuysUn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301" calcext:value-type="float">
            <text:p>3301</text:p>
          </table:table-cell>
          <table:table-cell office:value-type="float" office:value="7.79353526828806E+017" calcext:value-type="float">
            <text:p>779353526828806000</text:p>
          </table:table-cell>
          <table:table-cell office:value-type="string" calcext:value-type="string">
            <text:p>2016-09-23 18:15:35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@SSalud_mx sin presupuesto para adquirir la vacuna contra el dengue <text:s/>dice #PabloKuriMorales Subsecretario de Prevención y Promoción de Salud pic.twitter.com/bgki8mJW1M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304" calcext:value-type="float">
            <text:p>3304</text:p>
          </table:table-cell>
          <table:table-cell office:value-type="float" office:value="7.79346691757605E+017" calcext:value-type="float">
            <text:p>779346691757605000</text:p>
          </table:table-cell>
          <table:table-cell office:value-type="string" calcext:value-type="string">
            <text:p>2016-09-23 17:48:25</text:p>
          </table:table-cell>
          <table:table-cell office:value-type="string" calcext:value-type="string">
            <text:p>Puerto Salgar, Colombia</text:p>
          </table:table-cell>
          <table:table-cell office:value-type="float" office:value="5.4648005" calcext:value-type="float">
            <text:p>5.4648005</text:p>
          </table:table-cell>
          <table:table-cell office:value-type="float" office:value="-74.6550166" calcext:value-type="float">
            <text:p>-74.6550166</text:p>
          </table:table-cell>
          <table:table-cell table:number-columns-repeated="2"/>
          <table:table-cell office:value-type="string" calcext:value-type="string">
            <text:p>Prevenir es tarea de todos. Hoy desde el sector de Pancoger sensibilizamos sobre Zika Dengue y Chikunguña pic.twitter.com/pm9N77Fxob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307" calcext:value-type="float">
            <text:p>3307</text:p>
          </table:table-cell>
          <table:table-cell office:value-type="float" office:value="7.7933364410411E+017" calcext:value-type="float">
            <text:p>779333644104110000</text:p>
          </table:table-cell>
          <table:table-cell office:value-type="string" calcext:value-type="string">
            <text:p>2016-09-23 16:56:3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0 sept: #dengue /16 88.980 #chikún /16 18.881 #zika /15/16 103.550 @INSColombia Sin solución @agaviriau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09" calcext:value-type="float">
            <text:p>3309</text:p>
          </table:table-cell>
          <table:table-cell office:value-type="float" office:value="7.79325625270211E+017" calcext:value-type="float">
            <text:p>779325625270211000</text:p>
          </table:table-cell>
          <table:table-cell office:value-type="string" calcext:value-type="string">
            <text:p>2016-09-23 16:24:42</text:p>
          </table:table-cell>
          <table:table-cell office:value-type="string" calcext:value-type="string">
            <text:p>Naucalpan de Juárez, México</text:p>
          </table:table-cell>
          <table:table-cell office:value-type="float" office:value="19.47436575" calcext:value-type="float">
            <text:p>19.47436575</text:p>
          </table:table-cell>
          <table:table-cell office:value-type="float" office:value="-99.2912448087765" calcext:value-type="float">
            <text:p>-99.2912448088</text:p>
          </table:table-cell>
          <table:table-cell table:number-columns-repeated="2"/>
          <table:table-cell office:value-type="string" calcext:value-type="string">
            <text:p>#AquiClaramenteSeVeQue diferencias tienen #Zika #Chikungunya #dengue #FelizFinde #BuenViernes pic.twitter.com/28mtxfxjhZ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310" calcext:value-type="float">
            <text:p>3310</text:p>
          </table:table-cell>
          <table:table-cell office:value-type="float" office:value="7.7932455619652E+017" calcext:value-type="float">
            <text:p>779324556196520000</text:p>
          </table:table-cell>
          <table:table-cell office:value-type="string" calcext:value-type="string">
            <text:p>2016-09-23 16:20:2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Recolectamos llantas para evitar los críaderos potenciales de mosquito responsables de enfermedades como dengue <text:s/>Zika y Chikungunya. pic.twitter.com/3RzI0qL8UK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311" calcext:value-type="float">
            <text:p>3311</text:p>
          </table:table-cell>
          <table:table-cell office:value-type="float" office:value="7.79323286186582E+017" calcext:value-type="float">
            <text:p>779323286186582000</text:p>
          </table:table-cell>
          <table:table-cell office:value-type="string" calcext:value-type="string">
            <text:p>2016-09-23 16:15:25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@SenepaParaguay lleva adelante acciones para eliminar #criaderos del vector del #Dengue <text:s/>#Zika y #Chik con la colocación de ovitrampas.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313" calcext:value-type="float">
            <text:p>3313</text:p>
          </table:table-cell>
          <table:table-cell office:value-type="float" office:value="7.79318251188814E+017" calcext:value-type="float">
            <text:p>779318251188814000</text:p>
          </table:table-cell>
          <table:table-cell office:value-type="string" calcext:value-type="string">
            <text:p>2016-09-23 15:55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arrafa pete dengue days etc brasileiro é especial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318" calcext:value-type="float">
            <text:p>3318</text:p>
          </table:table-cell>
          <table:table-cell office:value-type="float" office:value="7.7928488776122E+017" calcext:value-type="float">
            <text:p>779284887761220000</text:p>
          </table:table-cell>
          <table:table-cell office:value-type="string" calcext:value-type="string">
            <text:p>2016-09-23 13:42:50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Tomei a vacina da dengue e tô com medo de morrer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339" calcext:value-type="float">
            <text:p>3339</text:p>
          </table:table-cell>
          <table:table-cell office:value-type="float" office:value="7.79182703115665E+017" calcext:value-type="float">
            <text:p>779182703115665000</text:p>
          </table:table-cell>
          <table:table-cell office:value-type="string" calcext:value-type="string">
            <text:p>2016-09-23 06:56:47</text:p>
          </table:table-cell>
          <table:table-cell office:value-type="string" calcext:value-type="string">
            <text:p>Rio Paranaíba, Brasil</text:p>
          </table:table-cell>
          <table:table-cell office:value-type="float" office:value="-18.3867318" calcext:value-type="float">
            <text:p>-18.3867318</text:p>
          </table:table-cell>
          <table:table-cell office:value-type="float" office:value="-48.3065806" calcext:value-type="float">
            <text:p>-48.3065806</text:p>
          </table:table-cell>
          <table:table-cell table:number-columns-repeated="2"/>
          <table:table-cell office:value-type="string" calcext:value-type="string">
            <text:p>Essa vai ser minha desculpa para amanhã: acordei com dengue .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340" calcext:value-type="float">
            <text:p>3340</text:p>
          </table:table-cell>
          <table:table-cell office:value-type="float" office:value="7.79182510085444E+017" calcext:value-type="float">
            <text:p>779182510085444000</text:p>
          </table:table-cell>
          <table:table-cell office:value-type="string" calcext:value-type="string">
            <text:p>2016-09-23 06:56:01</text:p>
          </table:table-cell>
          <table:table-cell office:value-type="string" calcext:value-type="string">
            <text:p>Rio Paranaíba, Brasil</text:p>
          </table:table-cell>
          <table:table-cell office:value-type="float" office:value="-18.3867318" calcext:value-type="float">
            <text:p>-18.3867318</text:p>
          </table:table-cell>
          <table:table-cell office:value-type="float" office:value="-48.3065806" calcext:value-type="float">
            <text:p>-48.3065806</text:p>
          </table:table-cell>
          <table:table-cell table:number-columns-repeated="2"/>
          <table:table-cell office:value-type="string" calcext:value-type="string">
            <text:p>Já tô vendo que vou acordar como sr estivesse com dengue .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342" calcext:value-type="float">
            <text:p>3342</text:p>
          </table:table-cell>
          <table:table-cell office:value-type="float" office:value="7.79179634277487E+017" calcext:value-type="float">
            <text:p>779179634277487000</text:p>
          </table:table-cell>
          <table:table-cell office:value-type="string" calcext:value-type="string">
            <text:p>2016-09-23 06:44:35</text:p>
          </table:table-cell>
          <table:table-cell office:value-type="string" calcext:value-type="string">
            <text:p>Paraíso, Tabasco</text:p>
          </table:table-cell>
          <table:table-cell office:value-type="float" office:value="18.3623055" calcext:value-type="float">
            <text:p>18.3623055</text:p>
          </table:table-cell>
          <table:table-cell office:value-type="float" office:value="-93.1883585891972" calcext:value-type="float">
            <text:p>-93.1883585892</text:p>
          </table:table-cell>
          <table:table-cell table:number-columns-repeated="2"/>
          <table:table-cell office:value-type="string" calcext:value-type="string">
            <text:p>Maldito Zika maldito Dengue . https:// twitter.com/Iaperra/status /779173372626210820 …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344" calcext:value-type="float">
            <text:p>3344</text:p>
          </table:table-cell>
          <table:table-cell office:value-type="float" office:value="7.79166607734108E+017" calcext:value-type="float">
            <text:p>779166607734108000</text:p>
          </table:table-cell>
          <table:table-cell office:value-type="string" calcext:value-type="string">
            <text:p>2016-09-23 05:52:5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Más acciones en el marco de la lucha contra el dengue http:// municipalidadstome.com.ar/mas-acciones-e n-el-marco-de-la-lucha-contra-el-dengue/ … pic.twitter.com/gZcuxpInfF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346" calcext:value-type="float">
            <text:p>3346</text:p>
          </table:table-cell>
          <table:table-cell office:value-type="float" office:value="7.79159224349815E+017" calcext:value-type="float">
            <text:p>779159224349815000</text:p>
          </table:table-cell>
          <table:table-cell office:value-type="string" calcext:value-type="string">
            <text:p>2016-09-23 05:23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oro Zancudera Urbana y postconflicto en Colombia. Dizque invita el Dengue . ¡Ooopa carajo!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348" calcext:value-type="float">
            <text:p>3348</text:p>
          </table:table-cell>
          <table:table-cell office:value-type="float" office:value="7.79154124185149E+017" calcext:value-type="float">
            <text:p>779154124185149000</text:p>
          </table:table-cell>
          <table:table-cell office:value-type="string" calcext:value-type="string">
            <text:p>2016-09-23 05:03:13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Pobre mi amor soy un dengue chabon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349" calcext:value-type="float">
            <text:p>3349</text:p>
          </table:table-cell>
          <table:table-cell office:value-type="float" office:value="7.79150302779933E+017" calcext:value-type="float">
            <text:p>779150302779933000</text:p>
          </table:table-cell>
          <table:table-cell office:value-type="string" calcext:value-type="string">
            <text:p>2016-09-23 04:48:02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@sofissosa se duerme con el dengue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350" calcext:value-type="float">
            <text:p>3350</text:p>
          </table:table-cell>
          <table:table-cell office:value-type="float" office:value="7.79146481030799E+017" calcext:value-type="float">
            <text:p>779146481030799000</text:p>
          </table:table-cell>
          <table:table-cell office:value-type="string" calcext:value-type="string">
            <text:p>2016-09-23 04:32:5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¿Que pasaría si quemamos los autos abandonados @gcba ? ¿Combatiríamos el #dengue ? #MañanaArranco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353" calcext:value-type="float">
            <text:p>3353</text:p>
          </table:table-cell>
          <table:table-cell office:value-type="float" office:value="7.79138884542271E+017" calcext:value-type="float">
            <text:p>779138884542271000</text:p>
          </table:table-cell>
          <table:table-cell office:value-type="string" calcext:value-type="string">
            <text:p>2016-09-23 04:02:40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Dengue Chikinguya <text:s/>Leismaniasis Zika <text:s/>es onda La Purga <text:s/>pero con mosquitos .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354" calcext:value-type="float">
            <text:p>3354</text:p>
          </table:table-cell>
          <table:table-cell office:value-type="float" office:value="7.79138588147614E+017" calcext:value-type="float">
            <text:p>779138588147614000</text:p>
          </table:table-cell>
          <table:table-cell office:value-type="string" calcext:value-type="string">
            <text:p>2016-09-23 04:01:29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Inauguramos la temporada de Dengue en el Chaco <text:s/>por 5ta vez en el año .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357" calcext:value-type="float">
            <text:p>3357</text:p>
          </table:table-cell>
          <table:table-cell office:value-type="float" office:value="7.79122111961006E+017" calcext:value-type="float">
            <text:p>779122111961006000</text:p>
          </table:table-cell>
          <table:table-cell office:value-type="string" calcext:value-type="string">
            <text:p>2016-09-23 02:56:01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@JorgeEduardoN10 @marce_gonzalez_ @buenosdiasoeste @MartinMarinucci yo tengo un criadero de dengue en la ochaba de enfrente barrendero????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360" calcext:value-type="float">
            <text:p>3360</text:p>
          </table:table-cell>
          <table:table-cell office:value-type="float" office:value="7.79118131176411E+017" calcext:value-type="float">
            <text:p>779118131176411000</text:p>
          </table:table-cell>
          <table:table-cell office:value-type="string" calcext:value-type="string">
            <text:p>2016-09-23 02:40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Quem é q tá com dengue ? Eu mesmoTiago Mello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364" calcext:value-type="float">
            <text:p>3364</text:p>
          </table:table-cell>
          <table:table-cell office:value-type="float" office:value="7.79064859468112E+017" calcext:value-type="float">
            <text:p>779064859468112000</text:p>
          </table:table-cell>
          <table:table-cell office:value-type="string" calcext:value-type="string">
            <text:p>2016-09-22 23:08:3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Já da pra rola uns focos da dengue aqui na clavícula feat ombro inchado! XD pic.twitter.com/KSIAzGVyAL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365" calcext:value-type="float">
            <text:p>3365</text:p>
          </table:table-cell>
          <table:table-cell office:value-type="float" office:value="7.7905528583927E+017" calcext:value-type="float">
            <text:p>779055285839270000</text:p>
          </table:table-cell>
          <table:table-cell office:value-type="string" calcext:value-type="string">
            <text:p>2016-09-22 22:30:28</text:p>
          </table:table-cell>
          <table:table-cell office:value-type="string" calcext:value-type="string">
            <text:p>Colatina, Brasil</text:p>
          </table:table-cell>
          <table:table-cell office:value-type="float" office:value="-19.54786" calcext:value-type="float">
            <text:p>-19.54786</text:p>
          </table:table-cell>
          <table:table-cell office:value-type="float" office:value="-40.62637" calcext:value-type="float">
            <text:p>-40.62637</text:p>
          </table:table-cell>
          <table:table-cell table:number-columns-repeated="2"/>
          <table:table-cell office:value-type="string" calcext:value-type="string">
            <text:p>meu whats mais parado q água de dengu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367" calcext:value-type="float">
            <text:p>3367</text:p>
          </table:table-cell>
          <table:table-cell office:value-type="float" office:value="7.79039016758968E+017" calcext:value-type="float">
            <text:p>779039016758968000</text:p>
          </table:table-cell>
          <table:table-cell office:value-type="string" calcext:value-type="string">
            <text:p>2016-09-22 21:25:50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@pediatriaupb ¿existe evidencia sobre el aumento en la mortalidad asociada a la aplicación de vacuna contra dengue ?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369" calcext:value-type="float">
            <text:p>3369</text:p>
          </table:table-cell>
          <table:table-cell office:value-type="float" office:value="7.79030825945837E+017" calcext:value-type="float">
            <text:p>779030825945837000</text:p>
          </table:table-cell>
          <table:table-cell office:value-type="string" calcext:value-type="string">
            <text:p>2016-09-22 20:53:17</text:p>
          </table:table-cell>
          <table:table-cell office:value-type="string" calcext:value-type="string">
            <text:p>Miraflores, Peru</text:p>
          </table:table-cell>
          <table:table-cell office:value-type="float" office:value="-12.12149795" calcext:value-type="float">
            <text:p>-12.12149795</text:p>
          </table:table-cell>
          <table:table-cell office:value-type="float" office:value="-77.0259063168439" calcext:value-type="float">
            <text:p>-77.0259063168</text:p>
          </table:table-cell>
          <table:table-cell table:number-columns-repeated="2"/>
          <table:table-cell office:value-type="string" calcext:value-type="string">
            <text:p>Okay ahora me siento bien dengue pic.twitter.com/srTfxlS2rB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372" calcext:value-type="float">
            <text:p>3372</text:p>
          </table:table-cell>
          <table:table-cell office:value-type="float" office:value="7.79018073500225E+017" calcext:value-type="float">
            <text:p>779018073500225000</text:p>
          </table:table-cell>
          <table:table-cell office:value-type="string" calcext:value-type="string">
            <text:p>2016-09-22 20:02:36</text:p>
          </table:table-cell>
          <table:table-cell office:value-type="string" calcext:value-type="string">
            <text:p>Victoria, Guanajuato</text:p>
          </table:table-cell>
          <table:table-cell office:value-type="float" office:value="21.3863845" calcext:value-type="float">
            <text:p>21.3863845</text:p>
          </table:table-cell>
          <table:table-cell office:value-type="float" office:value="-100.238895195087" calcext:value-type="float">
            <text:p>-100.2388951951</text:p>
          </table:table-cell>
          <table:table-cell table:number-columns-repeated="2"/>
          <table:table-cell office:value-type="string" calcext:value-type="string">
            <text:p>#VectoresEnAcción Todos contra el #Dengue #Chikungunya y #Zika pic.twitter.com/06PmuGmKBN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379" calcext:value-type="float">
            <text:p>3379</text:p>
          </table:table-cell>
          <table:table-cell office:value-type="float" office:value="7.7874330217882E+017" calcext:value-type="float">
            <text:p>778743302178820000</text:p>
          </table:table-cell>
          <table:table-cell office:value-type="string" calcext:value-type="string">
            <text:p>2016-09-22 01:50:46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@FerConfe y por mi ciudad q hubo 2000 casos de Dengue y no hubo suficiente horas de frionos encomendamos a Dios! Gral.Güemes (Salta)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380" calcext:value-type="float">
            <text:p>3380</text:p>
          </table:table-cell>
          <table:table-cell office:value-type="float" office:value="7.78731130522481E+017" calcext:value-type="float">
            <text:p>778731130522481000</text:p>
          </table:table-cell>
          <table:table-cell office:value-type="string" calcext:value-type="string">
            <text:p>2016-09-22 01:02:24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@AntuuzCc Está lleno de dengue ese lugar encima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381" calcext:value-type="float">
            <text:p>3381</text:p>
          </table:table-cell>
          <table:table-cell office:value-type="float" office:value="7.7871867537741E+017" calcext:value-type="float">
            <text:p>778718675377410000</text:p>
          </table:table-cell>
          <table:table-cell office:value-type="string" calcext:value-type="string">
            <text:p>2016-09-22 00:12:54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table:number-columns-repeated="2"/>
          <table:table-cell office:value-type="string" calcext:value-type="string">
            <text:p>Do nada todo mundo virando pai bag ta se espalhando igual dengue man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382" calcext:value-type="float">
            <text:p>3382</text:p>
          </table:table-cell>
          <table:table-cell office:value-type="float" office:value="7.78706346057175E+017" calcext:value-type="float">
            <text:p>778706346057175000</text:p>
          </table:table-cell>
          <table:table-cell office:value-type="string" calcext:value-type="string">
            <text:p>2016-09-21 23:23:55</text:p>
          </table:table-cell>
          <table:table-cell office:value-type="string" calcext:value-type="string">
            <text:p>Jalpa de Méndez, Tabasco</text:p>
          </table:table-cell>
          <table:table-cell office:value-type="float" office:value="18.23790195" calcext:value-type="float">
            <text:p>18.23790195</text:p>
          </table:table-cell>
          <table:table-cell office:value-type="float" office:value="-93.0787342831472" calcext:value-type="float">
            <text:p>-93.0787342831</text:p>
          </table:table-cell>
          <table:table-cell table:number-columns-repeated="2"/>
          <table:table-cell office:value-type="string" calcext:value-type="string">
            <text:p>Espero y también funcione para el Dengue porque creo que me quiere dar https:// twitter.com/ielgordo/statu s/778705057852162048 …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383" calcext:value-type="float">
            <text:p>3383</text:p>
          </table:table-cell>
          <table:table-cell office:value-type="float" office:value="7.78698564717285E+017" calcext:value-type="float">
            <text:p>778698564717285000</text:p>
          </table:table-cell>
          <table:table-cell office:value-type="string" calcext:value-type="string">
            <text:p>2016-09-21 22:53:00</text:p>
          </table:table-cell>
          <table:table-cell office:value-type="string" calcext:value-type="string">
            <text:p>Trujillo, Venezuela</text:p>
          </table:table-cell>
          <table:table-cell office:value-type="float" office:value="9.5721534" calcext:value-type="float">
            <text:p>9.5721534</text:p>
          </table:table-cell>
          <table:table-cell office:value-type="float" office:value="-70.5363078" calcext:value-type="float">
            <text:p>-70.5363078</text:p>
          </table:table-cell>
          <table:table-cell table:number-columns-repeated="2"/>
          <table:table-cell office:value-type="string" calcext:value-type="string">
            <text:p>LA REVOLUCION DESARROLLO LA DIFTERIA LA TUBERCULOSIS EL DENGUE <text:s/>EL SARAMPION LA TISIS LA DEMENCIA TIPO ALZHEIMR Y PARE UD. DE CONTAR.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384" calcext:value-type="float">
            <text:p>3384</text:p>
          </table:table-cell>
          <table:table-cell office:value-type="float" office:value="7.78688940022772E+017" calcext:value-type="float">
            <text:p>778688940022772000</text:p>
          </table:table-cell>
          <table:table-cell office:value-type="string" calcext:value-type="string">
            <text:p>2016-09-21 22:14:45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FelipeCimadoro apenas piso Salta y ya opina d epidemias. Si hay dengue hay q combatirlo Macedo no esconderlo.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385" calcext:value-type="float">
            <text:p>3385</text:p>
          </table:table-cell>
          <table:table-cell office:value-type="float" office:value="7.7868685479091E+017" calcext:value-type="float">
            <text:p>778686854790910000</text:p>
          </table:table-cell>
          <table:table-cell office:value-type="string" calcext:value-type="string">
            <text:p>2016-09-21 22:06:28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JORNADA: #DENGUE <text:s/>#CHIKUNGUNYA Y #ZIKA http:// prensa.cba.gov.ar/salud/jornada- sobre-dengue-chikungunya-y-zika-con-intendentes/ … @gobdecordoba pic.twitter.com/z26xr8dJZy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386" calcext:value-type="float">
            <text:p>3386</text:p>
          </table:table-cell>
          <table:table-cell office:value-type="float" office:value="7.78686660066185E+017" calcext:value-type="float">
            <text:p>778686660066185000</text:p>
          </table:table-cell>
          <table:table-cell office:value-type="string" calcext:value-type="string">
            <text:p>2016-09-21 22:05:41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Alguien me explica que tiene que ver el dengue con usar forro ? En la plaza te dan un folleto del dengue con forros <text:s/>wat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391" calcext:value-type="float">
            <text:p>3391</text:p>
          </table:table-cell>
          <table:table-cell office:value-type="float" office:value="7.78663437123682E+017" calcext:value-type="float">
            <text:p>778663437123682000</text:p>
          </table:table-cell>
          <table:table-cell office:value-type="string" calcext:value-type="string">
            <text:p>2016-09-21 20:33:24</text:p>
          </table:table-cell>
          <table:table-cell office:value-type="string" calcext:value-type="string">
            <text:p>Queimados, Brasil</text:p>
          </table:table-cell>
          <table:table-cell office:value-type="float" office:value="-22.7155938" calcext:value-type="float">
            <text:p>-22.7155938</text:p>
          </table:table-cell>
          <table:table-cell office:value-type="float" office:value="-43.5552282" calcext:value-type="float">
            <text:p>-43.5552282</text:p>
          </table:table-cell>
          <table:table-cell table:number-columns-repeated="2"/>
          <table:table-cell office:value-type="string" calcext:value-type="string">
            <text:p>meu Whatsapp tá dando Dengue de tão parado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399" calcext:value-type="float">
            <text:p>3399</text:p>
          </table:table-cell>
          <table:table-cell office:value-type="float" office:value="7.78635378714698E+017" calcext:value-type="float">
            <text:p>778635378714698000</text:p>
          </table:table-cell>
          <table:table-cell office:value-type="string" calcext:value-type="string">
            <text:p>2016-09-21 18:41:5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-Alívio imediato da dor- Não indicados em caso de suspeita de dengue . @Universidade Castelo… https://www. instagram.com/p/BKoAPT-gvu1/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401" calcext:value-type="float">
            <text:p>3401</text:p>
          </table:table-cell>
          <table:table-cell office:value-type="float" office:value="7.78629305521898E+017" calcext:value-type="float">
            <text:p>778629305521898000</text:p>
          </table:table-cell>
          <table:table-cell office:value-type="string" calcext:value-type="string">
            <text:p>2016-09-21 18:17:47</text:p>
          </table:table-cell>
          <table:table-cell office:value-type="string" calcext:value-type="string">
            <text:p>Ocoyoacac, México</text:p>
          </table:table-cell>
          <table:table-cell office:value-type="float" office:value="19.2587373" calcext:value-type="float">
            <text:p>19.2587373</text:p>
          </table:table-cell>
          <table:table-cell office:value-type="float" office:value="-99.4177777597143" calcext:value-type="float">
            <text:p>-99.4177777597</text:p>
          </table:table-cell>
          <table:table-cell table:number-columns-repeated="2"/>
          <table:table-cell office:value-type="string" calcext:value-type="string">
            <text:p>Perfil Anti Zika-Chikungunya- Dengue pic.twitter.com/qsxD0pXg9A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405" calcext:value-type="float">
            <text:p>3405</text:p>
          </table:table-cell>
          <table:table-cell office:value-type="float" office:value="7.7862312425846E+017" calcext:value-type="float">
            <text:p>778623124258460000</text:p>
          </table:table-cell>
          <table:table-cell office:value-type="string" calcext:value-type="string">
            <text:p>2016-09-21 17:53:13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Disminuye casos de dengue en Jalisco http:// bit.ly/2cKzhbk pic.twitter.com/jiMcEpF0MU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407" calcext:value-type="float">
            <text:p>3407</text:p>
          </table:table-cell>
          <table:table-cell office:value-type="float" office:value="7.78616100351189E+017" calcext:value-type="float">
            <text:p>778616100351189000</text:p>
          </table:table-cell>
          <table:table-cell office:value-type="string" calcext:value-type="string">
            <text:p>2016-09-21 17:25:1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Acabei de tomar minha vacina contra dengue . Se não tomou dá tempo. #contradengue … https://www. instagram.com/p/BKn3eI8h2GI/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408" calcext:value-type="float">
            <text:p>3408</text:p>
          </table:table-cell>
          <table:table-cell office:value-type="float" office:value="7.78609524299235E+017" calcext:value-type="float">
            <text:p>778609524299235000</text:p>
          </table:table-cell>
          <table:table-cell office:value-type="string" calcext:value-type="string">
            <text:p>2016-09-21 16:59:11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Eu ainda não to acreditando que o professor de artes saiu da escola pra ir procurar foco da dengue na casa dos outros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410" calcext:value-type="float">
            <text:p>3410</text:p>
          </table:table-cell>
          <table:table-cell office:value-type="float" office:value="7.78599532754006E+017" calcext:value-type="float">
            <text:p>778599532754006000</text:p>
          </table:table-cell>
          <table:table-cell office:value-type="string" calcext:value-type="string">
            <text:p>2016-09-21 16:19:28</text:p>
          </table:table-cell>
          <table:table-cell office:value-type="string" calcext:value-type="string">
            <text:p>Tigre, Argentina</text:p>
          </table:table-cell>
          <table:table-cell office:value-type="float" office:value="-34.4226933" calcext:value-type="float">
            <text:p>-34.4226933</text:p>
          </table:table-cell>
          <table:table-cell office:value-type="float" office:value="-58.580906" calcext:value-type="float">
            <text:p>-58.580906</text:p>
          </table:table-cell>
          <table:table-cell table:number-columns-repeated="2"/>
          <table:table-cell office:value-type="string" calcext:value-type="string">
            <text:p>@alefinocchiaro @mariuvidal @ZamoraJulio Hoy volvimos a hablar de #DENGUE en mi clase de Plástica hoy hay q descacharrarHacemos prevención?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413" calcext:value-type="float">
            <text:p>3413</text:p>
          </table:table-cell>
          <table:table-cell office:value-type="float" office:value="7.78588103560888E+017" calcext:value-type="float">
            <text:p>778588103560888000</text:p>
          </table:table-cell>
          <table:table-cell office:value-type="string" calcext:value-type="string">
            <text:p>2016-09-21 15:34:0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ano dura contra el dengue #CienxCientoARAGUAyGUARICOenSALUD @TareckPSUV pic.twitter.com/HBMs4josPi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414" calcext:value-type="float">
            <text:p>3414</text:p>
          </table:table-cell>
          <table:table-cell office:value-type="float" office:value="7.78582238434828E+017" calcext:value-type="float">
            <text:p>778582238434828000</text:p>
          </table:table-cell>
          <table:table-cell office:value-type="string" calcext:value-type="string">
            <text:p>2016-09-21 15:10:45</text:p>
          </table:table-cell>
          <table:table-cell office:value-type="string" calcext:value-type="string">
            <text:p>La Costa, Argentina</text:p>
          </table:table-cell>
          <table:table-cell office:value-type="float" office:value="-39.0791513" calcext:value-type="float">
            <text:p>-39.0791513</text:p>
          </table:table-cell>
          <table:table-cell office:value-type="float" office:value="-67.5681359" calcext:value-type="float">
            <text:p>-67.5681359</text:p>
          </table:table-cell>
          <table:table-cell table:number-columns-repeated="2"/>
          <table:table-cell office:value-type="string" calcext:value-type="string">
            <text:p>Campaña de prevención contra el dengue en jardines de infantes y escuelas. http:// prensa.lacosta.gob.ar/campana-de-pre vencion-contra-el-dengue-en-jardines-de-infantes-y-escuelas/ … pic.twitter.com/ojl2BEFYlQ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418" calcext:value-type="float">
            <text:p>3418</text:p>
          </table:table-cell>
          <table:table-cell office:value-type="float" office:value="7.78570185510785E+017" calcext:value-type="float">
            <text:p>778570185510785000</text:p>
          </table:table-cell>
          <table:table-cell office:value-type="string" calcext:value-type="string">
            <text:p>2016-09-21 14:22:52</text:p>
          </table:table-cell>
          <table:table-cell office:value-type="string" calcext:value-type="string">
            <text:p>San Rafael del Yuma, Dominican Republic</text:p>
          </table:table-cell>
          <table:table-cell office:value-type="float" office:value="18.4301115" calcext:value-type="float">
            <text:p>18.4301115</text:p>
          </table:table-cell>
          <table:table-cell office:value-type="float" office:value="-68.6730602" calcext:value-type="float">
            <text:p>-68.6730602</text:p>
          </table:table-cell>
          <table:table-cell table:number-columns-repeated="2"/>
          <table:table-cell office:value-type="string" calcext:value-type="string">
            <text:p>Mayaro: La Cuarta Parte del Dengue https:// twitter.com/Diario_Libre/s tatus/778569492670586884 …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31" calcext:value-type="float">
            <text:p>3431</text:p>
          </table:table-cell>
          <table:table-cell office:value-type="float" office:value="7.78527392415441E+017" calcext:value-type="float">
            <text:p>778527392415441000</text:p>
          </table:table-cell>
          <table:table-cell office:value-type="string" calcext:value-type="string">
            <text:p>2016-09-21 11:32:4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Que ya termine esto :( #Dengue #Reposo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434" calcext:value-type="float">
            <text:p>3434</text:p>
          </table:table-cell>
          <table:table-cell office:value-type="float" office:value="7.78381682563027E+017" calcext:value-type="float">
            <text:p>778381682563027000</text:p>
          </table:table-cell>
          <table:table-cell office:value-type="string" calcext:value-type="string">
            <text:p>2016-09-21 01:53:49</text:p>
          </table:table-cell>
          <table:table-cell office:value-type="string" calcext:value-type="string">
            <text:p>São João, Brasil</text:p>
          </table:table-cell>
          <table:table-cell office:value-type="float" office:value="-30.0051637" calcext:value-type="float">
            <text:p>-30.0051637</text:p>
          </table:table-cell>
          <table:table-cell office:value-type="float" office:value="-51.1873548" calcext:value-type="float">
            <text:p>-51.1873548</text:p>
          </table:table-cell>
          <table:table-cell table:number-columns-repeated="2"/>
          <table:table-cell office:value-type="string" calcext:value-type="string">
            <text:p>meu whats ta mais parado que água de dengu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435" calcext:value-type="float">
            <text:p>3435</text:p>
          </table:table-cell>
          <table:table-cell office:value-type="float" office:value="7.78370332155646E+017" calcext:value-type="float">
            <text:p>778370332155646000</text:p>
          </table:table-cell>
          <table:table-cell office:value-type="string" calcext:value-type="string">
            <text:p>2016-09-21 01:08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Acho que estou com zika ou dengu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436" calcext:value-type="float">
            <text:p>3436</text:p>
          </table:table-cell>
          <table:table-cell office:value-type="float" office:value="7.78367449246728E+017" calcext:value-type="float">
            <text:p>778367449246728000</text:p>
          </table:table-cell>
          <table:table-cell office:value-type="string" calcext:value-type="string">
            <text:p>2016-09-21 00:57:1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Me rindo ante los moscos. Dengue <text:s/>SOY TUYO.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437" calcext:value-type="float">
            <text:p>3437</text:p>
          </table:table-cell>
          <table:table-cell office:value-type="float" office:value="7.78357182735782E+017" calcext:value-type="float">
            <text:p>778357182735782000</text:p>
          </table:table-cell>
          <table:table-cell office:value-type="string" calcext:value-type="string">
            <text:p>2016-09-21 00:16:28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êbado é foda ne quero saber quando é aniversário do dengue <text:s/>pq tenho várias fotos c el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438" calcext:value-type="float">
            <text:p>3438</text:p>
          </table:table-cell>
          <table:table-cell office:value-type="float" office:value="7.78353464703382E+017" calcext:value-type="float">
            <text:p>778353464703382000</text:p>
          </table:table-cell>
          <table:table-cell office:value-type="string" calcext:value-type="string">
            <text:p>2016-09-21 00:01:41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Vivir a media cuadra del río y no poder combatir los mosquitos! DENGUE YA TE SIENTO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439" calcext:value-type="float">
            <text:p>3439</text:p>
          </table:table-cell>
          <table:table-cell office:value-type="float" office:value="7.78338175190204E+017" calcext:value-type="float">
            <text:p>778338175190204000</text:p>
          </table:table-cell>
          <table:table-cell office:value-type="string" calcext:value-type="string">
            <text:p>2016-09-20 23:00:56</text:p>
          </table:table-cell>
          <table:table-cell office:value-type="string" calcext:value-type="string">
            <text:p>Seropédica, Brasil</text:p>
          </table:table-cell>
          <table:table-cell office:value-type="float" office:value="-22.7439579" calcext:value-type="float">
            <text:p>-22.7439579</text:p>
          </table:table-cell>
          <table:table-cell office:value-type="float" office:value="-43.6990066" calcext:value-type="float">
            <text:p>-43.6990066</text:p>
          </table:table-cell>
          <table:table-cell table:number-columns-repeated="2"/>
          <table:table-cell office:value-type="string" calcext:value-type="string">
            <text:p>O cara achando que tem foco de dengue no meu apê moço não tem espaço nem para ter bebedouro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442" calcext:value-type="float">
            <text:p>3442</text:p>
          </table:table-cell>
          <table:table-cell office:value-type="float" office:value="7.78327309287825E+017" calcext:value-type="float">
            <text:p>778327309287825000</text:p>
          </table:table-cell>
          <table:table-cell office:value-type="string" calcext:value-type="string">
            <text:p>2016-09-20 22:17:4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lenarguimaraes proliferação de bichos e criadouros de mosquitos como da dengue . Diante das necessidades de ações concretas do Poder Público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443" calcext:value-type="float">
            <text:p>3443</text:p>
          </table:table-cell>
          <table:table-cell office:value-type="float" office:value="7.78324359173771E+017" calcext:value-type="float">
            <text:p>778324359173771000</text:p>
          </table:table-cell>
          <table:table-cell office:value-type="string" calcext:value-type="string">
            <text:p>2016-09-20 22:06:02</text:p>
          </table:table-cell>
          <table:table-cell office:value-type="string" calcext:value-type="string">
            <text:p>El Salvador</text:p>
          </table:table-cell>
          <table:table-cell office:value-type="float" office:value="13.8000382" calcext:value-type="float">
            <text:p>13.8000382</text:p>
          </table:table-cell>
          <table:table-cell office:value-type="float" office:value="-88.9140682" calcext:value-type="float">
            <text:p>-88.9140682</text:p>
          </table:table-cell>
          <table:table-cell table:number-columns-repeated="2"/>
          <table:table-cell office:value-type="string" calcext:value-type="string">
            <text:p>Las autoridades de Salud están en alerta por el virus Mayaro una enfermedad con síntomas similares a los del dengue <text:s/>chikungunya y zika. pic.twitter.com/6KWwcS9hLC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446" calcext:value-type="float">
            <text:p>3446</text:p>
          </table:table-cell>
          <table:table-cell office:value-type="float" office:value="7.78307953724158E+017" calcext:value-type="float">
            <text:p>778307953724158000</text:p>
          </table:table-cell>
          <table:table-cell office:value-type="string" calcext:value-type="string">
            <text:p>2016-09-20 21:00:51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Matei um mosquito da dengue aqui do nada e só consigo pensar que não posso nem sonhar em ficar doent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449" calcext:value-type="float">
            <text:p>3449</text:p>
          </table:table-cell>
          <table:table-cell office:value-type="float" office:value="7.78302001008538E+017" calcext:value-type="float">
            <text:p>778302001008538000</text:p>
          </table:table-cell>
          <table:table-cell office:value-type="string" calcext:value-type="string">
            <text:p>2016-09-20 20:37:1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Não sei se é amor ou dengue <text:s/>mas como dói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450" calcext:value-type="float">
            <text:p>3450</text:p>
          </table:table-cell>
          <table:table-cell office:value-type="float" office:value="7.78293941984596E+017" calcext:value-type="float">
            <text:p>778293941984596000</text:p>
          </table:table-cell>
          <table:table-cell office:value-type="string" calcext:value-type="string">
            <text:p>2016-09-20 20:05:10</text:p>
          </table:table-cell>
          <table:table-cell office:value-type="string" calcext:value-type="string">
            <text:p>Campeche, México</text:p>
          </table:table-cell>
          <table:table-cell office:value-type="float" office:value="19.33157265" calcext:value-type="float">
            <text:p>19.33157265</text:p>
          </table:table-cell>
          <table:table-cell office:value-type="float" office:value="-89.9430807706679" calcext:value-type="float">
            <text:p>-89.9430807707</text:p>
          </table:table-cell>
          <table:table-cell table:number-columns-repeated="2"/>
          <table:table-cell office:value-type="string" calcext:value-type="string">
            <text:p>Refuerzan acciones contra dengue <text:s/>chikungunya y zika en Carmen http://www. informaciondiariacampeche.com/2016/09/20/ref uerzan-acciones-contra-dengue-chikungunya-y-zika-en-carmen/ … #Informacióndiaria #IdCampech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452" calcext:value-type="float">
            <text:p>3452</text:p>
          </table:table-cell>
          <table:table-cell office:value-type="float" office:value="7.78284941394096E+017" calcext:value-type="float">
            <text:p>778284941394096000</text:p>
          </table:table-cell>
          <table:table-cell office:value-type="string" calcext:value-type="string">
            <text:p>2016-09-20 19:29:24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Partiu tomar vacina da Dengue ! Vamos ver se esse negócio da bom! (@Secretaria De Saude in Maringá PR) https://www. swarmapp.com/c/fo0tnBo09Rx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454" calcext:value-type="float">
            <text:p>3454</text:p>
          </table:table-cell>
          <table:table-cell office:value-type="float" office:value="7.78280820133941E+017" calcext:value-type="float">
            <text:p>778280820133941000</text:p>
          </table:table-cell>
          <table:table-cell office:value-type="string" calcext:value-type="string">
            <text:p>2016-09-20 19:13:01</text:p>
          </table:table-cell>
          <table:table-cell office:value-type="string" calcext:value-type="string">
            <text:p>Alajuela, Costa Rica</text:p>
          </table:table-cell>
          <table:table-cell office:value-type="float" office:value="10.6916755" calcext:value-type="float">
            <text:p>10.6916755</text:p>
          </table:table-cell>
          <table:table-cell office:value-type="float" office:value="-84.7561317" calcext:value-type="float">
            <text:p>-84.7561317</text:p>
          </table:table-cell>
          <table:table-cell table:number-columns-repeated="2"/>
          <table:table-cell office:value-type="string" calcext:value-type="string">
            <text:p>Gracias a Dios no es dengu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457" calcext:value-type="float">
            <text:p>3457</text:p>
          </table:table-cell>
          <table:table-cell office:value-type="float" office:value="7.78262436067447E+017" calcext:value-type="float">
            <text:p>778262436067447000</text:p>
          </table:table-cell>
          <table:table-cell office:value-type="string" calcext:value-type="string">
            <text:p>2016-09-20 17:59:58</text:p>
          </table:table-cell>
          <table:table-cell office:value-type="string" calcext:value-type="string">
            <text:p>Motul, Yucatán</text:p>
          </table:table-cell>
          <table:table-cell office:value-type="float" office:value="21.1653843" calcext:value-type="float">
            <text:p>21.1653843</text:p>
          </table:table-cell>
          <table:table-cell office:value-type="float" office:value="-89.3372986034413" calcext:value-type="float">
            <text:p>-89.3372986034</text:p>
          </table:table-cell>
          <table:table-cell table:number-columns-repeated="2"/>
          <table:table-cell office:value-type="string" calcext:value-type="string">
            <text:p>Aquellos cacharros que pueden ser potenciales criaderos del mosco transmisor del dengue <text:s/>chikungunya y zika hay que eliminarlos. pic.twitter.com/11SfURp9op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460" calcext:value-type="float">
            <text:p>3460</text:p>
          </table:table-cell>
          <table:table-cell office:value-type="float" office:value="7.78252348099551E+017" calcext:value-type="float">
            <text:p>778252348099551000</text:p>
          </table:table-cell>
          <table:table-cell office:value-type="string" calcext:value-type="string">
            <text:p>2016-09-20 17:19:53</text:p>
          </table:table-cell>
          <table:table-cell office:value-type="string" calcext:value-type="string">
            <text:p>Campinas, Brasil</text:p>
          </table:table-cell>
          <table:table-cell office:value-type="float" office:value="-22.9055599" calcext:value-type="float">
            <text:p>-22.9055599</text:p>
          </table:table-cell>
          <table:table-cell office:value-type="float" office:value="-47.0608299" calcext:value-type="float">
            <text:p>-47.0608299</text:p>
          </table:table-cell>
          <table:table-cell table:number-columns-repeated="2"/>
          <table:table-cell office:value-type="string" calcext:value-type="string">
            <text:p>Quer proibir o fumacê usado para combate ao mosquito da dengue .. Em uma cidade onde nos últimos anos sofreu grave com epidemia da doença...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63" calcext:value-type="float">
            <text:p>3463</text:p>
          </table:table-cell>
          <table:table-cell office:value-type="float" office:value="7.78246088784482E+017" calcext:value-type="float">
            <text:p>778246088784482000</text:p>
          </table:table-cell>
          <table:table-cell office:value-type="string" calcext:value-type="string">
            <text:p>2016-09-20 16:55:01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10 sept: #dengue /16 88.980 #chikú /16 18.799 #zika /15/16 102.938 @INSColombia Derrota @infopresidencia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64" calcext:value-type="float">
            <text:p>3464</text:p>
          </table:table-cell>
          <table:table-cell office:value-type="float" office:value="7.78244657104859E+017" calcext:value-type="float">
            <text:p>778244657104859000</text:p>
          </table:table-cell>
          <table:table-cell office:value-type="string" calcext:value-type="string">
            <text:p>2016-09-20 16:49:19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@huatulcogob Previene el #Dengue pic.twitter.com/unPPJ29uYT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66" calcext:value-type="float">
            <text:p>3466</text:p>
          </table:table-cell>
          <table:table-cell office:value-type="float" office:value="7.78020273513726E+017" calcext:value-type="float">
            <text:p>778020273513726000</text:p>
          </table:table-cell>
          <table:table-cell office:value-type="string" calcext:value-type="string">
            <text:p>2016-09-20 01:57:42</text:p>
          </table:table-cell>
          <table:table-cell office:value-type="string" calcext:value-type="string">
            <text:p>La Reina, Chile</text:p>
          </table:table-cell>
          <table:table-cell office:value-type="float" office:value="-33.44723275" calcext:value-type="float">
            <text:p>-33.44723275</text:p>
          </table:table-cell>
          <table:table-cell office:value-type="float" office:value="-70.5334335295026" calcext:value-type="float">
            <text:p>-70.5334335295</text:p>
          </table:table-cell>
          <table:table-cell table:number-columns-repeated="2"/>
          <table:table-cell office:value-type="string" calcext:value-type="string">
            <text:p>No era ni jetlag ni dengue . Tengo faringitis... Recórcholis!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67" calcext:value-type="float">
            <text:p>3467</text:p>
          </table:table-cell>
          <table:table-cell office:value-type="float" office:value="7.7801726192382E+017" calcext:value-type="float">
            <text:p>778017261923820000</text:p>
          </table:table-cell>
          <table:table-cell office:value-type="string" calcext:value-type="string">
            <text:p>2016-09-20 01:45:44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O tanto de mosquito que me picou naquela Ufam eu devo estar com Z zika dengue e chikungunya tudo ao mesmo tempo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68" calcext:value-type="float">
            <text:p>3468</text:p>
          </table:table-cell>
          <table:table-cell office:value-type="float" office:value="7.78014466336256E+017" calcext:value-type="float">
            <text:p>778014466336256000</text:p>
          </table:table-cell>
          <table:table-cell office:value-type="string" calcext:value-type="string">
            <text:p>2016-09-20 01:34:38</text:p>
          </table:table-cell>
          <table:table-cell office:value-type="string" calcext:value-type="string">
            <text:p>Chaco, Argentina</text:p>
          </table:table-cell>
          <table:table-cell office:value-type="float" office:value="-26.3829646" calcext:value-type="float">
            <text:p>-26.3829646</text:p>
          </table:table-cell>
          <table:table-cell office:value-type="float" office:value="-60.8816091" calcext:value-type="float">
            <text:p>-60.8816091</text:p>
          </table:table-cell>
          <table:table-cell table:number-columns-repeated="2"/>
          <table:table-cell office:value-type="string" calcext:value-type="string">
            <text:p>Sigue ganando. Charata después del Dengue ganó la intendencia. #PaísDePelotudos https:// twitter.com/laurenza_mirna /status/778013505630900224 …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69" calcext:value-type="float">
            <text:p>3469</text:p>
          </table:table-cell>
          <table:table-cell office:value-type="float" office:value="7.78009259485389E+017" calcext:value-type="float">
            <text:p>778009259485389000</text:p>
          </table:table-cell>
          <table:table-cell office:value-type="string" calcext:value-type="string">
            <text:p>2016-09-20 01:13:5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inha DM tá tão parada que eu tenho medo de dar dengue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70" calcext:value-type="float">
            <text:p>3470</text:p>
          </table:table-cell>
          <table:table-cell office:value-type="float" office:value="7.78004015816684E+017" calcext:value-type="float">
            <text:p>778004015816684000</text:p>
          </table:table-cell>
          <table:table-cell office:value-type="string" calcext:value-type="string">
            <text:p>2016-09-20 00:53:06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2 cliques pra matar o mosquito da dengue #desculpa #nãoresisti #instapiadas @Setor de Mansoes… https://www. instagram.com/p/BKjhCy1BAHy/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471" calcext:value-type="float">
            <text:p>3471</text:p>
          </table:table-cell>
          <table:table-cell office:value-type="float" office:value="7.78002736336007E+017" calcext:value-type="float">
            <text:p>778002736336007000</text:p>
          </table:table-cell>
          <table:table-cell office:value-type="string" calcext:value-type="string">
            <text:p>2016-09-20 00:48:0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onataszauza Melhor que morrer! Pode ser dengu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472" calcext:value-type="float">
            <text:p>3472</text:p>
          </table:table-cell>
          <table:table-cell office:value-type="float" office:value="7.77997274425197E+017" calcext:value-type="float">
            <text:p>777997274425197000</text:p>
          </table:table-cell>
          <table:table-cell office:value-type="string" calcext:value-type="string">
            <text:p>2016-09-20 00:26:19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Prevención del dengue : municipio firmó acuerdos con tres aerolíneas http:// bit.ly/2cixRys pic.twitter.com/LQrcGLWIk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473" calcext:value-type="float">
            <text:p>3473</text:p>
          </table:table-cell>
          <table:table-cell office:value-type="float" office:value="7.77986548201554E+017" calcext:value-type="float">
            <text:p>777986548201554000</text:p>
          </table:table-cell>
          <table:table-cell office:value-type="string" calcext:value-type="string">
            <text:p>2016-09-19 23:43:4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Enumerar: paludismo dengue <text:s/>sika tbc...y ahora algunos casos de difteria.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74" calcext:value-type="float">
            <text:p>3474</text:p>
          </table:table-cell>
          <table:table-cell office:value-type="float" office:value="7.77985573646701E+017" calcext:value-type="float">
            <text:p>777985573646701000</text:p>
          </table:table-cell>
          <table:table-cell office:value-type="string" calcext:value-type="string">
            <text:p>2016-09-19 23:39:49</text:p>
          </table:table-cell>
          <table:table-cell office:value-type="string" calcext:value-type="string">
            <text:p>Miranda, Venezuela</text:p>
          </table:table-cell>
          <table:table-cell office:value-type="float" office:value="10.25" calcext:value-type="float">
            <text:p>10.25</text:p>
          </table:table-cell>
          <table:table-cell office:value-type="float" office:value="-66.4166669" calcext:value-type="float">
            <text:p>-66.4166669</text:p>
          </table:table-cell>
          <table:table-cell table:number-columns-repeated="2"/>
          <table:table-cell office:value-type="string" calcext:value-type="string">
            <text:p>U-01 traslada a sra Maria estanga bello Idx . Dengue hemorrágico <text:s/>fibroma <text:s/>deshidratación severa @saulyanezyare @iraidaavila cumpliendo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477" calcext:value-type="float">
            <text:p>3477</text:p>
          </table:table-cell>
          <table:table-cell office:value-type="float" office:value="7.77975616851284E+017" calcext:value-type="float">
            <text:p>777975616851284000</text:p>
          </table:table-cell>
          <table:table-cell office:value-type="string" calcext:value-type="string">
            <text:p>2016-09-19 23:00:15</text:p>
          </table:table-cell>
          <table:table-cell office:value-type="string" calcext:value-type="string">
            <text:p>Cascavel, Brasil</text:p>
          </table:table-cell>
          <table:table-cell office:value-type="float" office:value="-24.9616761" calcext:value-type="float">
            <text:p>-24.9616761</text:p>
          </table:table-cell>
          <table:table-cell office:value-type="float" office:value="-53.4360665" calcext:value-type="float">
            <text:p>-53.4360665</text:p>
          </table:table-cell>
          <table:table-cell table:number-columns-repeated="2"/>
          <table:table-cell office:value-type="string" calcext:value-type="string">
            <text:p>Campanha de vacinação contra a dengue termina esta semana http:// migre.me/v1t6p pic.twitter.com/2xcAEDeSd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78" calcext:value-type="float">
            <text:p>3478</text:p>
          </table:table-cell>
          <table:table-cell office:value-type="float" office:value="7.77950021392237E+017" calcext:value-type="float">
            <text:p>777950021392237000</text:p>
          </table:table-cell>
          <table:table-cell office:value-type="string" calcext:value-type="string">
            <text:p>2016-09-19 21:18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230 finad@s notificados #dengue Colombia/16 a 10 sept: 33 confirm 130 estudio 67 descart @INSColombia Martirio 35 años @infopresidenci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479" calcext:value-type="float">
            <text:p>3479</text:p>
          </table:table-cell>
          <table:table-cell office:value-type="float" office:value="7.7794907405831E+017" calcext:value-type="float">
            <text:p>777949074058310000</text:p>
          </table:table-cell>
          <table:table-cell office:value-type="string" calcext:value-type="string">
            <text:p>2016-09-19 21:14:4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Butantan anuncia testes clínicos de vacina contra dengue em mais 4 estados http:// agenciabrasil.ebc.com.br/geral/noticia/ 2016-09/butantan-anuncia-testes-clinicos-de-vacina-contra-dengue-em-mais-4-estados …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81" calcext:value-type="float">
            <text:p>3481</text:p>
          </table:table-cell>
          <table:table-cell office:value-type="float" office:value="7.77943854771208E+017" calcext:value-type="float">
            <text:p>777943854771208000</text:p>
          </table:table-cell>
          <table:table-cell office:value-type="string" calcext:value-type="string">
            <text:p>2016-09-19 20:54:03</text:p>
          </table:table-cell>
          <table:table-cell office:value-type="string" calcext:value-type="string">
            <text:p>Mandaguari, Brasil</text:p>
          </table:table-cell>
          <table:table-cell office:value-type="float" office:value="-23.5157166" calcext:value-type="float">
            <text:p>-23.5157166</text:p>
          </table:table-cell>
          <table:table-cell office:value-type="float" office:value="-51.6869478" calcext:value-type="float">
            <text:p>-51.6869478</text:p>
          </table:table-cell>
          <table:table-cell table:number-columns-repeated="2"/>
          <table:table-cell office:value-type="string" calcext:value-type="string">
            <text:p>ooow alguém de vcs que tomaram a vacina contra dengue ficou malzão????? pq eu to indo tomar agora e n quero passar fds ruim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482" calcext:value-type="float">
            <text:p>3482</text:p>
          </table:table-cell>
          <table:table-cell office:value-type="float" office:value="7.77943146969887E+017" calcext:value-type="float">
            <text:p>777943146969887000</text:p>
          </table:table-cell>
          <table:table-cell office:value-type="string" calcext:value-type="string">
            <text:p>2016-09-19 20:51:1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Prevista para outubro Alckmin promete entrega de fábrica de vacina da dengue até o fim do ano. pic.twitter.com/8n9uCxfT8C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484" calcext:value-type="float">
            <text:p>3484</text:p>
          </table:table-cell>
          <table:table-cell office:value-type="float" office:value="7.77937807742529E+017" calcext:value-type="float">
            <text:p>777937807742529000</text:p>
          </table:table-cell>
          <table:table-cell office:value-type="string" calcext:value-type="string">
            <text:p>2016-09-19 20:30:01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Butantan anuncia testes clínicos de vacina contra dengue em mais 4 estados https:// goo.gl/HX6D4R pic.twitter.com/XKbq4DpqfZ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487" calcext:value-type="float">
            <text:p>3487</text:p>
          </table:table-cell>
          <table:table-cell office:value-type="float" office:value="7.77913359815549E+017" calcext:value-type="float">
            <text:p>777913359815549000</text:p>
          </table:table-cell>
          <table:table-cell office:value-type="string" calcext:value-type="string">
            <text:p>2016-09-19 18:52:5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hatsapp e meu Facebook estão mais parados que foco de dengue .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91" calcext:value-type="float">
            <text:p>3491</text:p>
          </table:table-cell>
          <table:table-cell office:value-type="float" office:value="7.77906490325758E+017" calcext:value-type="float">
            <text:p>777906490325758000</text:p>
          </table:table-cell>
          <table:table-cell office:value-type="string" calcext:value-type="string">
            <text:p>2016-09-19 18:25:34</text:p>
          </table:table-cell>
          <table:table-cell office:value-type="string" calcext:value-type="string">
            <text:p>Valledupar, Colombia</text:p>
          </table:table-cell>
          <table:table-cell office:value-type="float" office:value="10.3430015" calcext:value-type="float">
            <text:p>10.3430015</text:p>
          </table:table-cell>
          <table:table-cell office:value-type="float" office:value="-73.3758956704362" calcext:value-type="float">
            <text:p>-73.3758956704</text:p>
          </table:table-cell>
          <table:table-cell table:number-columns-repeated="2"/>
          <table:table-cell office:value-type="string" calcext:value-type="string">
            <text:p>Y los proyectos de investigación como el Dengue en La Guajira son ridiculizados y tildado a priori de corruptos https:// twitter.com/AmauryNG/statu s/777891252532572160 …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92" calcext:value-type="float">
            <text:p>3492</text:p>
          </table:table-cell>
          <table:table-cell office:value-type="float" office:value="7.77905336770593E+017" calcext:value-type="float">
            <text:p>777905336770593000</text:p>
          </table:table-cell>
          <table:table-cell office:value-type="string" calcext:value-type="string">
            <text:p>2016-09-19 18:20:59</text:p>
          </table:table-cell>
          <table:table-cell office:value-type="string" calcext:value-type="string">
            <text:p>González Catán, Argentina</text:p>
          </table:table-cell>
          <table:table-cell office:value-type="float" office:value="-34.7692489" calcext:value-type="float">
            <text:p>-34.7692489</text:p>
          </table:table-cell>
          <table:table-cell office:value-type="float" office:value="-58.6480317" calcext:value-type="float">
            <text:p>-58.6480317</text:p>
          </table:table-cell>
          <table:table-cell table:number-columns-repeated="2"/>
          <table:table-cell office:value-type="string" calcext:value-type="string">
            <text:p>Cada dengue ah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493" calcext:value-type="float">
            <text:p>3493</text:p>
          </table:table-cell>
          <table:table-cell office:value-type="float" office:value="7.77905140783313E+017" calcext:value-type="float">
            <text:p>777905140783313000</text:p>
          </table:table-cell>
          <table:table-cell office:value-type="string" calcext:value-type="string">
            <text:p>2016-09-19 18:20:12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Tá rolando campanha de vacinação contra a dengue aqui na UEL. Já tomei pq né no último ano a minha irmã pegou e nos deu um puta susto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495" calcext:value-type="float">
            <text:p>3495</text:p>
          </table:table-cell>
          <table:table-cell office:value-type="float" office:value="7.77892123265921E+017" calcext:value-type="float">
            <text:p>777892123265921000</text:p>
          </table:table-cell>
          <table:table-cell office:value-type="string" calcext:value-type="string">
            <text:p>2016-09-19 17:28:29</text:p>
          </table:table-cell>
          <table:table-cell office:value-type="string" calcext:value-type="string">
            <text:p>Farroupilha, Brasil</text:p>
          </table:table-cell>
          <table:table-cell office:value-type="float" office:value="-29.2248594" calcext:value-type="float">
            <text:p>-29.2248594</text:p>
          </table:table-cell>
          <table:table-cell office:value-type="float" office:value="-51.3405101" calcext:value-type="float">
            <text:p>-51.3405101</text:p>
          </table:table-cell>
          <table:table-cell table:number-columns-repeated="2"/>
          <table:table-cell office:value-type="string" calcext:value-type="string">
            <text:p>Dengue e aids foi a Globo que inventou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498" calcext:value-type="float">
            <text:p>3498</text:p>
          </table:table-cell>
          <table:table-cell office:value-type="float" office:value="7.77884901341327E+017" calcext:value-type="float">
            <text:p>777884901341327000</text:p>
          </table:table-cell>
          <table:table-cell office:value-type="string" calcext:value-type="string">
            <text:p>2016-09-19 16:59:47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Meu wpp tá criando dengue já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99" calcext:value-type="float">
            <text:p>3499</text:p>
          </table:table-cell>
          <table:table-cell office:value-type="float" office:value="7.77881349881553E+017" calcext:value-type="float">
            <text:p>777881349881553000</text:p>
          </table:table-cell>
          <table:table-cell office:value-type="string" calcext:value-type="string">
            <text:p>2016-09-19 16:45:4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overnador Geraldo Alckmin visitou hoje as obras da fábrica de vacina da dengue . pic.twitter.com/5KaAT1C7w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503" calcext:value-type="float">
            <text:p>3503</text:p>
          </table:table-cell>
          <table:table-cell office:value-type="float" office:value="7.77872723632587E+017" calcext:value-type="float">
            <text:p>777872723632587000</text:p>
          </table:table-cell>
          <table:table-cell office:value-type="string" calcext:value-type="string">
            <text:p>2016-09-19 16:11:2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Governador Geraldo Alckmin visitou hoje as obras da fábrica da vacina da #dengue <text:s/>dentro do Instituto Butantan. pic.twitter.com/KdcNbSxEj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04" calcext:value-type="float">
            <text:p>3504</text:p>
          </table:table-cell>
          <table:table-cell office:value-type="float" office:value="7.77871304837988E+017" calcext:value-type="float">
            <text:p>777871304837988000</text:p>
          </table:table-cell>
          <table:table-cell office:value-type="string" calcext:value-type="string">
            <text:p>2016-09-19 16:05:45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Si tienen síntomas de dengue no se deben automedicar porque complican la evolución de la enfermedad http://www. yamisiones.com/?modulo=notici a&amp;id=103189 …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506" calcext:value-type="float">
            <text:p>3506</text:p>
          </table:table-cell>
          <table:table-cell office:value-type="float" office:value="7.7787011232186E+017" calcext:value-type="float">
            <text:p>777870112321860000</text:p>
          </table:table-cell>
          <table:table-cell office:value-type="string" calcext:value-type="string">
            <text:p>2016-09-19 16:01:0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a pessoa oi prazer eu ja eu tive dengue quase morri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509" calcext:value-type="float">
            <text:p>3509</text:p>
          </table:table-cell>
          <table:table-cell office:value-type="float" office:value="7.77861971395895E+017" calcext:value-type="float">
            <text:p>777861971395895000</text:p>
          </table:table-cell>
          <table:table-cell office:value-type="string" calcext:value-type="string">
            <text:p>2016-09-19 15:28:4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dengue https:// twitter.com/ge_marconato/s tatus/777844177216368640 …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511" calcext:value-type="float">
            <text:p>3511</text:p>
          </table:table-cell>
          <table:table-cell office:value-type="float" office:value="7.7785645289567E+017" calcext:value-type="float">
            <text:p>777856452895670000</text:p>
          </table:table-cell>
          <table:table-cell office:value-type="string" calcext:value-type="string">
            <text:p>2016-09-19 15:06:4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Ni @ANDI_Colombia ni @FenalcoNacional recepcionan #LlantaUsada en pueblos de Colombia (Res1457/10 @MinAmbienteCo ) #Dengue @JuanManSanto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12" calcext:value-type="float">
            <text:p>3512</text:p>
          </table:table-cell>
          <table:table-cell office:value-type="float" office:value="7.77856093737349E+017" calcext:value-type="float">
            <text:p>777856093737349000</text:p>
          </table:table-cell>
          <table:table-cell office:value-type="string" calcext:value-type="string">
            <text:p>2016-09-19 15:05:19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table:number-columns-repeated="2"/>
          <table:table-cell office:value-type="string" calcext:value-type="string">
            <text:p>Espero q nenhum dengue tenha me picado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13" calcext:value-type="float">
            <text:p>3513</text:p>
          </table:table-cell>
          <table:table-cell office:value-type="float" office:value="7.77852593255096E+017" calcext:value-type="float">
            <text:p>777852593255096000</text:p>
          </table:table-cell>
          <table:table-cell office:value-type="string" calcext:value-type="string">
            <text:p>2016-09-19 14:51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10 sept: #dengue /16 88.890 #chikún /16 18.881 #zika /15/16 103.550 @INSColombia Mal ... @infopresidenci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14" calcext:value-type="float">
            <text:p>3514</text:p>
          </table:table-cell>
          <table:table-cell office:value-type="float" office:value="7.77850738181415E+017" calcext:value-type="float">
            <text:p>777850738181415000</text:p>
          </table:table-cell>
          <table:table-cell office:value-type="string" calcext:value-type="string">
            <text:p>2016-09-19 14:44:02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Es hora de bañarse... Esta noche 4 mosquitos me picaron espero ninguno salga con su chiste del dengue <text:s/>zika u obesidad.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15" calcext:value-type="float">
            <text:p>3515</text:p>
          </table:table-cell>
          <table:table-cell office:value-type="float" office:value="7.7785025641123E+017" calcext:value-type="float">
            <text:p>777850256411230000</text:p>
          </table:table-cell>
          <table:table-cell office:value-type="string" calcext:value-type="string">
            <text:p>2016-09-19 14:42:07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. @losadajoaquin sobre Dengue : Si queremos trabajar desde diciembre estamos llegando tarde http://www. noticiasdel6.com/ampliar.php?id =170054 … pic.twitter.com/BvM7R6Cr5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9" calcext:value-type="float">
            <text:p>3529</text:p>
          </table:table-cell>
          <table:table-cell office:value-type="float" office:value="7.77807581754565E+017" calcext:value-type="float">
            <text:p>777807581754565000</text:p>
          </table:table-cell>
          <table:table-cell office:value-type="string" calcext:value-type="string">
            <text:p>2016-09-19 11:52:33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El dengue <text:s/>parece que ha vuelto a cobrar una víctima. A tomar conciencia y eliminar los criaderos del mosquito porque el descuido fata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33" calcext:value-type="float">
            <text:p>3533</text:p>
          </table:table-cell>
          <table:table-cell office:value-type="float" office:value="7.77628315716903E+017" calcext:value-type="float">
            <text:p>777628315716903000</text:p>
          </table:table-cell>
          <table:table-cell office:value-type="string" calcext:value-type="string">
            <text:p>2016-09-19 00:00:12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enho nem dengue muito menos contatinhos kkkk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37" calcext:value-type="float">
            <text:p>3537</text:p>
          </table:table-cell>
          <table:table-cell office:value-type="float" office:value="7.77617553552269E+017" calcext:value-type="float">
            <text:p>777617553552269000</text:p>
          </table:table-cell>
          <table:table-cell office:value-type="string" calcext:value-type="string">
            <text:p>2016-09-18 23:17:26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e3UKYE1Oqxl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  <table:table-cell office:value-type="float" office:value="7.77611562047734E+017" calcext:value-type="float">
            <text:p>777611562047734000</text:p>
          </table:table-cell>
          <table:table-cell office:value-type="string" calcext:value-type="string">
            <text:p>2016-09-18 22:53:3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danielperrone ruim é ver essa dupla de volantes ridícula! Cueva pegou dengue . Kelvin desaprendeu. Chavez isolado. E técnico mexendo ma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39" calcext:value-type="float">
            <text:p>3539</text:p>
          </table:table-cell>
          <table:table-cell office:value-type="float" office:value="7.77588564481626E+017" calcext:value-type="float">
            <text:p>777588564481626000</text:p>
          </table:table-cell>
          <table:table-cell office:value-type="string" calcext:value-type="string">
            <text:p>2016-09-18 21:22:1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El #Paracetamol será mi nuevo mejor amigo | #Dengue #EstesCrónico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542" calcext:value-type="float">
            <text:p>3542</text:p>
          </table:table-cell>
          <table:table-cell office:value-type="float" office:value="7.77572984873779E+017" calcext:value-type="float">
            <text:p>777572984873779000</text:p>
          </table:table-cell>
          <table:table-cell office:value-type="string" calcext:value-type="string">
            <text:p>2016-09-18 20:20:20</text:p>
          </table:table-cell>
          <table:table-cell office:value-type="string" calcext:value-type="string">
            <text:p>Maiquinique, Brasil</text:p>
          </table:table-cell>
          <table:table-cell office:value-type="float" office:value="-15.6215176" calcext:value-type="float">
            <text:p>-15.6215176</text:p>
          </table:table-cell>
          <table:table-cell office:value-type="float" office:value="-40.2650535" calcext:value-type="float">
            <text:p>-40.2650535</text:p>
          </table:table-cell>
          <table:table-cell table:number-columns-repeated="2"/>
          <table:table-cell office:value-type="string" calcext:value-type="string">
            <text:p>I'm at Ponto de Apoio da Dengue Maiquinique https://www. swarmapp.com/c/b0SUHMtVVMB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43" calcext:value-type="float">
            <text:p>3543</text:p>
          </table:table-cell>
          <table:table-cell office:value-type="float" office:value="7.77571483560342E+017" calcext:value-type="float">
            <text:p>777571483560342000</text:p>
          </table:table-cell>
          <table:table-cell office:value-type="string" calcext:value-type="string">
            <text:p>2016-09-18 20:14:22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@AnnitaChase te arropás omas y listo! En #PY <text:s/>el calor = sin luz sin agua y dengu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53" calcext:value-type="float">
            <text:p>3553</text:p>
          </table:table-cell>
          <table:table-cell office:value-type="float" office:value="7.775206339241E+017" calcext:value-type="float">
            <text:p>777520633924100000</text:p>
          </table:table-cell>
          <table:table-cell office:value-type="string" calcext:value-type="string">
            <text:p>2016-09-18 16:52:19</text:p>
          </table:table-cell>
          <table:table-cell office:value-type="string" calcext:value-type="string">
            <text:p>Zapopan, Jalisco</text:p>
          </table:table-cell>
          <table:table-cell office:value-type="float" office:value="20.7211036" calcext:value-type="float">
            <text:p>20.7211036</text:p>
          </table:table-cell>
          <table:table-cell office:value-type="float" office:value="-103.3911246" calcext:value-type="float">
            <text:p>-103.3911246</text:p>
          </table:table-cell>
          <table:table-cell table:number-columns-repeated="2"/>
          <table:table-cell office:value-type="string" calcext:value-type="string">
            <text:p>@KarlyGrCm ahora tu bolso estara protegido contra dengue y chikungunya ;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54" calcext:value-type="float">
            <text:p>3554</text:p>
          </table:table-cell>
          <table:table-cell office:value-type="float" office:value="7.77520171665809E+017" calcext:value-type="float">
            <text:p>777520171665809000</text:p>
          </table:table-cell>
          <table:table-cell office:value-type="string" calcext:value-type="string">
            <text:p>2016-09-18 16:50:2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fumiga vehicular como prioridad institucional en Neiva Huila y Colombia y #dengue aquí y ahora #InocuaInicua @MinSaludCol @WHO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555" calcext:value-type="float">
            <text:p>3555</text:p>
          </table:table-cell>
          <table:table-cell office:value-type="float" office:value="7.77518425241448E+017" calcext:value-type="float">
            <text:p>777518425241448000</text:p>
          </table:table-cell>
          <table:table-cell office:value-type="string" calcext:value-type="string">
            <text:p>2016-09-18 16:43:32</text:p>
          </table:table-cell>
          <table:table-cell office:value-type="string" calcext:value-type="string">
            <text:p>Diadema, Brasil</text:p>
          </table:table-cell>
          <table:table-cell office:value-type="float" office:value="-23.6813469" calcext:value-type="float">
            <text:p>-23.6813469</text:p>
          </table:table-cell>
          <table:table-cell office:value-type="float" office:value="-46.6205199" calcext:value-type="float">
            <text:p>-46.6205199</text:p>
          </table:table-cell>
          <table:table-cell table:number-columns-repeated="2"/>
          <table:table-cell office:value-type="string" calcext:value-type="string">
            <text:p>@_pamilima tá mal ele em kkk não é dengue não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557" calcext:value-type="float">
            <text:p>3557</text:p>
          </table:table-cell>
          <table:table-cell office:value-type="float" office:value="7.77507911702552E+017" calcext:value-type="float">
            <text:p>777507911702552000</text:p>
          </table:table-cell>
          <table:table-cell office:value-type="string" calcext:value-type="string">
            <text:p>2016-09-18 16:01:4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inad@s notificados Colombia/16 a 10 sept: #dengue 230 #chikún 31 @INSColombia Desastre total @agaviriau @JuanManSantos @opsoms @WHO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562" calcext:value-type="float">
            <text:p>3562</text:p>
          </table:table-cell>
          <table:table-cell office:value-type="float" office:value="7.77497848053174E+017" calcext:value-type="float">
            <text:p>777497848053174000</text:p>
          </table:table-cell>
          <table:table-cell office:value-type="string" calcext:value-type="string">
            <text:p>2016-09-18 15:21:46</text:p>
          </table:table-cell>
          <table:table-cell office:value-type="string" calcext:value-type="string">
            <text:p>Jacareí, Brasil</text:p>
          </table:table-cell>
          <table:table-cell office:value-type="float" office:value="-23.3052799" calcext:value-type="float">
            <text:p>-23.3052799</text:p>
          </table:table-cell>
          <table:table-cell office:value-type="float" office:value="-45.9658299" calcext:value-type="float">
            <text:p>-45.9658299</text:p>
          </table:table-cell>
          <table:table-cell table:number-columns-repeated="2"/>
          <table:table-cell office:value-type="string" calcext:value-type="string">
            <text:p>mano minha sinusite eh tao forte que se eu pesquisar os sintomas vou achar q to com dengu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563" calcext:value-type="float">
            <text:p>3563</text:p>
          </table:table-cell>
          <table:table-cell office:value-type="float" office:value="7.7749272137633E+017" calcext:value-type="float">
            <text:p>777492721376330000</text:p>
          </table:table-cell>
          <table:table-cell office:value-type="string" calcext:value-type="string">
            <text:p>2016-09-18 15:01:24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Colombia a 10 sept: #dengue /16 88.980 #chikún /16 18.881 #zika /15/16 103.550 @INSColombia @agaviriau @JuanManSantos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585" calcext:value-type="float">
            <text:p>3585</text:p>
          </table:table-cell>
          <table:table-cell office:value-type="float" office:value="7.77450086066451E+017" calcext:value-type="float">
            <text:p>777450086066451000</text:p>
          </table:table-cell>
          <table:table-cell office:value-type="string" calcext:value-type="string">
            <text:p>2016-09-18 12:11:59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Lo Vi De Lejos Al Dengue &amp; Dije. Este Viene Re Puesto ajaj &amp; No Falle. Venia Re Mamado El Hdp ajja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602" calcext:value-type="float">
            <text:p>3602</text:p>
          </table:table-cell>
          <table:table-cell office:value-type="float" office:value="7.77393633809097E+017" calcext:value-type="float">
            <text:p>777393633809097000</text:p>
          </table:table-cell>
          <table:table-cell office:value-type="string" calcext:value-type="string">
            <text:p>2016-09-18 08:27:40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Preciso tomar essa vacina da dengue aí mano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620" calcext:value-type="float">
            <text:p>3620</text:p>
          </table:table-cell>
          <table:table-cell office:value-type="float" office:value="7.77352218622263E+017" calcext:value-type="float">
            <text:p>777352218622263000</text:p>
          </table:table-cell>
          <table:table-cell office:value-type="string" calcext:value-type="string">
            <text:p>2016-09-18 05:43:06</text:p>
          </table:table-cell>
          <table:table-cell office:value-type="string" calcext:value-type="string">
            <text:p>Rio do Sul, Brasil</text:p>
          </table:table-cell>
          <table:table-cell office:value-type="float" office:value="-27.2159592" calcext:value-type="float">
            <text:p>-27.2159592</text:p>
          </table:table-cell>
          <table:table-cell office:value-type="float" office:value="-49.6436981" calcext:value-type="float">
            <text:p>-49.6436981</text:p>
          </table:table-cell>
          <table:table-cell table:number-columns-repeated="2"/>
          <table:table-cell office:value-type="string" calcext:value-type="string">
            <text:p>Quem tem minha senha reclama de notificação não sei pq pq isso anda mais parado que agua com dengu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626" calcext:value-type="float">
            <text:p>3626</text:p>
          </table:table-cell>
          <table:table-cell office:value-type="float" office:value="7.77334975137931E+017" calcext:value-type="float">
            <text:p>777334975137931000</text:p>
          </table:table-cell>
          <table:table-cell office:value-type="string" calcext:value-type="string">
            <text:p>2016-09-18 04:34:34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Me duele todo mi cuerpo porfa que no sea chicungunya sika o dengu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627" calcext:value-type="float">
            <text:p>3627</text:p>
          </table:table-cell>
          <table:table-cell office:value-type="float" office:value="7.77334962227933E+017" calcext:value-type="float">
            <text:p>777334962227933000</text:p>
          </table:table-cell>
          <table:table-cell office:value-type="string" calcext:value-type="string">
            <text:p>2016-09-18 04:34:31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To mais parada que piscina com dengu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628" calcext:value-type="float">
            <text:p>3628</text:p>
          </table:table-cell>
          <table:table-cell office:value-type="float" office:value="7.77334468268823E+017" calcext:value-type="float">
            <text:p>777334468268823000</text:p>
          </table:table-cell>
          <table:table-cell office:value-type="string" calcext:value-type="string">
            <text:p>2016-09-18 04:32:34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Vacuna contra el #Dengue https:// twitter.com/expansionmx/st atus/777333855825035264 …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629" calcext:value-type="float">
            <text:p>3629</text:p>
          </table:table-cell>
          <table:table-cell office:value-type="float" office:value="7.77324205121663E+017" calcext:value-type="float">
            <text:p>777324205121663000</text:p>
          </table:table-cell>
          <table:table-cell office:value-type="string" calcext:value-type="string">
            <text:p>2016-09-18 03:51:47</text:p>
          </table:table-cell>
          <table:table-cell office:value-type="string" calcext:value-type="string">
            <text:p>Santos, Brasil</text:p>
          </table:table-cell>
          <table:table-cell office:value-type="float" office:value="-23.9608329" calcext:value-type="float">
            <text:p>-23.9608329</text:p>
          </table:table-cell>
          <table:table-cell office:value-type="float" office:value="-46.3338889" calcext:value-type="float">
            <text:p>-46.3338889</text:p>
          </table:table-cell>
          <table:table-cell table:number-columns-repeated="2"/>
          <table:table-cell office:value-type="string" calcext:value-type="string">
            <text:p>Si pá com dengue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630" calcext:value-type="float">
            <text:p>3630</text:p>
          </table:table-cell>
          <table:table-cell office:value-type="float" office:value="7.77321624286749E+017" calcext:value-type="float">
            <text:p>777321624286749000</text:p>
          </table:table-cell>
          <table:table-cell office:value-type="string" calcext:value-type="string">
            <text:p>2016-09-18 03:41:31</text:p>
          </table:table-cell>
          <table:table-cell office:value-type="string" calcext:value-type="string">
            <text:p>Rawson, Argentina</text:p>
          </table:table-cell>
          <table:table-cell office:value-type="float" office:value="-31.5827655" calcext:value-type="float">
            <text:p>-31.5827655</text:p>
          </table:table-cell>
          <table:table-cell office:value-type="float" office:value="-68.5420299" calcext:value-type="float">
            <text:p>-68.5420299</text:p>
          </table:table-cell>
          <table:table-cell table:number-columns-repeated="2"/>
          <table:table-cell office:value-type="string" calcext:value-type="string">
            <text:p>@PacooCortez todo es porqe le gusta la picadura y nada mas soy el dengue que la vacuna jajaj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634" calcext:value-type="float">
            <text:p>3634</text:p>
          </table:table-cell>
          <table:table-cell office:value-type="float" office:value="7.77293416254181E+017" calcext:value-type="float">
            <text:p>777293416254181000</text:p>
          </table:table-cell>
          <table:table-cell office:value-type="string" calcext:value-type="string">
            <text:p>2016-09-18 01:49:26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Rash... -PxMolinA. #Dengue #Zika #Chikunguya . http:// confidencial.com.ni/rash-pxmolina/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635" calcext:value-type="float">
            <text:p>3635</text:p>
          </table:table-cell>
          <table:table-cell office:value-type="float" office:value="7.77293038263624E+017" calcext:value-type="float">
            <text:p>777293038263624000</text:p>
          </table:table-cell>
          <table:table-cell office:value-type="string" calcext:value-type="string">
            <text:p>2016-09-18 01:47:5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#Nacionales : Casos de dengue aumentan en Bocas del Toro. La información: http:// bit.ly/2cvbA1f pic.twitter.com/neweZKBY0A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636" calcext:value-type="float">
            <text:p>3636</text:p>
          </table:table-cell>
          <table:table-cell office:value-type="float" office:value="7.7728941526997E+017" calcext:value-type="float">
            <text:p>777289415269970000</text:p>
          </table:table-cell>
          <table:table-cell office:value-type="string" calcext:value-type="string">
            <text:p>2016-09-18 01:33:32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(@Residencia Dengue -Aquino in Barrio San Francisco Paraguay) https://www. swarmapp.com/c/lo5pi4CiosJ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637" calcext:value-type="float">
            <text:p>3637</text:p>
          </table:table-cell>
          <table:table-cell office:value-type="float" office:value="7.76928527560086E+017" calcext:value-type="float">
            <text:p>776928527560086000</text:p>
          </table:table-cell>
          <table:table-cell office:value-type="string" calcext:value-type="string">
            <text:p>2016-09-17 01:39:30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Macedo y sus desafortunadas declaraciones sobre su visita al hospital de Orán en plena epidemia de dengue http://www. lagacetasalta.com.ar/nota/61240/esp ectaculos/macedo-polemicas-declaraciones-sobre-visita-al-hospital-oran.html?utm_source=twitter&amp;utm_medium=social&amp;utm_campaign=botonmovil …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638" calcext:value-type="float">
            <text:p>3638</text:p>
          </table:table-cell>
          <table:table-cell office:value-type="float" office:value="7.76918237066002E+017" calcext:value-type="float">
            <text:p>776918237066002000</text:p>
          </table:table-cell>
          <table:table-cell office:value-type="string" calcext:value-type="string">
            <text:p>2016-09-17 00:58:3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Viado tem tanta gravida tanto nenem tanto papai na minha timeline q eu to ficando com medo q isso seja tipo dengue tlgd eu n to podendo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640" calcext:value-type="float">
            <text:p>3640</text:p>
          </table:table-cell>
          <table:table-cell office:value-type="float" office:value="7.76888698076094E+017" calcext:value-type="float">
            <text:p>776888698076094000</text:p>
          </table:table-cell>
          <table:table-cell office:value-type="string" calcext:value-type="string">
            <text:p>2016-09-16 23:01:14</text:p>
          </table:table-cell>
          <table:table-cell office:value-type="string" calcext:value-type="string">
            <text:p>Argentina</text:p>
          </table:table-cell>
          <table:table-cell office:value-type="float" office:value="-34.9964962" calcext:value-type="float">
            <text:p>-34.9964962</text:p>
          </table:table-cell>
          <table:table-cell office:value-type="float" office:value="-64.9672816" calcext:value-type="float">
            <text:p>-64.9672816</text:p>
          </table:table-cell>
          <table:table-cell table:number-columns-repeated="2"/>
          <table:table-cell office:value-type="string" calcext:value-type="string">
            <text:p>El dengue ♪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641" calcext:value-type="float">
            <text:p>3641</text:p>
          </table:table-cell>
          <table:table-cell office:value-type="float" office:value="7.76886857674129E+017" calcext:value-type="float">
            <text:p>776886857674129000</text:p>
          </table:table-cell>
          <table:table-cell office:value-type="string" calcext:value-type="string">
            <text:p>2016-09-16 22:53:55</text:p>
          </table:table-cell>
          <table:table-cell office:value-type="string" calcext:value-type="string">
            <text:p>Boa Vista, Brazil</text:p>
          </table:table-cell>
          <table:table-cell office:value-type="float" office:value="2.821254" calcext:value-type="float">
            <text:p>2.821254</text:p>
          </table:table-cell>
          <table:table-cell office:value-type="float" office:value="-60.6723217" calcext:value-type="float">
            <text:p>-60.6723217</text:p>
          </table:table-cell>
          <table:table-cell table:number-columns-repeated="2"/>
          <table:table-cell office:value-type="string" calcext:value-type="string">
            <text:p>Meu wpp tá mais parado que água da dengu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643" calcext:value-type="float">
            <text:p>3643</text:p>
          </table:table-cell>
          <table:table-cell office:value-type="float" office:value="7.76866356260139E+017" calcext:value-type="float">
            <text:p>776866356260139000</text:p>
          </table:table-cell>
          <table:table-cell office:value-type="string" calcext:value-type="string">
            <text:p>2016-09-16 21:32:27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Buena campaña contra dengue <text:s/>zika y demás alimañas. Excelente la Salud de la población es primero. Felicitaciones. https:// twitter.com/Jcbetaniabdiel S/status/776864597693333504 …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644" calcext:value-type="float">
            <text:p>3644</text:p>
          </table:table-cell>
          <table:table-cell office:value-type="float" office:value="7.76569212001059E+017" calcext:value-type="float">
            <text:p>776569212001059000</text:p>
          </table:table-cell>
          <table:table-cell office:value-type="string" calcext:value-type="string">
            <text:p>2016-09-16 01:51:42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@RosarioGtez chaaaaaaaaaa...dizque con dengue !! Están pendientes los frapus!!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645" calcext:value-type="float">
            <text:p>3645</text:p>
          </table:table-cell>
          <table:table-cell office:value-type="float" office:value="7.76565920349037E+017" calcext:value-type="float">
            <text:p>776565920349037000</text:p>
          </table:table-cell>
          <table:table-cell office:value-type="string" calcext:value-type="string">
            <text:p>2016-09-16 01:38:37</text:p>
          </table:table-cell>
          <table:table-cell office:value-type="string" calcext:value-type="string">
            <text:p>Colima, México</text:p>
          </table:table-cell>
          <table:table-cell office:value-type="float" office:value="19.166667" calcext:value-type="float">
            <text:p>19.166667</text:p>
          </table:table-cell>
          <table:table-cell office:value-type="float" office:value="-103.9999999" calcext:value-type="float">
            <text:p>-103.9999999</text:p>
          </table:table-cell>
          <table:table-cell table:number-columns-repeated="2"/>
          <table:table-cell office:value-type="string" calcext:value-type="string">
            <text:p>. @jesusbarroso73 mil gracias desde el fondo de mi corazón con dengue pic.twitter.com/TkjmrJuJ5k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646" calcext:value-type="float">
            <text:p>3646</text:p>
          </table:table-cell>
          <table:table-cell office:value-type="float" office:value="7.76555388187574E+017" calcext:value-type="float">
            <text:p>776555388187574000</text:p>
          </table:table-cell>
          <table:table-cell office:value-type="string" calcext:value-type="string">
            <text:p>2016-09-16 00:56:4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Cikungunya Dengue y Zicarelli. #Fumiguemo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647" calcext:value-type="float">
            <text:p>3647</text:p>
          </table:table-cell>
          <table:table-cell office:value-type="float" office:value="7.76553333553324E+017" calcext:value-type="float">
            <text:p>776553333553324000</text:p>
          </table:table-cell>
          <table:table-cell office:value-type="string" calcext:value-type="string">
            <text:p>2016-09-16 00:48:3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5°grado Esc Lugones Expusieron en #48FeriaCiencias #RioCeballos trabajo sobre #dengue ¡Felicitaciones! pic.twitter.com/RtwNCNBZ1D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649" calcext:value-type="float">
            <text:p>3649</text:p>
          </table:table-cell>
          <table:table-cell office:value-type="float" office:value="7.76543767918682E+017" calcext:value-type="float">
            <text:p>776543767918682000</text:p>
          </table:table-cell>
          <table:table-cell office:value-type="string" calcext:value-type="string">
            <text:p>2016-09-16 00:10:36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3 sept: #dengue /16 87.774 #chikún /16 18.799 #zika /15/16 102.938 @INSColombia Derrota @agaviriau @opsom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650" calcext:value-type="float">
            <text:p>3650</text:p>
          </table:table-cell>
          <table:table-cell office:value-type="float" office:value="7.76543574905262E+017" calcext:value-type="float">
            <text:p>776543574905262000</text:p>
          </table:table-cell>
          <table:table-cell office:value-type="string" calcext:value-type="string">
            <text:p>2016-09-16 00:09:5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só falta dar dengue kkkkkkkkkk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654" calcext:value-type="float">
            <text:p>3654</text:p>
          </table:table-cell>
          <table:table-cell office:value-type="float" office:value="7.76520672407347E+017" calcext:value-type="float">
            <text:p>776520672407347000</text:p>
          </table:table-cell>
          <table:table-cell office:value-type="string" calcext:value-type="string">
            <text:p>2016-09-15 22:38:50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Cuba 9462 e Florida y Corrientes _Loma Hermosa x favor fumigación contra Dengue y otros. Gracias. pic.twitter.com/HP2uXNiICX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656" calcext:value-type="float">
            <text:p>3656</text:p>
          </table:table-cell>
          <table:table-cell office:value-type="float" office:value="7.76516318367318E+017" calcext:value-type="float">
            <text:p>776516318367318000</text:p>
          </table:table-cell>
          <table:table-cell office:value-type="string" calcext:value-type="string">
            <text:p>2016-09-15 22:21:31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#Tabasco Vacuna contra el #Dengue no se prevé en cuadro básico de la @SSalud_Tab https://www. facebook.com/XEVARadioHogar /photos/a.387640567992701.93018.387627567994001/1105940976162653/?type=3&amp;theater … pic.twitter.com/AwtpSzXFuw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657" calcext:value-type="float">
            <text:p>3657</text:p>
          </table:table-cell>
          <table:table-cell office:value-type="float" office:value="7.76514940030947E+017" calcext:value-type="float">
            <text:p>776514940030947000</text:p>
          </table:table-cell>
          <table:table-cell office:value-type="string" calcext:value-type="string">
            <text:p>2016-09-15 22:16:03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Fuera del cuadro básico vacuna contra el dengue http:// thoy.mx/n7XDbp7d pic.twitter.com/O23tACPgBX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3658" calcext:value-type="float">
            <text:p>3658</text:p>
          </table:table-cell>
          <table:table-cell office:value-type="float" office:value="7.76513624475075E+017" calcext:value-type="float">
            <text:p>776513624475075000</text:p>
          </table:table-cell>
          <table:table-cell office:value-type="string" calcext:value-type="string">
            <text:p>2016-09-15 22:10:49</text:p>
          </table:table-cell>
          <table:table-cell office:value-type="string" calcext:value-type="string">
            <text:p>Holambra, Brasil</text:p>
          </table:table-cell>
          <table:table-cell office:value-type="float" office:value="-22.6332027" calcext:value-type="float">
            <text:p>-22.6332027</text:p>
          </table:table-cell>
          <table:table-cell office:value-type="float" office:value="-47.0545304" calcext:value-type="float">
            <text:p>-47.0545304</text:p>
          </table:table-cell>
          <table:table-cell table:number-columns-repeated="2"/>
          <table:table-cell office:value-type="string" calcext:value-type="string">
            <text:p>EITA CARALHO EU LEMBRO DESSE OUTRO DIA (uma história sobre a dengue ) NÃO É POSSÍVEL QUE FOI EM 201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3659" calcext:value-type="float">
            <text:p>3659</text:p>
          </table:table-cell>
          <table:table-cell office:value-type="float" office:value="7.76512961141694E+017" calcext:value-type="float">
            <text:p>776512961141694000</text:p>
          </table:table-cell>
          <table:table-cell office:value-type="string" calcext:value-type="string">
            <text:p>2016-09-15 22:08:11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Whats parado fb parado tt parado snap parado insta parado. Daqui a pouco cria dengue nas minhas redes sociais.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664" calcext:value-type="float">
            <text:p>3664</text:p>
          </table:table-cell>
          <table:table-cell office:value-type="float" office:value="7.76195296502088E+017" calcext:value-type="float">
            <text:p>776195296502088000</text:p>
          </table:table-cell>
          <table:table-cell office:value-type="string" calcext:value-type="string">
            <text:p>2016-09-15 01:05:54</text:p>
          </table:table-cell>
          <table:table-cell office:value-type="string" calcext:value-type="string">
            <text:p>Rosario, Argentina</text:p>
          </table:table-cell>
          <table:table-cell office:value-type="float" office:value="-32.9595003" calcext:value-type="float">
            <text:p>-32.9595003</text:p>
          </table:table-cell>
          <table:table-cell office:value-type="float" office:value="-60.6615414" calcext:value-type="float">
            <text:p>-60.6615414</text:p>
          </table:table-cell>
          <table:table-cell table:number-columns-repeated="2"/>
          <table:table-cell office:value-type="string" calcext:value-type="string">
            <text:p>Es re difícil cuando t gusta alguien como no querés quedar re dengue <text:s/>pero tampoco cero *filosofando*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665" calcext:value-type="float">
            <text:p>3665</text:p>
          </table:table-cell>
          <table:table-cell office:value-type="float" office:value="7.7619464849884E+017" calcext:value-type="float">
            <text:p>776194648498840000</text:p>
          </table:table-cell>
          <table:table-cell office:value-type="string" calcext:value-type="string">
            <text:p>2016-09-15 01:03:19</text:p>
          </table:table-cell>
          <table:table-cell office:value-type="string" calcext:value-type="string">
            <text:p>Armería, Colima</text:p>
          </table:table-cell>
          <table:table-cell office:value-type="float" office:value="19.009247" calcext:value-type="float">
            <text:p>19.009247</text:p>
          </table:table-cell>
          <table:table-cell office:value-type="float" office:value="-103.981353013803" calcext:value-type="float">
            <text:p>-103.9813530138</text:p>
          </table:table-cell>
          <table:table-cell table:number-columns-repeated="2"/>
          <table:table-cell office:value-type="string" calcext:value-type="string">
            <text:p>Participando en jornada d saneamiento Paraiso #Armeria Vs #Dengue #Chikungunya #Zika gracias por el apoyo @saludcolima @JurisSanitaria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667" calcext:value-type="float">
            <text:p>3667</text:p>
          </table:table-cell>
          <table:table-cell office:value-type="float" office:value="7.7618596026241E+017" calcext:value-type="float">
            <text:p>776185960262410000</text:p>
          </table:table-cell>
          <table:table-cell office:value-type="string" calcext:value-type="string">
            <text:p>2016-09-15 00:28:48</text:p>
          </table:table-cell>
          <table:table-cell office:value-type="string" calcext:value-type="string">
            <text:p>Uruguaiana, Brasil</text:p>
          </table:table-cell>
          <table:table-cell office:value-type="float" office:value="-29.7655122" calcext:value-type="float">
            <text:p>-29.7655122</text:p>
          </table:table-cell>
          <table:table-cell office:value-type="float" office:value="-57.0829465" calcext:value-type="float">
            <text:p>-57.0829465</text:p>
          </table:table-cell>
          <table:table-cell table:number-columns-repeated="2"/>
          <table:table-cell office:value-type="string" calcext:value-type="string">
            <text:p>@malulagreca_ tem dengue na minha casa e tu febochando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668" calcext:value-type="float">
            <text:p>3668</text:p>
          </table:table-cell>
          <table:table-cell office:value-type="float" office:value="7.7583779121315E+017" calcext:value-type="float">
            <text:p>775837791213150000</text:p>
          </table:table-cell>
          <table:table-cell office:value-type="string" calcext:value-type="string">
            <text:p>2016-09-14 01:25:18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table:number-columns-repeated="2"/>
          <table:table-cell office:value-type="string" calcext:value-type="string">
            <text:p>Hace dos años fue dengue a dos semanas de cumplir años.. Ahora zika o lo que sea la vida no me quiere:(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669" calcext:value-type="float">
            <text:p>3669</text:p>
          </table:table-cell>
          <table:table-cell office:value-type="float" office:value="7.75810411199357E+017" calcext:value-type="float">
            <text:p>775810411199357000</text:p>
          </table:table-cell>
          <table:table-cell office:value-type="string" calcext:value-type="string">
            <text:p>2016-09-13 23:36:30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Não posso mais ser picada por mosquito que minha mãe já acha que eu vou ter dengue de novo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675" calcext:value-type="float">
            <text:p>3675</text:p>
          </table:table-cell>
          <table:table-cell office:value-type="float" office:value="7.75778431711711E+017" calcext:value-type="float">
            <text:p>775778431711711000</text:p>
          </table:table-cell>
          <table:table-cell office:value-type="string" calcext:value-type="string">
            <text:p>2016-09-13 21:29:26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que não seja dengue amém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680" calcext:value-type="float">
            <text:p>3680</text:p>
          </table:table-cell>
          <table:table-cell office:value-type="float" office:value="7.75766268590846E+017" calcext:value-type="float">
            <text:p>775766268590846000</text:p>
          </table:table-cell>
          <table:table-cell office:value-type="string" calcext:value-type="string">
            <text:p>2016-09-13 20:41:06</text:p>
          </table:table-cell>
          <table:table-cell office:value-type="string" calcext:value-type="string">
            <text:p>Maringá, Brasil</text:p>
          </table:table-cell>
          <table:table-cell office:value-type="float" office:value="-23.425104" calcext:value-type="float">
            <text:p>-23.425104</text:p>
          </table:table-cell>
          <table:table-cell office:value-type="float" office:value="-51.9382845" calcext:value-type="float">
            <text:p>-51.9382845</text:p>
          </table:table-cell>
          <table:table-cell table:number-columns-repeated="2"/>
          <table:table-cell office:value-type="string" calcext:value-type="string">
            <text:p>Ai vc ta pegando um sono e a mulher da dengue te acorda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705" calcext:value-type="float">
            <text:p>3705</text:p>
          </table:table-cell>
          <table:table-cell office:value-type="float" office:value="7.75733132708475E+017" calcext:value-type="float">
            <text:p>775733132708475000</text:p>
          </table:table-cell>
          <table:table-cell office:value-type="string" calcext:value-type="string">
            <text:p>2016-09-13 18:29:25</text:p>
          </table:table-cell>
          <table:table-cell office:value-type="string" calcext:value-type="string">
            <text:p>Santa Fe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@Eu_ge_ pasó lo mismo acá con lo del Dengue ...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3717" calcext:value-type="float">
            <text:p>3717</text:p>
          </table:table-cell>
          <table:table-cell office:value-type="float" office:value="7.75720410688004E+017" calcext:value-type="float">
            <text:p>775720410688004000</text:p>
          </table:table-cell>
          <table:table-cell office:value-type="string" calcext:value-type="string">
            <text:p>2016-09-13 17:38:52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Todos podemos hacer algo para prevenir el zika chikungunya y el dengue #ReciclaxTuBienestar pic.twitter.com/5BN39wV3dZ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722" calcext:value-type="float">
            <text:p>3722</text:p>
          </table:table-cell>
          <table:table-cell office:value-type="float" office:value="7.75715596772188E+017" calcext:value-type="float">
            <text:p>775715596772188000</text:p>
          </table:table-cell>
          <table:table-cell office:value-type="string" calcext:value-type="string">
            <text:p>2016-09-13 17:19:45</text:p>
          </table:table-cell>
          <table:table-cell office:value-type="string" calcext:value-type="string">
            <text:p>Necochea, Argentina</text:p>
          </table:table-cell>
          <table:table-cell office:value-type="float" office:value="-38.5545048" calcext:value-type="float">
            <text:p>-38.5545048</text:p>
          </table:table-cell>
          <table:table-cell office:value-type="float" office:value="-58.7392704" calcext:value-type="float">
            <text:p>-58.7392704</text:p>
          </table:table-cell>
          <table:table-cell table:number-columns-repeated="2"/>
          <table:table-cell office:value-type="string" calcext:value-type="string">
            <text:p>#Prensa Compartimos la última gacetilla de prensa del Colegio | DENGUE : QUE NO SE NOS ESCAPE DE LAS MANOS ► http:// bit.ly/2cWTVU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726" calcext:value-type="float">
            <text:p>3726</text:p>
          </table:table-cell>
          <table:table-cell office:value-type="float" office:value="7.75712654967144E+017" calcext:value-type="float">
            <text:p>775712654967144000</text:p>
          </table:table-cell>
          <table:table-cell office:value-type="string" calcext:value-type="string">
            <text:p>2016-09-13 17:08:03</text:p>
          </table:table-cell>
          <table:table-cell office:value-type="string" calcext:value-type="string">
            <text:p>Araporã, Brasil</text:p>
          </table:table-cell>
          <table:table-cell office:value-type="float" office:value="-18.4318187" calcext:value-type="float">
            <text:p>-18.4318187</text:p>
          </table:table-cell>
          <table:table-cell office:value-type="float" office:value="-49.1883129" calcext:value-type="float">
            <text:p>-49.1883129</text:p>
          </table:table-cell>
          <table:table-cell table:number-columns-repeated="2"/>
          <table:table-cell office:value-type="string" calcext:value-type="string">
            <text:p>Agorinha vai dar dengue aqui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737" calcext:value-type="float">
            <text:p>3737</text:p>
          </table:table-cell>
          <table:table-cell office:value-type="float" office:value="7.75702336312402E+017" calcext:value-type="float">
            <text:p>775702336312402000</text:p>
          </table:table-cell>
          <table:table-cell office:value-type="string" calcext:value-type="string">
            <text:p>2016-09-13 16:27:0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Huila a 03 sept: #dengue /16 3.096 #chikún /16 969 #zika /15/16 6.800 @INSColombia Mal @CarlosJulioGV @AsambleaHuila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3740" calcext:value-type="float">
            <text:p>3740</text:p>
          </table:table-cell>
          <table:table-cell office:value-type="float" office:value="7.75483828362179E+017" calcext:value-type="float">
            <text:p>775483828362179000</text:p>
          </table:table-cell>
          <table:table-cell office:value-type="string" calcext:value-type="string">
            <text:p>2016-09-13 01:58:47</text:p>
          </table:table-cell>
          <table:table-cell office:value-type="string" calcext:value-type="string">
            <text:p>Limeira, Brasil</text:p>
          </table:table-cell>
          <table:table-cell office:value-type="float" office:value="-22.5647252" calcext:value-type="float">
            <text:p>-22.5647252</text:p>
          </table:table-cell>
          <table:table-cell office:value-type="float" office:value="-47.4016644" calcext:value-type="float">
            <text:p>-47.4016644</text:p>
          </table:table-cell>
          <table:table-cell table:number-columns-repeated="2"/>
          <table:table-cell office:value-type="string" calcext:value-type="string">
            <text:p>@Isaamoreira15 kkkkkkkkk também você é mó dengue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741" calcext:value-type="float">
            <text:p>3741</text:p>
          </table:table-cell>
          <table:table-cell office:value-type="float" office:value="7.75481265663439E+017" calcext:value-type="float">
            <text:p>775481265663439000</text:p>
          </table:table-cell>
          <table:table-cell office:value-type="string" calcext:value-type="string">
            <text:p>2016-09-13 01:48:36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Dengue ?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743" calcext:value-type="float">
            <text:p>3743</text:p>
          </table:table-cell>
          <table:table-cell office:value-type="float" office:value="7.75478159684805E+017" calcext:value-type="float">
            <text:p>775478159684805000</text:p>
          </table:table-cell>
          <table:table-cell office:value-type="string" calcext:value-type="string">
            <text:p>2016-09-13 01:36:1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Elise é pior que mosquito da dengu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744" calcext:value-type="float">
            <text:p>3744</text:p>
          </table:table-cell>
          <table:table-cell office:value-type="float" office:value="7.75475873021567E+017" calcext:value-type="float">
            <text:p>775475873021567000</text:p>
          </table:table-cell>
          <table:table-cell office:value-type="string" calcext:value-type="string">
            <text:p>2016-09-13 01:27:10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EU TO COM DENGUE NA SEMANA DO MEU ANIVERSÁRIO. OIOIOIOI.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745" calcext:value-type="float">
            <text:p>3745</text:p>
          </table:table-cell>
          <table:table-cell office:value-type="float" office:value="7.75472656242074E+017" calcext:value-type="float">
            <text:p>775472656242074000</text:p>
          </table:table-cell>
          <table:table-cell office:value-type="string" calcext:value-type="string">
            <text:p>2016-09-13 01:14:23</text:p>
          </table:table-cell>
          <table:table-cell office:value-type="string" calcext:value-type="string">
            <text:p>Macaé, Brasil</text:p>
          </table:table-cell>
          <table:table-cell office:value-type="float" office:value="-22.3712957" calcext:value-type="float">
            <text:p>-22.3712957</text:p>
          </table:table-cell>
          <table:table-cell office:value-type="float" office:value="-41.7866921" calcext:value-type="float">
            <text:p>-41.7866921</text:p>
          </table:table-cell>
          <table:table-cell table:number-columns-repeated="2"/>
          <table:table-cell office:value-type="string" calcext:value-type="string">
            <text:p>No Brasil a dengue só mata porque a saúde e mais parada que a agua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747" calcext:value-type="float">
            <text:p>3747</text:p>
          </table:table-cell>
          <table:table-cell office:value-type="float" office:value="7.75462336622686E+017" calcext:value-type="float">
            <text:p>775462336622686000</text:p>
          </table:table-cell>
          <table:table-cell office:value-type="string" calcext:value-type="string">
            <text:p>2016-09-13 00:33:23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Dengue y discapacidad entre los temas que abordó el Consejo Federal de Educación http://www. noticiasdel6.com/ampliar.php?id =169768&amp; … pic.twitter.com/xBFUfpttdb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749" calcext:value-type="float">
            <text:p>3749</text:p>
          </table:table-cell>
          <table:table-cell office:value-type="float" office:value="7.75454220577284E+017" calcext:value-type="float">
            <text:p>775454220577284000</text:p>
          </table:table-cell>
          <table:table-cell office:value-type="string" calcext:value-type="string">
            <text:p>2016-09-13 00:01:08</text:p>
          </table:table-cell>
          <table:table-cell office:value-type="string" calcext:value-type="string">
            <text:p>Divinópolis, Brasil</text:p>
          </table:table-cell>
          <table:table-cell office:value-type="float" office:value="-20.1434558" calcext:value-type="float">
            <text:p>-20.1434558</text:p>
          </table:table-cell>
          <table:table-cell office:value-type="float" office:value="-44.8912499" calcext:value-type="float">
            <text:p>-44.8912499</text:p>
          </table:table-cell>
          <table:table-cell table:number-columns-repeated="2"/>
          <table:table-cell office:value-type="string" calcext:value-type="string">
            <text:p>Meu whats da dengue <text:s/>curuis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750" calcext:value-type="float">
            <text:p>3750</text:p>
          </table:table-cell>
          <table:table-cell office:value-type="float" office:value="7.75438473545286E+017" calcext:value-type="float">
            <text:p>775438473545286000</text:p>
          </table:table-cell>
          <table:table-cell office:value-type="string" calcext:value-type="string">
            <text:p>2016-09-12 22:58:33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table:number-columns-repeated="2"/>
          <table:table-cell office:value-type="string" calcext:value-type="string">
            <text:p>Sem maldade tô toda picada #MafiaGarantiaDeSdv #medo eu hein se for dengue ferrou...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751" calcext:value-type="float">
            <text:p>3751</text:p>
          </table:table-cell>
          <table:table-cell office:value-type="float" office:value="7.75438220884673E+017" calcext:value-type="float">
            <text:p>775438220884673000</text:p>
          </table:table-cell>
          <table:table-cell office:value-type="string" calcext:value-type="string">
            <text:p>2016-09-12 22:57:33</text:p>
          </table:table-cell>
          <table:table-cell office:value-type="string" calcext:value-type="string">
            <text:p>Mogi das Cruzes, Brasil</text:p>
          </table:table-cell>
          <table:table-cell office:value-type="float" office:value="-23.5241171" calcext:value-type="float">
            <text:p>-23.5241171</text:p>
          </table:table-cell>
          <table:table-cell office:value-type="float" office:value="-46.1909468" calcext:value-type="float">
            <text:p>-46.1909468</text:p>
          </table:table-cell>
          <table:table-cell table:number-columns-repeated="2"/>
          <table:table-cell office:value-type="string" calcext:value-type="string">
            <text:p>Será que todo pernilongo preto e branco o tal da dengue ?? vários aqui no meu trampo.... #MafiaGarantiaDeSdv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753" calcext:value-type="float">
            <text:p>3753</text:p>
          </table:table-cell>
          <table:table-cell office:value-type="float" office:value="7.75425756138574E+017" calcext:value-type="float">
            <text:p>775425756138574000</text:p>
          </table:table-cell>
          <table:table-cell office:value-type="string" calcext:value-type="string">
            <text:p>2016-09-12 22:08:01</text:p>
          </table:table-cell>
          <table:table-cell office:value-type="string" calcext:value-type="string">
            <text:p>Trinidad and Tobago</text:p>
          </table:table-cell>
          <table:table-cell office:value-type="float" office:value="10.8677845" calcext:value-type="float">
            <text:p>10.8677845</text:p>
          </table:table-cell>
          <table:table-cell office:value-type="float" office:value="-60.9821066" calcext:value-type="float">
            <text:p>-60.9821066</text:p>
          </table:table-cell>
          <table:table-cell table:number-columns-repeated="2"/>
          <table:table-cell office:value-type="string" calcext:value-type="string">
            <text:p>Mosquitoes. A fly never gave me dengue <text:s/>chikungunya &amp; zika. https:// twitter.com/loso_888/statu s/775422403925020672 …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755" calcext:value-type="float">
            <text:p>3755</text:p>
          </table:table-cell>
          <table:table-cell office:value-type="float" office:value="7.75415153957409E+017" calcext:value-type="float">
            <text:p>775415153957409000</text:p>
          </table:table-cell>
          <table:table-cell office:value-type="string" calcext:value-type="string">
            <text:p>2016-09-12 21:25:53</text:p>
          </table:table-cell>
          <table:table-cell office:value-type="string" calcext:value-type="string">
            <text:p>Posadas, Argentina</text:p>
          </table:table-cell>
          <table:table-cell office:value-type="float" office:value="-27.3664866" calcext:value-type="float">
            <text:p>-27.3664866</text:p>
          </table:table-cell>
          <table:table-cell office:value-type="float" office:value="-55.8939676" calcext:value-type="float">
            <text:p>-55.8939676</text:p>
          </table:table-cell>
          <table:table-cell table:number-columns-repeated="2"/>
          <table:table-cell office:value-type="string" calcext:value-type="string">
            <text:p>Anticipo verano 20-17 #Misiones #calor + dengue +gobDeMacri #HermosoTodo pic.twitter.com/8NOFBD7wof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756" calcext:value-type="float">
            <text:p>3756</text:p>
          </table:table-cell>
          <table:table-cell office:value-type="float" office:value="7.75414142547202E+017" calcext:value-type="float">
            <text:p>775414142547202000</text:p>
          </table:table-cell>
          <table:table-cell office:value-type="string" calcext:value-type="string">
            <text:p>2016-09-12 21:21:52</text:p>
          </table:table-cell>
          <table:table-cell office:value-type="string" calcext:value-type="string">
            <text:p>Paraguay</text:p>
          </table:table-cell>
          <table:table-cell office:value-type="float" office:value="-23.3165934" calcext:value-type="float">
            <text:p>-23.3165934</text:p>
          </table:table-cell>
          <table:table-cell office:value-type="float" office:value="-58.1693444" calcext:value-type="float">
            <text:p>-58.1693444</text:p>
          </table:table-cell>
          <table:table-cell table:number-columns-repeated="2"/>
          <table:table-cell office:value-type="string" calcext:value-type="string">
            <text:p>Muchas veces cuando hay sospecha de una persona con dengue <text:s/>se confirma con el organo de referencia Nicolás Aguayo Senepa #780AM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3757" calcext:value-type="float">
            <text:p>3757</text:p>
          </table:table-cell>
          <table:table-cell office:value-type="float" office:value="7.75411181662171E+017" calcext:value-type="float">
            <text:p>775411181662171000</text:p>
          </table:table-cell>
          <table:table-cell office:value-type="string" calcext:value-type="string">
            <text:p>2016-09-12 21:10:06</text:p>
          </table:table-cell>
          <table:table-cell office:value-type="string" calcext:value-type="string">
            <text:p>Ibitinga, Brasil</text:p>
          </table:table-cell>
          <table:table-cell office:value-type="float" office:value="-21.7562299" calcext:value-type="float">
            <text:p>-21.7562299</text:p>
          </table:table-cell>
          <table:table-cell office:value-type="float" office:value="-48.8319029" calcext:value-type="float">
            <text:p>-48.8319029</text:p>
          </table:table-cell>
          <table:table-cell table:number-columns-repeated="2"/>
          <table:table-cell office:value-type="string" calcext:value-type="string">
            <text:p>Science publica artigo sobre os benefícios e os riscos da nova vacina contra a dengue . Disponível em: &lt; http://www. news.med.br/p/saude/127539 3/science-publica-artigo-sobre-os-beneficios-e-os-riscos-da-nova-vacina-contra-a-dengue.htm …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3758" calcext:value-type="float">
            <text:p>3758</text:p>
          </table:table-cell>
          <table:table-cell office:value-type="float" office:value="7.75409141947007E+017" calcext:value-type="float">
            <text:p>775409141947007000</text:p>
          </table:table-cell>
          <table:table-cell office:value-type="string" calcext:value-type="string">
            <text:p>2016-09-12 21:02:00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éxico estrena vacuna contra el dengue → http:// globovision.com/article/mexico -estrena-vacuna-contra-el-dengue … #SISEC #SALUD pic.twitter.com/wajrKITIxc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760" calcext:value-type="float">
            <text:p>3760</text:p>
          </table:table-cell>
          <table:table-cell office:value-type="float" office:value="7.75408035422409E+017" calcext:value-type="float">
            <text:p>775408035422409000</text:p>
          </table:table-cell>
          <table:table-cell office:value-type="string" calcext:value-type="string">
            <text:p>2016-09-12 20:57:36</text:p>
          </table:table-cell>
          <table:table-cell office:value-type="string" calcext:value-type="string">
            <text:p>Formosa, Argentina</text:p>
          </table:table-cell>
          <table:table-cell office:value-type="float" office:value="-24.5955305" calcext:value-type="float">
            <text:p>-24.5955305</text:p>
          </table:table-cell>
          <table:table-cell office:value-type="float" office:value="-60.4289717" calcext:value-type="float">
            <text:p>-60.4289717</text:p>
          </table:table-cell>
          <table:table-cell table:number-columns-repeated="2"/>
          <table:table-cell office:value-type="string" calcext:value-type="string">
            <text:p>Si me pico el dengue estoy cagada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761" calcext:value-type="float">
            <text:p>3761</text:p>
          </table:table-cell>
          <table:table-cell office:value-type="float" office:value="7.75398964359291E+017" calcext:value-type="float">
            <text:p>775398964359291000</text:p>
          </table:table-cell>
          <table:table-cell office:value-type="string" calcext:value-type="string">
            <text:p>2016-09-12 20:21:3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@RodrigoRojas importante Junta Directiva ESE Soata presente resultados lucha contra epidemia de Dengue <text:s/>chikunguña Zika. Donde consultar?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762" calcext:value-type="float">
            <text:p>3762</text:p>
          </table:table-cell>
          <table:table-cell office:value-type="float" office:value="7.75395387540595E+017" calcext:value-type="float">
            <text:p>775395387540595000</text:p>
          </table:table-cell>
          <table:table-cell office:value-type="string" calcext:value-type="string">
            <text:p>2016-09-12 20:07:21</text:p>
          </table:table-cell>
          <table:table-cell office:value-type="string" calcext:value-type="string">
            <text:p>San Luis Potosí, México</text:p>
          </table:table-cell>
          <table:table-cell office:value-type="float" office:value="22.5000001" calcext:value-type="float">
            <text:p>22.5000001</text:p>
          </table:table-cell>
          <table:table-cell office:value-type="float" office:value="-100.5" calcext:value-type="float">
            <text:p>-100.5</text:p>
          </table:table-cell>
          <table:table-cell table:number-columns-repeated="2"/>
          <table:table-cell office:value-type="string" calcext:value-type="string">
            <text:p>Vacuna contra el dengue ya está disponible en México http:// goo.gl/Cq1dOS pic.twitter.com/f8McEGpeCc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3764" calcext:value-type="float">
            <text:p>3764</text:p>
          </table:table-cell>
          <table:table-cell office:value-type="float" office:value="7.75389765151629E+017" calcext:value-type="float">
            <text:p>775389765151629000</text:p>
          </table:table-cell>
          <table:table-cell office:value-type="string" calcext:value-type="string">
            <text:p>2016-09-12 19:45:00</text:p>
          </table:table-cell>
          <table:table-cell office:value-type="string" calcext:value-type="string">
            <text:p>Banda, Argentina</text:p>
          </table:table-cell>
          <table:table-cell office:value-type="float" office:value="-36.3789924" calcext:value-type="float">
            <text:p>-36.3789924</text:p>
          </table:table-cell>
          <table:table-cell office:value-type="float" office:value="-60.3855888" calcext:value-type="float">
            <text:p>-60.3855888</text:p>
          </table:table-cell>
          <table:table-cell table:number-columns-repeated="2"/>
          <table:table-cell office:value-type="string" calcext:value-type="string">
            <text:p>$90 el #OFF extra duración Dengue chikungunya Ampisunas amorani Traylararay laralala Traylararay laralala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765" calcext:value-type="float">
            <text:p>3765</text:p>
          </table:table-cell>
          <table:table-cell office:value-type="float" office:value="7.75389695480037E+017" calcext:value-type="float">
            <text:p>775389695480037000</text:p>
          </table:table-cell>
          <table:table-cell office:value-type="string" calcext:value-type="string">
            <text:p>2016-09-12 19:44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carrodemensagem sexta vc vai na dengue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766" calcext:value-type="float">
            <text:p>3766</text:p>
          </table:table-cell>
          <table:table-cell office:value-type="float" office:value="7.7538355146641E+017" calcext:value-type="float">
            <text:p>775383551466410000</text:p>
          </table:table-cell>
          <table:table-cell office:value-type="string" calcext:value-type="string">
            <text:p>2016-09-12 19:20:19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@MateoDeltin12 Me recordo al audio de la doctora sobre el dengue en LP y los arrededores no se porque. A cuidarse noma'.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3774" calcext:value-type="float">
            <text:p>3774</text:p>
          </table:table-cell>
          <table:table-cell office:value-type="float" office:value="7.75356455075537E+017" calcext:value-type="float">
            <text:p>775356455075537000</text:p>
          </table:table-cell>
          <table:table-cell office:value-type="string" calcext:value-type="string">
            <text:p>2016-09-12 17:32:38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QUE LA VENDAN AQUI TAMBIEN: México empieza a comercializar la primera vacuna contra el dengu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775" calcext:value-type="float">
            <text:p>3775</text:p>
          </table:table-cell>
          <table:table-cell office:value-type="float" office:value="7.75349530841801E+017" calcext:value-type="float">
            <text:p>775349530841801000</text:p>
          </table:table-cell>
          <table:table-cell office:value-type="string" calcext:value-type="string">
            <text:p>2016-09-12 17:05:08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Rapaz meu tt estava dando dengue ..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778" calcext:value-type="float">
            <text:p>3778</text:p>
          </table:table-cell>
          <table:table-cell office:value-type="float" office:value="7.75328538937483E+017" calcext:value-type="float">
            <text:p>775328538937483000</text:p>
          </table:table-cell>
          <table:table-cell office:value-type="string" calcext:value-type="string">
            <text:p>2016-09-12 15:41:43</text:p>
          </table:table-cell>
          <table:table-cell office:value-type="string" calcext:value-type="string">
            <text:p>Itapevi, Brasil</text:p>
          </table:table-cell>
          <table:table-cell office:value-type="float" office:value="-23.5488799" calcext:value-type="float">
            <text:p>-23.5488799</text:p>
          </table:table-cell>
          <table:table-cell office:value-type="float" office:value="-46.9338889" calcext:value-type="float">
            <text:p>-46.9338889</text:p>
          </table:table-cell>
          <table:table-cell table:number-columns-repeated="2"/>
          <table:table-cell office:value-type="string" calcext:value-type="string">
            <text:p>Segundo a Ana ela respondeu isso porque leu dengue no lugar de golpe HAHAHAHAHAHAHAHAHHAAH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3780" calcext:value-type="float">
            <text:p>3780</text:p>
          </table:table-cell>
          <table:table-cell office:value-type="float" office:value="7.75323005702537E+017" calcext:value-type="float">
            <text:p>775323005702537000</text:p>
          </table:table-cell>
          <table:table-cell office:value-type="string" calcext:value-type="string">
            <text:p>2016-09-12 15:19:4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@marcusrmartins na quarta to querendo ir me empanturrar de pizza. Sexta tem dengue e tem tropicamará na outra semana ;)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781" calcext:value-type="float">
            <text:p>3781</text:p>
          </table:table-cell>
          <table:table-cell office:value-type="float" office:value="7.75321513931084E+017" calcext:value-type="float">
            <text:p>775321513931084000</text:p>
          </table:table-cell>
          <table:table-cell office:value-type="string" calcext:value-type="string">
            <text:p>2016-09-12 15:13:48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ebriceman @MauFonseca11 ni para criadero de dengue sirve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783" calcext:value-type="float">
            <text:p>3783</text:p>
          </table:table-cell>
          <table:table-cell office:value-type="float" office:value="7.75309490384097E+017" calcext:value-type="float">
            <text:p>775309490384097000</text:p>
          </table:table-cell>
          <table:table-cell office:value-type="string" calcext:value-type="string">
            <text:p>2016-09-12 14:26:01</text:p>
          </table:table-cell>
          <table:table-cell office:value-type="string" calcext:value-type="string">
            <text:p>Ocoyoacac, México</text:p>
          </table:table-cell>
          <table:table-cell office:value-type="float" office:value="19.2587373" calcext:value-type="float">
            <text:p>19.2587373</text:p>
          </table:table-cell>
          <table:table-cell office:value-type="float" office:value="-99.4177777597143" calcext:value-type="float">
            <text:p>-99.4177777597</text:p>
          </table:table-cell>
          <table:table-cell table:number-columns-repeated="2"/>
          <table:table-cell office:value-type="string" calcext:value-type="string">
            <text:p>Llegó a México el primer fármaco que evita los contagios del dengue ; hay pláticas para definir si entraría en la vacunación gratuita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784" calcext:value-type="float">
            <text:p>3784</text:p>
          </table:table-cell>
          <table:table-cell office:value-type="float" office:value="7.75309279116931E+017" calcext:value-type="float">
            <text:p>775309279116931000</text:p>
          </table:table-cell>
          <table:table-cell office:value-type="string" calcext:value-type="string">
            <text:p>2016-09-12 14:25:11</text:p>
          </table:table-cell>
          <table:table-cell office:value-type="string" calcext:value-type="string">
            <text:p>San José, Costa Rica</text:p>
          </table:table-cell>
          <table:table-cell office:value-type="float" office:value="9.9325427" calcext:value-type="float">
            <text:p>9.9325427</text:p>
          </table:table-cell>
          <table:table-cell office:value-type="float" office:value="-84.0795781" calcext:value-type="float">
            <text:p>-84.0795781</text:p>
          </table:table-cell>
          <table:table-cell table:number-columns-repeated="2"/>
          <table:table-cell office:value-type="string" calcext:value-type="string">
            <text:p>@hendel_ali veo en su futuro... Criadero de dengue ... Partida en dos está ni para eso sirv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786" calcext:value-type="float">
            <text:p>3786</text:p>
          </table:table-cell>
          <table:table-cell office:value-type="float" office:value="7.75301130158998E+017" calcext:value-type="float">
            <text:p>775301130158998000</text:p>
          </table:table-cell>
          <table:table-cell office:value-type="string" calcext:value-type="string">
            <text:p>2016-09-12 13:52:4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http://www. eldestapeweb.com/denuncian-que- el-gobierno-no-esta-comprando-remedios-el-sida-n20675 … El Gobierno ahora tampoco compra remedios de SIDA NI VACUNAS GRIPE NI PREVENCION DENGUE @agrupacion174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3787" calcext:value-type="float">
            <text:p>3787</text:p>
          </table:table-cell>
          <table:table-cell office:value-type="float" office:value="7.75285753051947E+017" calcext:value-type="float">
            <text:p>775285753051947000</text:p>
          </table:table-cell>
          <table:table-cell office:value-type="string" calcext:value-type="string">
            <text:p>2016-09-12 12:51:42</text:p>
          </table:table-cell>
          <table:table-cell office:value-type="string" calcext:value-type="string">
            <text:p>Campeche, México</text:p>
          </table:table-cell>
          <table:table-cell office:value-type="float" office:value="19.33157265" calcext:value-type="float">
            <text:p>19.33157265</text:p>
          </table:table-cell>
          <table:table-cell office:value-type="float" office:value="-89.9430807706679" calcext:value-type="float">
            <text:p>-89.9430807707</text:p>
          </table:table-cell>
          <table:table-cell table:number-columns-repeated="2"/>
          <table:table-cell office:value-type="string" calcext:value-type="string">
            <text:p>Anuncian en @Foro_TV q ya aplican en México vacuna contra el dengue q gran alivio y en Campeche aplicarán vacuna contra cáncer d pulmón @EPN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788" calcext:value-type="float">
            <text:p>3788</text:p>
          </table:table-cell>
          <table:table-cell office:value-type="float" office:value="7.75285522528735E+017" calcext:value-type="float">
            <text:p>775285522528735000</text:p>
          </table:table-cell>
          <table:table-cell office:value-type="string" calcext:value-type="string">
            <text:p>2016-09-12 12:50:47</text:p>
          </table:table-cell>
          <table:table-cell office:value-type="string" calcext:value-type="string">
            <text:p>Antigua and Barbuda</text:p>
          </table:table-cell>
          <table:table-cell office:value-type="float" office:value="17.079128" calcext:value-type="float">
            <text:p>17.079128</text:p>
          </table:table-cell>
          <table:table-cell office:value-type="float" office:value="-61.8222515" calcext:value-type="float">
            <text:p>-61.8222515</text:p>
          </table:table-cell>
          <table:table-cell table:number-columns-repeated="2"/>
          <table:table-cell office:value-type="string" calcext:value-type="string">
            <text:p>This damn mosquito so fat its having a hard time flying. You know that shit got Zika Chickungunya &amp; dengue fever all ready to give yo ass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796" calcext:value-type="float">
            <text:p>3796</text:p>
          </table:table-cell>
          <table:table-cell office:value-type="float" office:value="7.75198339310711E+017" calcext:value-type="float">
            <text:p>775198339310711000</text:p>
          </table:table-cell>
          <table:table-cell office:value-type="string" calcext:value-type="string">
            <text:p>2016-09-12 07:04:21</text:p>
          </table:table-cell>
          <table:table-cell office:value-type="string" calcext:value-type="string">
            <text:p>Lomas de Zamora, Argentina</text:p>
          </table:table-cell>
          <table:table-cell office:value-type="float" office:value="-34.7573681" calcext:value-type="float">
            <text:p>-34.7573681</text:p>
          </table:table-cell>
          <table:table-cell office:value-type="float" office:value="-58.4020374" calcext:value-type="float">
            <text:p>-58.4020374</text:p>
          </table:table-cell>
          <table:table-cell table:number-columns-repeated="2"/>
          <table:table-cell office:value-type="string" calcext:value-type="string">
            <text:p>Con Dinho jaja el dengue <text:s/>un cra pic.twitter.com/HRYapsJjq4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3797" calcext:value-type="float">
            <text:p>3797</text:p>
          </table:table-cell>
          <table:table-cell office:value-type="float" office:value="7.75194092435304E+017" calcext:value-type="float">
            <text:p>775194092435304000</text:p>
          </table:table-cell>
          <table:table-cell office:value-type="string" calcext:value-type="string">
            <text:p>2016-09-12 06:47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viniciusrlima Oxe...é verdade. Meu Whats é mais parado que água com dengue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3798" calcext:value-type="float">
            <text:p>3798</text:p>
          </table:table-cell>
          <table:table-cell office:value-type="float" office:value="7.75185009015751E+017" calcext:value-type="float">
            <text:p>775185009015751000</text:p>
          </table:table-cell>
          <table:table-cell office:value-type="string" calcext:value-type="string">
            <text:p>2016-09-12 06:11:23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umiga vehicular como prioridad mitiga brote y eterniza #dengue en Huila y Colombia. ¿Y #ZikaChikún ? @MinSaludCol @CDCgov @opsoms @WHO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799" calcext:value-type="float">
            <text:p>3799</text:p>
          </table:table-cell>
          <table:table-cell office:value-type="float" office:value="7.75180230067618E+017" calcext:value-type="float">
            <text:p>775180230067618000</text:p>
          </table:table-cell>
          <table:table-cell office:value-type="string" calcext:value-type="string">
            <text:p>2016-09-12 05:52:2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eu wpp está tão parado que daqui a pouco vai da dengue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800" calcext:value-type="float">
            <text:p>3800</text:p>
          </table:table-cell>
          <table:table-cell office:value-type="float" office:value="7.75174156660855E+017" calcext:value-type="float">
            <text:p>775174156660855000</text:p>
          </table:table-cell>
          <table:table-cell office:value-type="string" calcext:value-type="string">
            <text:p>2016-09-12 05:28:15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@jsscampos cuidado que con eso del dengue <text:s/>la chicungunya y el zika están filosos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801" calcext:value-type="float">
            <text:p>3801</text:p>
          </table:table-cell>
          <table:table-cell office:value-type="float" office:value="7.7516961370547E+017" calcext:value-type="float">
            <text:p>775169613705470000</text:p>
          </table:table-cell>
          <table:table-cell office:value-type="string" calcext:value-type="string">
            <text:p>2016-09-12 05:10:12</text:p>
          </table:table-cell>
          <table:table-cell office:value-type="string" calcext:value-type="string">
            <text:p>Misiones, Argentina</text:p>
          </table:table-cell>
          <table:table-cell office:value-type="float" office:value="-26.7372239" calcext:value-type="float">
            <text:p>-26.7372239</text:p>
          </table:table-cell>
          <table:table-cell office:value-type="float" office:value="-54.4315256" calcext:value-type="float">
            <text:p>-54.4315256</text:p>
          </table:table-cell>
          <table:table-cell table:number-columns-repeated="2"/>
          <table:table-cell office:value-type="string" calcext:value-type="string">
            <text:p>Vamos a ver con que nos sorprende el calorcito este verano porfa que no sea dengue de nuevo hasta tero teros rabiosos acepto para variar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805" calcext:value-type="float">
            <text:p>3805</text:p>
          </table:table-cell>
          <table:table-cell office:value-type="float" office:value="7.75152781061656E+017" calcext:value-type="float">
            <text:p>775152781061656000</text:p>
          </table:table-cell>
          <table:table-cell office:value-type="string" calcext:value-type="string">
            <text:p>2016-09-12 04:03:19</text:p>
          </table:table-cell>
          <table:table-cell office:value-type="string" calcext:value-type="string">
            <text:p>Santo Tomé, Argentina</text:p>
          </table:table-cell>
          <table:table-cell office:value-type="float" office:value="-28.5497033" calcext:value-type="float">
            <text:p>-28.5497033</text:p>
          </table:table-cell>
          <table:table-cell office:value-type="float" office:value="-56.0351418" calcext:value-type="float">
            <text:p>-56.0351418</text:p>
          </table:table-cell>
          <table:table-cell table:number-columns-repeated="2"/>
          <table:table-cell office:value-type="string" calcext:value-type="string">
            <text:p>Uh esta wacha re dengue con mis amigos no boba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807" calcext:value-type="float">
            <text:p>3807</text:p>
          </table:table-cell>
          <table:table-cell office:value-type="float" office:value="7.7514605934966E+017" calcext:value-type="float">
            <text:p>775146059349660000</text:p>
          </table:table-cell>
          <table:table-cell office:value-type="string" calcext:value-type="string">
            <text:p>2016-09-12 03:36:36</text:p>
          </table:table-cell>
          <table:table-cell office:value-type="string" calcext:value-type="string">
            <text:p>Pihuamo, Jalisco</text:p>
          </table:table-cell>
          <table:table-cell office:value-type="float" office:value="19.169313" calcext:value-type="float">
            <text:p>19.169313</text:p>
          </table:table-cell>
          <table:table-cell office:value-type="float" office:value="-103.387786359274" calcext:value-type="float">
            <text:p>-103.3877863593</text:p>
          </table:table-cell>
          <table:table-cell table:number-columns-repeated="2"/>
          <table:table-cell office:value-type="string" calcext:value-type="string">
            <text:p>Dengue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808" calcext:value-type="float">
            <text:p>3808</text:p>
          </table:table-cell>
          <table:table-cell office:value-type="float" office:value="7.75145811768447E+017" calcext:value-type="float">
            <text:p>775145811768447000</text:p>
          </table:table-cell>
          <table:table-cell office:value-type="string" calcext:value-type="string">
            <text:p>2016-09-12 03:35:37</text:p>
          </table:table-cell>
          <table:table-cell office:value-type="string" calcext:value-type="string">
            <text:p>Anápolis, Brasil</text:p>
          </table:table-cell>
          <table:table-cell office:value-type="float" office:value="-16.3332827" calcext:value-type="float">
            <text:p>-16.3332827</text:p>
          </table:table-cell>
          <table:table-cell office:value-type="float" office:value="-48.9525755" calcext:value-type="float">
            <text:p>-48.9525755</text:p>
          </table:table-cell>
          <table:table-cell table:number-columns-repeated="2"/>
          <table:table-cell office:value-type="string" calcext:value-type="string">
            <text:p>@vvmaguti é contra indicado em caso de suspeita de dengue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810" calcext:value-type="float">
            <text:p>3810</text:p>
          </table:table-cell>
          <table:table-cell office:value-type="float" office:value="7.75131319747707E+017" calcext:value-type="float">
            <text:p>775131319747707000</text:p>
          </table:table-cell>
          <table:table-cell office:value-type="string" calcext:value-type="string">
            <text:p>2016-09-12 02:38:02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Wpp tbm ta mais parado que água com dengue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811" calcext:value-type="float">
            <text:p>3811</text:p>
          </table:table-cell>
          <table:table-cell office:value-type="float" office:value="7.75125037443584E+017" calcext:value-type="float">
            <text:p>775125037443584000</text:p>
          </table:table-cell>
          <table:table-cell office:value-type="string" calcext:value-type="string">
            <text:p>2016-09-12 02:13:04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Eu quero morrer duma parada daora vem com essa de gripe suína e dengue não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812" calcext:value-type="float">
            <text:p>3812</text:p>
          </table:table-cell>
          <table:table-cell office:value-type="float" office:value="7.75120632195453E+017" calcext:value-type="float">
            <text:p>775120632195453000</text:p>
          </table:table-cell>
          <table:table-cell office:value-type="string" calcext:value-type="string">
            <text:p>2016-09-12 01:55:34</text:p>
          </table:table-cell>
          <table:table-cell office:value-type="string" calcext:value-type="string">
            <text:p>Guadeloupe</text:p>
          </table:table-cell>
          <table:table-cell office:value-type="float" office:value="16.2490067" calcext:value-type="float">
            <text:p>16.2490067</text:p>
          </table:table-cell>
          <table:table-cell office:value-type="float" office:value="-61.5650443" calcext:value-type="float">
            <text:p>-61.5650443</text:p>
          </table:table-cell>
          <table:table-cell table:number-columns-repeated="2"/>
          <table:table-cell office:value-type="string" calcext:value-type="string">
            <text:p>Vous aimez ficha les gens sa dengue .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813" calcext:value-type="float">
            <text:p>3813</text:p>
          </table:table-cell>
          <table:table-cell office:value-type="float" office:value="7.75113643037975E+017" calcext:value-type="float">
            <text:p>775113643037975000</text:p>
          </table:table-cell>
          <table:table-cell office:value-type="string" calcext:value-type="string">
            <text:p>2016-09-12 01:27:48</text:p>
          </table:table-cell>
          <table:table-cell office:value-type="string" calcext:value-type="string">
            <text:p>Muriaé, Brasil</text:p>
          </table:table-cell>
          <table:table-cell office:value-type="float" office:value="-21.1305559" calcext:value-type="float">
            <text:p>-21.1305559</text:p>
          </table:table-cell>
          <table:table-cell office:value-type="float" office:value="-42.3663889" calcext:value-type="float">
            <text:p>-42.3663889</text:p>
          </table:table-cell>
          <table:table-cell table:number-columns-repeated="2"/>
          <table:table-cell office:value-type="string" calcext:value-type="string">
            <text:p>é meio tenso flr isso mas to c sdds de ter dengue e emagrecer sem fz nada só comer e dormir e fk dia inteiro em casa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817" calcext:value-type="float">
            <text:p>3817</text:p>
          </table:table-cell>
          <table:table-cell office:value-type="float" office:value="7.75092800085979E+017" calcext:value-type="float">
            <text:p>775092800085979000</text:p>
          </table:table-cell>
          <table:table-cell office:value-type="string" calcext:value-type="string">
            <text:p>2016-09-12 00:04:58</text:p>
          </table:table-cell>
          <table:table-cell office:value-type="string" calcext:value-type="string">
            <text:p>Caseros, Argentina</text:p>
          </table:table-cell>
          <table:table-cell office:value-type="float" office:value="-34.6073659" calcext:value-type="float">
            <text:p>-34.6073659</text:p>
          </table:table-cell>
          <table:table-cell office:value-type="float" office:value="-58.566131" calcext:value-type="float">
            <text:p>-58.566131</text:p>
          </table:table-cell>
          <table:table-cell table:number-columns-repeated="2"/>
          <table:table-cell office:value-type="string" calcext:value-type="string">
            <text:p>Antes en ET de un partido de #Boca 9 vacunas gratuitascomo combatir el dengue número violencia de género. Ahora Lanada. Se quejaban de 67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818" calcext:value-type="float">
            <text:p>3818</text:p>
          </table:table-cell>
          <table:table-cell office:value-type="float" office:value="7.75086366321471E+017" calcext:value-type="float">
            <text:p>775086366321471000</text:p>
          </table:table-cell>
          <table:table-cell office:value-type="string" calcext:value-type="string">
            <text:p>2016-09-11 23:39:24</text:p>
          </table:table-cell>
          <table:table-cell office:value-type="string" calcext:value-type="string">
            <text:p>Contagem, Brasil</text:p>
          </table:table-cell>
          <table:table-cell office:value-type="float" office:value="-19.9132748" calcext:value-type="float">
            <text:p>-19.9132748</text:p>
          </table:table-cell>
          <table:table-cell office:value-type="float" office:value="-44.0840952" calcext:value-type="float">
            <text:p>-44.0840952</text:p>
          </table:table-cell>
          <table:table-cell table:number-columns-repeated="2"/>
          <table:table-cell office:value-type="string" calcext:value-type="string">
            <text:p>Agua parada da dengue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819" calcext:value-type="float">
            <text:p>3819</text:p>
          </table:table-cell>
          <table:table-cell office:value-type="float" office:value="7.75079585725702E+017" calcext:value-type="float">
            <text:p>775079585725702000</text:p>
          </table:table-cell>
          <table:table-cell office:value-type="string" calcext:value-type="string">
            <text:p>2016-09-11 23:12:28</text:p>
          </table:table-cell>
          <table:table-cell office:value-type="string" calcext:value-type="string">
            <text:p>Salta, Argentina</text:p>
          </table:table-cell>
          <table:table-cell office:value-type="float" office:value="-24.7893822" calcext:value-type="float">
            <text:p>-24.7893822</text:p>
          </table:table-cell>
          <table:table-cell office:value-type="float" office:value="-65.4101932" calcext:value-type="float">
            <text:p>-65.4101932</text:p>
          </table:table-cell>
          <table:table-cell table:number-columns-repeated="2"/>
          <table:table-cell office:value-type="string" calcext:value-type="string">
            <text:p>Le dije a mi amiga que si me pica otra vez el dengue me muero y saben que me dijo? Yerba mala nunca muere. Grax x tanto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820" calcext:value-type="float">
            <text:p>3820</text:p>
          </table:table-cell>
          <table:table-cell office:value-type="float" office:value="7.75060827690983E+017" calcext:value-type="float">
            <text:p>775060827690983000</text:p>
          </table:table-cell>
          <table:table-cell office:value-type="string" calcext:value-type="string">
            <text:p>2016-09-11 21:57:55</text:p>
          </table:table-cell>
          <table:table-cell office:value-type="string" calcext:value-type="string">
            <text:p>Balneário Camboriú, Brasil</text:p>
          </table:table-cell>
          <table:table-cell office:value-type="float" office:value="-26.9924394" calcext:value-type="float">
            <text:p>-26.9924394</text:p>
          </table:table-cell>
          <table:table-cell office:value-type="float" office:value="-48.6339781" calcext:value-type="float">
            <text:p>-48.6339781</text:p>
          </table:table-cell>
          <table:table-cell table:number-columns-repeated="2"/>
          <table:table-cell office:value-type="string" calcext:value-type="string">
            <text:p>Nunca tive tanta febre e dor sério. Deve ser dengue essa porra.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3821" calcext:value-type="float">
            <text:p>3821</text:p>
          </table:table-cell>
          <table:table-cell office:value-type="float" office:value="7.75054066263138E+017" calcext:value-type="float">
            <text:p>775054066263138000</text:p>
          </table:table-cell>
          <table:table-cell office:value-type="string" calcext:value-type="string">
            <text:p>2016-09-11 21:31:03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RAdPC Todo lo que hay que saber de la #vacuna contra el #dengue que podria llegar pronto a #Argentina http:// espanol.medscape.com/verarticulo/59 00709 …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823" calcext:value-type="float">
            <text:p>3823</text:p>
          </table:table-cell>
          <table:table-cell office:value-type="float" office:value="7.7503126798533E+017" calcext:value-type="float">
            <text:p>775031267985330000</text:p>
          </table:table-cell>
          <table:table-cell office:value-type="string" calcext:value-type="string">
            <text:p>2016-09-11 20:00:28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 buena la primera vacuna contra el dengue ? Cuales son las evidencias? Leelo en mi nota: http:// espanol.medscape.com/verarticulo/59 00709 …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825" calcext:value-type="float">
            <text:p>3825</text:p>
          </table:table-cell>
          <table:table-cell office:value-type="float" office:value="7.75028956068254E+017" calcext:value-type="float">
            <text:p>775028956068254000</text:p>
          </table:table-cell>
          <table:table-cell office:value-type="string" calcext:value-type="string">
            <text:p>2016-09-11 19:51:17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@_juresendee plaqueta baixa suspeita de dengue uma porrada de merda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3826" calcext:value-type="float">
            <text:p>3826</text:p>
          </table:table-cell>
          <table:table-cell office:value-type="float" office:value="7.75008767553507E+017" calcext:value-type="float">
            <text:p>775008767553507000</text:p>
          </table:table-cell>
          <table:table-cell office:value-type="string" calcext:value-type="string">
            <text:p>2016-09-11 18:31:03</text:p>
          </table:table-cell>
          <table:table-cell office:value-type="string" calcext:value-type="string">
            <text:p>Campina Grande, Brasil</text:p>
          </table:table-cell>
          <table:table-cell office:value-type="float" office:value="-7.2246742" calcext:value-type="float">
            <text:p>-7.2246742</text:p>
          </table:table-cell>
          <table:table-cell office:value-type="float" office:value="-35.8771291" calcext:value-type="float">
            <text:p>-35.8771291</text:p>
          </table:table-cell>
          <table:table-cell table:number-columns-repeated="2"/>
          <table:table-cell office:value-type="string" calcext:value-type="string">
            <text:p>Estava assistindo TV quando entrou o plantão da globo informando. Tinha faltado o colégio pq tava com dengue . https:// twitter.com/danilo_sanches /status/775000971818729472 …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3827" calcext:value-type="float">
            <text:p>3827</text:p>
          </table:table-cell>
          <table:table-cell office:value-type="float" office:value="7.75008051015389E+017" calcext:value-type="float">
            <text:p>775008051015389000</text:p>
          </table:table-cell>
          <table:table-cell office:value-type="string" calcext:value-type="string">
            <text:p>2016-09-11 18:28:12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Pernilongos façam o favor de IR PRO INFERNO!!! SÉRIO SACO. DEVO ESTAR COM ANEMIA E DENGUE JÁ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828" calcext:value-type="float">
            <text:p>3828</text:p>
          </table:table-cell>
          <table:table-cell office:value-type="float" office:value="7.74999362174943E+017" calcext:value-type="float">
            <text:p>774999362174943000</text:p>
          </table:table-cell>
          <table:table-cell office:value-type="string" calcext:value-type="string">
            <text:p>2016-09-11 17:53:4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México começa a comercializar primeira vacina contra a dengue http:// flip.it/EzkB2U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829" calcext:value-type="float">
            <text:p>3829</text:p>
          </table:table-cell>
          <table:table-cell office:value-type="float" office:value="7.74995150514848E+017" calcext:value-type="float">
            <text:p>774995150514848000</text:p>
          </table:table-cell>
          <table:table-cell office:value-type="string" calcext:value-type="string">
            <text:p>2016-09-11 17:36:5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inad@s notificados Colombia/16 a 03 sept: #dengue 229 #chikún 27 @INSColombia A gota gota. @MinSaludCol @CDCgov @opsoms @WHO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831" calcext:value-type="float">
            <text:p>3831</text:p>
          </table:table-cell>
          <table:table-cell office:value-type="float" office:value="7.74992592874398E+017" calcext:value-type="float">
            <text:p>774992592874398000</text:p>
          </table:table-cell>
          <table:table-cell office:value-type="string" calcext:value-type="string">
            <text:p>2016-09-11 17:26:4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03 sept: #dengue /16 87.774 #chikún /16 18.799 #zika /15/16 102.938 @INSColombia @agaviriau @JuanManSantos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832" calcext:value-type="float">
            <text:p>3832</text:p>
          </table:table-cell>
          <table:table-cell office:value-type="float" office:value="7.74992566282576E+017" calcext:value-type="float">
            <text:p>774992566282576000</text:p>
          </table:table-cell>
          <table:table-cell office:value-type="string" calcext:value-type="string">
            <text:p>2016-09-11 17:26:41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spero q a dengue q SPFC pegou esteje saindo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833" calcext:value-type="float">
            <text:p>3833</text:p>
          </table:table-cell>
          <table:table-cell office:value-type="float" office:value="7.74991828970008E+017" calcext:value-type="float">
            <text:p>774991828970008000</text:p>
          </table:table-cell>
          <table:table-cell office:value-type="string" calcext:value-type="string">
            <text:p>2016-09-11 17:23:45</text:p>
          </table:table-cell>
          <table:table-cell office:value-type="string" calcext:value-type="string">
            <text:p>Ribeirão Preto, Brasil</text:p>
          </table:table-cell>
          <table:table-cell office:value-type="float" office:value="-21.1783329" calcext:value-type="float">
            <text:p>-21.1783329</text:p>
          </table:table-cell>
          <table:table-cell office:value-type="float" office:value="-47.806667" calcext:value-type="float">
            <text:p>-47.806667</text:p>
          </table:table-cell>
          <table:table-cell table:number-columns-repeated="2"/>
          <table:table-cell office:value-type="string" calcext:value-type="string">
            <text:p>Se eu não peguei dengue essa noite com esse tanto de pernilongo sou imortal #HappyNamjoonDay #HappyRMDay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835" calcext:value-type="float">
            <text:p>3835</text:p>
          </table:table-cell>
          <table:table-cell office:value-type="float" office:value="7.74982667892818E+017" calcext:value-type="float">
            <text:p>774982667892818000</text:p>
          </table:table-cell>
          <table:table-cell office:value-type="string" calcext:value-type="string">
            <text:p>2016-09-11 16:47:21</text:p>
          </table:table-cell>
          <table:table-cell office:value-type="string" calcext:value-type="string">
            <text:p>São José do Rio Preto, Brasil</text:p>
          </table:table-cell>
          <table:table-cell office:value-type="float" office:value="-20.812585" calcext:value-type="float">
            <text:p>-20.812585</text:p>
          </table:table-cell>
          <table:table-cell office:value-type="float" office:value="-49.3804211" calcext:value-type="float">
            <text:p>-49.3804211</text:p>
          </table:table-cell>
          <table:table-cell table:number-columns-repeated="2"/>
          <table:table-cell office:value-type="string" calcext:value-type="string">
            <text:p>@fp3po ou é dengue ou ressaca!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836" calcext:value-type="float">
            <text:p>3836</text:p>
          </table:table-cell>
          <table:table-cell office:value-type="float" office:value="7.74967056626283E+017" calcext:value-type="float">
            <text:p>774967056626283000</text:p>
          </table:table-cell>
          <table:table-cell office:value-type="string" calcext:value-type="string">
            <text:p>2016-09-11 15:45:19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ab+conf #dengue /16 a 03 sept: Colom 87.774 Vall 23.447 Ant 22.229 Sant 6.232 Tol 4.696 Cund 4.283 Huil 3.096 ... @INSColombia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838" calcext:value-type="float">
            <text:p>3838</text:p>
          </table:table-cell>
          <table:table-cell office:value-type="float" office:value="7.74959274137117E+017" calcext:value-type="float">
            <text:p>774959274137117000</text:p>
          </table:table-cell>
          <table:table-cell office:value-type="string" calcext:value-type="string">
            <text:p>2016-09-11 15:14:23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Se eu tiver C dengue vou ficar mto bolado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3843" calcext:value-type="float">
            <text:p>3843</text:p>
          </table:table-cell>
          <table:table-cell office:value-type="float" office:value="7.74916193249555E+017" calcext:value-type="float">
            <text:p>774916193249555000</text:p>
          </table:table-cell>
          <table:table-cell office:value-type="string" calcext:value-type="string">
            <text:p>2016-09-11 12:23:12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#argentina #mexico #brasil #paraguay Una mirada desde Latinoamérica de la vacuna contra el dengue http:// espanol.medscape.com/verarticulo/59 00709_7?src=soc_tw_share … via @medscape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3847" calcext:value-type="float">
            <text:p>3847</text:p>
          </table:table-cell>
          <table:table-cell office:value-type="float" office:value="7.74890515884114E+017" calcext:value-type="float">
            <text:p>774890515884114000</text:p>
          </table:table-cell>
          <table:table-cell office:value-type="string" calcext:value-type="string">
            <text:p>2016-09-11 10:41:10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hay un mosquito re hinchahuevos ya me pico como 10 veces ojala sea dengue y me muera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850" calcext:value-type="float">
            <text:p>3850</text:p>
          </table:table-cell>
          <table:table-cell office:value-type="float" office:value="7.74882337175765E+017" calcext:value-type="float">
            <text:p>774882337175765000</text:p>
          </table:table-cell>
          <table:table-cell office:value-type="string" calcext:value-type="string">
            <text:p>2016-09-11 10:08:40</text:p>
          </table:table-cell>
          <table:table-cell office:value-type="string" calcext:value-type="string">
            <text:p>Rimac, Peru</text:p>
          </table:table-cell>
          <table:table-cell office:value-type="float" office:value="-12.0203012" calcext:value-type="float">
            <text:p>-12.0203012</text:p>
          </table:table-cell>
          <table:table-cell office:value-type="float" office:value="-77.0354442491925" calcext:value-type="float">
            <text:p>-77.0354442492</text:p>
          </table:table-cell>
          <table:table-cell table:number-columns-repeated="2"/>
          <table:table-cell office:value-type="string" calcext:value-type="string">
            <text:p>dengue dengue de gueeee (@Palacio del Inca in Cercado de Lima Lima) https://www. swarmapp.com/c/8chub5P3cMB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852" calcext:value-type="float">
            <text:p>3852</text:p>
          </table:table-cell>
          <table:table-cell office:value-type="float" office:value="7.74853729178747E+017" calcext:value-type="float">
            <text:p>774853729178747000</text:p>
          </table:table-cell>
          <table:table-cell office:value-type="string" calcext:value-type="string">
            <text:p>2016-09-11 08:14:59</text:p>
          </table:table-cell>
          <table:table-cell office:value-type="string" calcext:value-type="string">
            <text:p>Rimac, Peru</text:p>
          </table:table-cell>
          <table:table-cell office:value-type="float" office:value="-12.0203012" calcext:value-type="float">
            <text:p>-12.0203012</text:p>
          </table:table-cell>
          <table:table-cell office:value-type="float" office:value="-77.0354442491925" calcext:value-type="float">
            <text:p>-77.0354442492</text:p>
          </table:table-cell>
          <table:table-cell table:number-columns-repeated="2"/>
          <table:table-cell office:value-type="string" calcext:value-type="string">
            <text:p>Dengue !!!!!!!!!!!!!! (@Palacio del Inca in Cercado de Lima Lima) https://www. swarmapp.com/c/6ADFJfnRpba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856" calcext:value-type="float">
            <text:p>3856</text:p>
          </table:table-cell>
          <table:table-cell office:value-type="float" office:value="7.74838418576597E+017" calcext:value-type="float">
            <text:p>774838418576597000</text:p>
          </table:table-cell>
          <table:table-cell office:value-type="string" calcext:value-type="string">
            <text:p>2016-09-11 07:14:09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A partir de hoy disponible la vacuna contra el Dengue : Dengvaxia #Neokids pic.twitter.com/t0ERbvwj4R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857" calcext:value-type="float">
            <text:p>3857</text:p>
          </table:table-cell>
          <table:table-cell office:value-type="float" office:value="7.74829990202532E+017" calcext:value-type="float">
            <text:p>774829990202532000</text:p>
          </table:table-cell>
          <table:table-cell office:value-type="string" calcext:value-type="string">
            <text:p>2016-09-11 06:40:3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uli4nta pior que dengue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3859" calcext:value-type="float">
            <text:p>3859</text:p>
          </table:table-cell>
          <table:table-cell office:value-type="float" office:value="7.74810202373775E+017" calcext:value-type="float">
            <text:p>774810202373775000</text:p>
          </table:table-cell>
          <table:table-cell office:value-type="string" calcext:value-type="string">
            <text:p>2016-09-11 05:22:02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gente imagina eu com dengue essa semana q azar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860" calcext:value-type="float">
            <text:p>3860</text:p>
          </table:table-cell>
          <table:table-cell office:value-type="float" office:value="7.7480204530817E+017" calcext:value-type="float">
            <text:p>774802045308170000</text:p>
          </table:table-cell>
          <table:table-cell office:value-type="string" calcext:value-type="string">
            <text:p>2016-09-11 04:49:37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http://www. lapatilla.com/site/2016/09/1 0/mexico-empieza-a-comercializar-la-primera-vacuna-contra-el-dengue/ … México empieza a comercializar la primera vacuna contra el dengue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861" calcext:value-type="float">
            <text:p>3861</text:p>
          </table:table-cell>
          <table:table-cell office:value-type="float" office:value="7.74801035810443E+017" calcext:value-type="float">
            <text:p>774801035810443000</text:p>
          </table:table-cell>
          <table:table-cell office:value-type="string" calcext:value-type="string">
            <text:p>2016-09-11 04:45:36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Ese dengue de Ovelar evoluciono a Zika.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862" calcext:value-type="float">
            <text:p>3862</text:p>
          </table:table-cell>
          <table:table-cell office:value-type="float" office:value="7.74798674887078E+017" calcext:value-type="float">
            <text:p>774798674887078000</text:p>
          </table:table-cell>
          <table:table-cell office:value-type="string" calcext:value-type="string">
            <text:p>2016-09-11 04:36:13</text:p>
          </table:table-cell>
          <table:table-cell office:value-type="string" calcext:value-type="string">
            <text:p>Barranquilla, Colombia</text:p>
          </table:table-cell>
          <table:table-cell office:value-type="float" office:value="11.01184845" calcext:value-type="float">
            <text:p>11.01184845</text:p>
          </table:table-cell>
          <table:table-cell office:value-type="float" office:value="-74.8086459830206" calcext:value-type="float">
            <text:p>-74.808645983</text:p>
          </table:table-cell>
          <table:table-cell table:number-columns-repeated="2"/>
          <table:table-cell office:value-type="string" calcext:value-type="string">
            <text:p>Ojala Rangel se le coma la mujer también para ver si se le quita el dengue .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3863" calcext:value-type="float">
            <text:p>3863</text:p>
          </table:table-cell>
          <table:table-cell office:value-type="float" office:value="7.74795636910719E+017" calcext:value-type="float">
            <text:p>774795636910719000</text:p>
          </table:table-cell>
          <table:table-cell office:value-type="string" calcext:value-type="string">
            <text:p>2016-09-11 04:24:0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u e você no largados e pelados pegando dengue hemorrágica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3864" calcext:value-type="float">
            <text:p>3864</text:p>
          </table:table-cell>
          <table:table-cell office:value-type="float" office:value="7.74789202915369E+017" calcext:value-type="float">
            <text:p>774789202915369000</text:p>
          </table:table-cell>
          <table:table-cell office:value-type="string" calcext:value-type="string">
            <text:p>2016-09-11 03:58:35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Presentan vacuna contra el dengue en Yucatán http:// goo.gl/FG4S8c #NoticiasELDICTAMEN pic.twitter.com/xoYLB21QSK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866" calcext:value-type="float">
            <text:p>3866</text:p>
          </table:table-cell>
          <table:table-cell office:value-type="float" office:value="7.74788191379395E+017" calcext:value-type="float">
            <text:p>774788191379395000</text:p>
          </table:table-cell>
          <table:table-cell office:value-type="string" calcext:value-type="string">
            <text:p>2016-09-11 03:54:3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México estrena vacuna contra el dengue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867" calcext:value-type="float">
            <text:p>3867</text:p>
          </table:table-cell>
          <table:table-cell office:value-type="float" office:value="7.74787224302785E+017" calcext:value-type="float">
            <text:p>774787224302785000</text:p>
          </table:table-cell>
          <table:table-cell office:value-type="string" calcext:value-type="string">
            <text:p>2016-09-11 03:50:43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Noventa y seis millones de casos de dengue al año en el mundo. Por ende es necesario vacunar #Dengvaxia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869" calcext:value-type="float">
            <text:p>3869</text:p>
          </table:table-cell>
          <table:table-cell office:value-type="float" office:value="7.74781653814215E+017" calcext:value-type="float">
            <text:p>774781653814215000</text:p>
          </table:table-cell>
          <table:table-cell office:value-type="string" calcext:value-type="string">
            <text:p>2016-09-11 03:28:35</text:p>
          </table:table-cell>
          <table:table-cell office:value-type="string" calcext:value-type="string">
            <text:p>Barueri, Brasil</text:p>
          </table:table-cell>
          <table:table-cell office:value-type="float" office:value="-23.5112183" calcext:value-type="float">
            <text:p>-23.5112183</text:p>
          </table:table-cell>
          <table:table-cell office:value-type="float" office:value="-46.8764611" calcext:value-type="float">
            <text:p>-46.8764611</text:p>
          </table:table-cell>
          <table:table-cell table:number-columns-repeated="2"/>
          <table:table-cell office:value-type="string" calcext:value-type="string">
            <text:p>@roooodrigues_ eu tô mais parada que água com dengue hahahaha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3870" calcext:value-type="float">
            <text:p>3870</text:p>
          </table:table-cell>
          <table:table-cell office:value-type="float" office:value="7.74766389353677E+017" calcext:value-type="float">
            <text:p>774766389353677000</text:p>
          </table:table-cell>
          <table:table-cell office:value-type="string" calcext:value-type="string">
            <text:p>2016-09-11 02:27:56</text:p>
          </table:table-cell>
          <table:table-cell office:value-type="string" calcext:value-type="string">
            <text:p>Guatemala</text:p>
          </table:table-cell>
          <table:table-cell office:value-type="float" office:value="15.6356088" calcext:value-type="float">
            <text:p>15.6356088</text:p>
          </table:table-cell>
          <table:table-cell office:value-type="float" office:value="-89.8988086" calcext:value-type="float">
            <text:p>-89.8988086</text:p>
          </table:table-cell>
          <table:table-cell table:number-columns-repeated="2"/>
          <table:table-cell office:value-type="string" calcext:value-type="string">
            <text:p>Como cuando te da Dengue ! Y el riesgo que te de hemorragico aumenta 33% para la siguient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3871" calcext:value-type="float">
            <text:p>3871</text:p>
          </table:table-cell>
          <table:table-cell office:value-type="float" office:value="7.74764900807614E+017" calcext:value-type="float">
            <text:p>774764900807614000</text:p>
          </table:table-cell>
          <table:table-cell office:value-type="string" calcext:value-type="string">
            <text:p>2016-09-11 02:22:01</text:p>
          </table:table-cell>
          <table:table-cell office:value-type="string" calcext:value-type="string">
            <text:p>Juchipila, Zacatecas</text:p>
          </table:table-cell>
          <table:table-cell office:value-type="float" office:value="21.3780994" calcext:value-type="float">
            <text:p>21.3780994</text:p>
          </table:table-cell>
          <table:table-cell office:value-type="float" office:value="-103.126092797611" calcext:value-type="float">
            <text:p>-103.1260927976</text:p>
          </table:table-cell>
          <table:table-cell table:number-columns-repeated="2"/>
          <table:table-cell office:value-type="string" calcext:value-type="string">
            <text:p>D: hay mucho dengue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872" calcext:value-type="float">
            <text:p>3872</text:p>
          </table:table-cell>
          <table:table-cell office:value-type="float" office:value="7.74750771829207E+017" calcext:value-type="float">
            <text:p>774750771829207000</text:p>
          </table:table-cell>
          <table:table-cell office:value-type="string" calcext:value-type="string">
            <text:p>2016-09-11 01:25:52</text:p>
          </table:table-cell>
          <table:table-cell office:value-type="string" calcext:value-type="string">
            <text:p>La Perla, Peru</text:p>
          </table:table-cell>
          <table:table-cell office:value-type="float" office:value="-11.3722472" calcext:value-type="float">
            <text:p>-11.3722472</text:p>
          </table:table-cell>
          <table:table-cell office:value-type="float" office:value="-76.7986428" calcext:value-type="float">
            <text:p>-76.7986428</text:p>
          </table:table-cell>
          <table:table-cell table:number-columns-repeated="2"/>
          <table:table-cell office:value-type="string" calcext:value-type="string">
            <text:p>Dengue #dengue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873" calcext:value-type="float">
            <text:p>3873</text:p>
          </table:table-cell>
          <table:table-cell office:value-type="float" office:value="7.74740610922185E+017" calcext:value-type="float">
            <text:p>774740610922185000</text:p>
          </table:table-cell>
          <table:table-cell office:value-type="string" calcext:value-type="string">
            <text:p>2016-09-11 00:45:30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eu wpp tá mais parado que água criadora de dengu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875" calcext:value-type="float">
            <text:p>3875</text:p>
          </table:table-cell>
          <table:table-cell office:value-type="float" office:value="7.74711875883799E+017" calcext:value-type="float">
            <text:p>774711875883799000</text:p>
          </table:table-cell>
          <table:table-cell office:value-type="string" calcext:value-type="string">
            <text:p>2016-09-10 22:51:19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VÍDEO: México se une a Filipinas y Brasil con vacuna del dengue http:// goo.gl/5DybXE pic.twitter.com/nkzutWqJFl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3876" calcext:value-type="float">
            <text:p>3876</text:p>
          </table:table-cell>
          <table:table-cell office:value-type="float" office:value="7.746810951325E+017" calcext:value-type="float">
            <text:p>774681095132500000</text:p>
          </table:table-cell>
          <table:table-cell office:value-type="string" calcext:value-type="string">
            <text:p>2016-09-10 20:49:00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duardo Arce director de Sanofi Pasteur México pone el ejemplo y se vacuna contra el Dengue . pic.twitter.com/YxqZqH7QYT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3877" calcext:value-type="float">
            <text:p>3877</text:p>
          </table:table-cell>
          <table:table-cell office:value-type="float" office:value="7.7467660412348E+017" calcext:value-type="float">
            <text:p>774676604123480000</text:p>
          </table:table-cell>
          <table:table-cell office:value-type="string" calcext:value-type="string">
            <text:p>2016-09-10 20:31:09</text:p>
          </table:table-cell>
          <table:table-cell office:value-type="string" calcext:value-type="string">
            <text:p>Honduras</text:p>
          </table:table-cell>
          <table:table-cell office:value-type="float" office:value="15.0610686" calcext:value-type="float">
            <text:p>15.0610686</text:p>
          </table:table-cell>
          <table:table-cell office:value-type="float" office:value="-84.5978533" calcext:value-type="float">
            <text:p>-84.5978533</text:p>
          </table:table-cell>
          <table:table-cell table:number-columns-repeated="2"/>
          <table:table-cell office:value-type="string" calcext:value-type="string">
            <text:p>Se extiende el uso de vacuna contra el dengue http:// bit.ly/2cfbA5u pic.twitter.com/j3x6ExhDYA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880" calcext:value-type="float">
            <text:p>3880</text:p>
          </table:table-cell>
          <table:table-cell office:value-type="float" office:value="7.74670306250101E+017" calcext:value-type="float">
            <text:p>774670306250101000</text:p>
          </table:table-cell>
          <table:table-cell office:value-type="string" calcext:value-type="string">
            <text:p>2016-09-10 20:06:08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En el mundo el Dengue afecta alrededor de 500 millones de personas al año. pic.twitter.com/bQAbZSi33H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881" calcext:value-type="float">
            <text:p>3881</text:p>
          </table:table-cell>
          <table:table-cell office:value-type="float" office:value="7.74660615499575E+017" calcext:value-type="float">
            <text:p>774660615499575000</text:p>
          </table:table-cell>
          <table:table-cell office:value-type="string" calcext:value-type="string">
            <text:p>2016-09-10 19:27:37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I'm at Residencia Dengue -Aquino in Barrio San Francisco Paraguay https://www. swarmapp.com/c/fQCrDDiZSZU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882" calcext:value-type="float">
            <text:p>3882</text:p>
          </table:table-cell>
          <table:table-cell office:value-type="float" office:value="7.74659565375754E+017" calcext:value-type="float">
            <text:p>774659565375754000</text:p>
          </table:table-cell>
          <table:table-cell office:value-type="string" calcext:value-type="string">
            <text:p>2016-09-10 19:23:27</text:p>
          </table:table-cell>
          <table:table-cell office:value-type="string" calcext:value-type="string">
            <text:p>Mexico</text:p>
          </table:table-cell>
          <table:table-cell office:value-type="float" office:value="19.4326009" calcext:value-type="float">
            <text:p>19.4326009</text:p>
          </table:table-cell>
          <table:table-cell office:value-type="float" office:value="-99.1333415" calcext:value-type="float">
            <text:p>-99.1333415</text:p>
          </table:table-cell>
          <table:table-cell table:number-columns-repeated="2"/>
          <table:table-cell office:value-type="string" calcext:value-type="string">
            <text:p>Estrenan en Mérida Dengvaxia la vacuna contra el dengue http:// bit.ly/2clR3yW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883" calcext:value-type="float">
            <text:p>3883</text:p>
          </table:table-cell>
          <table:table-cell office:value-type="float" office:value="7.74655609664831E+017" calcext:value-type="float">
            <text:p>774655609664831000</text:p>
          </table:table-cell>
          <table:table-cell office:value-type="string" calcext:value-type="string">
            <text:p>2016-09-10 19:07:44</text:p>
          </table:table-cell>
          <table:table-cell office:value-type="string" calcext:value-type="string">
            <text:p>Araranguá, Brasil</text:p>
          </table:table-cell>
          <table:table-cell office:value-type="float" office:value="-28.9348831" calcext:value-type="float">
            <text:p>-28.9348831</text:p>
          </table:table-cell>
          <table:table-cell office:value-type="float" office:value="-49.4858388" calcext:value-type="float">
            <text:p>-49.4858388</text:p>
          </table:table-cell>
          <table:table-cell table:number-columns-repeated="2"/>
          <table:table-cell office:value-type="string" calcext:value-type="string">
            <text:p>um mosquito da Dengue me picou คgσяค εu тσ dεหgσรσ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884" calcext:value-type="float">
            <text:p>3884</text:p>
          </table:table-cell>
          <table:table-cell office:value-type="float" office:value="7.74639720324297E+017" calcext:value-type="float">
            <text:p>774639720324297000</text:p>
          </table:table-cell>
          <table:table-cell office:value-type="string" calcext:value-type="string">
            <text:p>2016-09-10 18:04:36</text:p>
          </table:table-cell>
          <table:table-cell office:value-type="string" calcext:value-type="string">
            <text:p>Petare, Venezuela</text:p>
          </table:table-cell>
          <table:table-cell office:value-type="float" office:value="10.4772529" calcext:value-type="float">
            <text:p>10.4772529</text:p>
          </table:table-cell>
          <table:table-cell office:value-type="float" office:value="-66.8086249" calcext:value-type="float">
            <text:p>-66.8086249</text:p>
          </table:table-cell>
          <table:table-cell table:number-columns-repeated="2"/>
          <table:table-cell office:value-type="string" calcext:value-type="string">
            <text:p>AFP México se une a Filipinas y Brasil estrenando vacuna contra el dengue http:// blink.htcsense.com/web/articleweb .aspx?regionid=7&amp;articleid=72686612 …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3885" calcext:value-type="float">
            <text:p>3885</text:p>
          </table:table-cell>
          <table:table-cell office:value-type="float" office:value="7.7463418387241E+017" calcext:value-type="float">
            <text:p>774634183872410000</text:p>
          </table:table-cell>
          <table:table-cell office:value-type="string" calcext:value-type="string">
            <text:p>2016-09-10 17:42:36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inha vida ta mais parada q água da dengu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889" calcext:value-type="float">
            <text:p>3889</text:p>
          </table:table-cell>
          <table:table-cell office:value-type="float" office:value="7.74623871878197E+017" calcext:value-type="float">
            <text:p>774623871878197000</text:p>
          </table:table-cell>
          <table:table-cell office:value-type="string" calcext:value-type="string">
            <text:p>2016-09-10 17:01:37</text:p>
          </table:table-cell>
          <table:table-cell office:value-type="string" calcext:value-type="string">
            <text:p>Jamaica</text:p>
          </table:table-cell>
          <table:table-cell office:value-type="float" office:value="18.1850507" calcext:value-type="float">
            <text:p>18.1850507</text:p>
          </table:table-cell>
          <table:table-cell office:value-type="float" office:value="-77.3947692" calcext:value-type="float">
            <text:p>-77.3947692</text:p>
          </table:table-cell>
          <table:table-cell table:number-columns-repeated="2"/>
          <table:table-cell office:value-type="string" calcext:value-type="string">
            <text:p>@TWill876 @annmarievazja @ECCJA Don't forget #dengue is always around... #nuhduttyupJamaica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891" calcext:value-type="float">
            <text:p>3891</text:p>
          </table:table-cell>
          <table:table-cell office:value-type="float" office:value="7.7461475066787E+017" calcext:value-type="float">
            <text:p>774614750667870000</text:p>
          </table:table-cell>
          <table:table-cell office:value-type="string" calcext:value-type="string">
            <text:p>2016-09-10 16:25:22</text:p>
          </table:table-cell>
          <table:table-cell office:value-type="string" calcext:value-type="string">
            <text:p>Natal, Brazil</text:p>
          </table:table-cell>
          <table:table-cell office:value-type="float" office:value="-5.8053979" calcext:value-type="float">
            <text:p>-5.8053979</text:p>
          </table:table-cell>
          <table:table-cell office:value-type="float" office:value="-35.2080904" calcext:value-type="float">
            <text:p>-35.2080904</text:p>
          </table:table-cell>
          <table:table-cell table:number-columns-repeated="2"/>
          <table:table-cell office:value-type="string" calcext:value-type="string">
            <text:p>Minha vida social ta mais parada q foco de dengue . Só estudar deixa o cara paranóico...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892" calcext:value-type="float">
            <text:p>3892</text:p>
          </table:table-cell>
          <table:table-cell office:value-type="float" office:value="7.74614394533732E+017" calcext:value-type="float">
            <text:p>774614394533732000</text:p>
          </table:table-cell>
          <table:table-cell office:value-type="string" calcext:value-type="string">
            <text:p>2016-09-10 16:23:57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#Dengue #Zika y #Chikungunya Eliminar criaderos permitirá mantener alejado al Chikungunya @msaludpy http:// bit.ly/2cLl7pS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893" calcext:value-type="float">
            <text:p>3893</text:p>
          </table:table-cell>
          <table:table-cell office:value-type="float" office:value="7.74607838417154E+017" calcext:value-type="float">
            <text:p>774607838417154000</text:p>
          </table:table-cell>
          <table:table-cell office:value-type="string" calcext:value-type="string">
            <text:p>2016-09-10 15:57:54</text:p>
          </table:table-cell>
          <table:table-cell office:value-type="string" calcext:value-type="string">
            <text:p>La Victoria, Venezuela</text:p>
          </table:table-cell>
          <table:table-cell office:value-type="float" office:value="10.2275043" calcext:value-type="float">
            <text:p>10.2275043</text:p>
          </table:table-cell>
          <table:table-cell office:value-type="float" office:value="-67.3318346" calcext:value-type="float">
            <text:p>-67.3318346</text:p>
          </table:table-cell>
          <table:table-cell table:number-columns-repeated="2"/>
          <table:table-cell office:value-type="string" calcext:value-type="string">
            <text:p>Al momento. Realizan charla d prevención dengue y Zika en El Calvario - La victoria @alcaldiaderibas @juancarlospsuv pic.twitter.com/LW4LIipE0y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3896" calcext:value-type="float">
            <text:p>3896</text:p>
          </table:table-cell>
          <table:table-cell office:value-type="float" office:value="7.74599970540425E+017" calcext:value-type="float">
            <text:p>774599970540425000</text:p>
          </table:table-cell>
          <table:table-cell office:value-type="string" calcext:value-type="string">
            <text:p>2016-09-10 15:26:39</text:p>
          </table:table-cell>
          <table:table-cell office:value-type="string" calcext:value-type="string">
            <text:p>Birigui, Brasil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table:number-columns-repeated="2"/>
          <table:table-cell office:value-type="string" calcext:value-type="string">
            <text:p>@wms_choco nem pra achar uns focos de dengue ne?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3898" calcext:value-type="float">
            <text:p>3898</text:p>
          </table:table-cell>
          <table:table-cell office:value-type="float" office:value="7.74588325470544E+017" calcext:value-type="float">
            <text:p>774588325470544000</text:p>
          </table:table-cell>
          <table:table-cell office:value-type="string" calcext:value-type="string">
            <text:p>2016-09-10 14:40:22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@LissetteCenten entonces hay que reservar agua y el dengue haciendo fiesta en Bocas del Toro.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900" calcext:value-type="float">
            <text:p>3900</text:p>
          </table:table-cell>
          <table:table-cell office:value-type="float" office:value="7.74581831534608E+017" calcext:value-type="float">
            <text:p>774581831534608000</text:p>
          </table:table-cell>
          <table:table-cell office:value-type="string" calcext:value-type="string">
            <text:p>2016-09-10 14:14:3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Luiz_edc O Schweinsteiger com Dengue joga mais que Fellaini.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901" calcext:value-type="float">
            <text:p>3901</text:p>
          </table:table-cell>
          <table:table-cell office:value-type="float" office:value="7.74570581211615E+017" calcext:value-type="float">
            <text:p>774570581211615000</text:p>
          </table:table-cell>
          <table:table-cell office:value-type="string" calcext:value-type="string">
            <text:p>2016-09-10 13:29:52</text:p>
          </table:table-cell>
          <table:table-cell office:value-type="string" calcext:value-type="string">
            <text:p>Birigui, Brasil</text:p>
          </table:table-cell>
          <table:table-cell office:value-type="float" office:value="-21.2910339" calcext:value-type="float">
            <text:p>-21.2910339</text:p>
          </table:table-cell>
          <table:table-cell office:value-type="float" office:value="-50.3431619" calcext:value-type="float">
            <text:p>-50.3431619</text:p>
          </table:table-cell>
          <table:table-cell table:number-columns-repeated="2"/>
          <table:table-cell office:value-type="string" calcext:value-type="string">
            <text:p>não acredito que me acordaram agora só pra fazer a vistoria da dengue aqui no quintal de casa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905" calcext:value-type="float">
            <text:p>3905</text:p>
          </table:table-cell>
          <table:table-cell office:value-type="float" office:value="7.74548407851426E+017" calcext:value-type="float">
            <text:p>774548407851426000</text:p>
          </table:table-cell>
          <table:table-cell office:value-type="string" calcext:value-type="string">
            <text:p>2016-09-10 12:01:45</text:p>
          </table:table-cell>
          <table:table-cell office:value-type="string" calcext:value-type="string">
            <text:p>Caracas, Venezuela</text:p>
          </table:table-cell>
          <table:table-cell office:value-type="float" office:value="10.506098" calcext:value-type="float">
            <text:p>10.506098</text:p>
          </table:table-cell>
          <table:table-cell office:value-type="float" office:value="-66.9146016" calcext:value-type="float">
            <text:p>-66.9146016</text:p>
          </table:table-cell>
          <table:table-cell table:number-columns-repeated="2"/>
          <table:table-cell office:value-type="string" calcext:value-type="string">
            <text:p>Una mirada desde Latinoamérica de la vacuna contra el dengue http:// espanol.medscape.com/verarticulo/59 00709_7?src=soc_tw_share … vía @medscape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906" calcext:value-type="float">
            <text:p>3906</text:p>
          </table:table-cell>
          <table:table-cell office:value-type="float" office:value="7.74526060507623E+017" calcext:value-type="float">
            <text:p>774526060507623000</text:p>
          </table:table-cell>
          <table:table-cell office:value-type="string" calcext:value-type="string">
            <text:p>2016-09-10 10:32:57</text:p>
          </table:table-cell>
          <table:table-cell office:value-type="string" calcext:value-type="string">
            <text:p>Rocha, Uruguay</text:p>
          </table:table-cell>
          <table:table-cell office:value-type="float" office:value="-34.4810094" calcext:value-type="float">
            <text:p>-34.4810094</text:p>
          </table:table-cell>
          <table:table-cell office:value-type="float" office:value="-54.3365607" calcext:value-type="float">
            <text:p>-54.3365607</text:p>
          </table:table-cell>
          <table:table-cell table:number-columns-repeated="2"/>
          <table:table-cell office:value-type="string" calcext:value-type="string">
            <text:p>5:31 me despertaron un enjambre de mosquitos. Si tengo dengue <text:s/>quiero decirles que lo merezco por rata. Nunca quiero gastar en repelente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913" calcext:value-type="float">
            <text:p>3913</text:p>
          </table:table-cell>
          <table:table-cell office:value-type="float" office:value="7.74479246320243E+017" calcext:value-type="float">
            <text:p>774479246320243000</text:p>
          </table:table-cell>
          <table:table-cell office:value-type="string" calcext:value-type="string">
            <text:p>2016-09-10 07:26:56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exico joins Philippines Brazil with dengue vaccine: After public programs were launched in the Philippines and… http:// dlvr.it/MDXYs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917" calcext:value-type="float">
            <text:p>3917</text:p>
          </table:table-cell>
          <table:table-cell office:value-type="float" office:value="7.74452386249122E+017" calcext:value-type="float">
            <text:p>774452386249122000</text:p>
          </table:table-cell>
          <table:table-cell office:value-type="string" calcext:value-type="string">
            <text:p>2016-09-10 05:40:12</text:p>
          </table:table-cell>
          <table:table-cell office:value-type="string" calcext:value-type="string">
            <text:p>Benito Juárez, Quintana Roo</text:p>
          </table:table-cell>
          <table:table-cell office:value-type="float" office:value="20.98154135" calcext:value-type="float">
            <text:p>20.98154135</text:p>
          </table:table-cell>
          <table:table-cell office:value-type="float" office:value="-87.0750071863356" calcext:value-type="float">
            <text:p>-87.0750071863</text:p>
          </table:table-cell>
          <table:table-cell table:number-columns-repeated="2"/>
          <table:table-cell office:value-type="string" calcext:value-type="string">
            <text:p>Dengue y Zika hasta los moscos aman picarme ahhhhhahahaa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918" calcext:value-type="float">
            <text:p>3918</text:p>
          </table:table-cell>
          <table:table-cell office:value-type="float" office:value="7.74444709246824E+017" calcext:value-type="float">
            <text:p>774444709246824000</text:p>
          </table:table-cell>
          <table:table-cell office:value-type="string" calcext:value-type="string">
            <text:p>2016-09-10 05:09:41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@yomellamopy la versión de José Guadalupe que tuvo dengue . Pero la mejor presentación hasta ahora. @clariarias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920" calcext:value-type="float">
            <text:p>3920</text:p>
          </table:table-cell>
          <table:table-cell office:value-type="float" office:value="7.74439094587892E+017" calcext:value-type="float">
            <text:p>774439094587892000</text:p>
          </table:table-cell>
          <table:table-cell office:value-type="string" calcext:value-type="string">
            <text:p>2016-09-10 04:47:23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em pra falar algo plausível ELE TINHA Q FALAR Q NÃO QUERIA Q EU PEGASSE DENGUE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3921" calcext:value-type="float">
            <text:p>3921</text:p>
          </table:table-cell>
          <table:table-cell office:value-type="float" office:value="7.74438515052581E+017" calcext:value-type="float">
            <text:p>774438515052581000</text:p>
          </table:table-cell>
          <table:table-cell office:value-type="string" calcext:value-type="string">
            <text:p>2016-09-10 04:45:0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Detalhe que na prova de quinta cai dengue e eu claramente vou tirar zero PQ FUI ENGANADO POR UM SONHO Q MENTIA PRA MIM E EU ACREDITAVA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3922" calcext:value-type="float">
            <text:p>3922</text:p>
          </table:table-cell>
          <table:table-cell office:value-type="float" office:value="7.74438252963045E+017" calcext:value-type="float">
            <text:p>774438252963045000</text:p>
          </table:table-cell>
          <table:table-cell office:value-type="string" calcext:value-type="string">
            <text:p>2016-09-10 04:44:02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NA MENSAGEM EU SONHAVA Q ELE DISSE Q ME IGNOROU PQ TINHA PEGADO DENGUE DE UM MENINO E NÃO QUERIA ME TRANSMITIR SENDO Q DENGUE NÃO PEGA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923" calcext:value-type="float">
            <text:p>3923</text:p>
          </table:table-cell>
          <table:table-cell office:value-type="float" office:value="7.7443536842702E+017" calcext:value-type="float">
            <text:p>774435368427020000</text:p>
          </table:table-cell>
          <table:table-cell office:value-type="string" calcext:value-type="string">
            <text:p>2016-09-10 04:32:34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to aguentando nem beber mais ... copo vai da dengu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924" calcext:value-type="float">
            <text:p>3924</text:p>
          </table:table-cell>
          <table:table-cell office:value-type="float" office:value="7.74427440059978E+017" calcext:value-type="float">
            <text:p>774427440059978000</text:p>
          </table:table-cell>
          <table:table-cell office:value-type="string" calcext:value-type="string">
            <text:p>2016-09-10 04:01:04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@RikeZSul o meu tá mais parado que água da dengue kkk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925" calcext:value-type="float">
            <text:p>3925</text:p>
          </table:table-cell>
          <table:table-cell office:value-type="float" office:value="7.74426210151436E+017" calcext:value-type="float">
            <text:p>774426210151436000</text:p>
          </table:table-cell>
          <table:table-cell office:value-type="string" calcext:value-type="string">
            <text:p>2016-09-10 03:56:11</text:p>
          </table:table-cell>
          <table:table-cell office:value-type="string" calcext:value-type="string">
            <text:p>Chapala, Jalisco</text:p>
          </table:table-cell>
          <table:table-cell office:value-type="float" office:value="20.27976445" calcext:value-type="float">
            <text:p>20.27976445</text:p>
          </table:table-cell>
          <table:table-cell office:value-type="float" office:value="-103.220358456075" calcext:value-type="float">
            <text:p>-103.2203584561</text:p>
          </table:table-cell>
          <table:table-cell table:number-columns-repeated="2"/>
          <table:table-cell office:value-type="string" calcext:value-type="string">
            <text:p>Necesito ver a @atlgarza de ya. Iría el lunes pero tenía que darme dengue <text:s/>la vida me odia.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3927" calcext:value-type="float">
            <text:p>3927</text:p>
          </table:table-cell>
          <table:table-cell office:value-type="float" office:value="7.74417202506261E+017" calcext:value-type="float">
            <text:p>774417202506261000</text:p>
          </table:table-cell>
          <table:table-cell office:value-type="string" calcext:value-type="string">
            <text:p>2016-09-10 03:20:23</text:p>
          </table:table-cell>
          <table:table-cell office:value-type="string" calcext:value-type="string">
            <text:p>Itapua, Paraguay</text:p>
          </table:table-cell>
          <table:table-cell office:value-type="float" office:value="-26.8333329" calcext:value-type="float">
            <text:p>-26.8333329</text:p>
          </table:table-cell>
          <table:table-cell office:value-type="float" office:value="-55.8333329" calcext:value-type="float">
            <text:p>-55.8333329</text:p>
          </table:table-cell>
          <table:table-cell table:number-columns-repeated="2"/>
          <table:table-cell office:value-type="string" calcext:value-type="string">
            <text:p>Buenas Noches (@Residencia Dengue -Aquino in Barrio San Francisco Paraguay) https://www. swarmapp.com/c/2WndBusfe1Z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928" calcext:value-type="float">
            <text:p>3928</text:p>
          </table:table-cell>
          <table:table-cell office:value-type="float" office:value="7.7441007448381E+017" calcext:value-type="float">
            <text:p>774410074483810000</text:p>
          </table:table-cell>
          <table:table-cell office:value-type="string" calcext:value-type="string">
            <text:p>2016-09-10 02:52:04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fiz esse trem mas só por fazer porque anda mais parado que água de dengue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929" calcext:value-type="float">
            <text:p>3929</text:p>
          </table:table-cell>
          <table:table-cell office:value-type="float" office:value="7.74391982076498E+017" calcext:value-type="float">
            <text:p>774391982076498000</text:p>
          </table:table-cell>
          <table:table-cell office:value-type="string" calcext:value-type="string">
            <text:p>2016-09-10 01:40:10</text:p>
          </table:table-cell>
          <table:table-cell office:value-type="string" calcext:value-type="string">
            <text:p>Villa de Álvarez, Colima</text:p>
          </table:table-cell>
          <table:table-cell office:value-type="float" office:value="19.32658855" calcext:value-type="float">
            <text:p>19.32658855</text:p>
          </table:table-cell>
          <table:table-cell office:value-type="float" office:value="-103.925661301559" calcext:value-type="float">
            <text:p>-103.9256613016</text:p>
          </table:table-cell>
          <table:table-cell table:number-columns-repeated="2"/>
          <table:table-cell office:value-type="string" calcext:value-type="string">
            <text:p>En la oficina 4 de 8 se han enfermado de zika dengue y esas cosas.. Tengo miedooo #JefaTrabajoDesdeCasa #Andele #Fumiguenme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931" calcext:value-type="float">
            <text:p>3931</text:p>
          </table:table-cell>
          <table:table-cell office:value-type="float" office:value="7.74377716279833E+017" calcext:value-type="float">
            <text:p>774377716279833000</text:p>
          </table:table-cell>
          <table:table-cell office:value-type="string" calcext:value-type="string">
            <text:p>2016-09-10 00:43:29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E eu gostei de vc te amo meu grilo com dengue mais lindo do mundo animal @caiopericinoto https:// twitter.com/caiopericinoto /status/774375281356337152 …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3932" calcext:value-type="float">
            <text:p>3932</text:p>
          </table:table-cell>
          <table:table-cell office:value-type="float" office:value="7.74375083997598E+017" calcext:value-type="float">
            <text:p>774375083997598000</text:p>
          </table:table-cell>
          <table:table-cell office:value-type="string" calcext:value-type="string">
            <text:p>2016-09-10 00:33:01</text:p>
          </table:table-cell>
          <table:table-cell office:value-type="string" calcext:value-type="string">
            <text:p>Guarulhos, Brasil</text:p>
          </table:table-cell>
          <table:table-cell office:value-type="float" office:value="-23.4430601" calcext:value-type="float">
            <text:p>-23.4430601</text:p>
          </table:table-cell>
          <table:table-cell office:value-type="float" office:value="-46.5244589" calcext:value-type="float">
            <text:p>-46.5244589</text:p>
          </table:table-cell>
          <table:table-cell table:number-columns-repeated="2"/>
          <table:table-cell office:value-type="string" calcext:value-type="string">
            <text:p>Fui no médio ver se eu tava realmente com dengue mas graças a Deus é só sinusite mesmo hahahaha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933" calcext:value-type="float">
            <text:p>3933</text:p>
          </table:table-cell>
          <table:table-cell office:value-type="float" office:value="7.74354024791417E+017" calcext:value-type="float">
            <text:p>774354024791417000</text:p>
          </table:table-cell>
          <table:table-cell office:value-type="string" calcext:value-type="string">
            <text:p>2016-09-09 23:09:2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_vitormatheuss ja disse que é dengue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935" calcext:value-type="float">
            <text:p>3935</text:p>
          </table:table-cell>
          <table:table-cell office:value-type="float" office:value="7.74345867360731E+017" calcext:value-type="float">
            <text:p>774345867360731000</text:p>
          </table:table-cell>
          <table:table-cell office:value-type="string" calcext:value-type="string">
            <text:p>2016-09-09 22:36:56</text:p>
          </table:table-cell>
          <table:table-cell office:value-type="string" calcext:value-type="string">
            <text:p>Huixquilucan, México</text:p>
          </table:table-cell>
          <table:table-cell office:value-type="float" office:value="19.37093275" calcext:value-type="float">
            <text:p>19.37093275</text:p>
          </table:table-cell>
          <table:table-cell office:value-type="float" office:value="-99.3568073324691" calcext:value-type="float">
            <text:p>-99.3568073325</text:p>
          </table:table-cell>
          <table:table-cell table:number-columns-repeated="2"/>
          <table:table-cell office:value-type="string" calcext:value-type="string">
            <text:p>#UltimaHora Vacuna contra DENGUE estará disponible para el SECTOR PRIVADO en México la próxima semana dice @sanofi Pasteur #ClapClap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936" calcext:value-type="float">
            <text:p>3936</text:p>
          </table:table-cell>
          <table:table-cell office:value-type="float" office:value="7.7434017104724E+017" calcext:value-type="float">
            <text:p>774340171047240000</text:p>
          </table:table-cell>
          <table:table-cell office:value-type="string" calcext:value-type="string">
            <text:p>2016-09-09 22:14:17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Eu achava que a dengue era coisa dos anos 2000. https:// twitter.com/ritinhadiasss/ status/774339950594654208 …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937" calcext:value-type="float">
            <text:p>3937</text:p>
          </table:table-cell>
          <table:table-cell office:value-type="float" office:value="7.74339684918972E+017" calcext:value-type="float">
            <text:p>774339684918972000</text:p>
          </table:table-cell>
          <table:table-cell office:value-type="string" calcext:value-type="string">
            <text:p>2016-09-09 22:12:22</text:p>
          </table:table-cell>
          <table:table-cell office:value-type="string" calcext:value-type="string">
            <text:p>Itabira, Brasil</text:p>
          </table:table-cell>
          <table:table-cell office:value-type="float" office:value="-19.6186314" calcext:value-type="float">
            <text:p>-19.6186314</text:p>
          </table:table-cell>
          <table:table-cell office:value-type="float" office:value="-43.2265669" calcext:value-type="float">
            <text:p>-43.2265669</text:p>
          </table:table-cell>
          <table:table-cell table:number-columns-repeated="2"/>
          <table:table-cell office:value-type="string" calcext:value-type="string">
            <text:p>A Fátima de Anjo Mau ta de folga com dengue . Já existia surto de dengue naquela época?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3941" calcext:value-type="float">
            <text:p>3941</text:p>
          </table:table-cell>
          <table:table-cell office:value-type="float" office:value="7.74316873110397E+017" calcext:value-type="float">
            <text:p>774316873110397000</text:p>
          </table:table-cell>
          <table:table-cell office:value-type="string" calcext:value-type="string">
            <text:p>2016-09-09 20:41:43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O dispositivo que com apenas água e energia pode erradicar o mosquito da dengue . pic.twitter.com/u1MLZ1cc5j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942" calcext:value-type="float">
            <text:p>3942</text:p>
          </table:table-cell>
          <table:table-cell office:value-type="float" office:value="7.74316559816942E+017" calcext:value-type="float">
            <text:p>774316559816942000</text:p>
          </table:table-cell>
          <table:table-cell office:value-type="string" calcext:value-type="string">
            <text:p>2016-09-09 20:40:28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 Saiba que já existe a solução para erradicar a dengue .O dispositivo tecnológico exterminador da dengue pic.twitter.com/xTUPhl2W7e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943" calcext:value-type="float">
            <text:p>3943</text:p>
          </table:table-cell>
          <table:table-cell office:value-type="float" office:value="7.74315913625625E+017" calcext:value-type="float">
            <text:p>774315913625625000</text:p>
          </table:table-cell>
          <table:table-cell office:value-type="string" calcext:value-type="string">
            <text:p>2016-09-09 20:37:54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@MichelTemer_ Fique sabendo que já existe o dispositivo tecnológico que irá erradicar o mosquito da dengue . pic.twitter.com/9j5nELLTpH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944" calcext:value-type="float">
            <text:p>3944</text:p>
          </table:table-cell>
          <table:table-cell office:value-type="float" office:value="7.74315412192371E+017" calcext:value-type="float">
            <text:p>774315412192371000</text:p>
          </table:table-cell>
          <table:table-cell office:value-type="string" calcext:value-type="string">
            <text:p>2016-09-09 20:35:55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Tengo todos los síntomas del dengue <text:s/>chikungunya y zika....salvo por la fiebre y haber vuelto de un viaje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945" calcext:value-type="float">
            <text:p>3945</text:p>
          </table:table-cell>
          <table:table-cell office:value-type="float" office:value="7.74314419761386E+017" calcext:value-type="float">
            <text:p>774314419761386000</text:p>
          </table:table-cell>
          <table:table-cell office:value-type="string" calcext:value-type="string">
            <text:p>2016-09-09 20:31:58</text:p>
          </table:table-cell>
          <table:table-cell office:value-type="string" calcext:value-type="string">
            <text:p>Uberaba, Brasil</text:p>
          </table:table-cell>
          <table:table-cell office:value-type="float" office:value="-19.7508329" calcext:value-type="float">
            <text:p>-19.7508329</text:p>
          </table:table-cell>
          <table:table-cell office:value-type="float" office:value="-47.9366659" calcext:value-type="float">
            <text:p>-47.9366659</text:p>
          </table:table-cell>
          <table:table-cell table:number-columns-repeated="2"/>
          <table:table-cell office:value-type="string" calcext:value-type="string">
            <text:p>@brunamaaciel_ to com dengu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3947" calcext:value-type="float">
            <text:p>3947</text:p>
          </table:table-cell>
          <table:table-cell office:value-type="float" office:value="7.74296355112051E+017" calcext:value-type="float">
            <text:p>774296355112051000</text:p>
          </table:table-cell>
          <table:table-cell office:value-type="string" calcext:value-type="string">
            <text:p>2016-09-09 19:20:11</text:p>
          </table:table-cell>
          <table:table-cell office:value-type="string" calcext:value-type="string">
            <text:p>Puntarenas, Costa Rica</text:p>
          </table:table-cell>
          <table:table-cell office:value-type="float" office:value="9.78818175" calcext:value-type="float">
            <text:p>9.78818175</text:p>
          </table:table-cell>
          <table:table-cell office:value-type="float" office:value="-85.0592718528098" calcext:value-type="float">
            <text:p>-85.0592718528</text:p>
          </table:table-cell>
          <table:table-cell table:number-columns-repeated="2"/>
          <table:table-cell office:value-type="string" calcext:value-type="string">
            <text:p>Ya le dio dengue a todo mundo ya para que hps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948" calcext:value-type="float">
            <text:p>3948</text:p>
          </table:table-cell>
          <table:table-cell office:value-type="float" office:value="7.74291163859788E+017" calcext:value-type="float">
            <text:p>774291163859788000</text:p>
          </table:table-cell>
          <table:table-cell office:value-type="string" calcext:value-type="string">
            <text:p>2016-09-09 18:59:33</text:p>
          </table:table-cell>
          <table:table-cell office:value-type="string" calcext:value-type="string">
            <text:p>El Vigía, Venezuela</text:p>
          </table:table-cell>
          <table:table-cell office:value-type="float" office:value="8.6115829" calcext:value-type="float">
            <text:p>8.6115829</text:p>
          </table:table-cell>
          <table:table-cell office:value-type="float" office:value="-71.6596413" calcext:value-type="float">
            <text:p>-71.6596413</text:p>
          </table:table-cell>
          <table:table-cell table:number-columns-repeated="2"/>
          <table:table-cell office:value-type="string" calcext:value-type="string">
            <text:p>Lo que falta es que me de dengue de nuevo.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3949" calcext:value-type="float">
            <text:p>3949</text:p>
          </table:table-cell>
          <table:table-cell office:value-type="float" office:value="7.74288247828734E+017" calcext:value-type="float">
            <text:p>774288247828734000</text:p>
          </table:table-cell>
          <table:table-cell office:value-type="string" calcext:value-type="string">
            <text:p>2016-09-09 18:47:58</text:p>
          </table:table-cell>
          <table:table-cell office:value-type="string" calcext:value-type="string">
            <text:p>La Plata, Argentina</text:p>
          </table:table-cell>
          <table:table-cell office:value-type="float" office:value="-34.9206796" calcext:value-type="float">
            <text:p>-34.9206796</text:p>
          </table:table-cell>
          <table:table-cell office:value-type="float" office:value="-57.9537637" calcext:value-type="float">
            <text:p>-57.9537637</text:p>
          </table:table-cell>
          <table:table-cell table:number-columns-repeated="2"/>
          <table:table-cell office:value-type="string" calcext:value-type="string">
            <text:p>-Mira ese mosquito gigante! Debe ser un dengue ! +Mama es un mosquito macho el dengue es blanco y negro no pica y no es dengue . -Un dengue !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951" calcext:value-type="float">
            <text:p>3951</text:p>
          </table:table-cell>
          <table:table-cell office:value-type="float" office:value="7.74263553951949E+017" calcext:value-type="float">
            <text:p>774263553951949000</text:p>
          </table:table-cell>
          <table:table-cell office:value-type="string" calcext:value-type="string">
            <text:p>2016-09-09 17:09:51</text:p>
          </table:table-cell>
          <table:table-cell office:value-type="string" calcext:value-type="string">
            <text:p>Alto Araguaia, Brasil</text:p>
          </table:table-cell>
          <table:table-cell office:value-type="float" office:value="-17.3156527" calcext:value-type="float">
            <text:p>-17.3156527</text:p>
          </table:table-cell>
          <table:table-cell office:value-type="float" office:value="-53.2169364" calcext:value-type="float">
            <text:p>-53.2169364</text:p>
          </table:table-cell>
          <table:table-cell table:number-columns-repeated="2"/>
          <table:table-cell office:value-type="string" calcext:value-type="string">
            <text:p>@SalomaoMachado @bruno_grossi aquela dengue de 2015 acabou com ele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955" calcext:value-type="float">
            <text:p>3955</text:p>
          </table:table-cell>
          <table:table-cell office:value-type="float" office:value="7.74239544279532E+017" calcext:value-type="float">
            <text:p>774239544279532000</text:p>
          </table:table-cell>
          <table:table-cell office:value-type="string" calcext:value-type="string">
            <text:p>2016-09-09 15:34:26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Dengue : La justicia intimó al Gobierno que en cinco días informe las acciones que realiza para evitar la propagación del virus del dengue .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961" calcext:value-type="float">
            <text:p>3961</text:p>
          </table:table-cell>
          <table:table-cell office:value-type="float" office:value="7.74208162027233E+017" calcext:value-type="float">
            <text:p>774208162027233000</text:p>
          </table:table-cell>
          <table:table-cell office:value-type="string" calcext:value-type="string">
            <text:p>2016-09-09 13:29:44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Hay que continuar todo el año con este tipo de acciones cc @ferparra22 #Dengue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962" calcext:value-type="float">
            <text:p>3962</text:p>
          </table:table-cell>
          <table:table-cell office:value-type="float" office:value="7.74208012282102E+017" calcext:value-type="float">
            <text:p>774208012282102000</text:p>
          </table:table-cell>
          <table:table-cell office:value-type="string" calcext:value-type="string">
            <text:p>2016-09-09 13:29:0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Todo aquel recipiente que sea potencial criadero que pueda juntar agua no dejarlo en la intemperie cc @ferparra22 #Dengue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963" calcext:value-type="float">
            <text:p>3963</text:p>
          </table:table-cell>
          <table:table-cell office:value-type="float" office:value="7.74207855570412E+017" calcext:value-type="float">
            <text:p>774207855570412000</text:p>
          </table:table-cell>
          <table:table-cell office:value-type="string" calcext:value-type="string">
            <text:p>2016-09-09 13:28:31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No es fácil ver a simple vista los huevos del mosquito cc @ferparra22 #Dengue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965" calcext:value-type="float">
            <text:p>3965</text:p>
          </table:table-cell>
          <table:table-cell office:value-type="float" office:value="7.74207039870476E+017" calcext:value-type="float">
            <text:p>774207039870476000</text:p>
          </table:table-cell>
          <table:table-cell office:value-type="string" calcext:value-type="string">
            <text:p>2016-09-09 13:25:17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El mosquito es urbano está en todos los ambientes dentro de un área urbana cc @ferparra22 #Dengue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966" calcext:value-type="float">
            <text:p>3966</text:p>
          </table:table-cell>
          <table:table-cell office:value-type="float" office:value="7.74206900481171E+017" calcext:value-type="float">
            <text:p>774206900481171000</text:p>
          </table:table-cell>
          <table:table-cell office:value-type="string" calcext:value-type="string">
            <text:p>2016-09-09 13:24:43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Ahora no creo que tengamos #Dengue por las altas temperaturas y porque no tenemos el mosquito adulto cc @ferparra2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967" calcext:value-type="float">
            <text:p>3967</text:p>
          </table:table-cell>
          <table:table-cell office:value-type="float" office:value="7.74206572784345E+017" calcext:value-type="float">
            <text:p>774206572784345000</text:p>
          </table:table-cell>
          <table:table-cell office:value-type="string" calcext:value-type="string">
            <text:p>2016-09-09 13:23:25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Marina Stein Los que son muy resistentes a las altas temperaturas son los huevos del mosquito cc @ferparra22 #Dengu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3968" calcext:value-type="float">
            <text:p>3968</text:p>
          </table:table-cell>
          <table:table-cell office:value-type="float" office:value="7.74206415804178E+017" calcext:value-type="float">
            <text:p>774206415804178000</text:p>
          </table:table-cell>
          <table:table-cell office:value-type="string" calcext:value-type="string">
            <text:p>2016-09-09 13:22:48</text:p>
          </table:table-cell>
          <table:table-cell office:value-type="string" calcext:value-type="string">
            <text:p>Resistencia, Argentina</text:p>
          </table:table-cell>
          <table:table-cell office:value-type="float" office:value="-27.4511042" calcext:value-type="float">
            <text:p>-27.4511042</text:p>
          </table:table-cell>
          <table:table-cell office:value-type="float" office:value="-58.9865645" calcext:value-type="float">
            <text:p>-58.9865645</text:p>
          </table:table-cell>
          <table:table-cell table:number-columns-repeated="2"/>
          <table:table-cell office:value-type="string" calcext:value-type="string">
            <text:p>#Ahora Hablamos con Marina Stein jefa de Entomología del Instituto de Medicina Regional de la UNNE sobre #Dengue http://www. libertaddigital.com.ar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973" calcext:value-type="float">
            <text:p>3973</text:p>
          </table:table-cell>
          <table:table-cell office:value-type="float" office:value="7.74198981547221E+017" calcext:value-type="float">
            <text:p>774198981547221000</text:p>
          </table:table-cell>
          <table:table-cell office:value-type="string" calcext:value-type="string">
            <text:p>2016-09-09 12:53:15</text:p>
          </table:table-cell>
          <table:table-cell office:value-type="string" calcext:value-type="string">
            <text:p>Chillán, Chile</text:p>
          </table:table-cell>
          <table:table-cell office:value-type="float" office:value="-36.6066615" calcext:value-type="float">
            <text:p>-36.6066615</text:p>
          </table:table-cell>
          <table:table-cell office:value-type="float" office:value="-72.1033193" calcext:value-type="float">
            <text:p>-72.1033193</text:p>
          </table:table-cell>
          <table:table-cell table:number-columns-repeated="2"/>
          <table:table-cell office:value-type="string" calcext:value-type="string">
            <text:p>Dengue : Subsecretario de Salud Fiscaliza en Isla de Pascua Posible brote.jm. pic.twitter.com/5rJO7OwJQZ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979" calcext:value-type="float">
            <text:p>3979</text:p>
          </table:table-cell>
          <table:table-cell office:value-type="float" office:value="7.74189735929602E+017" calcext:value-type="float">
            <text:p>774189735929602000</text:p>
          </table:table-cell>
          <table:table-cell office:value-type="string" calcext:value-type="string">
            <text:p>2016-09-09 12:16:31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IvanaTigre @d_balmaceda @LANACION Así es. Casi no quedan gorriones en Buenos Aires. Me parece que los mató la fumigación contra el dengue .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981" calcext:value-type="float">
            <text:p>3981</text:p>
          </table:table-cell>
          <table:table-cell office:value-type="float" office:value="7.74188081414975E+017" calcext:value-type="float">
            <text:p>774188081414975000</text:p>
          </table:table-cell>
          <table:table-cell office:value-type="string" calcext:value-type="string">
            <text:p>2016-09-09 12:09:56</text:p>
          </table:table-cell>
          <table:table-cell office:value-type="string" calcext:value-type="string">
            <text:p>Carolina, USA</text:p>
          </table:table-cell>
          <table:table-cell office:value-type="float" office:value="18.36402775" calcext:value-type="float">
            <text:p>18.36402775</text:p>
          </table:table-cell>
          <table:table-cell office:value-type="float" office:value="-65.9526467497241" calcext:value-type="float">
            <text:p>-65.9526467497</text:p>
          </table:table-cell>
          <table:table-cell table:number-columns-repeated="2"/>
          <table:table-cell office:value-type="string" calcext:value-type="string">
            <text:p>Gracias a que Zoé dejo abierta la única ventana que no tiene screen terminaremos con dengue <text:s/>chikungunya y otra vez zika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982" calcext:value-type="float">
            <text:p>3982</text:p>
          </table:table-cell>
          <table:table-cell office:value-type="float" office:value="7.74185320468189E+017" calcext:value-type="float">
            <text:p>774185320468189000</text:p>
          </table:table-cell>
          <table:table-cell office:value-type="string" calcext:value-type="string">
            <text:p>2016-09-09 11:58:58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Solo espero que no sea dengue o Zika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998" calcext:value-type="float">
            <text:p>3998</text:p>
          </table:table-cell>
          <table:table-cell office:value-type="float" office:value="7.74127350740947E+017" calcext:value-type="float">
            <text:p>774127350740947000</text:p>
          </table:table-cell>
          <table:table-cell office:value-type="string" calcext:value-type="string">
            <text:p>2016-09-09 08:08:37</text:p>
          </table:table-cell>
          <table:table-cell office:value-type="string" calcext:value-type="string">
            <text:p>Quilmes, Argentina</text:p>
          </table:table-cell>
          <table:table-cell office:value-type="float" office:value="-34.7303024" calcext:value-type="float">
            <text:p>-34.7303024</text:p>
          </table:table-cell>
          <table:table-cell office:value-type="float" office:value="-58.2688679" calcext:value-type="float">
            <text:p>-58.2688679</text:p>
          </table:table-cell>
          <table:table-cell table:number-columns-repeated="2"/>
          <table:table-cell office:value-type="string" calcext:value-type="string">
            <text:p>la reconcha de tu madre dengue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000" calcext:value-type="float">
            <text:p>4000</text:p>
          </table:table-cell>
          <table:table-cell office:value-type="float" office:value="7.74114726649352E+017" calcext:value-type="float">
            <text:p>774114726649352000</text:p>
          </table:table-cell>
          <table:table-cell office:value-type="string" calcext:value-type="string">
            <text:p>2016-09-09 07:18:27</text:p>
          </table:table-cell>
          <table:table-cell office:value-type="string" calcext:value-type="string">
            <text:p>Carolina, USA</text:p>
          </table:table-cell>
          <table:table-cell office:value-type="float" office:value="18.36402775" calcext:value-type="float">
            <text:p>18.36402775</text:p>
          </table:table-cell>
          <table:table-cell office:value-type="float" office:value="-65.9526467497241" calcext:value-type="float">
            <text:p>-65.9526467497</text:p>
          </table:table-cell>
          <table:table-cell table:number-columns-repeated="2"/>
          <table:table-cell office:value-type="string" calcext:value-type="string">
            <text:p>Nunca ni dengue <text:s/>ni chikungunya ni un cabrón catarro pero me toca el Zika. Yo quiero pensar que soy hipocondríaca.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003" calcext:value-type="float">
            <text:p>4003</text:p>
          </table:table-cell>
          <table:table-cell office:value-type="float" office:value="7.74104566593839E+017" calcext:value-type="float">
            <text:p>774104566593839000</text:p>
          </table:table-cell>
          <table:table-cell office:value-type="string" calcext:value-type="string">
            <text:p>2016-09-09 06:38:0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35 años de #FumigaVehicular en Neiva Huila y Colombia y el #dengue aquí y ahora. #InocuaInicua @MinSaludCol @CDCgov @opsoms @WHO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005" calcext:value-type="float">
            <text:p>4005</text:p>
          </table:table-cell>
          <table:table-cell office:value-type="float" office:value="7.7409486405299E+017" calcext:value-type="float">
            <text:p>774094864052990000</text:p>
          </table:table-cell>
          <table:table-cell office:value-type="string" calcext:value-type="string">
            <text:p>2016-09-09 05:59:32</text:p>
          </table:table-cell>
          <table:table-cell office:value-type="string" calcext:value-type="string">
            <text:p>Praia Grande, Brasil</text:p>
          </table:table-cell>
          <table:table-cell office:value-type="float" office:value="-24.0058329" calcext:value-type="float">
            <text:p>-24.0058329</text:p>
          </table:table-cell>
          <table:table-cell office:value-type="float" office:value="-46.4027779" calcext:value-type="float">
            <text:p>-46.4027779</text:p>
          </table:table-cell>
          <table:table-cell table:number-columns-repeated="2"/>
          <table:table-cell office:value-type="string" calcext:value-type="string">
            <text:p>minhas mentions ta tão parada que logo vira foco de dengue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006" calcext:value-type="float">
            <text:p>4006</text:p>
          </table:table-cell>
          <table:table-cell office:value-type="float" office:value="7.74094633382977E+017" calcext:value-type="float">
            <text:p>774094633382977000</text:p>
          </table:table-cell>
          <table:table-cell office:value-type="string" calcext:value-type="string">
            <text:p>2016-09-09 05:58:3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@temerbolado no estado unidos passa veneno nas pireferias com Avião para eliminar os mosquito da dengue e mais praga é eliminada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009" calcext:value-type="float">
            <text:p>4009</text:p>
          </table:table-cell>
          <table:table-cell office:value-type="float" office:value="7.74089260802519E+017" calcext:value-type="float">
            <text:p>774089260802519000</text:p>
          </table:table-cell>
          <table:table-cell office:value-type="string" calcext:value-type="string">
            <text:p>2016-09-09 05:37:16</text:p>
          </table:table-cell>
          <table:table-cell office:value-type="string" calcext:value-type="string">
            <text:p>Mérida, Yucatán</text:p>
          </table:table-cell>
          <table:table-cell office:value-type="float" office:value="20.9671405" calcext:value-type="float">
            <text:p>20.9671405</text:p>
          </table:table-cell>
          <table:table-cell office:value-type="float" office:value="-89.6236999" calcext:value-type="float">
            <text:p>-89.6236999</text:p>
          </table:table-cell>
          <table:table-cell table:number-columns-repeated="2"/>
          <table:table-cell office:value-type="string" calcext:value-type="string">
            <text:p>Diferencias entre el Zika Dengue y Chikungunya http:// bit.ly/1VX9s2n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010" calcext:value-type="float">
            <text:p>4010</text:p>
          </table:table-cell>
          <table:table-cell office:value-type="float" office:value="7.74087904926675E+017" calcext:value-type="float">
            <text:p>774087904926675000</text:p>
          </table:table-cell>
          <table:table-cell office:value-type="string" calcext:value-type="string">
            <text:p>2016-09-09 05:31:53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Meu wpp vai criar dengue de tão parado que tá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013" calcext:value-type="float">
            <text:p>4013</text:p>
          </table:table-cell>
          <table:table-cell office:value-type="float" office:value="7.74077007235649E+017" calcext:value-type="float">
            <text:p>774077007235649000</text:p>
          </table:table-cell>
          <table:table-cell office:value-type="string" calcext:value-type="string">
            <text:p>2016-09-09 04:48:34</text:p>
          </table:table-cell>
          <table:table-cell office:value-type="string" calcext:value-type="string">
            <text:p>São Carlos, Brasil</text:p>
          </table:table-cell>
          <table:table-cell office:value-type="float" office:value="-22.0183366" calcext:value-type="float">
            <text:p>-22.0183366</text:p>
          </table:table-cell>
          <table:table-cell office:value-type="float" office:value="-47.8909319" calcext:value-type="float">
            <text:p>-47.8909319</text:p>
          </table:table-cell>
          <table:table-cell table:number-columns-repeated="2"/>
          <table:table-cell office:value-type="string" calcext:value-type="string">
            <text:p>@MichelTemer MICHEL.ZICA DENGUE SERÃO CURADOS QUANDO ZERAR A COLETA E TRATAMENTO DE ESGOTO E URBANIZAÇÃO DE FAVELAS.ISSO E PRIORIDADE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016" calcext:value-type="float">
            <text:p>4016</text:p>
          </table:table-cell>
          <table:table-cell office:value-type="float" office:value="7.74076123244208E+017" calcext:value-type="float">
            <text:p>774076123244208000</text:p>
          </table:table-cell>
          <table:table-cell office:value-type="string" calcext:value-type="string">
            <text:p>2016-09-09 04:45:04</text:p>
          </table:table-cell>
          <table:table-cell office:value-type="string" calcext:value-type="string">
            <text:p>Valinhos, Brasil</text:p>
          </table:table-cell>
          <table:table-cell office:value-type="float" office:value="-22.9705599" calcext:value-type="float">
            <text:p>-22.9705599</text:p>
          </table:table-cell>
          <table:table-cell office:value-type="float" office:value="-46.9958299" calcext:value-type="float">
            <text:p>-46.9958299</text:p>
          </table:table-cell>
          <table:table-cell table:number-columns-repeated="2"/>
          <table:table-cell office:value-type="string" calcext:value-type="string">
            <text:p>tem um dengue voando aqui q to ficando irritada já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017" calcext:value-type="float">
            <text:p>4017</text:p>
          </table:table-cell>
          <table:table-cell office:value-type="float" office:value="7.74072920314221E+017" calcext:value-type="float">
            <text:p>774072920314221000</text:p>
          </table:table-cell>
          <table:table-cell office:value-type="string" calcext:value-type="string">
            <text:p>2016-09-09 04:32:20</text:p>
          </table:table-cell>
          <table:table-cell office:value-type="string" calcext:value-type="string">
            <text:p>Juiz de Fora, Brasil</text:p>
          </table:table-cell>
          <table:table-cell office:value-type="float" office:value="-21.7609532" calcext:value-type="float">
            <text:p>-21.7609532</text:p>
          </table:table-cell>
          <table:table-cell office:value-type="float" office:value="-43.3501128" calcext:value-type="float">
            <text:p>-43.3501128</text:p>
          </table:table-cell>
          <table:table-cell table:number-columns-repeated="2"/>
          <table:table-cell office:value-type="string" calcext:value-type="string">
            <text:p>Fala de Temer na abertura das Paraolimpíadas foi tão rápida qto o cara do Este medicamento é contra indicado em suspeita de caso de dengue 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018" calcext:value-type="float">
            <text:p>4018</text:p>
          </table:table-cell>
          <table:table-cell office:value-type="float" office:value="7.74071381923291E+017" calcext:value-type="float">
            <text:p>774071381923291000</text:p>
          </table:table-cell>
          <table:table-cell office:value-type="string" calcext:value-type="string">
            <text:p>2016-09-09 04:26:13</text:p>
          </table:table-cell>
          <table:table-cell office:value-type="string" calcext:value-type="string">
            <text:p>Betim, Brasil</text:p>
          </table:table-cell>
          <table:table-cell office:value-type="float" office:value="-19.9680559" calcext:value-type="float">
            <text:p>-19.9680559</text:p>
          </table:table-cell>
          <table:table-cell office:value-type="float" office:value="-44.1983329" calcext:value-type="float">
            <text:p>-44.1983329</text:p>
          </table:table-cell>
          <table:table-cell table:number-columns-repeated="2"/>
          <table:table-cell office:value-type="string" calcext:value-type="string">
            <text:p>@Tailss_ deve ser dengue <text:s/>sla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020" calcext:value-type="float">
            <text:p>4020</text:p>
          </table:table-cell>
          <table:table-cell office:value-type="float" office:value="7.74069911048032E+017" calcext:value-type="float">
            <text:p>774069911048032000</text:p>
          </table:table-cell>
          <table:table-cell office:value-type="string" calcext:value-type="string">
            <text:p>2016-09-09 04:20:22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mayor asesino de la historia de la humanidad: El mosquito. Tema crítico en la Argentina con el dengue y zika https:// twitter.com/tedtalks/statu s/773839360189956096 …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021" calcext:value-type="float">
            <text:p>4021</text:p>
          </table:table-cell>
          <table:table-cell office:value-type="float" office:value="7.7406828960143E+017" calcext:value-type="float">
            <text:p>774068289601430000</text:p>
          </table:table-cell>
          <table:table-cell office:value-type="string" calcext:value-type="string">
            <text:p>2016-09-09 04:13:56</text:p>
          </table:table-cell>
          <table:table-cell office:value-type="string" calcext:value-type="string">
            <text:p>Ponta Grossa, Brasil</text:p>
          </table:table-cell>
          <table:table-cell office:value-type="float" office:value="-25.0891684" calcext:value-type="float">
            <text:p>-25.0891684</text:p>
          </table:table-cell>
          <table:table-cell office:value-type="float" office:value="-50.1601811" calcext:value-type="float">
            <text:p>-50.1601811</text:p>
          </table:table-cell>
          <table:table-cell table:number-columns-repeated="2"/>
          <table:table-cell office:value-type="string" calcext:value-type="string">
            <text:p>@JmyHopkins KKKKK eu to mais parada que água de poço daqui a pouco eu junto dengu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022" calcext:value-type="float">
            <text:p>4022</text:p>
          </table:table-cell>
          <table:table-cell office:value-type="float" office:value="7.74066309537501E+017" calcext:value-type="float">
            <text:p>774066309537501000</text:p>
          </table:table-cell>
          <table:table-cell office:value-type="string" calcext:value-type="string">
            <text:p>2016-09-09 04:06:04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Medidas de la @saludjalisco bajan los casos de dengue <text:s/>chikungunya y zika http:// bit.ly/2c3t1Lm pic.twitter.com/nNxB2QN2e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026" calcext:value-type="float">
            <text:p>4026</text:p>
          </table:table-cell>
          <table:table-cell office:value-type="float" office:value="7.74039271745266E+017" calcext:value-type="float">
            <text:p>774039271745266000</text:p>
          </table:table-cell>
          <table:table-cell office:value-type="string" calcext:value-type="string">
            <text:p>2016-09-09 02:18:37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Susana1363 @mariuvidal @CaroStanley dengue <text:s/>zika hantavirus enfermedades que se popularlizaron con el kirchnerismo y sus nuevas villas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027" calcext:value-type="float">
            <text:p>4027</text:p>
          </table:table-cell>
          <table:table-cell office:value-type="float" office:value="7.74036225061708E+017" calcext:value-type="float">
            <text:p>774036225061708000</text:p>
          </table:table-cell>
          <table:table-cell office:value-type="string" calcext:value-type="string">
            <text:p>2016-09-09 02:06:31</text:p>
          </table:table-cell>
          <table:table-cell office:value-type="string" calcext:value-type="string">
            <text:p>Vitória, Brazil</text:p>
          </table:table-cell>
          <table:table-cell office:value-type="float" office:value="-20.2996825" calcext:value-type="float">
            <text:p>-20.2996825</text:p>
          </table:table-cell>
          <table:table-cell office:value-type="float" office:value="-40.3016326" calcext:value-type="float">
            <text:p>-40.3016326</text:p>
          </table:table-cell>
          <table:table-cell table:number-columns-repeated="2"/>
          <table:table-cell office:value-type="string" calcext:value-type="string">
            <text:p>Meu wpp ta dando dengue de tão parado kk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028" calcext:value-type="float">
            <text:p>4028</text:p>
          </table:table-cell>
          <table:table-cell office:value-type="float" office:value="7.74025839323349E+017" calcext:value-type="float">
            <text:p>774025839323349000</text:p>
          </table:table-cell>
          <table:table-cell office:value-type="string" calcext:value-type="string">
            <text:p>2016-09-09 01:25:15</text:p>
          </table:table-cell>
          <table:table-cell office:value-type="string" calcext:value-type="string">
            <text:p>Iquitos, Peru</text:p>
          </table:table-cell>
          <table:table-cell office:value-type="float" office:value="-3.7476131" calcext:value-type="float">
            <text:p>-3.7476131</text:p>
          </table:table-cell>
          <table:table-cell office:value-type="float" office:value="-73.2469272" calcext:value-type="float">
            <text:p>-73.2469272</text:p>
          </table:table-cell>
          <table:table-cell table:number-columns-repeated="2"/>
          <table:table-cell office:value-type="string" calcext:value-type="string">
            <text:p>#Iquitos Fiebre sin causa evidente puede ser #malaria <text:s/>#dengue <text:s/>#leptospirosis . Consulta con Médico Infectólogo pic.twitter.com/G4iTrONaWL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029" calcext:value-type="float">
            <text:p>4029</text:p>
          </table:table-cell>
          <table:table-cell office:value-type="float" office:value="7.74024447841874E+017" calcext:value-type="float">
            <text:p>774024447841874000</text:p>
          </table:table-cell>
          <table:table-cell office:value-type="string" calcext:value-type="string">
            <text:p>2016-09-09 01:19:43</text:p>
          </table:table-cell>
          <table:table-cell office:value-type="string" calcext:value-type="string">
            <text:p>Iguape, Brasil</text:p>
          </table:table-cell>
          <table:table-cell office:value-type="float" office:value="-24.7042691" calcext:value-type="float">
            <text:p>-24.7042691</text:p>
          </table:table-cell>
          <table:table-cell office:value-type="float" office:value="-47.5563732" calcext:value-type="float">
            <text:p>-47.5563732</text:p>
          </table:table-cell>
          <table:table-cell table:number-columns-repeated="2"/>
          <table:table-cell office:value-type="string" calcext:value-type="string">
            <text:p>@MsTacton nos animais há motivos variados. Foi usada para criar mosquitos que matassem os da Dengue +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030" calcext:value-type="float">
            <text:p>4030</text:p>
          </table:table-cell>
          <table:table-cell office:value-type="float" office:value="7.74015715762381E+017" calcext:value-type="float">
            <text:p>774015715762381000</text:p>
          </table:table-cell>
          <table:table-cell office:value-type="string" calcext:value-type="string">
            <text:p>2016-09-09 00:45:01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manter meu tt mais ativo porque ultimamente tá mais parado que foco de dengu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031" calcext:value-type="float">
            <text:p>4031</text:p>
          </table:table-cell>
          <table:table-cell office:value-type="float" office:value="7.74003215516E+017" calcext:value-type="float">
            <text:p>774003215516000000</text:p>
          </table:table-cell>
          <table:table-cell office:value-type="string" calcext:value-type="string">
            <text:p>2016-09-08 23:55:21</text:p>
          </table:table-cell>
          <table:table-cell office:value-type="string" calcext:value-type="string">
            <text:p>Candeias do Jamari, Brasil</text:p>
          </table:table-cell>
          <table:table-cell office:value-type="float" office:value="-8.7949938" calcext:value-type="float">
            <text:p>-8.7949938</text:p>
          </table:table-cell>
          <table:table-cell office:value-type="float" office:value="-63.701885" calcext:value-type="float">
            <text:p>-63.701885</text:p>
          </table:table-cell>
          <table:table-cell table:number-columns-repeated="2"/>
          <table:table-cell office:value-type="string" calcext:value-type="string">
            <text:p>Poxa Marquinhos não vai jogar por causa de gripe ;( eu já fui trampar com dengue .. Esse teu trampo e bom demais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032" calcext:value-type="float">
            <text:p>4032</text:p>
          </table:table-cell>
          <table:table-cell office:value-type="float" office:value="7.74000426807013E+017" calcext:value-type="float">
            <text:p>774000426807013000</text:p>
          </table:table-cell>
          <table:table-cell office:value-type="string" calcext:value-type="string">
            <text:p>2016-09-08 23:44:16</text:p>
          </table:table-cell>
          <table:table-cell office:value-type="string" calcext:value-type="string">
            <text:p>Zimapán, Hidalgo</text:p>
          </table:table-cell>
          <table:table-cell office:value-type="float" office:value="20.7622177" calcext:value-type="float">
            <text:p>20.7622177</text:p>
          </table:table-cell>
          <table:table-cell office:value-type="float" office:value="-99.383140007743" calcext:value-type="float">
            <text:p>-99.3831400077</text:p>
          </table:table-cell>
          <table:table-cell table:number-columns-repeated="2"/>
          <table:table-cell office:value-type="string" calcext:value-type="string">
            <text:p>Digamos NO a las Enf transmitidas por vector #Zika #Dengue #chikungunya . Feria de salud en Pacula @Salud_Hidalgo pic.twitter.com/83COmMZ9Bm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033" calcext:value-type="float">
            <text:p>4033</text:p>
          </table:table-cell>
          <table:table-cell office:value-type="float" office:value="7.73999379606704E+017" calcext:value-type="float">
            <text:p>773999379606704000</text:p>
          </table:table-cell>
          <table:table-cell office:value-type="string" calcext:value-type="string">
            <text:p>2016-09-08 23:40:06</text:p>
          </table:table-cell>
          <table:table-cell office:value-type="string" calcext:value-type="string">
            <text:p>Panama</text:p>
          </table:table-cell>
          <table:table-cell office:value-type="float" office:value="8.3096067" calcext:value-type="float">
            <text:p>8.3096067</text:p>
          </table:table-cell>
          <table:table-cell office:value-type="float" office:value="-81.3066245" calcext:value-type="float">
            <text:p>-81.3066245</text:p>
          </table:table-cell>
          <table:table-cell table:number-columns-repeated="2"/>
          <table:table-cell office:value-type="string" calcext:value-type="string">
            <text:p>@MINSA_Panama Para pruebas de Dengue <text:s/>Zika y Chikungunya a una paciente en David-Chiriquí dónde lo hacen o efectúan...?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035" calcext:value-type="float">
            <text:p>4035</text:p>
          </table:table-cell>
          <table:table-cell office:value-type="float" office:value="7.73669178960146E+017" calcext:value-type="float">
            <text:p>773669178960146000</text:p>
          </table:table-cell>
          <table:table-cell office:value-type="string" calcext:value-type="string">
            <text:p>2016-09-08 01:48:00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É essa água aqui é pra dar dengue ? KKKKK meu pai supera as coisas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036" calcext:value-type="float">
            <text:p>4036</text:p>
          </table:table-cell>
          <table:table-cell office:value-type="float" office:value="7.73669073972564E+017" calcext:value-type="float">
            <text:p>773669073972564000</text:p>
          </table:table-cell>
          <table:table-cell office:value-type="string" calcext:value-type="string">
            <text:p>2016-09-08 01:47:35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O feriado passou mais rápido que o comercial dizendo este medicamento é contra indicado em caso de suspeita de dengue <text:s/>#FeriadoDetremuraSdv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037" calcext:value-type="float">
            <text:p>4037</text:p>
          </table:table-cell>
          <table:table-cell office:value-type="float" office:value="7.73668826848321E+017" calcext:value-type="float">
            <text:p>773668826848321000</text:p>
          </table:table-cell>
          <table:table-cell office:value-type="string" calcext:value-type="string">
            <text:p>2016-09-08 01:46:37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O feriado passou mais rápido que o comercial dizendo este medicamento é contra indicado em caso de suspeita de dengue <text:s/>#MafiaSdvSemMais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039" calcext:value-type="float">
            <text:p>4039</text:p>
          </table:table-cell>
          <table:table-cell office:value-type="float" office:value="7.73654141268668E+017" calcext:value-type="float">
            <text:p>773654141268668000</text:p>
          </table:table-cell>
          <table:table-cell office:value-type="string" calcext:value-type="string">
            <text:p>2016-09-08 00:48:15</text:p>
          </table:table-cell>
          <table:table-cell office:value-type="string" calcext:value-type="string">
            <text:p>León, Guanajuato</text:p>
          </table:table-cell>
          <table:table-cell office:value-type="float" office:value="21.0973352" calcext:value-type="float">
            <text:p>21.0973352</text:p>
          </table:table-cell>
          <table:table-cell office:value-type="float" office:value="-101.647642206618" calcext:value-type="float">
            <text:p>-101.6476422066</text:p>
          </table:table-cell>
          <table:table-cell table:number-columns-repeated="2"/>
          <table:table-cell office:value-type="string" calcext:value-type="string">
            <text:p>¿Cuántos Aedes deben picarme p/enfeprmar de dengue y/o chikungunya y/o zica? Un modelo d riesgos proporcionales q me diga. ¿ @doctoralvarez ?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040" calcext:value-type="float">
            <text:p>4040</text:p>
          </table:table-cell>
          <table:table-cell office:value-type="float" office:value="7.73652461005353E+017" calcext:value-type="float">
            <text:p>773652461005353000</text:p>
          </table:table-cell>
          <table:table-cell office:value-type="string" calcext:value-type="string">
            <text:p>2016-09-08 00:41:3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#SS arranca programa Ecosalud para prevenir dengue <text:s/>chikungunya y zika http:// goo.gl/1B4kpS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042" calcext:value-type="float">
            <text:p>4042</text:p>
          </table:table-cell>
          <table:table-cell office:value-type="float" office:value="7.73639767888171E+017" calcext:value-type="float">
            <text:p>773639767888171000</text:p>
          </table:table-cell>
          <table:table-cell office:value-type="string" calcext:value-type="string">
            <text:p>2016-09-07 23:51:08</text:p>
          </table:table-cell>
          <table:table-cell office:value-type="string" calcext:value-type="string">
            <text:p>Eldorado, Brasil</text:p>
          </table:table-cell>
          <table:table-cell office:value-type="float" office:value="-19.9421559" calcext:value-type="float">
            <text:p>-19.9421559</text:p>
          </table:table-cell>
          <table:table-cell office:value-type="float" office:value="-44.0382303" calcext:value-type="float">
            <text:p>-44.0382303</text:p>
          </table:table-cell>
          <table:table-cell table:number-columns-repeated="2"/>
          <table:table-cell office:value-type="string" calcext:value-type="string">
            <text:p>você é a dengue <text:s/>você é caxumba você é uma gripe você é um H1N1 - Xingamentos de crianças de 9 anos.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043" calcext:value-type="float">
            <text:p>4043</text:p>
          </table:table-cell>
          <table:table-cell office:value-type="float" office:value="7.7363801487462E+017" calcext:value-type="float">
            <text:p>773638014874620000</text:p>
          </table:table-cell>
          <table:table-cell office:value-type="string" calcext:value-type="string">
            <text:p>2016-09-07 23:44:10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Hoje o Wpp tá pior que água de dengue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044" calcext:value-type="float">
            <text:p>4044</text:p>
          </table:table-cell>
          <table:table-cell office:value-type="float" office:value="7.73634668281287E+017" calcext:value-type="float">
            <text:p>773634668281287000</text:p>
          </table:table-cell>
          <table:table-cell office:value-type="string" calcext:value-type="string">
            <text:p>2016-09-07 23:30:53</text:p>
          </table:table-cell>
          <table:table-cell office:value-type="string" calcext:value-type="string">
            <text:p>Morelia, Michoacán de Ocampo</text:p>
          </table:table-cell>
          <table:table-cell office:value-type="float" office:value="19.7027684" calcext:value-type="float">
            <text:p>19.7027684</text:p>
          </table:table-cell>
          <table:table-cell office:value-type="float" office:value="-101.1923187" calcext:value-type="float">
            <text:p>-101.1923187</text:p>
          </table:table-cell>
          <table:table-cell table:number-columns-repeated="2"/>
          <table:table-cell office:value-type="string" calcext:value-type="string">
            <text:p>ARRANCAN ACCIONES CONTRA DENGUE <text:s/>ZIKA Y FIEBRE AMARILLA URBANA EN HUETAMO: ELÍAS IBARRA http://www. michoacanimparcial.com/?p=65393 pic.twitter.com/riZlkKaiGH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045" calcext:value-type="float">
            <text:p>4045</text:p>
          </table:table-cell>
          <table:table-cell office:value-type="float" office:value="7.73633190594507E+017" calcext:value-type="float">
            <text:p>773633190594507000</text:p>
          </table:table-cell>
          <table:table-cell office:value-type="string" calcext:value-type="string">
            <text:p>2016-09-07 23:25:00</text:p>
          </table:table-cell>
          <table:table-cell office:value-type="string" calcext:value-type="string">
            <text:p>Cuiabá, Brazil</text:p>
          </table:table-cell>
          <table:table-cell office:value-type="float" office:value="-15.5986685" calcext:value-type="float">
            <text:p>-15.5986685</text:p>
          </table:table-cell>
          <table:table-cell office:value-type="float" office:value="-56.09913" calcext:value-type="float">
            <text:p>-56.09913</text:p>
          </table:table-cell>
          <table:table-cell table:number-columns-repeated="2"/>
          <table:table-cell office:value-type="string" calcext:value-type="string">
            <text:p>meu whatsapp ta tao parado que ja ja da dengue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046" calcext:value-type="float">
            <text:p>4046</text:p>
          </table:table-cell>
          <table:table-cell office:value-type="float" office:value="7.73624334472491E+017" calcext:value-type="float">
            <text:p>773624334472491000</text:p>
          </table:table-cell>
          <table:table-cell office:value-type="string" calcext:value-type="string">
            <text:p>2016-09-07 22:49:49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Cuando la checha tiene hiperemesis lumbalgia embarazo gemelar y dengue para acabarla caray!!! Jajaa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047" calcext:value-type="float">
            <text:p>4047</text:p>
          </table:table-cell>
          <table:table-cell office:value-type="float" office:value="7.73620160242606E+017" calcext:value-type="float">
            <text:p>773620160242606000</text:p>
          </table:table-cell>
          <table:table-cell office:value-type="string" calcext:value-type="string">
            <text:p>2016-09-07 22:33:14</text:p>
          </table:table-cell>
          <table:table-cell office:value-type="string" calcext:value-type="string">
            <text:p>Votorantim, Brasil</text:p>
          </table:table-cell>
          <table:table-cell office:value-type="float" office:value="-23.5466666" calcext:value-type="float">
            <text:p>-23.5466666</text:p>
          </table:table-cell>
          <table:table-cell office:value-type="float" office:value="-47.4377777" calcext:value-type="float">
            <text:p>-47.4377777</text:p>
          </table:table-cell>
          <table:table-cell table:number-columns-repeated="2"/>
          <table:table-cell office:value-type="string" calcext:value-type="string">
            <text:p>Era pra ser um feriado legal e não com dengue #7deSetembro pic.twitter.com/MzpdDh0rso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048" calcext:value-type="float">
            <text:p>4048</text:p>
          </table:table-cell>
          <table:table-cell office:value-type="float" office:value="7.73612071074328E+017" calcext:value-type="float">
            <text:p>773612071074328000</text:p>
          </table:table-cell>
          <table:table-cell office:value-type="string" calcext:value-type="string">
            <text:p>2016-09-07 22:01:05</text:p>
          </table:table-cell>
          <table:table-cell office:value-type="string" calcext:value-type="string">
            <text:p>Votorantim, Brasil</text:p>
          </table:table-cell>
          <table:table-cell office:value-type="float" office:value="-23.5466666" calcext:value-type="float">
            <text:p>-23.5466666</text:p>
          </table:table-cell>
          <table:table-cell office:value-type="float" office:value="-47.4377777" calcext:value-type="float">
            <text:p>-47.4377777</text:p>
          </table:table-cell>
          <table:table-cell table:number-columns-repeated="2"/>
          <table:table-cell office:value-type="string" calcext:value-type="string">
            <text:p>Oi dengue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49" calcext:value-type="float">
            <text:p>4049</text:p>
          </table:table-cell>
          <table:table-cell office:value-type="float" office:value="7.73306364131181E+017" calcext:value-type="float">
            <text:p>773306364131181000</text:p>
          </table:table-cell>
          <table:table-cell office:value-type="string" calcext:value-type="string">
            <text:p>2016-09-07 01:46:19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meu wpp tá mais parado que água que da dengue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050" calcext:value-type="float">
            <text:p>4050</text:p>
          </table:table-cell>
          <table:table-cell office:value-type="float" office:value="7.73297337758343E+017" calcext:value-type="float">
            <text:p>773297337758343000</text:p>
          </table:table-cell>
          <table:table-cell office:value-type="string" calcext:value-type="string">
            <text:p>2016-09-07 01:10:27</text:p>
          </table:table-cell>
          <table:table-cell office:value-type="string" calcext:value-type="string">
            <text:p>São Lourenço do Sul, Brasil</text:p>
          </table:table-cell>
          <table:table-cell office:value-type="float" office:value="-31.3658951" calcext:value-type="float">
            <text:p>-31.3658951</text:p>
          </table:table-cell>
          <table:table-cell office:value-type="float" office:value="-51.9799161" calcext:value-type="float">
            <text:p>-51.9799161</text:p>
          </table:table-cell>
          <table:table-cell table:number-columns-repeated="2"/>
          <table:table-cell office:value-type="string" calcext:value-type="string">
            <text:p>@pedro_poka pelo menos a gente n ta com dengue que é uma coisa q todo mundo pega também aosoijsdofijs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051" calcext:value-type="float">
            <text:p>4051</text:p>
          </table:table-cell>
          <table:table-cell office:value-type="float" office:value="7.732967145351E+017" calcext:value-type="float">
            <text:p>773296714535100000</text:p>
          </table:table-cell>
          <table:table-cell office:value-type="string" calcext:value-type="string">
            <text:p>2016-09-07 01:07:58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Pega até dengue <text:s/>menos o 9dds... https:// twitter.com/jornaldacbn/st atus/772770884859916288 …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052" calcext:value-type="float">
            <text:p>4052</text:p>
          </table:table-cell>
          <table:table-cell office:value-type="float" office:value="7.73296322191434E+017" calcext:value-type="float">
            <text:p>773296322191434000</text:p>
          </table:table-cell>
          <table:table-cell office:value-type="string" calcext:value-type="string">
            <text:p>2016-09-07 01:06:25</text:p>
          </table:table-cell>
          <table:table-cell office:value-type="string" calcext:value-type="string">
            <text:p>Maracaibo, Venezuela</text:p>
          </table:table-cell>
          <table:table-cell office:value-type="float" office:value="10.5085014" calcext:value-type="float">
            <text:p>10.5085014</text:p>
          </table:table-cell>
          <table:table-cell office:value-type="float" office:value="-66.8785653" calcext:value-type="float">
            <text:p>-66.8785653</text:p>
          </table:table-cell>
          <table:table-cell table:number-columns-repeated="2"/>
          <table:table-cell office:value-type="string" calcext:value-type="string">
            <text:p>Ni el zika ni Dengue <text:s/>ni aumento de gasolina etc han podido dar resultados que irriten y puedan tumbar a un gobierno como <text:s/>Las Ollas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053" calcext:value-type="float">
            <text:p>4053</text:p>
          </table:table-cell>
          <table:table-cell office:value-type="float" office:value="7.73288605007524E+017" calcext:value-type="float">
            <text:p>773288605007524000</text:p>
          </table:table-cell>
          <table:table-cell office:value-type="string" calcext:value-type="string">
            <text:p>2016-09-07 00:35:45</text:p>
          </table:table-cell>
          <table:table-cell office:value-type="string" calcext:value-type="string">
            <text:p>Tuxtla Gutiérrez, Chiapas</text:p>
          </table:table-cell>
          <table:table-cell office:value-type="float" office:value="16.74521845" calcext:value-type="float">
            <text:p>16.74521845</text:p>
          </table:table-cell>
          <table:table-cell office:value-type="float" office:value="-93.1418085426027" calcext:value-type="float">
            <text:p>-93.1418085426</text:p>
          </table:table-cell>
          <table:table-cell table:number-columns-repeated="2"/>
          <table:table-cell office:value-type="string" calcext:value-type="string">
            <text:p>#Cobach previene #dengue <text:s/>#Chikungunya y #Zika https:// m.facebook.com/story.php?stor y_fbid=948057232006758&amp;substory_index=0&amp;id=621343814678103 … pic.twitter.com/SYSMASs9XI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054" calcext:value-type="float">
            <text:p>4054</text:p>
          </table:table-cell>
          <table:table-cell office:value-type="float" office:value="7.73287838414676E+017" calcext:value-type="float">
            <text:p>773287838414676000</text:p>
          </table:table-cell>
          <table:table-cell office:value-type="string" calcext:value-type="string">
            <text:p>2016-09-07 00:32:42</text:p>
          </table:table-cell>
          <table:table-cell office:value-type="string" calcext:value-type="string">
            <text:p>Guarapari, Brasil</text:p>
          </table:table-cell>
          <table:table-cell office:value-type="float" office:value="-20.6718754" calcext:value-type="float">
            <text:p>-20.6718754</text:p>
          </table:table-cell>
          <table:table-cell office:value-type="float" office:value="-40.4984616" calcext:value-type="float">
            <text:p>-40.4984616</text:p>
          </table:table-cell>
          <table:table-cell table:number-columns-repeated="2"/>
          <table:table-cell office:value-type="string" calcext:value-type="string">
            <text:p>Graças ao meu bom Deus não era dengue ! Já to bem melhor!! Sai sikaaaa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055" calcext:value-type="float">
            <text:p>4055</text:p>
          </table:table-cell>
          <table:table-cell office:value-type="float" office:value="7.73279356596683E+017" calcext:value-type="float">
            <text:p>773279356596683000</text:p>
          </table:table-cell>
          <table:table-cell office:value-type="string" calcext:value-type="string">
            <text:p>2016-09-06 23:59:00</text:p>
          </table:table-cell>
          <table:table-cell office:value-type="string" calcext:value-type="string">
            <text:p>Mococa, Brasil</text:p>
          </table:table-cell>
          <table:table-cell office:value-type="float" office:value="-21.4647309" calcext:value-type="float">
            <text:p>-21.4647309</text:p>
          </table:table-cell>
          <table:table-cell office:value-type="float" office:value="-47.0024049" calcext:value-type="float">
            <text:p>-47.0024049</text:p>
          </table:table-cell>
          <table:table-cell table:number-columns-repeated="2"/>
          <table:table-cell office:value-type="string" calcext:value-type="string">
            <text:p>wpp mais parado que água com dengue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056" calcext:value-type="float">
            <text:p>4056</text:p>
          </table:table-cell>
          <table:table-cell office:value-type="float" office:value="7.7327879101993E+017" calcext:value-type="float">
            <text:p>773278791019930000</text:p>
          </table:table-cell>
          <table:table-cell office:value-type="string" calcext:value-type="string">
            <text:p>2016-09-06 23:56:45</text:p>
          </table:table-cell>
          <table:table-cell office:value-type="string" calcext:value-type="string">
            <text:p>Volta Redonda, Brasil</text:p>
          </table:table-cell>
          <table:table-cell office:value-type="float" office:value="-22.5225496" calcext:value-type="float">
            <text:p>-22.5225496</text:p>
          </table:table-cell>
          <table:table-cell office:value-type="float" office:value="-44.1040127" calcext:value-type="float">
            <text:p>-44.1040127</text:p>
          </table:table-cell>
          <table:table-cell table:number-columns-repeated="2"/>
          <table:table-cell office:value-type="string" calcext:value-type="string">
            <text:p>Meu whatsapp ta tão parado que daqui a pouco da dengu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057" calcext:value-type="float">
            <text:p>4057</text:p>
          </table:table-cell>
          <table:table-cell office:value-type="float" office:value="7.732743482873E+017" calcext:value-type="float">
            <text:p>773274348287300000</text:p>
          </table:table-cell>
          <table:table-cell office:value-type="string" calcext:value-type="string">
            <text:p>2016-09-06 23:39:06</text:p>
          </table:table-cell>
          <table:table-cell office:value-type="string" calcext:value-type="string">
            <text:p>Porto Alegre, Brazil</text:p>
          </table:table-cell>
          <table:table-cell office:value-type="float" office:value="-30.0329999" calcext:value-type="float">
            <text:p>-30.0329999</text:p>
          </table:table-cell>
          <table:table-cell office:value-type="float" office:value="-51.2304999" calcext:value-type="float">
            <text:p>-51.2304999</text:p>
          </table:table-cell>
          <table:table-cell table:number-columns-repeated="2"/>
          <table:table-cell office:value-type="string" calcext:value-type="string">
            <text:p>meu pai pegou um scyther de quase mil cp dai chegou em casa exclamando PEGUEI UM MOSQUITO DA DENGUE MUITO LOCOOOO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058" calcext:value-type="float">
            <text:p>4058</text:p>
          </table:table-cell>
          <table:table-cell office:value-type="float" office:value="7.73267614277788E+017" calcext:value-type="float">
            <text:p>773267614277788000</text:p>
          </table:table-cell>
          <table:table-cell office:value-type="string" calcext:value-type="string">
            <text:p>2016-09-06 23:12:20</text:p>
          </table:table-cell>
          <table:table-cell office:value-type="string" calcext:value-type="string">
            <text:p>Villa Gobernador Gálvez, Argentina</text:p>
          </table:table-cell>
          <table:table-cell office:value-type="float" office:value="-33.0250795" calcext:value-type="float">
            <text:p>-33.0250795</text:p>
          </table:table-cell>
          <table:table-cell office:value-type="float" office:value="-60.6337439" calcext:value-type="float">
            <text:p>-60.6337439</text:p>
          </table:table-cell>
          <table:table-cell table:number-columns-repeated="2"/>
          <table:table-cell office:value-type="string" calcext:value-type="string">
            <text:p>Como que por wsp hablo todo así separado en muchos mensajes re dengue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060" calcext:value-type="float">
            <text:p>4060</text:p>
          </table:table-cell>
          <table:table-cell office:value-type="float" office:value="7.73238984931676E+017" calcext:value-type="float">
            <text:p>773238984931676000</text:p>
          </table:table-cell>
          <table:table-cell office:value-type="string" calcext:value-type="string">
            <text:p>2016-09-06 21:18:34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mas é óbvio que não é dengue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061" calcext:value-type="float">
            <text:p>4061</text:p>
          </table:table-cell>
          <table:table-cell office:value-type="float" office:value="7.73238912332489E+017" calcext:value-type="float">
            <text:p>773238912332489000</text:p>
          </table:table-cell>
          <table:table-cell office:value-type="string" calcext:value-type="string">
            <text:p>2016-09-06 21:18:17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tomei qatro comprimidos de dipirona e nada a Edi até pegou meus remédios porque se for dengue e eu misturar remédio vira dengue hemorrágica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063" calcext:value-type="float">
            <text:p>4063</text:p>
          </table:table-cell>
          <table:table-cell office:value-type="float" office:value="7.73236775523324E+017" calcext:value-type="float">
            <text:p>773236775523324000</text:p>
          </table:table-cell>
          <table:table-cell office:value-type="string" calcext:value-type="string">
            <text:p>2016-09-06 21:09:47</text:p>
          </table:table-cell>
          <table:table-cell office:value-type="string" calcext:value-type="string">
            <text:p>Campo Grande, Brazil</text:p>
          </table:table-cell>
          <table:table-cell office:value-type="float" office:value="-20.4640172" calcext:value-type="float">
            <text:p>-20.4640172</text:p>
          </table:table-cell>
          <table:table-cell office:value-type="float" office:value="-54.6162946" calcext:value-type="float">
            <text:p>-54.6162946</text:p>
          </table:table-cell>
          <table:table-cell table:number-columns-repeated="2"/>
          <table:table-cell office:value-type="string" calcext:value-type="string">
            <text:p>@DanDauzacker lembrei daquela parte. <text:s/>Abri a janela e entrou dois morcegos três mosquitos da dengue e uma testemunha de Jeová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67" calcext:value-type="float">
            <text:p>4067</text:p>
          </table:table-cell>
          <table:table-cell office:value-type="float" office:value="7.73224864601825E+017" calcext:value-type="float">
            <text:p>773224864601825000</text:p>
          </table:table-cell>
          <table:table-cell office:value-type="string" calcext:value-type="string">
            <text:p>2016-09-06 20:22:28</text:p>
          </table:table-cell>
          <table:table-cell office:value-type="string" calcext:value-type="string">
            <text:p>Nicaragua</text:p>
          </table:table-cell>
          <table:table-cell office:value-type="float" office:value="12.3724928" calcext:value-type="float">
            <text:p>12.3724928</text:p>
          </table:table-cell>
          <table:table-cell office:value-type="float" office:value="-84.8700307" calcext:value-type="float">
            <text:p>-84.8700307</text:p>
          </table:table-cell>
          <table:table-cell table:number-columns-repeated="2"/>
          <table:table-cell office:value-type="string" calcext:value-type="string">
            <text:p>#CraRosario MINSA nos reporta paciente fallecido por dengue en hospital regional de Bluefields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068" calcext:value-type="float">
            <text:p>4068</text:p>
          </table:table-cell>
          <table:table-cell office:value-type="float" office:value="7.73223527621227E+017" calcext:value-type="float">
            <text:p>773223527621227000</text:p>
          </table:table-cell>
          <table:table-cell office:value-type="string" calcext:value-type="string">
            <text:p>2016-09-06 20:17:09</text:p>
          </table:table-cell>
          <table:table-cell office:value-type="string" calcext:value-type="string">
            <text:p>San isidro, Peru</text:p>
          </table:table-cell>
          <table:table-cell office:value-type="float" office:value="-18.0899811" calcext:value-type="float">
            <text:p>-18.0899811</text:p>
          </table:table-cell>
          <table:table-cell office:value-type="float" office:value="-70.3117262" calcext:value-type="float">
            <text:p>-70.3117262</text:p>
          </table:table-cell>
          <table:table-cell table:number-columns-repeated="2"/>
          <table:table-cell office:value-type="string" calcext:value-type="string">
            <text:p>Escuchar Dengue Dengue Dengue ! en el micro es tan adecuado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069" calcext:value-type="float">
            <text:p>4069</text:p>
          </table:table-cell>
          <table:table-cell office:value-type="float" office:value="7.73217202807902E+017" calcext:value-type="float">
            <text:p>773217202807902000</text:p>
          </table:table-cell>
          <table:table-cell office:value-type="string" calcext:value-type="string">
            <text:p>2016-09-06 19:52:01</text:p>
          </table:table-cell>
          <table:table-cell office:value-type="string" calcext:value-type="string">
            <text:p>Muriaé, Brasil</text:p>
          </table:table-cell>
          <table:table-cell office:value-type="float" office:value="-21.1305559" calcext:value-type="float">
            <text:p>-21.1305559</text:p>
          </table:table-cell>
          <table:table-cell office:value-type="float" office:value="-42.3663889" calcext:value-type="float">
            <text:p>-42.3663889</text:p>
          </table:table-cell>
          <table:table-cell table:number-columns-repeated="2"/>
          <table:table-cell office:value-type="string" calcext:value-type="string">
            <text:p>tipo na hora do desfile eu e a joyce quase morremos naquele sol rachando ne a gente teve que levar uma faixa sobre a dengue super grande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070" calcext:value-type="float">
            <text:p>4070</text:p>
          </table:table-cell>
          <table:table-cell office:value-type="float" office:value="7.73213916117754E+017" calcext:value-type="float">
            <text:p>773213916117754000</text:p>
          </table:table-cell>
          <table:table-cell office:value-type="string" calcext:value-type="string">
            <text:p>2016-09-06 19:38:57</text:p>
          </table:table-cell>
          <table:table-cell office:value-type="string" calcext:value-type="string">
            <text:p>Belo Horizonte, Brazil</text:p>
          </table:table-cell>
          <table:table-cell office:value-type="float" office:value="-19.9227317" calcext:value-type="float">
            <text:p>-19.9227317</text:p>
          </table:table-cell>
          <table:table-cell office:value-type="float" office:value="-43.9450947" calcext:value-type="float">
            <text:p>-43.9450947</text:p>
          </table:table-cell>
          <table:table-cell table:number-columns-repeated="2"/>
          <table:table-cell office:value-type="string" calcext:value-type="string">
            <text:p>sera que eh dengue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074" calcext:value-type="float">
            <text:p>4074</text:p>
          </table:table-cell>
          <table:table-cell office:value-type="float" office:value="7.73180504275321E+017" calcext:value-type="float">
            <text:p>773180504275321000</text:p>
          </table:table-cell>
          <table:table-cell office:value-type="string" calcext:value-type="string">
            <text:p>2016-09-06 17:26:11</text:p>
          </table:table-cell>
          <table:table-cell office:value-type="string" calcext:value-type="string">
            <text:p>José María Ezeiza, Argentina</text:p>
          </table:table-cell>
          <table:table-cell office:value-type="float" office:value="-34.8599503" calcext:value-type="float">
            <text:p>-34.8599503</text:p>
          </table:table-cell>
          <table:table-cell office:value-type="float" office:value="-58.5203176" calcext:value-type="float">
            <text:p>-58.5203176</text:p>
          </table:table-cell>
          <table:table-cell table:number-columns-repeated="2"/>
          <table:table-cell office:value-type="string" calcext:value-type="string">
            <text:p>@arilijalad conectar igualdad Fines mejora institucional dengue <text:s/>progresar...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077" calcext:value-type="float">
            <text:p>4077</text:p>
          </table:table-cell>
          <table:table-cell office:value-type="float" office:value="7.73174762663088E+017" calcext:value-type="float">
            <text:p>773174762663088000</text:p>
          </table:table-cell>
          <table:table-cell office:value-type="string" calcext:value-type="string">
            <text:p>2016-09-06 17:03:22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CERESO más de la mitad de talleristas con Zika y Dengue este año no me embarazo!!!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078" calcext:value-type="float">
            <text:p>4078</text:p>
          </table:table-cell>
          <table:table-cell office:value-type="float" office:value="7.73174659177181E+017" calcext:value-type="float">
            <text:p>773174659177181000</text:p>
          </table:table-cell>
          <table:table-cell office:value-type="string" calcext:value-type="string">
            <text:p>2016-09-06 17:02:58</text:p>
          </table:table-cell>
          <table:table-cell office:value-type="string" calcext:value-type="string">
            <text:p>Colón, Argentina</text:p>
          </table:table-cell>
          <table:table-cell office:value-type="float" office:value="-31.4362189" calcext:value-type="float">
            <text:p>-31.4362189</text:p>
          </table:table-cell>
          <table:table-cell office:value-type="float" office:value="-64.1547479" calcext:value-type="float">
            <text:p>-64.1547479</text:p>
          </table:table-cell>
          <table:table-cell table:number-columns-repeated="2"/>
          <table:table-cell office:value-type="string" calcext:value-type="string">
            <text:p>Soy la única de mi casa que no esta enferma o con dolores. JAAA TOMEN PUTITOS *Contraía ebola dengue <text:s/>zika y la meaba un dinofaurio*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081" calcext:value-type="float">
            <text:p>4081</text:p>
          </table:table-cell>
          <table:table-cell office:value-type="float" office:value="7.73166498437136E+017" calcext:value-type="float">
            <text:p>773166498437136000</text:p>
          </table:table-cell>
          <table:table-cell office:value-type="string" calcext:value-type="string">
            <text:p>2016-09-06 16:30:32</text:p>
          </table:table-cell>
          <table:table-cell office:value-type="string" calcext:value-type="string">
            <text:p>Guadalajara, Jalisco</text:p>
          </table:table-cell>
          <table:table-cell office:value-type="float" office:value="20.676143" calcext:value-type="float">
            <text:p>20.676143</text:p>
          </table:table-cell>
          <table:table-cell office:value-type="float" office:value="-103.3469981" calcext:value-type="float">
            <text:p>-103.3469981</text:p>
          </table:table-cell>
          <table:table-cell table:number-columns-repeated="2"/>
          <table:table-cell office:value-type="string" calcext:value-type="string">
            <text:p>Cuando te das cuenta que estas mas segura dentro de tu oficina dengue zika y chiconkuya o como se llame eso pic.twitter.com/Dzt6lNkPQU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082" calcext:value-type="float">
            <text:p>4082</text:p>
          </table:table-cell>
          <table:table-cell office:value-type="float" office:value="7.731536217856E+017" calcext:value-type="float">
            <text:p>773153621785600000</text:p>
          </table:table-cell>
          <table:table-cell office:value-type="string" calcext:value-type="string">
            <text:p>2016-09-06 15:39:22</text:p>
          </table:table-cell>
          <table:table-cell office:value-type="string" calcext:value-type="string">
            <text:p>Manaus, Brazil</text:p>
          </table:table-cell>
          <table:table-cell office:value-type="float" office:value="-3.1319514" calcext:value-type="float">
            <text:p>-3.1319514</text:p>
          </table:table-cell>
          <table:table-cell office:value-type="float" office:value="-59.9864061" calcext:value-type="float">
            <text:p>-59.9864061</text:p>
          </table:table-cell>
          <table:table-cell table:number-columns-repeated="2"/>
          <table:table-cell office:value-type="string" calcext:value-type="string">
            <text:p>acho que to. com dengue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084" calcext:value-type="float">
            <text:p>4084</text:p>
          </table:table-cell>
          <table:table-cell office:value-type="float" office:value="7.73140425486E+017" calcext:value-type="float">
            <text:p>773140425486000000</text:p>
          </table:table-cell>
          <table:table-cell office:value-type="string" calcext:value-type="string">
            <text:p>2016-09-06 14:46:56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SEMINARIO ZIKA-WEST NILE- DENGUE : http:// goo.gl/1TxxRe pic.twitter.com/hWT8qT8onR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85" calcext:value-type="float">
            <text:p>4085</text:p>
          </table:table-cell>
          <table:table-cell office:value-type="float" office:value="7.73136165679489E+017" calcext:value-type="float">
            <text:p>773136165679489000</text:p>
          </table:table-cell>
          <table:table-cell office:value-type="string" calcext:value-type="string">
            <text:p>2016-09-06 14:30:00</text:p>
          </table:table-cell>
          <table:table-cell office:value-type="string" calcext:value-type="string">
            <text:p>Venustiano Carranza, Distrito Federal</text:p>
          </table:table-cell>
          <table:table-cell office:value-type="float" office:value="19.4064813" calcext:value-type="float">
            <text:p>19.4064813</text:p>
          </table:table-cell>
          <table:table-cell office:value-type="float" office:value="-99.1495055" calcext:value-type="float">
            <text:p>-99.1495055</text:p>
          </table:table-cell>
          <table:table-cell table:number-columns-repeated="2"/>
          <table:table-cell office:value-type="string" calcext:value-type="string">
            <text:p>#cosasdepueblo : TE DA DENGUE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086" calcext:value-type="float">
            <text:p>4086</text:p>
          </table:table-cell>
          <table:table-cell office:value-type="float" office:value="7.73136104702681E+017" calcext:value-type="float">
            <text:p>773136104702681000</text:p>
          </table:table-cell>
          <table:table-cell office:value-type="string" calcext:value-type="string">
            <text:p>2016-09-06 14:29:46</text:p>
          </table:table-cell>
          <table:table-cell office:value-type="string" calcext:value-type="string">
            <text:p>Venustiano Carranza, Distrito Federal</text:p>
          </table:table-cell>
          <table:table-cell office:value-type="float" office:value="19.4064813" calcext:value-type="float">
            <text:p>19.4064813</text:p>
          </table:table-cell>
          <table:table-cell office:value-type="float" office:value="-99.1495055" calcext:value-type="float">
            <text:p>-99.1495055</text:p>
          </table:table-cell>
          <table:table-cell table:number-columns-repeated="2"/>
          <table:table-cell office:value-type="string" calcext:value-type="string">
            <text:p>Rezándole a todos los santitos que solo sea un susto la fiebre y vomito y que no sea dengu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087" calcext:value-type="float">
            <text:p>4087</text:p>
          </table:table-cell>
          <table:table-cell office:value-type="float" office:value="7.73134815977701E+017" calcext:value-type="float">
            <text:p>773134815977701000</text:p>
          </table:table-cell>
          <table:table-cell office:value-type="string" calcext:value-type="string">
            <text:p>2016-09-06 14:24:38</text:p>
          </table:table-cell>
          <table:table-cell office:value-type="string" calcext:value-type="string">
            <text:p>Goiânia, Brazil</text:p>
          </table:table-cell>
          <table:table-cell office:value-type="float" office:value="-16.6808819" calcext:value-type="float">
            <text:p>-16.6808819</text:p>
          </table:table-cell>
          <table:table-cell office:value-type="float" office:value="-49.253269" calcext:value-type="float">
            <text:p>-49.253269</text:p>
          </table:table-cell>
          <table:table-cell table:number-columns-repeated="2"/>
          <table:table-cell office:value-type="string" calcext:value-type="string">
            <text:p>Minha mãe com dengue <text:s/>eu com pneumonia e hoje é aniversário da Alliny e ela tá toda tristinha que a gente tá de cama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088" calcext:value-type="float">
            <text:p>4088</text:p>
          </table:table-cell>
          <table:table-cell office:value-type="float" office:value="7.73133085403669E+017" calcext:value-type="float">
            <text:p>773133085403669000</text:p>
          </table:table-cell>
          <table:table-cell office:value-type="string" calcext:value-type="string">
            <text:p>2016-09-06 14:17:46</text:p>
          </table:table-cell>
          <table:table-cell office:value-type="string" calcext:value-type="string">
            <text:p>Niterói, Brasil</text:p>
          </table:table-cell>
          <table:table-cell office:value-type="float" office:value="-22.883237" calcext:value-type="float">
            <text:p>-22.883237</text:p>
          </table:table-cell>
          <table:table-cell office:value-type="float" office:value="-43.1154551" calcext:value-type="float">
            <text:p>-43.1154551</text:p>
          </table:table-cell>
          <table:table-cell table:number-columns-repeated="2"/>
          <table:table-cell office:value-type="string" calcext:value-type="string">
            <text:p>Minha mãe com dengue e eu falo qualquer coisa me chama ela responde ok e tá ela fazendo coisa na cozinha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090" calcext:value-type="float">
            <text:p>4090</text:p>
          </table:table-cell>
          <table:table-cell office:value-type="float" office:value="7.84559346504139E+017" calcext:value-type="float">
            <text:p>784559346504139000</text:p>
          </table:table-cell>
          <table:table-cell office:value-type="string" calcext:value-type="string">
            <text:p>2016-10-08 03:01:39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No Brasil temos Dengue <text:s/>Chikungunya Zika vírus e H1N1. Quando o Estado Islâmico chegar aqui vão é ficar com pena e voltar pra casa. pic.twitter.com/FE9KocUyWg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091" calcext:value-type="float">
            <text:p>4091</text:p>
          </table:table-cell>
          <table:table-cell office:value-type="float" office:value="7.84559285527282E+017" calcext:value-type="float">
            <text:p>784559285527282000</text:p>
          </table:table-cell>
          <table:table-cell office:value-type="string" calcext:value-type="string">
            <text:p>2016-10-08 03:01:24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No Brasil temos Dengue <text:s/>Chikungunya Zika vírus e H1N1. Quando o Estado Islâmico chegar aqui vão é ficar com pena e voltar pra casa. pic.twitter.com/L2BDTItCAD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092" calcext:value-type="float">
            <text:p>4092</text:p>
          </table:table-cell>
          <table:table-cell office:value-type="float" office:value="7.7361505885746E+017" calcext:value-type="float">
            <text:p>773615058857460000</text:p>
          </table:table-cell>
          <table:table-cell office:value-type="string" calcext:value-type="string">
            <text:p>2016-09-07 22:12:57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tN5q2A0Zfn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093" calcext:value-type="float">
            <text:p>4093</text:p>
          </table:table-cell>
          <table:table-cell office:value-type="float" office:value="7.73615030197781E+017" calcext:value-type="float">
            <text:p>773615030197781000</text:p>
          </table:table-cell>
          <table:table-cell office:value-type="string" calcext:value-type="string">
            <text:p>2016-09-07 22:12:50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2AE49FBcvE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094" calcext:value-type="float">
            <text:p>4094</text:p>
          </table:table-cell>
          <table:table-cell office:value-type="float" office:value="7.73615008110539E+017" calcext:value-type="float">
            <text:p>773615008110539000</text:p>
          </table:table-cell>
          <table:table-cell office:value-type="string" calcext:value-type="string">
            <text:p>2016-09-07 22:12:45</text:p>
          </table:table-cell>
          <table:table-cell office:value-type="string" calcext:value-type="string">
            <text:p>Rio Negrinho, Brasil</text:p>
          </table:table-cell>
          <table:table-cell office:value-type="float" office:value="-26.2387032" calcext:value-type="float">
            <text:p>-26.2387032</text:p>
          </table:table-cell>
          <table:table-cell office:value-type="float" office:value="-49.3494677" calcext:value-type="float">
            <text:p>-49.3494677</text:p>
          </table:table-cell>
          <table:table-cell table:number-columns-repeated="2"/>
          <table:table-cell office:value-type="string" calcext:value-type="string">
            <text:p>Hoje está tão frio que a caixa d’água destampada virou pista de esqui para os mosquitos da dengue . pic.twitter.com/y0EhoRRB9q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097" calcext:value-type="float">
            <text:p>4097</text:p>
          </table:table-cell>
          <table:table-cell office:value-type="float" office:value="7.72929790269686E+017" calcext:value-type="float">
            <text:p>772929790269686000</text:p>
          </table:table-cell>
          <table:table-cell office:value-type="string" calcext:value-type="string">
            <text:p>2016-09-06 00:49:56</text:p>
          </table:table-cell>
          <table:table-cell office:value-type="string" calcext:value-type="string">
            <text:p>Matinhos, Brasil</text:p>
          </table:table-cell>
          <table:table-cell office:value-type="float" office:value="-25.8236549" calcext:value-type="float">
            <text:p>-25.8236549</text:p>
          </table:table-cell>
          <table:table-cell office:value-type="float" office:value="-48.5490119" calcext:value-type="float">
            <text:p>-48.5490119</text:p>
          </table:table-cell>
          <table:table-cell table:number-columns-repeated="2"/>
          <table:table-cell office:value-type="string" calcext:value-type="string">
            <text:p>@Cristiano__ss é oq? dengue ?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098" calcext:value-type="float">
            <text:p>4098</text:p>
          </table:table-cell>
          <table:table-cell office:value-type="float" office:value="7.7292123085262E+017" calcext:value-type="float">
            <text:p>772921230852620000</text:p>
          </table:table-cell>
          <table:table-cell office:value-type="string" calcext:value-type="string">
            <text:p>2016-09-06 00:15:56</text:p>
          </table:table-cell>
          <table:table-cell office:value-type="string" calcext:value-type="string">
            <text:p>Uberlândia, Brasil</text:p>
          </table:table-cell>
          <table:table-cell office:value-type="float" office:value="-18.918804" calcext:value-type="float">
            <text:p>-18.918804</text:p>
          </table:table-cell>
          <table:table-cell office:value-type="float" office:value="-48.2767836" calcext:value-type="float">
            <text:p>-48.2767836</text:p>
          </table:table-cell>
          <table:table-cell table:number-columns-repeated="2"/>
          <table:table-cell office:value-type="string" calcext:value-type="string">
            <text:p>a médica disse que meu exame de sangue tá normal mas que não podemos descartar a chance de dengue <text:s/>to bem troste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099" calcext:value-type="float">
            <text:p>4099</text:p>
          </table:table-cell>
          <table:table-cell office:value-type="float" office:value="7.72912244040557E+017" calcext:value-type="float">
            <text:p>772912244040557000</text:p>
          </table:table-cell>
          <table:table-cell office:value-type="string" calcext:value-type="string">
            <text:p>2016-09-05 23:40:13</text:p>
          </table:table-cell>
          <table:table-cell office:value-type="string" calcext:value-type="string">
            <text:p>Duque de Caxias, Brasil</text:p>
          </table:table-cell>
          <table:table-cell office:value-type="float" office:value="-22.7896224" calcext:value-type="float">
            <text:p>-22.7896224</text:p>
          </table:table-cell>
          <table:table-cell office:value-type="float" office:value="-43.3099289" calcext:value-type="float">
            <text:p>-43.3099289</text:p>
          </table:table-cell>
          <table:table-cell table:number-columns-repeated="2"/>
          <table:table-cell office:value-type="string" calcext:value-type="string">
            <text:p>Ministério da saúde acabou de interditar meu wpp por ser foco de dengue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100" calcext:value-type="float">
            <text:p>4100</text:p>
          </table:table-cell>
          <table:table-cell office:value-type="float" office:value="7.72900336071737E+017" calcext:value-type="float">
            <text:p>772900336071737000</text:p>
          </table:table-cell>
          <table:table-cell office:value-type="string" calcext:value-type="string">
            <text:p>2016-09-05 22:52:54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 fim de semana passa mais rápido que a pessoa do comercial dizendo <text:s/>Este medicamento é contra indicado em caso de suspeita de dengue ... 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101" calcext:value-type="float">
            <text:p>4101</text:p>
          </table:table-cell>
          <table:table-cell office:value-type="float" office:value="7.72896660838056E+017" calcext:value-type="float">
            <text:p>772896660838056000</text:p>
          </table:table-cell>
          <table:table-cell office:value-type="string" calcext:value-type="string">
            <text:p>2016-09-05 22:38:18</text:p>
          </table:table-cell>
          <table:table-cell office:value-type="string" calcext:value-type="string">
            <text:p>Caraballeda, Venezuela</text:p>
          </table:table-cell>
          <table:table-cell office:value-type="float" office:value="10.6122903" calcext:value-type="float">
            <text:p>10.6122903</text:p>
          </table:table-cell>
          <table:table-cell office:value-type="float" office:value="-66.8471624" calcext:value-type="float">
            <text:p>-66.8471624</text:p>
          </table:table-cell>
          <table:table-cell table:number-columns-repeated="2"/>
          <table:table-cell office:value-type="string" calcext:value-type="string">
            <text:p>Tengo dengue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102" calcext:value-type="float">
            <text:p>4102</text:p>
          </table:table-cell>
          <table:table-cell office:value-type="float" office:value="7.72884029314064E+017" calcext:value-type="float">
            <text:p>772884029314064000</text:p>
          </table:table-cell>
          <table:table-cell office:value-type="string" calcext:value-type="string">
            <text:p>2016-09-05 21:48:06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eduardopaes_ @PrefeituraRio @RioContraDengue obra vila dos atletas abandonada virou foco de mosquitos da dengue pic.twitter.com/1lONXmyBED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103" calcext:value-type="float">
            <text:p>4103</text:p>
          </table:table-cell>
          <table:table-cell office:value-type="float" office:value="7.72884000687948E+017" calcext:value-type="float">
            <text:p>772884000687948000</text:p>
          </table:table-cell>
          <table:table-cell office:value-type="string" calcext:value-type="string">
            <text:p>2016-09-05 21:47:59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eduardopaes_ @PrefeituraRio @RioContraDengue obra vila dos atletas abandonada virou foco de mosquitos da dengue pic.twitter.com/mhlxu780Uc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104" calcext:value-type="float">
            <text:p>4104</text:p>
          </table:table-cell>
          <table:table-cell office:value-type="float" office:value="7.72883804511932E+017" calcext:value-type="float">
            <text:p>772883804511932000</text:p>
          </table:table-cell>
          <table:table-cell office:value-type="string" calcext:value-type="string">
            <text:p>2016-09-05 21:47:1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jornalextra @PrefeituraRio @RioContraDengue obra vila dos atletas abandonada virou foco de mosquitos da dengue pic.twitter.com/qmYhIps14F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105" calcext:value-type="float">
            <text:p>4105</text:p>
          </table:table-cell>
          <table:table-cell office:value-type="float" office:value="7.72883351573324E+017" calcext:value-type="float">
            <text:p>772883351573324000</text:p>
          </table:table-cell>
          <table:table-cell office:value-type="string" calcext:value-type="string">
            <text:p>2016-09-05 21:45:2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odia24horas @PrefeituraRio @RioContraDengue obra vila dos atletas abandonada virou foco de mosquitos da dengue pic.twitter.com/ZsdT3ZatPb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106" calcext:value-type="float">
            <text:p>4106</text:p>
          </table:table-cell>
          <table:table-cell office:value-type="float" office:value="7.72883184463802E+017" calcext:value-type="float">
            <text:p>772883184463802000</text:p>
          </table:table-cell>
          <table:table-cell office:value-type="string" calcext:value-type="string">
            <text:p>2016-09-05 21:44:45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@bandnewsfmrio @PrefeituraRio @RioContraDengue obra vila dos atletas abandonada virou foco de mosquitos da dengue pic.twitter.com/6v9QnSTUCQ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110" calcext:value-type="float">
            <text:p>4110</text:p>
          </table:table-cell>
          <table:table-cell office:value-type="float" office:value="7.72832594580894E+017" calcext:value-type="float">
            <text:p>772832594580894000</text:p>
          </table:table-cell>
          <table:table-cell office:value-type="string" calcext:value-type="string">
            <text:p>2016-09-05 18:23:43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@CamiGnemmi @BeeluMorinigo @Damianes eso es re gripe A y paso de moda ya como el dengue <text:s/>zika shakira y esas enfermedades @Facucabj9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115" calcext:value-type="float">
            <text:p>4115</text:p>
          </table:table-cell>
          <table:table-cell office:value-type="float" office:value="7.72812403780227E+017" calcext:value-type="float">
            <text:p>772812403780227000</text:p>
          </table:table-cell>
          <table:table-cell office:value-type="string" calcext:value-type="string">
            <text:p>2016-09-05 17:03:29</text:p>
          </table:table-cell>
          <table:table-cell office:value-type="string" calcext:value-type="string">
            <text:p>Villa Soldati, Argentina</text:p>
          </table:table-cell>
          <table:table-cell office:value-type="float" office:value="-38.7331574" calcext:value-type="float">
            <text:p>-38.7331574</text:p>
          </table:table-cell>
          <table:table-cell office:value-type="float" office:value="-62.2390142463294" calcext:value-type="float">
            <text:p>-62.2390142463</text:p>
          </table:table-cell>
          <table:table-cell table:number-columns-repeated="2"/>
          <table:table-cell office:value-type="string" calcext:value-type="string">
            <text:p>@rayovirtual increíble que a esta altura del año no esten inundando la calle con campaña. #Zika #Dengue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117" calcext:value-type="float">
            <text:p>4117</text:p>
          </table:table-cell>
          <table:table-cell office:value-type="float" office:value="7.72805216626369E+017" calcext:value-type="float">
            <text:p>772805216626369000</text:p>
          </table:table-cell>
          <table:table-cell office:value-type="string" calcext:value-type="string">
            <text:p>2016-09-05 16:34:56</text:p>
          </table:table-cell>
          <table:table-cell office:value-type="string" calcext:value-type="string">
            <text:p>Oaxaca de Juárez, Oaxaca</text:p>
          </table:table-cell>
          <table:table-cell office:value-type="float" office:value="17.0965868" calcext:value-type="float">
            <text:p>17.0965868</text:p>
          </table:table-cell>
          <table:table-cell office:value-type="float" office:value="-96.7207814690496" calcext:value-type="float">
            <text:p>-96.720781469</text:p>
          </table:table-cell>
          <table:table-cell table:number-columns-repeated="2"/>
          <table:table-cell office:value-type="string" calcext:value-type="string">
            <text:p>El @H_Ayun_Ocotlan anuncia una descacharrizacion para combatir el Dengue <text:s/>Zika y chinkungunya el 10 de septiembre pic.twitter.com/giFNugQ3c7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119" calcext:value-type="float">
            <text:p>4119</text:p>
          </table:table-cell>
          <table:table-cell office:value-type="float" office:value="7.72804342835536E+017" calcext:value-type="float">
            <text:p>772804342835536000</text:p>
          </table:table-cell>
          <table:table-cell office:value-type="string" calcext:value-type="string">
            <text:p>2016-09-05 16:31:27</text:p>
          </table:table-cell>
          <table:table-cell office:value-type="string" calcext:value-type="string">
            <text:p>Plano Piloto de Brasília, Brasília</text:p>
          </table:table-cell>
          <table:table-cell office:value-type="float" office:value="-15.79400155" calcext:value-type="float">
            <text:p>-15.79400155</text:p>
          </table:table-cell>
          <table:table-cell office:value-type="float" office:value="-47.8834140651267" calcext:value-type="float">
            <text:p>-47.8834140651</text:p>
          </table:table-cell>
          <table:table-cell table:number-columns-repeated="2"/>
          <table:table-cell office:value-type="string" calcext:value-type="string">
            <text:p>-nossa vc veio que vc tinha ? - Dengue - mentira jura? essa hora que lembro que fui educado e paciente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121" calcext:value-type="float">
            <text:p>4121</text:p>
          </table:table-cell>
          <table:table-cell office:value-type="float" office:value="7.72794293044048E+017" calcext:value-type="float">
            <text:p>772794293044048000</text:p>
          </table:table-cell>
          <table:table-cell office:value-type="string" calcext:value-type="string">
            <text:p>2016-09-05 15:51:31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GRÁVIDAS e LACTANTES não podem tomar vacina contra a DENGUE http://www. aleitamento.com/noticias/conte udo.asp?cod=2196 …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127" calcext:value-type="float">
            <text:p>4127</text:p>
          </table:table-cell>
          <table:table-cell office:value-type="float" office:value="7.72783286846448E+017" calcext:value-type="float">
            <text:p>772783286846448000</text:p>
          </table:table-cell>
          <table:table-cell office:value-type="string" calcext:value-type="string">
            <text:p>2016-09-05 15:07:4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#VivirViajando #Aniko @anikovillalba | Lo más cerca que estuve de la muerte fue en #Guatemala cuando me agarró dengue 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130" calcext:value-type="float">
            <text:p>4130</text:p>
          </table:table-cell>
          <table:table-cell office:value-type="float" office:value="7.7276880289552E+017" calcext:value-type="float">
            <text:p>772768802895520000</text:p>
          </table:table-cell>
          <table:table-cell office:value-type="string" calcext:value-type="string">
            <text:p>2016-09-05 14:10:14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Repunte de la malaria otro exitazo de la robolución acompañado de dengue <text:s/>sika y chikungunya. @AnonimusCR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132" calcext:value-type="float">
            <text:p>4132</text:p>
          </table:table-cell>
          <table:table-cell office:value-type="float" office:value="7.72756347003761E+017" calcext:value-type="float">
            <text:p>772756347003761000</text:p>
          </table:table-cell>
          <table:table-cell office:value-type="string" calcext:value-type="string">
            <text:p>2016-09-05 13:20:44</text:p>
          </table:table-cell>
          <table:table-cell office:value-type="string" calcext:value-type="string">
            <text:p>Criciúma, Brasil</text:p>
          </table:table-cell>
          <table:table-cell office:value-type="float" office:value="-28.678994" calcext:value-type="float">
            <text:p>-28.678994</text:p>
          </table:table-cell>
          <table:table-cell office:value-type="float" office:value="-49.3695626" calcext:value-type="float">
            <text:p>-49.3695626</text:p>
          </table:table-cell>
          <table:table-cell table:number-columns-repeated="2"/>
          <table:table-cell office:value-type="string" calcext:value-type="string">
            <text:p>@chico_pinheiro o Brasil ruindo e o Bom dia Brasil falando do mosquito da dengue ....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133" calcext:value-type="float">
            <text:p>4133</text:p>
          </table:table-cell>
          <table:table-cell office:value-type="float" office:value="7.72749019256877E+017" calcext:value-type="float">
            <text:p>772749019256877000</text:p>
          </table:table-cell>
          <table:table-cell office:value-type="string" calcext:value-type="string">
            <text:p>2016-09-05 12:51:37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a unb deve ser um enorme criadouro de mosquitos pois o que mais vejo é pernilongo e mosquito da dengue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135" calcext:value-type="float">
            <text:p>4135</text:p>
          </table:table-cell>
          <table:table-cell office:value-type="float" office:value="7.72733005223854E+017" calcext:value-type="float">
            <text:p>772733005223854000</text:p>
          </table:table-cell>
          <table:table-cell office:value-type="string" calcext:value-type="string">
            <text:p>2016-09-05 11:47:59</text:p>
          </table:table-cell>
          <table:table-cell office:value-type="string" calcext:value-type="string">
            <text:p>Corrientes, Argentina</text:p>
          </table:table-cell>
          <table:table-cell office:value-type="float" office:value="-27.4720341" calcext:value-type="float">
            <text:p>-27.4720341</text:p>
          </table:table-cell>
          <table:table-cell office:value-type="float" office:value="-58.8328657" calcext:value-type="float">
            <text:p>-58.8328657</text:p>
          </table:table-cell>
          <table:table-cell table:number-columns-repeated="2"/>
          <table:table-cell office:value-type="string" calcext:value-type="string">
            <text:p>Los delincuentes llegaron con identificaciones del Ministerio de Salud diciendo que darían charla sobre Dengue #ROBO #SANROQUE @RadioLT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142" calcext:value-type="float">
            <text:p>4142</text:p>
          </table:table-cell>
          <table:table-cell office:value-type="float" office:value="7.7266980271215E+017" calcext:value-type="float">
            <text:p>772669802712150000</text:p>
          </table:table-cell>
          <table:table-cell office:value-type="string" calcext:value-type="string">
            <text:p>2016-09-05 07:36:51</text:p>
          </table:table-cell>
          <table:table-cell office:value-type="string" calcext:value-type="string">
            <text:p>Veracruz, Veracruz de Ignacio de la Llave</text:p>
          </table:table-cell>
          <table:table-cell office:value-type="float" office:value="19.2002198" calcext:value-type="float">
            <text:p>19.2002198</text:p>
          </table:table-cell>
          <table:table-cell office:value-type="float" office:value="-96.1385687" calcext:value-type="float">
            <text:p>-96.1385687</text:p>
          </table:table-cell>
          <table:table-cell table:number-columns-repeated="2"/>
          <table:table-cell office:value-type="string" calcext:value-type="string">
            <text:p>Fuckin #Zika #Dengue o #Chincungunya o lo que seas!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145" calcext:value-type="float">
            <text:p>4145</text:p>
          </table:table-cell>
          <table:table-cell office:value-type="float" office:value="7.72654184923537E+017" calcext:value-type="float">
            <text:p>772654184923537000</text:p>
          </table:table-cell>
          <table:table-cell office:value-type="string" calcext:value-type="string">
            <text:p>2016-09-05 06:34:47</text:p>
          </table:table-cell>
          <table:table-cell office:value-type="string" calcext:value-type="string">
            <text:p>Aparecida de Goiânia, Brasil</text:p>
          </table:table-cell>
          <table:table-cell office:value-type="float" office:value="-16.8226742" calcext:value-type="float">
            <text:p>-16.8226742</text:p>
          </table:table-cell>
          <table:table-cell office:value-type="float" office:value="-49.2452545" calcext:value-type="float">
            <text:p>-49.2452545</text:p>
          </table:table-cell>
          <table:table-cell table:number-columns-repeated="2"/>
          <table:table-cell office:value-type="string" calcext:value-type="string">
            <text:p>Estou com o corpo cheio de bolinhas espero que não seja dengue novamente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146" calcext:value-type="float">
            <text:p>4146</text:p>
          </table:table-cell>
          <table:table-cell office:value-type="float" office:value="7.72652024290828E+017" calcext:value-type="float">
            <text:p>772652024290828000</text:p>
          </table:table-cell>
          <table:table-cell office:value-type="string" calcext:value-type="string">
            <text:p>2016-09-05 06:26:1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@IaccGonzalito jajajajajaja que asquito <text:s/>sos feo Dengue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148" calcext:value-type="float">
            <text:p>4148</text:p>
          </table:table-cell>
          <table:table-cell office:value-type="float" office:value="7.72646176587969E+017" calcext:value-type="float">
            <text:p>772646176587969000</text:p>
          </table:table-cell>
          <table:table-cell office:value-type="string" calcext:value-type="string">
            <text:p>2016-09-05 06:02:58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e raiva essa vacina da dengue me deixou com uma gripe do caralh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149" calcext:value-type="float">
            <text:p>4149</text:p>
          </table:table-cell>
          <table:table-cell office:value-type="float" office:value="7.72645549451387E+017" calcext:value-type="float">
            <text:p>772645549451387000</text:p>
          </table:table-cell>
          <table:table-cell office:value-type="string" calcext:value-type="string">
            <text:p>2016-09-05 06:00:28</text:p>
          </table:table-cell>
          <table:table-cell office:value-type="string" calcext:value-type="string">
            <text:p>Rio das Ostras, Brasil</text:p>
          </table:table-cell>
          <table:table-cell office:value-type="float" office:value="-22.5269447" calcext:value-type="float">
            <text:p>-22.5269447</text:p>
          </table:table-cell>
          <table:table-cell office:value-type="float" office:value="-41.9449719" calcext:value-type="float">
            <text:p>-41.9449719</text:p>
          </table:table-cell>
          <table:table-cell table:number-columns-repeated="2"/>
          <table:table-cell office:value-type="string" calcext:value-type="string">
            <text:p>Você fica uma eternidade solteira e não da nem dengue <text:s/>qmd começa à namorar até Jesus volta mano ! Slc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150" calcext:value-type="float">
            <text:p>4150</text:p>
          </table:table-cell>
          <table:table-cell office:value-type="float" office:value="7.72644680114672E+017" calcext:value-type="float">
            <text:p>772644680114672000</text:p>
          </table:table-cell>
          <table:table-cell office:value-type="string" calcext:value-type="string">
            <text:p>2016-09-05 05:57:01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@elbake1 vazquez tú a que fueras en Colima no irías mañana porque tienes xica dengue y chincunguya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152" calcext:value-type="float">
            <text:p>4152</text:p>
          </table:table-cell>
          <table:table-cell office:value-type="float" office:value="7.72640374892495E+017" calcext:value-type="float">
            <text:p>772640374892495000</text:p>
          </table:table-cell>
          <table:table-cell office:value-type="string" calcext:value-type="string">
            <text:p>2016-09-05 05:39:54</text:p>
          </table:table-cell>
          <table:table-cell office:value-type="string" calcext:value-type="string">
            <text:p>São Leopoldo, Brasil</text:p>
          </table:table-cell>
          <table:table-cell office:value-type="float" office:value="-29.7544404" calcext:value-type="float">
            <text:p>-29.7544404</text:p>
          </table:table-cell>
          <table:table-cell office:value-type="float" office:value="-51.1516496" calcext:value-type="float">
            <text:p>-51.1516496</text:p>
          </table:table-cell>
          <table:table-cell table:number-columns-repeated="2"/>
          <table:table-cell office:value-type="string" calcext:value-type="string">
            <text:p>@_luanaleall parece o mosquito da dengue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153" calcext:value-type="float">
            <text:p>4153</text:p>
          </table:table-cell>
          <table:table-cell office:value-type="float" office:value="7.72639579434316E+017" calcext:value-type="float">
            <text:p>772639579434316000</text:p>
          </table:table-cell>
          <table:table-cell office:value-type="string" calcext:value-type="string">
            <text:p>2016-09-05 05:36:45</text:p>
          </table:table-cell>
          <table:table-cell office:value-type="string" calcext:value-type="string">
            <text:p>Brasília, 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Tomei tanto paracetamol quando tive dengue que lascou com o meu estômago todo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154" calcext:value-type="float">
            <text:p>4154</text:p>
          </table:table-cell>
          <table:table-cell office:value-type="float" office:value="7.7263693812165E+017" calcext:value-type="float">
            <text:p>772636938121650000</text:p>
          </table:table-cell>
          <table:table-cell office:value-type="string" calcext:value-type="string">
            <text:p>2016-09-05 05:26:15</text:p>
          </table:table-cell>
          <table:table-cell office:value-type="string" calcext:value-type="string">
            <text:p>Mar de Ajó, Argentina</text:p>
          </table:table-cell>
          <table:table-cell office:value-type="float" office:value="-36.7213328" calcext:value-type="float">
            <text:p>-36.7213328</text:p>
          </table:table-cell>
          <table:table-cell office:value-type="float" office:value="-56.6775661" calcext:value-type="float">
            <text:p>-56.6775661</text:p>
          </table:table-cell>
          <table:table-cell table:number-columns-repeated="2"/>
          <table:table-cell office:value-type="string" calcext:value-type="string">
            <text:p>Dengue para vos jajajajaja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155" calcext:value-type="float">
            <text:p>4155</text:p>
          </table:table-cell>
          <table:table-cell office:value-type="float" office:value="7.72629395735515E+017" calcext:value-type="float">
            <text:p>772629395735515000</text:p>
          </table:table-cell>
          <table:table-cell office:value-type="string" calcext:value-type="string">
            <text:p>2016-09-05 04:56:17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Pozo de los deseos... Dengue y zika latentes... | Quinta de Bolívar | #inside #bogota #colombia … https://www. instagram.com/p/BJ9VCJJj2Mn/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162" calcext:value-type="float">
            <text:p>4162</text:p>
          </table:table-cell>
          <table:table-cell office:value-type="float" office:value="7.72591051244761E+017" calcext:value-type="float">
            <text:p>772591051244761000</text:p>
          </table:table-cell>
          <table:table-cell office:value-type="string" calcext:value-type="string">
            <text:p>2016-09-05 02:23:55</text:p>
          </table:table-cell>
          <table:table-cell office:value-type="string" calcext:value-type="string">
            <text:p>Sao Paulo, Brazil</text:p>
          </table:table-cell>
          <table:table-cell office:value-type="float" office:value="-23.5506506" calcext:value-type="float">
            <text:p>-23.5506506</text:p>
          </table:table-cell>
          <table:table-cell office:value-type="float" office:value="-46.6333823" calcext:value-type="float">
            <text:p>-46.6333823</text:p>
          </table:table-cell>
          <table:table-cell table:number-columns-repeated="2"/>
          <table:table-cell office:value-type="string" calcext:value-type="string">
            <text:p>queria pegar uma dengue agora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165" calcext:value-type="float">
            <text:p>4165</text:p>
          </table:table-cell>
          <table:table-cell office:value-type="float" office:value="7.72572618004242E+017" calcext:value-type="float">
            <text:p>772572618004242000</text:p>
          </table:table-cell>
          <table:table-cell office:value-type="string" calcext:value-type="string">
            <text:p>2016-09-05 01:10:40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Me da rabia por los pibitos del Chino Julio tienen que aprender a sobrevir antes de vivir. Hay algo peor el dengue . Cero medicinas. TotiE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166" calcext:value-type="float">
            <text:p>4166</text:p>
          </table:table-cell>
          <table:table-cell office:value-type="float" office:value="7.72550543705121E+017" calcext:value-type="float">
            <text:p>772550543705121000</text:p>
          </table:table-cell>
          <table:table-cell office:value-type="string" calcext:value-type="string">
            <text:p>2016-09-04 23:42:57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desde la ventana #sketch #chineseink #black #blackandgray #eldengue #dengue @Barrio Güemes https://www. instagram.com/p/BJ8xLPdhwX_/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167" calcext:value-type="float">
            <text:p>4167</text:p>
          </table:table-cell>
          <table:table-cell office:value-type="float" office:value="7.72531548872581E+017" calcext:value-type="float">
            <text:p>772531548872581000</text:p>
          </table:table-cell>
          <table:table-cell office:value-type="string" calcext:value-type="string">
            <text:p>2016-09-04 22:27:28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Lo único bueno de tener Zika y dengue es que te recetan agua de coco de a ultramadre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169" calcext:value-type="float">
            <text:p>4169</text:p>
          </table:table-cell>
          <table:table-cell office:value-type="float" office:value="7.72508724476858E+017" calcext:value-type="float">
            <text:p>772508724476858000</text:p>
          </table:table-cell>
          <table:table-cell office:value-type="string" calcext:value-type="string">
            <text:p>2016-09-04 20:56:47</text:p>
          </table:table-cell>
          <table:table-cell office:value-type="string" calcext:value-type="string">
            <text:p>Manzanillo, Colima</text:p>
          </table:table-cell>
          <table:table-cell office:value-type="float" office:value="19.12765695" calcext:value-type="float">
            <text:p>19.12765695</text:p>
          </table:table-cell>
          <table:table-cell office:value-type="float" office:value="-104.284125530077" calcext:value-type="float">
            <text:p>-104.2841255301</text:p>
          </table:table-cell>
          <table:table-cell table:number-columns-repeated="2"/>
          <table:table-cell office:value-type="string" calcext:value-type="string">
            <text:p>Amigos y seguidores: Tengo Zika y Dengue Al mismo tiempo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172" calcext:value-type="float">
            <text:p>4172</text:p>
          </table:table-cell>
          <table:table-cell office:value-type="float" office:value="7.72491371399745E+017" calcext:value-type="float">
            <text:p>772491371399745000</text:p>
          </table:table-cell>
          <table:table-cell office:value-type="string" calcext:value-type="string">
            <text:p>2016-09-04 19:47:49</text:p>
          </table:table-cell>
          <table:table-cell office:value-type="string" calcext:value-type="string">
            <text:p>Neuquén, Argentina</text:p>
          </table:table-cell>
          <table:table-cell office:value-type="float" office:value="-38.9549295" calcext:value-type="float">
            <text:p>-38.9549295</text:p>
          </table:table-cell>
          <table:table-cell office:value-type="float" office:value="-68.0592567" calcext:value-type="float">
            <text:p>-68.0592567</text:p>
          </table:table-cell>
          <table:table-cell table:number-columns-repeated="2"/>
          <table:table-cell office:value-type="string" calcext:value-type="string">
            <text:p>@AnaCrespo89 Ana el dengue . La historia de tu mamá se hace realidad seguro no usaste off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173" calcext:value-type="float">
            <text:p>4173</text:p>
          </table:table-cell>
          <table:table-cell office:value-type="float" office:value="7.72458887005999E+017" calcext:value-type="float">
            <text:p>772458887005999000</text:p>
          </table:table-cell>
          <table:table-cell office:value-type="string" calcext:value-type="string">
            <text:p>2016-09-04 17:38:44</text:p>
          </table:table-cell>
          <table:table-cell office:value-type="string" calcext:value-type="string">
            <text:p>Morón, Argentina</text:p>
          </table:table-cell>
          <table:table-cell office:value-type="float" office:value="-34.6510526" calcext:value-type="float">
            <text:p>-34.6510526</text:p>
          </table:table-cell>
          <table:table-cell office:value-type="float" office:value="-58.6217415" calcext:value-type="float">
            <text:p>-58.6217415</text:p>
          </table:table-cell>
          <table:table-cell table:number-columns-repeated="2"/>
          <table:table-cell office:value-type="string" calcext:value-type="string">
            <text:p>Esta pibita dengue me tiene re cansada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178" calcext:value-type="float">
            <text:p>4178</text:p>
          </table:table-cell>
          <table:table-cell office:value-type="float" office:value="7.72432465159795E+017" calcext:value-type="float">
            <text:p>772432465159795000</text:p>
          </table:table-cell>
          <table:table-cell office:value-type="string" calcext:value-type="string">
            <text:p>2016-09-04 15:53:45</text:p>
          </table:table-cell>
          <table:table-cell office:value-type="string" calcext:value-type="string">
            <text:p>Cuauhtémoc, Distrito Federal</text:p>
          </table:table-cell>
          <table:table-cell office:value-type="float" office:value="19.43393435" calcext:value-type="float">
            <text:p>19.43393435</text:p>
          </table:table-cell>
          <table:table-cell office:value-type="float" office:value="-99.1434558734266" calcext:value-type="float">
            <text:p>-99.1434558734</text:p>
          </table:table-cell>
          <table:table-cell table:number-columns-repeated="2"/>
          <table:table-cell office:value-type="string" calcext:value-type="string">
            <text:p>While biking our 8yr old singing: Zika 'chichunga' dengue <text:s/>#OTemporaOMores ! Cc @SaludFederal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180" calcext:value-type="float">
            <text:p>4180</text:p>
          </table:table-cell>
          <table:table-cell office:value-type="float" office:value="7.72426530316251E+017" calcext:value-type="float">
            <text:p>772426530316251000</text:p>
          </table:table-cell>
          <table:table-cell office:value-type="string" calcext:value-type="string">
            <text:p>2016-09-04 15:30:10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Enferm@s prob+conf Colombia a 27 agosto: #dengue /16 86.013 #chikún /16 18.697 #zika /15/16 102.654 @INSColombia @agaviriau @JuanManSantos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191" calcext:value-type="float">
            <text:p>4191</text:p>
          </table:table-cell>
          <table:table-cell office:value-type="float" office:value="7.72305047870804E+017" calcext:value-type="float">
            <text:p>772305047870804000</text:p>
          </table:table-cell>
          <table:table-cell office:value-type="string" calcext:value-type="string">
            <text:p>2016-09-04 07:27:26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Mosquitarada e eu não posso pegar dengue agora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194" calcext:value-type="float">
            <text:p>4194</text:p>
          </table:table-cell>
          <table:table-cell office:value-type="float" office:value="7.722932776639E+017" calcext:value-type="float">
            <text:p>772293277663900000</text:p>
          </table:table-cell>
          <table:table-cell office:value-type="string" calcext:value-type="string">
            <text:p>2016-09-04 06:40:40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Al Barrio Piola Con El Orejas y El Dengue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197" calcext:value-type="float">
            <text:p>4197</text:p>
          </table:table-cell>
          <table:table-cell office:value-type="float" office:value="7.72276202715378E+017" calcext:value-type="float">
            <text:p>772276202715378000</text:p>
          </table:table-cell>
          <table:table-cell office:value-type="string" calcext:value-type="string">
            <text:p>2016-09-04 05:32:49</text:p>
          </table:table-cell>
          <table:table-cell office:value-type="string" calcext:value-type="string">
            <text:p>Paracatu, Brasil</text:p>
          </table:table-cell>
          <table:table-cell office:value-type="float" office:value="-17.2174055" calcext:value-type="float">
            <text:p>-17.2174055</text:p>
          </table:table-cell>
          <table:table-cell office:value-type="float" office:value="-46.8707513" calcext:value-type="float">
            <text:p>-46.8707513</text:p>
          </table:table-cell>
          <table:table-cell table:number-columns-repeated="2"/>
          <table:table-cell office:value-type="string" calcext:value-type="string">
            <text:p>caralho os mosquitos picaram minhas pernas todas bicho tomara que nenhum desses tenham sido da dengue pic.twitter.com/CToWecuN5Q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198" calcext:value-type="float">
            <text:p>4198</text:p>
          </table:table-cell>
          <table:table-cell office:value-type="float" office:value="7.72274959041303E+017" calcext:value-type="float">
            <text:p>772274959041303000</text:p>
          </table:table-cell>
          <table:table-cell office:value-type="string" calcext:value-type="string">
            <text:p>2016-09-04 05:27:53</text:p>
          </table:table-cell>
          <table:table-cell office:value-type="string" calcext:value-type="string">
            <text:p>Paracatu, Brasil</text:p>
          </table:table-cell>
          <table:table-cell office:value-type="float" office:value="-17.2174055" calcext:value-type="float">
            <text:p>-17.2174055</text:p>
          </table:table-cell>
          <table:table-cell office:value-type="float" office:value="-46.8707513" calcext:value-type="float">
            <text:p>-46.8707513</text:p>
          </table:table-cell>
          <table:table-cell table:number-columns-repeated="2"/>
          <table:table-cell office:value-type="string" calcext:value-type="string">
            <text:p>vários mosquitos aqui em nova iorque que medo de pegar uma dengue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199" calcext:value-type="float">
            <text:p>4199</text:p>
          </table:table-cell>
          <table:table-cell office:value-type="float" office:value="7.72265159448531E+017" calcext:value-type="float">
            <text:p>772265159448531000</text:p>
          </table:table-cell>
          <table:table-cell office:value-type="string" calcext:value-type="string">
            <text:p>2016-09-04 04:48:56</text:p>
          </table:table-cell>
          <table:table-cell office:value-type="string" calcext:value-type="string">
            <text:p>General Pico, Argentina</text:p>
          </table:table-cell>
          <table:table-cell office:value-type="float" office:value="-35.6635984" calcext:value-type="float">
            <text:p>-35.6635984</text:p>
          </table:table-cell>
          <table:table-cell office:value-type="float" office:value="-63.7542759" calcext:value-type="float">
            <text:p>-63.7542759</text:p>
          </table:table-cell>
          <table:table-cell table:number-columns-repeated="2"/>
          <table:table-cell office:value-type="string" calcext:value-type="string">
            <text:p>Que dengue las personas que le clavas el visto y te siguen hablando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200" calcext:value-type="float">
            <text:p>4200</text:p>
          </table:table-cell>
          <table:table-cell office:value-type="float" office:value="7.72255189449445E+017" calcext:value-type="float">
            <text:p>772255189449445000</text:p>
          </table:table-cell>
          <table:table-cell office:value-type="string" calcext:value-type="string">
            <text:p>2016-09-04 04:09:19</text:p>
          </table:table-cell>
          <table:table-cell office:value-type="string" calcext:value-type="string">
            <text:p>Medellín, Colombia</text:p>
          </table:table-cell>
          <table:table-cell office:value-type="float" office:value="6.2443382" calcext:value-type="float">
            <text:p>6.2443382</text:p>
          </table:table-cell>
          <table:table-cell office:value-type="float" office:value="-75.5735529" calcext:value-type="float">
            <text:p>-75.5735529</text:p>
          </table:table-cell>
          <table:table-cell table:number-columns-repeated="2"/>
          <table:table-cell office:value-type="string" calcext:value-type="string">
            <text:p>Ahora los medios ya nos querrán amedrentar todo el tiempo con el nuevo virus surgido en EspañadizqueVirus dengue hemorrágico Congo-Crimea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201" calcext:value-type="float">
            <text:p>4201</text:p>
          </table:table-cell>
          <table:table-cell office:value-type="float" office:value="7.72254824226325E+017" calcext:value-type="float">
            <text:p>772254824226325000</text:p>
          </table:table-cell>
          <table:table-cell office:value-type="string" calcext:value-type="string">
            <text:p>2016-09-04 04:07:52</text:p>
          </table:table-cell>
          <table:table-cell office:value-type="string" calcext:value-type="string">
            <text:p>Córdoba, Argentina</text:p>
          </table:table-cell>
          <table:table-cell office:value-type="float" office:value="-31.417339" calcext:value-type="float">
            <text:p>-31.417339</text:p>
          </table:table-cell>
          <table:table-cell office:value-type="float" office:value="-64.1833189" calcext:value-type="float">
            <text:p>-64.1833189</text:p>
          </table:table-cell>
          <table:table-cell table:number-columns-repeated="2"/>
          <table:table-cell office:value-type="string" calcext:value-type="string">
            <text:p>Que dengue loca deja vivirrrrrrrrrr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202" calcext:value-type="float">
            <text:p>4202</text:p>
          </table:table-cell>
          <table:table-cell office:value-type="float" office:value="7.72218931536888E+017" calcext:value-type="float">
            <text:p>772218931536888000</text:p>
          </table:table-cell>
          <table:table-cell office:value-type="string" calcext:value-type="string">
            <text:p>2016-09-04 01:45:15</text:p>
          </table:table-cell>
          <table:table-cell office:value-type="string" calcext:value-type="string">
            <text:p>Bogotá, D.C., Colombia</text:p>
          </table:table-cell>
          <table:table-cell office:value-type="float" office:value="4.63874255" calcext:value-type="float">
            <text:p>4.63874255</text:p>
          </table:table-cell>
          <table:table-cell office:value-type="float" office:value="-74.085237657545" calcext:value-type="float">
            <text:p>-74.0852376575</text:p>
          </table:table-cell>
          <table:table-cell table:number-columns-repeated="2"/>
          <table:table-cell office:value-type="string" calcext:value-type="string">
            <text:p>Fumiga vehicular como prioridad contra #ZancuderaUrbana : mitiga brote eterniza #dengue . ¿Y #zika ... ? @MinSaludCol @CDCgov @opsoms @WHO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203" calcext:value-type="float">
            <text:p>4203</text:p>
          </table:table-cell>
          <table:table-cell office:value-type="float" office:value="7.72217701871841E+017" calcext:value-type="float">
            <text:p>772217701871841000</text:p>
          </table:table-cell>
          <table:table-cell office:value-type="string" calcext:value-type="string">
            <text:p>2016-09-04 01:40:21</text:p>
          </table:table-cell>
          <table:table-cell office:value-type="string" calcext:value-type="string">
            <text:p>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El Dengue Violin ajjajajajajjaaj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205" calcext:value-type="float">
            <text:p>4205</text:p>
          </table:table-cell>
          <table:table-cell office:value-type="float" office:value="7.72214767821914E+017" calcext:value-type="float">
            <text:p>772214767821914000</text:p>
          </table:table-cell>
          <table:table-cell office:value-type="string" calcext:value-type="string">
            <text:p>2016-09-04 01:28:42</text:p>
          </table:table-cell>
          <table:table-cell office:value-type="string" calcext:value-type="string">
            <text:p>Lagunillas, Venezuela</text:p>
          </table:table-cell>
          <table:table-cell office:value-type="float" office:value="8.5045676" calcext:value-type="float">
            <text:p>8.5045676</text:p>
          </table:table-cell>
          <table:table-cell office:value-type="float" office:value="-71.3944642" calcext:value-type="float">
            <text:p>-71.3944642</text:p>
          </table:table-cell>
          <table:table-cell table:number-columns-repeated="2"/>
          <table:table-cell office:value-type="string" calcext:value-type="string">
            <text:p>@ERCHUCHO1 un llamado Abatizacion del dengue chikungunya y dictar curso a los sectores erradicar estas enfermedades pic.twitter.com/R8hihurTZO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209" calcext:value-type="float">
            <text:p>4209</text:p>
          </table:table-cell>
          <table:table-cell office:value-type="float" office:value="7.72171796233814E+017" calcext:value-type="float">
            <text:p>772171796233814000</text:p>
          </table:table-cell>
          <table:table-cell office:value-type="string" calcext:value-type="string">
            <text:p>2016-09-03 22:37:57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Seus nomes? Dengue <text:s/>Zika e Chikungunya https:// twitter.com/lauramaximo/st atus/772159941490638848 …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210" calcext:value-type="float">
            <text:p>4210</text:p>
          </table:table-cell>
          <table:table-cell office:value-type="float" office:value="7.7216789245653E+017" calcext:value-type="float">
            <text:p>772167892456530000</text:p>
          </table:table-cell>
          <table:table-cell office:value-type="string" calcext:value-type="string">
            <text:p>2016-09-03 22:22:26</text:p>
          </table:table-cell>
          <table:table-cell office:value-type="string" calcext:value-type="string">
            <text:p>Puebla, México</text:p>
          </table:table-cell>
          <table:table-cell office:value-type="float" office:value="18.833333" calcext:value-type="float">
            <text:p>18.833333</text:p>
          </table:table-cell>
          <table:table-cell office:value-type="float" office:value="-97.9999999" calcext:value-type="float">
            <text:p>-97.9999999</text:p>
          </table:table-cell>
          <table:table-cell table:number-columns-repeated="2"/>
          <table:table-cell office:value-type="string" calcext:value-type="string">
            <text:p>@sofffiaaa sobreviviste al sika dengue y chinkungunya!!! Si habrá show en puebla!!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211" calcext:value-type="float">
            <text:p>4211</text:p>
          </table:table-cell>
          <table:table-cell office:value-type="float" office:value="7.72149878449246E+017" calcext:value-type="float">
            <text:p>772149878449246000</text:p>
          </table:table-cell>
          <table:table-cell office:value-type="string" calcext:value-type="string">
            <text:p>2016-09-03 21:10:51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s #Lluvias favorecen la reproducción de los mosquitos. ¡Infórmate para prevenir el #Zika <text:s/>#Dengue y #Chikungunya ! pic.twitter.com/2bhZo1eVhD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212" calcext:value-type="float">
            <text:p>4212</text:p>
          </table:table-cell>
          <table:table-cell office:value-type="float" office:value="7.72149084224303E+017" calcext:value-type="float">
            <text:p>772149084224303000</text:p>
          </table:table-cell>
          <table:table-cell office:value-type="string" calcext:value-type="string">
            <text:p>2016-09-03 21:07:42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¡Ante el #Dengue <text:s/>#Zika y #Chikungunya ... yo transmito salud! LAVA TAPA VOLTEA Y TIRA @Gobierno_Tab @FHERMED pic.twitter.com/77sBYT6aHL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214" calcext:value-type="float">
            <text:p>4214</text:p>
          </table:table-cell>
          <table:table-cell office:value-type="float" office:value="7.72136294445097E+017" calcext:value-type="float">
            <text:p>772136294445097000</text:p>
          </table:table-cell>
          <table:table-cell office:value-type="string" calcext:value-type="string">
            <text:p>2016-09-03 20:16:52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Eu ia tomar a vacina da dengue ai ta escrito: Seu uso está proibido também para gestantes e lactantes... agora já não posso mais.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216" calcext:value-type="float">
            <text:p>4216</text:p>
          </table:table-cell>
          <table:table-cell office:value-type="float" office:value="7.72121731473535E+017" calcext:value-type="float">
            <text:p>772121731473535000</text:p>
          </table:table-cell>
          <table:table-cell office:value-type="string" calcext:value-type="string">
            <text:p>2016-09-03 19:19:00</text:p>
          </table:table-cell>
          <table:table-cell office:value-type="string" calcext:value-type="string">
            <text:p>Londrina, Brasil</text:p>
          </table:table-cell>
          <table:table-cell office:value-type="float" office:value="-23.3112877" calcext:value-type="float">
            <text:p>-23.3112877</text:p>
          </table:table-cell>
          <table:table-cell office:value-type="float" office:value="-51.1595022" calcext:value-type="float">
            <text:p>-51.1595022</text:p>
          </table:table-cell>
          <table:table-cell table:number-columns-repeated="2"/>
          <table:table-cell office:value-type="string" calcext:value-type="string">
            <text:p>Minha namo me levou pra tomar vacina da dengue <text:s/>e eu não passei mal pela a primeira vez na vida todinha.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218" calcext:value-type="float">
            <text:p>4218</text:p>
          </table:table-cell>
          <table:table-cell office:value-type="float" office:value="7.72115217098666E+017" calcext:value-type="float">
            <text:p>772115217098666000</text:p>
          </table:table-cell>
          <table:table-cell office:value-type="string" calcext:value-type="string">
            <text:p>2016-09-03 18:53:07</text:p>
          </table:table-cell>
          <table:table-cell office:value-type="string" calcext:value-type="string">
            <text:p>Joinville, Brasil</text:p>
          </table:table-cell>
          <table:table-cell office:value-type="float" office:value="-26.3044897" calcext:value-type="float">
            <text:p>-26.3044897</text:p>
          </table:table-cell>
          <table:table-cell office:value-type="float" office:value="-48.8486725" calcext:value-type="float">
            <text:p>-48.8486725</text:p>
          </table:table-cell>
          <table:table-cell table:number-columns-repeated="2"/>
          <table:table-cell office:value-type="string" calcext:value-type="string">
            <text:p>Acho que é dengue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219" calcext:value-type="float">
            <text:p>4219</text:p>
          </table:table-cell>
          <table:table-cell office:value-type="float" office:value="7.72114834624287E+017" calcext:value-type="float">
            <text:p>772114834624287000</text:p>
          </table:table-cell>
          <table:table-cell office:value-type="string" calcext:value-type="string">
            <text:p>2016-09-03 18:51:36</text:p>
          </table:table-cell>
          <table:table-cell office:value-type="string" calcext:value-type="string">
            <text:p>Nova Iguaçu, Brasil</text:p>
          </table:table-cell>
          <table:table-cell office:value-type="float" office:value="-22.7592174" calcext:value-type="float">
            <text:p>-22.7592174</text:p>
          </table:table-cell>
          <table:table-cell office:value-type="float" office:value="-43.4508727" calcext:value-type="float">
            <text:p>-43.4508727</text:p>
          </table:table-cell>
          <table:table-cell table:number-columns-repeated="2"/>
          <table:table-cell office:value-type="string" calcext:value-type="string">
            <text:p>Ui nuss kkk falou a senhora venenosa Rainha da maldade Senhora veneno Gzuis Zika dengue A causadora de morte https:// twitter.com/FanneMelo/stat us/772113330987274240 …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221" calcext:value-type="float">
            <text:p>4221</text:p>
          </table:table-cell>
          <table:table-cell office:value-type="float" office:value="7.72108047934222E+017" calcext:value-type="float">
            <text:p>772108047934222000</text:p>
          </table:table-cell>
          <table:table-cell office:value-type="string" calcext:value-type="string">
            <text:p>2016-09-03 18:24:38</text:p>
          </table:table-cell>
          <table:table-cell office:value-type="string" calcext:value-type="string">
            <text:p>Trinidad and Tobago</text:p>
          </table:table-cell>
          <table:table-cell office:value-type="float" office:value="10.8677845" calcext:value-type="float">
            <text:p>10.8677845</text:p>
          </table:table-cell>
          <table:table-cell office:value-type="float" office:value="-60.9821066" calcext:value-type="float">
            <text:p>-60.9821066</text:p>
          </table:table-cell>
          <table:table-cell table:number-columns-repeated="2"/>
          <table:table-cell office:value-type="string" calcext:value-type="string">
            <text:p>@3nee_fuzzi well...or dengue or some mutated virus lol Fml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222" calcext:value-type="float">
            <text:p>4222</text:p>
          </table:table-cell>
          <table:table-cell office:value-type="float" office:value="7.72106705098465E+017" calcext:value-type="float">
            <text:p>772106705098465000</text:p>
          </table:table-cell>
          <table:table-cell office:value-type="string" calcext:value-type="string">
            <text:p>2016-09-03 18:19:18</text:p>
          </table:table-cell>
          <table:table-cell office:value-type="string" calcext:value-type="string">
            <text:p>Riohacha, Colombia</text:p>
          </table:table-cell>
          <table:table-cell office:value-type="float" office:value="11.544634" calcext:value-type="float">
            <text:p>11.544634</text:p>
          </table:table-cell>
          <table:table-cell office:value-type="float" office:value="-72.9069783" calcext:value-type="float">
            <text:p>-72.9069783</text:p>
          </table:table-cell>
          <table:table-cell table:number-columns-repeated="2"/>
          <table:table-cell office:value-type="string" calcext:value-type="string">
            <text:p>GOBERNADOR VÉLEZ NO CONOCE EPIDEMIA DEL DENGUE Y DENUNCIÓ ESTUDIO DE $17.000 MILLONES http:// lajornadacaribe.blogspot.com.co/2016/09/gobern ador-velez-no-conoce-epidemia-del.html … pic.twitter.com/GFEomcABHW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227" calcext:value-type="float">
            <text:p>4227</text:p>
          </table:table-cell>
          <table:table-cell office:value-type="float" office:value="7.72083631590412E+017" calcext:value-type="float">
            <text:p>772083631590412000</text:p>
          </table:table-cell>
          <table:table-cell office:value-type="string" calcext:value-type="string">
            <text:p>2016-09-03 16:47:37</text:p>
          </table:table-cell>
          <table:table-cell office:value-type="string" calcext:value-type="string">
            <text:p>Pontal do Paraná, Brasil</text:p>
          </table:table-cell>
          <table:table-cell office:value-type="float" office:value="-25.6735329" calcext:value-type="float">
            <text:p>-25.6735329</text:p>
          </table:table-cell>
          <table:table-cell office:value-type="float" office:value="-48.5110619" calcext:value-type="float">
            <text:p>-48.5110619</text:p>
          </table:table-cell>
          <table:table-cell table:number-columns-repeated="2"/>
          <table:table-cell office:value-type="string" calcext:value-type="string">
            <text:p>@HammoudNaj Maria pegou dengue e caiu o cabelo dela um tempo mesmo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228" calcext:value-type="float">
            <text:p>4228</text:p>
          </table:table-cell>
          <table:table-cell office:value-type="float" office:value="7.7207756459262E+017" calcext:value-type="float">
            <text:p>772077564592620000</text:p>
          </table:table-cell>
          <table:table-cell office:value-type="string" calcext:value-type="string">
            <text:p>2016-09-03 16:23:30</text:p>
          </table:table-cell>
          <table:table-cell office:value-type="string" calcext:value-type="string">
            <text:p>Santa Terezinha de Itaipu, Brasil</text:p>
          </table:table-cell>
          <table:table-cell office:value-type="float" office:value="-25.4390808" calcext:value-type="float">
            <text:p>-25.4390808</text:p>
          </table:table-cell>
          <table:table-cell office:value-type="float" office:value="-54.4019901" calcext:value-type="float">
            <text:p>-54.4019901</text:p>
          </table:table-cell>
          <table:table-cell table:number-columns-repeated="2"/>
          <table:table-cell office:value-type="string" calcext:value-type="string">
            <text:p>Tomar ou não tomar essa vacina da dengue ¿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230" calcext:value-type="float">
            <text:p>4230</text:p>
          </table:table-cell>
          <table:table-cell office:value-type="float" office:value="7.72069465890648E+017" calcext:value-type="float">
            <text:p>772069465890648000</text:p>
          </table:table-cell>
          <table:table-cell office:value-type="string" calcext:value-type="string">
            <text:p>2016-09-03 15:51:19</text:p>
          </table:table-cell>
          <table:table-cell office:value-type="string" calcext:value-type="string">
            <text:p>Paranaguá, Brasil</text:p>
          </table:table-cell>
          <table:table-cell office:value-type="float" office:value="-25.5121903" calcext:value-type="float">
            <text:p>-25.5121903</text:p>
          </table:table-cell>
          <table:table-cell office:value-type="float" office:value="-48.5251853" calcext:value-type="float">
            <text:p>-48.5251853</text:p>
          </table:table-cell>
          <table:table-cell table:number-columns-repeated="2"/>
          <table:table-cell office:value-type="string" calcext:value-type="string">
            <text:p>Quando vir esse calor o que vai vir junto é essa dengue de novo af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232" calcext:value-type="float">
            <text:p>4232</text:p>
          </table:table-cell>
          <table:table-cell office:value-type="float" office:value="7.72068107288453E+017" calcext:value-type="float">
            <text:p>772068107288453000</text:p>
          </table:table-cell>
          <table:table-cell office:value-type="string" calcext:value-type="string">
            <text:p>2016-09-03 15:45:55</text:p>
          </table:table-cell>
          <table:table-cell office:value-type="string" calcext:value-type="string">
            <text:p>Belém, Brazil</text:p>
          </table:table-cell>
          <table:table-cell office:value-type="float" office:value="-1.4505599" calcext:value-type="float">
            <text:p>-1.4505599</text:p>
          </table:table-cell>
          <table:table-cell office:value-type="float" office:value="-48.4682452" calcext:value-type="float">
            <text:p>-48.4682452</text:p>
          </table:table-cell>
          <table:table-cell table:number-columns-repeated="2"/>
          <table:table-cell office:value-type="string" calcext:value-type="string">
            <text:p>o cara vem palestrar sobre dengue e me diz que o impeachment não foi golpe. ORA PORRA!!!!!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248" calcext:value-type="float">
            <text:p>4248</text:p>
          </table:table-cell>
          <table:table-cell office:value-type="float" office:value="7.71932017147642E+017" calcext:value-type="float">
            <text:p>771932017147642000</text:p>
          </table:table-cell>
          <table:table-cell office:value-type="string" calcext:value-type="string">
            <text:p>2016-09-03 06:45:09</text:p>
          </table:table-cell>
          <table:table-cell office:value-type="string" calcext:value-type="string">
            <text:p>Entre Ríos, Argentina</text:p>
          </table:table-cell>
          <table:table-cell office:value-type="float" office:value="-31.6252841" calcext:value-type="float">
            <text:p>-31.6252841</text:p>
          </table:table-cell>
          <table:table-cell office:value-type="float" office:value="-59.3539577" calcext:value-type="float">
            <text:p>-59.3539577</text:p>
          </table:table-cell>
          <table:table-cell table:number-columns-repeated="2"/>
          <table:table-cell office:value-type="string" calcext:value-type="string">
            <text:p>SE LANZÓ LA CAMPAÑA DE PREVENCIÓN CONTRA EL DENGUE <text:s/>EL ZIKA Y LA CHIKUNGUNYA http:// diariotermal.com.ar/locales/5092-s e-lanzo-la-campana-de-prevencion-contra-el-dengue-el-zika-y-la-chikungunya.html … pic.twitter.com/RlCHvVSlJH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249" calcext:value-type="float">
            <text:p>4249</text:p>
          </table:table-cell>
          <table:table-cell office:value-type="float" office:value="7.71926599436501E+017" calcext:value-type="float">
            <text:p>771926599436501000</text:p>
          </table:table-cell>
          <table:table-cell office:value-type="string" calcext:value-type="string">
            <text:p>2016-09-03 06:23:37</text:p>
          </table:table-cell>
          <table:table-cell office:value-type="string" calcext:value-type="string">
            <text:p>Brazil</text:p>
          </table:table-cell>
          <table:table-cell office:value-type="float" office:value="-10.3333332" calcext:value-type="float">
            <text:p>-10.3333332</text:p>
          </table:table-cell>
          <table:table-cell office:value-type="float" office:value="-53.1999999" calcext:value-type="float">
            <text:p>-53.1999999</text:p>
          </table:table-cell>
          <table:table-cell table:number-columns-repeated="2"/>
          <table:table-cell office:value-type="string" calcext:value-type="string">
            <text:p>outra coisa tb que só no brasil: guia de calçada tracejada de branco que nem mosquito da dengue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250" calcext:value-type="float">
            <text:p>4250</text:p>
          </table:table-cell>
          <table:table-cell office:value-type="float" office:value="7.7192500435105E+017" calcext:value-type="float">
            <text:p>771925004351050000</text:p>
          </table:table-cell>
          <table:table-cell office:value-type="string" calcext:value-type="string">
            <text:p>2016-09-03 06:17:17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el soundtrack de gta san andreas me da un dengue maldito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251" calcext:value-type="float">
            <text:p>4251</text:p>
          </table:table-cell>
          <table:table-cell office:value-type="float" office:value="7.71922077360292E+017" calcext:value-type="float">
            <text:p>771922077360292000</text:p>
          </table:table-cell>
          <table:table-cell office:value-type="string" calcext:value-type="string">
            <text:p>2016-09-03 06:05:39</text:p>
          </table:table-cell>
          <table:table-cell office:value-type="string" calcext:value-type="string">
            <text:p>Barranco, Peru</text:p>
          </table:table-cell>
          <table:table-cell office:value-type="float" office:value="-12.1439589" calcext:value-type="float">
            <text:p>-12.1439589</text:p>
          </table:table-cell>
          <table:table-cell office:value-type="float" office:value="-77.02026795536" calcext:value-type="float">
            <text:p>-77.0202679554</text:p>
          </table:table-cell>
          <table:table-cell table:number-columns-repeated="2"/>
          <table:table-cell office:value-type="string" calcext:value-type="string">
            <text:p>No sabia lo que era estar <text:s/>dengue <text:s/>hasta hoy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253" calcext:value-type="float">
            <text:p>4253</text:p>
          </table:table-cell>
          <table:table-cell office:value-type="float" office:value="7.71919487503393E+017" calcext:value-type="float">
            <text:p>771919487503393000</text:p>
          </table:table-cell>
          <table:table-cell office:value-type="string" calcext:value-type="string">
            <text:p>2016-09-03 05:55:22</text:p>
          </table:table-cell>
          <table:table-cell office:value-type="string" calcext:value-type="string">
            <text:p>Santa Fé, Argentina</text:p>
          </table:table-cell>
          <table:table-cell office:value-type="float" office:value="-31.64727895" calcext:value-type="float">
            <text:p>-31.64727895</text:p>
          </table:table-cell>
          <table:table-cell office:value-type="float" office:value="-60.6430356770138" calcext:value-type="float">
            <text:p>-60.643035677</text:p>
          </table:table-cell>
          <table:table-cell table:number-columns-repeated="2"/>
          <table:table-cell office:value-type="string" calcext:value-type="string">
            <text:p>mi hermana es tan dengue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254" calcext:value-type="float">
            <text:p>4254</text:p>
          </table:table-cell>
          <table:table-cell office:value-type="float" office:value="7.71910005276696E+017" calcext:value-type="float">
            <text:p>771910005276696000</text:p>
          </table:table-cell>
          <table:table-cell office:value-type="string" calcext:value-type="string">
            <text:p>2016-09-03 05:17:41</text:p>
          </table:table-cell>
          <table:table-cell office:value-type="string" calcext:value-type="string">
            <text:p>São José dos Pinhais, Brasil</text:p>
          </table:table-cell>
          <table:table-cell office:value-type="float" office:value="-25.5338159" calcext:value-type="float">
            <text:p>-25.5338159</text:p>
          </table:table-cell>
          <table:table-cell office:value-type="float" office:value="-49.2072162" calcext:value-type="float">
            <text:p>-49.2072162</text:p>
          </table:table-cell>
          <table:table-cell table:number-columns-repeated="2"/>
          <table:table-cell office:value-type="string" calcext:value-type="string">
            <text:p>Kauan ta com 39 de febre ja fez exames pra ver se não era dengue por causa da dor no corpo e nao deu nada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256" calcext:value-type="float">
            <text:p>4256</text:p>
          </table:table-cell>
          <table:table-cell office:value-type="float" office:value="7.7189940474377E+017" calcext:value-type="float">
            <text:p>771899404743770000</text:p>
          </table:table-cell>
          <table:table-cell office:value-type="string" calcext:value-type="string">
            <text:p>2016-09-03 04:35:33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@SanFdoMunicipio Inició trabajos de prevención contra el Dengue ’ @AndreottiLuis http:// informenorte.com.ar/san-fernando-i nicio-trabajos-de-prevencion-contra-el-dengue/ … pic.twitter.com/PYgXPg4r5s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259" calcext:value-type="float">
            <text:p>4259</text:p>
          </table:table-cell>
          <table:table-cell office:value-type="float" office:value="7.71892186417926E+017" calcext:value-type="float">
            <text:p>771892186417926000</text:p>
          </table:table-cell>
          <table:table-cell office:value-type="string" calcext:value-type="string">
            <text:p>2016-09-03 04:06:52</text:p>
          </table:table-cell>
          <table:table-cell office:value-type="string" calcext:value-type="string">
            <text:p>Venezuela</text:p>
          </table:table-cell>
          <table:table-cell office:value-type="float" office:value="8.0018709" calcext:value-type="float">
            <text:p>8.0018709</text:p>
          </table:table-cell>
          <table:table-cell office:value-type="float" office:value="-66.1109317" calcext:value-type="float">
            <text:p>-66.1109317</text:p>
          </table:table-cell>
          <table:table-cell table:number-columns-repeated="2"/>
          <table:table-cell office:value-type="string" calcext:value-type="string">
            <text:p>Al menos 30 personas han muerto por dengue http:// goo.gl/CTp9zl #SISEC pic.twitter.com/6EPNLrhQ0s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261" calcext:value-type="float">
            <text:p>4261</text:p>
          </table:table-cell>
          <table:table-cell office:value-type="float" office:value="7.7186223472531E+017" calcext:value-type="float">
            <text:p>771862234725310000</text:p>
          </table:table-cell>
          <table:table-cell office:value-type="string" calcext:value-type="string">
            <text:p>2016-09-03 02:07:51</text:p>
          </table:table-cell>
          <table:table-cell office:value-type="string" calcext:value-type="string">
            <text:p>Serra, Brasil</text:p>
          </table:table-cell>
          <table:table-cell office:value-type="float" office:value="-20.125296" calcext:value-type="float">
            <text:p>-20.125296</text:p>
          </table:table-cell>
          <table:table-cell office:value-type="float" office:value="-40.3064476" calcext:value-type="float">
            <text:p>-40.3064476</text:p>
          </table:table-cell>
          <table:table-cell table:number-columns-repeated="2"/>
          <table:table-cell office:value-type="string" calcext:value-type="string">
            <text:p>@Jeickson_Cg koe da dengue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262" calcext:value-type="float">
            <text:p>4262</text:p>
          </table:table-cell>
          <table:table-cell office:value-type="float" office:value="7.71856158789341E+017" calcext:value-type="float">
            <text:p>771856158789341000</text:p>
          </table:table-cell>
          <table:table-cell office:value-type="string" calcext:value-type="string">
            <text:p>2016-09-03 01:43:43</text:p>
          </table:table-cell>
          <table:table-cell office:value-type="string" calcext:value-type="string">
            <text:p>Rio de Janeiro, Brazil</text:p>
          </table:table-cell>
          <table:table-cell office:value-type="float" office:value="-22.9110136" calcext:value-type="float">
            <text:p>-22.9110136</text:p>
          </table:table-cell>
          <table:table-cell office:value-type="float" office:value="-43.2093726" calcext:value-type="float">
            <text:p>-43.2093726</text:p>
          </table:table-cell>
          <table:table-cell table:number-columns-repeated="2"/>
          <table:table-cell office:value-type="string" calcext:value-type="string">
            <text:p>Churrasco de gato velho com dengue 600 e não ganha nem um copo de kisuco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264" calcext:value-type="float">
            <text:p>4264</text:p>
          </table:table-cell>
          <table:table-cell office:value-type="float" office:value="7.71489086892675E+017" calcext:value-type="float">
            <text:p>771489086892675000</text:p>
          </table:table-cell>
          <table:table-cell office:value-type="string" calcext:value-type="string">
            <text:p>2016-09-02 01:25:06</text:p>
          </table:table-cell>
          <table:table-cell office:value-type="string" calcext:value-type="string">
            <text:p>Centro, Tabasco</text:p>
          </table:table-cell>
          <table:table-cell office:value-type="float" office:value="18.0271663" calcext:value-type="float">
            <text:p>18.0271663</text:p>
          </table:table-cell>
          <table:table-cell office:value-type="float" office:value="-92.7747840052769" calcext:value-type="float">
            <text:p>-92.7747840053</text:p>
          </table:table-cell>
          <table:table-cell table:number-columns-repeated="2"/>
          <table:table-cell office:value-type="string" calcext:value-type="string">
            <text:p>Las #Lluvias favorecen la reproducción de los mosquitos. ¡Infórmate para prevenir el #Zika <text:s/>#Dengue y #Chikungunya ! pic.twitter.com/MJBpcRQeAT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265" calcext:value-type="float">
            <text:p>4265</text:p>
          </table:table-cell>
          <table:table-cell office:value-type="float" office:value="7.71488432128422E+017" calcext:value-type="float">
            <text:p>771488432128422000</text:p>
          </table:table-cell>
          <table:table-cell office:value-type="string" calcext:value-type="string">
            <text:p>2016-09-02 01:22:30</text:p>
          </table:table-cell>
          <table:table-cell office:value-type="string" calcext:value-type="string">
            <text:p>San Isidro, Argentina</text:p>
          </table:table-cell>
          <table:table-cell office:value-type="float" office:value="-34.4739791" calcext:value-type="float">
            <text:p>-34.4739791</text:p>
          </table:table-cell>
          <table:table-cell office:value-type="float" office:value="-58.5264865" calcext:value-type="float">
            <text:p>-58.5264865</text:p>
          </table:table-cell>
          <table:table-cell table:number-columns-repeated="2"/>
          <table:table-cell office:value-type="string" calcext:value-type="string">
            <text:p>@MoronGobierno Operativo con Provincia y Nación para prevenir el dengue @rctagliaferro http:// informenorte.com.ar/moron-operativ o-junto-a-provincia-y-nacion-para-prevenir-brotes-del-dengue/ … pic.twitter.com/nH2jeuueIz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266" calcext:value-type="float">
            <text:p>4266</text:p>
          </table:table-cell>
          <table:table-cell office:value-type="float" office:value="7.71481292126945E+017" calcext:value-type="float">
            <text:p>771481292126945000</text:p>
          </table:table-cell>
          <table:table-cell office:value-type="string" calcext:value-type="string">
            <text:p>2016-09-02 00:54:08</text:p>
          </table:table-cell>
          <table:table-cell office:value-type="string" calcext:value-type="string">
            <text:p>Curitiba, Brazil</text:p>
          </table:table-cell>
          <table:table-cell office:value-type="float" office:value="-25.4295696" calcext:value-type="float">
            <text:p>-25.4295696</text:p>
          </table:table-cell>
          <table:table-cell office:value-type="float" office:value="-49.2712361" calcext:value-type="float">
            <text:p>-49.2712361</text:p>
          </table:table-cell>
          <table:table-cell table:number-columns-repeated="2"/>
          <table:table-cell office:value-type="string" calcext:value-type="string">
            <text:p>Galera revoltada com tanto mosquito da dengue lá na FE hahaha vamos continuar sofrendo com isso amigos...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267" calcext:value-type="float">
            <text:p>4267</text:p>
          </table:table-cell>
          <table:table-cell office:value-type="float" office:value="7.71474150477144E+017" calcext:value-type="float">
            <text:p>771474150477144000</text:p>
          </table:table-cell>
          <table:table-cell office:value-type="string" calcext:value-type="string">
            <text:p>2016-09-02 00:25:45</text:p>
          </table:table-cell>
          <table:table-cell office:value-type="string" calcext:value-type="string">
            <text:p>Central, Paraguay</text:p>
          </table:table-cell>
          <table:table-cell office:value-type="float" office:value="-25.4999999" calcext:value-type="float">
            <text:p>-25.4999999</text:p>
          </table:table-cell>
          <table:table-cell office:value-type="float" office:value="-57.4999999" calcext:value-type="float">
            <text:p>-57.4999999</text:p>
          </table:table-cell>
          <table:table-cell table:number-columns-repeated="2"/>
          <table:table-cell office:value-type="string" calcext:value-type="string">
            <text:p>me agarro dengue #ParaguayLovesJuanpa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268" calcext:value-type="float">
            <text:p>4268</text:p>
          </table:table-cell>
          <table:table-cell office:value-type="float" office:value="7.71473608266908E+017" calcext:value-type="float">
            <text:p>771473608266908000</text:p>
          </table:table-cell>
          <table:table-cell office:value-type="string" calcext:value-type="string">
            <text:p>2016-09-02 00:23:36</text:p>
          </table:table-cell>
          <table:table-cell office:value-type="string" calcext:value-type="string">
            <text:p>Vicente López, Argentina</text:p>
          </table:table-cell>
          <table:table-cell office:value-type="float" office:value="-34.5244483" calcext:value-type="float">
            <text:p>-34.5244483</text:p>
          </table:table-cell>
          <table:table-cell office:value-type="float" office:value="-58.5036281" calcext:value-type="float">
            <text:p>-58.5036281</text:p>
          </table:table-cell>
          <table:table-cell table:number-columns-repeated="2"/>
          <table:table-cell office:value-type="string" calcext:value-type="string">
            <text:p>Che tengo la casa llena de dengue mal. Ustedes?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269" calcext:value-type="float">
            <text:p>4269</text:p>
          </table:table-cell>
          <table:table-cell office:value-type="float" office:value="7.71470881914753E+017" calcext:value-type="float">
            <text:p>771470881914753000</text:p>
          </table:table-cell>
          <table:table-cell office:value-type="string" calcext:value-type="string">
            <text:p>2016-09-02 00:12:46</text:p>
          </table:table-cell>
          <table:table-cell office:value-type="string" calcext:value-type="string">
            <text:p>Peru</text:p>
          </table:table-cell>
          <table:table-cell office:value-type="float" office:value="-6.8699696" calcext:value-type="float">
            <text:p>-6.8699696</text:p>
          </table:table-cell>
          <table:table-cell office:value-type="float" office:value="-75.0458514" calcext:value-type="float">
            <text:p>-75.0458514</text:p>
          </table:table-cell>
          <table:table-cell table:number-columns-repeated="2"/>
          <table:table-cell office:value-type="string" calcext:value-type="string">
            <text:p>La vacuna de 3 dosis contra #dengue de Sanofi no es apropiada para personas sin exposición natural previa al virus. http:// science.sciencemag.org/content/353/63 03/1033.full …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270" calcext:value-type="float">
            <text:p>4270</text:p>
          </table:table-cell>
          <table:table-cell office:value-type="float" office:value="7.71469765214867E+017" calcext:value-type="float">
            <text:p>771469765214867000</text:p>
          </table:table-cell>
          <table:table-cell office:value-type="string" calcext:value-type="string">
            <text:p>2016-09-02 00:08:19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Mallon: Mosquito borne Diseases Dengue vrs Chik: the differences… #Conceptos16 pic.twitter.com/FRj1gTi7oI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271" calcext:value-type="float">
            <text:p>4271</text:p>
          </table:table-cell>
          <table:table-cell office:value-type="float" office:value="7.71469456648311E+017" calcext:value-type="float">
            <text:p>771469456648311000</text:p>
          </table:table-cell>
          <table:table-cell office:value-type="string" calcext:value-type="string">
            <text:p>2016-09-02 00:07:06</text:p>
          </table:table-cell>
          <table:table-cell office:value-type="string" calcext:value-type="string">
            <text:p>Santiago, Chile</text:p>
          </table:table-cell>
          <table:table-cell office:value-type="float" office:value="-33.4377967" calcext:value-type="float">
            <text:p>-33.4377967</text:p>
          </table:table-cell>
          <table:table-cell office:value-type="float" office:value="-70.650445" calcext:value-type="float">
            <text:p>-70.650445</text:p>
          </table:table-cell>
          <table:table-cell table:number-columns-repeated="2"/>
          <table:table-cell office:value-type="string" calcext:value-type="string">
            <text:p>Mallon: Mosquito borne Diseases Dengue <text:s/>chikungunya and zika: all have short incubation periods #Conceptos16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272" calcext:value-type="float">
            <text:p>4272</text:p>
          </table:table-cell>
          <table:table-cell office:value-type="float" office:value="7.7146837312537E+017" calcext:value-type="float">
            <text:p>771468373125370000</text:p>
          </table:table-cell>
          <table:table-cell office:value-type="string" calcext:value-type="string">
            <text:p>2016-09-02 00:02:47</text:p>
          </table:table-cell>
          <table:table-cell office:value-type="string" calcext:value-type="string">
            <text:p>Ciudad Autónoma de Buenos Aires, Argentina</text:p>
          </table:table-cell>
          <table:table-cell office:value-type="float" office:value="-34.6075797" calcext:value-type="float">
            <text:p>-34.6075797</text:p>
          </table:table-cell>
          <table:table-cell office:value-type="float" office:value="-58.4375796" calcext:value-type="float">
            <text:p>-58.4375796</text:p>
          </table:table-cell>
          <table:table-cell table:number-columns-repeated="2"/>
          <table:table-cell office:value-type="string" calcext:value-type="string">
            <text:p>Nunca mejor sellada la fórmula: hoy luce algo estancada la señora Graciela Ocaña La Reina del Dengue <text:s/>http://www. jorgeasisdigital.com/2016/09/01/los -politicos-mas-viriles-son-mujeres/ …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273" calcext:value-type="float">
            <text:p>4273</text:p>
          </table:table-cell>
          <table:table-cell office:value-type="float" office:value="7.71467813772931E+017" calcext:value-type="float">
            <text:p>771467813772931000</text:p>
          </table:table-cell>
          <table:table-cell office:value-type="string" calcext:value-type="string">
            <text:p>2016-09-02 00:00:34</text:p>
          </table:table-cell>
          <table:table-cell office:value-type="string" calcext:value-type="string">
            <text:p>Dominican Republic</text:p>
          </table:table-cell>
          <table:table-cell office:value-type="float" office:value="19.0974031" calcext:value-type="float">
            <text:p>19.0974031</text:p>
          </table:table-cell>
          <table:table-cell office:value-type="float" office:value="-70.3028025" calcext:value-type="float">
            <text:p>-70.3028025</text:p>
          </table:table-cell>
          <table:table-cell table:number-columns-repeated="2"/>
          <table:table-cell office:value-type="string" calcext:value-type="string">
            <text:p>El dengue ha matado a 30 dominicanos en lo que va de año según Salud Pública: http://www. curiosodigital.com.do/salud/item/360 00-el-dengue-ha-matado-a-30-dominicanos-en-lo-que-va-de-ano-segun-salud-publica#.V8f8iupoeRY.twitter … pic.twitter.com/QCJykSDt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1:28:05.77543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1:40:21.504101299</dc:date>
    <dc:creator>László Kupcsik</dc:creator>
    <meta:editing-duration>PT23M46S</meta:editing-duration>
    <meta:editing-cycles>3</meta:editing-cycles>
    <meta:generator>LibreOffice/4.3.3.2$Linux_X86_64 LibreOffice_project/430m0$Build-2</meta:generator>
    <meta:document-statistic meta:table-count="1" meta:cell-count="19287" meta:object-count="0"/>
  </office:meta>
</office:document-meta>
</file>